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2000000F000000DD000000DD0FBFC477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F000000DD000000DD0FBFC477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1"/>
    <style:style style:name="ce2" style:family="table-cell" style:parent-style-name="Default" style:data-style-name="N1"/>
    <style:style style:name="ce3" style:family="table-cell" style:parent-style-name="Default" style:data-style-name="N113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ce2"/>
        <table:table-column table:style-name="co1" table:default-cell-style-name="ce3"/>
        <table:table-column table:style-name="co2" table:default-cell-style-name="ce2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>
            <text:p>nnz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d.X</text:p>
          </table:table-cell>
          <table:table-cell office:value-type="string">
            <text:p>mn2d.X</text:p>
          </table:table-cell>
          <table:table-cell office:value-type="string">
            <text:p>d.XtX</text:p>
          </table:table-cell>
          <table:table-cell office:value-type="string">
            <text:p>n3d.XtX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.min</text:p>
          </table:table-cell>
          <table:table-cell office:value-type="string">
            <text:p>winner</text:p>
          </table:table-cell>
          <table:table-cell office:value-type="string">
            <text:p>crierium</text:p>
          </table:table-cell>
          <table:table-cell table:number-columns-repeated="2"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7432">
            <text:p>0.174320</text:p>
          </table:table-cell>
          <table:table-cell office:value-type="float" office:value="5447500">
            <text:p>5447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table:number-columns-repeated="4" office:value-type="float" office:value="0.031">
            <text:p>0.031000</text:p>
          </table:table-cell>
          <table:table-cell office:value-type="float" office:value="4">
            <text:p>4</text:p>
          </table:table-cell>
          <table:table-cell table:formula="oooc:=IF([.D2]&lt;0.1;[.K2];[.H2])" office:value-type="float" office:value="0.032">
            <text:p>0.032000</text:p>
          </table:table-cell>
          <table:table-cell table:formula="oooc:=[.N2]-[.L2]" office:value-type="float" office:value="0.001">
            <text:p>0.001000</text:p>
          </table:table-cell>
          <table:table-cell table:formula="oooc:=SUM([.D27])" office:value-type="float" office:value="0.123384">
            <text:p>0.12</text:p>
          </table:table-cell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20288">
            <text:p>0.020288</text:p>
          </table:table-cell>
          <table:table-cell office:value-type="float" office:value="634000">
            <text:p>634000</text:p>
          </table:table-cell>
          <table:table-cell office:value-type="float" office:value="0.293536">
            <text:p>0.29353600</text:p>
          </table:table-cell>
          <table:table-cell office:value-type="float" office:value="4586500">
            <text:p>4586500</text:p>
          </table:table-cell>
          <table:table-cell office:value-type="float" office:value="0.016">
            <text:p>0.01600000</text:p>
          </table:table-cell>
          <table:table-cell office:value-type="float" office:value="0.031">
            <text:p>0.031000</text:p>
          </table:table-cell>
          <table:table-cell office:value-type="float" office:value="0.015">
            <text:p>0.015000</text:p>
          </table:table-cell>
          <table:table-cell table:number-columns-repeated="2" office:value-type="float" office:value="0">
            <text:p>0.000000</text:p>
          </table:table-cell>
          <table:table-cell office:value-type="float" office:value="4">
            <text:p>4</text:p>
          </table:table-cell>
          <table:table-cell table:formula="oooc:=IF([.D3]&lt;0.1;[.K3];[.H3])" office:value-type="float" office:value="0">
            <text:p>0.000000</text:p>
          </table:table-cell>
          <table:table-cell table:formula="oooc:=[.N3]-[.L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17784">
            <text:p>0.217784</text:p>
          </table:table-cell>
          <table:table-cell office:value-type="float" office:value="6805750">
            <text:p>6805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4]&lt;0.1;[.K4];[.H4])" office:value-type="float" office:value="0.016">
            <text:p>0.016000</text:p>
          </table:table-cell>
          <table:table-cell table:formula="oooc:=[.N4]-[.L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21952">
            <text:p>0.221952</text:p>
          </table:table-cell>
          <table:table-cell office:value-type="float" office:value="6936000">
            <text:p>6936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5]&lt;0.1;[.K5];[.H5])" office:value-type="float" office:value="0.016">
            <text:p>0.016000</text:p>
          </table:table-cell>
          <table:table-cell table:formula="oooc:=[.N5]-[.L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94992">
            <text:p>0.194992</text:p>
          </table:table-cell>
          <table:table-cell office:value-type="float" office:value="6093500">
            <text:p>6093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0.046">
            <text:p>0.046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6]&lt;0.1;[.K6];[.H6])" office:value-type="float" office:value="0.032">
            <text:p>0.032000</text:p>
          </table:table-cell>
          <table:table-cell table:formula="oooc:=[.N6]-[.L6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83784">
            <text:p>0.083784</text:p>
          </table:table-cell>
          <table:table-cell office:value-type="float" office:value="2618250">
            <text:p>2618250</text:p>
          </table:table-cell>
          <table:table-cell office:value-type="float" office:value="0.998784">
            <text:p>0.99878400</text:p>
          </table:table-cell>
          <table:table-cell office:value-type="float" office:value="15606000">
            <text:p>15606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7]&lt;0.1;[.K7];[.H7])" office:value-type="float" office:value="0.016">
            <text:p>0.016000</text:p>
          </table:table-cell>
          <table:table-cell table:formula="oooc:=[.N7]-[.L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146">
            <text:p>0.214600</text:p>
          </table:table-cell>
          <table:table-cell office:value-type="float" office:value="6706250">
            <text:p>6706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8]&lt;0.1;[.K8];[.H8])" office:value-type="float" office:value="0.016">
            <text:p>0.016000</text:p>
          </table:table-cell>
          <table:table-cell table:formula="oooc:=[.N8]-[.L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2164">
            <text:p>0.121640</text:p>
          </table:table-cell>
          <table:table-cell office:value-type="float" office:value="3801250">
            <text:p>3801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office:value-type="float" office:value="0.031">
            <text:p>0.031000</text:p>
          </table:table-cell>
          <table:table-cell office:value-type="float" office:value="0.015">
            <text:p>0.015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9]&lt;0.1;[.K9];[.H9])" office:value-type="float" office:value="0.032">
            <text:p>0.032000</text:p>
          </table:table-cell>
          <table:table-cell table:formula="oooc:=[.N9]-[.L9]" office:value-type="float" office:value="0.017">
            <text:p>0.01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88232">
            <text:p>0.188232</text:p>
          </table:table-cell>
          <table:table-cell office:value-type="float" office:value="5882250">
            <text:p>5882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3"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10]&lt;0.1;[.K10];[.H10])" office:value-type="float" office:value="0.016">
            <text:p>0.016000</text:p>
          </table:table-cell>
          <table:table-cell table:formula="oooc:=[.N10]-[.L1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20376">
            <text:p>0.220376</text:p>
          </table:table-cell>
          <table:table-cell office:value-type="float" office:value="6886750">
            <text:p>6886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11]&lt;0.1;[.K11];[.H11])" office:value-type="float" office:value="0.016">
            <text:p>0.016000</text:p>
          </table:table-cell>
          <table:table-cell table:formula="oooc:=[.N11]-[.L1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34728">
            <text:p>0.034728</text:p>
          </table:table-cell>
          <table:table-cell office:value-type="float" office:value="1085250">
            <text:p>1085250</text:p>
          </table:table-cell>
          <table:table-cell office:value-type="float" office:value="0.659296">
            <text:p>0.65929600</text:p>
          </table:table-cell>
          <table:table-cell office:value-type="float" office:value="10301500">
            <text:p>103015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table:number-columns-repeated="3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12]&lt;0.1;[.K12];[.H12])" office:value-type="float" office:value="0.016">
            <text:p>0.016000</text:p>
          </table:table-cell>
          <table:table-cell table:formula="oooc:=[.N12]-[.L1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25816">
            <text:p>0.025816</text:p>
          </table:table-cell>
          <table:table-cell office:value-type="float" office:value="806750">
            <text:p>806750</text:p>
          </table:table-cell>
          <table:table-cell office:value-type="float" office:value="0.43328">
            <text:p>0.43328000</text:p>
          </table:table-cell>
          <table:table-cell office:value-type="float" office:value="6770000">
            <text:p>6770000</text:p>
          </table:table-cell>
          <table:table-cell office:value-type="float" office:value="0.016">
            <text:p>0.016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3]&lt;0.1;[.K13];[.H13])" office:value-type="float" office:value="0.015">
            <text:p>0.015000</text:p>
          </table:table-cell>
          <table:table-cell table:formula="oooc:=[.N13]-[.L1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22816">
            <text:p>0.122816</text:p>
          </table:table-cell>
          <table:table-cell office:value-type="float" office:value="3838000">
            <text:p>3838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14]&lt;0.1;[.K14];[.H14])" office:value-type="float" office:value="0.031">
            <text:p>0.031000</text:p>
          </table:table-cell>
          <table:table-cell table:formula="oooc:=[.N14]-[.L14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18752">
            <text:p>0.118752</text:p>
          </table:table-cell>
          <table:table-cell office:value-type="float" office:value="3711000">
            <text:p>3711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15]&lt;0.1;[.K15];[.H15])" office:value-type="float" office:value="0.016">
            <text:p>0.016000</text:p>
          </table:table-cell>
          <table:table-cell table:formula="oooc:=[.N15]-[.L1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10008">
            <text:p>0.210008</text:p>
          </table:table-cell>
          <table:table-cell office:value-type="float" office:value="6562750">
            <text:p>6562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6]&lt;0.1;[.K16];[.H16])" office:value-type="float" office:value="0.031">
            <text:p>0.031000</text:p>
          </table:table-cell>
          <table:table-cell table:formula="oooc:=[.N16]-[.L1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64424">
            <text:p>0.064424</text:p>
          </table:table-cell>
          <table:table-cell office:value-type="float" office:value="2013250">
            <text:p>2013250</text:p>
          </table:table-cell>
          <table:table-cell office:value-type="float" office:value="0.979616">
            <text:p>0.97961600</text:p>
          </table:table-cell>
          <table:table-cell office:value-type="float" office:value="15306500">
            <text:p>15306500</text:p>
          </table:table-cell>
          <table:table-cell office:value-type="float" office:value="0.032">
            <text:p>0.03200000</text:p>
          </table:table-cell>
          <table:table-cell table:number-columns-repeated="2"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17]&lt;0.1;[.K17];[.H17])" office:value-type="float" office:value="0.016">
            <text:p>0.016000</text:p>
          </table:table-cell>
          <table:table-cell table:formula="oooc:=[.N17]-[.L1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25184">
            <text:p>0.225184</text:p>
          </table:table-cell>
          <table:table-cell office:value-type="float" office:value="7037000">
            <text:p>7037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office:value-type="float" office:value="0.062">
            <text:p>0.062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18]&lt;0.1;[.K18];[.H18])" office:value-type="float" office:value="0.015">
            <text:p>0.015000</text:p>
          </table:table-cell>
          <table:table-cell table:formula="oooc:=[.N18]-[.L1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77632">
            <text:p>0.077632</text:p>
          </table:table-cell>
          <table:table-cell office:value-type="float" office:value="2426000">
            <text:p>2426000</text:p>
          </table:table-cell>
          <table:table-cell office:value-type="float" office:value="0.996992">
            <text:p>0.99699200</text:p>
          </table:table-cell>
          <table:table-cell office:value-type="float" office:value="15578000">
            <text:p>15578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19]&lt;0.1;[.K19];[.H19])" office:value-type="float" office:value="0.016">
            <text:p>0.016000</text:p>
          </table:table-cell>
          <table:table-cell table:formula="oooc:=[.N19]-[.L1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3144">
            <text:p>0.031440</text:p>
          </table:table-cell>
          <table:table-cell office:value-type="float" office:value="982500">
            <text:p>982500</text:p>
          </table:table-cell>
          <table:table-cell office:value-type="float" office:value="0.583872">
            <text:p>0.58387200</text:p>
          </table:table-cell>
          <table:table-cell office:value-type="float" office:value="9123000">
            <text:p>91230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">
            <text:p>0.000000</text:p>
          </table:table-cell>
          <table:table-cell office:value-type="float" office:value="4">
            <text:p>4</text:p>
          </table:table-cell>
          <table:table-cell table:formula="oooc:=IF([.D20]&lt;0.1;[.K20];[.H20])" office:value-type="float" office:value="0">
            <text:p>0.000000</text:p>
          </table:table-cell>
          <table:table-cell table:formula="oooc:=[.N20]-[.L2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21536">
            <text:p>0.221536</text:p>
          </table:table-cell>
          <table:table-cell office:value-type="float" office:value="6923000">
            <text:p>6923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32">
            <text:p>0.032000</text:p>
          </table:table-cell>
          <table:table-cell office:value-type="float" office:value="0.046">
            <text:p>0.046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21]&lt;0.1;[.K21];[.H21])" office:value-type="float" office:value="0.015">
            <text:p>0.015000</text:p>
          </table:table-cell>
          <table:table-cell table:formula="oooc:=[.N21]-[.L2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19016">
            <text:p>0.219016</text:p>
          </table:table-cell>
          <table:table-cell office:value-type="float" office:value="6844250">
            <text:p>6844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22]&lt;0.1;[.K22];[.H22])" office:value-type="float" office:value="0.015">
            <text:p>0.015000</text:p>
          </table:table-cell>
          <table:table-cell table:formula="oooc:=[.N22]-[.L2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9484">
            <text:p>0.094840</text:p>
          </table:table-cell>
          <table:table-cell office:value-type="float" office:value="2963750">
            <text:p>2963750</text:p>
          </table:table-cell>
          <table:table-cell office:value-type="float" office:value="0.999936">
            <text:p>0.99993600</text:p>
          </table:table-cell>
          <table:table-cell office:value-type="float" office:value="15624000">
            <text:p>15624000</text:p>
          </table:table-cell>
          <table:table-cell office:value-type="float" office:value="0.015">
            <text:p>0.01500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23]&lt;0.1;[.K23];[.H23])" office:value-type="float" office:value="0.016">
            <text:p>0.016000</text:p>
          </table:table-cell>
          <table:table-cell table:formula="oooc:=[.N23]-[.L23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01536">
            <text:p>0.101536</text:p>
          </table:table-cell>
          <table:table-cell office:value-type="float" office:value="3173000">
            <text:p>3173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24]&lt;0.1;[.K24];[.H24])" office:value-type="float" office:value="0.016">
            <text:p>0.016000</text:p>
          </table:table-cell>
          <table:table-cell table:formula="oooc:=[.N24]-[.L2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89632">
            <text:p>0.189632</text:p>
          </table:table-cell>
          <table:table-cell office:value-type="float" office:value="5926000">
            <text:p>5926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25]&lt;0.1;[.K25];[.H25])" office:value-type="float" office:value="0.016">
            <text:p>0.016000</text:p>
          </table:table-cell>
          <table:table-cell table:formula="oooc:=[.N25]-[.L2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77528">
            <text:p>0.177528</text:p>
          </table:table-cell>
          <table:table-cell office:value-type="float" office:value="5547750">
            <text:p>5547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26]&lt;0.1;[.K26];[.H26])" office:value-type="float" office:value="0.016">
            <text:p>0.016000</text:p>
          </table:table-cell>
          <table:table-cell table:formula="oooc:=[.N26]-[.L2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23384">
            <text:p>0.123384</text:p>
          </table:table-cell>
          <table:table-cell office:value-type="float" office:value="3855750">
            <text:p>3855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27]&lt;0.1;[.K27];[.H27])" office:value-type="float" office:value="0.032">
            <text:p>0.032000</text:p>
          </table:table-cell>
          <table:table-cell table:formula="oooc:=[.N27]-[.L27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96384">
            <text:p>0.196384</text:p>
          </table:table-cell>
          <table:table-cell office:value-type="float" office:value="6137000">
            <text:p>6137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2">
            <text:p>2</text:p>
          </table:table-cell>
          <table:table-cell table:formula="oooc:=IF([.D28]&lt;0.1;[.K28];[.H28])" office:value-type="float" office:value="0.031">
            <text:p>0.031000</text:p>
          </table:table-cell>
          <table:table-cell table:formula="oooc:=[.N28]-[.L2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23184">
            <text:p>0.223184</text:p>
          </table:table-cell>
          <table:table-cell office:value-type="float" office:value="6974500">
            <text:p>6974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9]&lt;0.1;[.K29];[.H29])" office:value-type="float" office:value="0.031">
            <text:p>0.031000</text:p>
          </table:table-cell>
          <table:table-cell table:formula="oooc:=[.N29]-[.L2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13616">
            <text:p>0.113616</text:p>
          </table:table-cell>
          <table:table-cell office:value-type="float" office:value="3550500">
            <text:p>3550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table:number-columns-repeated="3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30]&lt;0.1;[.K30];[.H30])" office:value-type="float" office:value="0.031">
            <text:p>0.031000</text:p>
          </table:table-cell>
          <table:table-cell table:formula="oooc:=[.N30]-[.L30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43408">
            <text:p>0.043408</text:p>
          </table:table-cell>
          <table:table-cell office:value-type="float" office:value="1356500">
            <text:p>1356500</text:p>
          </table:table-cell>
          <table:table-cell office:value-type="float" office:value="0.821984">
            <text:p>0.82198400</text:p>
          </table:table-cell>
          <table:table-cell office:value-type="float" office:value="12843500">
            <text:p>12843500</text:p>
          </table:table-cell>
          <table:table-cell office:value-type="float" office:value="0.016">
            <text:p>0.01600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31]&lt;0.1;[.K31];[.H31])" office:value-type="float" office:value="0.016">
            <text:p>0.016000</text:p>
          </table:table-cell>
          <table:table-cell table:formula="oooc:=[.N31]-[.L31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91512">
            <text:p>0.091512</text:p>
          </table:table-cell>
          <table:table-cell office:value-type="float" office:value="2859750">
            <text:p>2859750</text:p>
          </table:table-cell>
          <table:table-cell office:value-type="float" office:value="0.999712">
            <text:p>0.99971200</text:p>
          </table:table-cell>
          <table:table-cell office:value-type="float" office:value="15620500">
            <text:p>156205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32]&lt;0.1;[.K32];[.H32])" office:value-type="float" office:value="0.015">
            <text:p>0.015000</text:p>
          </table:table-cell>
          <table:table-cell table:formula="oooc:=[.N32]-[.L3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24168">
            <text:p>0.224168</text:p>
          </table:table-cell>
          <table:table-cell office:value-type="float" office:value="7005250">
            <text:p>7005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33]&lt;0.1;[.K33];[.H33])" office:value-type="float" office:value="0.016">
            <text:p>0.016000</text:p>
          </table:table-cell>
          <table:table-cell table:formula="oooc:=[.N33]-[.L3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54912">
            <text:p>0.154912</text:p>
          </table:table-cell>
          <table:table-cell office:value-type="float" office:value="4841000">
            <text:p>4841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34]&lt;0.1;[.K34];[.H34])" office:value-type="float" office:value="0.016">
            <text:p>0.016000</text:p>
          </table:table-cell>
          <table:table-cell table:formula="oooc:=[.N34]-[.L3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02896">
            <text:p>0.002896</text:p>
          </table:table-cell>
          <table:table-cell office:value-type="float" office:value="90500">
            <text:p>90500</text:p>
          </table:table-cell>
          <table:table-cell office:value-type="float" office:value="0.004544">
            <text:p>0.00454400</text:p>
          </table:table-cell>
          <table:table-cell office:value-type="float" office:value="71000">
            <text:p>71000</text:p>
          </table:table-cell>
          <table:table-cell office:value-type="float" office:value="0.015">
            <text:p>0.01500000</text:p>
          </table:table-cell>
          <table:table-cell office:value-type="float" office:value="0.016">
            <text:p>0.016000</text:p>
          </table:table-cell>
          <table:table-cell table:number-columns-repeated="3"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ooc:=IF([.D35]&lt;0.1;[.K35];[.H35])" office:value-type="float" office:value="0">
            <text:p>0.000000</text:p>
          </table:table-cell>
          <table:table-cell table:formula="oooc:=[.N35]-[.L3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614">
            <text:p>0.061400</text:p>
          </table:table-cell>
          <table:table-cell office:value-type="float" office:value="1918750">
            <text:p>1918750</text:p>
          </table:table-cell>
          <table:table-cell office:value-type="float" office:value="0.972896">
            <text:p>0.97289600</text:p>
          </table:table-cell>
          <table:table-cell office:value-type="float" office:value="15201500">
            <text:p>15201500</text:p>
          </table:table-cell>
          <table:table-cell office:value-type="float" office:value="0.015">
            <text:p>0.01500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36]&lt;0.1;[.K36];[.H36])" office:value-type="float" office:value="0.015">
            <text:p>0.015000</text:p>
          </table:table-cell>
          <table:table-cell table:formula="oooc:=[.N36]-[.L3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478">
            <text:p>0.047800</text:p>
          </table:table-cell>
          <table:table-cell office:value-type="float" office:value="1493750">
            <text:p>1493750</text:p>
          </table:table-cell>
          <table:table-cell office:value-type="float" office:value="0.877312">
            <text:p>0.87731200</text:p>
          </table:table-cell>
          <table:table-cell office:value-type="float" office:value="13708000">
            <text:p>13708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37]&lt;0.1;[.K37];[.H37])" office:value-type="float" office:value="0.016">
            <text:p>0.016000</text:p>
          </table:table-cell>
          <table:table-cell table:formula="oooc:=[.N37]-[.L3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51664">
            <text:p>0.051664</text:p>
          </table:table-cell>
          <table:table-cell office:value-type="float" office:value="1614500">
            <text:p>1614500</text:p>
          </table:table-cell>
          <table:table-cell office:value-type="float" office:value="0.914464">
            <text:p>0.91446400</text:p>
          </table:table-cell>
          <table:table-cell office:value-type="float" office:value="14288500">
            <text:p>142885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table:number-columns-repeated="3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38]&lt;0.1;[.K38];[.H38])" office:value-type="float" office:value="0.016">
            <text:p>0.016000</text:p>
          </table:table-cell>
          <table:table-cell table:formula="oooc:=[.N38]-[.L3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82896">
            <text:p>0.082896</text:p>
          </table:table-cell>
          <table:table-cell office:value-type="float" office:value="2590500">
            <text:p>2590500</text:p>
          </table:table-cell>
          <table:table-cell office:value-type="float" office:value="0.9984">
            <text:p>0.99840000</text:p>
          </table:table-cell>
          <table:table-cell office:value-type="float" office:value="15600000">
            <text:p>15600000</text:p>
          </table:table-cell>
          <table:table-cell office:value-type="float" office:value="0.031">
            <text:p>0.03100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39]&lt;0.1;[.K39];[.H39])" office:value-type="float" office:value="0.016">
            <text:p>0.016000</text:p>
          </table:table-cell>
          <table:table-cell table:formula="oooc:=[.N39]-[.L39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10856">
            <text:p>0.010856</text:p>
          </table:table-cell>
          <table:table-cell office:value-type="float" office:value="339250">
            <text:p>339250</text:p>
          </table:table-cell>
          <table:table-cell office:value-type="float" office:value="0.0776">
            <text:p>0.07760000</text:p>
          </table:table-cell>
          <table:table-cell office:value-type="float" office:value="1212500">
            <text:p>1212500</text:p>
          </table:table-cell>
          <table:table-cell office:value-type="float" office:value="0.015">
            <text:p>0.01500000</text:p>
          </table:table-cell>
          <table:table-cell office:value-type="float" office:value="0.031">
            <text:p>0.031000</text:p>
          </table:table-cell>
          <table:table-cell office:value-type="float" office:value="0">
            <text:p>0.000000</text:p>
          </table:table-cell>
          <table:table-cell office:value-type="float" office:value="0.016">
            <text:p>0.016000</text:p>
          </table:table-cell>
          <table:table-cell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ooc:=IF([.D40]&lt;0.1;[.K40];[.H40])" office:value-type="float" office:value="0.016">
            <text:p>0.016000</text:p>
          </table:table-cell>
          <table:table-cell table:formula="oooc:=[.N40]-[.L40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04056">
            <text:p>0.104056</text:p>
          </table:table-cell>
          <table:table-cell office:value-type="float" office:value="3251750">
            <text:p>3251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41]&lt;0.1;[.K41];[.H41])" office:value-type="float" office:value="0.015">
            <text:p>0.015000</text:p>
          </table:table-cell>
          <table:table-cell table:formula="oooc:=[.N41]-[.L4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57272">
            <text:p>0.157272</text:p>
          </table:table-cell>
          <table:table-cell office:value-type="float" office:value="4914750">
            <text:p>4914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42]&lt;0.1;[.K42];[.H42])" office:value-type="float" office:value="0.031">
            <text:p>0.031000</text:p>
          </table:table-cell>
          <table:table-cell table:formula="oooc:=[.N42]-[.L42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118">
            <text:p>0.211800</text:p>
          </table:table-cell>
          <table:table-cell office:value-type="float" office:value="6618750">
            <text:p>6618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43]&lt;0.1;[.K43];[.H43])" office:value-type="float" office:value="0.016">
            <text:p>0.016000</text:p>
          </table:table-cell>
          <table:table-cell table:formula="oooc:=[.N43]-[.L4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57536">
            <text:p>0.057536</text:p>
          </table:table-cell>
          <table:table-cell office:value-type="float" office:value="1798000">
            <text:p>1798000</text:p>
          </table:table-cell>
          <table:table-cell office:value-type="float" office:value="0.954976">
            <text:p>0.95497600</text:p>
          </table:table-cell>
          <table:table-cell office:value-type="float" office:value="14921500">
            <text:p>14921500</text:p>
          </table:table-cell>
          <table:table-cell office:value-type="float" office:value="0.032">
            <text:p>0.03200000</text:p>
          </table:table-cell>
          <table:table-cell office:value-type="float" office:value="0.031">
            <text:p>0.031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44]&lt;0.1;[.K44];[.H44])" office:value-type="float" office:value="0.016">
            <text:p>0.016000</text:p>
          </table:table-cell>
          <table:table-cell table:formula="oooc:=[.N44]-[.L44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71448">
            <text:p>0.171448</text:p>
          </table:table-cell>
          <table:table-cell office:value-type="float" office:value="5357750">
            <text:p>5357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office:value-type="float" office:value="0.031">
            <text:p>0.031000</text:p>
          </table:table-cell>
          <table:table-cell office:value-type="float" office:value="0.015">
            <text:p>0.015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45]&lt;0.1;[.K45];[.H45])" office:value-type="float" office:value="0.032">
            <text:p>0.032000</text:p>
          </table:table-cell>
          <table:table-cell table:formula="oooc:=[.N45]-[.L45]" office:value-type="float" office:value="0.017">
            <text:p>0.01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10384">
            <text:p>0.210384</text:p>
          </table:table-cell>
          <table:table-cell office:value-type="float" office:value="6574500">
            <text:p>6574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46]&lt;0.1;[.K46];[.H46])" office:value-type="float" office:value="0.015">
            <text:p>0.015000</text:p>
          </table:table-cell>
          <table:table-cell table:formula="oooc:=[.N46]-[.L4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20056">
            <text:p>0.020056</text:p>
          </table:table-cell>
          <table:table-cell office:value-type="float" office:value="626750">
            <text:p>626750</text:p>
          </table:table-cell>
          <table:table-cell office:value-type="float" office:value="0.280928">
            <text:p>0.28092800</text:p>
          </table:table-cell>
          <table:table-cell office:value-type="float" office:value="4389500">
            <text:p>43895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47]&lt;0.1;[.K47];[.H47])" office:value-type="float" office:value="0.015">
            <text:p>0.015000</text:p>
          </table:table-cell>
          <table:table-cell table:formula="oooc:=[.N47]-[.L4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67272">
            <text:p>0.067272</text:p>
          </table:table-cell>
          <table:table-cell office:value-type="float" office:value="2102250">
            <text:p>2102250</text:p>
          </table:table-cell>
          <table:table-cell office:value-type="float" office:value="0.98752">
            <text:p>0.98752000</text:p>
          </table:table-cell>
          <table:table-cell office:value-type="float" office:value="15430000">
            <text:p>15430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48]&lt;0.1;[.K48];[.H48])" office:value-type="float" office:value="0.016">
            <text:p>0.016000</text:p>
          </table:table-cell>
          <table:table-cell table:formula="oooc:=[.N48]-[.L4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78928">
            <text:p>0.178928</text:p>
          </table:table-cell>
          <table:table-cell office:value-type="float" office:value="5591500">
            <text:p>5591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3"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49]&lt;0.1;[.K49];[.H49])" office:value-type="float" office:value="0.016">
            <text:p>0.016000</text:p>
          </table:table-cell>
          <table:table-cell table:formula="oooc:=[.N49]-[.L4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6572">
            <text:p>0.165720</text:p>
          </table:table-cell>
          <table:table-cell office:value-type="float" office:value="5178750">
            <text:p>5178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50]&lt;0.1;[.K50];[.H50])" office:value-type="float" office:value="0.015">
            <text:p>0.015000</text:p>
          </table:table-cell>
          <table:table-cell table:formula="oooc:=[.N50]-[.L5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51368">
            <text:p>0.051368</text:p>
          </table:table-cell>
          <table:table-cell office:value-type="float" office:value="1605250">
            <text:p>1605250</text:p>
          </table:table-cell>
          <table:table-cell office:value-type="float" office:value="0.909792">
            <text:p>0.90979200</text:p>
          </table:table-cell>
          <table:table-cell office:value-type="float" office:value="14215500">
            <text:p>142155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table:number-columns-repeated="3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51]&lt;0.1;[.K51];[.H51])" office:value-type="float" office:value="0.016">
            <text:p>0.016000</text:p>
          </table:table-cell>
          <table:table-cell table:formula="oooc:=[.N51]-[.L5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06672">
            <text:p>0.206672</text:p>
          </table:table-cell>
          <table:table-cell office:value-type="float" office:value="6458500">
            <text:p>6458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46">
            <text:p>0.046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52]&lt;0.1;[.K52];[.H52])" office:value-type="float" office:value="0.016">
            <text:p>0.016000</text:p>
          </table:table-cell>
          <table:table-cell table:formula="oooc:=[.N52]-[.L5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76944">
            <text:p>0.076944</text:p>
          </table:table-cell>
          <table:table-cell office:value-type="float" office:value="2404500">
            <text:p>2404500</text:p>
          </table:table-cell>
          <table:table-cell office:value-type="float" office:value="0.996352">
            <text:p>0.99635200</text:p>
          </table:table-cell>
          <table:table-cell office:value-type="float" office:value="15568000">
            <text:p>15568000</text:p>
          </table:table-cell>
          <table:table-cell office:value-type="float" office:value="0.031">
            <text:p>0.03100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0.031">
            <text:p>0.031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53]&lt;0.1;[.K53];[.H53])" office:value-type="float" office:value="0.031">
            <text:p>0.031000</text:p>
          </table:table-cell>
          <table:table-cell table:formula="oooc:=[.N53]-[.L53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88984">
            <text:p>0.088984</text:p>
          </table:table-cell>
          <table:table-cell office:value-type="float" office:value="2780750">
            <text:p>2780750</text:p>
          </table:table-cell>
          <table:table-cell office:value-type="float" office:value="0.999648">
            <text:p>0.99964800</text:p>
          </table:table-cell>
          <table:table-cell office:value-type="float" office:value="15619500">
            <text:p>156195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54]&lt;0.1;[.K54];[.H54])" office:value-type="float" office:value="0.015">
            <text:p>0.015000</text:p>
          </table:table-cell>
          <table:table-cell table:formula="oooc:=[.N54]-[.L5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48632">
            <text:p>0.148632</text:p>
          </table:table-cell>
          <table:table-cell office:value-type="float" office:value="4644750">
            <text:p>4644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55]&lt;0.1;[.K55];[.H55])" office:value-type="float" office:value="0.015">
            <text:p>0.015000</text:p>
          </table:table-cell>
          <table:table-cell table:formula="oooc:=[.N55]-[.L5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2516">
            <text:p>0.125160</text:p>
          </table:table-cell>
          <table:table-cell office:value-type="float" office:value="3911250">
            <text:p>3911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56]&lt;0.1;[.K56];[.H56])" office:value-type="float" office:value="0.031">
            <text:p>0.031000</text:p>
          </table:table-cell>
          <table:table-cell table:formula="oooc:=[.N56]-[.L56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78664">
            <text:p>0.178664</text:p>
          </table:table-cell>
          <table:table-cell office:value-type="float" office:value="5583250">
            <text:p>5583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57]&lt;0.1;[.K57];[.H57])" office:value-type="float" office:value="0.016">
            <text:p>0.016000</text:p>
          </table:table-cell>
          <table:table-cell table:formula="oooc:=[.N57]-[.L5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52712">
            <text:p>0.152712</text:p>
          </table:table-cell>
          <table:table-cell office:value-type="float" office:value="4772250">
            <text:p>4772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3"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58]&lt;0.1;[.K58];[.H58])" office:value-type="float" office:value="0.016">
            <text:p>0.016000</text:p>
          </table:table-cell>
          <table:table-cell table:formula="oooc:=[.N58]-[.L5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61024">
            <text:p>0.161024</text:p>
          </table:table-cell>
          <table:table-cell office:value-type="float" office:value="5032000">
            <text:p>5032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59]&lt;0.1;[.K59];[.H59])" office:value-type="float" office:value="0.031">
            <text:p>0.031000</text:p>
          </table:table-cell>
          <table:table-cell table:formula="oooc:=[.N59]-[.L59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77552">
            <text:p>0.077552</text:p>
          </table:table-cell>
          <table:table-cell office:value-type="float" office:value="2423500">
            <text:p>2423500</text:p>
          </table:table-cell>
          <table:table-cell office:value-type="float" office:value="0.997056">
            <text:p>0.99705600</text:p>
          </table:table-cell>
          <table:table-cell office:value-type="float" office:value="15579000">
            <text:p>155790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table:number-columns-repeated="3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60]&lt;0.1;[.K60];[.H60])" office:value-type="float" office:value="0.016">
            <text:p>0.016000</text:p>
          </table:table-cell>
          <table:table-cell table:formula="oooc:=[.N60]-[.L6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16312">
            <text:p>0.216312</text:p>
          </table:table-cell>
          <table:table-cell office:value-type="float" office:value="6759750">
            <text:p>6759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61]&lt;0.1;[.K61];[.H61])" office:value-type="float" office:value="0.015">
            <text:p>0.015000</text:p>
          </table:table-cell>
          <table:table-cell table:formula="oooc:=[.N61]-[.L6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98888">
            <text:p>0.198888</text:p>
          </table:table-cell>
          <table:table-cell office:value-type="float" office:value="6215250">
            <text:p>6215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46">
            <text:p>0.046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62]&lt;0.1;[.K62];[.H62])" office:value-type="float" office:value="0.016">
            <text:p>0.016000</text:p>
          </table:table-cell>
          <table:table-cell table:formula="oooc:=[.N62]-[.L6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50736">
            <text:p>0.050736</text:p>
          </table:table-cell>
          <table:table-cell office:value-type="float" office:value="1585500">
            <text:p>1585500</text:p>
          </table:table-cell>
          <table:table-cell office:value-type="float" office:value="0.907744">
            <text:p>0.90774400</text:p>
          </table:table-cell>
          <table:table-cell office:value-type="float" office:value="14183500">
            <text:p>14183500</text:p>
          </table:table-cell>
          <table:table-cell office:value-type="float" office:value="0.015">
            <text:p>0.015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63]&lt;0.1;[.K63];[.H63])" office:value-type="float" office:value="0.015">
            <text:p>0.015000</text:p>
          </table:table-cell>
          <table:table-cell table:formula="oooc:=[.N63]-[.L6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19496">
            <text:p>0.219496</text:p>
          </table:table-cell>
          <table:table-cell office:value-type="float" office:value="6859250">
            <text:p>6859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46">
            <text:p>0.046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64]&lt;0.1;[.K64];[.H64])" office:value-type="float" office:value="0.016">
            <text:p>0.016000</text:p>
          </table:table-cell>
          <table:table-cell table:formula="oooc:=[.N64]-[.L6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76968">
            <text:p>0.076968</text:p>
          </table:table-cell>
          <table:table-cell office:value-type="float" office:value="2405250">
            <text:p>2405250</text:p>
          </table:table-cell>
          <table:table-cell office:value-type="float" office:value="0.996512">
            <text:p>0.99651200</text:p>
          </table:table-cell>
          <table:table-cell office:value-type="float" office:value="15570500">
            <text:p>15570500</text:p>
          </table:table-cell>
          <table:table-cell office:value-type="float" office:value="0.015">
            <text:p>0.01500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65]&lt;0.1;[.K65];[.H65])" office:value-type="float" office:value="0.016">
            <text:p>0.016000</text:p>
          </table:table-cell>
          <table:table-cell table:formula="oooc:=[.N65]-[.L65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13312">
            <text:p>0.113312</text:p>
          </table:table-cell>
          <table:table-cell office:value-type="float" office:value="3541000">
            <text:p>3541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66]&lt;0.1;[.K66];[.H66])" office:value-type="float" office:value="0.016">
            <text:p>0.016000</text:p>
          </table:table-cell>
          <table:table-cell table:formula="oooc:=[.N66]-[.L6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124">
            <text:p>0.012400</text:p>
          </table:table-cell>
          <table:table-cell office:value-type="float" office:value="387500">
            <text:p>387500</text:p>
          </table:table-cell>
          <table:table-cell office:value-type="float" office:value="0.108416">
            <text:p>0.10841600</text:p>
          </table:table-cell>
          <table:table-cell office:value-type="float" office:value="1694000">
            <text:p>1694000</text:p>
          </table:table-cell>
          <table:table-cell office:value-type="float" office:value="0.031">
            <text:p>0.03100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table:number-columns-repeated="2" office:value-type="float" office:value="0">
            <text:p>0.000000</text:p>
          </table:table-cell>
          <table:table-cell office:value-type="float" office:value="4">
            <text:p>4</text:p>
          </table:table-cell>
          <table:table-cell table:formula="oooc:=IF([.D67]&lt;0.1;[.K67];[.H67])" office:value-type="float" office:value="0">
            <text:p>0.000000</text:p>
          </table:table-cell>
          <table:table-cell table:formula="oooc:=[.N67]-[.L6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37344">
            <text:p>0.037344</text:p>
          </table:table-cell>
          <table:table-cell office:value-type="float" office:value="1167000">
            <text:p>1167000</text:p>
          </table:table-cell>
          <table:table-cell office:value-type="float" office:value="0.715872">
            <text:p>0.71587200</text:p>
          </table:table-cell>
          <table:table-cell office:value-type="float" office:value="11185500">
            <text:p>111855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68]&lt;0.1;[.K68];[.H68])" office:value-type="float" office:value="0.016">
            <text:p>0.016000</text:p>
          </table:table-cell>
          <table:table-cell table:formula="oooc:=[.N68]-[.L6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09608">
            <text:p>0.009608</text:p>
          </table:table-cell>
          <table:table-cell office:value-type="float" office:value="300250">
            <text:p>300250</text:p>
          </table:table-cell>
          <table:table-cell office:value-type="float" office:value="0.05968">
            <text:p>0.05968000</text:p>
          </table:table-cell>
          <table:table-cell office:value-type="float" office:value="932500">
            <text:p>932500</text:p>
          </table:table-cell>
          <table:table-cell office:value-type="float" office:value="0.031">
            <text:p>0.03100000</text:p>
          </table:table-cell>
          <table:table-cell office:value-type="float" office:value="0.016">
            <text:p>0.016000</text:p>
          </table:table-cell>
          <table:table-cell table:number-columns-repeated="3"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ooc:=IF([.D69]&lt;0.1;[.K69];[.H69])" office:value-type="float" office:value="0">
            <text:p>0.000000</text:p>
          </table:table-cell>
          <table:table-cell table:formula="oooc:=[.N69]-[.L6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56888">
            <text:p>0.056888</text:p>
          </table:table-cell>
          <table:table-cell office:value-type="float" office:value="1777750">
            <text:p>1777750</text:p>
          </table:table-cell>
          <table:table-cell office:value-type="float" office:value="0.948192">
            <text:p>0.94819200</text:p>
          </table:table-cell>
          <table:table-cell office:value-type="float" office:value="14815500">
            <text:p>14815500</text:p>
          </table:table-cell>
          <table:table-cell office:value-type="float" office:value="0.031">
            <text:p>0.03100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70]&lt;0.1;[.K70];[.H70])" office:value-type="float" office:value="0.032">
            <text:p>0.032000</text:p>
          </table:table-cell>
          <table:table-cell table:formula="oooc:=[.N70]-[.L70]" office:value-type="float" office:value="0.017">
            <text:p>0.01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69088">
            <text:p>0.069088</text:p>
          </table:table-cell>
          <table:table-cell office:value-type="float" office:value="2159000">
            <text:p>2159000</text:p>
          </table:table-cell>
          <table:table-cell office:value-type="float" office:value="0.98976">
            <text:p>0.98976000</text:p>
          </table:table-cell>
          <table:table-cell office:value-type="float" office:value="15465000">
            <text:p>1546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71]&lt;0.1;[.K71];[.H71])" office:value-type="float" office:value="0.016">
            <text:p>0.016000</text:p>
          </table:table-cell>
          <table:table-cell table:formula="oooc:=[.N71]-[.L7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89024">
            <text:p>0.189024</text:p>
          </table:table-cell>
          <table:table-cell office:value-type="float" office:value="5907000">
            <text:p>5907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72]&lt;0.1;[.K72];[.H72])" office:value-type="float" office:value="0.016">
            <text:p>0.016000</text:p>
          </table:table-cell>
          <table:table-cell table:formula="oooc:=[.N72]-[.L72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60032">
            <text:p>0.060032</text:p>
          </table:table-cell>
          <table:table-cell office:value-type="float" office:value="1876000">
            <text:p>1876000</text:p>
          </table:table-cell>
          <table:table-cell office:value-type="float" office:value="0.967904">
            <text:p>0.96790400</text:p>
          </table:table-cell>
          <table:table-cell office:value-type="float" office:value="15123500">
            <text:p>15123500</text:p>
          </table:table-cell>
          <table:table-cell office:value-type="float" office:value="0.015">
            <text:p>0.01500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73]&lt;0.1;[.K73];[.H73])" office:value-type="float" office:value="0.016">
            <text:p>0.016000</text:p>
          </table:table-cell>
          <table:table-cell table:formula="oooc:=[.N73]-[.L73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99424">
            <text:p>0.199424</text:p>
          </table:table-cell>
          <table:table-cell office:value-type="float" office:value="6232000">
            <text:p>6232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32">
            <text:p>0.032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74]&lt;0.1;[.K74];[.H74])" office:value-type="float" office:value="0.015">
            <text:p>0.015000</text:p>
          </table:table-cell>
          <table:table-cell table:formula="oooc:=[.N74]-[.L7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22888">
            <text:p>0.122888</text:p>
          </table:table-cell>
          <table:table-cell office:value-type="float" office:value="3840250">
            <text:p>3840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75]&lt;0.1;[.K75];[.H75])" office:value-type="float" office:value="0.016">
            <text:p>0.016000</text:p>
          </table:table-cell>
          <table:table-cell table:formula="oooc:=[.N75]-[.L7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19072">
            <text:p>0.119072</text:p>
          </table:table-cell>
          <table:table-cell office:value-type="float" office:value="3721000">
            <text:p>3721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76]&lt;0.1;[.K76];[.H76])" office:value-type="float" office:value="0.032">
            <text:p>0.032000</text:p>
          </table:table-cell>
          <table:table-cell table:formula="oooc:=[.N76]-[.L76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44088">
            <text:p>0.144088</text:p>
          </table:table-cell>
          <table:table-cell office:value-type="float" office:value="4502750">
            <text:p>4502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77]&lt;0.1;[.K77];[.H77])" office:value-type="float" office:value="0.032">
            <text:p>0.032000</text:p>
          </table:table-cell>
          <table:table-cell table:formula="oooc:=[.N77]-[.L77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62328">
            <text:p>0.162328</text:p>
          </table:table-cell>
          <table:table-cell office:value-type="float" office:value="5072750">
            <text:p>5072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3"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78]&lt;0.1;[.K78];[.H78])" office:value-type="float" office:value="0.016">
            <text:p>0.016000</text:p>
          </table:table-cell>
          <table:table-cell table:formula="oooc:=[.N78]-[.L7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83872">
            <text:p>0.183872</text:p>
          </table:table-cell>
          <table:table-cell office:value-type="float" office:value="5746000">
            <text:p>5746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79]&lt;0.1;[.K79];[.H79])" office:value-type="float" office:value="0.031">
            <text:p>0.031000</text:p>
          </table:table-cell>
          <table:table-cell table:formula="oooc:=[.N79]-[.L79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78192">
            <text:p>0.078192</text:p>
          </table:table-cell>
          <table:table-cell office:value-type="float" office:value="2443500">
            <text:p>2443500</text:p>
          </table:table-cell>
          <table:table-cell office:value-type="float" office:value="0.996768">
            <text:p>0.99676800</text:p>
          </table:table-cell>
          <table:table-cell office:value-type="float" office:value="15574500">
            <text:p>15574500</text:p>
          </table:table-cell>
          <table:table-cell office:value-type="float" office:value="0.016">
            <text:p>0.016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80]&lt;0.1;[.K80];[.H80])" office:value-type="float" office:value="0.015">
            <text:p>0.015000</text:p>
          </table:table-cell>
          <table:table-cell table:formula="oooc:=[.N80]-[.L8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08016">
            <text:p>0.208016</text:p>
          </table:table-cell>
          <table:table-cell office:value-type="float" office:value="6500500">
            <text:p>6500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81]&lt;0.1;[.K81];[.H81])" office:value-type="float" office:value="0.016">
            <text:p>0.016000</text:p>
          </table:table-cell>
          <table:table-cell table:formula="oooc:=[.N81]-[.L8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33064">
            <text:p>0.033064</text:p>
          </table:table-cell>
          <table:table-cell office:value-type="float" office:value="1033250">
            <text:p>1033250</text:p>
          </table:table-cell>
          <table:table-cell office:value-type="float" office:value="0.617024">
            <text:p>0.61702400</text:p>
          </table:table-cell>
          <table:table-cell office:value-type="float" office:value="9641000">
            <text:p>9641000</text:p>
          </table:table-cell>
          <table:table-cell office:value-type="float" office:value="0.016">
            <text:p>0.01600000</text:p>
          </table:table-cell>
          <table:table-cell office:value-type="float" office:value="0.031">
            <text:p>0.031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82]&lt;0.1;[.K82];[.H82])" office:value-type="float" office:value="0.016">
            <text:p>0.016000</text:p>
          </table:table-cell>
          <table:table-cell table:formula="oooc:=[.N82]-[.L82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9892">
            <text:p>0.198920</text:p>
          </table:table-cell>
          <table:table-cell office:value-type="float" office:value="6216250">
            <text:p>6216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table:number-columns-repeated="4" office:value-type="float" office:value="0.031">
            <text:p>0.031000</text:p>
          </table:table-cell>
          <table:table-cell office:value-type="float" office:value="4">
            <text:p>4</text:p>
          </table:table-cell>
          <table:table-cell table:formula="oooc:=IF([.D83]&lt;0.1;[.K83];[.H83])" office:value-type="float" office:value="0.032">
            <text:p>0.032000</text:p>
          </table:table-cell>
          <table:table-cell table:formula="oooc:=[.N83]-[.L83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93976">
            <text:p>0.093976</text:p>
          </table:table-cell>
          <table:table-cell office:value-type="float" office:value="2936750">
            <text:p>2936750</text:p>
          </table:table-cell>
          <table:table-cell office:value-type="float" office:value="0.999936">
            <text:p>0.99993600</text:p>
          </table:table-cell>
          <table:table-cell office:value-type="float" office:value="15624000">
            <text:p>15624000</text:p>
          </table:table-cell>
          <table:table-cell office:value-type="float" office:value="0.015">
            <text:p>0.01500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84]&lt;0.1;[.K84];[.H84])" office:value-type="float" office:value="0.016">
            <text:p>0.016000</text:p>
          </table:table-cell>
          <table:table-cell table:formula="oooc:=[.N84]-[.L84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238">
            <text:p>0.223800</text:p>
          </table:table-cell>
          <table:table-cell office:value-type="float" office:value="6993750">
            <text:p>6993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85]&lt;0.1;[.K85];[.H85])" office:value-type="float" office:value="0.015">
            <text:p>0.015000</text:p>
          </table:table-cell>
          <table:table-cell table:formula="oooc:=[.N85]-[.L8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46824">
            <text:p>0.146824</text:p>
          </table:table-cell>
          <table:table-cell office:value-type="float" office:value="4588250">
            <text:p>4588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86]&lt;0.1;[.K86];[.H86])" office:value-type="float" office:value="0.031">
            <text:p>0.031000</text:p>
          </table:table-cell>
          <table:table-cell table:formula="oooc:=[.N86]-[.L86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03464">
            <text:p>0.103464</text:p>
          </table:table-cell>
          <table:table-cell office:value-type="float" office:value="3233250">
            <text:p>3233250</text:p>
          </table:table-cell>
          <table:table-cell office:value-type="float" office:value="0.999968">
            <text:p>0.99996800</text:p>
          </table:table-cell>
          <table:table-cell office:value-type="float" office:value="15624500">
            <text:p>156245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table:number-columns-repeated="3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87]&lt;0.1;[.K87];[.H87])" office:value-type="float" office:value="0.031">
            <text:p>0.031000</text:p>
          </table:table-cell>
          <table:table-cell table:formula="oooc:=[.N87]-[.L87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05504">
            <text:p>0.205504</text:p>
          </table:table-cell>
          <table:table-cell office:value-type="float" office:value="6422000">
            <text:p>6422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46">
            <text:p>0.046000</text:p>
          </table:table-cell>
          <table:table-cell office:value-type="float" office:value="0.031">
            <text:p>0.031000</text:p>
          </table:table-cell>
          <table:table-cell office:value-type="float" office:value="2">
            <text:p>2</text:p>
          </table:table-cell>
          <table:table-cell table:formula="oooc:=IF([.D88]&lt;0.1;[.K88];[.H88])" office:value-type="float" office:value="0.031">
            <text:p>0.031000</text:p>
          </table:table-cell>
          <table:table-cell table:formula="oooc:=[.N88]-[.L8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162">
            <text:p>0.216200</text:p>
          </table:table-cell>
          <table:table-cell office:value-type="float" office:value="6756250">
            <text:p>6756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32">
            <text:p>0.032000</text:p>
          </table:table-cell>
          <table:table-cell office:value-type="float" office:value="0.046">
            <text:p>0.046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89]&lt;0.1;[.K89];[.H89])" office:value-type="float" office:value="0.015">
            <text:p>0.015000</text:p>
          </table:table-cell>
          <table:table-cell table:formula="oooc:=[.N89]-[.L8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04192">
            <text:p>0.204192</text:p>
          </table:table-cell>
          <table:table-cell office:value-type="float" office:value="6381000">
            <text:p>6381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90]&lt;0.1;[.K90];[.H90])" office:value-type="float" office:value="0.015">
            <text:p>0.015000</text:p>
          </table:table-cell>
          <table:table-cell table:formula="oooc:=[.N90]-[.L9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23112">
            <text:p>0.223112</text:p>
          </table:table-cell>
          <table:table-cell office:value-type="float" office:value="6972250">
            <text:p>6972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91]&lt;0.1;[.K91];[.H91])" office:value-type="float" office:value="0.032">
            <text:p>0.032000</text:p>
          </table:table-cell>
          <table:table-cell table:formula="oooc:=[.N91]-[.L91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39568">
            <text:p>0.139568</text:p>
          </table:table-cell>
          <table:table-cell office:value-type="float" office:value="4361500">
            <text:p>4361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92]&lt;0.1;[.K92];[.H92])" office:value-type="float" office:value="0.016">
            <text:p>0.016000</text:p>
          </table:table-cell>
          <table:table-cell table:formula="oooc:=[.N92]-[.L9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26528">
            <text:p>0.026528</text:p>
          </table:table-cell>
          <table:table-cell office:value-type="float" office:value="829000">
            <text:p>829000</text:p>
          </table:table-cell>
          <table:table-cell office:value-type="float" office:value="0.46112">
            <text:p>0.46112000</text:p>
          </table:table-cell>
          <table:table-cell office:value-type="float" office:value="7205000">
            <text:p>7205000</text:p>
          </table:table-cell>
          <table:table-cell office:value-type="float" office:value="0.031">
            <text:p>0.03100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93]&lt;0.1;[.K93];[.H93])" office:value-type="float" office:value="0.016">
            <text:p>0.016000</text:p>
          </table:table-cell>
          <table:table-cell table:formula="oooc:=[.N93]-[.L93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13544">
            <text:p>0.113544</text:p>
          </table:table-cell>
          <table:table-cell office:value-type="float" office:value="3548250">
            <text:p>3548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94]&lt;0.1;[.K94];[.H94])" office:value-type="float" office:value="0.016">
            <text:p>0.016000</text:p>
          </table:table-cell>
          <table:table-cell table:formula="oooc:=[.N94]-[.L9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2696">
            <text:p>0.226960</text:p>
          </table:table-cell>
          <table:table-cell office:value-type="float" office:value="7092500">
            <text:p>7092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95]&lt;0.1;[.K95];[.H95])" office:value-type="float" office:value="0.031">
            <text:p>0.031000</text:p>
          </table:table-cell>
          <table:table-cell table:formula="oooc:=[.N95]-[.L9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02664">
            <text:p>0.202664</text:p>
          </table:table-cell>
          <table:table-cell office:value-type="float" office:value="6333250">
            <text:p>6333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96]&lt;0.1;[.K96];[.H96])" office:value-type="float" office:value="0.015">
            <text:p>0.015000</text:p>
          </table:table-cell>
          <table:table-cell table:formula="oooc:=[.N96]-[.L9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53312">
            <text:p>0.153312</text:p>
          </table:table-cell>
          <table:table-cell office:value-type="float" office:value="4791000">
            <text:p>4791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97]&lt;0.1;[.K97];[.H97])" office:value-type="float" office:value="0.031">
            <text:p>0.031000</text:p>
          </table:table-cell>
          <table:table-cell table:formula="oooc:=[.N97]-[.L97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50008">
            <text:p>0.150008</text:p>
          </table:table-cell>
          <table:table-cell office:value-type="float" office:value="4687750">
            <text:p>4687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98]&lt;0.1;[.K98];[.H98])" office:value-type="float" office:value="0.015">
            <text:p>0.015000</text:p>
          </table:table-cell>
          <table:table-cell table:formula="oooc:=[.N98]-[.L9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32184">
            <text:p>0.032184</text:p>
          </table:table-cell>
          <table:table-cell office:value-type="float" office:value="1005750">
            <text:p>1005750</text:p>
          </table:table-cell>
          <table:table-cell office:value-type="float" office:value="0.60128">
            <text:p>0.60128000</text:p>
          </table:table-cell>
          <table:table-cell office:value-type="float" office:value="9395000">
            <text:p>9395000</text:p>
          </table:table-cell>
          <table:table-cell office:value-type="float" office:value="0.031">
            <text:p>0.03100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99]&lt;0.1;[.K99];[.H99])" office:value-type="float" office:value="0.016">
            <text:p>0.016000</text:p>
          </table:table-cell>
          <table:table-cell table:formula="oooc:=[.N99]-[.L99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00984">
            <text:p>0.100984</text:p>
          </table:table-cell>
          <table:table-cell office:value-type="float" office:value="3155750">
            <text:p>3155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100]&lt;0.1;[.K100];[.H100])" office:value-type="float" office:value="0.015">
            <text:p>0.015000</text:p>
          </table:table-cell>
          <table:table-cell table:formula="oooc:=[.N100]-[.L10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73248">
            <text:p>0.073248</text:p>
          </table:table-cell>
          <table:table-cell office:value-type="float" office:value="2289000">
            <text:p>2289000</text:p>
          </table:table-cell>
          <table:table-cell office:value-type="float" office:value="0.994624">
            <text:p>0.99462400</text:p>
          </table:table-cell>
          <table:table-cell office:value-type="float" office:value="15541000">
            <text:p>15541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table:number-columns-repeated="2" office:value-type="float" office:value="0">
            <text:p>0.000000</text:p>
          </table:table-cell>
          <table:table-cell office:value-type="float" office:value="4">
            <text:p>4</text:p>
          </table:table-cell>
          <table:table-cell table:formula="oooc:=IF([.D101]&lt;0.1;[.K101];[.H101])" office:value-type="float" office:value="0">
            <text:p>0.000000</text:p>
          </table:table-cell>
          <table:table-cell table:formula="oooc:=[.N101]-[.L10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35408">
            <text:p>0.135408</text:p>
          </table:table-cell>
          <table:table-cell office:value-type="float" office:value="8463000">
            <text:p>8463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02]&lt;0.1;[.K102];[.H102])" office:value-type="float" office:value="0.031">
            <text:p>0.031000</text:p>
          </table:table-cell>
          <table:table-cell table:formula="oooc:=[.N102]-[.L10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84868">
            <text:p>0.084868</text:p>
          </table:table-cell>
          <table:table-cell office:value-type="float" office:value="5304250">
            <text:p>5304250</text:p>
          </table:table-cell>
          <table:table-cell office:value-type="float" office:value="0.999968">
            <text:p>0.99996800</text:p>
          </table:table-cell>
          <table:table-cell office:value-type="float" office:value="15624500">
            <text:p>156245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03]&lt;0.1;[.K103];[.H103])" office:value-type="float" office:value="0.015">
            <text:p>0.015000</text:p>
          </table:table-cell>
          <table:table-cell table:formula="oooc:=[.N103]-[.L10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02016">
            <text:p>0.002016</text:p>
          </table:table-cell>
          <table:table-cell office:value-type="float" office:value="126000">
            <text:p>126000</text:p>
          </table:table-cell>
          <table:table-cell office:value-type="float" office:value="0.005632">
            <text:p>0.00563200</text:p>
          </table:table-cell>
          <table:table-cell office:value-type="float" office:value="88000">
            <text:p>880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table:number-columns-repeated="3"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ooc:=IF([.D104]&lt;0.1;[.K104];[.H104])" office:value-type="float" office:value="0">
            <text:p>0.000000</text:p>
          </table:table-cell>
          <table:table-cell table:formula="oooc:=[.N104]-[.L10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95464">
            <text:p>0.195464</text:p>
          </table:table-cell>
          <table:table-cell office:value-type="float" office:value="12216500">
            <text:p>12216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05]&lt;0.1;[.K105];[.H105])" office:value-type="float" office:value="0.047">
            <text:p>0.047000</text:p>
          </table:table-cell>
          <table:table-cell table:formula="oooc:=[.N105]-[.L105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69352">
            <text:p>0.069352</text:p>
          </table:table-cell>
          <table:table-cell office:value-type="float" office:value="4334500">
            <text:p>4334500</text:p>
          </table:table-cell>
          <table:table-cell office:value-type="float" office:value="0.997792">
            <text:p>0.99779200</text:p>
          </table:table-cell>
          <table:table-cell office:value-type="float" office:value="15590500">
            <text:p>15590500</text:p>
          </table:table-cell>
          <table:table-cell office:value-type="float" office:value="0.032">
            <text:p>0.03200000</text:p>
          </table:table-cell>
          <table:table-cell office:value-type="float" office:value="0.046">
            <text:p>0.046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06]&lt;0.1;[.K106];[.H106])" office:value-type="float" office:value="0.015">
            <text:p>0.015000</text:p>
          </table:table-cell>
          <table:table-cell table:formula="oooc:=[.N106]-[.L10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678">
            <text:p>0.167800</text:p>
          </table:table-cell>
          <table:table-cell office:value-type="float" office:value="10487500">
            <text:p>10487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6">
            <text:p>0.04600000</text:p>
          </table:table-cell>
          <table:table-cell office:value-type="float" office:value="0.047">
            <text:p>0.047000</text:p>
          </table:table-cell>
          <table:table-cell office:value-type="float" office:value="0.032">
            <text:p>0.032000</text:p>
          </table:table-cell>
          <table:table-cell office:value-type="float" office:value="0.046">
            <text:p>0.046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107]&lt;0.1;[.K107];[.H107])" office:value-type="float" office:value="0.046">
            <text:p>0.046000</text:p>
          </table:table-cell>
          <table:table-cell table:formula="oooc:=[.N107]-[.L107]" office:value-type="float" office:value="0.014">
            <text:p>0.014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92228">
            <text:p>0.192228</text:p>
          </table:table-cell>
          <table:table-cell office:value-type="float" office:value="12014250">
            <text:p>12014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08]&lt;0.1;[.K108];[.H108])" office:value-type="float" office:value="0.031">
            <text:p>0.031000</text:p>
          </table:table-cell>
          <table:table-cell table:formula="oooc:=[.N108]-[.L10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40612">
            <text:p>0.040612</text:p>
          </table:table-cell>
          <table:table-cell office:value-type="float" office:value="2538250">
            <text:p>2538250</text:p>
          </table:table-cell>
          <table:table-cell office:value-type="float" office:value="0.881344">
            <text:p>0.88134400</text:p>
          </table:table-cell>
          <table:table-cell office:value-type="float" office:value="13771000">
            <text:p>13771000</text:p>
          </table:table-cell>
          <table:table-cell office:value-type="float" office:value="0.032">
            <text:p>0.03200000</text:p>
          </table:table-cell>
          <table:table-cell office:value-type="float" office:value="0.046">
            <text:p>0.046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09]&lt;0.1;[.K109];[.H109])" office:value-type="float" office:value="0.015">
            <text:p>0.015000</text:p>
          </table:table-cell>
          <table:table-cell table:formula="oooc:=[.N109]-[.L10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06736">
            <text:p>0.106736</text:p>
          </table:table-cell>
          <table:table-cell office:value-type="float" office:value="6671000">
            <text:p>6671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110]&lt;0.1;[.K110];[.H110])" office:value-type="float" office:value="0.031">
            <text:p>0.031000</text:p>
          </table:table-cell>
          <table:table-cell table:formula="oooc:=[.N110]-[.L110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44656">
            <text:p>0.144656</text:p>
          </table:table-cell>
          <table:table-cell office:value-type="float" office:value="9041000">
            <text:p>9041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11]&lt;0.1;[.K111];[.H111])" office:value-type="float" office:value="0.032">
            <text:p>0.032000</text:p>
          </table:table-cell>
          <table:table-cell table:formula="oooc:=[.N111]-[.L111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94124">
            <text:p>0.094124</text:p>
          </table:table-cell>
          <table:table-cell office:value-type="float" office:value="5882750">
            <text:p>5882750</text:p>
          </table:table-cell>
          <table:table-cell office:value-type="float" office:value="0.999968">
            <text:p>0.99996800</text:p>
          </table:table-cell>
          <table:table-cell office:value-type="float" office:value="15624500">
            <text:p>15624500</text:p>
          </table:table-cell>
          <table:table-cell office:value-type="float" office:value="0.047">
            <text:p>0.04700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12]&lt;0.1;[.K112];[.H112])" office:value-type="float" office:value="0.015">
            <text:p>0.015000</text:p>
          </table:table-cell>
          <table:table-cell table:formula="oooc:=[.N112]-[.L11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62928">
            <text:p>0.062928</text:p>
          </table:table-cell>
          <table:table-cell office:value-type="float" office:value="3933000">
            <text:p>3933000</text:p>
          </table:table-cell>
          <table:table-cell office:value-type="float" office:value="0.994304">
            <text:p>0.99430400</text:p>
          </table:table-cell>
          <table:table-cell office:value-type="float" office:value="15536000">
            <text:p>15536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113]&lt;0.1;[.K113];[.H113])" office:value-type="float" office:value="0.016">
            <text:p>0.016000</text:p>
          </table:table-cell>
          <table:table-cell table:formula="oooc:=[.N113]-[.L113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92832">
            <text:p>0.092832</text:p>
          </table:table-cell>
          <table:table-cell office:value-type="float" office:value="5802000">
            <text:p>5802000</text:p>
          </table:table-cell>
          <table:table-cell office:value-type="float" office:value="0.999904">
            <text:p>0.99990400</text:p>
          </table:table-cell>
          <table:table-cell office:value-type="float" office:value="15623500">
            <text:p>15623500</text:p>
          </table:table-cell>
          <table:table-cell office:value-type="float" office:value="0.047">
            <text:p>0.04700000</text:p>
          </table:table-cell>
          <table:table-cell table:number-columns-repeated="2"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114]&lt;0.1;[.K114];[.H114])" office:value-type="float" office:value="0.016">
            <text:p>0.016000</text:p>
          </table:table-cell>
          <table:table-cell table:formula="oooc:=[.N114]-[.L11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0114">
            <text:p>0.201140</text:p>
          </table:table-cell>
          <table:table-cell office:value-type="float" office:value="12571250">
            <text:p>12571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2">
            <text:p>0.032000</text:p>
          </table:table-cell>
          <table:table-cell office:value-type="float" office:value="0.062">
            <text:p>0.062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15]&lt;0.1;[.K115];[.H115])" office:value-type="float" office:value="0.031">
            <text:p>0.031000</text:p>
          </table:table-cell>
          <table:table-cell table:formula="oooc:=[.N115]-[.L11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98356">
            <text:p>0.198356</text:p>
          </table:table-cell>
          <table:table-cell office:value-type="float" office:value="12397250">
            <text:p>12397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62">
            <text:p>0.062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16]&lt;0.1;[.K116];[.H116])" office:value-type="float" office:value="0.047">
            <text:p>0.047000</text:p>
          </table:table-cell>
          <table:table-cell table:formula="oooc:=[.N116]-[.L116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3126">
            <text:p>0.031260</text:p>
          </table:table-cell>
          <table:table-cell office:value-type="float" office:value="1953750">
            <text:p>1953750</text:p>
          </table:table-cell>
          <table:table-cell office:value-type="float" office:value="0.706432">
            <text:p>0.70643200</text:p>
          </table:table-cell>
          <table:table-cell office:value-type="float" office:value="11038000">
            <text:p>11038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">
            <text:p>0.000000</text:p>
          </table:table-cell>
          <table:table-cell office:value-type="float" office:value="4">
            <text:p>4</text:p>
          </table:table-cell>
          <table:table-cell table:formula="oooc:=IF([.D117]&lt;0.1;[.K117];[.H117])" office:value-type="float" office:value="0">
            <text:p>0.000000</text:p>
          </table:table-cell>
          <table:table-cell table:formula="oooc:=[.N117]-[.L11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28944">
            <text:p>0.128944</text:p>
          </table:table-cell>
          <table:table-cell office:value-type="float" office:value="8059000">
            <text:p>8059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6">
            <text:p>0.046000</text:p>
          </table:table-cell>
          <table:table-cell office:value-type="float" office:value="0.016">
            <text:p>0.016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118]&lt;0.1;[.K118];[.H118])" office:value-type="float" office:value="0.047">
            <text:p>0.047000</text:p>
          </table:table-cell>
          <table:table-cell table:formula="oooc:=[.N118]-[.L118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4338">
            <text:p>0.043380</text:p>
          </table:table-cell>
          <table:table-cell office:value-type="float" office:value="2711250">
            <text:p>2711250</text:p>
          </table:table-cell>
          <table:table-cell office:value-type="float" office:value="0.906816">
            <text:p>0.90681600</text:p>
          </table:table-cell>
          <table:table-cell office:value-type="float" office:value="14169000">
            <text:p>14169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19]&lt;0.1;[.K119];[.H119])" office:value-type="float" office:value="0.015">
            <text:p>0.015000</text:p>
          </table:table-cell>
          <table:table-cell table:formula="oooc:=[.N119]-[.L11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84588">
            <text:p>0.184588</text:p>
          </table:table-cell>
          <table:table-cell office:value-type="float" office:value="11536750">
            <text:p>11536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20]&lt;0.1;[.K120];[.H120])" office:value-type="float" office:value="0.031">
            <text:p>0.031000</text:p>
          </table:table-cell>
          <table:table-cell table:formula="oooc:=[.N120]-[.L12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08812">
            <text:p>0.208812</text:p>
          </table:table-cell>
          <table:table-cell office:value-type="float" office:value="13050750">
            <text:p>13050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office:value-type="float" office:value="0.047">
            <text:p>0.047000</text:p>
          </table:table-cell>
          <table:table-cell office:value-type="float" office:value="0.046">
            <text:p>0.046000</text:p>
          </table:table-cell>
          <table:table-cell office:value-type="float" office:value="0.063">
            <text:p>0.063000</text:p>
          </table:table-cell>
          <table:table-cell office:value-type="float" office:value="0.032">
            <text:p>0.032000</text:p>
          </table:table-cell>
          <table:table-cell office:value-type="float" office:value="1">
            <text:p>1</text:p>
          </table:table-cell>
          <table:table-cell table:formula="oooc:=IF([.D121]&lt;0.1;[.K121];[.H121])" office:value-type="float" office:value="0.032">
            <text:p>0.032000</text:p>
          </table:table-cell>
          <table:table-cell table:formula="oooc:=[.N121]-[.L12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15672">
            <text:p>0.115672</text:p>
          </table:table-cell>
          <table:table-cell office:value-type="float" office:value="7229500">
            <text:p>7229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22]&lt;0.1;[.K122];[.H122])" office:value-type="float" office:value="0.031">
            <text:p>0.031000</text:p>
          </table:table-cell>
          <table:table-cell table:formula="oooc:=[.N122]-[.L12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934">
            <text:p>0.193400</text:p>
          </table:table-cell>
          <table:table-cell office:value-type="float" office:value="12087500">
            <text:p>12087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23]&lt;0.1;[.K123];[.H123])" office:value-type="float" office:value="0.031">
            <text:p>0.031000</text:p>
          </table:table-cell>
          <table:table-cell table:formula="oooc:=[.N123]-[.L12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86384">
            <text:p>0.086384</text:p>
          </table:table-cell>
          <table:table-cell office:value-type="float" office:value="5399000">
            <text:p>5399000</text:p>
          </table:table-cell>
          <table:table-cell office:value-type="float" office:value="0.999968">
            <text:p>0.99996800</text:p>
          </table:table-cell>
          <table:table-cell office:value-type="float" office:value="15624500">
            <text:p>156245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24]&lt;0.1;[.K124];[.H124])" office:value-type="float" office:value="0.015">
            <text:p>0.015000</text:p>
          </table:table-cell>
          <table:table-cell table:formula="oooc:=[.N124]-[.L12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71252">
            <text:p>0.171252</text:p>
          </table:table-cell>
          <table:table-cell office:value-type="float" office:value="10703250">
            <text:p>10703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25]&lt;0.1;[.K125];[.H125])" office:value-type="float" office:value="0.031">
            <text:p>0.031000</text:p>
          </table:table-cell>
          <table:table-cell table:formula="oooc:=[.N125]-[.L12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53556">
            <text:p>0.153556</text:p>
          </table:table-cell>
          <table:table-cell office:value-type="float" office:value="9597250">
            <text:p>9597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2">
            <text:p>0.032000</text:p>
          </table:table-cell>
          <table:table-cell office:value-type="float" office:value="0.046">
            <text:p>0.046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26]&lt;0.1;[.K126];[.H126])" office:value-type="float" office:value="0.031">
            <text:p>0.031000</text:p>
          </table:table-cell>
          <table:table-cell table:formula="oooc:=[.N126]-[.L12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28388">
            <text:p>0.228388</text:p>
          </table:table-cell>
          <table:table-cell office:value-type="float" office:value="14274250">
            <text:p>14274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62">
            <text:p>0.062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27]&lt;0.1;[.K127];[.H127])" office:value-type="float" office:value="0.031">
            <text:p>0.031000</text:p>
          </table:table-cell>
          <table:table-cell table:formula="oooc:=[.N127]-[.L12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20452">
            <text:p>0.020452</text:p>
          </table:table-cell>
          <table:table-cell office:value-type="float" office:value="1278250">
            <text:p>1278250</text:p>
          </table:table-cell>
          <table:table-cell office:value-type="float" office:value="0.396384">
            <text:p>0.39638400</text:p>
          </table:table-cell>
          <table:table-cell office:value-type="float" office:value="6193500">
            <text:p>6193500</text:p>
          </table:table-cell>
          <table:table-cell office:value-type="float" office:value="0.032">
            <text:p>0.03200000</text:p>
          </table:table-cell>
          <table:table-cell office:value-type="float" office:value="0.046">
            <text:p>0.046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">
            <text:p>0.000000</text:p>
          </table:table-cell>
          <table:table-cell office:value-type="float" office:value="4">
            <text:p>4</text:p>
          </table:table-cell>
          <table:table-cell table:formula="oooc:=IF([.D128]&lt;0.1;[.K128];[.H128])" office:value-type="float" office:value="0">
            <text:p>0.000000</text:p>
          </table:table-cell>
          <table:table-cell table:formula="oooc:=[.N128]-[.L12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7956">
            <text:p>0.179560</text:p>
          </table:table-cell>
          <table:table-cell office:value-type="float" office:value="11222500">
            <text:p>11222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29]&lt;0.1;[.K129];[.H129])" office:value-type="float" office:value="0.047">
            <text:p>0.047000</text:p>
          </table:table-cell>
          <table:table-cell table:formula="oooc:=[.N129]-[.L129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54828">
            <text:p>0.154828</text:p>
          </table:table-cell>
          <table:table-cell office:value-type="float" office:value="9676750">
            <text:p>9676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30]&lt;0.1;[.K130];[.H130])" office:value-type="float" office:value="0.031">
            <text:p>0.031000</text:p>
          </table:table-cell>
          <table:table-cell table:formula="oooc:=[.N130]-[.L13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3372">
            <text:p>0.033720</text:p>
          </table:table-cell>
          <table:table-cell office:value-type="float" office:value="2107500">
            <text:p>2107500</text:p>
          </table:table-cell>
          <table:table-cell office:value-type="float" office:value="0.762944">
            <text:p>0.76294400</text:p>
          </table:table-cell>
          <table:table-cell office:value-type="float" office:value="11921000">
            <text:p>11921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131]&lt;0.1;[.K131];[.H131])" office:value-type="float" office:value="0.016">
            <text:p>0.016000</text:p>
          </table:table-cell>
          <table:table-cell table:formula="oooc:=[.N131]-[.L131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26304">
            <text:p>0.226304</text:p>
          </table:table-cell>
          <table:table-cell office:value-type="float" office:value="14144000">
            <text:p>14144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79">
            <text:p>0.079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32]&lt;0.1;[.K132];[.H132])" office:value-type="float" office:value="0.047">
            <text:p>0.047000</text:p>
          </table:table-cell>
          <table:table-cell table:formula="oooc:=[.N132]-[.L132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08176">
            <text:p>0.008176</text:p>
          </table:table-cell>
          <table:table-cell office:value-type="float" office:value="511000">
            <text:p>511000</text:p>
          </table:table-cell>
          <table:table-cell office:value-type="float" office:value="0.069728">
            <text:p>0.06972800</text:p>
          </table:table-cell>
          <table:table-cell office:value-type="float" office:value="1089500">
            <text:p>1089500</text:p>
          </table:table-cell>
          <table:table-cell office:value-type="float" office:value="0.046">
            <text:p>0.04600000</text:p>
          </table:table-cell>
          <table:table-cell office:value-type="float" office:value="0.032">
            <text:p>0.032000</text:p>
          </table:table-cell>
          <table:table-cell office:value-type="float" office:value="0">
            <text:p>0.000000</text:p>
          </table:table-cell>
          <table:table-cell office:value-type="float" office:value="0.015">
            <text:p>0.015000</text:p>
          </table:table-cell>
          <table:table-cell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ooc:=IF([.D133]&lt;0.1;[.K133];[.H133])" office:value-type="float" office:value="0.015">
            <text:p>0.015000</text:p>
          </table:table-cell>
          <table:table-cell table:formula="oooc:=[.N133]-[.L133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41364">
            <text:p>0.141364</text:p>
          </table:table-cell>
          <table:table-cell office:value-type="float" office:value="8835250">
            <text:p>8835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134]&lt;0.1;[.K134];[.H134])" office:value-type="float" office:value="0.047">
            <text:p>0.047000</text:p>
          </table:table-cell>
          <table:table-cell table:formula="oooc:=[.N134]-[.L134]" office:value-type="float" office:value="0.032">
            <text:p>0.03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01028">
            <text:p>0.001028</text:p>
          </table:table-cell>
          <table:table-cell office:value-type="float" office:value="64250">
            <text:p>64250</text:p>
          </table:table-cell>
          <table:table-cell office:value-type="float" office:value="0.004">
            <text:p>0.00400000</text:p>
          </table:table-cell>
          <table:table-cell office:value-type="float" office:value="62500">
            <text:p>62500</text:p>
          </table:table-cell>
          <table:table-cell office:value-type="float" office:value="0.047">
            <text:p>0.04700000</text:p>
          </table:table-cell>
          <table:table-cell office:value-type="float" office:value="0.031">
            <text:p>0.031000</text:p>
          </table:table-cell>
          <table:table-cell table:number-columns-repeated="3"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ooc:=IF([.D135]&lt;0.1;[.K135];[.H135])" office:value-type="float" office:value="0">
            <text:p>0.000000</text:p>
          </table:table-cell>
          <table:table-cell table:formula="oooc:=[.N135]-[.L13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14752">
            <text:p>0.214752</text:p>
          </table:table-cell>
          <table:table-cell office:value-type="float" office:value="13422000">
            <text:p>13422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36]&lt;0.1;[.K136];[.H136])" office:value-type="float" office:value="0.031">
            <text:p>0.031000</text:p>
          </table:table-cell>
          <table:table-cell table:formula="oooc:=[.N136]-[.L13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41868">
            <text:p>0.241868</text:p>
          </table:table-cell>
          <table:table-cell office:value-type="float" office:value="15116750">
            <text:p>15116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6">
            <text:p>0.046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6">
            <text:p>0.046000</text:p>
          </table:table-cell>
          <table:table-cell office:value-type="float" office:value="2">
            <text:p>2</text:p>
          </table:table-cell>
          <table:table-cell table:formula="oooc:=IF([.D137]&lt;0.1;[.K137];[.H137])" office:value-type="float" office:value="0.047">
            <text:p>0.047000</text:p>
          </table:table-cell>
          <table:table-cell table:formula="oooc:=[.N137]-[.L137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21796">
            <text:p>0.021796</text:p>
          </table:table-cell>
          <table:table-cell office:value-type="float" office:value="1362250">
            <text:p>1362250</text:p>
          </table:table-cell>
          <table:table-cell office:value-type="float" office:value="0.440096">
            <text:p>0.44009600</text:p>
          </table:table-cell>
          <table:table-cell office:value-type="float" office:value="6876500">
            <text:p>68765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38]&lt;0.1;[.K138];[.H138])" office:value-type="float" office:value="0.015">
            <text:p>0.015000</text:p>
          </table:table-cell>
          <table:table-cell table:formula="oooc:=[.N138]-[.L13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24604">
            <text:p>0.124604</text:p>
          </table:table-cell>
          <table:table-cell office:value-type="float" office:value="7787750">
            <text:p>7787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139]&lt;0.1;[.K139];[.H139])" office:value-type="float" office:value="0.047">
            <text:p>0.047000</text:p>
          </table:table-cell>
          <table:table-cell table:formula="oooc:=[.N139]-[.L139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9066">
            <text:p>0.090660</text:p>
          </table:table-cell>
          <table:table-cell office:value-type="float" office:value="5666250">
            <text:p>5666250</text:p>
          </table:table-cell>
          <table:table-cell office:value-type="float" office:value="0.999968">
            <text:p>0.99996800</text:p>
          </table:table-cell>
          <table:table-cell office:value-type="float" office:value="15624500">
            <text:p>156245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140]&lt;0.1;[.K140];[.H140])" office:value-type="float" office:value="0.031">
            <text:p>0.031000</text:p>
          </table:table-cell>
          <table:table-cell table:formula="oooc:=[.N140]-[.L140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37828">
            <text:p>0.137828</text:p>
          </table:table-cell>
          <table:table-cell office:value-type="float" office:value="8614250">
            <text:p>8614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41]&lt;0.1;[.K141];[.H141])" office:value-type="float" office:value="0.047">
            <text:p>0.047000</text:p>
          </table:table-cell>
          <table:table-cell table:formula="oooc:=[.N141]-[.L141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46984">
            <text:p>0.146984</text:p>
          </table:table-cell>
          <table:table-cell office:value-type="float" office:value="9186500">
            <text:p>9186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46">
            <text:p>0.046000</text:p>
          </table:table-cell>
          <table:table-cell office:value-type="float" office:value="0.031">
            <text:p>0.031000</text:p>
          </table:table-cell>
          <table:table-cell office:value-type="float" office:value="2">
            <text:p>2</text:p>
          </table:table-cell>
          <table:table-cell table:formula="oooc:=IF([.D142]&lt;0.1;[.K142];[.H142])" office:value-type="float" office:value="0.047">
            <text:p>0.047000</text:p>
          </table:table-cell>
          <table:table-cell table:formula="oooc:=[.N142]-[.L142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36348">
            <text:p>0.136348</text:p>
          </table:table-cell>
          <table:table-cell office:value-type="float" office:value="8521750">
            <text:p>8521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table:number-columns-repeated="3" office:value-type="float" office:value="0.031">
            <text:p>0.031000</text:p>
          </table:table-cell>
          <table:table-cell office:value-type="float" office:value="4">
            <text:p>4</text:p>
          </table:table-cell>
          <table:table-cell table:formula="oooc:=IF([.D143]&lt;0.1;[.K143];[.H143])" office:value-type="float" office:value="0.031">
            <text:p>0.031000</text:p>
          </table:table-cell>
          <table:table-cell table:formula="oooc:=[.N143]-[.L14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60096">
            <text:p>0.060096</text:p>
          </table:table-cell>
          <table:table-cell office:value-type="float" office:value="3756000">
            <text:p>3756000</text:p>
          </table:table-cell>
          <table:table-cell office:value-type="float" office:value="0.990208">
            <text:p>0.99020800</text:p>
          </table:table-cell>
          <table:table-cell office:value-type="float" office:value="15472000">
            <text:p>15472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44]&lt;0.1;[.K144];[.H144])" office:value-type="float" office:value="0.015">
            <text:p>0.015000</text:p>
          </table:table-cell>
          <table:table-cell table:formula="oooc:=[.N144]-[.L14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0832">
            <text:p>0.108320</text:p>
          </table:table-cell>
          <table:table-cell office:value-type="float" office:value="6770000">
            <text:p>6770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table:number-columns-repeated="4" office:value-type="float" office:value="0.031">
            <text:p>0.031000</text:p>
          </table:table-cell>
          <table:table-cell office:value-type="float" office:value="4">
            <text:p>4</text:p>
          </table:table-cell>
          <table:table-cell table:formula="oooc:=IF([.D145]&lt;0.1;[.K145];[.H145])" office:value-type="float" office:value="0.047">
            <text:p>0.047000</text:p>
          </table:table-cell>
          <table:table-cell table:formula="oooc:=[.N145]-[.L145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6176">
            <text:p>0.061760</text:p>
          </table:table-cell>
          <table:table-cell office:value-type="float" office:value="3860000">
            <text:p>3860000</text:p>
          </table:table-cell>
          <table:table-cell office:value-type="float" office:value="0.992672">
            <text:p>0.99267200</text:p>
          </table:table-cell>
          <table:table-cell office:value-type="float" office:value="15510500">
            <text:p>155105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4">
            <text:p>4</text:p>
          </table:table-cell>
          <table:table-cell table:formula="oooc:=IF([.D146]&lt;0.1;[.K146];[.H146])" office:value-type="float" office:value="0.031">
            <text:p>0.031000</text:p>
          </table:table-cell>
          <table:table-cell table:formula="oooc:=[.N146]-[.L14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02812">
            <text:p>0.102812</text:p>
          </table:table-cell>
          <table:table-cell office:value-type="float" office:value="6425750">
            <text:p>6425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147]&lt;0.1;[.K147];[.H147])" office:value-type="float" office:value="0.047">
            <text:p>0.047000</text:p>
          </table:table-cell>
          <table:table-cell table:formula="oooc:=[.N147]-[.L147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58544">
            <text:p>0.058544</text:p>
          </table:table-cell>
          <table:table-cell office:value-type="float" office:value="3659000">
            <text:p>3659000</text:p>
          </table:table-cell>
          <table:table-cell office:value-type="float" office:value="0.98752">
            <text:p>0.98752000</text:p>
          </table:table-cell>
          <table:table-cell office:value-type="float" office:value="15430000">
            <text:p>15430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148]&lt;0.1;[.K148];[.H148])" office:value-type="float" office:value="0.016">
            <text:p>0.016000</text:p>
          </table:table-cell>
          <table:table-cell table:formula="oooc:=[.N148]-[.L14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24152">
            <text:p>0.224152</text:p>
          </table:table-cell>
          <table:table-cell office:value-type="float" office:value="14009500">
            <text:p>14009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49]&lt;0.1;[.K149];[.H149])" office:value-type="float" office:value="0.031">
            <text:p>0.031000</text:p>
          </table:table-cell>
          <table:table-cell table:formula="oooc:=[.N149]-[.L14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21108">
            <text:p>0.221108</text:p>
          </table:table-cell>
          <table:table-cell office:value-type="float" office:value="13819250">
            <text:p>13819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50]&lt;0.1;[.K150];[.H150])" office:value-type="float" office:value="0.031">
            <text:p>0.031000</text:p>
          </table:table-cell>
          <table:table-cell table:formula="oooc:=[.N150]-[.L15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31412">
            <text:p>0.031412</text:p>
          </table:table-cell>
          <table:table-cell office:value-type="float" office:value="1963250">
            <text:p>1963250</text:p>
          </table:table-cell>
          <table:table-cell office:value-type="float" office:value="0.712544">
            <text:p>0.71254400</text:p>
          </table:table-cell>
          <table:table-cell office:value-type="float" office:value="11133500">
            <text:p>111335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51]&lt;0.1;[.K151];[.H151])" office:value-type="float" office:value="0.015">
            <text:p>0.015000</text:p>
          </table:table-cell>
          <table:table-cell table:formula="oooc:=[.N151]-[.L15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09824">
            <text:p>0.209824</text:p>
          </table:table-cell>
          <table:table-cell office:value-type="float" office:value="13114000">
            <text:p>13114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2">
            <text:p>2</text:p>
          </table:table-cell>
          <table:table-cell table:formula="oooc:=IF([.D152]&lt;0.1;[.K152];[.H152])" office:value-type="float" office:value="0.047">
            <text:p>0.047000</text:p>
          </table:table-cell>
          <table:table-cell table:formula="oooc:=[.N152]-[.L152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29224">
            <text:p>0.029224</text:p>
          </table:table-cell>
          <table:table-cell office:value-type="float" office:value="1826500">
            <text:p>1826500</text:p>
          </table:table-cell>
          <table:table-cell office:value-type="float" office:value="0.656064">
            <text:p>0.65606400</text:p>
          </table:table-cell>
          <table:table-cell office:value-type="float" office:value="10251000">
            <text:p>10251000</text:p>
          </table:table-cell>
          <table:table-cell office:value-type="float" office:value="0.032">
            <text:p>0.03200000</text:p>
          </table:table-cell>
          <table:table-cell office:value-type="float" office:value="0.046">
            <text:p>0.046000</text:p>
          </table:table-cell>
          <table:table-cell table:number-columns-repeated="3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153]&lt;0.1;[.K153];[.H153])" office:value-type="float" office:value="0.016">
            <text:p>0.016000</text:p>
          </table:table-cell>
          <table:table-cell table:formula="oooc:=[.N153]-[.L15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05532">
            <text:p>0.105532</text:p>
          </table:table-cell>
          <table:table-cell office:value-type="float" office:value="6595750">
            <text:p>6595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154]&lt;0.1;[.K154];[.H154])" office:value-type="float" office:value="0.031">
            <text:p>0.031000</text:p>
          </table:table-cell>
          <table:table-cell table:formula="oooc:=[.N154]-[.L154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68024">
            <text:p>0.168024</text:p>
          </table:table-cell>
          <table:table-cell office:value-type="float" office:value="10501500">
            <text:p>10501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55]&lt;0.1;[.K155];[.H155])" office:value-type="float" office:value="0.031">
            <text:p>0.031000</text:p>
          </table:table-cell>
          <table:table-cell table:formula="oooc:=[.N155]-[.L15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94632">
            <text:p>0.194632</text:p>
          </table:table-cell>
          <table:table-cell office:value-type="float" office:value="12164500">
            <text:p>12164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62">
            <text:p>0.062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56]&lt;0.1;[.K156];[.H156])" office:value-type="float" office:value="0.031">
            <text:p>0.031000</text:p>
          </table:table-cell>
          <table:table-cell table:formula="oooc:=[.N156]-[.L15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4642">
            <text:p>0.146420</text:p>
          </table:table-cell>
          <table:table-cell office:value-type="float" office:value="9151250">
            <text:p>9151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6">
            <text:p>0.046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4">
            <text:p>4</text:p>
          </table:table-cell>
          <table:table-cell table:formula="oooc:=IF([.D157]&lt;0.1;[.K157];[.H157])" office:value-type="float" office:value="0.047">
            <text:p>0.047000</text:p>
          </table:table-cell>
          <table:table-cell table:formula="oooc:=[.N157]-[.L157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7582">
            <text:p>0.075820</text:p>
          </table:table-cell>
          <table:table-cell office:value-type="float" office:value="4738750">
            <text:p>4738750</text:p>
          </table:table-cell>
          <table:table-cell office:value-type="float" office:value="0.99936">
            <text:p>0.99936000</text:p>
          </table:table-cell>
          <table:table-cell office:value-type="float" office:value="15615000">
            <text:p>15615000</text:p>
          </table:table-cell>
          <table:table-cell office:value-type="float" office:value="0.046">
            <text:p>0.04600000</text:p>
          </table:table-cell>
          <table:table-cell office:value-type="float" office:value="0.047">
            <text:p>0.047000</text:p>
          </table:table-cell>
          <table:table-cell table:number-columns-repeated="3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158]&lt;0.1;[.K158];[.H158])" office:value-type="float" office:value="0.016">
            <text:p>0.016000</text:p>
          </table:table-cell>
          <table:table-cell table:formula="oooc:=[.N158]-[.L15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66772">
            <text:p>0.166772</text:p>
          </table:table-cell>
          <table:table-cell office:value-type="float" office:value="10423250">
            <text:p>10423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59]&lt;0.1;[.K159];[.H159])" office:value-type="float" office:value="0.032">
            <text:p>0.032000</text:p>
          </table:table-cell>
          <table:table-cell table:formula="oooc:=[.N159]-[.L159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04772">
            <text:p>0.204772</text:p>
          </table:table-cell>
          <table:table-cell office:value-type="float" office:value="12798250">
            <text:p>12798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60]&lt;0.1;[.K160];[.H160])" office:value-type="float" office:value="0.031">
            <text:p>0.031000</text:p>
          </table:table-cell>
          <table:table-cell table:formula="oooc:=[.N160]-[.L16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87312">
            <text:p>0.187312</text:p>
          </table:table-cell>
          <table:table-cell office:value-type="float" office:value="11707000">
            <text:p>11707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62">
            <text:p>0.062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61]&lt;0.1;[.K161];[.H161])" office:value-type="float" office:value="0.031">
            <text:p>0.031000</text:p>
          </table:table-cell>
          <table:table-cell table:formula="oooc:=[.N161]-[.L16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25776">
            <text:p>0.025776</text:p>
          </table:table-cell>
          <table:table-cell office:value-type="float" office:value="1611000">
            <text:p>1611000</text:p>
          </table:table-cell>
          <table:table-cell office:value-type="float" office:value="0.56128">
            <text:p>0.56128000</text:p>
          </table:table-cell>
          <table:table-cell office:value-type="float" office:value="8770000">
            <text:p>8770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62]&lt;0.1;[.K162];[.H162])" office:value-type="float" office:value="0.015">
            <text:p>0.015000</text:p>
          </table:table-cell>
          <table:table-cell table:formula="oooc:=[.N162]-[.L16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0776">
            <text:p>0.207760</text:p>
          </table:table-cell>
          <table:table-cell office:value-type="float" office:value="12985000">
            <text:p>12985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2">
            <text:p>2</text:p>
          </table:table-cell>
          <table:table-cell table:formula="oooc:=IF([.D163]&lt;0.1;[.K163];[.H163])" office:value-type="float" office:value="0.047">
            <text:p>0.047000</text:p>
          </table:table-cell>
          <table:table-cell table:formula="oooc:=[.N163]-[.L163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36888">
            <text:p>0.236888</text:p>
          </table:table-cell>
          <table:table-cell office:value-type="float" office:value="14805500">
            <text:p>14805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2">
            <text:p>2</text:p>
          </table:table-cell>
          <table:table-cell table:formula="oooc:=IF([.D164]&lt;0.1;[.K164];[.H164])" office:value-type="float" office:value="0.047">
            <text:p>0.047000</text:p>
          </table:table-cell>
          <table:table-cell table:formula="oooc:=[.N164]-[.L16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76628">
            <text:p>0.176628</text:p>
          </table:table-cell>
          <table:table-cell office:value-type="float" office:value="11039250">
            <text:p>11039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2">
            <text:p>2</text:p>
          </table:table-cell>
          <table:table-cell table:formula="oooc:=IF([.D165]&lt;0.1;[.K165];[.H165])" office:value-type="float" office:value="0.047">
            <text:p>0.047000</text:p>
          </table:table-cell>
          <table:table-cell table:formula="oooc:=[.N165]-[.L16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3428">
            <text:p>0.034280</text:p>
          </table:table-cell>
          <table:table-cell office:value-type="float" office:value="2142500">
            <text:p>2142500</text:p>
          </table:table-cell>
          <table:table-cell office:value-type="float" office:value="0.770944">
            <text:p>0.77094400</text:p>
          </table:table-cell>
          <table:table-cell office:value-type="float" office:value="12046000">
            <text:p>12046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166]&lt;0.1;[.K166];[.H166])" office:value-type="float" office:value="0.016">
            <text:p>0.016000</text:p>
          </table:table-cell>
          <table:table-cell table:formula="oooc:=[.N166]-[.L166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01932">
            <text:p>0.101932</text:p>
          </table:table-cell>
          <table:table-cell office:value-type="float" office:value="6370750">
            <text:p>6370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167]&lt;0.1;[.K167];[.H167])" office:value-type="float" office:value="0.031">
            <text:p>0.031000</text:p>
          </table:table-cell>
          <table:table-cell table:formula="oooc:=[.N167]-[.L167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16064">
            <text:p>0.116064</text:p>
          </table:table-cell>
          <table:table-cell office:value-type="float" office:value="7254000">
            <text:p>7254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0.031">
            <text:p>0.031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168]&lt;0.1;[.K168];[.H168])" office:value-type="float" office:value="0.032">
            <text:p>0.032000</text:p>
          </table:table-cell>
          <table:table-cell table:formula="oooc:=[.N168]-[.L168]" office:value-type="float" office:value="0.017">
            <text:p>0.01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87348">
            <text:p>0.187348</text:p>
          </table:table-cell>
          <table:table-cell office:value-type="float" office:value="11709250">
            <text:p>11709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2">
            <text:p>2</text:p>
          </table:table-cell>
          <table:table-cell table:formula="oooc:=IF([.D169]&lt;0.1;[.K169];[.H169])" office:value-type="float" office:value="0.047">
            <text:p>0.047000</text:p>
          </table:table-cell>
          <table:table-cell table:formula="oooc:=[.N169]-[.L169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98576">
            <text:p>0.098576</text:p>
          </table:table-cell>
          <table:table-cell office:value-type="float" office:value="6161000">
            <text:p>6161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63">
            <text:p>0.063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170]&lt;0.1;[.K170];[.H170])" office:value-type="float" office:value="0.031">
            <text:p>0.031000</text:p>
          </table:table-cell>
          <table:table-cell table:formula="oooc:=[.N170]-[.L170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02996">
            <text:p>0.202996</text:p>
          </table:table-cell>
          <table:table-cell office:value-type="float" office:value="12687250">
            <text:p>12687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6">
            <text:p>0.046000</text:p>
          </table:table-cell>
          <table:table-cell office:value-type="float" office:value="0.032">
            <text:p>0.032000</text:p>
          </table:table-cell>
          <table:table-cell office:value-type="float" office:value="0.078">
            <text:p>0.078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171]&lt;0.1;[.K171];[.H171])" office:value-type="float" office:value="0.047">
            <text:p>0.047000</text:p>
          </table:table-cell>
          <table:table-cell table:formula="oooc:=[.N171]-[.L171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49308">
            <text:p>0.149308</text:p>
          </table:table-cell>
          <table:table-cell office:value-type="float" office:value="9331750">
            <text:p>9331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72]&lt;0.1;[.K172];[.H172])" office:value-type="float" office:value="0.031">
            <text:p>0.031000</text:p>
          </table:table-cell>
          <table:table-cell table:formula="oooc:=[.N172]-[.L17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92952">
            <text:p>0.092952</text:p>
          </table:table-cell>
          <table:table-cell office:value-type="float" office:value="5809500">
            <text:p>5809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173]&lt;0.1;[.K173];[.H173])" office:value-type="float" office:value="0.032">
            <text:p>0.032000</text:p>
          </table:table-cell>
          <table:table-cell table:formula="oooc:=[.N173]-[.L173]" office:value-type="float" office:value="0.017">
            <text:p>0.01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7728">
            <text:p>0.077280</text:p>
          </table:table-cell>
          <table:table-cell office:value-type="float" office:value="4830000">
            <text:p>4830000</text:p>
          </table:table-cell>
          <table:table-cell office:value-type="float" office:value="0.99984">
            <text:p>0.99984000</text:p>
          </table:table-cell>
          <table:table-cell office:value-type="float" office:value="15622500">
            <text:p>156225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74]&lt;0.1;[.K174];[.H174])" office:value-type="float" office:value="0.015">
            <text:p>0.015000</text:p>
          </table:table-cell>
          <table:table-cell table:formula="oooc:=[.N174]-[.L17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9082">
            <text:p>0.190820</text:p>
          </table:table-cell>
          <table:table-cell office:value-type="float" office:value="11926250">
            <text:p>11926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table:number-columns-repeated="3"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75]&lt;0.1;[.K175];[.H175])" office:value-type="float" office:value="0.031">
            <text:p>0.031000</text:p>
          </table:table-cell>
          <table:table-cell table:formula="oooc:=[.N175]-[.L17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33808">
            <text:p>0.033808</text:p>
          </table:table-cell>
          <table:table-cell office:value-type="float" office:value="2113000">
            <text:p>2113000</text:p>
          </table:table-cell>
          <table:table-cell office:value-type="float" office:value="0.7664">
            <text:p>0.76640000</text:p>
          </table:table-cell>
          <table:table-cell office:value-type="float" office:value="11975000">
            <text:p>11975000</text:p>
          </table:table-cell>
          <table:table-cell office:value-type="float" office:value="0.046">
            <text:p>0.04600000</text:p>
          </table:table-cell>
          <table:table-cell office:value-type="float" office:value="0.047">
            <text:p>0.047000</text:p>
          </table:table-cell>
          <table:table-cell table:number-columns-repeated="3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176]&lt;0.1;[.K176];[.H176])" office:value-type="float" office:value="0.016">
            <text:p>0.016000</text:p>
          </table:table-cell>
          <table:table-cell table:formula="oooc:=[.N176]-[.L17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63092">
            <text:p>0.063092</text:p>
          </table:table-cell>
          <table:table-cell office:value-type="float" office:value="3943250">
            <text:p>3943250</text:p>
          </table:table-cell>
          <table:table-cell office:value-type="float" office:value="0.99456">
            <text:p>0.99456000</text:p>
          </table:table-cell>
          <table:table-cell office:value-type="float" office:value="15540000">
            <text:p>15540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77]&lt;0.1;[.K177];[.H177])" office:value-type="float" office:value="0.015">
            <text:p>0.015000</text:p>
          </table:table-cell>
          <table:table-cell table:formula="oooc:=[.N177]-[.L17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41468">
            <text:p>0.241468</text:p>
          </table:table-cell>
          <table:table-cell office:value-type="float" office:value="15091750">
            <text:p>15091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78]&lt;0.1;[.K178];[.H178])" office:value-type="float" office:value="0.031">
            <text:p>0.031000</text:p>
          </table:table-cell>
          <table:table-cell table:formula="oooc:=[.N178]-[.L17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71412">
            <text:p>0.071412</text:p>
          </table:table-cell>
          <table:table-cell office:value-type="float" office:value="4463250">
            <text:p>4463250</text:p>
          </table:table-cell>
          <table:table-cell office:value-type="float" office:value="0.998784">
            <text:p>0.99878400</text:p>
          </table:table-cell>
          <table:table-cell office:value-type="float" office:value="15606000">
            <text:p>15606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79]&lt;0.1;[.K179];[.H179])" office:value-type="float" office:value="0.015">
            <text:p>0.015000</text:p>
          </table:table-cell>
          <table:table-cell table:formula="oooc:=[.N179]-[.L17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3372">
            <text:p>0.133720</text:p>
          </table:table-cell>
          <table:table-cell office:value-type="float" office:value="8357500">
            <text:p>8357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6">
            <text:p>0.046000</text:p>
          </table:table-cell>
          <table:table-cell office:value-type="float" office:value="0.016">
            <text:p>0.016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180]&lt;0.1;[.K180];[.H180])" office:value-type="float" office:value="0.047">
            <text:p>0.047000</text:p>
          </table:table-cell>
          <table:table-cell table:formula="oooc:=[.N180]-[.L180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36072">
            <text:p>0.136072</text:p>
          </table:table-cell>
          <table:table-cell office:value-type="float" office:value="8504500">
            <text:p>8504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81]&lt;0.1;[.K181];[.H181])" office:value-type="float" office:value="0.031">
            <text:p>0.031000</text:p>
          </table:table-cell>
          <table:table-cell table:formula="oooc:=[.N181]-[.L18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35492">
            <text:p>0.235492</text:p>
          </table:table-cell>
          <table:table-cell office:value-type="float" office:value="14718250">
            <text:p>14718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82]&lt;0.1;[.K182];[.H182])" office:value-type="float" office:value="0.047">
            <text:p>0.047000</text:p>
          </table:table-cell>
          <table:table-cell table:formula="oooc:=[.N182]-[.L182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202">
            <text:p>0.220200</text:p>
          </table:table-cell>
          <table:table-cell office:value-type="float" office:value="13762500">
            <text:p>13762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62">
            <text:p>0.062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83]&lt;0.1;[.K183];[.H183])" office:value-type="float" office:value="0.031">
            <text:p>0.031000</text:p>
          </table:table-cell>
          <table:table-cell table:formula="oooc:=[.N183]-[.L18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88804">
            <text:p>0.088804</text:p>
          </table:table-cell>
          <table:table-cell office:value-type="float" office:value="5550250">
            <text:p>5550250</text:p>
          </table:table-cell>
          <table:table-cell office:value-type="float" office:value="0.999968">
            <text:p>0.99996800</text:p>
          </table:table-cell>
          <table:table-cell office:value-type="float" office:value="15624500">
            <text:p>156245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184]&lt;0.1;[.K184];[.H184])" office:value-type="float" office:value="0.032">
            <text:p>0.032000</text:p>
          </table:table-cell>
          <table:table-cell table:formula="oooc:=[.N184]-[.L184]" office:value-type="float" office:value="0.017">
            <text:p>0.01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64428">
            <text:p>0.164428</text:p>
          </table:table-cell>
          <table:table-cell office:value-type="float" office:value="10276750">
            <text:p>10276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85]&lt;0.1;[.K185];[.H185])" office:value-type="float" office:value="0.047">
            <text:p>0.047000</text:p>
          </table:table-cell>
          <table:table-cell table:formula="oooc:=[.N185]-[.L185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90988">
            <text:p>0.190988</text:p>
          </table:table-cell>
          <table:table-cell office:value-type="float" office:value="11936750">
            <text:p>11936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86]&lt;0.1;[.K186];[.H186])" office:value-type="float" office:value="0.031">
            <text:p>0.031000</text:p>
          </table:table-cell>
          <table:table-cell table:formula="oooc:=[.N186]-[.L18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91404">
            <text:p>0.091404</text:p>
          </table:table-cell>
          <table:table-cell office:value-type="float" office:value="5712750">
            <text:p>5712750</text:p>
          </table:table-cell>
          <table:table-cell office:value-type="float" office:value="0.999968">
            <text:p>0.99996800</text:p>
          </table:table-cell>
          <table:table-cell office:value-type="float" office:value="15624500">
            <text:p>156245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187]&lt;0.1;[.K187];[.H187])" office:value-type="float" office:value="0.031">
            <text:p>0.031000</text:p>
          </table:table-cell>
          <table:table-cell table:formula="oooc:=[.N187]-[.L187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60824">
            <text:p>0.160824</text:p>
          </table:table-cell>
          <table:table-cell office:value-type="float" office:value="10051500">
            <text:p>10051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88]&lt;0.1;[.K188];[.H188])" office:value-type="float" office:value="0.047">
            <text:p>0.047000</text:p>
          </table:table-cell>
          <table:table-cell table:formula="oooc:=[.N188]-[.L188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59204">
            <text:p>0.059204</text:p>
          </table:table-cell>
          <table:table-cell office:value-type="float" office:value="3700250">
            <text:p>3700250</text:p>
          </table:table-cell>
          <table:table-cell office:value-type="float" office:value="0.989344">
            <text:p>0.98934400</text:p>
          </table:table-cell>
          <table:table-cell office:value-type="float" office:value="15458500">
            <text:p>154585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189]&lt;0.1;[.K189];[.H189])" office:value-type="float" office:value="0.016">
            <text:p>0.016000</text:p>
          </table:table-cell>
          <table:table-cell table:formula="oooc:=[.N189]-[.L18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8496">
            <text:p>0.184960</text:p>
          </table:table-cell>
          <table:table-cell office:value-type="float" office:value="11560000">
            <text:p>11560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90]&lt;0.1;[.K190];[.H190])" office:value-type="float" office:value="0.031">
            <text:p>0.031000</text:p>
          </table:table-cell>
          <table:table-cell table:formula="oooc:=[.N190]-[.L19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44532">
            <text:p>0.144532</text:p>
          </table:table-cell>
          <table:table-cell office:value-type="float" office:value="9033250">
            <text:p>9033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91]&lt;0.1;[.K191];[.H191])" office:value-type="float" office:value="0.047">
            <text:p>0.047000</text:p>
          </table:table-cell>
          <table:table-cell table:formula="oooc:=[.N191]-[.L191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80976">
            <text:p>0.080976</text:p>
          </table:table-cell>
          <table:table-cell office:value-type="float" office:value="5061000">
            <text:p>5061000</text:p>
          </table:table-cell>
          <table:table-cell office:value-type="float" office:value="0.999712">
            <text:p>0.99971200</text:p>
          </table:table-cell>
          <table:table-cell office:value-type="float" office:value="15620500">
            <text:p>15620500</text:p>
          </table:table-cell>
          <table:table-cell office:value-type="float" office:value="0.047">
            <text:p>0.04700000</text:p>
          </table:table-cell>
          <table:table-cell office:value-type="float" office:value="0.046">
            <text:p>0.046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192]&lt;0.1;[.K192];[.H192])" office:value-type="float" office:value="0.031">
            <text:p>0.031000</text:p>
          </table:table-cell>
          <table:table-cell table:formula="oooc:=[.N192]-[.L192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37676">
            <text:p>0.037676</text:p>
          </table:table-cell>
          <table:table-cell office:value-type="float" office:value="2354750">
            <text:p>2354750</text:p>
          </table:table-cell>
          <table:table-cell office:value-type="float" office:value="0.836992">
            <text:p>0.83699200</text:p>
          </table:table-cell>
          <table:table-cell office:value-type="float" office:value="13078000">
            <text:p>13078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93]&lt;0.1;[.K193];[.H193])" office:value-type="float" office:value="0.015">
            <text:p>0.015000</text:p>
          </table:table-cell>
          <table:table-cell table:formula="oooc:=[.N193]-[.L19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97968">
            <text:p>0.197968</text:p>
          </table:table-cell>
          <table:table-cell office:value-type="float" office:value="12373000">
            <text:p>12373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94]&lt;0.1;[.K194];[.H194])" office:value-type="float" office:value="0.047">
            <text:p>0.047000</text:p>
          </table:table-cell>
          <table:table-cell table:formula="oooc:=[.N194]-[.L194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4992">
            <text:p>0.049920</text:p>
          </table:table-cell>
          <table:table-cell office:value-type="float" office:value="3120000">
            <text:p>3120000</text:p>
          </table:table-cell>
          <table:table-cell office:value-type="float" office:value="0.959008">
            <text:p>0.95900800</text:p>
          </table:table-cell>
          <table:table-cell office:value-type="float" office:value="14984500">
            <text:p>149845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195]&lt;0.1;[.K195];[.H195])" office:value-type="float" office:value="0.016">
            <text:p>0.016000</text:p>
          </table:table-cell>
          <table:table-cell table:formula="oooc:=[.N195]-[.L19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01984">
            <text:p>0.001984</text:p>
          </table:table-cell>
          <table:table-cell office:value-type="float" office:value="124000">
            <text:p>124000</text:p>
          </table:table-cell>
          <table:table-cell office:value-type="float" office:value="0.005088">
            <text:p>0.00508800</text:p>
          </table:table-cell>
          <table:table-cell office:value-type="float" office:value="79500">
            <text:p>79500</text:p>
          </table:table-cell>
          <table:table-cell office:value-type="float" office:value="0.047">
            <text:p>0.04700000</text:p>
          </table:table-cell>
          <table:table-cell office:value-type="float" office:value="0.031">
            <text:p>0.031000</text:p>
          </table:table-cell>
          <table:table-cell table:number-columns-repeated="3"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ooc:=IF([.D196]&lt;0.1;[.K196];[.H196])" office:value-type="float" office:value="0">
            <text:p>0.000000</text:p>
          </table:table-cell>
          <table:table-cell table:formula="oooc:=[.N196]-[.L19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39132">
            <text:p>0.239132</text:p>
          </table:table-cell>
          <table:table-cell office:value-type="float" office:value="14945750">
            <text:p>14945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6">
            <text:p>0.04600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6">
            <text:p>0.046000</text:p>
          </table:table-cell>
          <table:table-cell office:value-type="float" office:value="1">
            <text:p>1</text:p>
          </table:table-cell>
          <table:table-cell table:formula="oooc:=IF([.D197]&lt;0.1;[.K197];[.H197])" office:value-type="float" office:value="0.046">
            <text:p>0.046000</text:p>
          </table:table-cell>
          <table:table-cell table:formula="oooc:=[.N197]-[.L19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63104">
            <text:p>0.063104</text:p>
          </table:table-cell>
          <table:table-cell office:value-type="float" office:value="3944000">
            <text:p>3944000</text:p>
          </table:table-cell>
          <table:table-cell office:value-type="float" office:value="0.99392">
            <text:p>0.99392000</text:p>
          </table:table-cell>
          <table:table-cell office:value-type="float" office:value="15530000">
            <text:p>15530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198]&lt;0.1;[.K198];[.H198])" office:value-type="float" office:value="0.016">
            <text:p>0.016000</text:p>
          </table:table-cell>
          <table:table-cell table:formula="oooc:=[.N198]-[.L198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76472">
            <text:p>0.176472</text:p>
          </table:table-cell>
          <table:table-cell office:value-type="float" office:value="11029500">
            <text:p>11029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99]&lt;0.1;[.K199];[.H199])" office:value-type="float" office:value="0.032">
            <text:p>0.032000</text:p>
          </table:table-cell>
          <table:table-cell table:formula="oooc:=[.N199]-[.L199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28312">
            <text:p>0.128312</text:p>
          </table:table-cell>
          <table:table-cell office:value-type="float" office:value="8019500">
            <text:p>8019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200]&lt;0.1;[.K200];[.H200])" office:value-type="float" office:value="0.047">
            <text:p>0.047000</text:p>
          </table:table-cell>
          <table:table-cell table:formula="oooc:=[.N200]-[.L200]" office:value-type="float" office:value="0.032">
            <text:p>0.03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02252">
            <text:p>0.102252</text:p>
          </table:table-cell>
          <table:table-cell office:value-type="float" office:value="6390750">
            <text:p>6390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201]&lt;0.1;[.K201];[.H201])" office:value-type="float" office:value="0.031">
            <text:p>0.031000</text:p>
          </table:table-cell>
          <table:table-cell table:formula="oooc:=[.N201]-[.L201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55314666667">
            <text:p>0.155315</text:p>
          </table:table-cell>
          <table:table-cell office:value-type="float" office:value="14560750">
            <text:p>14560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table:number-columns-repeated="2" office:value-type="float" office:value="0.046">
            <text:p>0.046000</text:p>
          </table:table-cell>
          <table:table-cell office:value-type="float" office:value="4">
            <text:p>4</text:p>
          </table:table-cell>
          <table:table-cell table:formula="oooc:=IF([.D202]&lt;0.1;[.K202];[.H202])" office:value-type="float" office:value="0.047">
            <text:p>0.047000</text:p>
          </table:table-cell>
          <table:table-cell table:formula="oooc:=[.N202]-[.L202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56384">
            <text:p>0.156384</text:p>
          </table:table-cell>
          <table:table-cell office:value-type="float" office:value="14661000">
            <text:p>14661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203]&lt;0.1;[.K203];[.H203])" office:value-type="float" office:value="0.047">
            <text:p>0.047000</text:p>
          </table:table-cell>
          <table:table-cell table:formula="oooc:=[.N203]-[.L203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43472">
            <text:p>0.143472</text:p>
          </table:table-cell>
          <table:table-cell office:value-type="float" office:value="13450500">
            <text:p>13450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204]&lt;0.1;[.K204];[.H204])" office:value-type="float" office:value="0.047">
            <text:p>0.047000</text:p>
          </table:table-cell>
          <table:table-cell table:formula="oooc:=[.N204]-[.L204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24685333333">
            <text:p>0.224685</text:p>
          </table:table-cell>
          <table:table-cell office:value-type="float" office:value="21064250">
            <text:p>21064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47">
            <text:p>0.047000</text:p>
          </table:table-cell>
          <table:table-cell office:value-type="float" office:value="0.062">
            <text:p>0.062000</text:p>
          </table:table-cell>
          <table:table-cell office:value-type="float" office:value="0.109">
            <text:p>0.109000</text:p>
          </table:table-cell>
          <table:table-cell office:value-type="float" office:value="0.047">
            <text:p>0.047000</text:p>
          </table:table-cell>
          <table:table-cell office:value-type="float" office:value="2">
            <text:p>2</text:p>
          </table:table-cell>
          <table:table-cell table:formula="oooc:=IF([.D205]&lt;0.1;[.K205];[.H205])" office:value-type="float" office:value="0.063">
            <text:p>0.063000</text:p>
          </table:table-cell>
          <table:table-cell table:formula="oooc:=[.N205]-[.L205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98645333333">
            <text:p>0.198645</text:p>
          </table:table-cell>
          <table:table-cell office:value-type="float" office:value="18623000">
            <text:p>18623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47">
            <text:p>0.047000</text:p>
          </table:table-cell>
          <table:table-cell office:value-type="float" office:value="0.063">
            <text:p>0.063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2">
            <text:p>2</text:p>
          </table:table-cell>
          <table:table-cell table:formula="oooc:=IF([.D206]&lt;0.1;[.K206];[.H206])" office:value-type="float" office:value="0.062">
            <text:p>0.062000</text:p>
          </table:table-cell>
          <table:table-cell table:formula="oooc:=[.N206]-[.L206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34536">
            <text:p>0.134536</text:p>
          </table:table-cell>
          <table:table-cell office:value-type="float" office:value="12612750">
            <text:p>12612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07]&lt;0.1;[.K207];[.H207])" office:value-type="float" office:value="0.047">
            <text:p>0.047000</text:p>
          </table:table-cell>
          <table:table-cell table:formula="oooc:=[.N207]-[.L207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688746666667">
            <text:p>0.068875</text:p>
          </table:table-cell>
          <table:table-cell office:value-type="float" office:value="6457000">
            <text:p>6457000</text:p>
          </table:table-cell>
          <table:table-cell office:value-type="float" office:value="0.999808">
            <text:p>0.99980800</text:p>
          </table:table-cell>
          <table:table-cell office:value-type="float" office:value="15622000">
            <text:p>15622000</text:p>
          </table:table-cell>
          <table:table-cell office:value-type="float" office:value="0.046">
            <text:p>0.04600000</text:p>
          </table:table-cell>
          <table:table-cell office:value-type="float" office:value="0.063">
            <text:p>0.063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208]&lt;0.1;[.K208];[.H208])" office:value-type="float" office:value="0.031">
            <text:p>0.031000</text:p>
          </table:table-cell>
          <table:table-cell table:formula="oooc:=[.N208]-[.L208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8704">
            <text:p>0.187040</text:p>
          </table:table-cell>
          <table:table-cell office:value-type="float" office:value="17535000">
            <text:p>17535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09]&lt;0.1;[.K209];[.H209])" office:value-type="float" office:value="0.047">
            <text:p>0.047000</text:p>
          </table:table-cell>
          <table:table-cell table:formula="oooc:=[.N209]-[.L20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92706666667">
            <text:p>0.192707</text:p>
          </table:table-cell>
          <table:table-cell office:value-type="float" office:value="18066250">
            <text:p>18066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10]&lt;0.1;[.K210];[.H210])" office:value-type="float" office:value="0.047">
            <text:p>0.047000</text:p>
          </table:table-cell>
          <table:table-cell table:formula="oooc:=[.N210]-[.L21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45605333333">
            <text:p>0.245605</text:p>
          </table:table-cell>
          <table:table-cell office:value-type="float" office:value="23025500">
            <text:p>23025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63">
            <text:p>0.063000</text:p>
          </table:table-cell>
          <table:table-cell office:value-type="float" office:value="0.062">
            <text:p>0.062000</text:p>
          </table:table-cell>
          <table:table-cell office:value-type="float" office:value="0.11">
            <text:p>0.110000</text:p>
          </table:table-cell>
          <table:table-cell office:value-type="float" office:value="0.062">
            <text:p>0.062000</text:p>
          </table:table-cell>
          <table:table-cell office:value-type="float" office:value="1">
            <text:p>1</text:p>
          </table:table-cell>
          <table:table-cell table:formula="oooc:=IF([.D211]&lt;0.1;[.K211];[.H211])" office:value-type="float" office:value="0.062">
            <text:p>0.062000</text:p>
          </table:table-cell>
          <table:table-cell table:formula="oooc:=[.N211]-[.L21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22869333333">
            <text:p>0.222869</text:p>
          </table:table-cell>
          <table:table-cell office:value-type="float" office:value="20894000">
            <text:p>20894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office:value-type="float" office:value="0.109">
            <text:p>0.109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212]&lt;0.1;[.K212];[.H212])" office:value-type="float" office:value="0.062">
            <text:p>0.062000</text:p>
          </table:table-cell>
          <table:table-cell table:formula="oooc:=[.N212]-[.L212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268373333333">
            <text:p>0.026837</text:p>
          </table:table-cell>
          <table:table-cell office:value-type="float" office:value="2516000">
            <text:p>2516000</text:p>
          </table:table-cell>
          <table:table-cell office:value-type="float" office:value="0.712096">
            <text:p>0.71209600</text:p>
          </table:table-cell>
          <table:table-cell office:value-type="float" office:value="11126500">
            <text:p>111265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213]&lt;0.1;[.K213];[.H213])" office:value-type="float" office:value="0.015">
            <text:p>0.015000</text:p>
          </table:table-cell>
          <table:table-cell table:formula="oooc:=[.N213]-[.L21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37866666667">
            <text:p>0.237867</text:p>
          </table:table-cell>
          <table:table-cell office:value-type="float" office:value="22300000">
            <text:p>22300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62">
            <text:p>0.062000</text:p>
          </table:table-cell>
          <table:table-cell office:value-type="float" office:value="0.109">
            <text:p>0.109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14]&lt;0.1;[.K214];[.H214])" office:value-type="float" office:value="0.047">
            <text:p>0.047000</text:p>
          </table:table-cell>
          <table:table-cell table:formula="oooc:=[.N214]-[.L21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30578666667">
            <text:p>0.230579</text:p>
          </table:table-cell>
          <table:table-cell office:value-type="float" office:value="21616750">
            <text:p>21616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46">
            <text:p>0.046000</text:p>
          </table:table-cell>
          <table:table-cell office:value-type="float" office:value="0.11">
            <text:p>0.110000</text:p>
          </table:table-cell>
          <table:table-cell office:value-type="float" office:value="0.046">
            <text:p>0.046000</text:p>
          </table:table-cell>
          <table:table-cell office:value-type="float" office:value="3">
            <text:p>3</text:p>
          </table:table-cell>
          <table:table-cell table:formula="oooc:=IF([.D215]&lt;0.1;[.K215];[.H215])" office:value-type="float" office:value="0.047">
            <text:p>0.047000</text:p>
          </table:table-cell>
          <table:table-cell table:formula="oooc:=[.N215]-[.L215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448693333333">
            <text:p>0.044869</text:p>
          </table:table-cell>
          <table:table-cell office:value-type="float" office:value="4206500">
            <text:p>4206500</text:p>
          </table:table-cell>
          <table:table-cell office:value-type="float" office:value="0.9712">
            <text:p>0.97120000</text:p>
          </table:table-cell>
          <table:table-cell office:value-type="float" office:value="15175000">
            <text:p>15175000</text:p>
          </table:table-cell>
          <table:table-cell office:value-type="float" office:value="0.047">
            <text:p>0.04700000</text:p>
          </table:table-cell>
          <table:table-cell office:value-type="float" office:value="0.078">
            <text:p>0.078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216]&lt;0.1;[.K216];[.H216])" office:value-type="float" office:value="0.031">
            <text:p>0.031000</text:p>
          </table:table-cell>
          <table:table-cell table:formula="oooc:=[.N216]-[.L216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12968">
            <text:p>0.112968</text:p>
          </table:table-cell>
          <table:table-cell office:value-type="float" office:value="10590750">
            <text:p>10590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17]&lt;0.1;[.K217];[.H217])" office:value-type="float" office:value="0.063">
            <text:p>0.063000</text:p>
          </table:table-cell>
          <table:table-cell table:formula="oooc:=[.N217]-[.L217]" office:value-type="float" office:value="0.032">
            <text:p>0.03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11898666667">
            <text:p>0.211899</text:p>
          </table:table-cell>
          <table:table-cell office:value-type="float" office:value="19865500">
            <text:p>19865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0.094">
            <text:p>0.094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18]&lt;0.1;[.K218];[.H218])" office:value-type="float" office:value="0.047">
            <text:p>0.047000</text:p>
          </table:table-cell>
          <table:table-cell table:formula="oooc:=[.N218]-[.L21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18088">
            <text:p>0.118088</text:p>
          </table:table-cell>
          <table:table-cell office:value-type="float" office:value="11070750">
            <text:p>11070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19]&lt;0.1;[.K219];[.H219])" office:value-type="float" office:value="0.047">
            <text:p>0.047000</text:p>
          </table:table-cell>
          <table:table-cell table:formula="oooc:=[.N219]-[.L219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18578666667">
            <text:p>0.218579</text:p>
          </table:table-cell>
          <table:table-cell office:value-type="float" office:value="20491750">
            <text:p>20491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office:value-type="float" office:value="0.109">
            <text:p>0.109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20]&lt;0.1;[.K220];[.H220])" office:value-type="float" office:value="0.047">
            <text:p>0.047000</text:p>
          </table:table-cell>
          <table:table-cell table:formula="oooc:=[.N220]-[.L22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08930666667">
            <text:p>0.108931</text:p>
          </table:table-cell>
          <table:table-cell office:value-type="float" office:value="10212250">
            <text:p>10212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table:number-columns-repeated="3"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21]&lt;0.1;[.K221];[.H221])" office:value-type="float" office:value="0.047">
            <text:p>0.047000</text:p>
          </table:table-cell>
          <table:table-cell table:formula="oooc:=[.N221]-[.L221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60213333333">
            <text:p>0.160213</text:p>
          </table:table-cell>
          <table:table-cell office:value-type="float" office:value="15020000">
            <text:p>15020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6">
            <text:p>0.04600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office:value-type="float" office:value="0.062">
            <text:p>0.062000</text:p>
          </table:table-cell>
          <table:table-cell office:value-type="float" office:value="0.046">
            <text:p>0.046000</text:p>
          </table:table-cell>
          <table:table-cell office:value-type="float" office:value="1">
            <text:p>1</text:p>
          </table:table-cell>
          <table:table-cell table:formula="oooc:=IF([.D222]&lt;0.1;[.K222];[.H222])" office:value-type="float" office:value="0.046">
            <text:p>0.046000</text:p>
          </table:table-cell>
          <table:table-cell table:formula="oooc:=[.N222]-[.L22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88010666667">
            <text:p>0.188011</text:p>
          </table:table-cell>
          <table:table-cell office:value-type="float" office:value="17626000">
            <text:p>17626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23]&lt;0.1;[.K223];[.H223])" office:value-type="float" office:value="0.047">
            <text:p>0.047000</text:p>
          </table:table-cell>
          <table:table-cell table:formula="oooc:=[.N223]-[.L22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19184">
            <text:p>0.119184</text:p>
          </table:table-cell>
          <table:table-cell office:value-type="float" office:value="11173500">
            <text:p>11173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0.047">
            <text:p>0.047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224]&lt;0.1;[.K224];[.H224])" office:value-type="float" office:value="0.047">
            <text:p>0.047000</text:p>
          </table:table-cell>
          <table:table-cell table:formula="oooc:=[.N224]-[.L224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35104">
            <text:p>0.035104</text:p>
          </table:table-cell>
          <table:table-cell office:value-type="float" office:value="3291000">
            <text:p>3291000</text:p>
          </table:table-cell>
          <table:table-cell office:value-type="float" office:value="0.882976">
            <text:p>0.88297600</text:p>
          </table:table-cell>
          <table:table-cell office:value-type="float" office:value="13796500">
            <text:p>137965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15">
            <text:p>0.015000</text:p>
          </table:table-cell>
          <table:table-cell office:value-type="float" office:value="0.031">
            <text:p>0.031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225]&lt;0.1;[.K225];[.H225])" office:value-type="float" office:value="0.031">
            <text:p>0.031000</text:p>
          </table:table-cell>
          <table:table-cell table:formula="oooc:=[.N225]-[.L225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20984">
            <text:p>0.220984</text:p>
          </table:table-cell>
          <table:table-cell office:value-type="float" office:value="20717250">
            <text:p>20717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63">
            <text:p>0.063000</text:p>
          </table:table-cell>
          <table:table-cell office:value-type="float" office:value="0.094">
            <text:p>0.094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26]&lt;0.1;[.K226];[.H226])" office:value-type="float" office:value="0.047">
            <text:p>0.047000</text:p>
          </table:table-cell>
          <table:table-cell table:formula="oooc:=[.N226]-[.L22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29146666667">
            <text:p>0.129147</text:p>
          </table:table-cell>
          <table:table-cell office:value-type="float" office:value="12107500">
            <text:p>12107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6">
            <text:p>0.04600000</text:p>
          </table:table-cell>
          <table:table-cell office:value-type="float" office:value="0.063">
            <text:p>0.063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46">
            <text:p>0.046000</text:p>
          </table:table-cell>
          <table:table-cell office:value-type="float" office:value="1">
            <text:p>1</text:p>
          </table:table-cell>
          <table:table-cell table:formula="oooc:=IF([.D227]&lt;0.1;[.K227];[.H227])" office:value-type="float" office:value="0.046">
            <text:p>0.046000</text:p>
          </table:table-cell>
          <table:table-cell table:formula="oooc:=[.N227]-[.L22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605786666667">
            <text:p>0.060579</text:p>
          </table:table-cell>
          <table:table-cell office:value-type="float" office:value="5679250">
            <text:p>5679250</text:p>
          </table:table-cell>
          <table:table-cell office:value-type="float" office:value="0.9984">
            <text:p>0.99840000</text:p>
          </table:table-cell>
          <table:table-cell office:value-type="float" office:value="15600000">
            <text:p>15600000</text:p>
          </table:table-cell>
          <table:table-cell office:value-type="float" office:value="0.063">
            <text:p>0.063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228]&lt;0.1;[.K228];[.H228])" office:value-type="float" office:value="0.016">
            <text:p>0.016000</text:p>
          </table:table-cell>
          <table:table-cell table:formula="oooc:=[.N228]-[.L22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23314666667">
            <text:p>0.223315</text:p>
          </table:table-cell>
          <table:table-cell office:value-type="float" office:value="20935750">
            <text:p>20935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office:value-type="float" office:value="0.109">
            <text:p>0.109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29]&lt;0.1;[.K229];[.H229])" office:value-type="float" office:value="0.047">
            <text:p>0.047000</text:p>
          </table:table-cell>
          <table:table-cell table:formula="oooc:=[.N229]-[.L22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644853333333">
            <text:p>0.064485</text:p>
          </table:table-cell>
          <table:table-cell office:value-type="float" office:value="6045500">
            <text:p>6045500</text:p>
          </table:table-cell>
          <table:table-cell office:value-type="float" office:value="0.999328">
            <text:p>0.99932800</text:p>
          </table:table-cell>
          <table:table-cell office:value-type="float" office:value="15614500">
            <text:p>15614500</text:p>
          </table:table-cell>
          <table:table-cell office:value-type="float" office:value="0.062">
            <text:p>0.062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230]&lt;0.1;[.K230];[.H230])" office:value-type="float" office:value="0.016">
            <text:p>0.016000</text:p>
          </table:table-cell>
          <table:table-cell table:formula="oooc:=[.N230]-[.L23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545706666667">
            <text:p>0.054571</text:p>
          </table:table-cell>
          <table:table-cell office:value-type="float" office:value="5116000">
            <text:p>5116000</text:p>
          </table:table-cell>
          <table:table-cell office:value-type="float" office:value="0.994624">
            <text:p>0.99462400</text:p>
          </table:table-cell>
          <table:table-cell office:value-type="float" office:value="15541000">
            <text:p>15541000</text:p>
          </table:table-cell>
          <table:table-cell office:value-type="float" office:value="0.063">
            <text:p>0.06300000</text:p>
          </table:table-cell>
          <table:table-cell office:value-type="float" office:value="0.062">
            <text:p>0.062000</text:p>
          </table:table-cell>
          <table:table-cell table:number-columns-repeated="3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231]&lt;0.1;[.K231];[.H231])" office:value-type="float" office:value="0.016">
            <text:p>0.016000</text:p>
          </table:table-cell>
          <table:table-cell table:formula="oooc:=[.N231]-[.L23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65848">
            <text:p>0.165848</text:p>
          </table:table-cell>
          <table:table-cell office:value-type="float" office:value="15548250">
            <text:p>15548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46">
            <text:p>0.046000</text:p>
          </table:table-cell>
          <table:table-cell office:value-type="float" office:value="0.063">
            <text:p>0.063000</text:p>
          </table:table-cell>
          <table:table-cell office:value-type="float" office:value="0.046">
            <text:p>0.046000</text:p>
          </table:table-cell>
          <table:table-cell office:value-type="float" office:value="3">
            <text:p>3</text:p>
          </table:table-cell>
          <table:table-cell table:formula="oooc:=IF([.D232]&lt;0.1;[.K232];[.H232])" office:value-type="float" office:value="0.047">
            <text:p>0.047000</text:p>
          </table:table-cell>
          <table:table-cell table:formula="oooc:=[.N232]-[.L232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32328">
            <text:p>0.032328</text:p>
          </table:table-cell>
          <table:table-cell office:value-type="float" office:value="3030750">
            <text:p>3030750</text:p>
          </table:table-cell>
          <table:table-cell office:value-type="float" office:value="0.83712">
            <text:p>0.83712000</text:p>
          </table:table-cell>
          <table:table-cell office:value-type="float" office:value="13080000">
            <text:p>13080000</text:p>
          </table:table-cell>
          <table:table-cell office:value-type="float" office:value="0.046">
            <text:p>0.046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233]&lt;0.1;[.K233];[.H233])" office:value-type="float" office:value="0.016">
            <text:p>0.016000</text:p>
          </table:table-cell>
          <table:table-cell table:formula="oooc:=[.N233]-[.L23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22229333333">
            <text:p>0.222229</text:p>
          </table:table-cell>
          <table:table-cell office:value-type="float" office:value="20834000">
            <text:p>20834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0.11">
            <text:p>0.110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34]&lt;0.1;[.K234];[.H234])" office:value-type="float" office:value="0.047">
            <text:p>0.047000</text:p>
          </table:table-cell>
          <table:table-cell table:formula="oooc:=[.N234]-[.L23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46408">
            <text:p>0.146408</text:p>
          </table:table-cell>
          <table:table-cell office:value-type="float" office:value="13725750">
            <text:p>13725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35]&lt;0.1;[.K235];[.H235])" office:value-type="float" office:value="0.063">
            <text:p>0.063000</text:p>
          </table:table-cell>
          <table:table-cell table:formula="oooc:=[.N235]-[.L235]" office:value-type="float" office:value="0.032">
            <text:p>0.03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79144">
            <text:p>0.179144</text:p>
          </table:table-cell>
          <table:table-cell office:value-type="float" office:value="16794750">
            <text:p>16794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36]&lt;0.1;[.K236];[.H236])" office:value-type="float" office:value="0.047">
            <text:p>0.047000</text:p>
          </table:table-cell>
          <table:table-cell table:formula="oooc:=[.N236]-[.L23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81936">
            <text:p>0.181936</text:p>
          </table:table-cell>
          <table:table-cell office:value-type="float" office:value="17056500">
            <text:p>17056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37]&lt;0.1;[.K237];[.H237])" office:value-type="float" office:value="0.047">
            <text:p>0.047000</text:p>
          </table:table-cell>
          <table:table-cell table:formula="oooc:=[.N237]-[.L23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13594666667">
            <text:p>0.213595</text:p>
          </table:table-cell>
          <table:table-cell office:value-type="float" office:value="20024500">
            <text:p>20024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office:value-type="float" office:value="0.093">
            <text:p>0.093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38]&lt;0.1;[.K238];[.H238])" office:value-type="float" office:value="0.047">
            <text:p>0.047000</text:p>
          </table:table-cell>
          <table:table-cell table:formula="oooc:=[.N238]-[.L23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43749333333">
            <text:p>0.143749</text:p>
          </table:table-cell>
          <table:table-cell office:value-type="float" office:value="13476500">
            <text:p>13476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0.046">
            <text:p>0.046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239]&lt;0.1;[.K239];[.H239])" office:value-type="float" office:value="0.063">
            <text:p>0.063000</text:p>
          </table:table-cell>
          <table:table-cell table:formula="oooc:=[.N239]-[.L239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82912">
            <text:p>0.082912</text:p>
          </table:table-cell>
          <table:table-cell office:value-type="float" office:value="7773000">
            <text:p>7773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62">
            <text:p>0.062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240]&lt;0.1;[.K240];[.H240])" office:value-type="float" office:value="0.031">
            <text:p>0.031000</text:p>
          </table:table-cell>
          <table:table-cell table:formula="oooc:=[.N240]-[.L240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93373333333">
            <text:p>0.193373</text:p>
          </table:table-cell>
          <table:table-cell office:value-type="float" office:value="18128750">
            <text:p>18128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241]&lt;0.1;[.K241];[.H241])" office:value-type="float" office:value="0.062">
            <text:p>0.062000</text:p>
          </table:table-cell>
          <table:table-cell table:formula="oooc:=[.N241]-[.L241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07413333333">
            <text:p>0.207413</text:p>
          </table:table-cell>
          <table:table-cell office:value-type="float" office:value="19445000">
            <text:p>19445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office:value-type="float" office:value="0.093">
            <text:p>0.093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242]&lt;0.1;[.K242];[.H242])" office:value-type="float" office:value="0.062">
            <text:p>0.062000</text:p>
          </table:table-cell>
          <table:table-cell table:formula="oooc:=[.N242]-[.L242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4792">
            <text:p>0.247920</text:p>
          </table:table-cell>
          <table:table-cell office:value-type="float" office:value="23242500">
            <text:p>23242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62">
            <text:p>0.062000</text:p>
          </table:table-cell>
          <table:table-cell office:value-type="float" office:value="0.125">
            <text:p>0.125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43]&lt;0.1;[.K243];[.H243])" office:value-type="float" office:value="0.047">
            <text:p>0.047000</text:p>
          </table:table-cell>
          <table:table-cell table:formula="oooc:=[.N243]-[.L24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54032">
            <text:p>0.154032</text:p>
          </table:table-cell>
          <table:table-cell office:value-type="float" office:value="14440500">
            <text:p>14440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office:value-type="float" office:value="2">
            <text:p>2</text:p>
          </table:table-cell>
          <table:table-cell table:formula="oooc:=IF([.D244]&lt;0.1;[.K244];[.H244])" office:value-type="float" office:value="0.062">
            <text:p>0.062000</text:p>
          </table:table-cell>
          <table:table-cell table:formula="oooc:=[.N244]-[.L244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56437333333">
            <text:p>0.156437</text:p>
          </table:table-cell>
          <table:table-cell office:value-type="float" office:value="14666000">
            <text:p>14666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0.062">
            <text:p>0.062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45]&lt;0.1;[.K245];[.H245])" office:value-type="float" office:value="0.062">
            <text:p>0.062000</text:p>
          </table:table-cell>
          <table:table-cell table:formula="oooc:=[.N245]-[.L245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74176">
            <text:p>0.174176</text:p>
          </table:table-cell>
          <table:table-cell office:value-type="float" office:value="16329000">
            <text:p>16329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2">
            <text:p>2</text:p>
          </table:table-cell>
          <table:table-cell table:formula="oooc:=IF([.D246]&lt;0.1;[.K246];[.H246])" office:value-type="float" office:value="0.062">
            <text:p>0.062000</text:p>
          </table:table-cell>
          <table:table-cell table:formula="oooc:=[.N246]-[.L246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3644">
            <text:p>0.136440</text:p>
          </table:table-cell>
          <table:table-cell office:value-type="float" office:value="12791250">
            <text:p>12791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62">
            <text:p>0.062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47]&lt;0.1;[.K247];[.H247])" office:value-type="float" office:value="0.063">
            <text:p>0.063000</text:p>
          </table:table-cell>
          <table:table-cell table:formula="oooc:=[.N247]-[.L247]" office:value-type="float" office:value="0.032">
            <text:p>0.03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34632">
            <text:p>0.134632</text:p>
          </table:table-cell>
          <table:table-cell office:value-type="float" office:value="12621750">
            <text:p>12621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0.047">
            <text:p>0.047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248]&lt;0.1;[.K248];[.H248])" office:value-type="float" office:value="0.047">
            <text:p>0.047000</text:p>
          </table:table-cell>
          <table:table-cell table:formula="oooc:=[.N248]-[.L248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11224">
            <text:p>0.211224</text:p>
          </table:table-cell>
          <table:table-cell office:value-type="float" office:value="19802250">
            <text:p>19802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office:value-type="float" office:value="0.093">
            <text:p>0.093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249]&lt;0.1;[.K249];[.H249])" office:value-type="float" office:value="0.062">
            <text:p>0.062000</text:p>
          </table:table-cell>
          <table:table-cell table:formula="oooc:=[.N249]-[.L249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1764">
            <text:p>0.217640</text:p>
          </table:table-cell>
          <table:table-cell office:value-type="float" office:value="20403750">
            <text:p>20403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0.094">
            <text:p>0.094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250]&lt;0.1;[.K250];[.H250])" office:value-type="float" office:value="0.063">
            <text:p>0.063000</text:p>
          </table:table-cell>
          <table:table-cell table:formula="oooc:=[.N250]-[.L250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3704">
            <text:p>0.237040</text:p>
          </table:table-cell>
          <table:table-cell office:value-type="float" office:value="22222500">
            <text:p>22222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63">
            <text:p>0.063000</text:p>
          </table:table-cell>
          <table:table-cell office:value-type="float" office:value="0.109">
            <text:p>0.109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51]&lt;0.1;[.K251];[.H251])" office:value-type="float" office:value="0.047">
            <text:p>0.047000</text:p>
          </table:table-cell>
          <table:table-cell table:formula="oooc:=[.N251]-[.L25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716">
            <text:p>0.071600</text:p>
          </table:table-cell>
          <table:table-cell office:value-type="float" office:value="6712500">
            <text:p>6712500</text:p>
          </table:table-cell>
          <table:table-cell office:value-type="float" office:value="0.999904">
            <text:p>0.99990400</text:p>
          </table:table-cell>
          <table:table-cell office:value-type="float" office:value="15623500">
            <text:p>156235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252]&lt;0.1;[.K252];[.H252])" office:value-type="float" office:value="0.016">
            <text:p>0.016000</text:p>
          </table:table-cell>
          <table:table-cell table:formula="oooc:=[.N252]-[.L25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52472">
            <text:p>0.152472</text:p>
          </table:table-cell>
          <table:table-cell office:value-type="float" office:value="14294250">
            <text:p>14294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253]&lt;0.1;[.K253];[.H253])" office:value-type="float" office:value="0.063">
            <text:p>0.063000</text:p>
          </table:table-cell>
          <table:table-cell table:formula="oooc:=[.N253]-[.L253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03306666667">
            <text:p>0.103307</text:p>
          </table:table-cell>
          <table:table-cell office:value-type="float" office:value="9685000">
            <text:p>9685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table:number-columns-repeated="3" office:value-type="float" office:value="0.031">
            <text:p>0.031000</text:p>
          </table:table-cell>
          <table:table-cell office:value-type="float" office:value="4">
            <text:p>4</text:p>
          </table:table-cell>
          <table:table-cell table:formula="oooc:=IF([.D254]&lt;0.1;[.K254];[.H254])" office:value-type="float" office:value="0.047">
            <text:p>0.047000</text:p>
          </table:table-cell>
          <table:table-cell table:formula="oooc:=[.N254]-[.L254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146853333333">
            <text:p>0.014685</text:p>
          </table:table-cell>
          <table:table-cell office:value-type="float" office:value="1376750">
            <text:p>1376750</text:p>
          </table:table-cell>
          <table:table-cell office:value-type="float" office:value="0.297856">
            <text:p>0.29785600</text:p>
          </table:table-cell>
          <table:table-cell office:value-type="float" office:value="4654000">
            <text:p>4654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">
            <text:p>0.000000</text:p>
          </table:table-cell>
          <table:table-cell office:value-type="float" office:value="0.016">
            <text:p>0.016000</text:p>
          </table:table-cell>
          <table:table-cell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ooc:=IF([.D255]&lt;0.1;[.K255];[.H255])" office:value-type="float" office:value="0.016">
            <text:p>0.016000</text:p>
          </table:table-cell>
          <table:table-cell table:formula="oooc:=[.N255]-[.L255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212453333333">
            <text:p>0.021245</text:p>
          </table:table-cell>
          <table:table-cell office:value-type="float" office:value="1991750">
            <text:p>1991750</text:p>
          </table:table-cell>
          <table:table-cell office:value-type="float" office:value="0.537184">
            <text:p>0.53718400</text:p>
          </table:table-cell>
          <table:table-cell office:value-type="float" office:value="8393500">
            <text:p>8393500</text:p>
          </table:table-cell>
          <table:table-cell office:value-type="float" office:value="0.046">
            <text:p>0.04600000</text:p>
          </table:table-cell>
          <table:table-cell office:value-type="float" office:value="0.063">
            <text:p>0.063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256]&lt;0.1;[.K256];[.H256])" office:value-type="float" office:value="0.015">
            <text:p>0.015000</text:p>
          </table:table-cell>
          <table:table-cell table:formula="oooc:=[.N256]-[.L25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03069333333">
            <text:p>0.103069</text:p>
          </table:table-cell>
          <table:table-cell office:value-type="float" office:value="9662750">
            <text:p>9662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62">
            <text:p>0.062000</text:p>
          </table:table-cell>
          <table:table-cell office:value-type="float" office:value="0.016">
            <text:p>0.016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257]&lt;0.1;[.K257];[.H257])" office:value-type="float" office:value="0.063">
            <text:p>0.063000</text:p>
          </table:table-cell>
          <table:table-cell table:formula="oooc:=[.N257]-[.L257]" office:value-type="float" office:value="0.047">
            <text:p>0.04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37290666667">
            <text:p>0.237291</text:p>
          </table:table-cell>
          <table:table-cell office:value-type="float" office:value="22246000">
            <text:p>22246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63">
            <text:p>0.063000</text:p>
          </table:table-cell>
          <table:table-cell office:value-type="float" office:value="0.093">
            <text:p>0.093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58]&lt;0.1;[.K258];[.H258])" office:value-type="float" office:value="0.047">
            <text:p>0.047000</text:p>
          </table:table-cell>
          <table:table-cell table:formula="oooc:=[.N258]-[.L25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07672">
            <text:p>0.107672</text:p>
          </table:table-cell>
          <table:table-cell office:value-type="float" office:value="10094250">
            <text:p>10094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table:number-columns-repeated="3"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59]&lt;0.1;[.K259];[.H259])" office:value-type="float" office:value="0.047">
            <text:p>0.047000</text:p>
          </table:table-cell>
          <table:table-cell table:formula="oooc:=[.N259]-[.L259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97533333333">
            <text:p>0.197533</text:p>
          </table:table-cell>
          <table:table-cell office:value-type="float" office:value="18518750">
            <text:p>18518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46">
            <text:p>0.046000</text:p>
          </table:table-cell>
          <table:table-cell office:value-type="float" office:value="0.079">
            <text:p>0.079000</text:p>
          </table:table-cell>
          <table:table-cell office:value-type="float" office:value="0.046">
            <text:p>0.046000</text:p>
          </table:table-cell>
          <table:table-cell office:value-type="float" office:value="3">
            <text:p>3</text:p>
          </table:table-cell>
          <table:table-cell table:formula="oooc:=IF([.D260]&lt;0.1;[.K260];[.H260])" office:value-type="float" office:value="0.047">
            <text:p>0.047000</text:p>
          </table:table-cell>
          <table:table-cell table:formula="oooc:=[.N260]-[.L260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18805333333">
            <text:p>0.118805</text:p>
          </table:table-cell>
          <table:table-cell office:value-type="float" office:value="11138000">
            <text:p>11138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61]&lt;0.1;[.K261];[.H261])" office:value-type="float" office:value="0.047">
            <text:p>0.047000</text:p>
          </table:table-cell>
          <table:table-cell table:formula="oooc:=[.N261]-[.L261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26010666667">
            <text:p>0.126011</text:p>
          </table:table-cell>
          <table:table-cell office:value-type="float" office:value="11813500">
            <text:p>11813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62">
            <text:p>0.062000</text:p>
          </table:table-cell>
          <table:table-cell office:value-type="float" office:value="0.016">
            <text:p>0.016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262]&lt;0.1;[.K262];[.H262])" office:value-type="float" office:value="0.063">
            <text:p>0.063000</text:p>
          </table:table-cell>
          <table:table-cell table:formula="oooc:=[.N262]-[.L262]" office:value-type="float" office:value="0.047">
            <text:p>0.04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23248">
            <text:p>0.123248</text:p>
          </table:table-cell>
          <table:table-cell office:value-type="float" office:value="11554500">
            <text:p>11554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6">
            <text:p>0.046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63]&lt;0.1;[.K263];[.H263])" office:value-type="float" office:value="0.046">
            <text:p>0.046000</text:p>
          </table:table-cell>
          <table:table-cell table:formula="oooc:=[.N263]-[.L263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35034666667">
            <text:p>0.135035</text:p>
          </table:table-cell>
          <table:table-cell office:value-type="float" office:value="12659500">
            <text:p>12659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264]&lt;0.1;[.K264];[.H264])" office:value-type="float" office:value="0.047">
            <text:p>0.047000</text:p>
          </table:table-cell>
          <table:table-cell table:formula="oooc:=[.N264]-[.L264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09757333333">
            <text:p>0.209757</text:p>
          </table:table-cell>
          <table:table-cell office:value-type="float" office:value="19664750">
            <text:p>19664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46">
            <text:p>0.046000</text:p>
          </table:table-cell>
          <table:table-cell office:value-type="float" office:value="0.094">
            <text:p>0.094000</text:p>
          </table:table-cell>
          <table:table-cell office:value-type="float" office:value="0.046">
            <text:p>0.046000</text:p>
          </table:table-cell>
          <table:table-cell office:value-type="float" office:value="3">
            <text:p>3</text:p>
          </table:table-cell>
          <table:table-cell table:formula="oooc:=IF([.D265]&lt;0.1;[.K265];[.H265])" office:value-type="float" office:value="0.047">
            <text:p>0.047000</text:p>
          </table:table-cell>
          <table:table-cell table:formula="oooc:=[.N265]-[.L265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980773333333">
            <text:p>0.098077</text:p>
          </table:table-cell>
          <table:table-cell office:value-type="float" office:value="9194750">
            <text:p>9194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47">
            <text:p>0.047000</text:p>
          </table:table-cell>
          <table:table-cell table:number-columns-repeated="3" office:value-type="float" office:value="0.031">
            <text:p>0.031000</text:p>
          </table:table-cell>
          <table:table-cell office:value-type="float" office:value="4">
            <text:p>4</text:p>
          </table:table-cell>
          <table:table-cell table:formula="oooc:=IF([.D266]&lt;0.1;[.K266];[.H266])" office:value-type="float" office:value="0.031">
            <text:p>0.031000</text:p>
          </table:table-cell>
          <table:table-cell table:formula="oooc:=[.N266]-[.L26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23848">
            <text:p>0.223848</text:p>
          </table:table-cell>
          <table:table-cell office:value-type="float" office:value="20985750">
            <text:p>20985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0.11">
            <text:p>0.110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67]&lt;0.1;[.K267];[.H267])" office:value-type="float" office:value="0.047">
            <text:p>0.047000</text:p>
          </table:table-cell>
          <table:table-cell table:formula="oooc:=[.N267]-[.L26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85869333333">
            <text:p>0.185869</text:p>
          </table:table-cell>
          <table:table-cell office:value-type="float" office:value="17425250">
            <text:p>17425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46">
            <text:p>0.046000</text:p>
          </table:table-cell>
          <table:table-cell office:value-type="float" office:value="0.079">
            <text:p>0.079000</text:p>
          </table:table-cell>
          <table:table-cell office:value-type="float" office:value="0.046">
            <text:p>0.046000</text:p>
          </table:table-cell>
          <table:table-cell office:value-type="float" office:value="3">
            <text:p>3</text:p>
          </table:table-cell>
          <table:table-cell table:formula="oooc:=IF([.D268]&lt;0.1;[.K268];[.H268])" office:value-type="float" office:value="0.047">
            <text:p>0.047000</text:p>
          </table:table-cell>
          <table:table-cell table:formula="oooc:=[.N268]-[.L268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34152">
            <text:p>0.134152</text:p>
          </table:table-cell>
          <table:table-cell office:value-type="float" office:value="12576750">
            <text:p>12576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69]&lt;0.1;[.K269];[.H269])" office:value-type="float" office:value="0.047">
            <text:p>0.047000</text:p>
          </table:table-cell>
          <table:table-cell table:formula="oooc:=[.N269]-[.L269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41882666667">
            <text:p>0.241883</text:p>
          </table:table-cell>
          <table:table-cell office:value-type="float" office:value="22676500">
            <text:p>22676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office:value-type="float" office:value="0.109">
            <text:p>0.109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270]&lt;0.1;[.K270];[.H270])" office:value-type="float" office:value="0.062">
            <text:p>0.062000</text:p>
          </table:table-cell>
          <table:table-cell table:formula="oooc:=[.N270]-[.L270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468426666667">
            <text:p>0.046843</text:p>
          </table:table-cell>
          <table:table-cell office:value-type="float" office:value="4391500">
            <text:p>4391500</text:p>
          </table:table-cell>
          <table:table-cell office:value-type="float" office:value="0.978592">
            <text:p>0.97859200</text:p>
          </table:table-cell>
          <table:table-cell office:value-type="float" office:value="15290500">
            <text:p>152905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271]&lt;0.1;[.K271];[.H271])" office:value-type="float" office:value="0.015">
            <text:p>0.015000</text:p>
          </table:table-cell>
          <table:table-cell table:formula="oooc:=[.N271]-[.L27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39421333333">
            <text:p>0.139421</text:p>
          </table:table-cell>
          <table:table-cell office:value-type="float" office:value="13070750">
            <text:p>13070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table:number-columns-repeated="2" office:value-type="float" office:value="0.046">
            <text:p>0.046000</text:p>
          </table:table-cell>
          <table:table-cell office:value-type="float" office:value="4">
            <text:p>4</text:p>
          </table:table-cell>
          <table:table-cell table:formula="oooc:=IF([.D272]&lt;0.1;[.K272];[.H272])" office:value-type="float" office:value="0.047">
            <text:p>0.047000</text:p>
          </table:table-cell>
          <table:table-cell table:formula="oooc:=[.N272]-[.L272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725173333333">
            <text:p>0.072517</text:p>
          </table:table-cell>
          <table:table-cell office:value-type="float" office:value="6798500">
            <text:p>6798500</text:p>
          </table:table-cell>
          <table:table-cell office:value-type="float" office:value="0.99984">
            <text:p>0.99984000</text:p>
          </table:table-cell>
          <table:table-cell office:value-type="float" office:value="15622500">
            <text:p>156225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273]&lt;0.1;[.K273];[.H273])" office:value-type="float" office:value="0.031">
            <text:p>0.031000</text:p>
          </table:table-cell>
          <table:table-cell table:formula="oooc:=[.N273]-[.L273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66592">
            <text:p>0.066592</text:p>
          </table:table-cell>
          <table:table-cell office:value-type="float" office:value="6243000">
            <text:p>6243000</text:p>
          </table:table-cell>
          <table:table-cell office:value-type="float" office:value="0.99968">
            <text:p>0.99968000</text:p>
          </table:table-cell>
          <table:table-cell office:value-type="float" office:value="15620000">
            <text:p>15620000</text:p>
          </table:table-cell>
          <table:table-cell office:value-type="float" office:value="0.046">
            <text:p>0.046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274]&lt;0.1;[.K274];[.H274])" office:value-type="float" office:value="0.016">
            <text:p>0.016000</text:p>
          </table:table-cell>
          <table:table-cell table:formula="oooc:=[.N274]-[.L27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3676">
            <text:p>0.236760</text:p>
          </table:table-cell>
          <table:table-cell office:value-type="float" office:value="22196250">
            <text:p>22196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6">
            <text:p>0.04600000</text:p>
          </table:table-cell>
          <table:table-cell office:value-type="float" office:value="0.063">
            <text:p>0.063000</text:p>
          </table:table-cell>
          <table:table-cell office:value-type="float" office:value="0.062">
            <text:p>0.062000</text:p>
          </table:table-cell>
          <table:table-cell office:value-type="float" office:value="0.11">
            <text:p>0.110000</text:p>
          </table:table-cell>
          <table:table-cell office:value-type="float" office:value="0.046">
            <text:p>0.046000</text:p>
          </table:table-cell>
          <table:table-cell office:value-type="float" office:value="1">
            <text:p>1</text:p>
          </table:table-cell>
          <table:table-cell table:formula="oooc:=IF([.D275]&lt;0.1;[.K275];[.H275])" office:value-type="float" office:value="0.046">
            <text:p>0.046000</text:p>
          </table:table-cell>
          <table:table-cell table:formula="oooc:=[.N275]-[.L27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67696">
            <text:p>0.067696</text:p>
          </table:table-cell>
          <table:table-cell office:value-type="float" office:value="6346500">
            <text:p>6346500</text:p>
          </table:table-cell>
          <table:table-cell office:value-type="float" office:value="0.999648">
            <text:p>0.99964800</text:p>
          </table:table-cell>
          <table:table-cell office:value-type="float" office:value="15619500">
            <text:p>156195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276]&lt;0.1;[.K276];[.H276])" office:value-type="float" office:value="0.031">
            <text:p>0.031000</text:p>
          </table:table-cell>
          <table:table-cell table:formula="oooc:=[.N276]-[.L276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403893333333">
            <text:p>0.040389</text:p>
          </table:table-cell>
          <table:table-cell office:value-type="float" office:value="3786500">
            <text:p>3786500</text:p>
          </table:table-cell>
          <table:table-cell office:value-type="float" office:value="0.941984">
            <text:p>0.94198400</text:p>
          </table:table-cell>
          <table:table-cell office:value-type="float" office:value="14718500">
            <text:p>147185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277]&lt;0.1;[.K277];[.H277])" office:value-type="float" office:value="0.015">
            <text:p>0.015000</text:p>
          </table:table-cell>
          <table:table-cell table:formula="oooc:=[.N277]-[.L27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39442666667">
            <text:p>0.139443</text:p>
          </table:table-cell>
          <table:table-cell office:value-type="float" office:value="13072750">
            <text:p>13072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0.047">
            <text:p>0.047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278]&lt;0.1;[.K278];[.H278])" office:value-type="float" office:value="0.047">
            <text:p>0.047000</text:p>
          </table:table-cell>
          <table:table-cell table:formula="oooc:=[.N278]-[.L278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52784">
            <text:p>0.252784</text:p>
          </table:table-cell>
          <table:table-cell office:value-type="float" office:value="23698500">
            <text:p>23698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63">
            <text:p>0.063000</text:p>
          </table:table-cell>
          <table:table-cell office:value-type="float" office:value="0.156">
            <text:p>0.156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79]&lt;0.1;[.K279];[.H279])" office:value-type="float" office:value="0.047">
            <text:p>0.047000</text:p>
          </table:table-cell>
          <table:table-cell table:formula="oooc:=[.N279]-[.L27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3436">
            <text:p>0.234360</text:p>
          </table:table-cell>
          <table:table-cell office:value-type="float" office:value="21971250">
            <text:p>21971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62">
            <text:p>0.062000</text:p>
          </table:table-cell>
          <table:table-cell office:value-type="float" office:value="0.11">
            <text:p>0.110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80]&lt;0.1;[.K280];[.H280])" office:value-type="float" office:value="0.047">
            <text:p>0.047000</text:p>
          </table:table-cell>
          <table:table-cell table:formula="oooc:=[.N280]-[.L28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535386666667">
            <text:p>0.053539</text:p>
          </table:table-cell>
          <table:table-cell office:value-type="float" office:value="5019250">
            <text:p>5019250</text:p>
          </table:table-cell>
          <table:table-cell office:value-type="float" office:value="0.993504">
            <text:p>0.99350400</text:p>
          </table:table-cell>
          <table:table-cell office:value-type="float" office:value="15523500">
            <text:p>155235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281]&lt;0.1;[.K281];[.H281])" office:value-type="float" office:value="0.016">
            <text:p>0.016000</text:p>
          </table:table-cell>
          <table:table-cell table:formula="oooc:=[.N281]-[.L28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56832">
            <text:p>0.156832</text:p>
          </table:table-cell>
          <table:table-cell office:value-type="float" office:value="14703000">
            <text:p>14703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282]&lt;0.1;[.K282];[.H282])" office:value-type="float" office:value="0.063">
            <text:p>0.063000</text:p>
          </table:table-cell>
          <table:table-cell table:formula="oooc:=[.N282]-[.L282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14565333333">
            <text:p>0.114565</text:p>
          </table:table-cell>
          <table:table-cell office:value-type="float" office:value="10740500">
            <text:p>10740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62">
            <text:p>0.062000</text:p>
          </table:table-cell>
          <table:table-cell office:value-type="float" office:value="0.016">
            <text:p>0.016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283]&lt;0.1;[.K283];[.H283])" office:value-type="float" office:value="0.063">
            <text:p>0.063000</text:p>
          </table:table-cell>
          <table:table-cell table:formula="oooc:=[.N283]-[.L283]" office:value-type="float" office:value="0.047">
            <text:p>0.04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08770666667">
            <text:p>0.208771</text:p>
          </table:table-cell>
          <table:table-cell office:value-type="float" office:value="19572250">
            <text:p>19572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0.094">
            <text:p>0.094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84]&lt;0.1;[.K284];[.H284])" office:value-type="float" office:value="0.047">
            <text:p>0.047000</text:p>
          </table:table-cell>
          <table:table-cell table:formula="oooc:=[.N284]-[.L28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61965333333">
            <text:p>0.161965</text:p>
          </table:table-cell>
          <table:table-cell office:value-type="float" office:value="15184250">
            <text:p>15184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6">
            <text:p>0.046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85]&lt;0.1;[.K285];[.H285])" office:value-type="float" office:value="0.046">
            <text:p>0.046000</text:p>
          </table:table-cell>
          <table:table-cell table:formula="oooc:=[.N285]-[.L285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29581333333">
            <text:p>0.129581</text:p>
          </table:table-cell>
          <table:table-cell office:value-type="float" office:value="12148250">
            <text:p>12148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86]&lt;0.1;[.K286];[.H286])" office:value-type="float" office:value="0.062">
            <text:p>0.062000</text:p>
          </table:table-cell>
          <table:table-cell table:formula="oooc:=[.N286]-[.L286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45954666667">
            <text:p>0.245955</text:p>
          </table:table-cell>
          <table:table-cell office:value-type="float" office:value="23058250">
            <text:p>23058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62">
            <text:p>0.062000</text:p>
          </table:table-cell>
          <table:table-cell office:value-type="float" office:value="0.11">
            <text:p>0.110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87]&lt;0.1;[.K287];[.H287])" office:value-type="float" office:value="0.047">
            <text:p>0.047000</text:p>
          </table:table-cell>
          <table:table-cell table:formula="oooc:=[.N287]-[.L28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17181333333">
            <text:p>0.217181</text:p>
          </table:table-cell>
          <table:table-cell office:value-type="float" office:value="20360750">
            <text:p>20360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office:value-type="float" office:value="0.093">
            <text:p>0.093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288]&lt;0.1;[.K288];[.H288])" office:value-type="float" office:value="0.062">
            <text:p>0.062000</text:p>
          </table:table-cell>
          <table:table-cell table:formula="oooc:=[.N288]-[.L288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0492">
            <text:p>0.104920</text:p>
          </table:table-cell>
          <table:table-cell office:value-type="float" office:value="9836250">
            <text:p>9836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89]&lt;0.1;[.K289];[.H289])" office:value-type="float" office:value="0.062">
            <text:p>0.062000</text:p>
          </table:table-cell>
          <table:table-cell table:formula="oooc:=[.N289]-[.L289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74058666667">
            <text:p>0.174059</text:p>
          </table:table-cell>
          <table:table-cell office:value-type="float" office:value="16318000">
            <text:p>16318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90]&lt;0.1;[.K290];[.H290])" office:value-type="float" office:value="0.047">
            <text:p>0.047000</text:p>
          </table:table-cell>
          <table:table-cell table:formula="oooc:=[.N290]-[.L29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42421333333">
            <text:p>0.242421</text:p>
          </table:table-cell>
          <table:table-cell office:value-type="float" office:value="22727000">
            <text:p>22727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63">
            <text:p>0.063000</text:p>
          </table:table-cell>
          <table:table-cell office:value-type="float" office:value="0.109">
            <text:p>0.109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91]&lt;0.1;[.K291];[.H291])" office:value-type="float" office:value="0.047">
            <text:p>0.047000</text:p>
          </table:table-cell>
          <table:table-cell table:formula="oooc:=[.N291]-[.L29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10754666667">
            <text:p>0.110755</text:p>
          </table:table-cell>
          <table:table-cell office:value-type="float" office:value="10383250">
            <text:p>10383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4">
            <text:p>4</text:p>
          </table:table-cell>
          <table:table-cell table:formula="oooc:=IF([.D292]&lt;0.1;[.K292];[.H292])" office:value-type="float" office:value="0.047">
            <text:p>0.047000</text:p>
          </table:table-cell>
          <table:table-cell table:formula="oooc:=[.N292]-[.L292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299973333333">
            <text:p>0.029997</text:p>
          </table:table-cell>
          <table:table-cell office:value-type="float" office:value="2812250">
            <text:p>2812250</text:p>
          </table:table-cell>
          <table:table-cell office:value-type="float" office:value="0.786272">
            <text:p>0.78627200</text:p>
          </table:table-cell>
          <table:table-cell office:value-type="float" office:value="12285500">
            <text:p>122855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293]&lt;0.1;[.K293];[.H293])" office:value-type="float" office:value="0.016">
            <text:p>0.016000</text:p>
          </table:table-cell>
          <table:table-cell table:formula="oooc:=[.N293]-[.L29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14994666667">
            <text:p>0.114995</text:p>
          </table:table-cell>
          <table:table-cell office:value-type="float" office:value="10780750">
            <text:p>10780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47">
            <text:p>0.047000</text:p>
          </table:table-cell>
          <table:table-cell office:value-type="float" office:value="0.032">
            <text:p>0.032000</text:p>
          </table:table-cell>
          <table:table-cell office:value-type="float" office:value="0.046">
            <text:p>0.046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294]&lt;0.1;[.K294];[.H294])" office:value-type="float" office:value="0.062">
            <text:p>0.062000</text:p>
          </table:table-cell>
          <table:table-cell table:formula="oooc:=[.N294]-[.L294]" office:value-type="float" office:value="0.03">
            <text:p>0.03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770026666667">
            <text:p>0.077003</text:p>
          </table:table-cell>
          <table:table-cell office:value-type="float" office:value="7219000">
            <text:p>7219000</text:p>
          </table:table-cell>
          <table:table-cell office:value-type="float" office:value="0.999936">
            <text:p>0.99993600</text:p>
          </table:table-cell>
          <table:table-cell office:value-type="float" office:value="15624000">
            <text:p>15624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295]&lt;0.1;[.K295];[.H295])" office:value-type="float" office:value="0.031">
            <text:p>0.031000</text:p>
          </table:table-cell>
          <table:table-cell table:formula="oooc:=[.N295]-[.L295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712293333333">
            <text:p>0.071229</text:p>
          </table:table-cell>
          <table:table-cell office:value-type="float" office:value="6677750">
            <text:p>6677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296]&lt;0.1;[.K296];[.H296])" office:value-type="float" office:value="0.016">
            <text:p>0.016000</text:p>
          </table:table-cell>
          <table:table-cell table:formula="oooc:=[.N296]-[.L29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894746666667">
            <text:p>0.089475</text:p>
          </table:table-cell>
          <table:table-cell office:value-type="float" office:value="8388250">
            <text:p>8388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46">
            <text:p>0.046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4">
            <text:p>4</text:p>
          </table:table-cell>
          <table:table-cell table:formula="oooc:=IF([.D297]&lt;0.1;[.K297];[.H297])" office:value-type="float" office:value="0.031">
            <text:p>0.031000</text:p>
          </table:table-cell>
          <table:table-cell table:formula="oooc:=[.N297]-[.L29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92730666667">
            <text:p>0.192731</text:p>
          </table:table-cell>
          <table:table-cell office:value-type="float" office:value="18068500">
            <text:p>18068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298]&lt;0.1;[.K298];[.H298])" office:value-type="float" office:value="0.063">
            <text:p>0.063000</text:p>
          </table:table-cell>
          <table:table-cell table:formula="oooc:=[.N298]-[.L298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662426666667">
            <text:p>0.066243</text:p>
          </table:table-cell>
          <table:table-cell office:value-type="float" office:value="6210250">
            <text:p>6210250</text:p>
          </table:table-cell>
          <table:table-cell office:value-type="float" office:value="0.999552">
            <text:p>0.99955200</text:p>
          </table:table-cell>
          <table:table-cell office:value-type="float" office:value="15618000">
            <text:p>15618000</text:p>
          </table:table-cell>
          <table:table-cell office:value-type="float" office:value="0.063">
            <text:p>0.06300000</text:p>
          </table:table-cell>
          <table:table-cell office:value-type="float" office:value="0.062">
            <text:p>0.062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299]&lt;0.1;[.K299];[.H299])" office:value-type="float" office:value="0.015">
            <text:p>0.015000</text:p>
          </table:table-cell>
          <table:table-cell table:formula="oooc:=[.N299]-[.L29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38418666667">
            <text:p>0.138419</text:p>
          </table:table-cell>
          <table:table-cell office:value-type="float" office:value="12976750">
            <text:p>12976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47">
            <text:p>0.047000</text:p>
          </table:table-cell>
          <table:table-cell office:value-type="float" office:value="0.046">
            <text:p>0.046000</text:p>
          </table:table-cell>
          <table:table-cell office:value-type="float" office:value="0.047">
            <text:p>0.047000</text:p>
          </table:table-cell>
          <table:table-cell office:value-type="float" office:value="0.046">
            <text:p>0.046000</text:p>
          </table:table-cell>
          <table:table-cell office:value-type="float" office:value="3">
            <text:p>3</text:p>
          </table:table-cell>
          <table:table-cell table:formula="oooc:=IF([.D300]&lt;0.1;[.K300];[.H300])" office:value-type="float" office:value="0.063">
            <text:p>0.063000</text:p>
          </table:table-cell>
          <table:table-cell table:formula="oooc:=[.N300]-[.L300]" office:value-type="float" office:value="0.017">
            <text:p>0.01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28112">
            <text:p>0.028112</text:p>
          </table:table-cell>
          <table:table-cell office:value-type="float" office:value="2635500">
            <text:p>2635500</text:p>
          </table:table-cell>
          <table:table-cell office:value-type="float" office:value="0.741888">
            <text:p>0.74188800</text:p>
          </table:table-cell>
          <table:table-cell office:value-type="float" office:value="11592000">
            <text:p>11592000</text:p>
          </table:table-cell>
          <table:table-cell office:value-type="float" office:value="0.046">
            <text:p>0.04600000</text:p>
          </table:table-cell>
          <table:table-cell office:value-type="float" office:value="0.063">
            <text:p>0.063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301]&lt;0.1;[.K301];[.H301])" office:value-type="float" office:value="0.015">
            <text:p>0.015000</text:p>
          </table:table-cell>
          <table:table-cell table:formula="oooc:=[.N301]-[.L30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55708">
            <text:p>0.155708</text:p>
          </table:table-cell>
          <table:table-cell office:value-type="float" office:value="19463500">
            <text:p>19463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02]&lt;0.1;[.K302];[.H302])" office:value-type="float" office:value="0.063">
            <text:p>0.063000</text:p>
          </table:table-cell>
          <table:table-cell table:formula="oooc:=[.N302]-[.L302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3113">
            <text:p>0.031130</text:p>
          </table:table-cell>
          <table:table-cell office:value-type="float" office:value="3891250">
            <text:p>3891250</text:p>
          </table:table-cell>
          <table:table-cell office:value-type="float" office:value="0.881696">
            <text:p>0.88169600</text:p>
          </table:table-cell>
          <table:table-cell office:value-type="float" office:value="13776500">
            <text:p>13776500</text:p>
          </table:table-cell>
          <table:table-cell office:value-type="float" office:value="0.062">
            <text:p>0.06200000</text:p>
          </table:table-cell>
          <table:table-cell office:value-type="float" office:value="0.094">
            <text:p>0.094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303]&lt;0.1;[.K303];[.H303])" office:value-type="float" office:value="0.016">
            <text:p>0.016000</text:p>
          </table:table-cell>
          <table:table-cell table:formula="oooc:=[.N303]-[.L303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39436">
            <text:p>0.239436</text:p>
          </table:table-cell>
          <table:table-cell office:value-type="float" office:value="29929500">
            <text:p>29929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0.14">
            <text:p>0.140000</text:p>
          </table:table-cell>
          <table:table-cell office:value-type="float" office:value="0.063">
            <text:p>0.063000</text:p>
          </table:table-cell>
          <table:table-cell office:value-type="float" office:value="1">
            <text:p>1</text:p>
          </table:table-cell>
          <table:table-cell table:formula="oooc:=IF([.D304]&lt;0.1;[.K304];[.H304])" office:value-type="float" office:value="0.063">
            <text:p>0.063000</text:p>
          </table:table-cell>
          <table:table-cell table:formula="oooc:=[.N304]-[.L30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08172">
            <text:p>0.108172</text:p>
          </table:table-cell>
          <table:table-cell office:value-type="float" office:value="13521500">
            <text:p>13521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05]&lt;0.1;[.K305];[.H305])" office:value-type="float" office:value="0.063">
            <text:p>0.063000</text:p>
          </table:table-cell>
          <table:table-cell table:formula="oooc:=[.N305]-[.L305]" office:value-type="float" office:value="0.032">
            <text:p>0.03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14844">
            <text:p>0.014844</text:p>
          </table:table-cell>
          <table:table-cell office:value-type="float" office:value="1855500">
            <text:p>1855500</text:p>
          </table:table-cell>
          <table:table-cell office:value-type="float" office:value="0.381536">
            <text:p>0.38153600</text:p>
          </table:table-cell>
          <table:table-cell office:value-type="float" office:value="5961500">
            <text:p>59615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">
            <text:p>0.000000</text:p>
          </table:table-cell>
          <table:table-cell office:value-type="float" office:value="4">
            <text:p>4</text:p>
          </table:table-cell>
          <table:table-cell table:formula="oooc:=IF([.D306]&lt;0.1;[.K306];[.H306])" office:value-type="float" office:value="0">
            <text:p>0.000000</text:p>
          </table:table-cell>
          <table:table-cell table:formula="oooc:=[.N306]-[.L30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26698">
            <text:p>0.026698</text:p>
          </table:table-cell>
          <table:table-cell office:value-type="float" office:value="3337250">
            <text:p>3337250</text:p>
          </table:table-cell>
          <table:table-cell office:value-type="float" office:value="0.79152">
            <text:p>0.79152000</text:p>
          </table:table-cell>
          <table:table-cell office:value-type="float" office:value="12367500">
            <text:p>12367500</text:p>
          </table:table-cell>
          <table:table-cell office:value-type="float" office:value="0.078">
            <text:p>0.07800000</text:p>
          </table:table-cell>
          <table:table-cell office:value-type="float" office:value="0.078">
            <text:p>0.078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307]&lt;0.1;[.K307];[.H307])" office:value-type="float" office:value="0.016">
            <text:p>0.016000</text:p>
          </table:table-cell>
          <table:table-cell table:formula="oooc:=[.N307]-[.L307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30064">
            <text:p>0.130064</text:p>
          </table:table-cell>
          <table:table-cell office:value-type="float" office:value="16258000">
            <text:p>16258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08]&lt;0.1;[.K308];[.H308])" office:value-type="float" office:value="0.062">
            <text:p>0.062000</text:p>
          </table:table-cell>
          <table:table-cell table:formula="oooc:=[.N308]-[.L308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2281">
            <text:p>0.222810</text:p>
          </table:table-cell>
          <table:table-cell office:value-type="float" office:value="27851250">
            <text:p>27851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0.125">
            <text:p>0.125000</text:p>
          </table:table-cell>
          <table:table-cell office:value-type="float" office:value="0.063">
            <text:p>0.063000</text:p>
          </table:table-cell>
          <table:table-cell office:value-type="float" office:value="1">
            <text:p>1</text:p>
          </table:table-cell>
          <table:table-cell table:formula="oooc:=IF([.D309]&lt;0.1;[.K309];[.H309])" office:value-type="float" office:value="0.063">
            <text:p>0.063000</text:p>
          </table:table-cell>
          <table:table-cell table:formula="oooc:=[.N309]-[.L30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40876">
            <text:p>0.240876</text:p>
          </table:table-cell>
          <table:table-cell office:value-type="float" office:value="30109500">
            <text:p>30109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78">
            <text:p>0.078000</text:p>
          </table:table-cell>
          <table:table-cell office:value-type="float" office:value="0.063">
            <text:p>0.063000</text:p>
          </table:table-cell>
          <table:table-cell office:value-type="float" office:value="0.156">
            <text:p>0.156000</text:p>
          </table:table-cell>
          <table:table-cell office:value-type="float" office:value="0.063">
            <text:p>0.063000</text:p>
          </table:table-cell>
          <table:table-cell office:value-type="float" office:value="3">
            <text:p>3</text:p>
          </table:table-cell>
          <table:table-cell table:formula="oooc:=IF([.D310]&lt;0.1;[.K310];[.H310])" office:value-type="float" office:value="0.078">
            <text:p>0.078000</text:p>
          </table:table-cell>
          <table:table-cell table:formula="oooc:=[.N310]-[.L310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50764">
            <text:p>0.050764</text:p>
          </table:table-cell>
          <table:table-cell office:value-type="float" office:value="6345500">
            <text:p>6345500</text:p>
          </table:table-cell>
          <table:table-cell office:value-type="float" office:value="0.99664">
            <text:p>0.99664000</text:p>
          </table:table-cell>
          <table:table-cell office:value-type="float" office:value="15572500">
            <text:p>155725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311]&lt;0.1;[.K311];[.H311])" office:value-type="float" office:value="0.015">
            <text:p>0.015000</text:p>
          </table:table-cell>
          <table:table-cell table:formula="oooc:=[.N311]-[.L31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8579">
            <text:p>0.085790</text:p>
          </table:table-cell>
          <table:table-cell office:value-type="float" office:value="10723750">
            <text:p>10723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12]&lt;0.1;[.K312];[.H312])" office:value-type="float" office:value="0.032">
            <text:p>0.032000</text:p>
          </table:table-cell>
          <table:table-cell table:formula="oooc:=[.N312]-[.L312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36514">
            <text:p>0.136514</text:p>
          </table:table-cell>
          <table:table-cell office:value-type="float" office:value="17064250">
            <text:p>17064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62">
            <text:p>0.062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13]&lt;0.1;[.K313];[.H313])" office:value-type="float" office:value="0.063">
            <text:p>0.063000</text:p>
          </table:table-cell>
          <table:table-cell table:formula="oooc:=[.N313]-[.L313]" office:value-type="float" office:value="0.032">
            <text:p>0.03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70148">
            <text:p>0.070148</text:p>
          </table:table-cell>
          <table:table-cell office:value-type="float" office:value="8768500">
            <text:p>8768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4">
            <text:p>4</text:p>
          </table:table-cell>
          <table:table-cell table:formula="oooc:=IF([.D314]&lt;0.1;[.K314];[.H314])" office:value-type="float" office:value="0.031">
            <text:p>0.031000</text:p>
          </table:table-cell>
          <table:table-cell table:formula="oooc:=[.N314]-[.L31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27258">
            <text:p>0.027258</text:p>
          </table:table-cell>
          <table:table-cell office:value-type="float" office:value="3407250">
            <text:p>3407250</text:p>
          </table:table-cell>
          <table:table-cell office:value-type="float" office:value="0.804064">
            <text:p>0.80406400</text:p>
          </table:table-cell>
          <table:table-cell office:value-type="float" office:value="12563500">
            <text:p>125635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315]&lt;0.1;[.K315];[.H315])" office:value-type="float" office:value="0.015">
            <text:p>0.015000</text:p>
          </table:table-cell>
          <table:table-cell table:formula="oooc:=[.N315]-[.L31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42156">
            <text:p>0.242156</text:p>
          </table:table-cell>
          <table:table-cell office:value-type="float" office:value="30269500">
            <text:p>30269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0.141">
            <text:p>0.141000</text:p>
          </table:table-cell>
          <table:table-cell office:value-type="float" office:value="0.063">
            <text:p>0.063000</text:p>
          </table:table-cell>
          <table:table-cell office:value-type="float" office:value="1">
            <text:p>1</text:p>
          </table:table-cell>
          <table:table-cell table:formula="oooc:=IF([.D316]&lt;0.1;[.K316];[.H316])" office:value-type="float" office:value="0.063">
            <text:p>0.063000</text:p>
          </table:table-cell>
          <table:table-cell table:formula="oooc:=[.N316]-[.L31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60618">
            <text:p>0.160618</text:p>
          </table:table-cell>
          <table:table-cell office:value-type="float" office:value="20077250">
            <text:p>20077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17]&lt;0.1;[.K317];[.H317])" office:value-type="float" office:value="0.062">
            <text:p>0.062000</text:p>
          </table:table-cell>
          <table:table-cell table:formula="oooc:=[.N317]-[.L317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29262">
            <text:p>0.029262</text:p>
          </table:table-cell>
          <table:table-cell office:value-type="float" office:value="3657750">
            <text:p>3657750</text:p>
          </table:table-cell>
          <table:table-cell office:value-type="float" office:value="0.850592">
            <text:p>0.85059200</text:p>
          </table:table-cell>
          <table:table-cell office:value-type="float" office:value="13290500">
            <text:p>132905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318]&lt;0.1;[.K318];[.H318])" office:value-type="float" office:value="0.016">
            <text:p>0.016000</text:p>
          </table:table-cell>
          <table:table-cell table:formula="oooc:=[.N318]-[.L31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2198">
            <text:p>0.121980</text:p>
          </table:table-cell>
          <table:table-cell office:value-type="float" office:value="15247500">
            <text:p>15247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table:number-columns-repeated="3"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19]&lt;0.1;[.K319];[.H319])" office:value-type="float" office:value="0.063">
            <text:p>0.063000</text:p>
          </table:table-cell>
          <table:table-cell table:formula="oooc:=[.N319]-[.L319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18078">
            <text:p>0.118078</text:p>
          </table:table-cell>
          <table:table-cell office:value-type="float" office:value="14759750">
            <text:p>14759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32">
            <text:p>0.032000</text:p>
          </table:table-cell>
          <table:table-cell office:value-type="float" office:value="0.046">
            <text:p>0.046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320]&lt;0.1;[.K320];[.H320])" office:value-type="float" office:value="0.062">
            <text:p>0.062000</text:p>
          </table:table-cell>
          <table:table-cell table:formula="oooc:=[.N320]-[.L320]" office:value-type="float" office:value="0.03">
            <text:p>0.03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0564">
            <text:p>0.205640</text:p>
          </table:table-cell>
          <table:table-cell office:value-type="float" office:value="25705000">
            <text:p>25705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63">
            <text:p>0.063000</text:p>
          </table:table-cell>
          <table:table-cell office:value-type="float" office:value="0.109">
            <text:p>0.109000</text:p>
          </table:table-cell>
          <table:table-cell office:value-type="float" office:value="0.062">
            <text:p>0.062000</text:p>
          </table:table-cell>
          <table:table-cell office:value-type="float" office:value="1">
            <text:p>1</text:p>
          </table:table-cell>
          <table:table-cell table:formula="oooc:=IF([.D321]&lt;0.1;[.K321];[.H321])" office:value-type="float" office:value="0.062">
            <text:p>0.062000</text:p>
          </table:table-cell>
          <table:table-cell table:formula="oooc:=[.N321]-[.L32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02516">
            <text:p>0.102516</text:p>
          </table:table-cell>
          <table:table-cell office:value-type="float" office:value="12814500">
            <text:p>12814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22]&lt;0.1;[.K322];[.H322])" office:value-type="float" office:value="0.063">
            <text:p>0.063000</text:p>
          </table:table-cell>
          <table:table-cell table:formula="oooc:=[.N322]-[.L322]" office:value-type="float" office:value="0.032">
            <text:p>0.03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5689">
            <text:p>0.156890</text:p>
          </table:table-cell>
          <table:table-cell office:value-type="float" office:value="19611250">
            <text:p>19611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23]&lt;0.1;[.K323];[.H323])" office:value-type="float" office:value="0.063">
            <text:p>0.063000</text:p>
          </table:table-cell>
          <table:table-cell table:formula="oooc:=[.N323]-[.L323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19054">
            <text:p>0.219054</text:p>
          </table:table-cell>
          <table:table-cell office:value-type="float" office:value="27381750">
            <text:p>27381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63">
            <text:p>0.063000</text:p>
          </table:table-cell>
          <table:table-cell office:value-type="float" office:value="0.125">
            <text:p>0.125000</text:p>
          </table:table-cell>
          <table:table-cell office:value-type="float" office:value="0.063">
            <text:p>0.063000</text:p>
          </table:table-cell>
          <table:table-cell office:value-type="float" office:value="3">
            <text:p>3</text:p>
          </table:table-cell>
          <table:table-cell table:formula="oooc:=IF([.D324]&lt;0.1;[.K324];[.H324])" office:value-type="float" office:value="0.063">
            <text:p>0.063000</text:p>
          </table:table-cell>
          <table:table-cell table:formula="oooc:=[.N324]-[.L32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59604">
            <text:p>0.059604</text:p>
          </table:table-cell>
          <table:table-cell office:value-type="float" office:value="7450500">
            <text:p>7450500</text:p>
          </table:table-cell>
          <table:table-cell office:value-type="float" office:value="0.999648">
            <text:p>0.99964800</text:p>
          </table:table-cell>
          <table:table-cell office:value-type="float" office:value="15619500">
            <text:p>156195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325]&lt;0.1;[.K325];[.H325])" office:value-type="float" office:value="0.031">
            <text:p>0.031000</text:p>
          </table:table-cell>
          <table:table-cell table:formula="oooc:=[.N325]-[.L325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37654">
            <text:p>0.137654</text:p>
          </table:table-cell>
          <table:table-cell office:value-type="float" office:value="17206750">
            <text:p>17206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32">
            <text:p>0.032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326]&lt;0.1;[.K326];[.H326])" office:value-type="float" office:value="0.062">
            <text:p>0.062000</text:p>
          </table:table-cell>
          <table:table-cell table:formula="oooc:=[.N326]-[.L326]" office:value-type="float" office:value="0.03">
            <text:p>0.03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16068">
            <text:p>0.216068</text:p>
          </table:table-cell>
          <table:table-cell office:value-type="float" office:value="27008500">
            <text:p>27008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63">
            <text:p>0.063000</text:p>
          </table:table-cell>
          <table:table-cell office:value-type="float" office:value="0.125">
            <text:p>0.125000</text:p>
          </table:table-cell>
          <table:table-cell office:value-type="float" office:value="0.062">
            <text:p>0.062000</text:p>
          </table:table-cell>
          <table:table-cell office:value-type="float" office:value="1">
            <text:p>1</text:p>
          </table:table-cell>
          <table:table-cell table:formula="oooc:=IF([.D327]&lt;0.1;[.K327];[.H327])" office:value-type="float" office:value="0.062">
            <text:p>0.062000</text:p>
          </table:table-cell>
          <table:table-cell table:formula="oooc:=[.N327]-[.L32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10764">
            <text:p>0.110764</text:p>
          </table:table-cell>
          <table:table-cell office:value-type="float" office:value="13845500">
            <text:p>13845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28]&lt;0.1;[.K328];[.H328])" office:value-type="float" office:value="0.062">
            <text:p>0.062000</text:p>
          </table:table-cell>
          <table:table-cell table:formula="oooc:=[.N328]-[.L328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32854">
            <text:p>0.232854</text:p>
          </table:table-cell>
          <table:table-cell office:value-type="float" office:value="29106750">
            <text:p>29106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0.141">
            <text:p>0.141000</text:p>
          </table:table-cell>
          <table:table-cell office:value-type="float" office:value="0.062">
            <text:p>0.062000</text:p>
          </table:table-cell>
          <table:table-cell office:value-type="float" office:value="1">
            <text:p>1</text:p>
          </table:table-cell>
          <table:table-cell table:formula="oooc:=IF([.D329]&lt;0.1;[.K329];[.H329])" office:value-type="float" office:value="0.062">
            <text:p>0.062000</text:p>
          </table:table-cell>
          <table:table-cell table:formula="oooc:=[.N329]-[.L32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57772">
            <text:p>0.157772</text:p>
          </table:table-cell>
          <table:table-cell office:value-type="float" office:value="19721500">
            <text:p>19721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30]&lt;0.1;[.K330];[.H330])" office:value-type="float" office:value="0.063">
            <text:p>0.063000</text:p>
          </table:table-cell>
          <table:table-cell table:formula="oooc:=[.N330]-[.L330]" office:value-type="float" office:value="0.032">
            <text:p>0.03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9591">
            <text:p>0.095910</text:p>
          </table:table-cell>
          <table:table-cell office:value-type="float" office:value="11988750">
            <text:p>11988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table:number-columns-repeated="3" office:value-type="float" office:value="0.031">
            <text:p>0.031000</text:p>
          </table:table-cell>
          <table:table-cell office:value-type="float" office:value="4">
            <text:p>4</text:p>
          </table:table-cell>
          <table:table-cell table:formula="oooc:=IF([.D331]&lt;0.1;[.K331];[.H331])" office:value-type="float" office:value="0.031">
            <text:p>0.031000</text:p>
          </table:table-cell>
          <table:table-cell table:formula="oooc:=[.N331]-[.L33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0647">
            <text:p>0.106470</text:p>
          </table:table-cell>
          <table:table-cell office:value-type="float" office:value="13308750">
            <text:p>13308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32]&lt;0.1;[.K332];[.H332])" office:value-type="float" office:value="0.063">
            <text:p>0.063000</text:p>
          </table:table-cell>
          <table:table-cell table:formula="oooc:=[.N332]-[.L332]" office:value-type="float" office:value="0.032">
            <text:p>0.03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2316">
            <text:p>0.023160</text:p>
          </table:table-cell>
          <table:table-cell office:value-type="float" office:value="2895000">
            <text:p>2895000</text:p>
          </table:table-cell>
          <table:table-cell office:value-type="float" office:value="0.694016">
            <text:p>0.69401600</text:p>
          </table:table-cell>
          <table:table-cell office:value-type="float" office:value="10844000">
            <text:p>10844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333]&lt;0.1;[.K333];[.H333])" office:value-type="float" office:value="0.015">
            <text:p>0.015000</text:p>
          </table:table-cell>
          <table:table-cell table:formula="oooc:=[.N333]-[.L33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93302">
            <text:p>0.193302</text:p>
          </table:table-cell>
          <table:table-cell office:value-type="float" office:value="24162750">
            <text:p>24162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62">
            <text:p>0.062000</text:p>
          </table:table-cell>
          <table:table-cell office:value-type="float" office:value="0.094">
            <text:p>0.094000</text:p>
          </table:table-cell>
          <table:table-cell office:value-type="float" office:value="0.062">
            <text:p>0.062000</text:p>
          </table:table-cell>
          <table:table-cell office:value-type="float" office:value="3">
            <text:p>3</text:p>
          </table:table-cell>
          <table:table-cell table:formula="oooc:=IF([.D334]&lt;0.1;[.K334];[.H334])" office:value-type="float" office:value="0.063">
            <text:p>0.063000</text:p>
          </table:table-cell>
          <table:table-cell table:formula="oooc:=[.N334]-[.L334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70842">
            <text:p>0.170842</text:p>
          </table:table-cell>
          <table:table-cell office:value-type="float" office:value="21355250">
            <text:p>21355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79">
            <text:p>0.079000</text:p>
          </table:table-cell>
          <table:table-cell office:value-type="float" office:value="0.046">
            <text:p>0.046000</text:p>
          </table:table-cell>
          <table:table-cell office:value-type="float" office:value="0.094">
            <text:p>0.094000</text:p>
          </table:table-cell>
          <table:table-cell office:value-type="float" office:value="0.046">
            <text:p>0.046000</text:p>
          </table:table-cell>
          <table:table-cell office:value-type="float" office:value="3">
            <text:p>3</text:p>
          </table:table-cell>
          <table:table-cell table:formula="oooc:=IF([.D335]&lt;0.1;[.K335];[.H335])" office:value-type="float" office:value="0.078">
            <text:p>0.078000</text:p>
          </table:table-cell>
          <table:table-cell table:formula="oooc:=[.N335]-[.L335]" office:value-type="float" office:value="0.032">
            <text:p>0.03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19838">
            <text:p>0.219838</text:p>
          </table:table-cell>
          <table:table-cell office:value-type="float" office:value="27479750">
            <text:p>27479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78">
            <text:p>0.078000</text:p>
          </table:table-cell>
          <table:table-cell office:value-type="float" office:value="0.063">
            <text:p>0.063000</text:p>
          </table:table-cell>
          <table:table-cell office:value-type="float" office:value="0.125">
            <text:p>0.125000</text:p>
          </table:table-cell>
          <table:table-cell office:value-type="float" office:value="0.063">
            <text:p>0.063000</text:p>
          </table:table-cell>
          <table:table-cell office:value-type="float" office:value="3">
            <text:p>3</text:p>
          </table:table-cell>
          <table:table-cell table:formula="oooc:=IF([.D336]&lt;0.1;[.K336];[.H336])" office:value-type="float" office:value="0.078">
            <text:p>0.078000</text:p>
          </table:table-cell>
          <table:table-cell table:formula="oooc:=[.N336]-[.L336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03676">
            <text:p>0.003676</text:p>
          </table:table-cell>
          <table:table-cell office:value-type="float" office:value="459500">
            <text:p>459500</text:p>
          </table:table-cell>
          <table:table-cell office:value-type="float" office:value="0.026112">
            <text:p>0.02611200</text:p>
          </table:table-cell>
          <table:table-cell office:value-type="float" office:value="408000">
            <text:p>408000</text:p>
          </table:table-cell>
          <table:table-cell office:value-type="float" office:value="0.063">
            <text:p>0.06300000</text:p>
          </table:table-cell>
          <table:table-cell office:value-type="float" office:value="0.062">
            <text:p>0.062000</text:p>
          </table:table-cell>
          <table:table-cell table:number-columns-repeated="3"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ooc:=IF([.D337]&lt;0.1;[.K337];[.H337])" office:value-type="float" office:value="0">
            <text:p>0.000000</text:p>
          </table:table-cell>
          <table:table-cell table:formula="oooc:=[.N337]-[.L33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91334">
            <text:p>0.091334</text:p>
          </table:table-cell>
          <table:table-cell office:value-type="float" office:value="11416750">
            <text:p>11416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78">
            <text:p>0.078000</text:p>
          </table:table-cell>
          <table:table-cell office:value-type="float" office:value="0.015">
            <text:p>0.015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338]&lt;0.1;[.K338];[.H338])" office:value-type="float" office:value="0.047">
            <text:p>0.047000</text:p>
          </table:table-cell>
          <table:table-cell table:formula="oooc:=[.N338]-[.L338]" office:value-type="float" office:value="0.032">
            <text:p>0.03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38044">
            <text:p>0.238044</text:p>
          </table:table-cell>
          <table:table-cell office:value-type="float" office:value="29755500">
            <text:p>29755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62">
            <text:p>0.062000</text:p>
          </table:table-cell>
          <table:table-cell office:value-type="float" office:value="0.078">
            <text:p>0.078000</text:p>
          </table:table-cell>
          <table:table-cell office:value-type="float" office:value="0.141">
            <text:p>0.141000</text:p>
          </table:table-cell>
          <table:table-cell office:value-type="float" office:value="0.062">
            <text:p>0.062000</text:p>
          </table:table-cell>
          <table:table-cell office:value-type="float" office:value="2">
            <text:p>2</text:p>
          </table:table-cell>
          <table:table-cell table:formula="oooc:=IF([.D339]&lt;0.1;[.K339];[.H339])" office:value-type="float" office:value="0.078">
            <text:p>0.078000</text:p>
          </table:table-cell>
          <table:table-cell table:formula="oooc:=[.N339]-[.L339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18414">
            <text:p>0.218414</text:p>
          </table:table-cell>
          <table:table-cell office:value-type="float" office:value="27301750">
            <text:p>27301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78">
            <text:p>0.078000</text:p>
          </table:table-cell>
          <table:table-cell office:value-type="float" office:value="0.062">
            <text:p>0.062000</text:p>
          </table:table-cell>
          <table:table-cell office:value-type="float" office:value="0.125">
            <text:p>0.125000</text:p>
          </table:table-cell>
          <table:table-cell office:value-type="float" office:value="0.062">
            <text:p>0.062000</text:p>
          </table:table-cell>
          <table:table-cell office:value-type="float" office:value="3">
            <text:p>3</text:p>
          </table:table-cell>
          <table:table-cell table:formula="oooc:=IF([.D340]&lt;0.1;[.K340];[.H340])" office:value-type="float" office:value="0.078">
            <text:p>0.078000</text:p>
          </table:table-cell>
          <table:table-cell table:formula="oooc:=[.N340]-[.L340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50556">
            <text:p>0.150556</text:p>
          </table:table-cell>
          <table:table-cell office:value-type="float" office:value="18819500">
            <text:p>18819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41]&lt;0.1;[.K341];[.H341])" office:value-type="float" office:value="0.062">
            <text:p>0.062000</text:p>
          </table:table-cell>
          <table:table-cell table:formula="oooc:=[.N341]-[.L341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27166">
            <text:p>0.127166</text:p>
          </table:table-cell>
          <table:table-cell office:value-type="float" office:value="15895750">
            <text:p>15895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62">
            <text:p>0.062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42]&lt;0.1;[.K342];[.H342])" office:value-type="float" office:value="0.063">
            <text:p>0.063000</text:p>
          </table:table-cell>
          <table:table-cell table:formula="oooc:=[.N342]-[.L342]" office:value-type="float" office:value="0.032">
            <text:p>0.03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39872">
            <text:p>0.239872</text:p>
          </table:table-cell>
          <table:table-cell office:value-type="float" office:value="29984000">
            <text:p>29984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63">
            <text:p>0.063000</text:p>
          </table:table-cell>
          <table:table-cell office:value-type="float" office:value="0.156">
            <text:p>0.156000</text:p>
          </table:table-cell>
          <table:table-cell office:value-type="float" office:value="0.063">
            <text:p>0.063000</text:p>
          </table:table-cell>
          <table:table-cell office:value-type="float" office:value="3">
            <text:p>3</text:p>
          </table:table-cell>
          <table:table-cell table:formula="oooc:=IF([.D343]&lt;0.1;[.K343];[.H343])" office:value-type="float" office:value="0.063">
            <text:p>0.063000</text:p>
          </table:table-cell>
          <table:table-cell table:formula="oooc:=[.N343]-[.L34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78544">
            <text:p>0.178544</text:p>
          </table:table-cell>
          <table:table-cell office:value-type="float" office:value="22318000">
            <text:p>22318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9">
            <text:p>0.079000</text:p>
          </table:table-cell>
          <table:table-cell office:value-type="float" office:value="0.046">
            <text:p>0.046000</text:p>
          </table:table-cell>
          <table:table-cell office:value-type="float" office:value="0.094">
            <text:p>0.094000</text:p>
          </table:table-cell>
          <table:table-cell office:value-type="float" office:value="0.046">
            <text:p>0.046000</text:p>
          </table:table-cell>
          <table:table-cell office:value-type="float" office:value="3">
            <text:p>3</text:p>
          </table:table-cell>
          <table:table-cell table:formula="oooc:=IF([.D344]&lt;0.1;[.K344];[.H344])" office:value-type="float" office:value="0.062">
            <text:p>0.062000</text:p>
          </table:table-cell>
          <table:table-cell table:formula="oooc:=[.N344]-[.L344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65766">
            <text:p>0.065766</text:p>
          </table:table-cell>
          <table:table-cell office:value-type="float" office:value="8220750">
            <text:p>8220750</text:p>
          </table:table-cell>
          <table:table-cell office:value-type="float" office:value="0.999872">
            <text:p>0.99987200</text:p>
          </table:table-cell>
          <table:table-cell office:value-type="float" office:value="15623000">
            <text:p>15623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345]&lt;0.1;[.K345];[.H345])" office:value-type="float" office:value="0.031">
            <text:p>0.031000</text:p>
          </table:table-cell>
          <table:table-cell table:formula="oooc:=[.N345]-[.L345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07802">
            <text:p>0.207802</text:p>
          </table:table-cell>
          <table:table-cell office:value-type="float" office:value="25975250">
            <text:p>25975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63">
            <text:p>0.063000</text:p>
          </table:table-cell>
          <table:table-cell office:value-type="float" office:value="0.125">
            <text:p>0.125000</text:p>
          </table:table-cell>
          <table:table-cell office:value-type="float" office:value="0.062">
            <text:p>0.062000</text:p>
          </table:table-cell>
          <table:table-cell office:value-type="float" office:value="1">
            <text:p>1</text:p>
          </table:table-cell>
          <table:table-cell table:formula="oooc:=IF([.D346]&lt;0.1;[.K346];[.H346])" office:value-type="float" office:value="0.062">
            <text:p>0.062000</text:p>
          </table:table-cell>
          <table:table-cell table:formula="oooc:=[.N346]-[.L34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51458">
            <text:p>0.251458</text:p>
          </table:table-cell>
          <table:table-cell office:value-type="float" office:value="31432250">
            <text:p>31432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79">
            <text:p>0.079000</text:p>
          </table:table-cell>
          <table:table-cell office:value-type="float" office:value="0.156">
            <text:p>0.156000</text:p>
          </table:table-cell>
          <table:table-cell office:value-type="float" office:value="0.062">
            <text:p>0.062000</text:p>
          </table:table-cell>
          <table:table-cell office:value-type="float" office:value="1">
            <text:p>1</text:p>
          </table:table-cell>
          <table:table-cell table:formula="oooc:=IF([.D347]&lt;0.1;[.K347];[.H347])" office:value-type="float" office:value="0.062">
            <text:p>0.062000</text:p>
          </table:table-cell>
          <table:table-cell table:formula="oooc:=[.N347]-[.L34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97068">
            <text:p>0.097068</text:p>
          </table:table-cell>
          <table:table-cell office:value-type="float" office:value="12133500">
            <text:p>12133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48]&lt;0.1;[.K348];[.H348])" office:value-type="float" office:value="0.047">
            <text:p>0.047000</text:p>
          </table:table-cell>
          <table:table-cell table:formula="oooc:=[.N348]-[.L348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4977">
            <text:p>0.149770</text:p>
          </table:table-cell>
          <table:table-cell office:value-type="float" office:value="18721250">
            <text:p>18721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49]&lt;0.1;[.K349];[.H349])" office:value-type="float" office:value="0.063">
            <text:p>0.063000</text:p>
          </table:table-cell>
          <table:table-cell table:formula="oooc:=[.N349]-[.L349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70244">
            <text:p>0.070244</text:p>
          </table:table-cell>
          <table:table-cell office:value-type="float" office:value="8780500">
            <text:p>8780500</text:p>
          </table:table-cell>
          <table:table-cell office:value-type="float" office:value="0.999936">
            <text:p>0.99993600</text:p>
          </table:table-cell>
          <table:table-cell office:value-type="float" office:value="15624000">
            <text:p>15624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350]&lt;0.1;[.K350];[.H350])" office:value-type="float" office:value="0.016">
            <text:p>0.016000</text:p>
          </table:table-cell>
          <table:table-cell table:formula="oooc:=[.N350]-[.L35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46478">
            <text:p>0.046478</text:p>
          </table:table-cell>
          <table:table-cell office:value-type="float" office:value="5809750">
            <text:p>5809750</text:p>
          </table:table-cell>
          <table:table-cell office:value-type="float" office:value="0.992864">
            <text:p>0.99286400</text:p>
          </table:table-cell>
          <table:table-cell office:value-type="float" office:value="15513500">
            <text:p>15513500</text:p>
          </table:table-cell>
          <table:table-cell office:value-type="float" office:value="0.062">
            <text:p>0.06200000</text:p>
          </table:table-cell>
          <table:table-cell office:value-type="float" office:value="0.079">
            <text:p>0.079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351]&lt;0.1;[.K351];[.H351])" office:value-type="float" office:value="0.016">
            <text:p>0.016000</text:p>
          </table:table-cell>
          <table:table-cell table:formula="oooc:=[.N351]-[.L351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87528">
            <text:p>0.087528</text:p>
          </table:table-cell>
          <table:table-cell office:value-type="float" office:value="10941000">
            <text:p>10941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16">
            <text:p>0.016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352]&lt;0.1;[.K352];[.H352])" office:value-type="float" office:value="0.047">
            <text:p>0.047000</text:p>
          </table:table-cell>
          <table:table-cell table:formula="oooc:=[.N352]-[.L352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05746">
            <text:p>0.005746</text:p>
          </table:table-cell>
          <table:table-cell office:value-type="float" office:value="718250">
            <text:p>718250</text:p>
          </table:table-cell>
          <table:table-cell office:value-type="float" office:value="0.064256">
            <text:p>0.06425600</text:p>
          </table:table-cell>
          <table:table-cell office:value-type="float" office:value="1004000">
            <text:p>1004000</text:p>
          </table:table-cell>
          <table:table-cell office:value-type="float" office:value="0.078">
            <text:p>0.07800000</text:p>
          </table:table-cell>
          <table:table-cell office:value-type="float" office:value="0.062">
            <text:p>0.062000</text:p>
          </table:table-cell>
          <table:table-cell office:value-type="float" office:value="0">
            <text:p>0.000000</text:p>
          </table:table-cell>
          <table:table-cell office:value-type="float" office:value="0.016">
            <text:p>0.016000</text:p>
          </table:table-cell>
          <table:table-cell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ooc:=IF([.D353]&lt;0.1;[.K353];[.H353])" office:value-type="float" office:value="0.016">
            <text:p>0.016000</text:p>
          </table:table-cell>
          <table:table-cell table:formula="oooc:=[.N353]-[.L353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26648">
            <text:p>0.026648</text:p>
          </table:table-cell>
          <table:table-cell office:value-type="float" office:value="3331000">
            <text:p>3331000</text:p>
          </table:table-cell>
          <table:table-cell office:value-type="float" office:value="0.790176">
            <text:p>0.79017600</text:p>
          </table:table-cell>
          <table:table-cell office:value-type="float" office:value="12346500">
            <text:p>123465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table:number-columns-repeated="3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354]&lt;0.1;[.K354];[.H354])" office:value-type="float" office:value="0.016">
            <text:p>0.016000</text:p>
          </table:table-cell>
          <table:table-cell table:formula="oooc:=[.N354]-[.L35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59108">
            <text:p>0.159108</text:p>
          </table:table-cell>
          <table:table-cell office:value-type="float" office:value="19888500">
            <text:p>19888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55]&lt;0.1;[.K355];[.H355])" office:value-type="float" office:value="0.062">
            <text:p>0.062000</text:p>
          </table:table-cell>
          <table:table-cell table:formula="oooc:=[.N355]-[.L355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09786">
            <text:p>0.209786</text:p>
          </table:table-cell>
          <table:table-cell office:value-type="float" office:value="26223250">
            <text:p>26223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93">
            <text:p>0.093000</text:p>
          </table:table-cell>
          <table:table-cell office:value-type="float" office:value="0.063">
            <text:p>0.063000</text:p>
          </table:table-cell>
          <table:table-cell office:value-type="float" office:value="0.125">
            <text:p>0.125000</text:p>
          </table:table-cell>
          <table:table-cell office:value-type="float" office:value="0.063">
            <text:p>0.063000</text:p>
          </table:table-cell>
          <table:table-cell office:value-type="float" office:value="1">
            <text:p>1</text:p>
          </table:table-cell>
          <table:table-cell table:formula="oooc:=IF([.D356]&lt;0.1;[.K356];[.H356])" office:value-type="float" office:value="0.063">
            <text:p>0.063000</text:p>
          </table:table-cell>
          <table:table-cell table:formula="oooc:=[.N356]-[.L35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2082">
            <text:p>0.220820</text:p>
          </table:table-cell>
          <table:table-cell office:value-type="float" office:value="27602500">
            <text:p>27602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62">
            <text:p>0.062000</text:p>
          </table:table-cell>
          <table:table-cell office:value-type="float" office:value="0.125">
            <text:p>0.125000</text:p>
          </table:table-cell>
          <table:table-cell office:value-type="float" office:value="0.062">
            <text:p>0.062000</text:p>
          </table:table-cell>
          <table:table-cell office:value-type="float" office:value="3">
            <text:p>3</text:p>
          </table:table-cell>
          <table:table-cell table:formula="oooc:=IF([.D357]&lt;0.1;[.K357];[.H357])" office:value-type="float" office:value="0.063">
            <text:p>0.063000</text:p>
          </table:table-cell>
          <table:table-cell table:formula="oooc:=[.N357]-[.L357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25106">
            <text:p>0.125106</text:p>
          </table:table-cell>
          <table:table-cell office:value-type="float" office:value="15638250">
            <text:p>15638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32">
            <text:p>0.032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358]&lt;0.1;[.K358];[.H358])" office:value-type="float" office:value="0.062">
            <text:p>0.062000</text:p>
          </table:table-cell>
          <table:table-cell table:formula="oooc:=[.N358]-[.L358]" office:value-type="float" office:value="0.03">
            <text:p>0.03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96104">
            <text:p>0.196104</text:p>
          </table:table-cell>
          <table:table-cell office:value-type="float" office:value="24513000">
            <text:p>24513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9">
            <text:p>0.079000</text:p>
          </table:table-cell>
          <table:table-cell office:value-type="float" office:value="0.046">
            <text:p>0.046000</text:p>
          </table:table-cell>
          <table:table-cell office:value-type="float" office:value="0.11">
            <text:p>0.110000</text:p>
          </table:table-cell>
          <table:table-cell office:value-type="float" office:value="0.046">
            <text:p>0.046000</text:p>
          </table:table-cell>
          <table:table-cell office:value-type="float" office:value="3">
            <text:p>3</text:p>
          </table:table-cell>
          <table:table-cell table:formula="oooc:=IF([.D359]&lt;0.1;[.K359];[.H359])" office:value-type="float" office:value="0.062">
            <text:p>0.062000</text:p>
          </table:table-cell>
          <table:table-cell table:formula="oooc:=[.N359]-[.L359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70428">
            <text:p>0.170428</text:p>
          </table:table-cell>
          <table:table-cell office:value-type="float" office:value="21303500">
            <text:p>21303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9">
            <text:p>0.079000</text:p>
          </table:table-cell>
          <table:table-cell office:value-type="float" office:value="0.046">
            <text:p>0.046000</text:p>
          </table:table-cell>
          <table:table-cell office:value-type="float" office:value="0.094">
            <text:p>0.094000</text:p>
          </table:table-cell>
          <table:table-cell office:value-type="float" office:value="0.046">
            <text:p>0.046000</text:p>
          </table:table-cell>
          <table:table-cell office:value-type="float" office:value="3">
            <text:p>3</text:p>
          </table:table-cell>
          <table:table-cell table:formula="oooc:=IF([.D360]&lt;0.1;[.K360];[.H360])" office:value-type="float" office:value="0.062">
            <text:p>0.062000</text:p>
          </table:table-cell>
          <table:table-cell table:formula="oooc:=[.N360]-[.L360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18398">
            <text:p>0.218398</text:p>
          </table:table-cell>
          <table:table-cell office:value-type="float" office:value="27299750">
            <text:p>27299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63">
            <text:p>0.063000</text:p>
          </table:table-cell>
          <table:table-cell office:value-type="float" office:value="0.078">
            <text:p>0.078000</text:p>
          </table:table-cell>
          <table:table-cell office:value-type="float" office:value="0.125">
            <text:p>0.125000</text:p>
          </table:table-cell>
          <table:table-cell office:value-type="float" office:value="0.063">
            <text:p>0.063000</text:p>
          </table:table-cell>
          <table:table-cell office:value-type="float" office:value="2">
            <text:p>2</text:p>
          </table:table-cell>
          <table:table-cell table:formula="oooc:=IF([.D361]&lt;0.1;[.K361];[.H361])" office:value-type="float" office:value="0.078">
            <text:p>0.078000</text:p>
          </table:table-cell>
          <table:table-cell table:formula="oooc:=[.N361]-[.L361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53086">
            <text:p>0.253086</text:p>
          </table:table-cell>
          <table:table-cell office:value-type="float" office:value="31635750">
            <text:p>31635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0.157">
            <text:p>0.157000</text:p>
          </table:table-cell>
          <table:table-cell office:value-type="float" office:value="0.062">
            <text:p>0.062000</text:p>
          </table:table-cell>
          <table:table-cell office:value-type="float" office:value="1">
            <text:p>1</text:p>
          </table:table-cell>
          <table:table-cell table:formula="oooc:=IF([.D362]&lt;0.1;[.K362];[.H362])" office:value-type="float" office:value="0.062">
            <text:p>0.062000</text:p>
          </table:table-cell>
          <table:table-cell table:formula="oooc:=[.N362]-[.L36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6367">
            <text:p>0.163670</text:p>
          </table:table-cell>
          <table:table-cell office:value-type="float" office:value="20458750">
            <text:p>20458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094">
            <text:p>0.094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63]&lt;0.1;[.K363];[.H363])" office:value-type="float" office:value="0.062">
            <text:p>0.062000</text:p>
          </table:table-cell>
          <table:table-cell table:formula="oooc:=[.N363]-[.L363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65294">
            <text:p>0.165294</text:p>
          </table:table-cell>
          <table:table-cell office:value-type="float" office:value="20661750">
            <text:p>20661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64]&lt;0.1;[.K364];[.H364])" office:value-type="float" office:value="0.063">
            <text:p>0.063000</text:p>
          </table:table-cell>
          <table:table-cell table:formula="oooc:=[.N364]-[.L364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23034">
            <text:p>0.123034</text:p>
          </table:table-cell>
          <table:table-cell office:value-type="float" office:value="15379250">
            <text:p>15379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65]&lt;0.1;[.K365];[.H365])" office:value-type="float" office:value="0.078">
            <text:p>0.078000</text:p>
          </table:table-cell>
          <table:table-cell table:formula="oooc:=[.N365]-[.L365]" office:value-type="float" office:value="0.047">
            <text:p>0.04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63454">
            <text:p>0.163454</text:p>
          </table:table-cell>
          <table:table-cell office:value-type="float" office:value="20431750">
            <text:p>20431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66]&lt;0.1;[.K366];[.H366])" office:value-type="float" office:value="0.063">
            <text:p>0.063000</text:p>
          </table:table-cell>
          <table:table-cell table:formula="oooc:=[.N366]-[.L366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79408">
            <text:p>0.079408</text:p>
          </table:table-cell>
          <table:table-cell office:value-type="float" office:value="9926000">
            <text:p>9926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63">
            <text:p>0.063000</text:p>
          </table:table-cell>
          <table:table-cell table:number-columns-repeated="3"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67]&lt;0.1;[.K367];[.H367])" office:value-type="float" office:value="0.031">
            <text:p>0.031000</text:p>
          </table:table-cell>
          <table:table-cell table:formula="oooc:=[.N367]-[.L36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40198">
            <text:p>0.140198</text:p>
          </table:table-cell>
          <table:table-cell office:value-type="float" office:value="17524750">
            <text:p>17524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32">
            <text:p>0.032000</text:p>
          </table:table-cell>
          <table:table-cell office:value-type="float" office:value="0.078">
            <text:p>0.078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368]&lt;0.1;[.K368];[.H368])" office:value-type="float" office:value="0.062">
            <text:p>0.062000</text:p>
          </table:table-cell>
          <table:table-cell table:formula="oooc:=[.N368]-[.L368]" office:value-type="float" office:value="0.03">
            <text:p>0.03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02488">
            <text:p>0.102488</text:p>
          </table:table-cell>
          <table:table-cell office:value-type="float" office:value="12811000">
            <text:p>12811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69]&lt;0.1;[.K369];[.H369])" office:value-type="float" office:value="0.063">
            <text:p>0.063000</text:p>
          </table:table-cell>
          <table:table-cell table:formula="oooc:=[.N369]-[.L369]" office:value-type="float" office:value="0.032">
            <text:p>0.03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3539">
            <text:p>0.235390</text:p>
          </table:table-cell>
          <table:table-cell office:value-type="float" office:value="29423750">
            <text:p>29423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94">
            <text:p>0.0940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0.141">
            <text:p>0.141000</text:p>
          </table:table-cell>
          <table:table-cell office:value-type="float" office:value="0.078">
            <text:p>0.078000</text:p>
          </table:table-cell>
          <table:table-cell office:value-type="float" office:value="3">
            <text:p>3</text:p>
          </table:table-cell>
          <table:table-cell table:formula="oooc:=IF([.D370]&lt;0.1;[.K370];[.H370])" office:value-type="float" office:value="0.094">
            <text:p>0.094000</text:p>
          </table:table-cell>
          <table:table-cell table:formula="oooc:=[.N370]-[.L370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9051">
            <text:p>0.190510</text:p>
          </table:table-cell>
          <table:table-cell office:value-type="float" office:value="23813750">
            <text:p>23813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094">
            <text:p>0.094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71]&lt;0.1;[.K371];[.H371])" office:value-type="float" office:value="0.078">
            <text:p>0.078000</text:p>
          </table:table-cell>
          <table:table-cell table:formula="oooc:=[.N371]-[.L371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9922">
            <text:p>0.199220</text:p>
          </table:table-cell>
          <table:table-cell office:value-type="float" office:value="24902500">
            <text:p>24902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109">
            <text:p>0.109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72]&lt;0.1;[.K372];[.H372])" office:value-type="float" office:value="0.078">
            <text:p>0.078000</text:p>
          </table:table-cell>
          <table:table-cell table:formula="oooc:=[.N372]-[.L372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46474">
            <text:p>0.246474</text:p>
          </table:table-cell>
          <table:table-cell office:value-type="float" office:value="30809250">
            <text:p>30809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78">
            <text:p>0.078000</text:p>
          </table:table-cell>
          <table:table-cell office:value-type="float" office:value="0.063">
            <text:p>0.063000</text:p>
          </table:table-cell>
          <table:table-cell office:value-type="float" office:value="0.156">
            <text:p>0.156000</text:p>
          </table:table-cell>
          <table:table-cell office:value-type="float" office:value="0.063">
            <text:p>0.063000</text:p>
          </table:table-cell>
          <table:table-cell office:value-type="float" office:value="3">
            <text:p>3</text:p>
          </table:table-cell>
          <table:table-cell table:formula="oooc:=IF([.D373]&lt;0.1;[.K373];[.H373])" office:value-type="float" office:value="0.078">
            <text:p>0.078000</text:p>
          </table:table-cell>
          <table:table-cell table:formula="oooc:=[.N373]-[.L373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41114">
            <text:p>0.241114</text:p>
          </table:table-cell>
          <table:table-cell office:value-type="float" office:value="30139250">
            <text:p>30139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0.14">
            <text:p>0.140000</text:p>
          </table:table-cell>
          <table:table-cell office:value-type="float" office:value="0.063">
            <text:p>0.063000</text:p>
          </table:table-cell>
          <table:table-cell office:value-type="float" office:value="1">
            <text:p>1</text:p>
          </table:table-cell>
          <table:table-cell table:formula="oooc:=IF([.D374]&lt;0.1;[.K374];[.H374])" office:value-type="float" office:value="0.063">
            <text:p>0.063000</text:p>
          </table:table-cell>
          <table:table-cell table:formula="oooc:=[.N374]-[.L37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4203">
            <text:p>0.242030</text:p>
          </table:table-cell>
          <table:table-cell office:value-type="float" office:value="30253750">
            <text:p>30253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0.141">
            <text:p>0.141000</text:p>
          </table:table-cell>
          <table:table-cell office:value-type="float" office:value="0.063">
            <text:p>0.063000</text:p>
          </table:table-cell>
          <table:table-cell office:value-type="float" office:value="1">
            <text:p>1</text:p>
          </table:table-cell>
          <table:table-cell table:formula="oooc:=IF([.D375]&lt;0.1;[.K375];[.H375])" office:value-type="float" office:value="0.063">
            <text:p>0.063000</text:p>
          </table:table-cell>
          <table:table-cell table:formula="oooc:=[.N375]-[.L37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33542">
            <text:p>0.233542</text:p>
          </table:table-cell>
          <table:table-cell office:value-type="float" office:value="29192750">
            <text:p>29192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78">
            <text:p>0.078000</text:p>
          </table:table-cell>
          <table:table-cell office:value-type="float" office:value="0.063">
            <text:p>0.063000</text:p>
          </table:table-cell>
          <table:table-cell office:value-type="float" office:value="0.141">
            <text:p>0.141000</text:p>
          </table:table-cell>
          <table:table-cell office:value-type="float" office:value="0.063">
            <text:p>0.063000</text:p>
          </table:table-cell>
          <table:table-cell office:value-type="float" office:value="3">
            <text:p>3</text:p>
          </table:table-cell>
          <table:table-cell table:formula="oooc:=IF([.D376]&lt;0.1;[.K376];[.H376])" office:value-type="float" office:value="0.078">
            <text:p>0.078000</text:p>
          </table:table-cell>
          <table:table-cell table:formula="oooc:=[.N376]-[.L376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14232">
            <text:p>0.214232</text:p>
          </table:table-cell>
          <table:table-cell office:value-type="float" office:value="26779000">
            <text:p>26779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63">
            <text:p>0.063000</text:p>
          </table:table-cell>
          <table:table-cell office:value-type="float" office:value="0.078">
            <text:p>0.078000</text:p>
          </table:table-cell>
          <table:table-cell office:value-type="float" office:value="0.125">
            <text:p>0.125000</text:p>
          </table:table-cell>
          <table:table-cell office:value-type="float" office:value="0.063">
            <text:p>0.063000</text:p>
          </table:table-cell>
          <table:table-cell office:value-type="float" office:value="2">
            <text:p>2</text:p>
          </table:table-cell>
          <table:table-cell table:formula="oooc:=IF([.D377]&lt;0.1;[.K377];[.H377])" office:value-type="float" office:value="0.078">
            <text:p>0.078000</text:p>
          </table:table-cell>
          <table:table-cell table:formula="oooc:=[.N377]-[.L377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53008">
            <text:p>0.153008</text:p>
          </table:table-cell>
          <table:table-cell office:value-type="float" office:value="19126000">
            <text:p>19126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78]&lt;0.1;[.K378];[.H378])" office:value-type="float" office:value="0.063">
            <text:p>0.063000</text:p>
          </table:table-cell>
          <table:table-cell table:formula="oooc:=[.N378]-[.L378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4612">
            <text:p>0.246120</text:p>
          </table:table-cell>
          <table:table-cell office:value-type="float" office:value="30765000">
            <text:p>30765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9">
            <text:p>0.0790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0.14">
            <text:p>0.140000</text:p>
          </table:table-cell>
          <table:table-cell office:value-type="float" office:value="0.078">
            <text:p>0.078000</text:p>
          </table:table-cell>
          <table:table-cell office:value-type="float" office:value="2">
            <text:p>2</text:p>
          </table:table-cell>
          <table:table-cell table:formula="oooc:=IF([.D379]&lt;0.1;[.K379];[.H379])" office:value-type="float" office:value="0.079">
            <text:p>0.079000</text:p>
          </table:table-cell>
          <table:table-cell table:formula="oooc:=[.N379]-[.L379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60064">
            <text:p>0.160064</text:p>
          </table:table-cell>
          <table:table-cell office:value-type="float" office:value="20008000">
            <text:p>20008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094">
            <text:p>0.094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80]&lt;0.1;[.K380];[.H380])" office:value-type="float" office:value="0.062">
            <text:p>0.062000</text:p>
          </table:table-cell>
          <table:table-cell table:formula="oooc:=[.N380]-[.L380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26142">
            <text:p>0.226142</text:p>
          </table:table-cell>
          <table:table-cell office:value-type="float" office:value="28267750">
            <text:p>28267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63">
            <text:p>0.063000</text:p>
          </table:table-cell>
          <table:table-cell office:value-type="float" office:value="0.14">
            <text:p>0.140000</text:p>
          </table:table-cell>
          <table:table-cell office:value-type="float" office:value="0.062">
            <text:p>0.062000</text:p>
          </table:table-cell>
          <table:table-cell office:value-type="float" office:value="1">
            <text:p>1</text:p>
          </table:table-cell>
          <table:table-cell table:formula="oooc:=IF([.D381]&lt;0.1;[.K381];[.H381])" office:value-type="float" office:value="0.062">
            <text:p>0.062000</text:p>
          </table:table-cell>
          <table:table-cell table:formula="oooc:=[.N381]-[.L38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70098">
            <text:p>0.170098</text:p>
          </table:table-cell>
          <table:table-cell office:value-type="float" office:value="21262250">
            <text:p>21262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094">
            <text:p>0.094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82]&lt;0.1;[.K382];[.H382])" office:value-type="float" office:value="0.063">
            <text:p>0.063000</text:p>
          </table:table-cell>
          <table:table-cell table:formula="oooc:=[.N382]-[.L382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58278">
            <text:p>0.058278</text:p>
          </table:table-cell>
          <table:table-cell office:value-type="float" office:value="7284750">
            <text:p>7284750</text:p>
          </table:table-cell>
          <table:table-cell office:value-type="float" office:value="0.999456">
            <text:p>0.99945600</text:p>
          </table:table-cell>
          <table:table-cell office:value-type="float" office:value="15616500">
            <text:p>156165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383]&lt;0.1;[.K383];[.H383])" office:value-type="float" office:value="0.016">
            <text:p>0.016000</text:p>
          </table:table-cell>
          <table:table-cell table:formula="oooc:=[.N383]-[.L38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53494">
            <text:p>0.153494</text:p>
          </table:table-cell>
          <table:table-cell office:value-type="float" office:value="19186750">
            <text:p>19186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9">
            <text:p>0.079000</text:p>
          </table:table-cell>
          <table:table-cell office:value-type="float" office:value="0.031">
            <text:p>0.031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84]&lt;0.1;[.K384];[.H384])" office:value-type="float" office:value="0.062">
            <text:p>0.062000</text:p>
          </table:table-cell>
          <table:table-cell table:formula="oooc:=[.N384]-[.L384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03812">
            <text:p>0.103812</text:p>
          </table:table-cell>
          <table:table-cell office:value-type="float" office:value="12976500">
            <text:p>12976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32">
            <text:p>0.032000</text:p>
          </table:table-cell>
          <table:table-cell office:value-type="float" office:value="0.047">
            <text:p>0.047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385]&lt;0.1;[.K385];[.H385])" office:value-type="float" office:value="0.062">
            <text:p>0.062000</text:p>
          </table:table-cell>
          <table:table-cell table:formula="oooc:=[.N385]-[.L385]" office:value-type="float" office:value="0.03">
            <text:p>0.03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19296">
            <text:p>0.119296</text:p>
          </table:table-cell>
          <table:table-cell office:value-type="float" office:value="14912000">
            <text:p>14912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86]&lt;0.1;[.K386];[.H386])" office:value-type="float" office:value="0.063">
            <text:p>0.063000</text:p>
          </table:table-cell>
          <table:table-cell table:formula="oooc:=[.N386]-[.L386]" office:value-type="float" office:value="0.032">
            <text:p>0.03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0946">
            <text:p>0.109460</text:p>
          </table:table-cell>
          <table:table-cell office:value-type="float" office:value="13682500">
            <text:p>13682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87]&lt;0.1;[.K387];[.H387])" office:value-type="float" office:value="0.063">
            <text:p>0.063000</text:p>
          </table:table-cell>
          <table:table-cell table:formula="oooc:=[.N387]-[.L387]" office:value-type="float" office:value="0.032">
            <text:p>0.03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25938">
            <text:p>0.125938</text:p>
          </table:table-cell>
          <table:table-cell office:value-type="float" office:value="15742250">
            <text:p>15742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88]&lt;0.1;[.K388];[.H388])" office:value-type="float" office:value="0.078">
            <text:p>0.078000</text:p>
          </table:table-cell>
          <table:table-cell table:formula="oooc:=[.N388]-[.L388]" office:value-type="float" office:value="0.047">
            <text:p>0.04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07386">
            <text:p>0.107386</text:p>
          </table:table-cell>
          <table:table-cell office:value-type="float" office:value="13423250">
            <text:p>13423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89]&lt;0.1;[.K389];[.H389])" office:value-type="float" office:value="0.062">
            <text:p>0.062000</text:p>
          </table:table-cell>
          <table:table-cell table:formula="oooc:=[.N389]-[.L389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32062">
            <text:p>0.232062</text:p>
          </table:table-cell>
          <table:table-cell office:value-type="float" office:value="29007750">
            <text:p>29007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0.141">
            <text:p>0.141000</text:p>
          </table:table-cell>
          <table:table-cell office:value-type="float" office:value="0.062">
            <text:p>0.062000</text:p>
          </table:table-cell>
          <table:table-cell office:value-type="float" office:value="1">
            <text:p>1</text:p>
          </table:table-cell>
          <table:table-cell table:formula="oooc:=IF([.D390]&lt;0.1;[.K390];[.H390])" office:value-type="float" office:value="0.062">
            <text:p>0.062000</text:p>
          </table:table-cell>
          <table:table-cell table:formula="oooc:=[.N390]-[.L39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51918">
            <text:p>0.251918</text:p>
          </table:table-cell>
          <table:table-cell office:value-type="float" office:value="31489750">
            <text:p>31489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0.157">
            <text:p>0.157000</text:p>
          </table:table-cell>
          <table:table-cell office:value-type="float" office:value="0.062">
            <text:p>0.062000</text:p>
          </table:table-cell>
          <table:table-cell office:value-type="float" office:value="1">
            <text:p>1</text:p>
          </table:table-cell>
          <table:table-cell table:formula="oooc:=IF([.D391]&lt;0.1;[.K391];[.H391])" office:value-type="float" office:value="0.062">
            <text:p>0.062000</text:p>
          </table:table-cell>
          <table:table-cell table:formula="oooc:=[.N391]-[.L39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36622">
            <text:p>0.036622</text:p>
          </table:table-cell>
          <table:table-cell office:value-type="float" office:value="4577750">
            <text:p>4577750</text:p>
          </table:table-cell>
          <table:table-cell office:value-type="float" office:value="0.947808">
            <text:p>0.94780800</text:p>
          </table:table-cell>
          <table:table-cell office:value-type="float" office:value="14809500">
            <text:p>148095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392]&lt;0.1;[.K392];[.H392])" office:value-type="float" office:value="0.016">
            <text:p>0.016000</text:p>
          </table:table-cell>
          <table:table-cell table:formula="oooc:=[.N392]-[.L39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67616">
            <text:p>0.167616</text:p>
          </table:table-cell>
          <table:table-cell office:value-type="float" office:value="20952000">
            <text:p>20952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9">
            <text:p>0.079000</text:p>
          </table:table-cell>
          <table:table-cell office:value-type="float" office:value="0.046">
            <text:p>0.046000</text:p>
          </table:table-cell>
          <table:table-cell office:value-type="float" office:value="0.079">
            <text:p>0.079000</text:p>
          </table:table-cell>
          <table:table-cell office:value-type="float" office:value="0.046">
            <text:p>0.046000</text:p>
          </table:table-cell>
          <table:table-cell office:value-type="float" office:value="3">
            <text:p>3</text:p>
          </table:table-cell>
          <table:table-cell table:formula="oooc:=IF([.D393]&lt;0.1;[.K393];[.H393])" office:value-type="float" office:value="0.062">
            <text:p>0.062000</text:p>
          </table:table-cell>
          <table:table-cell table:formula="oooc:=[.N393]-[.L393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31432">
            <text:p>0.031432</text:p>
          </table:table-cell>
          <table:table-cell office:value-type="float" office:value="3929000">
            <text:p>3929000</text:p>
          </table:table-cell>
          <table:table-cell office:value-type="float" office:value="0.888352">
            <text:p>0.88835200</text:p>
          </table:table-cell>
          <table:table-cell office:value-type="float" office:value="13880500">
            <text:p>13880500</text:p>
          </table:table-cell>
          <table:table-cell office:value-type="float" office:value="0.078">
            <text:p>0.078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394]&lt;0.1;[.K394];[.H394])" office:value-type="float" office:value="0.016">
            <text:p>0.016000</text:p>
          </table:table-cell>
          <table:table-cell table:formula="oooc:=[.N394]-[.L39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66674">
            <text:p>0.066674</text:p>
          </table:table-cell>
          <table:table-cell office:value-type="float" office:value="8334250">
            <text:p>8334250</text:p>
          </table:table-cell>
          <table:table-cell office:value-type="float" office:value="0.999936">
            <text:p>0.99993600</text:p>
          </table:table-cell>
          <table:table-cell office:value-type="float" office:value="15624000">
            <text:p>15624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395]&lt;0.1;[.K395];[.H395])" office:value-type="float" office:value="0.031">
            <text:p>0.031000</text:p>
          </table:table-cell>
          <table:table-cell table:formula="oooc:=[.N395]-[.L395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12956">
            <text:p>0.012956</text:p>
          </table:table-cell>
          <table:table-cell office:value-type="float" office:value="1619500">
            <text:p>1619500</text:p>
          </table:table-cell>
          <table:table-cell office:value-type="float" office:value="0.299296">
            <text:p>0.29929600</text:p>
          </table:table-cell>
          <table:table-cell office:value-type="float" office:value="4676500">
            <text:p>46765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">
            <text:p>0.000000</text:p>
          </table:table-cell>
          <table:table-cell office:value-type="float" office:value="4">
            <text:p>4</text:p>
          </table:table-cell>
          <table:table-cell table:formula="oooc:=IF([.D396]&lt;0.1;[.K396];[.H396])" office:value-type="float" office:value="0">
            <text:p>0.000000</text:p>
          </table:table-cell>
          <table:table-cell table:formula="oooc:=[.N396]-[.L39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82824">
            <text:p>0.082824</text:p>
          </table:table-cell>
          <table:table-cell office:value-type="float" office:value="10353000">
            <text:p>10353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4">
            <text:p>4</text:p>
          </table:table-cell>
          <table:table-cell table:formula="oooc:=IF([.D397]&lt;0.1;[.K397];[.H397])" office:value-type="float" office:value="0.031">
            <text:p>0.031000</text:p>
          </table:table-cell>
          <table:table-cell table:formula="oooc:=[.N397]-[.L39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77322">
            <text:p>0.077322</text:p>
          </table:table-cell>
          <table:table-cell office:value-type="float" office:value="9665250">
            <text:p>9665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table:number-columns-repeated="3"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98]&lt;0.1;[.K398];[.H398])" office:value-type="float" office:value="0.031">
            <text:p>0.031000</text:p>
          </table:table-cell>
          <table:table-cell table:formula="oooc:=[.N398]-[.L39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17054">
            <text:p>0.017054</text:p>
          </table:table-cell>
          <table:table-cell office:value-type="float" office:value="2131750">
            <text:p>2131750</text:p>
          </table:table-cell>
          <table:table-cell office:value-type="float" office:value="0.468">
            <text:p>0.46800000</text:p>
          </table:table-cell>
          <table:table-cell office:value-type="float" office:value="7312500">
            <text:p>7312500</text:p>
          </table:table-cell>
          <table:table-cell office:value-type="float" office:value="0.062">
            <text:p>0.06200000</text:p>
          </table:table-cell>
          <table:table-cell office:value-type="float" office:value="0.063">
            <text:p>0.063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399]&lt;0.1;[.K399];[.H399])" office:value-type="float" office:value="0.015">
            <text:p>0.015000</text:p>
          </table:table-cell>
          <table:table-cell table:formula="oooc:=[.N399]-[.L39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46876">
            <text:p>0.246876</text:p>
          </table:table-cell>
          <table:table-cell office:value-type="float" office:value="30859500">
            <text:p>30859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63">
            <text:p>0.063000</text:p>
          </table:table-cell>
          <table:table-cell office:value-type="float" office:value="0.078">
            <text:p>0.078000</text:p>
          </table:table-cell>
          <table:table-cell office:value-type="float" office:value="0.156">
            <text:p>0.156000</text:p>
          </table:table-cell>
          <table:table-cell office:value-type="float" office:value="0.063">
            <text:p>0.063000</text:p>
          </table:table-cell>
          <table:table-cell office:value-type="float" office:value="2">
            <text:p>2</text:p>
          </table:table-cell>
          <table:table-cell table:formula="oooc:=IF([.D400]&lt;0.1;[.K400];[.H400])" office:value-type="float" office:value="0.078">
            <text:p>0.078000</text:p>
          </table:table-cell>
          <table:table-cell table:formula="oooc:=[.N400]-[.L400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30858">
            <text:p>0.030858</text:p>
          </table:table-cell>
          <table:table-cell office:value-type="float" office:value="3857250">
            <text:p>3857250</text:p>
          </table:table-cell>
          <table:table-cell office:value-type="float" office:value="0.878464">
            <text:p>0.87846400</text:p>
          </table:table-cell>
          <table:table-cell office:value-type="float" office:value="13726000">
            <text:p>13726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401]&lt;0.1;[.K401];[.H401])" office:value-type="float" office:value="0.015">
            <text:p>0.015000</text:p>
          </table:table-cell>
          <table:table-cell table:formula="oooc:=[.N401]-[.L40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69468">
            <text:p>0.169468</text:p>
          </table:table-cell>
          <table:table-cell office:value-type="float" office:value="42367000">
            <text:p>4236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office:value-type="float" office:value="0.188">
            <text:p>0.188000</text:p>
          </table:table-cell>
          <table:table-cell office:value-type="float" office:value="0.234">
            <text:p>0.234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02]&lt;0.1;[.K402];[.H402])" office:value-type="float" office:value="0.141">
            <text:p>0.141000</text:p>
          </table:table-cell>
          <table:table-cell table:formula="oooc:=[.N402]-[.L40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97638">
            <text:p>0.197638</text:p>
          </table:table-cell>
          <table:table-cell office:value-type="float" office:value="49409500">
            <text:p>4940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188">
            <text:p>0.188000</text:p>
          </table:table-cell>
          <table:table-cell office:value-type="float" office:value="0.219">
            <text:p>0.219000</text:p>
          </table:table-cell>
          <table:table-cell office:value-type="float" office:value="0.281">
            <text:p>0.281000</text:p>
          </table:table-cell>
          <table:table-cell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03]&lt;0.1;[.K403];[.H403])" office:value-type="float" office:value="0.14">
            <text:p>0.140000</text:p>
          </table:table-cell>
          <table:table-cell table:formula="oooc:=[.N403]-[.L40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01494">
            <text:p>0.201494</text:p>
          </table:table-cell>
          <table:table-cell office:value-type="float" office:value="50373500">
            <text:p>50373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8">
            <text:p>0.188000</text:p>
          </table:table-cell>
          <table:table-cell office:value-type="float" office:value="0.218">
            <text:p>0.218000</text:p>
          </table:table-cell>
          <table:table-cell office:value-type="float" office:value="0.297">
            <text:p>0.297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04]&lt;0.1;[.K404];[.H404])" office:value-type="float" office:value="0.141">
            <text:p>0.141000</text:p>
          </table:table-cell>
          <table:table-cell table:formula="oooc:=[.N404]-[.L40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26332">
            <text:p>0.126332</text:p>
          </table:table-cell>
          <table:table-cell office:value-type="float" office:value="31583000">
            <text:p>3158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4">
            <text:p>0.140000</text:p>
          </table:table-cell>
          <table:table-cell office:value-type="float" office:value="0.157">
            <text:p>0.157000</text:p>
          </table:table-cell>
          <table:table-cell office:value-type="float" office:value="0.14">
            <text:p>0.140000</text:p>
          </table:table-cell>
          <table:table-cell office:value-type="float" office:value="3">
            <text:p>3</text:p>
          </table:table-cell>
          <table:table-cell table:formula="oooc:=IF([.D405]&lt;0.1;[.K405];[.H405])" office:value-type="float" office:value="0.141">
            <text:p>0.141000</text:p>
          </table:table-cell>
          <table:table-cell table:formula="oooc:=[.N405]-[.L405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09396">
            <text:p>0.209396</text:p>
          </table:table-cell>
          <table:table-cell office:value-type="float" office:value="52349000">
            <text:p>5234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219">
            <text:p>0.219000</text:p>
          </table:table-cell>
          <table:table-cell office:value-type="float" office:value="0.328">
            <text:p>0.328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06]&lt;0.1;[.K406];[.H406])" office:value-type="float" office:value="0.141">
            <text:p>0.141000</text:p>
          </table:table-cell>
          <table:table-cell table:formula="oooc:=[.N406]-[.L40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54764">
            <text:p>0.054764</text:p>
          </table:table-cell>
          <table:table-cell office:value-type="float" office:value="13691000">
            <text:p>13691000</text:p>
          </table:table-cell>
          <table:table-cell office:value-type="float" office:value="0.997008">
            <text:p>0.99700800</text:p>
          </table:table-cell>
          <table:table-cell office:value-type="float" office:value="124626000">
            <text:p>124626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62">
            <text:p>0.062000</text:p>
          </table:table-cell>
          <table:table-cell office:value-type="float" office:value="4">
            <text:p>4</text:p>
          </table:table-cell>
          <table:table-cell table:formula="oooc:=IF([.D407]&lt;0.1;[.K407];[.H407])" office:value-type="float" office:value="0.062">
            <text:p>0.062000</text:p>
          </table:table-cell>
          <table:table-cell table:formula="oooc:=[.N407]-[.L40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65688">
            <text:p>0.065688</text:p>
          </table:table-cell>
          <table:table-cell office:value-type="float" office:value="16422000">
            <text:p>16422000</text:p>
          </table:table-cell>
          <table:table-cell office:value-type="float" office:value="0.999712">
            <text:p>0.99971200</text:p>
          </table:table-cell>
          <table:table-cell office:value-type="float" office:value="124964000">
            <text:p>124964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408]&lt;0.1;[.K408];[.H408])" office:value-type="float" office:value="0.094">
            <text:p>0.094000</text:p>
          </table:table-cell>
          <table:table-cell table:formula="oooc:=[.N408]-[.L40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25598">
            <text:p>0.225598</text:p>
          </table:table-cell>
          <table:table-cell office:value-type="float" office:value="56399500">
            <text:p>5639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234">
            <text:p>0.234000</text:p>
          </table:table-cell>
          <table:table-cell office:value-type="float" office:value="0.375">
            <text:p>0.375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09]&lt;0.1;[.K409];[.H409])" office:value-type="float" office:value="0.141">
            <text:p>0.141000</text:p>
          </table:table-cell>
          <table:table-cell table:formula="oooc:=[.N409]-[.L40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15276">
            <text:p>0.015276</text:p>
          </table:table-cell>
          <table:table-cell office:value-type="float" office:value="3819000">
            <text:p>3819000</text:p>
          </table:table-cell>
          <table:table-cell office:value-type="float" office:value="0.335096">
            <text:p>0.33509600</text:p>
          </table:table-cell>
          <table:table-cell office:value-type="float" office:value="41887000">
            <text:p>41887000</text:p>
          </table:table-cell>
          <table:table-cell office:value-type="float" office:value="0.14">
            <text:p>0.14000000</text:p>
          </table:table-cell>
          <table:table-cell office:value-type="float" office:value="0.172">
            <text:p>0.172000</text:p>
          </table:table-cell>
          <table:table-cell office:value-type="float" office:value="0.063">
            <text:p>0.063000</text:p>
          </table:table-cell>
          <table:table-cell table:number-columns-repeated="2" office:value-type="float" office:value="0.062">
            <text:p>0.062000</text:p>
          </table:table-cell>
          <table:table-cell office:value-type="float" office:value="4">
            <text:p>4</text:p>
          </table:table-cell>
          <table:table-cell table:formula="oooc:=IF([.D410]&lt;0.1;[.K410];[.H410])" office:value-type="float" office:value="0.062">
            <text:p>0.062000</text:p>
          </table:table-cell>
          <table:table-cell table:formula="oooc:=[.N410]-[.L41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62618">
            <text:p>0.062618</text:p>
          </table:table-cell>
          <table:table-cell office:value-type="float" office:value="15654500">
            <text:p>15654500</text:p>
          </table:table-cell>
          <table:table-cell office:value-type="float" office:value="0.999576">
            <text:p>0.99957600</text:p>
          </table:table-cell>
          <table:table-cell office:value-type="float" office:value="124947000">
            <text:p>124947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411]&lt;0.1;[.K411];[.H411])" office:value-type="float" office:value="0.078">
            <text:p>0.078000</text:p>
          </table:table-cell>
          <table:table-cell table:formula="oooc:=[.N411]-[.L41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78472">
            <text:p>0.078472</text:p>
          </table:table-cell>
          <table:table-cell office:value-type="float" office:value="19618000">
            <text:p>1961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19">
            <text:p>0.219000</text:p>
          </table:table-cell>
          <table:table-cell office:value-type="float" office:value="0.14">
            <text:p>0.140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412]&lt;0.1;[.K412];[.H412])" office:value-type="float" office:value="0.094">
            <text:p>0.094000</text:p>
          </table:table-cell>
          <table:table-cell table:formula="oooc:=[.N412]-[.L41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30152">
            <text:p>0.030152</text:p>
          </table:table-cell>
          <table:table-cell office:value-type="float" office:value="7538000">
            <text:p>7538000</text:p>
          </table:table-cell>
          <table:table-cell office:value-type="float" office:value="0.81916">
            <text:p>0.81916000</text:p>
          </table:table-cell>
          <table:table-cell office:value-type="float" office:value="102395000">
            <text:p>102395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1">
            <text:p>0.11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413]&lt;0.1;[.K413];[.H413])" office:value-type="float" office:value="0.078">
            <text:p>0.078000</text:p>
          </table:table-cell>
          <table:table-cell table:formula="oooc:=[.N413]-[.L41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5339">
            <text:p>0.153390</text:p>
          </table:table-cell>
          <table:table-cell office:value-type="float" office:value="38347500">
            <text:p>3834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188">
            <text:p>0.188000</text:p>
          </table:table-cell>
          <table:table-cell office:value-type="float" office:value="0.172">
            <text:p>0.172000</text:p>
          </table:table-cell>
          <table:table-cell office:value-type="float" office:value="0.203">
            <text:p>0.203000</text:p>
          </table:table-cell>
          <table:table-cell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14]&lt;0.1;[.K414];[.H414])" office:value-type="float" office:value="0.14">
            <text:p>0.140000</text:p>
          </table:table-cell>
          <table:table-cell table:formula="oooc:=[.N414]-[.L41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04774">
            <text:p>0.104774</text:p>
          </table:table-cell>
          <table:table-cell office:value-type="float" office:value="26193500">
            <text:p>26193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25">
            <text:p>0.125000</text:p>
          </table:table-cell>
          <table:table-cell office:value-type="float" office:value="4">
            <text:p>4</text:p>
          </table:table-cell>
          <table:table-cell table:formula="oooc:=IF([.D415]&lt;0.1;[.K415];[.H415])" office:value-type="float" office:value="0.141">
            <text:p>0.141000</text:p>
          </table:table-cell>
          <table:table-cell table:formula="oooc:=[.N415]-[.L415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52532">
            <text:p>0.152532</text:p>
          </table:table-cell>
          <table:table-cell office:value-type="float" office:value="38133000">
            <text:p>3813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72">
            <text:p>0.172000</text:p>
          </table:table-cell>
          <table:table-cell office:value-type="float" office:value="0.187">
            <text:p>0.187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16]&lt;0.1;[.K416];[.H416])" office:value-type="float" office:value="0.141">
            <text:p>0.141000</text:p>
          </table:table-cell>
          <table:table-cell table:formula="oooc:=[.N416]-[.L41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29284">
            <text:p>0.129284</text:p>
          </table:table-cell>
          <table:table-cell office:value-type="float" office:value="32321000">
            <text:p>3232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4">
            <text:p>0.140000</text:p>
          </table:table-cell>
          <table:table-cell office:value-type="float" office:value="0.157">
            <text:p>0.157000</text:p>
          </table:table-cell>
          <table:table-cell office:value-type="float" office:value="0.14">
            <text:p>0.140000</text:p>
          </table:table-cell>
          <table:table-cell office:value-type="float" office:value="3">
            <text:p>3</text:p>
          </table:table-cell>
          <table:table-cell table:formula="oooc:=IF([.D417]&lt;0.1;[.K417];[.H417])" office:value-type="float" office:value="0.141">
            <text:p>0.141000</text:p>
          </table:table-cell>
          <table:table-cell table:formula="oooc:=[.N417]-[.L417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14092">
            <text:p>0.114092</text:p>
          </table:table-cell>
          <table:table-cell office:value-type="float" office:value="28523000">
            <text:p>2852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table:number-columns-repeated="3"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18]&lt;0.1;[.K418];[.H418])" office:value-type="float" office:value="0.141">
            <text:p>0.141000</text:p>
          </table:table-cell>
          <table:table-cell table:formula="oooc:=[.N418]-[.L41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41264">
            <text:p>0.141264</text:p>
          </table:table-cell>
          <table:table-cell office:value-type="float" office:value="35316000">
            <text:p>35316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57">
            <text:p>0.15700000</text:p>
          </table:table-cell>
          <table:table-cell office:value-type="float" office:value="0.203">
            <text:p>0.203000</text:p>
          </table:table-cell>
          <table:table-cell office:value-type="float" office:value="0.156">
            <text:p>0.156000</text:p>
          </table:table-cell>
          <table:table-cell office:value-type="float" office:value="0.187">
            <text:p>0.187000</text:p>
          </table:table-cell>
          <table:table-cell office:value-type="float" office:value="0.156">
            <text:p>0.156000</text:p>
          </table:table-cell>
          <table:table-cell office:value-type="float" office:value="3">
            <text:p>3</text:p>
          </table:table-cell>
          <table:table-cell table:formula="oooc:=IF([.D419]&lt;0.1;[.K419];[.H419])" office:value-type="float" office:value="0.157">
            <text:p>0.157000</text:p>
          </table:table-cell>
          <table:table-cell table:formula="oooc:=[.N419]-[.L419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14032">
            <text:p>0.014032</text:p>
          </table:table-cell>
          <table:table-cell office:value-type="float" office:value="3508000">
            <text:p>3508000</text:p>
          </table:table-cell>
          <table:table-cell office:value-type="float" office:value="0.288216">
            <text:p>0.28821600</text:p>
          </table:table-cell>
          <table:table-cell office:value-type="float" office:value="36027000">
            <text:p>36027000</text:p>
          </table:table-cell>
          <table:table-cell office:value-type="float" office:value="0.141">
            <text:p>0.14100000</text:p>
          </table:table-cell>
          <table:table-cell office:value-type="float" office:value="0.156">
            <text:p>0.156000</text:p>
          </table:table-cell>
          <table:table-cell office:value-type="float" office:value="0.078">
            <text:p>0.078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4">
            <text:p>4</text:p>
          </table:table-cell>
          <table:table-cell table:formula="oooc:=IF([.D420]&lt;0.1;[.K420];[.H420])" office:value-type="float" office:value="0.047">
            <text:p>0.047000</text:p>
          </table:table-cell>
          <table:table-cell table:formula="oooc:=[.N420]-[.L42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05884">
            <text:p>0.205884</text:p>
          </table:table-cell>
          <table:table-cell office:value-type="float" office:value="51471000">
            <text:p>5147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219">
            <text:p>0.219000</text:p>
          </table:table-cell>
          <table:table-cell office:value-type="float" office:value="0.312">
            <text:p>0.312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21]&lt;0.1;[.K421];[.H421])" office:value-type="float" office:value="0.141">
            <text:p>0.141000</text:p>
          </table:table-cell>
          <table:table-cell table:formula="oooc:=[.N421]-[.L42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52882">
            <text:p>0.152882</text:p>
          </table:table-cell>
          <table:table-cell office:value-type="float" office:value="38220500">
            <text:p>38220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8">
            <text:p>0.188000</text:p>
          </table:table-cell>
          <table:table-cell office:value-type="float" office:value="0.171">
            <text:p>0.171000</text:p>
          </table:table-cell>
          <table:table-cell office:value-type="float" office:value="0.204">
            <text:p>0.204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22]&lt;0.1;[.K422];[.H422])" office:value-type="float" office:value="0.141">
            <text:p>0.141000</text:p>
          </table:table-cell>
          <table:table-cell table:formula="oooc:=[.N422]-[.L42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86526">
            <text:p>0.086526</text:p>
          </table:table-cell>
          <table:table-cell office:value-type="float" office:value="21631500">
            <text:p>21631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57">
            <text:p>0.15700000</text:p>
          </table:table-cell>
          <table:table-cell office:value-type="float" office:value="0.203">
            <text:p>0.203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423]&lt;0.1;[.K423];[.H423])" office:value-type="float" office:value="0.094">
            <text:p>0.094000</text:p>
          </table:table-cell>
          <table:table-cell table:formula="oooc:=[.N423]-[.L42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10064">
            <text:p>0.010064</text:p>
          </table:table-cell>
          <table:table-cell office:value-type="float" office:value="2516000">
            <text:p>2516000</text:p>
          </table:table-cell>
          <table:table-cell office:value-type="float" office:value="0.151704">
            <text:p>0.15170400</text:p>
          </table:table-cell>
          <table:table-cell office:value-type="float" office:value="18963000">
            <text:p>18963000</text:p>
          </table:table-cell>
          <table:table-cell office:value-type="float" office:value="0.141">
            <text:p>0.14100000</text:p>
          </table:table-cell>
          <table:table-cell office:value-type="float" office:value="0.156">
            <text:p>0.156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424]&lt;0.1;[.K424];[.H424])" office:value-type="float" office:value="0.047">
            <text:p>0.047000</text:p>
          </table:table-cell>
          <table:table-cell table:formula="oooc:=[.N424]-[.L424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9264">
            <text:p>0.092640</text:p>
          </table:table-cell>
          <table:table-cell office:value-type="float" office:value="23160000">
            <text:p>2316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203">
            <text:p>0.203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1">
            <text:p>0.110000</text:p>
          </table:table-cell>
          <table:table-cell office:value-type="float" office:value="4">
            <text:p>4</text:p>
          </table:table-cell>
          <table:table-cell table:formula="oooc:=IF([.D425]&lt;0.1;[.K425];[.H425])" office:value-type="float" office:value="0.11">
            <text:p>0.110000</text:p>
          </table:table-cell>
          <table:table-cell table:formula="oooc:=[.N425]-[.L42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9975">
            <text:p>0.199750</text:p>
          </table:table-cell>
          <table:table-cell office:value-type="float" office:value="49937500">
            <text:p>4993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34">
            <text:p>0.234000</text:p>
          </table:table-cell>
          <table:table-cell office:value-type="float" office:value="0.219">
            <text:p>0.219000</text:p>
          </table:table-cell>
          <table:table-cell office:value-type="float" office:value="0.297">
            <text:p>0.297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26]&lt;0.1;[.K426];[.H426])" office:value-type="float" office:value="0.141">
            <text:p>0.141000</text:p>
          </table:table-cell>
          <table:table-cell table:formula="oooc:=[.N426]-[.L42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88098">
            <text:p>0.088098</text:p>
          </table:table-cell>
          <table:table-cell office:value-type="float" office:value="22024500">
            <text:p>22024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1">
            <text:p>0.110000</text:p>
          </table:table-cell>
          <table:table-cell office:value-type="float" office:value="4">
            <text:p>4</text:p>
          </table:table-cell>
          <table:table-cell table:formula="oooc:=IF([.D427]&lt;0.1;[.K427];[.H427])" office:value-type="float" office:value="0.11">
            <text:p>0.110000</text:p>
          </table:table-cell>
          <table:table-cell table:formula="oooc:=[.N427]-[.L42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35854">
            <text:p>0.135854</text:p>
          </table:table-cell>
          <table:table-cell office:value-type="float" office:value="33963500">
            <text:p>33963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56">
            <text:p>0.156000</text:p>
          </table:table-cell>
          <table:table-cell office:value-type="float" office:value="0.172">
            <text:p>0.172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28]&lt;0.1;[.K428];[.H428])" office:value-type="float" office:value="0.141">
            <text:p>0.141000</text:p>
          </table:table-cell>
          <table:table-cell table:formula="oooc:=[.N428]-[.L42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1154">
            <text:p>0.011540</text:p>
          </table:table-cell>
          <table:table-cell office:value-type="float" office:value="2885000">
            <text:p>2885000</text:p>
          </table:table-cell>
          <table:table-cell office:value-type="float" office:value="0.200944">
            <text:p>0.20094400</text:p>
          </table:table-cell>
          <table:table-cell office:value-type="float" office:value="25118000">
            <text:p>25118000</text:p>
          </table:table-cell>
          <table:table-cell office:value-type="float" office:value="0.141">
            <text:p>0.14100000</text:p>
          </table:table-cell>
          <table:table-cell office:value-type="float" office:value="0.156">
            <text:p>0.156000</text:p>
          </table:table-cell>
          <table:table-cell table:number-columns-repeated="3"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429]&lt;0.1;[.K429];[.H429])" office:value-type="float" office:value="0.047">
            <text:p>0.047000</text:p>
          </table:table-cell>
          <table:table-cell table:formula="oooc:=[.N429]-[.L42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57242">
            <text:p>0.157242</text:p>
          </table:table-cell>
          <table:table-cell office:value-type="float" office:value="39310500">
            <text:p>39310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203">
            <text:p>0.203000</text:p>
          </table:table-cell>
          <table:table-cell office:value-type="float" office:value="0.172">
            <text:p>0.172000</text:p>
          </table:table-cell>
          <table:table-cell office:value-type="float" office:value="0.203">
            <text:p>0.203000</text:p>
          </table:table-cell>
          <table:table-cell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30]&lt;0.1;[.K430];[.H430])" office:value-type="float" office:value="0.14">
            <text:p>0.140000</text:p>
          </table:table-cell>
          <table:table-cell table:formula="oooc:=[.N430]-[.L43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6141">
            <text:p>0.061410</text:p>
          </table:table-cell>
          <table:table-cell office:value-type="float" office:value="15352500">
            <text:p>15352500</text:p>
          </table:table-cell>
          <table:table-cell office:value-type="float" office:value="0.999232">
            <text:p>0.99923200</text:p>
          </table:table-cell>
          <table:table-cell office:value-type="float" office:value="124904000">
            <text:p>124904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431]&lt;0.1;[.K431];[.H431])" office:value-type="float" office:value="0.078">
            <text:p>0.078000</text:p>
          </table:table-cell>
          <table:table-cell table:formula="oooc:=[.N431]-[.L43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61844">
            <text:p>0.161844</text:p>
          </table:table-cell>
          <table:table-cell office:value-type="float" office:value="40461000">
            <text:p>4046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72">
            <text:p>0.172000</text:p>
          </table:table-cell>
          <table:table-cell office:value-type="float" office:value="0.219">
            <text:p>0.219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32]&lt;0.1;[.K432];[.H432])" office:value-type="float" office:value="0.141">
            <text:p>0.141000</text:p>
          </table:table-cell>
          <table:table-cell table:formula="oooc:=[.N432]-[.L43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7245">
            <text:p>0.072450</text:p>
          </table:table-cell>
          <table:table-cell office:value-type="float" office:value="18112500">
            <text:p>18112500</text:p>
          </table:table-cell>
          <table:table-cell office:value-type="float" office:value="0.999976">
            <text:p>0.99997600</text:p>
          </table:table-cell>
          <table:table-cell office:value-type="float" office:value="124997000">
            <text:p>124997000</text:p>
          </table:table-cell>
          <table:table-cell office:value-type="float" office:value="0.156">
            <text:p>0.15600000</text:p>
          </table:table-cell>
          <table:table-cell office:value-type="float" office:value="0.187">
            <text:p>0.18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79">
            <text:p>0.079000</text:p>
          </table:table-cell>
          <table:table-cell office:value-type="float" office:value="4">
            <text:p>4</text:p>
          </table:table-cell>
          <table:table-cell table:formula="oooc:=IF([.D433]&lt;0.1;[.K433];[.H433])" office:value-type="float" office:value="0.079">
            <text:p>0.079000</text:p>
          </table:table-cell>
          <table:table-cell table:formula="oooc:=[.N433]-[.L43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78328">
            <text:p>0.078328</text:p>
          </table:table-cell>
          <table:table-cell office:value-type="float" office:value="19582000">
            <text:p>1958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434]&lt;0.1;[.K434];[.H434])" office:value-type="float" office:value="0.094">
            <text:p>0.094000</text:p>
          </table:table-cell>
          <table:table-cell table:formula="oooc:=[.N434]-[.L43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18582">
            <text:p>0.218582</text:p>
          </table:table-cell>
          <table:table-cell office:value-type="float" office:value="54645500">
            <text:p>5464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234">
            <text:p>0.234000</text:p>
          </table:table-cell>
          <table:table-cell office:value-type="float" office:value="0.344">
            <text:p>0.344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35]&lt;0.1;[.K435];[.H435])" office:value-type="float" office:value="0.141">
            <text:p>0.141000</text:p>
          </table:table-cell>
          <table:table-cell table:formula="oooc:=[.N435]-[.L43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63152">
            <text:p>0.063152</text:p>
          </table:table-cell>
          <table:table-cell office:value-type="float" office:value="15788000">
            <text:p>15788000</text:p>
          </table:table-cell>
          <table:table-cell office:value-type="float" office:value="0.999672">
            <text:p>0.99967200</text:p>
          </table:table-cell>
          <table:table-cell office:value-type="float" office:value="124959000">
            <text:p>124959000</text:p>
          </table:table-cell>
          <table:table-cell office:value-type="float" office:value="0.14">
            <text:p>0.14000000</text:p>
          </table:table-cell>
          <table:table-cell office:value-type="float" office:value="0.204">
            <text:p>0.204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436]&lt;0.1;[.K436];[.H436])" office:value-type="float" office:value="0.078">
            <text:p>0.078000</text:p>
          </table:table-cell>
          <table:table-cell table:formula="oooc:=[.N436]-[.L43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82">
            <text:p>0.182000</text:p>
          </table:table-cell>
          <table:table-cell office:value-type="float" office:value="45500000">
            <text:p>4550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88">
            <text:p>0.188000</text:p>
          </table:table-cell>
          <table:table-cell office:value-type="float" office:value="0.265">
            <text:p>0.265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37]&lt;0.1;[.K437];[.H437])" office:value-type="float" office:value="0.141">
            <text:p>0.141000</text:p>
          </table:table-cell>
          <table:table-cell table:formula="oooc:=[.N437]-[.L43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64242">
            <text:p>0.064242</text:p>
          </table:table-cell>
          <table:table-cell office:value-type="float" office:value="16060500">
            <text:p>16060500</text:p>
          </table:table-cell>
          <table:table-cell office:value-type="float" office:value="0.999608">
            <text:p>0.99960800</text:p>
          </table:table-cell>
          <table:table-cell office:value-type="float" office:value="124951000">
            <text:p>124951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438]&lt;0.1;[.K438];[.H438])" office:value-type="float" office:value="0.078">
            <text:p>0.078000</text:p>
          </table:table-cell>
          <table:table-cell table:formula="oooc:=[.N438]-[.L43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93452">
            <text:p>0.193452</text:p>
          </table:table-cell>
          <table:table-cell office:value-type="float" office:value="48363000">
            <text:p>4836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office:value-type="float" office:value="0.219">
            <text:p>0.219000</text:p>
          </table:table-cell>
          <table:table-cell office:value-type="float" office:value="0.281">
            <text:p>0.281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39]&lt;0.1;[.K439];[.H439])" office:value-type="float" office:value="0.141">
            <text:p>0.141000</text:p>
          </table:table-cell>
          <table:table-cell table:formula="oooc:=[.N439]-[.L43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17426">
            <text:p>0.217426</text:p>
          </table:table-cell>
          <table:table-cell office:value-type="float" office:value="54356500">
            <text:p>5435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235">
            <text:p>0.235000</text:p>
          </table:table-cell>
          <table:table-cell office:value-type="float" office:value="0.343">
            <text:p>0.343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40]&lt;0.1;[.K440];[.H440])" office:value-type="float" office:value="0.141">
            <text:p>0.141000</text:p>
          </table:table-cell>
          <table:table-cell table:formula="oooc:=[.N440]-[.L44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71592">
            <text:p>0.171592</text:p>
          </table:table-cell>
          <table:table-cell office:value-type="float" office:value="42898000">
            <text:p>4289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87">
            <text:p>0.187000</text:p>
          </table:table-cell>
          <table:table-cell office:value-type="float" office:value="0.235">
            <text:p>0.235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41]&lt;0.1;[.K441];[.H441])" office:value-type="float" office:value="0.141">
            <text:p>0.141000</text:p>
          </table:table-cell>
          <table:table-cell table:formula="oooc:=[.N441]-[.L44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55664">
            <text:p>0.055664</text:p>
          </table:table-cell>
          <table:table-cell office:value-type="float" office:value="13916000">
            <text:p>13916000</text:p>
          </table:table-cell>
          <table:table-cell office:value-type="float" office:value="0.997568">
            <text:p>0.99756800</text:p>
          </table:table-cell>
          <table:table-cell office:value-type="float" office:value="124696000">
            <text:p>124696000</text:p>
          </table:table-cell>
          <table:table-cell office:value-type="float" office:value="0.141">
            <text:p>0.14100000</text:p>
          </table:table-cell>
          <table:table-cell office:value-type="float" office:value="0.188">
            <text:p>0.188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62">
            <text:p>0.062000</text:p>
          </table:table-cell>
          <table:table-cell office:value-type="float" office:value="4">
            <text:p>4</text:p>
          </table:table-cell>
          <table:table-cell table:formula="oooc:=IF([.D442]&lt;0.1;[.K442];[.H442])" office:value-type="float" office:value="0.062">
            <text:p>0.062000</text:p>
          </table:table-cell>
          <table:table-cell table:formula="oooc:=[.N442]-[.L44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09194">
            <text:p>0.209194</text:p>
          </table:table-cell>
          <table:table-cell office:value-type="float" office:value="52298500">
            <text:p>5229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office:value-type="float" office:value="0.235">
            <text:p>0.235000</text:p>
          </table:table-cell>
          <table:table-cell office:value-type="float" office:value="0.312">
            <text:p>0.312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43]&lt;0.1;[.K443];[.H443])" office:value-type="float" office:value="0.141">
            <text:p>0.141000</text:p>
          </table:table-cell>
          <table:table-cell table:formula="oooc:=[.N443]-[.L44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07106">
            <text:p>0.207106</text:p>
          </table:table-cell>
          <table:table-cell office:value-type="float" office:value="51776500">
            <text:p>5177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203">
            <text:p>0.203000</text:p>
          </table:table-cell>
          <table:table-cell office:value-type="float" office:value="0.219">
            <text:p>0.219000</text:p>
          </table:table-cell>
          <table:table-cell office:value-type="float" office:value="0.328">
            <text:p>0.328000</text:p>
          </table:table-cell>
          <table:table-cell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44]&lt;0.1;[.K444];[.H444])" office:value-type="float" office:value="0.14">
            <text:p>0.140000</text:p>
          </table:table-cell>
          <table:table-cell table:formula="oooc:=[.N444]-[.L44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54034">
            <text:p>0.154034</text:p>
          </table:table-cell>
          <table:table-cell office:value-type="float" office:value="38508500">
            <text:p>3850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56">
            <text:p>0.15600000</text:p>
          </table:table-cell>
          <table:table-cell office:value-type="float" office:value="0.187">
            <text:p>0.187000</text:p>
          </table:table-cell>
          <table:table-cell office:value-type="float" office:value="0.172">
            <text:p>0.172000</text:p>
          </table:table-cell>
          <table:table-cell office:value-type="float" office:value="0.203">
            <text:p>0.203000</text:p>
          </table:table-cell>
          <table:table-cell office:value-type="float" office:value="0.156">
            <text:p>0.156000</text:p>
          </table:table-cell>
          <table:table-cell office:value-type="float" office:value="1">
            <text:p>1</text:p>
          </table:table-cell>
          <table:table-cell table:formula="oooc:=IF([.D445]&lt;0.1;[.K445];[.H445])" office:value-type="float" office:value="0.156">
            <text:p>0.156000</text:p>
          </table:table-cell>
          <table:table-cell table:formula="oooc:=[.N445]-[.L44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13626">
            <text:p>0.113626</text:p>
          </table:table-cell>
          <table:table-cell office:value-type="float" office:value="28406500">
            <text:p>2840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203">
            <text:p>0.203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25">
            <text:p>0.125000</text:p>
          </table:table-cell>
          <table:table-cell office:value-type="float" office:value="4">
            <text:p>4</text:p>
          </table:table-cell>
          <table:table-cell table:formula="oooc:=IF([.D446]&lt;0.1;[.K446];[.H446])" office:value-type="float" office:value="0.14">
            <text:p>0.140000</text:p>
          </table:table-cell>
          <table:table-cell table:formula="oooc:=[.N446]-[.L446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47924">
            <text:p>0.047924</text:p>
          </table:table-cell>
          <table:table-cell office:value-type="float" office:value="11981000">
            <text:p>11981000</text:p>
          </table:table-cell>
          <table:table-cell office:value-type="float" office:value="0.98752">
            <text:p>0.98752000</text:p>
          </table:table-cell>
          <table:table-cell office:value-type="float" office:value="123440000">
            <text:p>123440000</text:p>
          </table:table-cell>
          <table:table-cell office:value-type="float" office:value="0.14">
            <text:p>0.14000000</text:p>
          </table:table-cell>
          <table:table-cell office:value-type="float" office:value="0.204">
            <text:p>0.204000</text:p>
          </table:table-cell>
          <table:table-cell office:value-type="float" office:value="0.14">
            <text:p>0.140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447]&lt;0.1;[.K447];[.H447])" office:value-type="float" office:value="0.094">
            <text:p>0.094000</text:p>
          </table:table-cell>
          <table:table-cell table:formula="oooc:=[.N447]-[.L44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82212">
            <text:p>0.182212</text:p>
          </table:table-cell>
          <table:table-cell office:value-type="float" office:value="45553000">
            <text:p>4555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office:value-type="float" office:value="0.203">
            <text:p>0.203000</text:p>
          </table:table-cell>
          <table:table-cell office:value-type="float" office:value="0.25">
            <text:p>0.250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48]&lt;0.1;[.K448];[.H448])" office:value-type="float" office:value="0.141">
            <text:p>0.141000</text:p>
          </table:table-cell>
          <table:table-cell table:formula="oooc:=[.N448]-[.L44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74352">
            <text:p>0.174352</text:p>
          </table:table-cell>
          <table:table-cell office:value-type="float" office:value="43588000">
            <text:p>4358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87">
            <text:p>0.187000</text:p>
          </table:table-cell>
          <table:table-cell office:value-type="float" office:value="0.235">
            <text:p>0.235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49]&lt;0.1;[.K449];[.H449])" office:value-type="float" office:value="0.141">
            <text:p>0.141000</text:p>
          </table:table-cell>
          <table:table-cell table:formula="oooc:=[.N449]-[.L44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3809">
            <text:p>0.138090</text:p>
          </table:table-cell>
          <table:table-cell office:value-type="float" office:value="34522500">
            <text:p>34522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56">
            <text:p>0.156000</text:p>
          </table:table-cell>
          <table:table-cell office:value-type="float" office:value="0.172">
            <text:p>0.172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50]&lt;0.1;[.K450];[.H450])" office:value-type="float" office:value="0.141">
            <text:p>0.141000</text:p>
          </table:table-cell>
          <table:table-cell table:formula="oooc:=[.N450]-[.L45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04678">
            <text:p>0.204678</text:p>
          </table:table-cell>
          <table:table-cell office:value-type="float" office:value="51169500">
            <text:p>5116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56">
            <text:p>0.15600000</text:p>
          </table:table-cell>
          <table:table-cell office:value-type="float" office:value="0.203">
            <text:p>0.203000</text:p>
          </table:table-cell>
          <table:table-cell office:value-type="float" office:value="0.219">
            <text:p>0.219000</text:p>
          </table:table-cell>
          <table:table-cell office:value-type="float" office:value="0.312">
            <text:p>0.312000</text:p>
          </table:table-cell>
          <table:table-cell office:value-type="float" office:value="0.156">
            <text:p>0.156000</text:p>
          </table:table-cell>
          <table:table-cell office:value-type="float" office:value="1">
            <text:p>1</text:p>
          </table:table-cell>
          <table:table-cell table:formula="oooc:=IF([.D451]&lt;0.1;[.K451];[.H451])" office:value-type="float" office:value="0.156">
            <text:p>0.156000</text:p>
          </table:table-cell>
          <table:table-cell table:formula="oooc:=[.N451]-[.L45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53388">
            <text:p>0.053388</text:p>
          </table:table-cell>
          <table:table-cell office:value-type="float" office:value="13347000">
            <text:p>13347000</text:p>
          </table:table-cell>
          <table:table-cell office:value-type="float" office:value="0.995864">
            <text:p>0.99586400</text:p>
          </table:table-cell>
          <table:table-cell office:value-type="float" office:value="124483000">
            <text:p>124483000</text:p>
          </table:table-cell>
          <table:table-cell office:value-type="float" office:value="0.14">
            <text:p>0.14000000</text:p>
          </table:table-cell>
          <table:table-cell office:value-type="float" office:value="0.203">
            <text:p>0.203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79">
            <text:p>0.079000</text:p>
          </table:table-cell>
          <table:table-cell office:value-type="float" office:value="4">
            <text:p>4</text:p>
          </table:table-cell>
          <table:table-cell table:formula="oooc:=IF([.D452]&lt;0.1;[.K452];[.H452])" office:value-type="float" office:value="0.079">
            <text:p>0.079000</text:p>
          </table:table-cell>
          <table:table-cell table:formula="oooc:=[.N452]-[.L45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43174">
            <text:p>0.043174</text:p>
          </table:table-cell>
          <table:table-cell office:value-type="float" office:value="10793500">
            <text:p>10793500</text:p>
          </table:table-cell>
          <table:table-cell office:value-type="float" office:value="0.972408">
            <text:p>0.97240800</text:p>
          </table:table-cell>
          <table:table-cell office:value-type="float" office:value="121551000">
            <text:p>121551000</text:p>
          </table:table-cell>
          <table:table-cell office:value-type="float" office:value="0.14">
            <text:p>0.14000000</text:p>
          </table:table-cell>
          <table:table-cell office:value-type="float" office:value="0.219">
            <text:p>0.219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453]&lt;0.1;[.K453];[.H453])" office:value-type="float" office:value="0.094">
            <text:p>0.094000</text:p>
          </table:table-cell>
          <table:table-cell table:formula="oooc:=[.N453]-[.L45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18526">
            <text:p>0.118526</text:p>
          </table:table-cell>
          <table:table-cell office:value-type="float" office:value="29631500">
            <text:p>29631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4">
            <text:p>0.140000</text:p>
          </table:table-cell>
          <table:table-cell office:value-type="float" office:value="0.141">
            <text:p>0.141000</text:p>
          </table:table-cell>
          <table:table-cell office:value-type="float" office:value="0.14">
            <text:p>0.140000</text:p>
          </table:table-cell>
          <table:table-cell office:value-type="float" office:value="3">
            <text:p>3</text:p>
          </table:table-cell>
          <table:table-cell table:formula="oooc:=IF([.D454]&lt;0.1;[.K454];[.H454])" office:value-type="float" office:value="0.141">
            <text:p>0.141000</text:p>
          </table:table-cell>
          <table:table-cell table:formula="oooc:=[.N454]-[.L454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34048">
            <text:p>0.134048</text:p>
          </table:table-cell>
          <table:table-cell office:value-type="float" office:value="33512000">
            <text:p>3351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204">
            <text:p>0.204000</text:p>
          </table:table-cell>
          <table:table-cell table:number-columns-repeated="2" office:value-type="float" office:value="0.156">
            <text:p>0.156000</text:p>
          </table:table-cell>
          <table:table-cell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55]&lt;0.1;[.K455];[.H455])" office:value-type="float" office:value="0.14">
            <text:p>0.140000</text:p>
          </table:table-cell>
          <table:table-cell table:formula="oooc:=[.N455]-[.L45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56396">
            <text:p>0.156396</text:p>
          </table:table-cell>
          <table:table-cell office:value-type="float" office:value="39099000">
            <text:p>3909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72">
            <text:p>0.172000</text:p>
          </table:table-cell>
          <table:table-cell office:value-type="float" office:value="0.218">
            <text:p>0.218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56]&lt;0.1;[.K456];[.H456])" office:value-type="float" office:value="0.141">
            <text:p>0.141000</text:p>
          </table:table-cell>
          <table:table-cell table:formula="oooc:=[.N456]-[.L45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12234">
            <text:p>0.212234</text:p>
          </table:table-cell>
          <table:table-cell office:value-type="float" office:value="53058500">
            <text:p>5305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56">
            <text:p>0.15600000</text:p>
          </table:table-cell>
          <table:table-cell office:value-type="float" office:value="0.234">
            <text:p>0.234000</text:p>
          </table:table-cell>
          <table:table-cell office:value-type="float" office:value="0.219">
            <text:p>0.219000</text:p>
          </table:table-cell>
          <table:table-cell office:value-type="float" office:value="0.328">
            <text:p>0.328000</text:p>
          </table:table-cell>
          <table:table-cell office:value-type="float" office:value="0.156">
            <text:p>0.156000</text:p>
          </table:table-cell>
          <table:table-cell office:value-type="float" office:value="1">
            <text:p>1</text:p>
          </table:table-cell>
          <table:table-cell table:formula="oooc:=IF([.D457]&lt;0.1;[.K457];[.H457])" office:value-type="float" office:value="0.156">
            <text:p>0.156000</text:p>
          </table:table-cell>
          <table:table-cell table:formula="oooc:=[.N457]-[.L45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07486">
            <text:p>0.007486</text:p>
          </table:table-cell>
          <table:table-cell office:value-type="float" office:value="1871500">
            <text:p>1871500</text:p>
          </table:table-cell>
          <table:table-cell office:value-type="float" office:value="0.080792">
            <text:p>0.08079200</text:p>
          </table:table-cell>
          <table:table-cell office:value-type="float" office:value="10099000">
            <text:p>10099000</text:p>
          </table:table-cell>
          <table:table-cell office:value-type="float" office:value="0.14">
            <text:p>0.14000000</text:p>
          </table:table-cell>
          <table:table-cell office:value-type="float" office:value="0.141">
            <text:p>0.141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458]&lt;0.1;[.K458];[.H458])" office:value-type="float" office:value="0.032">
            <text:p>0.032000</text:p>
          </table:table-cell>
          <table:table-cell table:formula="oooc:=[.N458]-[.L458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26022">
            <text:p>0.226022</text:p>
          </table:table-cell>
          <table:table-cell office:value-type="float" office:value="56505500">
            <text:p>5650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203">
            <text:p>0.203000</text:p>
          </table:table-cell>
          <table:table-cell office:value-type="float" office:value="0.235">
            <text:p>0.235000</text:p>
          </table:table-cell>
          <table:table-cell office:value-type="float" office:value="0.375">
            <text:p>0.375000</text:p>
          </table:table-cell>
          <table:table-cell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59]&lt;0.1;[.K459];[.H459])" office:value-type="float" office:value="0.14">
            <text:p>0.140000</text:p>
          </table:table-cell>
          <table:table-cell table:formula="oooc:=[.N459]-[.L45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90514">
            <text:p>0.190514</text:p>
          </table:table-cell>
          <table:table-cell office:value-type="float" office:value="47628500">
            <text:p>4762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188">
            <text:p>0.188000</text:p>
          </table:table-cell>
          <table:table-cell office:value-type="float" office:value="0.219">
            <text:p>0.219000</text:p>
          </table:table-cell>
          <table:table-cell office:value-type="float" office:value="0.281">
            <text:p>0.281000</text:p>
          </table:table-cell>
          <table:table-cell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60]&lt;0.1;[.K460];[.H460])" office:value-type="float" office:value="0.14">
            <text:p>0.140000</text:p>
          </table:table-cell>
          <table:table-cell table:formula="oooc:=[.N460]-[.L46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25202">
            <text:p>0.225202</text:p>
          </table:table-cell>
          <table:table-cell office:value-type="float" office:value="56300500">
            <text:p>56300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25">
            <text:p>0.250000</text:p>
          </table:table-cell>
          <table:table-cell office:value-type="float" office:value="0.359">
            <text:p>0.359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61]&lt;0.1;[.K461];[.H461])" office:value-type="float" office:value="0.141">
            <text:p>0.141000</text:p>
          </table:table-cell>
          <table:table-cell table:formula="oooc:=[.N461]-[.L46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15946">
            <text:p>0.015946</text:p>
          </table:table-cell>
          <table:table-cell office:value-type="float" office:value="3986500">
            <text:p>3986500</text:p>
          </table:table-cell>
          <table:table-cell office:value-type="float" office:value="0.36148">
            <text:p>0.36148000</text:p>
          </table:table-cell>
          <table:table-cell office:value-type="float" office:value="45185000">
            <text:p>45185000</text:p>
          </table:table-cell>
          <table:table-cell office:value-type="float" office:value="0.14">
            <text:p>0.14000000</text:p>
          </table:table-cell>
          <table:table-cell office:value-type="float" office:value="0.172">
            <text:p>0.172000</text:p>
          </table:table-cell>
          <table:table-cell office:value-type="float" office:value="0.078">
            <text:p>0.078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4">
            <text:p>4</text:p>
          </table:table-cell>
          <table:table-cell table:formula="oooc:=IF([.D462]&lt;0.1;[.K462];[.H462])" office:value-type="float" office:value="0.047">
            <text:p>0.047000</text:p>
          </table:table-cell>
          <table:table-cell table:formula="oooc:=[.N462]-[.L46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86882">
            <text:p>0.186882</text:p>
          </table:table-cell>
          <table:table-cell office:value-type="float" office:value="46720500">
            <text:p>46720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87">
            <text:p>0.187000</text:p>
          </table:table-cell>
          <table:table-cell office:value-type="float" office:value="0.266">
            <text:p>0.266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63]&lt;0.1;[.K463];[.H463])" office:value-type="float" office:value="0.141">
            <text:p>0.141000</text:p>
          </table:table-cell>
          <table:table-cell table:formula="oooc:=[.N463]-[.L46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94632">
            <text:p>0.094632</text:p>
          </table:table-cell>
          <table:table-cell office:value-type="float" office:value="23658000">
            <text:p>2365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09">
            <text:p>0.109000</text:p>
          </table:table-cell>
          <table:table-cell office:value-type="float" office:value="4">
            <text:p>4</text:p>
          </table:table-cell>
          <table:table-cell table:formula="oooc:=IF([.D464]&lt;0.1;[.K464];[.H464])" office:value-type="float" office:value="0.109">
            <text:p>0.109000</text:p>
          </table:table-cell>
          <table:table-cell table:formula="oooc:=[.N464]-[.L46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10042">
            <text:p>0.010042</text:p>
          </table:table-cell>
          <table:table-cell office:value-type="float" office:value="2510500">
            <text:p>2510500</text:p>
          </table:table-cell>
          <table:table-cell office:value-type="float" office:value="0.152392">
            <text:p>0.15239200</text:p>
          </table:table-cell>
          <table:table-cell office:value-type="float" office:value="19049000">
            <text:p>19049000</text:p>
          </table:table-cell>
          <table:table-cell office:value-type="float" office:value="0.141">
            <text:p>0.14100000</text:p>
          </table:table-cell>
          <table:table-cell office:value-type="float" office:value="0.156">
            <text:p>0.156000</text:p>
          </table:table-cell>
          <table:table-cell table:number-columns-repeated="3"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465]&lt;0.1;[.K465];[.H465])" office:value-type="float" office:value="0.047">
            <text:p>0.047000</text:p>
          </table:table-cell>
          <table:table-cell table:formula="oooc:=[.N465]-[.L46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07036">
            <text:p>0.107036</text:p>
          </table:table-cell>
          <table:table-cell office:value-type="float" office:value="26759000">
            <text:p>2675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57">
            <text:p>0.15700000</text:p>
          </table:table-cell>
          <table:table-cell office:value-type="float" office:value="0.187">
            <text:p>0.187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25">
            <text:p>0.125000</text:p>
          </table:table-cell>
          <table:table-cell office:value-type="float" office:value="4">
            <text:p>4</text:p>
          </table:table-cell>
          <table:table-cell table:formula="oooc:=IF([.D466]&lt;0.1;[.K466];[.H466])" office:value-type="float" office:value="0.157">
            <text:p>0.157000</text:p>
          </table:table-cell>
          <table:table-cell table:formula="oooc:=[.N466]-[.L466]" office:value-type="float" office:value="0.032">
            <text:p>0.03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00808">
            <text:p>0.100808</text:p>
          </table:table-cell>
          <table:table-cell office:value-type="float" office:value="25202000">
            <text:p>2520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09">
            <text:p>0.109000</text:p>
          </table:table-cell>
          <table:table-cell office:value-type="float" office:value="4">
            <text:p>4</text:p>
          </table:table-cell>
          <table:table-cell table:formula="oooc:=IF([.D467]&lt;0.1;[.K467];[.H467])" office:value-type="float" office:value="0.141">
            <text:p>0.141000</text:p>
          </table:table-cell>
          <table:table-cell table:formula="oooc:=[.N467]-[.L467]" office:value-type="float" office:value="0.032">
            <text:p>0.03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6776">
            <text:p>0.167760</text:p>
          </table:table-cell>
          <table:table-cell office:value-type="float" office:value="41940000">
            <text:p>4194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203">
            <text:p>0.203000</text:p>
          </table:table-cell>
          <table:table-cell office:value-type="float" office:value="0.172">
            <text:p>0.172000</text:p>
          </table:table-cell>
          <table:table-cell office:value-type="float" office:value="0.235">
            <text:p>0.235000</text:p>
          </table:table-cell>
          <table:table-cell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68]&lt;0.1;[.K468];[.H468])" office:value-type="float" office:value="0.14">
            <text:p>0.140000</text:p>
          </table:table-cell>
          <table:table-cell table:formula="oooc:=[.N468]-[.L46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44038">
            <text:p>0.044038</text:p>
          </table:table-cell>
          <table:table-cell office:value-type="float" office:value="11009500">
            <text:p>11009500</text:p>
          </table:table-cell>
          <table:table-cell office:value-type="float" office:value="0.975976">
            <text:p>0.97597600</text:p>
          </table:table-cell>
          <table:table-cell office:value-type="float" office:value="121997000">
            <text:p>121997000</text:p>
          </table:table-cell>
          <table:table-cell office:value-type="float" office:value="0.14">
            <text:p>0.14000000</text:p>
          </table:table-cell>
          <table:table-cell office:value-type="float" office:value="0.219">
            <text:p>0.219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469]&lt;0.1;[.K469];[.H469])" office:value-type="float" office:value="0.094">
            <text:p>0.094000</text:p>
          </table:table-cell>
          <table:table-cell table:formula="oooc:=[.N469]-[.L46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90256">
            <text:p>0.090256</text:p>
          </table:table-cell>
          <table:table-cell office:value-type="float" office:value="22564000">
            <text:p>2256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1">
            <text:p>0.110000</text:p>
          </table:table-cell>
          <table:table-cell office:value-type="float" office:value="4">
            <text:p>4</text:p>
          </table:table-cell>
          <table:table-cell table:formula="oooc:=IF([.D470]&lt;0.1;[.K470];[.H470])" office:value-type="float" office:value="0.11">
            <text:p>0.110000</text:p>
          </table:table-cell>
          <table:table-cell table:formula="oooc:=[.N470]-[.L47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20554">
            <text:p>0.220554</text:p>
          </table:table-cell>
          <table:table-cell office:value-type="float" office:value="55138500">
            <text:p>5513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203">
            <text:p>0.203000</text:p>
          </table:table-cell>
          <table:table-cell office:value-type="float" office:value="0.235">
            <text:p>0.235000</text:p>
          </table:table-cell>
          <table:table-cell office:value-type="float" office:value="0.344">
            <text:p>0.344000</text:p>
          </table:table-cell>
          <table:table-cell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71]&lt;0.1;[.K471];[.H471])" office:value-type="float" office:value="0.14">
            <text:p>0.140000</text:p>
          </table:table-cell>
          <table:table-cell table:formula="oooc:=[.N471]-[.L47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77038">
            <text:p>0.077038</text:p>
          </table:table-cell>
          <table:table-cell office:value-type="float" office:value="19259500">
            <text:p>19259500</text:p>
          </table:table-cell>
          <table:table-cell office:value-type="float" office:value="0.999984">
            <text:p>0.99998400</text:p>
          </table:table-cell>
          <table:table-cell office:value-type="float" office:value="124998000">
            <text:p>124998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472]&lt;0.1;[.K472];[.H472])" office:value-type="float" office:value="0.094">
            <text:p>0.094000</text:p>
          </table:table-cell>
          <table:table-cell table:formula="oooc:=[.N472]-[.L47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46954">
            <text:p>0.146954</text:p>
          </table:table-cell>
          <table:table-cell office:value-type="float" office:value="36738500">
            <text:p>3673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56">
            <text:p>0.156000</text:p>
          </table:table-cell>
          <table:table-cell office:value-type="float" office:value="0.188">
            <text:p>0.188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73]&lt;0.1;[.K473];[.H473])" office:value-type="float" office:value="0.141">
            <text:p>0.141000</text:p>
          </table:table-cell>
          <table:table-cell table:formula="oooc:=[.N473]-[.L47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61724">
            <text:p>0.161724</text:p>
          </table:table-cell>
          <table:table-cell office:value-type="float" office:value="40431000">
            <text:p>4043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204">
            <text:p>0.204000</text:p>
          </table:table-cell>
          <table:table-cell office:value-type="float" office:value="0.171">
            <text:p>0.171000</text:p>
          </table:table-cell>
          <table:table-cell office:value-type="float" office:value="0.219">
            <text:p>0.219000</text:p>
          </table:table-cell>
          <table:table-cell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74]&lt;0.1;[.K474];[.H474])" office:value-type="float" office:value="0.14">
            <text:p>0.140000</text:p>
          </table:table-cell>
          <table:table-cell table:formula="oooc:=[.N474]-[.L47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77546">
            <text:p>0.077546</text:p>
          </table:table-cell>
          <table:table-cell office:value-type="float" office:value="19386500">
            <text:p>1938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188">
            <text:p>0.188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475]&lt;0.1;[.K475];[.H475])" office:value-type="float" office:value="0.094">
            <text:p>0.094000</text:p>
          </table:table-cell>
          <table:table-cell table:formula="oooc:=[.N475]-[.L47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5621">
            <text:p>0.156210</text:p>
          </table:table-cell>
          <table:table-cell office:value-type="float" office:value="39052500">
            <text:p>39052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188">
            <text:p>0.188000</text:p>
          </table:table-cell>
          <table:table-cell office:value-type="float" office:value="0.187">
            <text:p>0.187000</text:p>
          </table:table-cell>
          <table:table-cell office:value-type="float" office:value="0.203">
            <text:p>0.203000</text:p>
          </table:table-cell>
          <table:table-cell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76]&lt;0.1;[.K476];[.H476])" office:value-type="float" office:value="0.14">
            <text:p>0.140000</text:p>
          </table:table-cell>
          <table:table-cell table:formula="oooc:=[.N476]-[.L47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46716">
            <text:p>0.046716</text:p>
          </table:table-cell>
          <table:table-cell office:value-type="float" office:value="11679000">
            <text:p>11679000</text:p>
          </table:table-cell>
          <table:table-cell office:value-type="float" office:value="0.984776">
            <text:p>0.98477600</text:p>
          </table:table-cell>
          <table:table-cell office:value-type="float" office:value="123097000">
            <text:p>123097000</text:p>
          </table:table-cell>
          <table:table-cell office:value-type="float" office:value="0.141">
            <text:p>0.14100000</text:p>
          </table:table-cell>
          <table:table-cell office:value-type="float" office:value="0.219">
            <text:p>0.219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3">
            <text:p>0.093000</text:p>
          </table:table-cell>
          <table:table-cell office:value-type="float" office:value="4">
            <text:p>4</text:p>
          </table:table-cell>
          <table:table-cell table:formula="oooc:=IF([.D477]&lt;0.1;[.K477];[.H477])" office:value-type="float" office:value="0.093">
            <text:p>0.093000</text:p>
          </table:table-cell>
          <table:table-cell table:formula="oooc:=[.N477]-[.L47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68404">
            <text:p>0.168404</text:p>
          </table:table-cell>
          <table:table-cell office:value-type="float" office:value="42101000">
            <text:p>4210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88">
            <text:p>0.188000</text:p>
          </table:table-cell>
          <table:table-cell office:value-type="float" office:value="0.218">
            <text:p>0.218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78]&lt;0.1;[.K478];[.H478])" office:value-type="float" office:value="0.141">
            <text:p>0.141000</text:p>
          </table:table-cell>
          <table:table-cell table:formula="oooc:=[.N478]-[.L47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9971">
            <text:p>0.099710</text:p>
          </table:table-cell>
          <table:table-cell office:value-type="float" office:value="24927500">
            <text:p>2492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1">
            <text:p>0.110000</text:p>
          </table:table-cell>
          <table:table-cell office:value-type="float" office:value="4">
            <text:p>4</text:p>
          </table:table-cell>
          <table:table-cell table:formula="oooc:=IF([.D479]&lt;0.1;[.K479];[.H479])" office:value-type="float" office:value="0.11">
            <text:p>0.110000</text:p>
          </table:table-cell>
          <table:table-cell table:formula="oooc:=[.N479]-[.L47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83364">
            <text:p>0.083364</text:p>
          </table:table-cell>
          <table:table-cell office:value-type="float" office:value="20841000">
            <text:p>2084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480]&lt;0.1;[.K480];[.H480])" office:value-type="float" office:value="0.094">
            <text:p>0.094000</text:p>
          </table:table-cell>
          <table:table-cell table:formula="oooc:=[.N480]-[.L48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55104">
            <text:p>0.055104</text:p>
          </table:table-cell>
          <table:table-cell office:value-type="float" office:value="13776000">
            <text:p>13776000</text:p>
          </table:table-cell>
          <table:table-cell office:value-type="float" office:value="0.997072">
            <text:p>0.99707200</text:p>
          </table:table-cell>
          <table:table-cell office:value-type="float" office:value="124634000">
            <text:p>124634000</text:p>
          </table:table-cell>
          <table:table-cell office:value-type="float" office:value="0.125">
            <text:p>0.12500000</text:p>
          </table:table-cell>
          <table:table-cell office:value-type="float" office:value="0.204">
            <text:p>0.204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481]&lt;0.1;[.K481];[.H481])" office:value-type="float" office:value="0.078">
            <text:p>0.078000</text:p>
          </table:table-cell>
          <table:table-cell table:formula="oooc:=[.N481]-[.L48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62702">
            <text:p>0.162702</text:p>
          </table:table-cell>
          <table:table-cell office:value-type="float" office:value="40675500">
            <text:p>4067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203">
            <text:p>0.203000</text:p>
          </table:table-cell>
          <table:table-cell office:value-type="float" office:value="0.172">
            <text:p>0.172000</text:p>
          </table:table-cell>
          <table:table-cell office:value-type="float" office:value="0.219">
            <text:p>0.219000</text:p>
          </table:table-cell>
          <table:table-cell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82]&lt;0.1;[.K482];[.H482])" office:value-type="float" office:value="0.14">
            <text:p>0.140000</text:p>
          </table:table-cell>
          <table:table-cell table:formula="oooc:=[.N482]-[.L48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55432">
            <text:p>0.155432</text:p>
          </table:table-cell>
          <table:table-cell office:value-type="float" office:value="38858000">
            <text:p>3885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5">
            <text:p>0.250000</text:p>
          </table:table-cell>
          <table:table-cell office:value-type="float" office:value="0.172">
            <text:p>0.172000</text:p>
          </table:table-cell>
          <table:table-cell office:value-type="float" office:value="0.203">
            <text:p>0.203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83]&lt;0.1;[.K483];[.H483])" office:value-type="float" office:value="0.141">
            <text:p>0.141000</text:p>
          </table:table-cell>
          <table:table-cell table:formula="oooc:=[.N483]-[.L48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97602">
            <text:p>0.097602</text:p>
          </table:table-cell>
          <table:table-cell office:value-type="float" office:value="24400500">
            <text:p>24400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1">
            <text:p>0.110000</text:p>
          </table:table-cell>
          <table:table-cell office:value-type="float" office:value="4">
            <text:p>4</text:p>
          </table:table-cell>
          <table:table-cell table:formula="oooc:=IF([.D484]&lt;0.1;[.K484];[.H484])" office:value-type="float" office:value="0.11">
            <text:p>0.110000</text:p>
          </table:table-cell>
          <table:table-cell table:formula="oooc:=[.N484]-[.L48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62136">
            <text:p>0.062136</text:p>
          </table:table-cell>
          <table:table-cell office:value-type="float" office:value="15534000">
            <text:p>15534000</text:p>
          </table:table-cell>
          <table:table-cell office:value-type="float" office:value="0.999488">
            <text:p>0.99948800</text:p>
          </table:table-cell>
          <table:table-cell office:value-type="float" office:value="124936000">
            <text:p>124936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1">
            <text:p>0.11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485]&lt;0.1;[.K485];[.H485])" office:value-type="float" office:value="0.078">
            <text:p>0.078000</text:p>
          </table:table-cell>
          <table:table-cell table:formula="oooc:=[.N485]-[.L48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1755">
            <text:p>0.117550</text:p>
          </table:table-cell>
          <table:table-cell office:value-type="float" office:value="29387500">
            <text:p>2938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8">
            <text:p>0.188000</text:p>
          </table:table-cell>
          <table:table-cell office:value-type="float" office:value="0.156">
            <text:p>0.156000</text:p>
          </table:table-cell>
          <table:table-cell table:number-columns-repeated="2" office:value-type="float" office:value="0.125">
            <text:p>0.125000</text:p>
          </table:table-cell>
          <table:table-cell office:value-type="float" office:value="4">
            <text:p>4</text:p>
          </table:table-cell>
          <table:table-cell table:formula="oooc:=IF([.D486]&lt;0.1;[.K486];[.H486])" office:value-type="float" office:value="0.141">
            <text:p>0.141000</text:p>
          </table:table-cell>
          <table:table-cell table:formula="oooc:=[.N486]-[.L486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07578">
            <text:p>0.207578</text:p>
          </table:table-cell>
          <table:table-cell office:value-type="float" office:value="51894500">
            <text:p>51894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235">
            <text:p>0.235000</text:p>
          </table:table-cell>
          <table:table-cell office:value-type="float" office:value="0.312">
            <text:p>0.312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87]&lt;0.1;[.K487];[.H487])" office:value-type="float" office:value="0.141">
            <text:p>0.141000</text:p>
          </table:table-cell>
          <table:table-cell table:formula="oooc:=[.N487]-[.L48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73696">
            <text:p>0.073696</text:p>
          </table:table-cell>
          <table:table-cell office:value-type="float" office:value="18424000">
            <text:p>1842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488]&lt;0.1;[.K488];[.H488])" office:value-type="float" office:value="0.078">
            <text:p>0.078000</text:p>
          </table:table-cell>
          <table:table-cell table:formula="oooc:=[.N488]-[.L48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78496">
            <text:p>0.178496</text:p>
          </table:table-cell>
          <table:table-cell office:value-type="float" office:value="44624000">
            <text:p>4462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office:value-type="float" office:value="0.203">
            <text:p>0.203000</text:p>
          </table:table-cell>
          <table:table-cell office:value-type="float" office:value="0.25">
            <text:p>0.250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89]&lt;0.1;[.K489];[.H489])" office:value-type="float" office:value="0.141">
            <text:p>0.141000</text:p>
          </table:table-cell>
          <table:table-cell table:formula="oooc:=[.N489]-[.L48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07664">
            <text:p>0.107664</text:p>
          </table:table-cell>
          <table:table-cell office:value-type="float" office:value="26916000">
            <text:p>26916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table:number-columns-repeated="3" office:value-type="float" office:value="0.125">
            <text:p>0.125000</text:p>
          </table:table-cell>
          <table:table-cell office:value-type="float" office:value="3">
            <text:p>3</text:p>
          </table:table-cell>
          <table:table-cell table:formula="oooc:=IF([.D490]&lt;0.1;[.K490];[.H490])" office:value-type="float" office:value="0.141">
            <text:p>0.141000</text:p>
          </table:table-cell>
          <table:table-cell table:formula="oooc:=[.N490]-[.L490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97246">
            <text:p>0.097246</text:p>
          </table:table-cell>
          <table:table-cell office:value-type="float" office:value="24311500">
            <text:p>24311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09">
            <text:p>0.109000</text:p>
          </table:table-cell>
          <table:table-cell office:value-type="float" office:value="4">
            <text:p>4</text:p>
          </table:table-cell>
          <table:table-cell table:formula="oooc:=IF([.D491]&lt;0.1;[.K491];[.H491])" office:value-type="float" office:value="0.109">
            <text:p>0.109000</text:p>
          </table:table-cell>
          <table:table-cell table:formula="oooc:=[.N491]-[.L49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4173">
            <text:p>0.041730</text:p>
          </table:table-cell>
          <table:table-cell office:value-type="float" office:value="10432500">
            <text:p>10432500</text:p>
          </table:table-cell>
          <table:table-cell office:value-type="float" office:value="0.964416">
            <text:p>0.96441600</text:p>
          </table:table-cell>
          <table:table-cell office:value-type="float" office:value="120552000">
            <text:p>120552000</text:p>
          </table:table-cell>
          <table:table-cell office:value-type="float" office:value="0.14">
            <text:p>0.14000000</text:p>
          </table:table-cell>
          <table:table-cell office:value-type="float" office:value="0.219">
            <text:p>0.219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492]&lt;0.1;[.K492];[.H492])" office:value-type="float" office:value="0.094">
            <text:p>0.094000</text:p>
          </table:table-cell>
          <table:table-cell table:formula="oooc:=[.N492]-[.L49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63054">
            <text:p>0.063054</text:p>
          </table:table-cell>
          <table:table-cell office:value-type="float" office:value="15763500">
            <text:p>15763500</text:p>
          </table:table-cell>
          <table:table-cell office:value-type="float" office:value="0.999496">
            <text:p>0.99949600</text:p>
          </table:table-cell>
          <table:table-cell office:value-type="float" office:value="124937000">
            <text:p>124937000</text:p>
          </table:table-cell>
          <table:table-cell office:value-type="float" office:value="0.14">
            <text:p>0.14000000</text:p>
          </table:table-cell>
          <table:table-cell office:value-type="float" office:value="0.203">
            <text:p>0.203000</text:p>
          </table:table-cell>
          <table:table-cell office:value-type="float" office:value="0.11">
            <text:p>0.110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493]&lt;0.1;[.K493];[.H493])" office:value-type="float" office:value="0.094">
            <text:p>0.094000</text:p>
          </table:table-cell>
          <table:table-cell table:formula="oooc:=[.N493]-[.L49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42376">
            <text:p>0.042376</text:p>
          </table:table-cell>
          <table:table-cell office:value-type="float" office:value="10594000">
            <text:p>10594000</text:p>
          </table:table-cell>
          <table:table-cell office:value-type="float" office:value="0.967696">
            <text:p>0.96769600</text:p>
          </table:table-cell>
          <table:table-cell office:value-type="float" office:value="120962000">
            <text:p>120962000</text:p>
          </table:table-cell>
          <table:table-cell office:value-type="float" office:value="0.14">
            <text:p>0.14000000</text:p>
          </table:table-cell>
          <table:table-cell office:value-type="float" office:value="0.219">
            <text:p>0.219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494]&lt;0.1;[.K494];[.H494])" office:value-type="float" office:value="0.078">
            <text:p>0.078000</text:p>
          </table:table-cell>
          <table:table-cell table:formula="oooc:=[.N494]-[.L49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5882">
            <text:p>0.058820</text:p>
          </table:table-cell>
          <table:table-cell office:value-type="float" office:value="14705000">
            <text:p>14705000</text:p>
          </table:table-cell>
          <table:table-cell office:value-type="float" office:value="0.998888">
            <text:p>0.99888800</text:p>
          </table:table-cell>
          <table:table-cell office:value-type="float" office:value="124861000">
            <text:p>124861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495]&lt;0.1;[.K495];[.H495])" office:value-type="float" office:value="0.078">
            <text:p>0.078000</text:p>
          </table:table-cell>
          <table:table-cell table:formula="oooc:=[.N495]-[.L49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31958">
            <text:p>0.131958</text:p>
          </table:table-cell>
          <table:table-cell office:value-type="float" office:value="32989500">
            <text:p>3298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188">
            <text:p>0.188000</text:p>
          </table:table-cell>
          <table:table-cell office:value-type="float" office:value="0.156">
            <text:p>0.156000</text:p>
          </table:table-cell>
          <table:table-cell office:value-type="float" office:value="0.172">
            <text:p>0.172000</text:p>
          </table:table-cell>
          <table:table-cell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96]&lt;0.1;[.K496];[.H496])" office:value-type="float" office:value="0.14">
            <text:p>0.140000</text:p>
          </table:table-cell>
          <table:table-cell table:formula="oooc:=[.N496]-[.L49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15502">
            <text:p>0.115502</text:p>
          </table:table-cell>
          <table:table-cell office:value-type="float" office:value="28875500">
            <text:p>2887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219">
            <text:p>0.219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97]&lt;0.1;[.K497];[.H497])" office:value-type="float" office:value="0.14">
            <text:p>0.140000</text:p>
          </table:table-cell>
          <table:table-cell table:formula="oooc:=[.N497]-[.L49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74406">
            <text:p>0.074406</text:p>
          </table:table-cell>
          <table:table-cell office:value-type="float" office:value="18601500">
            <text:p>18601500</text:p>
          </table:table-cell>
          <table:table-cell office:value-type="float" office:value="0.999976">
            <text:p>0.99997600</text:p>
          </table:table-cell>
          <table:table-cell office:value-type="float" office:value="124997000">
            <text:p>124997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498]&lt;0.1;[.K498];[.H498])" office:value-type="float" office:value="0.094">
            <text:p>0.094000</text:p>
          </table:table-cell>
          <table:table-cell table:formula="oooc:=[.N498]-[.L49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93748">
            <text:p>0.193748</text:p>
          </table:table-cell>
          <table:table-cell office:value-type="float" office:value="48437000">
            <text:p>4843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office:value-type="float" office:value="0.219">
            <text:p>0.219000</text:p>
          </table:table-cell>
          <table:table-cell office:value-type="float" office:value="0.281">
            <text:p>0.281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99]&lt;0.1;[.K499];[.H499])" office:value-type="float" office:value="0.141">
            <text:p>0.141000</text:p>
          </table:table-cell>
          <table:table-cell table:formula="oooc:=[.N499]-[.L49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10874">
            <text:p>0.110874</text:p>
          </table:table-cell>
          <table:table-cell office:value-type="float" office:value="27718500">
            <text:p>2771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25">
            <text:p>0.125000</text:p>
          </table:table-cell>
          <table:table-cell office:value-type="float" office:value="0.141">
            <text:p>0.141000</text:p>
          </table:table-cell>
          <table:table-cell office:value-type="float" office:value="0.125">
            <text:p>0.125000</text:p>
          </table:table-cell>
          <table:table-cell office:value-type="float" office:value="3">
            <text:p>3</text:p>
          </table:table-cell>
          <table:table-cell table:formula="oooc:=IF([.D500]&lt;0.1;[.K500];[.H500])" office:value-type="float" office:value="0.141">
            <text:p>0.141000</text:p>
          </table:table-cell>
          <table:table-cell table:formula="oooc:=[.N500]-[.L500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26938">
            <text:p>0.026938</text:p>
          </table:table-cell>
          <table:table-cell office:value-type="float" office:value="6734500">
            <text:p>6734500</text:p>
          </table:table-cell>
          <table:table-cell office:value-type="float" office:value="0.742896">
            <text:p>0.74289600</text:p>
          </table:table-cell>
          <table:table-cell office:value-type="float" office:value="92862000">
            <text:p>92862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501]&lt;0.1;[.K501];[.H501])" office:value-type="float" office:value="0.078">
            <text:p>0.078000</text:p>
          </table:table-cell>
          <table:table-cell table:formula="oooc:=[.N501]-[.L50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83222">
            <text:p>0.083222</text:p>
          </table:table-cell>
          <table:table-cell office:value-type="float" office:value="41611000">
            <text:p>4161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81">
            <text:p>0.281000</text:p>
          </table:table-cell>
          <table:table-cell office:value-type="float" office:value="0.14">
            <text:p>0.140000</text:p>
          </table:table-cell>
          <table:table-cell office:value-type="float" office:value="0.141">
            <text:p>0.141000</text:p>
          </table:table-cell>
          <table:table-cell office:value-type="float" office:value="0.14">
            <text:p>0.140000</text:p>
          </table:table-cell>
          <table:table-cell office:value-type="float" office:value="3">
            <text:p>3</text:p>
          </table:table-cell>
          <table:table-cell table:formula="oooc:=IF([.D502]&lt;0.1;[.K502];[.H502])" office:value-type="float" office:value="0.141">
            <text:p>0.141000</text:p>
          </table:table-cell>
          <table:table-cell table:formula="oooc:=[.N502]-[.L502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35254">
            <text:p>0.235254</text:p>
          </table:table-cell>
          <table:table-cell office:value-type="float" office:value="117627000">
            <text:p>11762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328">
            <text:p>0.328000</text:p>
          </table:table-cell>
          <table:table-cell office:value-type="float" office:value="0.563">
            <text:p>0.563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03]&lt;0.1;[.K503];[.H503])" office:value-type="float" office:value="0.234">
            <text:p>0.234000</text:p>
          </table:table-cell>
          <table:table-cell table:formula="oooc:=[.N503]-[.L50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76596">
            <text:p>0.176596</text:p>
          </table:table-cell>
          <table:table-cell office:value-type="float" office:value="88298000">
            <text:p>8829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7">
            <text:p>0.297000</text:p>
          </table:table-cell>
          <table:table-cell office:value-type="float" office:value="0.234">
            <text:p>0.234000</text:p>
          </table:table-cell>
          <table:table-cell office:value-type="float" office:value="0.344">
            <text:p>0.344000</text:p>
          </table:table-cell>
          <table:table-cell office:value-type="float" office:value="0.234">
            <text:p>0.234000</text:p>
          </table:table-cell>
          <table:table-cell office:value-type="float" office:value="3">
            <text:p>3</text:p>
          </table:table-cell>
          <table:table-cell table:formula="oooc:=IF([.D504]&lt;0.1;[.K504];[.H504])" office:value-type="float" office:value="0.235">
            <text:p>0.235000</text:p>
          </table:table-cell>
          <table:table-cell table:formula="oooc:=[.N504]-[.L504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8626">
            <text:p>0.186260</text:p>
          </table:table-cell>
          <table:table-cell office:value-type="float" office:value="93130000">
            <text:p>9313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235">
            <text:p>0.235000</text:p>
          </table:table-cell>
          <table:table-cell office:value-type="float" office:value="0.375">
            <text:p>0.375000</text:p>
          </table:table-cell>
          <table:table-cell office:value-type="float" office:value="0.235">
            <text:p>0.235000</text:p>
          </table:table-cell>
          <table:table-cell office:value-type="float" office:value="3">
            <text:p>3</text:p>
          </table:table-cell>
          <table:table-cell table:formula="oooc:=IF([.D505]&lt;0.1;[.K505];[.H505])" office:value-type="float" office:value="0.25">
            <text:p>0.250000</text:p>
          </table:table-cell>
          <table:table-cell table:formula="oooc:=[.N505]-[.L505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94526">
            <text:p>0.194526</text:p>
          </table:table-cell>
          <table:table-cell office:value-type="float" office:value="97263000">
            <text:p>9726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6">
            <text:p>0.296000</text:p>
          </table:table-cell>
          <table:table-cell office:value-type="float" office:value="0.266">
            <text:p>0.266000</text:p>
          </table:table-cell>
          <table:table-cell office:value-type="float" office:value="0.406">
            <text:p>0.406000</text:p>
          </table:table-cell>
          <table:table-cell office:value-type="float" office:value="0.235">
            <text:p>0.235000</text:p>
          </table:table-cell>
          <table:table-cell office:value-type="float" office:value="1">
            <text:p>1</text:p>
          </table:table-cell>
          <table:table-cell table:formula="oooc:=IF([.D506]&lt;0.1;[.K506];[.H506])" office:value-type="float" office:value="0.235">
            <text:p>0.235000</text:p>
          </table:table-cell>
          <table:table-cell table:formula="oooc:=[.N506]-[.L50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3104">
            <text:p>0.231040</text:p>
          </table:table-cell>
          <table:table-cell office:value-type="float" office:value="115520000">
            <text:p>11552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313">
            <text:p>0.313000</text:p>
          </table:table-cell>
          <table:table-cell office:value-type="float" office:value="0.531">
            <text:p>0.531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07]&lt;0.1;[.K507];[.H507])" office:value-type="float" office:value="0.234">
            <text:p>0.234000</text:p>
          </table:table-cell>
          <table:table-cell table:formula="oooc:=[.N507]-[.L50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68584">
            <text:p>0.168584</text:p>
          </table:table-cell>
          <table:table-cell office:value-type="float" office:value="84292000">
            <text:p>8429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313">
            <text:p>0.313000</text:p>
          </table:table-cell>
          <table:table-cell office:value-type="float" office:value="0.218">
            <text:p>0.218000</text:p>
          </table:table-cell>
          <table:table-cell office:value-type="float" office:value="0.313">
            <text:p>0.313000</text:p>
          </table:table-cell>
          <table:table-cell office:value-type="float" office:value="0.218">
            <text:p>0.218000</text:p>
          </table:table-cell>
          <table:table-cell office:value-type="float" office:value="3">
            <text:p>3</text:p>
          </table:table-cell>
          <table:table-cell table:formula="oooc:=IF([.D508]&lt;0.1;[.K508];[.H508])" office:value-type="float" office:value="0.234">
            <text:p>0.234000</text:p>
          </table:table-cell>
          <table:table-cell table:formula="oooc:=[.N508]-[.L508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55833">
            <text:p>0.155833</text:p>
          </table:table-cell>
          <table:table-cell office:value-type="float" office:value="77916500">
            <text:p>7791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03">
            <text:p>0.203000</text:p>
          </table:table-cell>
          <table:table-cell office:value-type="float" office:value="0.282">
            <text:p>0.282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509]&lt;0.1;[.K509];[.H509])" office:value-type="float" office:value="0.234">
            <text:p>0.234000</text:p>
          </table:table-cell>
          <table:table-cell table:formula="oooc:=[.N509]-[.L509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50002">
            <text:p>0.150002</text:p>
          </table:table-cell>
          <table:table-cell office:value-type="float" office:value="75001000">
            <text:p>7500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312">
            <text:p>0.312000</text:p>
          </table:table-cell>
          <table:table-cell office:value-type="float" office:value="0.203">
            <text:p>0.203000</text:p>
          </table:table-cell>
          <table:table-cell office:value-type="float" office:value="0.266">
            <text:p>0.266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510]&lt;0.1;[.K510];[.H510])" office:value-type="float" office:value="0.235">
            <text:p>0.235000</text:p>
          </table:table-cell>
          <table:table-cell table:formula="oooc:=[.N510]-[.L510]" office:value-type="float" office:value="0.032">
            <text:p>0.03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70239">
            <text:p>0.070239</text:p>
          </table:table-cell>
          <table:table-cell office:value-type="float" office:value="35119500">
            <text:p>3511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1">
            <text:p>0.110000</text:p>
          </table:table-cell>
          <table:table-cell office:value-type="float" office:value="4">
            <text:p>4</text:p>
          </table:table-cell>
          <table:table-cell table:formula="oooc:=IF([.D511]&lt;0.1;[.K511];[.H511])" office:value-type="float" office:value="0.11">
            <text:p>0.110000</text:p>
          </table:table-cell>
          <table:table-cell table:formula="oooc:=[.N511]-[.L51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38175">
            <text:p>0.238175</text:p>
          </table:table-cell>
          <table:table-cell office:value-type="float" office:value="119087500">
            <text:p>11908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328">
            <text:p>0.328000</text:p>
          </table:table-cell>
          <table:table-cell office:value-type="float" office:value="0.563">
            <text:p>0.563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12]&lt;0.1;[.K512];[.H512])" office:value-type="float" office:value="0.234">
            <text:p>0.234000</text:p>
          </table:table-cell>
          <table:table-cell table:formula="oooc:=[.N512]-[.L51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78638">
            <text:p>0.078638</text:p>
          </table:table-cell>
          <table:table-cell office:value-type="float" office:value="39319000">
            <text:p>3931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table:number-columns-repeated="3" office:value-type="float" office:value="0.125">
            <text:p>0.125000</text:p>
          </table:table-cell>
          <table:table-cell office:value-type="float" office:value="3">
            <text:p>3</text:p>
          </table:table-cell>
          <table:table-cell table:formula="oooc:=IF([.D513]&lt;0.1;[.K513];[.H513])" office:value-type="float" office:value="0.125">
            <text:p>0.125000</text:p>
          </table:table-cell>
          <table:table-cell table:formula="oooc:=[.N513]-[.L51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492">
            <text:p>0.049200</text:p>
          </table:table-cell>
          <table:table-cell office:value-type="float" office:value="24600000">
            <text:p>24600000</text:p>
          </table:table-cell>
          <table:table-cell office:value-type="float" office:value="0.998152">
            <text:p>0.99815200</text:p>
          </table:table-cell>
          <table:table-cell office:value-type="float" office:value="124769000">
            <text:p>124769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514]&lt;0.1;[.K514];[.H514])" office:value-type="float" office:value="0.078">
            <text:p>0.078000</text:p>
          </table:table-cell>
          <table:table-cell table:formula="oooc:=[.N514]-[.L51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38728">
            <text:p>0.238728</text:p>
          </table:table-cell>
          <table:table-cell office:value-type="float" office:value="119364000">
            <text:p>11936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7">
            <text:p>0.297000</text:p>
          </table:table-cell>
          <table:table-cell office:value-type="float" office:value="0.328">
            <text:p>0.328000</text:p>
          </table:table-cell>
          <table:table-cell office:value-type="float" office:value="0.562">
            <text:p>0.562000</text:p>
          </table:table-cell>
          <table:table-cell office:value-type="float" office:value="0.235">
            <text:p>0.235000</text:p>
          </table:table-cell>
          <table:table-cell office:value-type="float" office:value="1">
            <text:p>1</text:p>
          </table:table-cell>
          <table:table-cell table:formula="oooc:=IF([.D515]&lt;0.1;[.K515];[.H515])" office:value-type="float" office:value="0.235">
            <text:p>0.235000</text:p>
          </table:table-cell>
          <table:table-cell table:formula="oooc:=[.N515]-[.L51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02086">
            <text:p>0.102086</text:p>
          </table:table-cell>
          <table:table-cell office:value-type="float" office:value="51043000">
            <text:p>5104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7">
            <text:p>0.297000</text:p>
          </table:table-cell>
          <table:table-cell table:number-columns-repeated="3" office:value-type="float" office:value="0.156">
            <text:p>0.156000</text:p>
          </table:table-cell>
          <table:table-cell office:value-type="float" office:value="3">
            <text:p>3</text:p>
          </table:table-cell>
          <table:table-cell table:formula="oooc:=IF([.D516]&lt;0.1;[.K516];[.H516])" office:value-type="float" office:value="0.235">
            <text:p>0.235000</text:p>
          </table:table-cell>
          <table:table-cell table:formula="oooc:=[.N516]-[.L516]" office:value-type="float" office:value="0.079">
            <text:p>0.079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99882">
            <text:p>0.099882</text:p>
          </table:table-cell>
          <table:table-cell office:value-type="float" office:value="49941000">
            <text:p>4994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7">
            <text:p>0.297000</text:p>
          </table:table-cell>
          <table:table-cell office:value-type="float" office:value="0.14">
            <text:p>0.140000</text:p>
          </table:table-cell>
          <table:table-cell office:value-type="float" office:value="0.172">
            <text:p>0.172000</text:p>
          </table:table-cell>
          <table:table-cell office:value-type="float" office:value="0.14">
            <text:p>0.140000</text:p>
          </table:table-cell>
          <table:table-cell office:value-type="float" office:value="3">
            <text:p>3</text:p>
          </table:table-cell>
          <table:table-cell table:formula="oooc:=IF([.D517]&lt;0.1;[.K517];[.H517])" office:value-type="float" office:value="0.172">
            <text:p>0.172000</text:p>
          </table:table-cell>
          <table:table-cell table:formula="oooc:=[.N517]-[.L517]" office:value-type="float" office:value="0.032">
            <text:p>0.03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86992">
            <text:p>0.086992</text:p>
          </table:table-cell>
          <table:table-cell office:value-type="float" office:value="43496000">
            <text:p>43496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25">
            <text:p>0.125000</text:p>
          </table:table-cell>
          <table:table-cell office:value-type="float" office:value="4">
            <text:p>4</text:p>
          </table:table-cell>
          <table:table-cell table:formula="oooc:=IF([.D518]&lt;0.1;[.K518];[.H518])" office:value-type="float" office:value="0.125">
            <text:p>0.125000</text:p>
          </table:table-cell>
          <table:table-cell table:formula="oooc:=[.N518]-[.L51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39344">
            <text:p>0.039344</text:p>
          </table:table-cell>
          <table:table-cell office:value-type="float" office:value="19672000">
            <text:p>19672000</text:p>
          </table:table-cell>
          <table:table-cell office:value-type="float" office:value="0.98244">
            <text:p>0.98244000</text:p>
          </table:table-cell>
          <table:table-cell office:value-type="float" office:value="122805000">
            <text:p>122805000</text:p>
          </table:table-cell>
          <table:table-cell office:value-type="float" office:value="0.234">
            <text:p>0.23400000</text:p>
          </table:table-cell>
          <table:table-cell office:value-type="float" office:value="0.359">
            <text:p>0.359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519]&lt;0.1;[.K519];[.H519])" office:value-type="float" office:value="0.094">
            <text:p>0.094000</text:p>
          </table:table-cell>
          <table:table-cell table:formula="oooc:=[.N519]-[.L51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33436">
            <text:p>0.033436</text:p>
          </table:table-cell>
          <table:table-cell office:value-type="float" office:value="16718000">
            <text:p>16718000</text:p>
          </table:table-cell>
          <table:table-cell office:value-type="float" office:value="0.944264">
            <text:p>0.94426400</text:p>
          </table:table-cell>
          <table:table-cell office:value-type="float" office:value="118033000">
            <text:p>118033000</text:p>
          </table:table-cell>
          <table:table-cell office:value-type="float" office:value="0.234">
            <text:p>0.23400000</text:p>
          </table:table-cell>
          <table:table-cell office:value-type="float" office:value="0.313">
            <text:p>0.313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520]&lt;0.1;[.K520];[.H520])" office:value-type="float" office:value="0.094">
            <text:p>0.094000</text:p>
          </table:table-cell>
          <table:table-cell table:formula="oooc:=[.N520]-[.L52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5816">
            <text:p>0.058160</text:p>
          </table:table-cell>
          <table:table-cell office:value-type="float" office:value="29080000">
            <text:p>29080000</text:p>
          </table:table-cell>
          <table:table-cell office:value-type="float" office:value="0.999848">
            <text:p>0.99984800</text:p>
          </table:table-cell>
          <table:table-cell office:value-type="float" office:value="124981000">
            <text:p>124981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521]&lt;0.1;[.K521];[.H521])" office:value-type="float" office:value="0.094">
            <text:p>0.094000</text:p>
          </table:table-cell>
          <table:table-cell table:formula="oooc:=[.N521]-[.L52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18669">
            <text:p>0.118669</text:p>
          </table:table-cell>
          <table:table-cell office:value-type="float" office:value="59334500">
            <text:p>59334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72">
            <text:p>0.172000</text:p>
          </table:table-cell>
          <table:table-cell office:value-type="float" office:value="0.188">
            <text:p>0.188000</text:p>
          </table:table-cell>
          <table:table-cell office:value-type="float" office:value="0.172">
            <text:p>0.172000</text:p>
          </table:table-cell>
          <table:table-cell office:value-type="float" office:value="3">
            <text:p>3</text:p>
          </table:table-cell>
          <table:table-cell table:formula="oooc:=IF([.D522]&lt;0.1;[.K522];[.H522])" office:value-type="float" office:value="0.234">
            <text:p>0.234000</text:p>
          </table:table-cell>
          <table:table-cell table:formula="oooc:=[.N522]-[.L522]" office:value-type="float" office:value="0.062">
            <text:p>0.06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08563">
            <text:p>0.208563</text:p>
          </table:table-cell>
          <table:table-cell office:value-type="float" office:value="104281500">
            <text:p>104281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81">
            <text:p>0.281000</text:p>
          </table:table-cell>
          <table:table-cell office:value-type="float" office:value="0.453">
            <text:p>0.453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23]&lt;0.1;[.K523];[.H523])" office:value-type="float" office:value="0.234">
            <text:p>0.234000</text:p>
          </table:table-cell>
          <table:table-cell table:formula="oooc:=[.N523]-[.L52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73722">
            <text:p>0.073722</text:p>
          </table:table-cell>
          <table:table-cell office:value-type="float" office:value="36861000">
            <text:p>3686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7">
            <text:p>0.297000</text:p>
          </table:table-cell>
          <table:table-cell table:number-columns-repeated="3" office:value-type="float" office:value="0.125">
            <text:p>0.125000</text:p>
          </table:table-cell>
          <table:table-cell office:value-type="float" office:value="3">
            <text:p>3</text:p>
          </table:table-cell>
          <table:table-cell table:formula="oooc:=IF([.D524]&lt;0.1;[.K524];[.H524])" office:value-type="float" office:value="0.125">
            <text:p>0.125000</text:p>
          </table:table-cell>
          <table:table-cell table:formula="oooc:=[.N524]-[.L52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76277">
            <text:p>0.076277</text:p>
          </table:table-cell>
          <table:table-cell office:value-type="float" office:value="38138500">
            <text:p>38138500</text:p>
          </table:table-cell>
          <table:table-cell office:value-type="float" office:value="0.999992">
            <text:p>0.99999200</text:p>
          </table:table-cell>
          <table:table-cell office:value-type="float" office:value="124999000">
            <text:p>124999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table:number-columns-repeated="3" office:value-type="float" office:value="0.125">
            <text:p>0.125000</text:p>
          </table:table-cell>
          <table:table-cell office:value-type="float" office:value="3">
            <text:p>3</text:p>
          </table:table-cell>
          <table:table-cell table:formula="oooc:=IF([.D525]&lt;0.1;[.K525];[.H525])" office:value-type="float" office:value="0.125">
            <text:p>0.125000</text:p>
          </table:table-cell>
          <table:table-cell table:formula="oooc:=[.N525]-[.L52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21568">
            <text:p>0.021568</text:p>
          </table:table-cell>
          <table:table-cell office:value-type="float" office:value="10784000">
            <text:p>10784000</text:p>
          </table:table-cell>
          <table:table-cell office:value-type="float" office:value="0.69596">
            <text:p>0.69596000</text:p>
          </table:table-cell>
          <table:table-cell office:value-type="float" office:value="86995000">
            <text:p>86995000</text:p>
          </table:table-cell>
          <table:table-cell office:value-type="float" office:value="0.25">
            <text:p>0.25000000</text:p>
          </table:table-cell>
          <table:table-cell office:value-type="float" office:value="0.296">
            <text:p>0.296000</text:p>
          </table:table-cell>
          <table:table-cell office:value-type="float" office:value="0.094">
            <text:p>0.094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526]&lt;0.1;[.K526];[.H526])" office:value-type="float" office:value="0.078">
            <text:p>0.078000</text:p>
          </table:table-cell>
          <table:table-cell table:formula="oooc:=[.N526]-[.L52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57812">
            <text:p>0.057812</text:p>
          </table:table-cell>
          <table:table-cell office:value-type="float" office:value="28906000">
            <text:p>28906000</text:p>
          </table:table-cell>
          <table:table-cell office:value-type="float" office:value="0.999792">
            <text:p>0.99979200</text:p>
          </table:table-cell>
          <table:table-cell office:value-type="float" office:value="124974000">
            <text:p>124974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527]&lt;0.1;[.K527];[.H527])" office:value-type="float" office:value="0.094">
            <text:p>0.094000</text:p>
          </table:table-cell>
          <table:table-cell table:formula="oooc:=[.N527]-[.L52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06653">
            <text:p>0.106653</text:p>
          </table:table-cell>
          <table:table-cell office:value-type="float" office:value="53326500">
            <text:p>5332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156">
            <text:p>0.156000</text:p>
          </table:table-cell>
          <table:table-cell office:value-type="float" office:value="0.172">
            <text:p>0.172000</text:p>
          </table:table-cell>
          <table:table-cell office:value-type="float" office:value="0.156">
            <text:p>0.156000</text:p>
          </table:table-cell>
          <table:table-cell office:value-type="float" office:value="3">
            <text:p>3</text:p>
          </table:table-cell>
          <table:table-cell table:formula="oooc:=IF([.D528]&lt;0.1;[.K528];[.H528])" office:value-type="float" office:value="0.25">
            <text:p>0.250000</text:p>
          </table:table-cell>
          <table:table-cell table:formula="oooc:=[.N528]-[.L528]" office:value-type="float" office:value="0.094">
            <text:p>0.094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83356">
            <text:p>0.183356</text:p>
          </table:table-cell>
          <table:table-cell office:value-type="float" office:value="91678000">
            <text:p>9167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81">
            <text:p>0.281000</text:p>
          </table:table-cell>
          <table:table-cell office:value-type="float" office:value="0.25">
            <text:p>0.250000</text:p>
          </table:table-cell>
          <table:table-cell office:value-type="float" office:value="0.375">
            <text:p>0.375000</text:p>
          </table:table-cell>
          <table:table-cell office:value-type="float" office:value="0.25">
            <text:p>0.250000</text:p>
          </table:table-cell>
          <table:table-cell office:value-type="float" office:value="1">
            <text:p>1</text:p>
          </table:table-cell>
          <table:table-cell table:formula="oooc:=IF([.D529]&lt;0.1;[.K529];[.H529])" office:value-type="float" office:value="0.25">
            <text:p>0.250000</text:p>
          </table:table-cell>
          <table:table-cell table:formula="oooc:=[.N529]-[.L52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16433">
            <text:p>0.116433</text:p>
          </table:table-cell>
          <table:table-cell office:value-type="float" office:value="58216500">
            <text:p>5821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72">
            <text:p>0.172000</text:p>
          </table:table-cell>
          <table:table-cell office:value-type="float" office:value="0.187">
            <text:p>0.187000</text:p>
          </table:table-cell>
          <table:table-cell office:value-type="float" office:value="0.172">
            <text:p>0.172000</text:p>
          </table:table-cell>
          <table:table-cell office:value-type="float" office:value="3">
            <text:p>3</text:p>
          </table:table-cell>
          <table:table-cell table:formula="oooc:=IF([.D530]&lt;0.1;[.K530];[.H530])" office:value-type="float" office:value="0.234">
            <text:p>0.234000</text:p>
          </table:table-cell>
          <table:table-cell table:formula="oooc:=[.N530]-[.L530]" office:value-type="float" office:value="0.062">
            <text:p>0.06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19932">
            <text:p>0.019932</text:p>
          </table:table-cell>
          <table:table-cell office:value-type="float" office:value="9966000">
            <text:p>9966000</text:p>
          </table:table-cell>
          <table:table-cell office:value-type="float" office:value="0.635512">
            <text:p>0.63551200</text:p>
          </table:table-cell>
          <table:table-cell office:value-type="float" office:value="79439000">
            <text:p>79439000</text:p>
          </table:table-cell>
          <table:table-cell office:value-type="float" office:value="0.25">
            <text:p>0.25000000</text:p>
          </table:table-cell>
          <table:table-cell office:value-type="float" office:value="0.281">
            <text:p>0.281000</text:p>
          </table:table-cell>
          <table:table-cell office:value-type="float" office:value="0.11">
            <text:p>0.110000</text:p>
          </table:table-cell>
          <table:table-cell table:number-columns-repeated="2" office:value-type="float" office:value="0.062">
            <text:p>0.062000</text:p>
          </table:table-cell>
          <table:table-cell office:value-type="float" office:value="4">
            <text:p>4</text:p>
          </table:table-cell>
          <table:table-cell table:formula="oooc:=IF([.D531]&lt;0.1;[.K531];[.H531])" office:value-type="float" office:value="0.062">
            <text:p>0.062000</text:p>
          </table:table-cell>
          <table:table-cell table:formula="oooc:=[.N531]-[.L53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03282">
            <text:p>0.003282</text:p>
          </table:table-cell>
          <table:table-cell office:value-type="float" office:value="1641000">
            <text:p>1641000</text:p>
          </table:table-cell>
          <table:table-cell office:value-type="float" office:value="0.023048">
            <text:p>0.02304800</text:p>
          </table:table-cell>
          <table:table-cell office:value-type="float" office:value="2881000">
            <text:p>2881000</text:p>
          </table:table-cell>
          <table:table-cell office:value-type="float" office:value="0.234">
            <text:p>0.23400000</text:p>
          </table:table-cell>
          <table:table-cell office:value-type="float" office:value="0.219">
            <text:p>0.219000</text:p>
          </table:table-cell>
          <table:table-cell office:value-type="float" office:value="0">
            <text:p>0.000000</text:p>
          </table:table-cell>
          <table:table-cell office:value-type="float" office:value="0.016">
            <text:p>0.016000</text:p>
          </table:table-cell>
          <table:table-cell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ooc:=IF([.D532]&lt;0.1;[.K532];[.H532])" office:value-type="float" office:value="0.016">
            <text:p>0.016000</text:p>
          </table:table-cell>
          <table:table-cell table:formula="oooc:=[.N532]-[.L532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07426">
            <text:p>0.107426</text:p>
          </table:table-cell>
          <table:table-cell office:value-type="float" office:value="53713000">
            <text:p>5371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56">
            <text:p>0.156000</text:p>
          </table:table-cell>
          <table:table-cell office:value-type="float" office:value="0.172">
            <text:p>0.172000</text:p>
          </table:table-cell>
          <table:table-cell office:value-type="float" office:value="0.156">
            <text:p>0.156000</text:p>
          </table:table-cell>
          <table:table-cell office:value-type="float" office:value="3">
            <text:p>3</text:p>
          </table:table-cell>
          <table:table-cell table:formula="oooc:=IF([.D533]&lt;0.1;[.K533];[.H533])" office:value-type="float" office:value="0.234">
            <text:p>0.234000</text:p>
          </table:table-cell>
          <table:table-cell table:formula="oooc:=[.N533]-[.L533]" office:value-type="float" office:value="0.078">
            <text:p>0.078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62186">
            <text:p>0.162186</text:p>
          </table:table-cell>
          <table:table-cell office:value-type="float" office:value="81093000">
            <text:p>8109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219">
            <text:p>0.219000</text:p>
          </table:table-cell>
          <table:table-cell office:value-type="float" office:value="0.297">
            <text:p>0.297000</text:p>
          </table:table-cell>
          <table:table-cell office:value-type="float" office:value="0.219">
            <text:p>0.219000</text:p>
          </table:table-cell>
          <table:table-cell office:value-type="float" office:value="3">
            <text:p>3</text:p>
          </table:table-cell>
          <table:table-cell table:formula="oooc:=IF([.D534]&lt;0.1;[.K534];[.H534])" office:value-type="float" office:value="0.25">
            <text:p>0.250000</text:p>
          </table:table-cell>
          <table:table-cell table:formula="oooc:=[.N534]-[.L534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31993">
            <text:p>0.131993</text:p>
          </table:table-cell>
          <table:table-cell office:value-type="float" office:value="65996500">
            <text:p>6599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172">
            <text:p>0.172000</text:p>
          </table:table-cell>
          <table:table-cell office:value-type="float" office:value="0.219">
            <text:p>0.219000</text:p>
          </table:table-cell>
          <table:table-cell office:value-type="float" office:value="0.172">
            <text:p>0.172000</text:p>
          </table:table-cell>
          <table:table-cell office:value-type="float" office:value="3">
            <text:p>3</text:p>
          </table:table-cell>
          <table:table-cell table:formula="oooc:=IF([.D535]&lt;0.1;[.K535];[.H535])" office:value-type="float" office:value="0.25">
            <text:p>0.250000</text:p>
          </table:table-cell>
          <table:table-cell table:formula="oooc:=[.N535]-[.L535]" office:value-type="float" office:value="0.078">
            <text:p>0.078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8507">
            <text:p>0.185070</text:p>
          </table:table-cell>
          <table:table-cell office:value-type="float" office:value="92535000">
            <text:p>92535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5">
            <text:p>0.250000</text:p>
          </table:table-cell>
          <table:table-cell office:value-type="float" office:value="0.375">
            <text:p>0.375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36]&lt;0.1;[.K536];[.H536])" office:value-type="float" office:value="0.234">
            <text:p>0.234000</text:p>
          </table:table-cell>
          <table:table-cell table:formula="oooc:=[.N536]-[.L53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04255">
            <text:p>0.004255</text:p>
          </table:table-cell>
          <table:table-cell office:value-type="float" office:value="2127500">
            <text:p>2127500</text:p>
          </table:table-cell>
          <table:table-cell office:value-type="float" office:value="0.038992">
            <text:p>0.03899200</text:p>
          </table:table-cell>
          <table:table-cell office:value-type="float" office:value="4874000">
            <text:p>4874000</text:p>
          </table:table-cell>
          <table:table-cell office:value-type="float" office:value="0.25">
            <text:p>0.25000000</text:p>
          </table:table-cell>
          <table:table-cell office:value-type="float" office:value="0.219">
            <text:p>0.219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537]&lt;0.1;[.K537];[.H537])" office:value-type="float" office:value="0.016">
            <text:p>0.016000</text:p>
          </table:table-cell>
          <table:table-cell table:formula="oooc:=[.N537]-[.L537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21463">
            <text:p>0.221463</text:p>
          </table:table-cell>
          <table:table-cell office:value-type="float" office:value="110731500">
            <text:p>110731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table:number-columns-repeated="2" office:value-type="float" office:value="0.297">
            <text:p>0.297000</text:p>
          </table:table-cell>
          <table:table-cell office:value-type="float" office:value="0.5">
            <text:p>0.500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38]&lt;0.1;[.K538];[.H538])" office:value-type="float" office:value="0.234">
            <text:p>0.234000</text:p>
          </table:table-cell>
          <table:table-cell table:formula="oooc:=[.N538]-[.L53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358">
            <text:p>0.235800</text:p>
          </table:table-cell>
          <table:table-cell office:value-type="float" office:value="117900000">
            <text:p>11790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328">
            <text:p>0.328000</text:p>
          </table:table-cell>
          <table:table-cell office:value-type="float" office:value="0.547">
            <text:p>0.547000</text:p>
          </table:table-cell>
          <table:table-cell office:value-type="float" office:value="0.25">
            <text:p>0.250000</text:p>
          </table:table-cell>
          <table:table-cell office:value-type="float" office:value="1">
            <text:p>1</text:p>
          </table:table-cell>
          <table:table-cell table:formula="oooc:=IF([.D539]&lt;0.1;[.K539];[.H539])" office:value-type="float" office:value="0.25">
            <text:p>0.250000</text:p>
          </table:table-cell>
          <table:table-cell table:formula="oooc:=[.N539]-[.L53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1487">
            <text:p>0.114870</text:p>
          </table:table-cell>
          <table:table-cell office:value-type="float" office:value="57435000">
            <text:p>57435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156">
            <text:p>0.156000</text:p>
          </table:table-cell>
          <table:table-cell office:value-type="float" office:value="0.187">
            <text:p>0.187000</text:p>
          </table:table-cell>
          <table:table-cell office:value-type="float" office:value="0.156">
            <text:p>0.156000</text:p>
          </table:table-cell>
          <table:table-cell office:value-type="float" office:value="3">
            <text:p>3</text:p>
          </table:table-cell>
          <table:table-cell table:formula="oooc:=IF([.D540]&lt;0.1;[.K540];[.H540])" office:value-type="float" office:value="0.25">
            <text:p>0.250000</text:p>
          </table:table-cell>
          <table:table-cell table:formula="oooc:=[.N540]-[.L540]" office:value-type="float" office:value="0.094">
            <text:p>0.094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14923">
            <text:p>0.014923</text:p>
          </table:table-cell>
          <table:table-cell office:value-type="float" office:value="7461500">
            <text:p>7461500</text:p>
          </table:table-cell>
          <table:table-cell office:value-type="float" office:value="0.429024">
            <text:p>0.42902400</text:p>
          </table:table-cell>
          <table:table-cell office:value-type="float" office:value="53628000">
            <text:p>53628000</text:p>
          </table:table-cell>
          <table:table-cell office:value-type="float" office:value="0.234">
            <text:p>0.23400000</text:p>
          </table:table-cell>
          <table:table-cell office:value-type="float" office:value="0.282">
            <text:p>0.282000</text:p>
          </table:table-cell>
          <table:table-cell office:value-type="float" office:value="0.078">
            <text:p>0.078000</text:p>
          </table:table-cell>
          <table:table-cell table:number-columns-repeated="2" office:value-type="float" office:value="0.062">
            <text:p>0.062000</text:p>
          </table:table-cell>
          <table:table-cell office:value-type="float" office:value="4">
            <text:p>4</text:p>
          </table:table-cell>
          <table:table-cell table:formula="oooc:=IF([.D541]&lt;0.1;[.K541];[.H541])" office:value-type="float" office:value="0.062">
            <text:p>0.062000</text:p>
          </table:table-cell>
          <table:table-cell table:formula="oooc:=[.N541]-[.L54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47915">
            <text:p>0.047915</text:p>
          </table:table-cell>
          <table:table-cell office:value-type="float" office:value="23957500">
            <text:p>23957500</text:p>
          </table:table-cell>
          <table:table-cell office:value-type="float" office:value="0.997432">
            <text:p>0.99743200</text:p>
          </table:table-cell>
          <table:table-cell office:value-type="float" office:value="124679000">
            <text:p>124679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542]&lt;0.1;[.K542];[.H542])" office:value-type="float" office:value="0.078">
            <text:p>0.078000</text:p>
          </table:table-cell>
          <table:table-cell table:formula="oooc:=[.N542]-[.L54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07496">
            <text:p>0.207496</text:p>
          </table:table-cell>
          <table:table-cell office:value-type="float" office:value="103748000">
            <text:p>10374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7">
            <text:p>0.297000</text:p>
          </table:table-cell>
          <table:table-cell office:value-type="float" office:value="0.281">
            <text:p>0.281000</text:p>
          </table:table-cell>
          <table:table-cell office:value-type="float" office:value="0.437">
            <text:p>0.437000</text:p>
          </table:table-cell>
          <table:table-cell office:value-type="float" office:value="0.235">
            <text:p>0.235000</text:p>
          </table:table-cell>
          <table:table-cell office:value-type="float" office:value="1">
            <text:p>1</text:p>
          </table:table-cell>
          <table:table-cell table:formula="oooc:=IF([.D543]&lt;0.1;[.K543];[.H543])" office:value-type="float" office:value="0.235">
            <text:p>0.235000</text:p>
          </table:table-cell>
          <table:table-cell table:formula="oooc:=[.N543]-[.L54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10713">
            <text:p>0.210713</text:p>
          </table:table-cell>
          <table:table-cell office:value-type="float" office:value="105356500">
            <text:p>10535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281">
            <text:p>0.281000</text:p>
          </table:table-cell>
          <table:table-cell office:value-type="float" office:value="0.453">
            <text:p>0.453000</text:p>
          </table:table-cell>
          <table:table-cell office:value-type="float" office:value="0.25">
            <text:p>0.250000</text:p>
          </table:table-cell>
          <table:table-cell office:value-type="float" office:value="1">
            <text:p>1</text:p>
          </table:table-cell>
          <table:table-cell table:formula="oooc:=IF([.D544]&lt;0.1;[.K544];[.H544])" office:value-type="float" office:value="0.25">
            <text:p>0.250000</text:p>
          </table:table-cell>
          <table:table-cell table:formula="oooc:=[.N544]-[.L54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41209">
            <text:p>0.041209</text:p>
          </table:table-cell>
          <table:table-cell office:value-type="float" office:value="20604500">
            <text:p>20604500</text:p>
          </table:table-cell>
          <table:table-cell office:value-type="float" office:value="0.987528">
            <text:p>0.98752800</text:p>
          </table:table-cell>
          <table:table-cell office:value-type="float" office:value="123441000">
            <text:p>123441000</text:p>
          </table:table-cell>
          <table:table-cell office:value-type="float" office:value="0.235">
            <text:p>0.23500000</text:p>
          </table:table-cell>
          <table:table-cell office:value-type="float" office:value="0.312">
            <text:p>0.312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545]&lt;0.1;[.K545];[.H545])" office:value-type="float" office:value="0.094">
            <text:p>0.094000</text:p>
          </table:table-cell>
          <table:table-cell table:formula="oooc:=[.N545]-[.L54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84005">
            <text:p>0.184005</text:p>
          </table:table-cell>
          <table:table-cell office:value-type="float" office:value="92002500">
            <text:p>92002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34">
            <text:p>0.234000</text:p>
          </table:table-cell>
          <table:table-cell office:value-type="float" office:value="0.375">
            <text:p>0.375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46]&lt;0.1;[.K546];[.H546])" office:value-type="float" office:value="0.234">
            <text:p>0.234000</text:p>
          </table:table-cell>
          <table:table-cell table:formula="oooc:=[.N546]-[.L54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95483">
            <text:p>0.095483</text:p>
          </table:table-cell>
          <table:table-cell office:value-type="float" office:value="47741500">
            <text:p>47741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14">
            <text:p>0.140000</text:p>
          </table:table-cell>
          <table:table-cell office:value-type="float" office:value="0.157">
            <text:p>0.157000</text:p>
          </table:table-cell>
          <table:table-cell office:value-type="float" office:value="0.14">
            <text:p>0.140000</text:p>
          </table:table-cell>
          <table:table-cell office:value-type="float" office:value="3">
            <text:p>3</text:p>
          </table:table-cell>
          <table:table-cell table:formula="oooc:=IF([.D547]&lt;0.1;[.K547];[.H547])" office:value-type="float" office:value="0.157">
            <text:p>0.157000</text:p>
          </table:table-cell>
          <table:table-cell table:formula="oooc:=[.N547]-[.L547]" office:value-type="float" office:value="0.017">
            <text:p>0.01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65296">
            <text:p>0.065296</text:p>
          </table:table-cell>
          <table:table-cell office:value-type="float" office:value="32648000">
            <text:p>32648000</text:p>
          </table:table-cell>
          <table:table-cell office:value-type="float" office:value="0.999976">
            <text:p>0.99997600</text:p>
          </table:table-cell>
          <table:table-cell office:value-type="float" office:value="124997000">
            <text:p>124997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548]&lt;0.1;[.K548];[.H548])" office:value-type="float" office:value="0.094">
            <text:p>0.094000</text:p>
          </table:table-cell>
          <table:table-cell table:formula="oooc:=[.N548]-[.L54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6351">
            <text:p>0.063510</text:p>
          </table:table-cell>
          <table:table-cell office:value-type="float" office:value="31755000">
            <text:p>31755000</text:p>
          </table:table-cell>
          <table:table-cell office:value-type="float" office:value="0.99996">
            <text:p>0.99996000</text:p>
          </table:table-cell>
          <table:table-cell office:value-type="float" office:value="124995000">
            <text:p>124995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1">
            <text:p>0.110000</text:p>
          </table:table-cell>
          <table:table-cell table:number-columns-repeated="2" office:value-type="float" office:value="0.109">
            <text:p>0.109000</text:p>
          </table:table-cell>
          <table:table-cell office:value-type="float" office:value="4">
            <text:p>4</text:p>
          </table:table-cell>
          <table:table-cell table:formula="oooc:=IF([.D549]&lt;0.1;[.K549];[.H549])" office:value-type="float" office:value="0.109">
            <text:p>0.109000</text:p>
          </table:table-cell>
          <table:table-cell table:formula="oooc:=[.N549]-[.L54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45142">
            <text:p>0.245142</text:p>
          </table:table-cell>
          <table:table-cell office:value-type="float" office:value="122571000">
            <text:p>12257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328">
            <text:p>0.328000</text:p>
          </table:table-cell>
          <table:table-cell office:value-type="float" office:value="0.594">
            <text:p>0.594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50]&lt;0.1;[.K550];[.H550])" office:value-type="float" office:value="0.234">
            <text:p>0.234000</text:p>
          </table:table-cell>
          <table:table-cell table:formula="oooc:=[.N550]-[.L55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79098">
            <text:p>0.079098</text:p>
          </table:table-cell>
          <table:table-cell office:value-type="float" office:value="39549000">
            <text:p>3954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6">
            <text:p>0.296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25">
            <text:p>0.125000</text:p>
          </table:table-cell>
          <table:table-cell office:value-type="float" office:value="4">
            <text:p>4</text:p>
          </table:table-cell>
          <table:table-cell table:formula="oooc:=IF([.D551]&lt;0.1;[.K551];[.H551])" office:value-type="float" office:value="0.125">
            <text:p>0.125000</text:p>
          </table:table-cell>
          <table:table-cell table:formula="oooc:=[.N551]-[.L55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53864">
            <text:p>0.153864</text:p>
          </table:table-cell>
          <table:table-cell office:value-type="float" office:value="76932000">
            <text:p>7693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03">
            <text:p>0.203000</text:p>
          </table:table-cell>
          <table:table-cell office:value-type="float" office:value="0.281">
            <text:p>0.281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552]&lt;0.1;[.K552];[.H552])" office:value-type="float" office:value="0.234">
            <text:p>0.234000</text:p>
          </table:table-cell>
          <table:table-cell table:formula="oooc:=[.N552]-[.L552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23376">
            <text:p>0.223376</text:p>
          </table:table-cell>
          <table:table-cell office:value-type="float" office:value="111688000">
            <text:p>11168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6">
            <text:p>0.296000</text:p>
          </table:table-cell>
          <table:table-cell office:value-type="float" office:value="0.297">
            <text:p>0.297000</text:p>
          </table:table-cell>
          <table:table-cell office:value-type="float" office:value="0.516">
            <text:p>0.516000</text:p>
          </table:table-cell>
          <table:table-cell office:value-type="float" office:value="0.25">
            <text:p>0.250000</text:p>
          </table:table-cell>
          <table:table-cell office:value-type="float" office:value="1">
            <text:p>1</text:p>
          </table:table-cell>
          <table:table-cell table:formula="oooc:=IF([.D553]&lt;0.1;[.K553];[.H553])" office:value-type="float" office:value="0.25">
            <text:p>0.250000</text:p>
          </table:table-cell>
          <table:table-cell table:formula="oooc:=[.N553]-[.L55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58548">
            <text:p>0.158548</text:p>
          </table:table-cell>
          <table:table-cell office:value-type="float" office:value="79274000">
            <text:p>7927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7">
            <text:p>0.297000</text:p>
          </table:table-cell>
          <table:table-cell office:value-type="float" office:value="0.218">
            <text:p>0.218000</text:p>
          </table:table-cell>
          <table:table-cell office:value-type="float" office:value="0.297">
            <text:p>0.297000</text:p>
          </table:table-cell>
          <table:table-cell office:value-type="float" office:value="0.218">
            <text:p>0.218000</text:p>
          </table:table-cell>
          <table:table-cell office:value-type="float" office:value="3">
            <text:p>3</text:p>
          </table:table-cell>
          <table:table-cell table:formula="oooc:=IF([.D554]&lt;0.1;[.K554];[.H554])" office:value-type="float" office:value="0.235">
            <text:p>0.235000</text:p>
          </table:table-cell>
          <table:table-cell table:formula="oooc:=[.N554]-[.L554]" office:value-type="float" office:value="0.017">
            <text:p>0.01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24205">
            <text:p>0.224205</text:p>
          </table:table-cell>
          <table:table-cell office:value-type="float" office:value="112102500">
            <text:p>112102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table:number-columns-repeated="2" office:value-type="float" office:value="0.297">
            <text:p>0.297000</text:p>
          </table:table-cell>
          <table:table-cell office:value-type="float" office:value="0.515">
            <text:p>0.515000</text:p>
          </table:table-cell>
          <table:table-cell office:value-type="float" office:value="0.25">
            <text:p>0.250000</text:p>
          </table:table-cell>
          <table:table-cell office:value-type="float" office:value="1">
            <text:p>1</text:p>
          </table:table-cell>
          <table:table-cell table:formula="oooc:=IF([.D555]&lt;0.1;[.K555];[.H555])" office:value-type="float" office:value="0.25">
            <text:p>0.250000</text:p>
          </table:table-cell>
          <table:table-cell table:formula="oooc:=[.N555]-[.L55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40998">
            <text:p>0.240998</text:p>
          </table:table-cell>
          <table:table-cell office:value-type="float" office:value="120499000">
            <text:p>12049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6">
            <text:p>0.296000</text:p>
          </table:table-cell>
          <table:table-cell office:value-type="float" office:value="0.329">
            <text:p>0.329000</text:p>
          </table:table-cell>
          <table:table-cell office:value-type="float" office:value="0.578">
            <text:p>0.578000</text:p>
          </table:table-cell>
          <table:table-cell office:value-type="float" office:value="0.25">
            <text:p>0.250000</text:p>
          </table:table-cell>
          <table:table-cell office:value-type="float" office:value="1">
            <text:p>1</text:p>
          </table:table-cell>
          <table:table-cell table:formula="oooc:=IF([.D556]&lt;0.1;[.K556];[.H556])" office:value-type="float" office:value="0.25">
            <text:p>0.250000</text:p>
          </table:table-cell>
          <table:table-cell table:formula="oooc:=[.N556]-[.L55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04318">
            <text:p>0.004318</text:p>
          </table:table-cell>
          <table:table-cell office:value-type="float" office:value="2159000">
            <text:p>2159000</text:p>
          </table:table-cell>
          <table:table-cell office:value-type="float" office:value="0.039408">
            <text:p>0.03940800</text:p>
          </table:table-cell>
          <table:table-cell office:value-type="float" office:value="4926000">
            <text:p>4926000</text:p>
          </table:table-cell>
          <table:table-cell office:value-type="float" office:value="0.25">
            <text:p>0.25000000</text:p>
          </table:table-cell>
          <table:table-cell office:value-type="float" office:value="0.218">
            <text:p>0.218000</text:p>
          </table:table-cell>
          <table:table-cell table:number-columns-repeated="3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557]&lt;0.1;[.K557];[.H557])" office:value-type="float" office:value="0.016">
            <text:p>0.016000</text:p>
          </table:table-cell>
          <table:table-cell table:formula="oooc:=[.N557]-[.L55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43408">
            <text:p>0.143408</text:p>
          </table:table-cell>
          <table:table-cell office:value-type="float" office:value="71704000">
            <text:p>7170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87">
            <text:p>0.187000</text:p>
          </table:table-cell>
          <table:table-cell office:value-type="float" office:value="0.266">
            <text:p>0.266000</text:p>
          </table:table-cell>
          <table:table-cell office:value-type="float" office:value="0.187">
            <text:p>0.187000</text:p>
          </table:table-cell>
          <table:table-cell office:value-type="float" office:value="3">
            <text:p>3</text:p>
          </table:table-cell>
          <table:table-cell table:formula="oooc:=IF([.D558]&lt;0.1;[.K558];[.H558])" office:value-type="float" office:value="0.234">
            <text:p>0.234000</text:p>
          </table:table-cell>
          <table:table-cell table:formula="oooc:=[.N558]-[.L558]" office:value-type="float" office:value="0.047">
            <text:p>0.04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89325">
            <text:p>0.089325</text:p>
          </table:table-cell>
          <table:table-cell office:value-type="float" office:value="44662500">
            <text:p>44662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4">
            <text:p>0.140000</text:p>
          </table:table-cell>
          <table:table-cell office:value-type="float" office:value="4">
            <text:p>4</text:p>
          </table:table-cell>
          <table:table-cell table:formula="oooc:=IF([.D559]&lt;0.1;[.K559];[.H559])" office:value-type="float" office:value="0.14">
            <text:p>0.140000</text:p>
          </table:table-cell>
          <table:table-cell table:formula="oooc:=[.N559]-[.L55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76294">
            <text:p>0.176294</text:p>
          </table:table-cell>
          <table:table-cell office:value-type="float" office:value="88147000">
            <text:p>8814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234">
            <text:p>0.234000</text:p>
          </table:table-cell>
          <table:table-cell office:value-type="float" office:value="0.344">
            <text:p>0.344000</text:p>
          </table:table-cell>
          <table:table-cell office:value-type="float" office:value="0.234">
            <text:p>0.234000</text:p>
          </table:table-cell>
          <table:table-cell office:value-type="float" office:value="3">
            <text:p>3</text:p>
          </table:table-cell>
          <table:table-cell table:formula="oooc:=IF([.D560]&lt;0.1;[.K560];[.H560])" office:value-type="float" office:value="0.25">
            <text:p>0.250000</text:p>
          </table:table-cell>
          <table:table-cell table:formula="oooc:=[.N560]-[.L560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71119">
            <text:p>0.171119</text:p>
          </table:table-cell>
          <table:table-cell office:value-type="float" office:value="85559500">
            <text:p>8555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19">
            <text:p>0.219000</text:p>
          </table:table-cell>
          <table:table-cell office:value-type="float" office:value="0.328">
            <text:p>0.328000</text:p>
          </table:table-cell>
          <table:table-cell office:value-type="float" office:value="0.219">
            <text:p>0.219000</text:p>
          </table:table-cell>
          <table:table-cell office:value-type="float" office:value="3">
            <text:p>3</text:p>
          </table:table-cell>
          <table:table-cell table:formula="oooc:=IF([.D561]&lt;0.1;[.K561];[.H561])" office:value-type="float" office:value="0.234">
            <text:p>0.234000</text:p>
          </table:table-cell>
          <table:table-cell table:formula="oooc:=[.N561]-[.L561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09064">
            <text:p>0.009064</text:p>
          </table:table-cell>
          <table:table-cell office:value-type="float" office:value="4532000">
            <text:p>4532000</text:p>
          </table:table-cell>
          <table:table-cell office:value-type="float" office:value="0.18">
            <text:p>0.18000000</text:p>
          </table:table-cell>
          <table:table-cell office:value-type="float" office:value="22500000">
            <text:p>22500000</text:p>
          </table:table-cell>
          <table:table-cell office:value-type="float" office:value="0.25">
            <text:p>0.25000000</text:p>
          </table:table-cell>
          <table:table-cell office:value-type="float" office:value="0.25">
            <text:p>0.250000</text:p>
          </table:table-cell>
          <table:table-cell table:number-columns-repeated="3" office:value-type="float" office:value="0.047">
            <text:p>0.047000</text:p>
          </table:table-cell>
          <table:table-cell office:value-type="float" office:value="4">
            <text:p>4</text:p>
          </table:table-cell>
          <table:table-cell table:formula="oooc:=IF([.D562]&lt;0.1;[.K562];[.H562])" office:value-type="float" office:value="0.047">
            <text:p>0.047000</text:p>
          </table:table-cell>
          <table:table-cell table:formula="oooc:=[.N562]-[.L56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54561">
            <text:p>0.054561</text:p>
          </table:table-cell>
          <table:table-cell office:value-type="float" office:value="27280500">
            <text:p>27280500</text:p>
          </table:table-cell>
          <table:table-cell office:value-type="float" office:value="0.99964">
            <text:p>0.99964000</text:p>
          </table:table-cell>
          <table:table-cell office:value-type="float" office:value="124955000">
            <text:p>124955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563]&lt;0.1;[.K563];[.H563])" office:value-type="float" office:value="0.094">
            <text:p>0.094000</text:p>
          </table:table-cell>
          <table:table-cell table:formula="oooc:=[.N563]-[.L56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0452">
            <text:p>0.104520</text:p>
          </table:table-cell>
          <table:table-cell office:value-type="float" office:value="52260000">
            <text:p>5226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7">
            <text:p>0.297000</text:p>
          </table:table-cell>
          <table:table-cell office:value-type="float" office:value="0.156">
            <text:p>0.156000</text:p>
          </table:table-cell>
          <table:table-cell office:value-type="float" office:value="0.172">
            <text:p>0.172000</text:p>
          </table:table-cell>
          <table:table-cell office:value-type="float" office:value="0.156">
            <text:p>0.156000</text:p>
          </table:table-cell>
          <table:table-cell office:value-type="float" office:value="3">
            <text:p>3</text:p>
          </table:table-cell>
          <table:table-cell table:formula="oooc:=IF([.D564]&lt;0.1;[.K564];[.H564])" office:value-type="float" office:value="0.235">
            <text:p>0.235000</text:p>
          </table:table-cell>
          <table:table-cell table:formula="oooc:=[.N564]-[.L564]" office:value-type="float" office:value="0.079">
            <text:p>0.079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45734">
            <text:p>0.145734</text:p>
          </table:table-cell>
          <table:table-cell office:value-type="float" office:value="72867000">
            <text:p>7286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187">
            <text:p>0.187000</text:p>
          </table:table-cell>
          <table:table-cell office:value-type="float" office:value="0.266">
            <text:p>0.266000</text:p>
          </table:table-cell>
          <table:table-cell office:value-type="float" office:value="0.187">
            <text:p>0.187000</text:p>
          </table:table-cell>
          <table:table-cell office:value-type="float" office:value="3">
            <text:p>3</text:p>
          </table:table-cell>
          <table:table-cell table:formula="oooc:=IF([.D565]&lt;0.1;[.K565];[.H565])" office:value-type="float" office:value="0.25">
            <text:p>0.250000</text:p>
          </table:table-cell>
          <table:table-cell table:formula="oooc:=[.N565]-[.L565]" office:value-type="float" office:value="0.063">
            <text:p>0.063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49527">
            <text:p>0.049527</text:p>
          </table:table-cell>
          <table:table-cell office:value-type="float" office:value="24763500">
            <text:p>24763500</text:p>
          </table:table-cell>
          <table:table-cell office:value-type="float" office:value="0.998488">
            <text:p>0.99848800</text:p>
          </table:table-cell>
          <table:table-cell office:value-type="float" office:value="124811000">
            <text:p>124811000</text:p>
          </table:table-cell>
          <table:table-cell office:value-type="float" office:value="0.25">
            <text:p>0.25000000</text:p>
          </table:table-cell>
          <table:table-cell office:value-type="float" office:value="0.296">
            <text:p>0.296000</text:p>
          </table:table-cell>
          <table:table-cell office:value-type="float" office:value="0.11">
            <text:p>0.11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566]&lt;0.1;[.K566];[.H566])" office:value-type="float" office:value="0.078">
            <text:p>0.078000</text:p>
          </table:table-cell>
          <table:table-cell table:formula="oooc:=[.N566]-[.L56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08689">
            <text:p>0.208689</text:p>
          </table:table-cell>
          <table:table-cell office:value-type="float" office:value="104344500">
            <text:p>104344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265">
            <text:p>0.265000</text:p>
          </table:table-cell>
          <table:table-cell office:value-type="float" office:value="0.453">
            <text:p>0.453000</text:p>
          </table:table-cell>
          <table:table-cell office:value-type="float" office:value="0.25">
            <text:p>0.250000</text:p>
          </table:table-cell>
          <table:table-cell office:value-type="float" office:value="1">
            <text:p>1</text:p>
          </table:table-cell>
          <table:table-cell table:formula="oooc:=IF([.D567]&lt;0.1;[.K567];[.H567])" office:value-type="float" office:value="0.25">
            <text:p>0.250000</text:p>
          </table:table-cell>
          <table:table-cell table:formula="oooc:=[.N567]-[.L56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89471">
            <text:p>0.189471</text:p>
          </table:table-cell>
          <table:table-cell office:value-type="float" office:value="94735500">
            <text:p>9473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5">
            <text:p>0.250000</text:p>
          </table:table-cell>
          <table:table-cell office:value-type="float" office:value="0.375">
            <text:p>0.375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68]&lt;0.1;[.K568];[.H568])" office:value-type="float" office:value="0.234">
            <text:p>0.234000</text:p>
          </table:table-cell>
          <table:table-cell table:formula="oooc:=[.N568]-[.L56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84976">
            <text:p>0.184976</text:p>
          </table:table-cell>
          <table:table-cell office:value-type="float" office:value="92488000">
            <text:p>9248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7">
            <text:p>0.297000</text:p>
          </table:table-cell>
          <table:table-cell office:value-type="float" office:value="0.25">
            <text:p>0.250000</text:p>
          </table:table-cell>
          <table:table-cell office:value-type="float" office:value="0.375">
            <text:p>0.375000</text:p>
          </table:table-cell>
          <table:table-cell office:value-type="float" office:value="0.235">
            <text:p>0.235000</text:p>
          </table:table-cell>
          <table:table-cell office:value-type="float" office:value="1">
            <text:p>1</text:p>
          </table:table-cell>
          <table:table-cell table:formula="oooc:=IF([.D569]&lt;0.1;[.K569];[.H569])" office:value-type="float" office:value="0.235">
            <text:p>0.235000</text:p>
          </table:table-cell>
          <table:table-cell table:formula="oooc:=[.N569]-[.L56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39946">
            <text:p>0.239946</text:p>
          </table:table-cell>
          <table:table-cell office:value-type="float" office:value="119973000">
            <text:p>11997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328">
            <text:p>0.328000</text:p>
          </table:table-cell>
          <table:table-cell office:value-type="float" office:value="0.578">
            <text:p>0.578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70]&lt;0.1;[.K570];[.H570])" office:value-type="float" office:value="0.234">
            <text:p>0.234000</text:p>
          </table:table-cell>
          <table:table-cell table:formula="oooc:=[.N570]-[.L57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78394">
            <text:p>0.178394</text:p>
          </table:table-cell>
          <table:table-cell office:value-type="float" office:value="89197000">
            <text:p>8919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234">
            <text:p>0.234000</text:p>
          </table:table-cell>
          <table:table-cell office:value-type="float" office:value="0.359">
            <text:p>0.359000</text:p>
          </table:table-cell>
          <table:table-cell office:value-type="float" office:value="0.234">
            <text:p>0.234000</text:p>
          </table:table-cell>
          <table:table-cell office:value-type="float" office:value="3">
            <text:p>3</text:p>
          </table:table-cell>
          <table:table-cell table:formula="oooc:=IF([.D571]&lt;0.1;[.K571];[.H571])" office:value-type="float" office:value="0.25">
            <text:p>0.250000</text:p>
          </table:table-cell>
          <table:table-cell table:formula="oooc:=[.N571]-[.L571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47573">
            <text:p>0.247573</text:p>
          </table:table-cell>
          <table:table-cell office:value-type="float" office:value="123786500">
            <text:p>12378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312">
            <text:p>0.312000</text:p>
          </table:table-cell>
          <table:table-cell office:value-type="float" office:value="0.344">
            <text:p>0.344000</text:p>
          </table:table-cell>
          <table:table-cell office:value-type="float" office:value="0.594">
            <text:p>0.594000</text:p>
          </table:table-cell>
          <table:table-cell office:value-type="float" office:value="0.235">
            <text:p>0.235000</text:p>
          </table:table-cell>
          <table:table-cell office:value-type="float" office:value="1">
            <text:p>1</text:p>
          </table:table-cell>
          <table:table-cell table:formula="oooc:=IF([.D572]&lt;0.1;[.K572];[.H572])" office:value-type="float" office:value="0.235">
            <text:p>0.235000</text:p>
          </table:table-cell>
          <table:table-cell table:formula="oooc:=[.N572]-[.L57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6846">
            <text:p>0.068460</text:p>
          </table:table-cell>
          <table:table-cell office:value-type="float" office:value="34230000">
            <text:p>34230000</text:p>
          </table:table-cell>
          <table:table-cell office:value-type="float" office:value="0.999992">
            <text:p>0.99999200</text:p>
          </table:table-cell>
          <table:table-cell office:value-type="float" office:value="124999000">
            <text:p>124999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573]&lt;0.1;[.K573];[.H573])" office:value-type="float" office:value="0.094">
            <text:p>0.094000</text:p>
          </table:table-cell>
          <table:table-cell table:formula="oooc:=[.N573]-[.L57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65758">
            <text:p>0.165758</text:p>
          </table:table-cell>
          <table:table-cell office:value-type="float" office:value="82879000">
            <text:p>8287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19">
            <text:p>0.219000</text:p>
          </table:table-cell>
          <table:table-cell office:value-type="float" office:value="0.312">
            <text:p>0.312000</text:p>
          </table:table-cell>
          <table:table-cell office:value-type="float" office:value="0.219">
            <text:p>0.219000</text:p>
          </table:table-cell>
          <table:table-cell office:value-type="float" office:value="3">
            <text:p>3</text:p>
          </table:table-cell>
          <table:table-cell table:formula="oooc:=IF([.D574]&lt;0.1;[.K574];[.H574])" office:value-type="float" office:value="0.234">
            <text:p>0.234000</text:p>
          </table:table-cell>
          <table:table-cell table:formula="oooc:=[.N574]-[.L574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2251">
            <text:p>0.022510</text:p>
          </table:table-cell>
          <table:table-cell office:value-type="float" office:value="11255000">
            <text:p>11255000</text:p>
          </table:table-cell>
          <table:table-cell office:value-type="float" office:value="0.725232">
            <text:p>0.72523200</text:p>
          </table:table-cell>
          <table:table-cell office:value-type="float" office:value="90654000">
            <text:p>90654000</text:p>
          </table:table-cell>
          <table:table-cell office:value-type="float" office:value="0.235">
            <text:p>0.23500000</text:p>
          </table:table-cell>
          <table:table-cell office:value-type="float" office:value="0.297">
            <text:p>0.297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575]&lt;0.1;[.K575];[.H575])" office:value-type="float" office:value="0.078">
            <text:p>0.078000</text:p>
          </table:table-cell>
          <table:table-cell table:formula="oooc:=[.N575]-[.L57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51095">
            <text:p>0.151095</text:p>
          </table:table-cell>
          <table:table-cell office:value-type="float" office:value="75547500">
            <text:p>7554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03">
            <text:p>0.203000</text:p>
          </table:table-cell>
          <table:table-cell office:value-type="float" office:value="0.282">
            <text:p>0.282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576]&lt;0.1;[.K576];[.H576])" office:value-type="float" office:value="0.234">
            <text:p>0.234000</text:p>
          </table:table-cell>
          <table:table-cell table:formula="oooc:=[.N576]-[.L576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90135">
            <text:p>0.190135</text:p>
          </table:table-cell>
          <table:table-cell office:value-type="float" office:value="95067500">
            <text:p>9506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25">
            <text:p>0.250000</text:p>
          </table:table-cell>
          <table:table-cell office:value-type="float" office:value="0.39">
            <text:p>0.390000</text:p>
          </table:table-cell>
          <table:table-cell office:value-type="float" office:value="0.25">
            <text:p>0.250000</text:p>
          </table:table-cell>
          <table:table-cell office:value-type="float" office:value="1">
            <text:p>1</text:p>
          </table:table-cell>
          <table:table-cell table:formula="oooc:=IF([.D577]&lt;0.1;[.K577];[.H577])" office:value-type="float" office:value="0.25">
            <text:p>0.250000</text:p>
          </table:table-cell>
          <table:table-cell table:formula="oooc:=[.N577]-[.L57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56461">
            <text:p>0.056461</text:p>
          </table:table-cell>
          <table:table-cell office:value-type="float" office:value="28230500">
            <text:p>28230500</text:p>
          </table:table-cell>
          <table:table-cell office:value-type="float" office:value="0.999792">
            <text:p>0.99979200</text:p>
          </table:table-cell>
          <table:table-cell office:value-type="float" office:value="124974000">
            <text:p>124974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578]&lt;0.1;[.K578];[.H578])" office:value-type="float" office:value="0.094">
            <text:p>0.094000</text:p>
          </table:table-cell>
          <table:table-cell table:formula="oooc:=[.N578]-[.L57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75911">
            <text:p>0.175911</text:p>
          </table:table-cell>
          <table:table-cell office:value-type="float" office:value="87955500">
            <text:p>8795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34">
            <text:p>0.234000</text:p>
          </table:table-cell>
          <table:table-cell office:value-type="float" office:value="0.36">
            <text:p>0.360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79]&lt;0.1;[.K579];[.H579])" office:value-type="float" office:value="0.234">
            <text:p>0.234000</text:p>
          </table:table-cell>
          <table:table-cell table:formula="oooc:=[.N579]-[.L57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14371">
            <text:p>0.214371</text:p>
          </table:table-cell>
          <table:table-cell office:value-type="float" office:value="107185500">
            <text:p>10718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81">
            <text:p>0.281000</text:p>
          </table:table-cell>
          <table:table-cell office:value-type="float" office:value="0.485">
            <text:p>0.485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80]&lt;0.1;[.K580];[.H580])" office:value-type="float" office:value="0.234">
            <text:p>0.234000</text:p>
          </table:table-cell>
          <table:table-cell table:formula="oooc:=[.N580]-[.L58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24885">
            <text:p>0.124885</text:p>
          </table:table-cell>
          <table:table-cell office:value-type="float" office:value="62442500">
            <text:p>62442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6">
            <text:p>0.296000</text:p>
          </table:table-cell>
          <table:table-cell office:value-type="float" office:value="0.172">
            <text:p>0.172000</text:p>
          </table:table-cell>
          <table:table-cell office:value-type="float" office:value="0.203">
            <text:p>0.203000</text:p>
          </table:table-cell>
          <table:table-cell office:value-type="float" office:value="0.172">
            <text:p>0.172000</text:p>
          </table:table-cell>
          <table:table-cell office:value-type="float" office:value="3">
            <text:p>3</text:p>
          </table:table-cell>
          <table:table-cell table:formula="oooc:=IF([.D581]&lt;0.1;[.K581];[.H581])" office:value-type="float" office:value="0.235">
            <text:p>0.235000</text:p>
          </table:table-cell>
          <table:table-cell table:formula="oooc:=[.N581]-[.L581]" office:value-type="float" office:value="0.063">
            <text:p>0.063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34336">
            <text:p>0.034336</text:p>
          </table:table-cell>
          <table:table-cell office:value-type="float" office:value="17168000">
            <text:p>17168000</text:p>
          </table:table-cell>
          <table:table-cell office:value-type="float" office:value="0.953656">
            <text:p>0.95365600</text:p>
          </table:table-cell>
          <table:table-cell office:value-type="float" office:value="119207000">
            <text:p>119207000</text:p>
          </table:table-cell>
          <table:table-cell office:value-type="float" office:value="0.235">
            <text:p>0.23500000</text:p>
          </table:table-cell>
          <table:table-cell office:value-type="float" office:value="0.312">
            <text:p>0.312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582]&lt;0.1;[.K582];[.H582])" office:value-type="float" office:value="0.094">
            <text:p>0.094000</text:p>
          </table:table-cell>
          <table:table-cell table:formula="oooc:=[.N582]-[.L58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44028">
            <text:p>0.144028</text:p>
          </table:table-cell>
          <table:table-cell office:value-type="float" office:value="72014000">
            <text:p>7201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88">
            <text:p>0.188000</text:p>
          </table:table-cell>
          <table:table-cell office:value-type="float" office:value="0.265">
            <text:p>0.265000</text:p>
          </table:table-cell>
          <table:table-cell office:value-type="float" office:value="0.188">
            <text:p>0.188000</text:p>
          </table:table-cell>
          <table:table-cell office:value-type="float" office:value="3">
            <text:p>3</text:p>
          </table:table-cell>
          <table:table-cell table:formula="oooc:=IF([.D583]&lt;0.1;[.K583];[.H583])" office:value-type="float" office:value="0.234">
            <text:p>0.234000</text:p>
          </table:table-cell>
          <table:table-cell table:formula="oooc:=[.N583]-[.L583]" office:value-type="float" office:value="0.046">
            <text:p>0.04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33725">
            <text:p>0.133725</text:p>
          </table:table-cell>
          <table:table-cell office:value-type="float" office:value="66862500">
            <text:p>66862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7">
            <text:p>0.297000</text:p>
          </table:table-cell>
          <table:table-cell office:value-type="float" office:value="0.172">
            <text:p>0.172000</text:p>
          </table:table-cell>
          <table:table-cell office:value-type="float" office:value="0.234">
            <text:p>0.234000</text:p>
          </table:table-cell>
          <table:table-cell office:value-type="float" office:value="0.172">
            <text:p>0.172000</text:p>
          </table:table-cell>
          <table:table-cell office:value-type="float" office:value="3">
            <text:p>3</text:p>
          </table:table-cell>
          <table:table-cell table:formula="oooc:=IF([.D584]&lt;0.1;[.K584];[.H584])" office:value-type="float" office:value="0.235">
            <text:p>0.235000</text:p>
          </table:table-cell>
          <table:table-cell table:formula="oooc:=[.N584]-[.L584]" office:value-type="float" office:value="0.063">
            <text:p>0.063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56694">
            <text:p>0.156694</text:p>
          </table:table-cell>
          <table:table-cell office:value-type="float" office:value="78347000">
            <text:p>7834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312">
            <text:p>0.312000</text:p>
          </table:table-cell>
          <table:table-cell office:value-type="float" office:value="0.203">
            <text:p>0.203000</text:p>
          </table:table-cell>
          <table:table-cell office:value-type="float" office:value="0.282">
            <text:p>0.282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585]&lt;0.1;[.K585];[.H585])" office:value-type="float" office:value="0.235">
            <text:p>0.235000</text:p>
          </table:table-cell>
          <table:table-cell table:formula="oooc:=[.N585]-[.L585]" office:value-type="float" office:value="0.032">
            <text:p>0.03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33657">
            <text:p>0.133657</text:p>
          </table:table-cell>
          <table:table-cell office:value-type="float" office:value="66828500">
            <text:p>6682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81">
            <text:p>0.281000</text:p>
          </table:table-cell>
          <table:table-cell office:value-type="float" office:value="0.188">
            <text:p>0.188000</text:p>
          </table:table-cell>
          <table:table-cell office:value-type="float" office:value="0.234">
            <text:p>0.234000</text:p>
          </table:table-cell>
          <table:table-cell office:value-type="float" office:value="0.188">
            <text:p>0.188000</text:p>
          </table:table-cell>
          <table:table-cell office:value-type="float" office:value="3">
            <text:p>3</text:p>
          </table:table-cell>
          <table:table-cell table:formula="oooc:=IF([.D586]&lt;0.1;[.K586];[.H586])" office:value-type="float" office:value="0.25">
            <text:p>0.250000</text:p>
          </table:table-cell>
          <table:table-cell table:formula="oooc:=[.N586]-[.L586]" office:value-type="float" office:value="0.062">
            <text:p>0.06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77272">
            <text:p>0.177272</text:p>
          </table:table-cell>
          <table:table-cell office:value-type="float" office:value="88636000">
            <text:p>88636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234">
            <text:p>0.234000</text:p>
          </table:table-cell>
          <table:table-cell office:value-type="float" office:value="0.344">
            <text:p>0.344000</text:p>
          </table:table-cell>
          <table:table-cell office:value-type="float" office:value="0.234">
            <text:p>0.234000</text:p>
          </table:table-cell>
          <table:table-cell office:value-type="float" office:value="3">
            <text:p>3</text:p>
          </table:table-cell>
          <table:table-cell table:formula="oooc:=IF([.D587]&lt;0.1;[.K587];[.H587])" office:value-type="float" office:value="0.25">
            <text:p>0.250000</text:p>
          </table:table-cell>
          <table:table-cell table:formula="oooc:=[.N587]-[.L587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34676">
            <text:p>0.234676</text:p>
          </table:table-cell>
          <table:table-cell office:value-type="float" office:value="117338000">
            <text:p>11733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81">
            <text:p>0.281000</text:p>
          </table:table-cell>
          <table:table-cell office:value-type="float" office:value="0.328">
            <text:p>0.328000</text:p>
          </table:table-cell>
          <table:table-cell office:value-type="float" office:value="0.547">
            <text:p>0.547000</text:p>
          </table:table-cell>
          <table:table-cell office:value-type="float" office:value="0.25">
            <text:p>0.250000</text:p>
          </table:table-cell>
          <table:table-cell office:value-type="float" office:value="1">
            <text:p>1</text:p>
          </table:table-cell>
          <table:table-cell table:formula="oooc:=IF([.D588]&lt;0.1;[.K588];[.H588])" office:value-type="float" office:value="0.25">
            <text:p>0.250000</text:p>
          </table:table-cell>
          <table:table-cell table:formula="oooc:=[.N588]-[.L58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4452">
            <text:p>0.244520</text:p>
          </table:table-cell>
          <table:table-cell office:value-type="float" office:value="122260000">
            <text:p>12226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328">
            <text:p>0.328000</text:p>
          </table:table-cell>
          <table:table-cell office:value-type="float" office:value="0.594">
            <text:p>0.594000</text:p>
          </table:table-cell>
          <table:table-cell office:value-type="float" office:value="0.25">
            <text:p>0.250000</text:p>
          </table:table-cell>
          <table:table-cell office:value-type="float" office:value="1">
            <text:p>1</text:p>
          </table:table-cell>
          <table:table-cell table:formula="oooc:=IF([.D589]&lt;0.1;[.K589];[.H589])" office:value-type="float" office:value="0.25">
            <text:p>0.250000</text:p>
          </table:table-cell>
          <table:table-cell table:formula="oooc:=[.N589]-[.L58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11007">
            <text:p>0.011007</text:p>
          </table:table-cell>
          <table:table-cell office:value-type="float" office:value="5503500">
            <text:p>5503500</text:p>
          </table:table-cell>
          <table:table-cell office:value-type="float" office:value="0.257032">
            <text:p>0.25703200</text:p>
          </table:table-cell>
          <table:table-cell office:value-type="float" office:value="32129000">
            <text:p>32129000</text:p>
          </table:table-cell>
          <table:table-cell office:value-type="float" office:value="0.235">
            <text:p>0.23500000</text:p>
          </table:table-cell>
          <table:table-cell office:value-type="float" office:value="0.265">
            <text:p>0.265000</text:p>
          </table:table-cell>
          <table:table-cell office:value-type="float" office:value="0.063">
            <text:p>0.063000</text:p>
          </table:table-cell>
          <table:table-cell table:number-columns-repeated="2" office:value-type="float" office:value="0.062">
            <text:p>0.062000</text:p>
          </table:table-cell>
          <table:table-cell office:value-type="float" office:value="4">
            <text:p>4</text:p>
          </table:table-cell>
          <table:table-cell table:formula="oooc:=IF([.D590]&lt;0.1;[.K590];[.H590])" office:value-type="float" office:value="0.062">
            <text:p>0.062000</text:p>
          </table:table-cell>
          <table:table-cell table:formula="oooc:=[.N590]-[.L59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44664">
            <text:p>0.144664</text:p>
          </table:table-cell>
          <table:table-cell office:value-type="float" office:value="72332000">
            <text:p>7233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6">
            <text:p>0.296000</text:p>
          </table:table-cell>
          <table:table-cell office:value-type="float" office:value="0.188">
            <text:p>0.188000</text:p>
          </table:table-cell>
          <table:table-cell office:value-type="float" office:value="0.266">
            <text:p>0.266000</text:p>
          </table:table-cell>
          <table:table-cell office:value-type="float" office:value="0.188">
            <text:p>0.188000</text:p>
          </table:table-cell>
          <table:table-cell office:value-type="float" office:value="3">
            <text:p>3</text:p>
          </table:table-cell>
          <table:table-cell table:formula="oooc:=IF([.D591]&lt;0.1;[.K591];[.H591])" office:value-type="float" office:value="0.235">
            <text:p>0.235000</text:p>
          </table:table-cell>
          <table:table-cell table:formula="oooc:=[.N591]-[.L591]" office:value-type="float" office:value="0.047">
            <text:p>0.04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48716">
            <text:p>0.048716</text:p>
          </table:table-cell>
          <table:table-cell office:value-type="float" office:value="24358000">
            <text:p>24358000</text:p>
          </table:table-cell>
          <table:table-cell office:value-type="float" office:value="0.998144">
            <text:p>0.99814400</text:p>
          </table:table-cell>
          <table:table-cell office:value-type="float" office:value="124768000">
            <text:p>124768000</text:p>
          </table:table-cell>
          <table:table-cell office:value-type="float" office:value="0.235">
            <text:p>0.23500000</text:p>
          </table:table-cell>
          <table:table-cell office:value-type="float" office:value="0.297">
            <text:p>0.29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592]&lt;0.1;[.K592];[.H592])" office:value-type="float" office:value="0.078">
            <text:p>0.078000</text:p>
          </table:table-cell>
          <table:table-cell table:formula="oooc:=[.N592]-[.L59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95851">
            <text:p>0.195851</text:p>
          </table:table-cell>
          <table:table-cell office:value-type="float" office:value="97925500">
            <text:p>9792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312">
            <text:p>0.312000</text:p>
          </table:table-cell>
          <table:table-cell office:value-type="float" office:value="0.25">
            <text:p>0.250000</text:p>
          </table:table-cell>
          <table:table-cell office:value-type="float" office:value="0.407">
            <text:p>0.407000</text:p>
          </table:table-cell>
          <table:table-cell office:value-type="float" office:value="0.235">
            <text:p>0.235000</text:p>
          </table:table-cell>
          <table:table-cell office:value-type="float" office:value="1">
            <text:p>1</text:p>
          </table:table-cell>
          <table:table-cell table:formula="oooc:=IF([.D593]&lt;0.1;[.K593];[.H593])" office:value-type="float" office:value="0.235">
            <text:p>0.235000</text:p>
          </table:table-cell>
          <table:table-cell table:formula="oooc:=[.N593]-[.L59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77656">
            <text:p>0.177656</text:p>
          </table:table-cell>
          <table:table-cell office:value-type="float" office:value="88828000">
            <text:p>8882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35">
            <text:p>0.235000</text:p>
          </table:table-cell>
          <table:table-cell office:value-type="float" office:value="0.359">
            <text:p>0.359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94]&lt;0.1;[.K594];[.H594])" office:value-type="float" office:value="0.234">
            <text:p>0.234000</text:p>
          </table:table-cell>
          <table:table-cell table:formula="oooc:=[.N594]-[.L59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65479">
            <text:p>0.165479</text:p>
          </table:table-cell>
          <table:table-cell office:value-type="float" office:value="82739500">
            <text:p>8273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313">
            <text:p>0.313000</text:p>
          </table:table-cell>
          <table:table-cell office:value-type="float" office:value="0.203">
            <text:p>0.203000</text:p>
          </table:table-cell>
          <table:table-cell office:value-type="float" office:value="0.328">
            <text:p>0.328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595]&lt;0.1;[.K595];[.H595])" office:value-type="float" office:value="0.234">
            <text:p>0.234000</text:p>
          </table:table-cell>
          <table:table-cell table:formula="oooc:=[.N595]-[.L595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1215">
            <text:p>0.212150</text:p>
          </table:table-cell>
          <table:table-cell office:value-type="float" office:value="106075000">
            <text:p>106075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82">
            <text:p>0.282000</text:p>
          </table:table-cell>
          <table:table-cell office:value-type="float" office:value="0.468">
            <text:p>0.468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96]&lt;0.1;[.K596];[.H596])" office:value-type="float" office:value="0.234">
            <text:p>0.234000</text:p>
          </table:table-cell>
          <table:table-cell table:formula="oooc:=[.N596]-[.L59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7607">
            <text:p>0.076070</text:p>
          </table:table-cell>
          <table:table-cell office:value-type="float" office:value="38035000">
            <text:p>38035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table:number-columns-repeated="3" office:value-type="float" office:value="0.125">
            <text:p>0.125000</text:p>
          </table:table-cell>
          <table:table-cell office:value-type="float" office:value="3">
            <text:p>3</text:p>
          </table:table-cell>
          <table:table-cell table:formula="oooc:=IF([.D597]&lt;0.1;[.K597];[.H597])" office:value-type="float" office:value="0.125">
            <text:p>0.125000</text:p>
          </table:table-cell>
          <table:table-cell table:formula="oooc:=[.N597]-[.L59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19775">
            <text:p>0.019775</text:p>
          </table:table-cell>
          <table:table-cell office:value-type="float" office:value="9887500">
            <text:p>9887500</text:p>
          </table:table-cell>
          <table:table-cell office:value-type="float" office:value="0.631016">
            <text:p>0.63101600</text:p>
          </table:table-cell>
          <table:table-cell office:value-type="float" office:value="78877000">
            <text:p>78877000</text:p>
          </table:table-cell>
          <table:table-cell office:value-type="float" office:value="0.25">
            <text:p>0.25000000</text:p>
          </table:table-cell>
          <table:table-cell office:value-type="float" office:value="0.281">
            <text:p>0.281000</text:p>
          </table:table-cell>
          <table:table-cell office:value-type="float" office:value="0.094">
            <text:p>0.094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598]&lt;0.1;[.K598];[.H598])" office:value-type="float" office:value="0.078">
            <text:p>0.078000</text:p>
          </table:table-cell>
          <table:table-cell table:formula="oooc:=[.N598]-[.L59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63013">
            <text:p>0.063013</text:p>
          </table:table-cell>
          <table:table-cell office:value-type="float" office:value="31506500">
            <text:p>31506500</text:p>
          </table:table-cell>
          <table:table-cell office:value-type="float" office:value="0.999952">
            <text:p>0.99995200</text:p>
          </table:table-cell>
          <table:table-cell office:value-type="float" office:value="124994000">
            <text:p>124994000</text:p>
          </table:table-cell>
          <table:table-cell office:value-type="float" office:value="0.25">
            <text:p>0.25000000</text:p>
          </table:table-cell>
          <table:table-cell office:value-type="float" office:value="0.281">
            <text:p>0.281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599]&lt;0.1;[.K599];[.H599])" office:value-type="float" office:value="0.094">
            <text:p>0.094000</text:p>
          </table:table-cell>
          <table:table-cell table:formula="oooc:=[.N599]-[.L59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80907">
            <text:p>0.080907</text:p>
          </table:table-cell>
          <table:table-cell office:value-type="float" office:value="40453500">
            <text:p>40453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7">
            <text:p>0.297000</text:p>
          </table:table-cell>
          <table:table-cell office:value-type="float" office:value="0.125">
            <text:p>0.125000</text:p>
          </table:table-cell>
          <table:table-cell office:value-type="float" office:value="0.14">
            <text:p>0.140000</text:p>
          </table:table-cell>
          <table:table-cell office:value-type="float" office:value="0.125">
            <text:p>0.125000</text:p>
          </table:table-cell>
          <table:table-cell office:value-type="float" office:value="3">
            <text:p>3</text:p>
          </table:table-cell>
          <table:table-cell table:formula="oooc:=IF([.D600]&lt;0.1;[.K600];[.H600])" office:value-type="float" office:value="0.14">
            <text:p>0.140000</text:p>
          </table:table-cell>
          <table:table-cell table:formula="oooc:=[.N600]-[.L600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55691">
            <text:p>0.155691</text:p>
          </table:table-cell>
          <table:table-cell office:value-type="float" office:value="77845500">
            <text:p>7784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03">
            <text:p>0.203000</text:p>
          </table:table-cell>
          <table:table-cell office:value-type="float" office:value="0.297">
            <text:p>0.297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601]&lt;0.1;[.K601];[.H601])" office:value-type="float" office:value="0.234">
            <text:p>0.234000</text:p>
          </table:table-cell>
          <table:table-cell table:formula="oooc:=[.N601]-[.L601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809966666667">
            <text:p>0.080997</text:p>
          </table:table-cell>
          <table:table-cell office:value-type="float" office:value="60747500">
            <text:p>6074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table:number-columns-repeated="3" office:value-type="float" office:value="0.156">
            <text:p>0.156000</text:p>
          </table:table-cell>
          <table:table-cell office:value-type="float" office:value="3">
            <text:p>3</text:p>
          </table:table-cell>
          <table:table-cell table:formula="oooc:=IF([.D602]&lt;0.1;[.K602];[.H602])" office:value-type="float" office:value="0.156">
            <text:p>0.156000</text:p>
          </table:table-cell>
          <table:table-cell table:formula="oooc:=[.N602]-[.L60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49873333333">
            <text:p>0.149873</text:p>
          </table:table-cell>
          <table:table-cell office:value-type="float" office:value="112405000">
            <text:p>112405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office:value-type="float" office:value="0.234">
            <text:p>0.234000</text:p>
          </table:table-cell>
          <table:table-cell office:value-type="float" office:value="0.406">
            <text:p>0.406000</text:p>
          </table:table-cell>
          <table:table-cell office:value-type="float" office:value="0.234">
            <text:p>0.234000</text:p>
          </table:table-cell>
          <table:table-cell office:value-type="float" office:value="3">
            <text:p>3</text:p>
          </table:table-cell>
          <table:table-cell table:formula="oooc:=IF([.D603]&lt;0.1;[.K603];[.H603])" office:value-type="float" office:value="0.344">
            <text:p>0.344000</text:p>
          </table:table-cell>
          <table:table-cell table:formula="oooc:=[.N603]-[.L603]" office:value-type="float" office:value="0.11">
            <text:p>0.11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02752666667">
            <text:p>0.102753</text:p>
          </table:table-cell>
          <table:table-cell office:value-type="float" office:value="77064500">
            <text:p>77064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7">
            <text:p>0.407000</text:p>
          </table:table-cell>
          <table:table-cell office:value-type="float" office:value="0.172">
            <text:p>0.172000</text:p>
          </table:table-cell>
          <table:table-cell office:value-type="float" office:value="0.218">
            <text:p>0.218000</text:p>
          </table:table-cell>
          <table:table-cell office:value-type="float" office:value="0.172">
            <text:p>0.172000</text:p>
          </table:table-cell>
          <table:table-cell office:value-type="float" office:value="3">
            <text:p>3</text:p>
          </table:table-cell>
          <table:table-cell table:formula="oooc:=IF([.D604]&lt;0.1;[.K604];[.H604])" office:value-type="float" office:value="0.328">
            <text:p>0.328000</text:p>
          </table:table-cell>
          <table:table-cell table:formula="oooc:=[.N604]-[.L604]" office:value-type="float" office:value="0.156">
            <text:p>0.15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37119333333">
            <text:p>0.237119</text:p>
          </table:table-cell>
          <table:table-cell office:value-type="float" office:value="177839500">
            <text:p>17783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437">
            <text:p>0.437000</text:p>
          </table:table-cell>
          <table:table-cell office:value-type="float" office:value="0.766">
            <text:p>0.766000</text:p>
          </table:table-cell>
          <table:table-cell office:value-type="float" office:value="0.328">
            <text:p>0.328000</text:p>
          </table:table-cell>
          <table:table-cell office:value-type="float" office:value="1">
            <text:p>1</text:p>
          </table:table-cell>
          <table:table-cell table:formula="oooc:=IF([.D605]&lt;0.1;[.K605];[.H605])" office:value-type="float" office:value="0.328">
            <text:p>0.328000</text:p>
          </table:table-cell>
          <table:table-cell table:formula="oooc:=[.N605]-[.L60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35608">
            <text:p>0.035608</text:p>
          </table:table-cell>
          <table:table-cell office:value-type="float" office:value="26706000">
            <text:p>26706000</text:p>
          </table:table-cell>
          <table:table-cell office:value-type="float" office:value="0.98876">
            <text:p>0.98876000</text:p>
          </table:table-cell>
          <table:table-cell office:value-type="float" office:value="123595000">
            <text:p>123595000</text:p>
          </table:table-cell>
          <table:table-cell office:value-type="float" office:value="0.343">
            <text:p>0.34300000</text:p>
          </table:table-cell>
          <table:table-cell office:value-type="float" office:value="0.407">
            <text:p>0.40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09">
            <text:p>0.109000</text:p>
          </table:table-cell>
          <table:table-cell office:value-type="float" office:value="4">
            <text:p>4</text:p>
          </table:table-cell>
          <table:table-cell table:formula="oooc:=IF([.D606]&lt;0.1;[.K606];[.H606])" office:value-type="float" office:value="0.109">
            <text:p>0.109000</text:p>
          </table:table-cell>
          <table:table-cell table:formula="oooc:=[.N606]-[.L60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0356">
            <text:p>0.203560</text:p>
          </table:table-cell>
          <table:table-cell office:value-type="float" office:value="152670000">
            <text:p>15267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7">
            <text:p>0.407000</text:p>
          </table:table-cell>
          <table:table-cell office:value-type="float" office:value="0.328">
            <text:p>0.328000</text:p>
          </table:table-cell>
          <table:table-cell office:value-type="float" office:value="0.594">
            <text:p>0.594000</text:p>
          </table:table-cell>
          <table:table-cell office:value-type="float" office:value="0.328">
            <text:p>0.328000</text:p>
          </table:table-cell>
          <table:table-cell office:value-type="float" office:value="1">
            <text:p>1</text:p>
          </table:table-cell>
          <table:table-cell table:formula="oooc:=IF([.D607]&lt;0.1;[.K607];[.H607])" office:value-type="float" office:value="0.328">
            <text:p>0.328000</text:p>
          </table:table-cell>
          <table:table-cell table:formula="oooc:=[.N607]-[.L60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30755333333">
            <text:p>0.230755</text:p>
          </table:table-cell>
          <table:table-cell office:value-type="float" office:value="173066500">
            <text:p>17306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table:number-columns-repeated="2" office:value-type="float" office:value="0.406">
            <text:p>0.406000</text:p>
          </table:table-cell>
          <table:table-cell office:value-type="float" office:value="0.735">
            <text:p>0.735000</text:p>
          </table:table-cell>
          <table:table-cell office:value-type="float" office:value="0.328">
            <text:p>0.328000</text:p>
          </table:table-cell>
          <table:table-cell office:value-type="float" office:value="1">
            <text:p>1</text:p>
          </table:table-cell>
          <table:table-cell table:formula="oooc:=IF([.D608]&lt;0.1;[.K608];[.H608])" office:value-type="float" office:value="0.328">
            <text:p>0.328000</text:p>
          </table:table-cell>
          <table:table-cell table:formula="oooc:=[.N608]-[.L60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78420666667">
            <text:p>0.178421</text:p>
          </table:table-cell>
          <table:table-cell office:value-type="float" office:value="133815500">
            <text:p>13381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6">
            <text:p>0.406000</text:p>
          </table:table-cell>
          <table:table-cell office:value-type="float" office:value="0.281">
            <text:p>0.281000</text:p>
          </table:table-cell>
          <table:table-cell office:value-type="float" office:value="0.485">
            <text:p>0.485000</text:p>
          </table:table-cell>
          <table:table-cell office:value-type="float" office:value="0.281">
            <text:p>0.281000</text:p>
          </table:table-cell>
          <table:table-cell office:value-type="float" office:value="3">
            <text:p>3</text:p>
          </table:table-cell>
          <table:table-cell table:formula="oooc:=IF([.D609]&lt;0.1;[.K609];[.H609])" office:value-type="float" office:value="0.328">
            <text:p>0.328000</text:p>
          </table:table-cell>
          <table:table-cell table:formula="oooc:=[.N609]-[.L609]" office:value-type="float" office:value="0.047">
            <text:p>0.04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40828">
            <text:p>0.040828</text:p>
          </table:table-cell>
          <table:table-cell office:value-type="float" office:value="30621000">
            <text:p>30621000</text:p>
          </table:table-cell>
          <table:table-cell office:value-type="float" office:value="0.996976">
            <text:p>0.99697600</text:p>
          </table:table-cell>
          <table:table-cell office:value-type="float" office:value="124622000">
            <text:p>124622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610]&lt;0.1;[.K610];[.H610])" office:value-type="float" office:value="0.094">
            <text:p>0.094000</text:p>
          </table:table-cell>
          <table:table-cell table:formula="oooc:=[.N610]-[.L61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576186666667">
            <text:p>0.057619</text:p>
          </table:table-cell>
          <table:table-cell office:value-type="float" office:value="43214000">
            <text:p>43214000</text:p>
          </table:table-cell>
          <table:table-cell office:value-type="float" office:value="0.999984">
            <text:p>0.99998400</text:p>
          </table:table-cell>
          <table:table-cell office:value-type="float" office:value="124998000">
            <text:p>124998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09">
            <text:p>0.109000</text:p>
          </table:table-cell>
          <table:table-cell office:value-type="float" office:value="4">
            <text:p>4</text:p>
          </table:table-cell>
          <table:table-cell table:formula="oooc:=IF([.D611]&lt;0.1;[.K611];[.H611])" office:value-type="float" office:value="0.109">
            <text:p>0.109000</text:p>
          </table:table-cell>
          <table:table-cell table:formula="oooc:=[.N611]-[.L61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11578">
            <text:p>0.211578</text:p>
          </table:table-cell>
          <table:table-cell office:value-type="float" office:value="158683500">
            <text:p>158683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9">
            <text:p>0.32900000</text:p>
          </table:table-cell>
          <table:table-cell office:value-type="float" office:value="0.406">
            <text:p>0.406000</text:p>
          </table:table-cell>
          <table:table-cell office:value-type="float" office:value="0.359">
            <text:p>0.359000</text:p>
          </table:table-cell>
          <table:table-cell office:value-type="float" office:value="0.625">
            <text:p>0.625000</text:p>
          </table:table-cell>
          <table:table-cell office:value-type="float" office:value="0.329">
            <text:p>0.329000</text:p>
          </table:table-cell>
          <table:table-cell office:value-type="float" office:value="1">
            <text:p>1</text:p>
          </table:table-cell>
          <table:table-cell table:formula="oooc:=IF([.D612]&lt;0.1;[.K612];[.H612])" office:value-type="float" office:value="0.329">
            <text:p>0.329000</text:p>
          </table:table-cell>
          <table:table-cell table:formula="oooc:=[.N612]-[.L61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47568666667">
            <text:p>0.247569</text:p>
          </table:table-cell>
          <table:table-cell office:value-type="float" office:value="185676500">
            <text:p>18567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">
            <text:p>0.390000</text:p>
          </table:table-cell>
          <table:table-cell office:value-type="float" office:value="0.454">
            <text:p>0.454000</text:p>
          </table:table-cell>
          <table:table-cell office:value-type="float" office:value="0.828">
            <text:p>0.828000</text:p>
          </table:table-cell>
          <table:table-cell office:value-type="float" office:value="0.344">
            <text:p>0.344000</text:p>
          </table:table-cell>
          <table:table-cell office:value-type="float" office:value="1">
            <text:p>1</text:p>
          </table:table-cell>
          <table:table-cell table:formula="oooc:=IF([.D613]&lt;0.1;[.K613];[.H613])" office:value-type="float" office:value="0.344">
            <text:p>0.344000</text:p>
          </table:table-cell>
          <table:table-cell table:formula="oooc:=[.N613]-[.L61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17524">
            <text:p>0.017524</text:p>
          </table:table-cell>
          <table:table-cell office:value-type="float" office:value="13143000">
            <text:p>13143000</text:p>
          </table:table-cell>
          <table:table-cell office:value-type="float" office:value="0.654592">
            <text:p>0.65459200</text:p>
          </table:table-cell>
          <table:table-cell office:value-type="float" office:value="81824000">
            <text:p>81824000</text:p>
          </table:table-cell>
          <table:table-cell office:value-type="float" office:value="0.328">
            <text:p>0.32800000</text:p>
          </table:table-cell>
          <table:table-cell office:value-type="float" office:value="0.375">
            <text:p>0.375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614]&lt;0.1;[.K614];[.H614])" office:value-type="float" office:value="0.078">
            <text:p>0.078000</text:p>
          </table:table-cell>
          <table:table-cell table:formula="oooc:=[.N614]-[.L61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82587333333">
            <text:p>0.182587</text:p>
          </table:table-cell>
          <table:table-cell office:value-type="float" office:value="136940500">
            <text:p>136940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office:value-type="float" office:value="0.297">
            <text:p>0.297000</text:p>
          </table:table-cell>
          <table:table-cell office:value-type="float" office:value="0.5">
            <text:p>0.500000</text:p>
          </table:table-cell>
          <table:table-cell office:value-type="float" office:value="0.297">
            <text:p>0.297000</text:p>
          </table:table-cell>
          <table:table-cell office:value-type="float" office:value="3">
            <text:p>3</text:p>
          </table:table-cell>
          <table:table-cell table:formula="oooc:=IF([.D615]&lt;0.1;[.K615];[.H615])" office:value-type="float" office:value="0.344">
            <text:p>0.344000</text:p>
          </table:table-cell>
          <table:table-cell table:formula="oooc:=[.N615]-[.L615]" office:value-type="float" office:value="0.047">
            <text:p>0.04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04328">
            <text:p>0.004328</text:p>
          </table:table-cell>
          <table:table-cell office:value-type="float" office:value="3246000">
            <text:p>3246000</text:p>
          </table:table-cell>
          <table:table-cell office:value-type="float" office:value="0.056728">
            <text:p>0.05672800</text:p>
          </table:table-cell>
          <table:table-cell office:value-type="float" office:value="7091000">
            <text:p>7091000</text:p>
          </table:table-cell>
          <table:table-cell office:value-type="float" office:value="0.343">
            <text:p>0.34300000</text:p>
          </table:table-cell>
          <table:table-cell office:value-type="float" office:value="0.328">
            <text:p>0.328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616]&lt;0.1;[.K616];[.H616])" office:value-type="float" office:value="0.015">
            <text:p>0.015000</text:p>
          </table:table-cell>
          <table:table-cell table:formula="oooc:=[.N616]-[.L61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35036666667">
            <text:p>0.235037</text:p>
          </table:table-cell>
          <table:table-cell office:value-type="float" office:value="176277500">
            <text:p>17627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office:value-type="float" office:value="0.437">
            <text:p>0.437000</text:p>
          </table:table-cell>
          <table:table-cell office:value-type="float" office:value="0.75">
            <text:p>0.750000</text:p>
          </table:table-cell>
          <table:table-cell office:value-type="float" office:value="0.344">
            <text:p>0.344000</text:p>
          </table:table-cell>
          <table:table-cell office:value-type="float" office:value="1">
            <text:p>1</text:p>
          </table:table-cell>
          <table:table-cell table:formula="oooc:=IF([.D617]&lt;0.1;[.K617];[.H617])" office:value-type="float" office:value="0.344">
            <text:p>0.344000</text:p>
          </table:table-cell>
          <table:table-cell table:formula="oooc:=[.N617]-[.L61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7257">
            <text:p>0.072570</text:p>
          </table:table-cell>
          <table:table-cell office:value-type="float" office:value="54427500">
            <text:p>5442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">
            <text:p>0.390000</text:p>
          </table:table-cell>
          <table:table-cell office:value-type="float" office:value="0.141">
            <text:p>0.141000</text:p>
          </table:table-cell>
          <table:table-cell office:value-type="float" office:value="0.156">
            <text:p>0.156000</text:p>
          </table:table-cell>
          <table:table-cell office:value-type="float" office:value="0.141">
            <text:p>0.141000</text:p>
          </table:table-cell>
          <table:table-cell office:value-type="float" office:value="3">
            <text:p>3</text:p>
          </table:table-cell>
          <table:table-cell table:formula="oooc:=IF([.D618]&lt;0.1;[.K618];[.H618])" office:value-type="float" office:value="0.156">
            <text:p>0.156000</text:p>
          </table:table-cell>
          <table:table-cell table:formula="oooc:=[.N618]-[.L618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401233333333">
            <text:p>0.040123</text:p>
          </table:table-cell>
          <table:table-cell office:value-type="float" office:value="30092500">
            <text:p>30092500</text:p>
          </table:table-cell>
          <table:table-cell office:value-type="float" office:value="0.99668">
            <text:p>0.99668000</text:p>
          </table:table-cell>
          <table:table-cell office:value-type="float" office:value="124585000">
            <text:p>124585000</text:p>
          </table:table-cell>
          <table:table-cell office:value-type="float" office:value="0.344">
            <text:p>0.34400000</text:p>
          </table:table-cell>
          <table:table-cell office:value-type="float" office:value="0.39">
            <text:p>0.390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619]&lt;0.1;[.K619];[.H619])" office:value-type="float" office:value="0.094">
            <text:p>0.094000</text:p>
          </table:table-cell>
          <table:table-cell table:formula="oooc:=[.N619]-[.L61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23002666667">
            <text:p>0.223003</text:p>
          </table:table-cell>
          <table:table-cell office:value-type="float" office:value="167252000">
            <text:p>16725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office:value-type="float" office:value="0.39">
            <text:p>0.390000</text:p>
          </table:table-cell>
          <table:table-cell office:value-type="float" office:value="0.688">
            <text:p>0.688000</text:p>
          </table:table-cell>
          <table:table-cell office:value-type="float" office:value="0.344">
            <text:p>0.344000</text:p>
          </table:table-cell>
          <table:table-cell office:value-type="float" office:value="1">
            <text:p>1</text:p>
          </table:table-cell>
          <table:table-cell table:formula="oooc:=IF([.D620]&lt;0.1;[.K620];[.H620])" office:value-type="float" office:value="0.344">
            <text:p>0.344000</text:p>
          </table:table-cell>
          <table:table-cell table:formula="oooc:=[.N620]-[.L62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0402">
            <text:p>0.204020</text:p>
          </table:table-cell>
          <table:table-cell office:value-type="float" office:value="153015000">
            <text:p>153015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">
            <text:p>0.390000</text:p>
          </table:table-cell>
          <table:table-cell office:value-type="float" office:value="0.344">
            <text:p>0.344000</text:p>
          </table:table-cell>
          <table:table-cell office:value-type="float" office:value="0.594">
            <text:p>0.594000</text:p>
          </table:table-cell>
          <table:table-cell office:value-type="float" office:value="0.344">
            <text:p>0.344000</text:p>
          </table:table-cell>
          <table:table-cell office:value-type="float" office:value="1">
            <text:p>1</text:p>
          </table:table-cell>
          <table:table-cell table:formula="oooc:=IF([.D621]&lt;0.1;[.K621];[.H621])" office:value-type="float" office:value="0.344">
            <text:p>0.344000</text:p>
          </table:table-cell>
          <table:table-cell table:formula="oooc:=[.N621]-[.L62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26524">
            <text:p>0.226524</text:p>
          </table:table-cell>
          <table:table-cell office:value-type="float" office:value="169893000">
            <text:p>16989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3">
            <text:p>0.34300000</text:p>
          </table:table-cell>
          <table:table-cell office:value-type="float" office:value="0.391">
            <text:p>0.391000</text:p>
          </table:table-cell>
          <table:table-cell office:value-type="float" office:value="0.406">
            <text:p>0.406000</text:p>
          </table:table-cell>
          <table:table-cell office:value-type="float" office:value="0.703">
            <text:p>0.703000</text:p>
          </table:table-cell>
          <table:table-cell office:value-type="float" office:value="0.343">
            <text:p>0.343000</text:p>
          </table:table-cell>
          <table:table-cell office:value-type="float" office:value="1">
            <text:p>1</text:p>
          </table:table-cell>
          <table:table-cell table:formula="oooc:=IF([.D622]&lt;0.1;[.K622];[.H622])" office:value-type="float" office:value="0.343">
            <text:p>0.343000</text:p>
          </table:table-cell>
          <table:table-cell table:formula="oooc:=[.N622]-[.L62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12299333333">
            <text:p>0.112299</text:p>
          </table:table-cell>
          <table:table-cell office:value-type="float" office:value="84224500">
            <text:p>84224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office:value-type="float" office:value="0.187">
            <text:p>0.187000</text:p>
          </table:table-cell>
          <table:table-cell office:value-type="float" office:value="0.25">
            <text:p>0.250000</text:p>
          </table:table-cell>
          <table:table-cell office:value-type="float" office:value="0.187">
            <text:p>0.187000</text:p>
          </table:table-cell>
          <table:table-cell office:value-type="float" office:value="3">
            <text:p>3</text:p>
          </table:table-cell>
          <table:table-cell table:formula="oooc:=IF([.D623]&lt;0.1;[.K623];[.H623])" office:value-type="float" office:value="0.344">
            <text:p>0.344000</text:p>
          </table:table-cell>
          <table:table-cell table:formula="oooc:=[.N623]-[.L623]" office:value-type="float" office:value="0.157">
            <text:p>0.15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859686666667">
            <text:p>0.085969</text:p>
          </table:table-cell>
          <table:table-cell office:value-type="float" office:value="64476500">
            <text:p>6447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7">
            <text:p>0.407000</text:p>
          </table:table-cell>
          <table:table-cell office:value-type="float" office:value="0.156">
            <text:p>0.156000</text:p>
          </table:table-cell>
          <table:table-cell office:value-type="float" office:value="0.172">
            <text:p>0.172000</text:p>
          </table:table-cell>
          <table:table-cell office:value-type="float" office:value="0.156">
            <text:p>0.156000</text:p>
          </table:table-cell>
          <table:table-cell office:value-type="float" office:value="3">
            <text:p>3</text:p>
          </table:table-cell>
          <table:table-cell table:formula="oooc:=IF([.D624]&lt;0.1;[.K624];[.H624])" office:value-type="float" office:value="0.172">
            <text:p>0.172000</text:p>
          </table:table-cell>
          <table:table-cell table:formula="oooc:=[.N624]-[.L624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480773333333">
            <text:p>0.048077</text:p>
          </table:table-cell>
          <table:table-cell office:value-type="float" office:value="36058000">
            <text:p>36058000</text:p>
          </table:table-cell>
          <table:table-cell office:value-type="float" office:value="0.999736">
            <text:p>0.99973600</text:p>
          </table:table-cell>
          <table:table-cell office:value-type="float" office:value="124967000">
            <text:p>124967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625]&lt;0.1;[.K625];[.H625])" office:value-type="float" office:value="0.094">
            <text:p>0.094000</text:p>
          </table:table-cell>
          <table:table-cell table:formula="oooc:=[.N625]-[.L62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29618">
            <text:p>0.229618</text:p>
          </table:table-cell>
          <table:table-cell office:value-type="float" office:value="172213500">
            <text:p>172213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">
            <text:p>0.390000</text:p>
          </table:table-cell>
          <table:table-cell office:value-type="float" office:value="0.407">
            <text:p>0.407000</text:p>
          </table:table-cell>
          <table:table-cell office:value-type="float" office:value="0.734">
            <text:p>0.734000</text:p>
          </table:table-cell>
          <table:table-cell office:value-type="float" office:value="0.344">
            <text:p>0.344000</text:p>
          </table:table-cell>
          <table:table-cell office:value-type="float" office:value="1">
            <text:p>1</text:p>
          </table:table-cell>
          <table:table-cell table:formula="oooc:=IF([.D626]&lt;0.1;[.K626];[.H626])" office:value-type="float" office:value="0.344">
            <text:p>0.344000</text:p>
          </table:table-cell>
          <table:table-cell table:formula="oooc:=[.N626]-[.L62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167373333333">
            <text:p>0.016737</text:p>
          </table:table-cell>
          <table:table-cell office:value-type="float" office:value="12553000">
            <text:p>12553000</text:p>
          </table:table-cell>
          <table:table-cell office:value-type="float" office:value="0.620304">
            <text:p>0.62030400</text:p>
          </table:table-cell>
          <table:table-cell office:value-type="float" office:value="77538000">
            <text:p>77538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094">
            <text:p>0.094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627]&lt;0.1;[.K627];[.H627])" office:value-type="float" office:value="0.078">
            <text:p>0.078000</text:p>
          </table:table-cell>
          <table:table-cell table:formula="oooc:=[.N627]-[.L62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29902666667">
            <text:p>0.129903</text:p>
          </table:table-cell>
          <table:table-cell office:value-type="float" office:value="97427000">
            <text:p>9742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">
            <text:p>0.390000</text:p>
          </table:table-cell>
          <table:table-cell office:value-type="float" office:value="0.204">
            <text:p>0.204000</text:p>
          </table:table-cell>
          <table:table-cell office:value-type="float" office:value="0.296">
            <text:p>0.296000</text:p>
          </table:table-cell>
          <table:table-cell office:value-type="float" office:value="0.204">
            <text:p>0.204000</text:p>
          </table:table-cell>
          <table:table-cell office:value-type="float" office:value="3">
            <text:p>3</text:p>
          </table:table-cell>
          <table:table-cell table:formula="oooc:=IF([.D628]&lt;0.1;[.K628];[.H628])" office:value-type="float" office:value="0.344">
            <text:p>0.344000</text:p>
          </table:table-cell>
          <table:table-cell table:formula="oooc:=[.N628]-[.L628]" office:value-type="float" office:value="0.14">
            <text:p>0.14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373133333333">
            <text:p>0.037313</text:p>
          </table:table-cell>
          <table:table-cell office:value-type="float" office:value="27985000">
            <text:p>27985000</text:p>
          </table:table-cell>
          <table:table-cell office:value-type="float" office:value="0.992536">
            <text:p>0.99253600</text:p>
          </table:table-cell>
          <table:table-cell office:value-type="float" office:value="124067000">
            <text:p>124067000</text:p>
          </table:table-cell>
          <table:table-cell office:value-type="float" office:value="0.328">
            <text:p>0.32800000</text:p>
          </table:table-cell>
          <table:table-cell office:value-type="float" office:value="0.406">
            <text:p>0.406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09">
            <text:p>0.109000</text:p>
          </table:table-cell>
          <table:table-cell office:value-type="float" office:value="4">
            <text:p>4</text:p>
          </table:table-cell>
          <table:table-cell table:formula="oooc:=IF([.D629]&lt;0.1;[.K629];[.H629])" office:value-type="float" office:value="0.109">
            <text:p>0.109000</text:p>
          </table:table-cell>
          <table:table-cell table:formula="oooc:=[.N629]-[.L62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652713333333">
            <text:p>0.065271</text:p>
          </table:table-cell>
          <table:table-cell office:value-type="float" office:value="48953500">
            <text:p>48953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14">
            <text:p>0.140000</text:p>
          </table:table-cell>
          <table:table-cell table:number-columns-repeated="2" office:value-type="float" office:value="0.125">
            <text:p>0.125000</text:p>
          </table:table-cell>
          <table:table-cell office:value-type="float" office:value="4">
            <text:p>4</text:p>
          </table:table-cell>
          <table:table-cell table:formula="oooc:=IF([.D630]&lt;0.1;[.K630];[.H630])" office:value-type="float" office:value="0.125">
            <text:p>0.125000</text:p>
          </table:table-cell>
          <table:table-cell table:formula="oooc:=[.N630]-[.L63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90558666667">
            <text:p>0.190559</text:p>
          </table:table-cell>
          <table:table-cell office:value-type="float" office:value="142919000">
            <text:p>14291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9">
            <text:p>0.32900000</text:p>
          </table:table-cell>
          <table:table-cell office:value-type="float" office:value="0.39">
            <text:p>0.390000</text:p>
          </table:table-cell>
          <table:table-cell office:value-type="float" office:value="0.313">
            <text:p>0.313000</text:p>
          </table:table-cell>
          <table:table-cell office:value-type="float" office:value="0.531">
            <text:p>0.531000</text:p>
          </table:table-cell>
          <table:table-cell office:value-type="float" office:value="0.313">
            <text:p>0.313000</text:p>
          </table:table-cell>
          <table:table-cell office:value-type="float" office:value="3">
            <text:p>3</text:p>
          </table:table-cell>
          <table:table-cell table:formula="oooc:=IF([.D631]&lt;0.1;[.K631];[.H631])" office:value-type="float" office:value="0.329">
            <text:p>0.329000</text:p>
          </table:table-cell>
          <table:table-cell table:formula="oooc:=[.N631]-[.L631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09577333333">
            <text:p>0.109577</text:p>
          </table:table-cell>
          <table:table-cell office:value-type="float" office:value="82183000">
            <text:p>8218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">
            <text:p>0.390000</text:p>
          </table:table-cell>
          <table:table-cell office:value-type="float" office:value="0.188">
            <text:p>0.188000</text:p>
          </table:table-cell>
          <table:table-cell office:value-type="float" office:value="0.234">
            <text:p>0.234000</text:p>
          </table:table-cell>
          <table:table-cell office:value-type="float" office:value="0.188">
            <text:p>0.188000</text:p>
          </table:table-cell>
          <table:table-cell office:value-type="float" office:value="3">
            <text:p>3</text:p>
          </table:table-cell>
          <table:table-cell table:formula="oooc:=IF([.D632]&lt;0.1;[.K632];[.H632])" office:value-type="float" office:value="0.344">
            <text:p>0.344000</text:p>
          </table:table-cell>
          <table:table-cell table:formula="oooc:=[.N632]-[.L632]" office:value-type="float" office:value="0.156">
            <text:p>0.15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73938">
            <text:p>0.073938</text:p>
          </table:table-cell>
          <table:table-cell office:value-type="float" office:value="55453500">
            <text:p>55453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9">
            <text:p>0.32900000</text:p>
          </table:table-cell>
          <table:table-cell office:value-type="float" office:value="0.39">
            <text:p>0.390000</text:p>
          </table:table-cell>
          <table:table-cell office:value-type="float" office:value="0.141">
            <text:p>0.141000</text:p>
          </table:table-cell>
          <table:table-cell office:value-type="float" office:value="0.156">
            <text:p>0.156000</text:p>
          </table:table-cell>
          <table:table-cell office:value-type="float" office:value="0.141">
            <text:p>0.141000</text:p>
          </table:table-cell>
          <table:table-cell office:value-type="float" office:value="3">
            <text:p>3</text:p>
          </table:table-cell>
          <table:table-cell table:formula="oooc:=IF([.D633]&lt;0.1;[.K633];[.H633])" office:value-type="float" office:value="0.156">
            <text:p>0.156000</text:p>
          </table:table-cell>
          <table:table-cell table:formula="oooc:=[.N633]-[.L633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28304">
            <text:p>0.028304</text:p>
          </table:table-cell>
          <table:table-cell office:value-type="float" office:value="21228000">
            <text:p>21228000</text:p>
          </table:table-cell>
          <table:table-cell office:value-type="float" office:value="0.940936">
            <text:p>0.94093600</text:p>
          </table:table-cell>
          <table:table-cell office:value-type="float" office:value="117617000">
            <text:p>117617000</text:p>
          </table:table-cell>
          <table:table-cell office:value-type="float" office:value="0.344">
            <text:p>0.34400000</text:p>
          </table:table-cell>
          <table:table-cell office:value-type="float" office:value="0.406">
            <text:p>0.406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0000000001">
            <text:p>0.094000</text:p>
          </table:table-cell>
          <table:table-cell office:value-type="float" office:value="4">
            <text:p>4</text:p>
          </table:table-cell>
          <table:table-cell table:formula="oooc:=IF([.D634]&lt;0.1;[.K634];[.H634])" office:value-type="float" office:value="0.0940000000001">
            <text:p>0.094000</text:p>
          </table:table-cell>
          <table:table-cell table:formula="oooc:=[.N634]-[.L63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39148">
            <text:p>0.239148</text:p>
          </table:table-cell>
          <table:table-cell office:value-type="float" office:value="179361000">
            <text:p>17936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437">
            <text:p>0.437000</text:p>
          </table:table-cell>
          <table:table-cell office:value-type="float" office:value="0.782">
            <text:p>0.782000</text:p>
          </table:table-cell>
          <table:table-cell office:value-type="float" office:value="0.328">
            <text:p>0.328000</text:p>
          </table:table-cell>
          <table:table-cell office:value-type="float" office:value="1">
            <text:p>1</text:p>
          </table:table-cell>
          <table:table-cell table:formula="oooc:=IF([.D635]&lt;0.1;[.K635];[.H635])" office:value-type="float" office:value="0.328">
            <text:p>0.328000</text:p>
          </table:table-cell>
          <table:table-cell table:formula="oooc:=[.N635]-[.L63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0409266666667">
            <text:p>0.004093</text:p>
          </table:table-cell>
          <table:table-cell office:value-type="float" office:value="3069500">
            <text:p>3069500</text:p>
          </table:table-cell>
          <table:table-cell office:value-type="float" office:value="0.051352">
            <text:p>0.05135200</text:p>
          </table:table-cell>
          <table:table-cell office:value-type="float" office:value="6419000">
            <text:p>6419000</text:p>
          </table:table-cell>
          <table:table-cell office:value-type="float" office:value="0.344">
            <text:p>0.34400000</text:p>
          </table:table-cell>
          <table:table-cell office:value-type="float" office:value="0.312">
            <text:p>0.312000</text:p>
          </table:table-cell>
          <table:table-cell office:value-type="float" office:value="0.0319999999999">
            <text:p>0.032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636]&lt;0.1;[.K636];[.H636])" office:value-type="float" office:value="0.015">
            <text:p>0.015000</text:p>
          </table:table-cell>
          <table:table-cell table:formula="oooc:=[.N636]-[.L63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48139333333">
            <text:p>0.248139</text:p>
          </table:table-cell>
          <table:table-cell office:value-type="float" office:value="186104500">
            <text:p>186104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6">
            <text:p>0.406000</text:p>
          </table:table-cell>
          <table:table-cell office:value-type="float" office:value="0.453">
            <text:p>0.453000</text:p>
          </table:table-cell>
          <table:table-cell office:value-type="float" office:value="0.828">
            <text:p>0.828000</text:p>
          </table:table-cell>
          <table:table-cell office:value-type="float" office:value="0.328">
            <text:p>0.328000</text:p>
          </table:table-cell>
          <table:table-cell office:value-type="float" office:value="1">
            <text:p>1</text:p>
          </table:table-cell>
          <table:table-cell table:formula="oooc:=IF([.D637]&lt;0.1;[.K637];[.H637])" office:value-type="float" office:value="0.328">
            <text:p>0.328000</text:p>
          </table:table-cell>
          <table:table-cell table:formula="oooc:=[.N637]-[.L63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16488666667">
            <text:p>0.216489</text:p>
          </table:table-cell>
          <table:table-cell office:value-type="float" office:value="162366500">
            <text:p>16236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">
            <text:p>0.390000</text:p>
          </table:table-cell>
          <table:table-cell office:value-type="float" office:value="0.375">
            <text:p>0.375000</text:p>
          </table:table-cell>
          <table:table-cell office:value-type="float" office:value="0.657">
            <text:p>0.657000</text:p>
          </table:table-cell>
          <table:table-cell office:value-type="float" office:value="0.328">
            <text:p>0.328000</text:p>
          </table:table-cell>
          <table:table-cell office:value-type="float" office:value="1">
            <text:p>1</text:p>
          </table:table-cell>
          <table:table-cell table:formula="oooc:=IF([.D638]&lt;0.1;[.K638];[.H638])" office:value-type="float" office:value="0.328">
            <text:p>0.328000</text:p>
          </table:table-cell>
          <table:table-cell table:formula="oooc:=[.N638]-[.L63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0878333333333">
            <text:p>0.008783</text:p>
          </table:table-cell>
          <table:table-cell office:value-type="float" office:value="6587500">
            <text:p>6587500</text:p>
          </table:table-cell>
          <table:table-cell office:value-type="float" office:value="0.226464">
            <text:p>0.22646400</text:p>
          </table:table-cell>
          <table:table-cell office:value-type="float" office:value="28308000">
            <text:p>28308000</text:p>
          </table:table-cell>
          <table:table-cell office:value-type="float" office:value="0.328">
            <text:p>0.32800000</text:p>
          </table:table-cell>
          <table:table-cell office:value-type="float" office:value="0.359">
            <text:p>0.359000</text:p>
          </table:table-cell>
          <table:table-cell office:value-type="float" office:value="0.063">
            <text:p>0.063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4">
            <text:p>4</text:p>
          </table:table-cell>
          <table:table-cell table:formula="oooc:=IF([.D639]&lt;0.1;[.K639];[.H639])" office:value-type="float" office:value="0.047">
            <text:p>0.047000</text:p>
          </table:table-cell>
          <table:table-cell table:formula="oooc:=[.N639]-[.L63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07849333333">
            <text:p>0.107849</text:p>
          </table:table-cell>
          <table:table-cell office:value-type="float" office:value="80887000">
            <text:p>8088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3">
            <text:p>0.34300000</text:p>
          </table:table-cell>
          <table:table-cell office:value-type="float" office:value="0.391">
            <text:p>0.391000</text:p>
          </table:table-cell>
          <table:table-cell office:value-type="float" office:value="0.187">
            <text:p>0.187000</text:p>
          </table:table-cell>
          <table:table-cell office:value-type="float" office:value="0.219">
            <text:p>0.219000</text:p>
          </table:table-cell>
          <table:table-cell office:value-type="float" office:value="0.187">
            <text:p>0.187000</text:p>
          </table:table-cell>
          <table:table-cell office:value-type="float" office:value="3">
            <text:p>3</text:p>
          </table:table-cell>
          <table:table-cell table:formula="oooc:=IF([.D640]&lt;0.1;[.K640];[.H640])" office:value-type="float" office:value="0.343">
            <text:p>0.343000</text:p>
          </table:table-cell>
          <table:table-cell table:formula="oooc:=[.N640]-[.L640]" office:value-type="float" office:value="0.156">
            <text:p>0.15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739233333333">
            <text:p>0.073923</text:p>
          </table:table-cell>
          <table:table-cell office:value-type="float" office:value="55442500">
            <text:p>55442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3">
            <text:p>0.34300000</text:p>
          </table:table-cell>
          <table:table-cell office:value-type="float" office:value="0.391">
            <text:p>0.391000</text:p>
          </table:table-cell>
          <table:table-cell office:value-type="float" office:value="0.141">
            <text:p>0.141000</text:p>
          </table:table-cell>
          <table:table-cell office:value-type="float" office:value="0.156">
            <text:p>0.156000</text:p>
          </table:table-cell>
          <table:table-cell office:value-type="float" office:value="0.141">
            <text:p>0.141000</text:p>
          </table:table-cell>
          <table:table-cell office:value-type="float" office:value="3">
            <text:p>3</text:p>
          </table:table-cell>
          <table:table-cell table:formula="oooc:=IF([.D641]&lt;0.1;[.K641];[.H641])" office:value-type="float" office:value="0.156">
            <text:p>0.156000</text:p>
          </table:table-cell>
          <table:table-cell table:formula="oooc:=[.N641]-[.L641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82173333333">
            <text:p>0.182173</text:p>
          </table:table-cell>
          <table:table-cell office:value-type="float" office:value="136630000">
            <text:p>13663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">
            <text:p>0.390000</text:p>
          </table:table-cell>
          <table:table-cell office:value-type="float" office:value="0.297">
            <text:p>0.297000</text:p>
          </table:table-cell>
          <table:table-cell office:value-type="float" office:value="0.5">
            <text:p>0.500000</text:p>
          </table:table-cell>
          <table:table-cell office:value-type="float" office:value="0.297">
            <text:p>0.297000</text:p>
          </table:table-cell>
          <table:table-cell office:value-type="float" office:value="3">
            <text:p>3</text:p>
          </table:table-cell>
          <table:table-cell table:formula="oooc:=IF([.D642]&lt;0.1;[.K642];[.H642])" office:value-type="float" office:value="0.344">
            <text:p>0.344000</text:p>
          </table:table-cell>
          <table:table-cell table:formula="oooc:=[.N642]-[.L642]" office:value-type="float" office:value="0.047">
            <text:p>0.04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641546666667">
            <text:p>0.064155</text:p>
          </table:table-cell>
          <table:table-cell office:value-type="float" office:value="48116000">
            <text:p>48116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14">
            <text:p>0.140000</text:p>
          </table:table-cell>
          <table:table-cell table:number-columns-repeated="2" office:value-type="float" office:value="0.125">
            <text:p>0.125000</text:p>
          </table:table-cell>
          <table:table-cell office:value-type="float" office:value="4">
            <text:p>4</text:p>
          </table:table-cell>
          <table:table-cell table:formula="oooc:=IF([.D643]&lt;0.1;[.K643];[.H643])" office:value-type="float" office:value="0.125">
            <text:p>0.125000</text:p>
          </table:table-cell>
          <table:table-cell table:formula="oooc:=[.N643]-[.L64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10404">
            <text:p>0.010404</text:p>
          </table:table-cell>
          <table:table-cell office:value-type="float" office:value="7803000">
            <text:p>7803000</text:p>
          </table:table-cell>
          <table:table-cell office:value-type="float" office:value="0.30696">
            <text:p>0.30696000</text:p>
          </table:table-cell>
          <table:table-cell office:value-type="float" office:value="38370000">
            <text:p>38370000</text:p>
          </table:table-cell>
          <table:table-cell office:value-type="float" office:value="0.344">
            <text:p>0.34400000</text:p>
          </table:table-cell>
          <table:table-cell office:value-type="float" office:value="0.375">
            <text:p>0.375000</text:p>
          </table:table-cell>
          <table:table-cell office:value-type="float" office:value="0.062">
            <text:p>0.062000</text:p>
          </table:table-cell>
          <table:table-cell office:value-type="float" office:value="0.063">
            <text:p>0.063000</text:p>
          </table:table-cell>
          <table:table-cell office:value-type="float" office:value="0.062">
            <text:p>0.062000</text:p>
          </table:table-cell>
          <table:table-cell office:value-type="float" office:value="3">
            <text:p>3</text:p>
          </table:table-cell>
          <table:table-cell table:formula="oooc:=IF([.D644]&lt;0.1;[.K644];[.H644])" office:value-type="float" office:value="0.063">
            <text:p>0.063000</text:p>
          </table:table-cell>
          <table:table-cell table:formula="oooc:=[.N644]-[.L644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34542666667">
            <text:p>0.134543</text:p>
          </table:table-cell>
          <table:table-cell office:value-type="float" office:value="100907000">
            <text:p>10090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office:value-type="float" office:value="0.203">
            <text:p>0.203000</text:p>
          </table:table-cell>
          <table:table-cell office:value-type="float" office:value="0.312">
            <text:p>0.312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645]&lt;0.1;[.K645];[.H645])" office:value-type="float" office:value="0.344">
            <text:p>0.344000</text:p>
          </table:table-cell>
          <table:table-cell table:formula="oooc:=[.N645]-[.L645]" office:value-type="float" office:value="0.141">
            <text:p>0.14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54565333333">
            <text:p>0.154565</text:p>
          </table:table-cell>
          <table:table-cell office:value-type="float" office:value="115924000">
            <text:p>11592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">
            <text:p>0.390000</text:p>
          </table:table-cell>
          <table:table-cell office:value-type="float" office:value="0.25">
            <text:p>0.250000</text:p>
          </table:table-cell>
          <table:table-cell office:value-type="float" office:value="0.375">
            <text:p>0.375000</text:p>
          </table:table-cell>
          <table:table-cell office:value-type="float" office:value="0.25">
            <text:p>0.250000</text:p>
          </table:table-cell>
          <table:table-cell office:value-type="float" office:value="3">
            <text:p>3</text:p>
          </table:table-cell>
          <table:table-cell table:formula="oooc:=IF([.D646]&lt;0.1;[.K646];[.H646])" office:value-type="float" office:value="0.344">
            <text:p>0.344000</text:p>
          </table:table-cell>
          <table:table-cell table:formula="oooc:=[.N646]-[.L646]" office:value-type="float" office:value="0.094">
            <text:p>0.094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65624">
            <text:p>0.065624</text:p>
          </table:table-cell>
          <table:table-cell office:value-type="float" office:value="49218000">
            <text:p>4921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25">
            <text:p>0.125000</text:p>
          </table:table-cell>
          <table:table-cell office:value-type="float" office:value="4">
            <text:p>4</text:p>
          </table:table-cell>
          <table:table-cell table:formula="oooc:=IF([.D647]&lt;0.1;[.K647];[.H647])" office:value-type="float" office:value="0.125">
            <text:p>0.125000</text:p>
          </table:table-cell>
          <table:table-cell table:formula="oooc:=[.N647]-[.L64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184726666667">
            <text:p>0.018473</text:p>
          </table:table-cell>
          <table:table-cell office:value-type="float" office:value="13854500">
            <text:p>13854500</text:p>
          </table:table-cell>
          <table:table-cell office:value-type="float" office:value="0.6972">
            <text:p>0.69720000</text:p>
          </table:table-cell>
          <table:table-cell office:value-type="float" office:value="87150000">
            <text:p>87150000</text:p>
          </table:table-cell>
          <table:table-cell office:value-type="float" office:value="0.344">
            <text:p>0.34400000</text:p>
          </table:table-cell>
          <table:table-cell office:value-type="float" office:value="0.39">
            <text:p>0.390000</text:p>
          </table:table-cell>
          <table:table-cell office:value-type="float" office:value="0.0940000000001">
            <text:p>0.094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648]&lt;0.1;[.K648];[.H648])" office:value-type="float" office:value="0.078">
            <text:p>0.078000</text:p>
          </table:table-cell>
          <table:table-cell table:formula="oooc:=[.N648]-[.L64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514686666667">
            <text:p>0.051469</text:p>
          </table:table-cell>
          <table:table-cell office:value-type="float" office:value="38601500">
            <text:p>38601500</text:p>
          </table:table-cell>
          <table:table-cell office:value-type="float" office:value="0.999936">
            <text:p>0.99993600</text:p>
          </table:table-cell>
          <table:table-cell office:value-type="float" office:value="124992000">
            <text:p>124992000</text:p>
          </table:table-cell>
          <table:table-cell office:value-type="float" office:value="0.343">
            <text:p>0.34300000</text:p>
          </table:table-cell>
          <table:table-cell office:value-type="float" office:value="0.391">
            <text:p>0.391000</text:p>
          </table:table-cell>
          <table:table-cell office:value-type="float" office:value="0.109">
            <text:p>0.109000</text:p>
          </table:table-cell>
          <table:table-cell office:value-type="float" office:value="0.11">
            <text:p>0.110000</text:p>
          </table:table-cell>
          <table:table-cell office:value-type="float" office:value="0.109">
            <text:p>0.109000</text:p>
          </table:table-cell>
          <table:table-cell office:value-type="float" office:value="3">
            <text:p>3</text:p>
          </table:table-cell>
          <table:table-cell table:formula="oooc:=IF([.D649]&lt;0.1;[.K649];[.H649])" office:value-type="float" office:value="0.11">
            <text:p>0.110000</text:p>
          </table:table-cell>
          <table:table-cell table:formula="oooc:=[.N649]-[.L649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104773333333">
            <text:p>0.010477</text:p>
          </table:table-cell>
          <table:table-cell office:value-type="float" office:value="7858000">
            <text:p>7858000</text:p>
          </table:table-cell>
          <table:table-cell office:value-type="float" office:value="0.310824">
            <text:p>0.31082400</text:p>
          </table:table-cell>
          <table:table-cell office:value-type="float" office:value="38853000">
            <text:p>38853000</text:p>
          </table:table-cell>
          <table:table-cell office:value-type="float" office:value="0.328">
            <text:p>0.32800000</text:p>
          </table:table-cell>
          <table:table-cell office:value-type="float" office:value="0.375">
            <text:p>0.375000</text:p>
          </table:table-cell>
          <table:table-cell office:value-type="float" office:value="0.063">
            <text:p>0.063000</text:p>
          </table:table-cell>
          <table:table-cell table:number-columns-repeated="2" office:value-type="float" office:value="0.062">
            <text:p>0.062000</text:p>
          </table:table-cell>
          <table:table-cell office:value-type="float" office:value="4">
            <text:p>4</text:p>
          </table:table-cell>
          <table:table-cell table:formula="oooc:=IF([.D650]&lt;0.1;[.K650];[.H650])" office:value-type="float" office:value="0.062">
            <text:p>0.062000</text:p>
          </table:table-cell>
          <table:table-cell table:formula="oooc:=[.N650]-[.L65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27904666667">
            <text:p>0.127905</text:p>
          </table:table-cell>
          <table:table-cell office:value-type="float" office:value="95928500">
            <text:p>9592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3">
            <text:p>0.34300000</text:p>
          </table:table-cell>
          <table:table-cell office:value-type="float" office:value="0.391">
            <text:p>0.391000</text:p>
          </table:table-cell>
          <table:table-cell office:value-type="float" office:value="0.203">
            <text:p>0.203000</text:p>
          </table:table-cell>
          <table:table-cell office:value-type="float" office:value="0.297">
            <text:p>0.297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651]&lt;0.1;[.K651];[.H651])" office:value-type="float" office:value="0.343">
            <text:p>0.343000</text:p>
          </table:table-cell>
          <table:table-cell table:formula="oooc:=[.N651]-[.L651]" office:value-type="float" office:value="0.14">
            <text:p>0.14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169113333333">
            <text:p>0.016911</text:p>
          </table:table-cell>
          <table:table-cell office:value-type="float" office:value="12683500">
            <text:p>12683500</text:p>
          </table:table-cell>
          <table:table-cell office:value-type="float" office:value="0.629728">
            <text:p>0.62972800</text:p>
          </table:table-cell>
          <table:table-cell office:value-type="float" office:value="78716000">
            <text:p>78716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780000000001">
            <text:p>0.078000</text:p>
          </table:table-cell>
          <table:table-cell office:value-type="float" office:value="4">
            <text:p>4</text:p>
          </table:table-cell>
          <table:table-cell table:formula="oooc:=IF([.D652]&lt;0.1;[.K652];[.H652])" office:value-type="float" office:value="0.0780000000001">
            <text:p>0.078000</text:p>
          </table:table-cell>
          <table:table-cell table:formula="oooc:=[.N652]-[.L65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217506666667">
            <text:p>0.021751</text:p>
          </table:table-cell>
          <table:table-cell office:value-type="float" office:value="16313000">
            <text:p>16313000</text:p>
          </table:table-cell>
          <table:table-cell office:value-type="float" office:value="0.808464">
            <text:p>0.80846400</text:p>
          </table:table-cell>
          <table:table-cell office:value-type="float" office:value="101058000">
            <text:p>101058000</text:p>
          </table:table-cell>
          <table:table-cell office:value-type="float" office:value="0.328">
            <text:p>0.32800000</text:p>
          </table:table-cell>
          <table:table-cell office:value-type="float" office:value="0.406">
            <text:p>0.406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939999999999">
            <text:p>0.094000</text:p>
          </table:table-cell>
          <table:table-cell office:value-type="float" office:value="4">
            <text:p>4</text:p>
          </table:table-cell>
          <table:table-cell table:formula="oooc:=IF([.D653]&lt;0.1;[.K653];[.H653])" office:value-type="float" office:value="0.0939999999999">
            <text:p>0.094000</text:p>
          </table:table-cell>
          <table:table-cell table:formula="oooc:=[.N653]-[.L65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35920666667">
            <text:p>0.135921</text:p>
          </table:table-cell>
          <table:table-cell office:value-type="float" office:value="101940500">
            <text:p>101940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6">
            <text:p>0.406000</text:p>
          </table:table-cell>
          <table:table-cell office:value-type="float" office:value="0.219">
            <text:p>0.219000</text:p>
          </table:table-cell>
          <table:table-cell office:value-type="float" office:value="0.313">
            <text:p>0.313000</text:p>
          </table:table-cell>
          <table:table-cell office:value-type="float" office:value="0.219">
            <text:p>0.219000</text:p>
          </table:table-cell>
          <table:table-cell office:value-type="float" office:value="3">
            <text:p>3</text:p>
          </table:table-cell>
          <table:table-cell table:formula="oooc:=IF([.D654]&lt;0.1;[.K654];[.H654])" office:value-type="float" office:value="0.328">
            <text:p>0.328000</text:p>
          </table:table-cell>
          <table:table-cell table:formula="oooc:=[.N654]-[.L654]" office:value-type="float" office:value="0.109">
            <text:p>0.109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34714">
            <text:p>0.134714</text:p>
          </table:table-cell>
          <table:table-cell office:value-type="float" office:value="101035500">
            <text:p>10103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7">
            <text:p>0.407000</text:p>
          </table:table-cell>
          <table:table-cell office:value-type="float" office:value="0.203">
            <text:p>0.203000</text:p>
          </table:table-cell>
          <table:table-cell office:value-type="float" office:value="0.312">
            <text:p>0.312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655]&lt;0.1;[.K655];[.H655])" office:value-type="float" office:value="0.328">
            <text:p>0.328000</text:p>
          </table:table-cell>
          <table:table-cell table:formula="oooc:=[.N655]-[.L655]" office:value-type="float" office:value="0.125">
            <text:p>0.12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99706">
            <text:p>0.099706</text:p>
          </table:table-cell>
          <table:table-cell office:value-type="float" office:value="74779500">
            <text:p>7477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">
            <text:p>0.390000</text:p>
          </table:table-cell>
          <table:table-cell office:value-type="float" office:value="0.188">
            <text:p>0.188000</text:p>
          </table:table-cell>
          <table:table-cell office:value-type="float" office:value="0.203">
            <text:p>0.203000</text:p>
          </table:table-cell>
          <table:table-cell office:value-type="float" office:value="0.188">
            <text:p>0.188000</text:p>
          </table:table-cell>
          <table:table-cell office:value-type="float" office:value="3">
            <text:p>3</text:p>
          </table:table-cell>
          <table:table-cell table:formula="oooc:=IF([.D656]&lt;0.1;[.K656];[.H656])" office:value-type="float" office:value="0.203">
            <text:p>0.203000</text:p>
          </table:table-cell>
          <table:table-cell table:formula="oooc:=[.N656]-[.L656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50444">
            <text:p>0.250444</text:p>
          </table:table-cell>
          <table:table-cell office:value-type="float" office:value="187833000">
            <text:p>18783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9">
            <text:p>0.32900000</text:p>
          </table:table-cell>
          <table:table-cell office:value-type="float" office:value="0.406">
            <text:p>0.406000</text:p>
          </table:table-cell>
          <table:table-cell office:value-type="float" office:value="0.453">
            <text:p>0.453000</text:p>
          </table:table-cell>
          <table:table-cell office:value-type="float" office:value="0.844">
            <text:p>0.844000</text:p>
          </table:table-cell>
          <table:table-cell office:value-type="float" office:value="0.329">
            <text:p>0.329000</text:p>
          </table:table-cell>
          <table:table-cell office:value-type="float" office:value="1">
            <text:p>1</text:p>
          </table:table-cell>
          <table:table-cell table:formula="oooc:=IF([.D657]&lt;0.1;[.K657];[.H657])" office:value-type="float" office:value="0.329">
            <text:p>0.329000</text:p>
          </table:table-cell>
          <table:table-cell table:formula="oooc:=[.N657]-[.L65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44208">
            <text:p>0.044208</text:p>
          </table:table-cell>
          <table:table-cell office:value-type="float" office:value="33156000">
            <text:p>33156000</text:p>
          </table:table-cell>
          <table:table-cell office:value-type="float" office:value="0.99916">
            <text:p>0.99916000</text:p>
          </table:table-cell>
          <table:table-cell office:value-type="float" office:value="124895000">
            <text:p>124895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939999999999">
            <text:p>0.094000</text:p>
          </table:table-cell>
          <table:table-cell office:value-type="float" office:value="4">
            <text:p>4</text:p>
          </table:table-cell>
          <table:table-cell table:formula="oooc:=IF([.D658]&lt;0.1;[.K658];[.H658])" office:value-type="float" office:value="0.0939999999999">
            <text:p>0.094000</text:p>
          </table:table-cell>
          <table:table-cell table:formula="oooc:=[.N658]-[.L65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230473333333">
            <text:p>0.023047</text:p>
          </table:table-cell>
          <table:table-cell office:value-type="float" office:value="17285500">
            <text:p>17285500</text:p>
          </table:table-cell>
          <table:table-cell office:value-type="float" office:value="0.844696">
            <text:p>0.84469600</text:p>
          </table:table-cell>
          <table:table-cell office:value-type="float" office:value="105587000">
            <text:p>105587000</text:p>
          </table:table-cell>
          <table:table-cell office:value-type="float" office:value="0.328">
            <text:p>0.32800000</text:p>
          </table:table-cell>
          <table:table-cell office:value-type="float" office:value="0.406">
            <text:p>0.406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780000000001">
            <text:p>0.078000</text:p>
          </table:table-cell>
          <table:table-cell office:value-type="float" office:value="4">
            <text:p>4</text:p>
          </table:table-cell>
          <table:table-cell table:formula="oooc:=IF([.D659]&lt;0.1;[.K659];[.H659])" office:value-type="float" office:value="0.0780000000001">
            <text:p>0.078000</text:p>
          </table:table-cell>
          <table:table-cell table:formula="oooc:=[.N659]-[.L65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33064666667">
            <text:p>0.233065</text:p>
          </table:table-cell>
          <table:table-cell office:value-type="float" office:value="174798500">
            <text:p>17479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422">
            <text:p>0.422000</text:p>
          </table:table-cell>
          <table:table-cell office:value-type="float" office:value="0.734">
            <text:p>0.734000</text:p>
          </table:table-cell>
          <table:table-cell office:value-type="float" office:value="0.328">
            <text:p>0.328000</text:p>
          </table:table-cell>
          <table:table-cell office:value-type="float" office:value="1">
            <text:p>1</text:p>
          </table:table-cell>
          <table:table-cell table:formula="oooc:=IF([.D660]&lt;0.1;[.K660];[.H660])" office:value-type="float" office:value="0.328">
            <text:p>0.328000</text:p>
          </table:table-cell>
          <table:table-cell table:formula="oooc:=[.N660]-[.L66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44672">
            <text:p>0.144672</text:p>
          </table:table-cell>
          <table:table-cell office:value-type="float" office:value="108504000">
            <text:p>10850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6">
            <text:p>0.406000</text:p>
          </table:table-cell>
          <table:table-cell office:value-type="float" office:value="0.219">
            <text:p>0.219000</text:p>
          </table:table-cell>
          <table:table-cell office:value-type="float" office:value="0.344">
            <text:p>0.344000</text:p>
          </table:table-cell>
          <table:table-cell office:value-type="float" office:value="0.219">
            <text:p>0.219000</text:p>
          </table:table-cell>
          <table:table-cell office:value-type="float" office:value="3">
            <text:p>3</text:p>
          </table:table-cell>
          <table:table-cell table:formula="oooc:=IF([.D661]&lt;0.1;[.K661];[.H661])" office:value-type="float" office:value="0.328">
            <text:p>0.328000</text:p>
          </table:table-cell>
          <table:table-cell table:formula="oooc:=[.N661]-[.L661]" office:value-type="float" office:value="0.109">
            <text:p>0.109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4138">
            <text:p>0.141380</text:p>
          </table:table-cell>
          <table:table-cell office:value-type="float" office:value="106035000">
            <text:p>106035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office:value-type="float" office:value="0.218">
            <text:p>0.218000</text:p>
          </table:table-cell>
          <table:table-cell office:value-type="float" office:value="0.344">
            <text:p>0.344000</text:p>
          </table:table-cell>
          <table:table-cell office:value-type="float" office:value="0.218">
            <text:p>0.218000</text:p>
          </table:table-cell>
          <table:table-cell office:value-type="float" office:value="3">
            <text:p>3</text:p>
          </table:table-cell>
          <table:table-cell table:formula="oooc:=IF([.D662]&lt;0.1;[.K662];[.H662])" office:value-type="float" office:value="0.344">
            <text:p>0.344000</text:p>
          </table:table-cell>
          <table:table-cell table:formula="oooc:=[.N662]-[.L662]" office:value-type="float" office:value="0.126">
            <text:p>0.12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0303866666667">
            <text:p>0.003039</text:p>
          </table:table-cell>
          <table:table-cell office:value-type="float" office:value="2279000">
            <text:p>2279000</text:p>
          </table:table-cell>
          <table:table-cell office:value-type="float" office:value="0.027384">
            <text:p>0.02738400</text:p>
          </table:table-cell>
          <table:table-cell office:value-type="float" office:value="3423000">
            <text:p>3423000</text:p>
          </table:table-cell>
          <table:table-cell office:value-type="float" office:value="0.344">
            <text:p>0.34400000</text:p>
          </table:table-cell>
          <table:table-cell office:value-type="float" office:value="0.296">
            <text:p>0.296000</text:p>
          </table:table-cell>
          <table:table-cell table:number-columns-repeated="3"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663]&lt;0.1;[.K663];[.H663])" office:value-type="float" office:value="0.016">
            <text:p>0.016000</text:p>
          </table:table-cell>
          <table:table-cell table:formula="oooc:=[.N663]-[.L66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84412">
            <text:p>0.084412</text:p>
          </table:table-cell>
          <table:table-cell office:value-type="float" office:value="63309000">
            <text:p>6330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3">
            <text:p>0.34300000</text:p>
          </table:table-cell>
          <table:table-cell office:value-type="float" office:value="0.391">
            <text:p>0.391000</text:p>
          </table:table-cell>
          <table:table-cell office:value-type="float" office:value="0.156">
            <text:p>0.156000</text:p>
          </table:table-cell>
          <table:table-cell office:value-type="float" office:value="0.157">
            <text:p>0.157000</text:p>
          </table:table-cell>
          <table:table-cell office:value-type="float" office:value="0.156">
            <text:p>0.156000</text:p>
          </table:table-cell>
          <table:table-cell office:value-type="float" office:value="3">
            <text:p>3</text:p>
          </table:table-cell>
          <table:table-cell table:formula="oooc:=IF([.D664]&lt;0.1;[.K664];[.H664])" office:value-type="float" office:value="0.157">
            <text:p>0.157000</text:p>
          </table:table-cell>
          <table:table-cell table:formula="oooc:=[.N664]-[.L664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83658666667">
            <text:p>0.183659</text:p>
          </table:table-cell>
          <table:table-cell office:value-type="float" office:value="137744000">
            <text:p>13774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office:value-type="float" office:value="0.312">
            <text:p>0.312000</text:p>
          </table:table-cell>
          <table:table-cell office:value-type="float" office:value="0.5">
            <text:p>0.500000</text:p>
          </table:table-cell>
          <table:table-cell office:value-type="float" office:value="0.312">
            <text:p>0.312000</text:p>
          </table:table-cell>
          <table:table-cell office:value-type="float" office:value="3">
            <text:p>3</text:p>
          </table:table-cell>
          <table:table-cell table:formula="oooc:=IF([.D665]&lt;0.1;[.K665];[.H665])" office:value-type="float" office:value="0.344">
            <text:p>0.344000</text:p>
          </table:table-cell>
          <table:table-cell table:formula="oooc:=[.N665]-[.L665]" office:value-type="float" office:value="0.032">
            <text:p>0.03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0885266666667">
            <text:p>0.008853</text:p>
          </table:table-cell>
          <table:table-cell office:value-type="float" office:value="6639500">
            <text:p>6639500</text:p>
          </table:table-cell>
          <table:table-cell office:value-type="float" office:value="0.232232">
            <text:p>0.23223200</text:p>
          </table:table-cell>
          <table:table-cell office:value-type="float" office:value="29029000">
            <text:p>29029000</text:p>
          </table:table-cell>
          <table:table-cell office:value-type="float" office:value="0.328">
            <text:p>0.32800000</text:p>
          </table:table-cell>
          <table:table-cell office:value-type="float" office:value="0.359">
            <text:p>0.359000</text:p>
          </table:table-cell>
          <table:table-cell office:value-type="float" office:value="0.063">
            <text:p>0.063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4">
            <text:p>4</text:p>
          </table:table-cell>
          <table:table-cell table:formula="oooc:=IF([.D666]&lt;0.1;[.K666];[.H666])" office:value-type="float" office:value="0.047">
            <text:p>0.047000</text:p>
          </table:table-cell>
          <table:table-cell table:formula="oooc:=[.N666]-[.L66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972666666667">
            <text:p>0.097267</text:p>
          </table:table-cell>
          <table:table-cell office:value-type="float" office:value="72950000">
            <text:p>7295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6">
            <text:p>0.406000</text:p>
          </table:table-cell>
          <table:table-cell office:value-type="float" office:value="0.157">
            <text:p>0.157000</text:p>
          </table:table-cell>
          <table:table-cell office:value-type="float" office:value="0.218">
            <text:p>0.218000</text:p>
          </table:table-cell>
          <table:table-cell office:value-type="float" office:value="0.157">
            <text:p>0.157000</text:p>
          </table:table-cell>
          <table:table-cell office:value-type="float" office:value="3">
            <text:p>3</text:p>
          </table:table-cell>
          <table:table-cell table:formula="oooc:=IF([.D667]&lt;0.1;[.K667];[.H667])" office:value-type="float" office:value="0.218">
            <text:p>0.218000</text:p>
          </table:table-cell>
          <table:table-cell table:formula="oooc:=[.N667]-[.L667]" office:value-type="float" office:value="0.061">
            <text:p>0.06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49032">
            <text:p>0.249032</text:p>
          </table:table-cell>
          <table:table-cell office:value-type="float" office:value="186774000">
            <text:p>18677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office:value-type="float" office:value="0.453">
            <text:p>0.453000</text:p>
          </table:table-cell>
          <table:table-cell office:value-type="float" office:value="0.843">
            <text:p>0.843000</text:p>
          </table:table-cell>
          <table:table-cell office:value-type="float" office:value="0.344">
            <text:p>0.344000</text:p>
          </table:table-cell>
          <table:table-cell office:value-type="float" office:value="1">
            <text:p>1</text:p>
          </table:table-cell>
          <table:table-cell table:formula="oooc:=IF([.D668]&lt;0.1;[.K668];[.H668])" office:value-type="float" office:value="0.344">
            <text:p>0.344000</text:p>
          </table:table-cell>
          <table:table-cell table:formula="oooc:=[.N668]-[.L66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440233333333">
            <text:p>0.044023</text:p>
          </table:table-cell>
          <table:table-cell office:value-type="float" office:value="33017500">
            <text:p>33017500</text:p>
          </table:table-cell>
          <table:table-cell office:value-type="float" office:value="0.999112">
            <text:p>0.99911200</text:p>
          </table:table-cell>
          <table:table-cell office:value-type="float" office:value="124889000">
            <text:p>124889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30000000001">
            <text:p>0.093000</text:p>
          </table:table-cell>
          <table:table-cell office:value-type="float" office:value="4">
            <text:p>4</text:p>
          </table:table-cell>
          <table:table-cell table:formula="oooc:=IF([.D669]&lt;0.1;[.K669];[.H669])" office:value-type="float" office:value="0.0930000000001">
            <text:p>0.093000</text:p>
          </table:table-cell>
          <table:table-cell table:formula="oooc:=[.N669]-[.L66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262133333333">
            <text:p>0.026213</text:p>
          </table:table-cell>
          <table:table-cell office:value-type="float" office:value="19660000">
            <text:p>19660000</text:p>
          </table:table-cell>
          <table:table-cell office:value-type="float" office:value="0.91016">
            <text:p>0.91016000</text:p>
          </table:table-cell>
          <table:table-cell office:value-type="float" office:value="113770000">
            <text:p>113770000</text:p>
          </table:table-cell>
          <table:table-cell office:value-type="float" office:value="0.328">
            <text:p>0.32800000</text:p>
          </table:table-cell>
          <table:table-cell office:value-type="float" office:value="0.407">
            <text:p>0.40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30000000001">
            <text:p>0.093000</text:p>
          </table:table-cell>
          <table:table-cell office:value-type="float" office:value="4">
            <text:p>4</text:p>
          </table:table-cell>
          <table:table-cell table:formula="oooc:=IF([.D670]&lt;0.1;[.K670];[.H670])" office:value-type="float" office:value="0.0930000000001">
            <text:p>0.093000</text:p>
          </table:table-cell>
          <table:table-cell table:formula="oooc:=[.N670]-[.L67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55946">
            <text:p>0.155946</text:p>
          </table:table-cell>
          <table:table-cell office:value-type="float" office:value="116959500">
            <text:p>11695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">
            <text:p>0.390000</text:p>
          </table:table-cell>
          <table:table-cell office:value-type="float" office:value="0.25">
            <text:p>0.250000</text:p>
          </table:table-cell>
          <table:table-cell office:value-type="float" office:value="0.391">
            <text:p>0.391000</text:p>
          </table:table-cell>
          <table:table-cell office:value-type="float" office:value="0.25">
            <text:p>0.250000</text:p>
          </table:table-cell>
          <table:table-cell office:value-type="float" office:value="3">
            <text:p>3</text:p>
          </table:table-cell>
          <table:table-cell table:formula="oooc:=IF([.D671]&lt;0.1;[.K671];[.H671])" office:value-type="float" office:value="0.328">
            <text:p>0.328000</text:p>
          </table:table-cell>
          <table:table-cell table:formula="oooc:=[.N671]-[.L671]" office:value-type="float" office:value="0.078">
            <text:p>0.078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442553333333">
            <text:p>0.044255</text:p>
          </table:table-cell>
          <table:table-cell office:value-type="float" office:value="33191500">
            <text:p>33191500</text:p>
          </table:table-cell>
          <table:table-cell office:value-type="float" office:value="0.9992">
            <text:p>0.99920000</text:p>
          </table:table-cell>
          <table:table-cell office:value-type="float" office:value="124900000">
            <text:p>124900000</text:p>
          </table:table-cell>
          <table:table-cell office:value-type="float" office:value="0.328">
            <text:p>0.32800000</text:p>
          </table:table-cell>
          <table:table-cell office:value-type="float" office:value="0.406">
            <text:p>0.406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940000000001">
            <text:p>0.094000</text:p>
          </table:table-cell>
          <table:table-cell office:value-type="float" office:value="4">
            <text:p>4</text:p>
          </table:table-cell>
          <table:table-cell table:formula="oooc:=IF([.D672]&lt;0.1;[.K672];[.H672])" office:value-type="float" office:value="0.0940000000001">
            <text:p>0.094000</text:p>
          </table:table-cell>
          <table:table-cell table:formula="oooc:=[.N672]-[.L67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08888">
            <text:p>0.008888</text:p>
          </table:table-cell>
          <table:table-cell office:value-type="float" office:value="6666000">
            <text:p>6666000</text:p>
          </table:table-cell>
          <table:table-cell office:value-type="float" office:value="0.232536">
            <text:p>0.23253600</text:p>
          </table:table-cell>
          <table:table-cell office:value-type="float" office:value="29067000">
            <text:p>29067000</text:p>
          </table:table-cell>
          <table:table-cell office:value-type="float" office:value="0.343">
            <text:p>0.34300000</text:p>
          </table:table-cell>
          <table:table-cell office:value-type="float" office:value="0.344">
            <text:p>0.344000</text:p>
          </table:table-cell>
          <table:table-cell office:value-type="float" office:value="0.063">
            <text:p>0.063000</text:p>
          </table:table-cell>
          <table:table-cell table:number-columns-repeated="2" office:value-type="float" office:value="0.062">
            <text:p>0.062000</text:p>
          </table:table-cell>
          <table:table-cell office:value-type="float" office:value="4">
            <text:p>4</text:p>
          </table:table-cell>
          <table:table-cell table:formula="oooc:=IF([.D673]&lt;0.1;[.K673];[.H673])" office:value-type="float" office:value="0.062">
            <text:p>0.062000</text:p>
          </table:table-cell>
          <table:table-cell table:formula="oooc:=[.N673]-[.L67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93247333333">
            <text:p>0.193247</text:p>
          </table:table-cell>
          <table:table-cell office:value-type="float" office:value="144935500">
            <text:p>14493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3">
            <text:p>0.34300000</text:p>
          </table:table-cell>
          <table:table-cell office:value-type="float" office:value="0.391">
            <text:p>0.391000</text:p>
          </table:table-cell>
          <table:table-cell office:value-type="float" office:value="0.328">
            <text:p>0.328000</text:p>
          </table:table-cell>
          <table:table-cell office:value-type="float" office:value="0.547">
            <text:p>0.547000</text:p>
          </table:table-cell>
          <table:table-cell office:value-type="float" office:value="0.328">
            <text:p>0.328000</text:p>
          </table:table-cell>
          <table:table-cell office:value-type="float" office:value="3">
            <text:p>3</text:p>
          </table:table-cell>
          <table:table-cell table:formula="oooc:=IF([.D674]&lt;0.1;[.K674];[.H674])" office:value-type="float" office:value="0.343">
            <text:p>0.343000</text:p>
          </table:table-cell>
          <table:table-cell table:formula="oooc:=[.N674]-[.L674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46612666667">
            <text:p>0.146613</text:p>
          </table:table-cell>
          <table:table-cell office:value-type="float" office:value="109959500">
            <text:p>10995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office:value-type="float" office:value="0.234">
            <text:p>0.234000</text:p>
          </table:table-cell>
          <table:table-cell office:value-type="float" office:value="0.344">
            <text:p>0.344000</text:p>
          </table:table-cell>
          <table:table-cell office:value-type="float" office:value="0.234">
            <text:p>0.234000</text:p>
          </table:table-cell>
          <table:table-cell office:value-type="float" office:value="3">
            <text:p>3</text:p>
          </table:table-cell>
          <table:table-cell table:formula="oooc:=IF([.D675]&lt;0.1;[.K675];[.H675])" office:value-type="float" office:value="0.344">
            <text:p>0.344000</text:p>
          </table:table-cell>
          <table:table-cell table:formula="oooc:=[.N675]-[.L675]" office:value-type="float" office:value="0.11">
            <text:p>0.11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13334666667">
            <text:p>0.213335</text:p>
          </table:table-cell>
          <table:table-cell office:value-type="float" office:value="160001000">
            <text:p>16000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7">
            <text:p>0.407000</text:p>
          </table:table-cell>
          <table:table-cell office:value-type="float" office:value="0.359">
            <text:p>0.359000</text:p>
          </table:table-cell>
          <table:table-cell office:value-type="float" office:value="0.641">
            <text:p>0.641000</text:p>
          </table:table-cell>
          <table:table-cell office:value-type="float" office:value="0.328">
            <text:p>0.328000</text:p>
          </table:table-cell>
          <table:table-cell office:value-type="float" office:value="1">
            <text:p>1</text:p>
          </table:table-cell>
          <table:table-cell table:formula="oooc:=IF([.D676]&lt;0.1;[.K676];[.H676])" office:value-type="float" office:value="0.328">
            <text:p>0.328000</text:p>
          </table:table-cell>
          <table:table-cell table:formula="oooc:=[.N676]-[.L67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51671333333">
            <text:p>0.151671</text:p>
          </table:table-cell>
          <table:table-cell office:value-type="float" office:value="113753500">
            <text:p>113753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25">
            <text:p>0.250000</text:p>
          </table:table-cell>
          <table:table-cell office:value-type="float" office:value="0.359">
            <text:p>0.359000</text:p>
          </table:table-cell>
          <table:table-cell office:value-type="float" office:value="0.25">
            <text:p>0.250000</text:p>
          </table:table-cell>
          <table:table-cell office:value-type="float" office:value="3">
            <text:p>3</text:p>
          </table:table-cell>
          <table:table-cell table:formula="oooc:=IF([.D677]&lt;0.1;[.K677];[.H677])" office:value-type="float" office:value="0.328">
            <text:p>0.328000</text:p>
          </table:table-cell>
          <table:table-cell table:formula="oooc:=[.N677]-[.L677]" office:value-type="float" office:value="0.078">
            <text:p>0.078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0726066666667">
            <text:p>0.007261</text:p>
          </table:table-cell>
          <table:table-cell office:value-type="float" office:value="5445500">
            <text:p>5445500</text:p>
          </table:table-cell>
          <table:table-cell office:value-type="float" office:value="0.162032">
            <text:p>0.16203200</text:p>
          </table:table-cell>
          <table:table-cell office:value-type="float" office:value="20254000">
            <text:p>20254000</text:p>
          </table:table-cell>
          <table:table-cell office:value-type="float" office:value="0.344">
            <text:p>0.34400000</text:p>
          </table:table-cell>
          <table:table-cell office:value-type="float" office:value="0.344">
            <text:p>0.344000</text:p>
          </table:table-cell>
          <table:table-cell office:value-type="float" office:value="0.046">
            <text:p>0.046000</text:p>
          </table:table-cell>
          <table:table-cell office:value-type="float" office:value="0.0469999999999">
            <text:p>0.047000</text:p>
          </table:table-cell>
          <table:table-cell office:value-type="float" office:value="0.046">
            <text:p>0.046000</text:p>
          </table:table-cell>
          <table:table-cell office:value-type="float" office:value="3">
            <text:p>3</text:p>
          </table:table-cell>
          <table:table-cell table:formula="oooc:=IF([.D678]&lt;0.1;[.K678];[.H678])" office:value-type="float" office:value="0.0469999999999">
            <text:p>0.047000</text:p>
          </table:table-cell>
          <table:table-cell table:formula="oooc:=[.N678]-[.L678]" office:value-type="float" office:value="0.000999999999900004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36063333333">
            <text:p>0.236063</text:p>
          </table:table-cell>
          <table:table-cell office:value-type="float" office:value="177047500">
            <text:p>17704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422">
            <text:p>0.422000</text:p>
          </table:table-cell>
          <table:table-cell office:value-type="float" office:value="0.765">
            <text:p>0.765000</text:p>
          </table:table-cell>
          <table:table-cell office:value-type="float" office:value="0.328">
            <text:p>0.328000</text:p>
          </table:table-cell>
          <table:table-cell office:value-type="float" office:value="1">
            <text:p>1</text:p>
          </table:table-cell>
          <table:table-cell table:formula="oooc:=IF([.D679]&lt;0.1;[.K679];[.H679])" office:value-type="float" office:value="0.328">
            <text:p>0.328000</text:p>
          </table:table-cell>
          <table:table-cell table:formula="oooc:=[.N679]-[.L67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05728666667">
            <text:p>0.205729</text:p>
          </table:table-cell>
          <table:table-cell office:value-type="float" office:value="154296500">
            <text:p>15429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">
            <text:p>0.390000</text:p>
          </table:table-cell>
          <table:table-cell office:value-type="float" office:value="0.344">
            <text:p>0.344000</text:p>
          </table:table-cell>
          <table:table-cell office:value-type="float" office:value="0.594">
            <text:p>0.594000</text:p>
          </table:table-cell>
          <table:table-cell office:value-type="float" office:value="0.344">
            <text:p>0.344000</text:p>
          </table:table-cell>
          <table:table-cell office:value-type="float" office:value="1">
            <text:p>1</text:p>
          </table:table-cell>
          <table:table-cell table:formula="oooc:=IF([.D680]&lt;0.1;[.K680];[.H680])" office:value-type="float" office:value="0.344">
            <text:p>0.344000</text:p>
          </table:table-cell>
          <table:table-cell table:formula="oooc:=[.N680]-[.L68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5485">
            <text:p>0.154850</text:p>
          </table:table-cell>
          <table:table-cell office:value-type="float" office:value="116137500">
            <text:p>11613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25">
            <text:p>0.250000</text:p>
          </table:table-cell>
          <table:table-cell office:value-type="float" office:value="0.375">
            <text:p>0.375000</text:p>
          </table:table-cell>
          <table:table-cell office:value-type="float" office:value="0.25">
            <text:p>0.250000</text:p>
          </table:table-cell>
          <table:table-cell office:value-type="float" office:value="3">
            <text:p>3</text:p>
          </table:table-cell>
          <table:table-cell table:formula="oooc:=IF([.D681]&lt;0.1;[.K681];[.H681])" office:value-type="float" office:value="0.328">
            <text:p>0.328000</text:p>
          </table:table-cell>
          <table:table-cell table:formula="oooc:=[.N681]-[.L681]" office:value-type="float" office:value="0.078">
            <text:p>0.078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95674">
            <text:p>0.195674</text:p>
          </table:table-cell>
          <table:table-cell office:value-type="float" office:value="146755500">
            <text:p>14675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">
            <text:p>0.390000</text:p>
          </table:table-cell>
          <table:table-cell office:value-type="float" office:value="0.328">
            <text:p>0.328000</text:p>
          </table:table-cell>
          <table:table-cell office:value-type="float" office:value="0.547">
            <text:p>0.547000</text:p>
          </table:table-cell>
          <table:table-cell office:value-type="float" office:value="0.328">
            <text:p>0.328000</text:p>
          </table:table-cell>
          <table:table-cell office:value-type="float" office:value="3">
            <text:p>3</text:p>
          </table:table-cell>
          <table:table-cell table:formula="oooc:=IF([.D682]&lt;0.1;[.K682];[.H682])" office:value-type="float" office:value="0.344">
            <text:p>0.344000</text:p>
          </table:table-cell>
          <table:table-cell table:formula="oooc:=[.N682]-[.L682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26672">
            <text:p>0.226672</text:p>
          </table:table-cell>
          <table:table-cell office:value-type="float" office:value="170004000">
            <text:p>17000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6">
            <text:p>0.406000</text:p>
          </table:table-cell>
          <table:table-cell office:value-type="float" office:value="0.391">
            <text:p>0.391000</text:p>
          </table:table-cell>
          <table:table-cell office:value-type="float" office:value="0.765">
            <text:p>0.765000</text:p>
          </table:table-cell>
          <table:table-cell office:value-type="float" office:value="0.328">
            <text:p>0.328000</text:p>
          </table:table-cell>
          <table:table-cell office:value-type="float" office:value="1">
            <text:p>1</text:p>
          </table:table-cell>
          <table:table-cell table:formula="oooc:=IF([.D683]&lt;0.1;[.K683];[.H683])" office:value-type="float" office:value="0.328">
            <text:p>0.328000</text:p>
          </table:table-cell>
          <table:table-cell table:formula="oooc:=[.N683]-[.L68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16012">
            <text:p>0.216012</text:p>
          </table:table-cell>
          <table:table-cell office:value-type="float" office:value="162009000">
            <text:p>16200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">
            <text:p>0.390000</text:p>
          </table:table-cell>
          <table:table-cell office:value-type="float" office:value="0.375">
            <text:p>0.375000</text:p>
          </table:table-cell>
          <table:table-cell office:value-type="float" office:value="0.656">
            <text:p>0.656000</text:p>
          </table:table-cell>
          <table:table-cell office:value-type="float" office:value="0.344">
            <text:p>0.344000</text:p>
          </table:table-cell>
          <table:table-cell office:value-type="float" office:value="1">
            <text:p>1</text:p>
          </table:table-cell>
          <table:table-cell table:formula="oooc:=IF([.D684]&lt;0.1;[.K684];[.H684])" office:value-type="float" office:value="0.344">
            <text:p>0.344000</text:p>
          </table:table-cell>
          <table:table-cell table:formula="oooc:=[.N684]-[.L68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13298666667">
            <text:p>0.113299</text:p>
          </table:table-cell>
          <table:table-cell office:value-type="float" office:value="84974000">
            <text:p>8497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office:value-type="float" office:value="0.187">
            <text:p>0.187000</text:p>
          </table:table-cell>
          <table:table-cell office:value-type="float" office:value="0.25">
            <text:p>0.250000</text:p>
          </table:table-cell>
          <table:table-cell office:value-type="float" office:value="0.187">
            <text:p>0.187000</text:p>
          </table:table-cell>
          <table:table-cell office:value-type="float" office:value="3">
            <text:p>3</text:p>
          </table:table-cell>
          <table:table-cell table:formula="oooc:=IF([.D685]&lt;0.1;[.K685];[.H685])" office:value-type="float" office:value="0.344">
            <text:p>0.344000</text:p>
          </table:table-cell>
          <table:table-cell table:formula="oooc:=[.N685]-[.L685]" office:value-type="float" office:value="0.157">
            <text:p>0.15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56174">
            <text:p>0.056174</text:p>
          </table:table-cell>
          <table:table-cell office:value-type="float" office:value="42130500">
            <text:p>42130500</text:p>
          </table:table-cell>
          <table:table-cell office:value-type="float" office:value="0.999992">
            <text:p>0.99999200</text:p>
          </table:table-cell>
          <table:table-cell office:value-type="float" office:value="124999000">
            <text:p>124999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09">
            <text:p>0.109000</text:p>
          </table:table-cell>
          <table:table-cell office:value-type="float" office:value="4">
            <text:p>4</text:p>
          </table:table-cell>
          <table:table-cell table:formula="oooc:=IF([.D686]&lt;0.1;[.K686];[.H686])" office:value-type="float" office:value="0.109">
            <text:p>0.109000</text:p>
          </table:table-cell>
          <table:table-cell table:formula="oooc:=[.N686]-[.L68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17034">
            <text:p>0.017034</text:p>
          </table:table-cell>
          <table:table-cell office:value-type="float" office:value="12775500">
            <text:p>12775500</text:p>
          </table:table-cell>
          <table:table-cell office:value-type="float" office:value="0.635712">
            <text:p>0.63571200</text:p>
          </table:table-cell>
          <table:table-cell office:value-type="float" office:value="79464000">
            <text:p>79464000</text:p>
          </table:table-cell>
          <table:table-cell office:value-type="float" office:value="0.328">
            <text:p>0.32800000</text:p>
          </table:table-cell>
          <table:table-cell office:value-type="float" office:value="0.39">
            <text:p>0.390000</text:p>
          </table:table-cell>
          <table:table-cell office:value-type="float" office:value="0.0939999999999">
            <text:p>0.094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687]&lt;0.1;[.K687];[.H687])" office:value-type="float" office:value="0.078">
            <text:p>0.078000</text:p>
          </table:table-cell>
          <table:table-cell table:formula="oooc:=[.N687]-[.L68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09162666667">
            <text:p>0.209163</text:p>
          </table:table-cell>
          <table:table-cell office:value-type="float" office:value="156872000">
            <text:p>15687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3">
            <text:p>0.34300000</text:p>
          </table:table-cell>
          <table:table-cell office:value-type="float" office:value="0.391">
            <text:p>0.391000</text:p>
          </table:table-cell>
          <table:table-cell office:value-type="float" office:value="0.344">
            <text:p>0.344000</text:p>
          </table:table-cell>
          <table:table-cell office:value-type="float" office:value="0.64">
            <text:p>0.640000</text:p>
          </table:table-cell>
          <table:table-cell office:value-type="float" office:value="0.343">
            <text:p>0.343000</text:p>
          </table:table-cell>
          <table:table-cell office:value-type="float" office:value="1">
            <text:p>1</text:p>
          </table:table-cell>
          <table:table-cell table:formula="oooc:=IF([.D688]&lt;0.1;[.K688];[.H688])" office:value-type="float" office:value="0.343">
            <text:p>0.343000</text:p>
          </table:table-cell>
          <table:table-cell table:formula="oooc:=[.N688]-[.L68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49092">
            <text:p>0.149092</text:p>
          </table:table-cell>
          <table:table-cell office:value-type="float" office:value="111819000">
            <text:p>11181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7">
            <text:p>0.407000</text:p>
          </table:table-cell>
          <table:table-cell office:value-type="float" office:value="0.234">
            <text:p>0.234000</text:p>
          </table:table-cell>
          <table:table-cell office:value-type="float" office:value="0.344">
            <text:p>0.344000</text:p>
          </table:table-cell>
          <table:table-cell office:value-type="float" office:value="0.234">
            <text:p>0.234000</text:p>
          </table:table-cell>
          <table:table-cell office:value-type="float" office:value="3">
            <text:p>3</text:p>
          </table:table-cell>
          <table:table-cell table:formula="oooc:=IF([.D689]&lt;0.1;[.K689];[.H689])" office:value-type="float" office:value="0.328">
            <text:p>0.328000</text:p>
          </table:table-cell>
          <table:table-cell table:formula="oooc:=[.N689]-[.L689]" office:value-type="float" office:value="0.094">
            <text:p>0.094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314406666667">
            <text:p>0.031441</text:p>
          </table:table-cell>
          <table:table-cell office:value-type="float" office:value="23580500">
            <text:p>23580500</text:p>
          </table:table-cell>
          <table:table-cell office:value-type="float" office:value="0.969144">
            <text:p>0.96914400</text:p>
          </table:table-cell>
          <table:table-cell office:value-type="float" office:value="121143000">
            <text:p>121143000</text:p>
          </table:table-cell>
          <table:table-cell office:value-type="float" office:value="0.328">
            <text:p>0.32800000</text:p>
          </table:table-cell>
          <table:table-cell office:value-type="float" office:value="0.407">
            <text:p>0.407000</text:p>
          </table:table-cell>
          <table:table-cell office:value-type="float" office:value="0.14">
            <text:p>0.140000</text:p>
          </table:table-cell>
          <table:table-cell table:number-columns-repeated="2" office:value-type="float" office:value="0.0940000000001">
            <text:p>0.094000</text:p>
          </table:table-cell>
          <table:table-cell office:value-type="float" office:value="4">
            <text:p>4</text:p>
          </table:table-cell>
          <table:table-cell table:formula="oooc:=IF([.D690]&lt;0.1;[.K690];[.H690])" office:value-type="float" office:value="0.0940000000001">
            <text:p>0.094000</text:p>
          </table:table-cell>
          <table:table-cell table:formula="oooc:=[.N690]-[.L69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50378">
            <text:p>0.250378</text:p>
          </table:table-cell>
          <table:table-cell office:value-type="float" office:value="187783500">
            <text:p>187783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6">
            <text:p>0.406000</text:p>
          </table:table-cell>
          <table:table-cell office:value-type="float" office:value="0.453">
            <text:p>0.453000</text:p>
          </table:table-cell>
          <table:table-cell office:value-type="float" office:value="0.859">
            <text:p>0.859000</text:p>
          </table:table-cell>
          <table:table-cell office:value-type="float" office:value="0.328">
            <text:p>0.328000</text:p>
          </table:table-cell>
          <table:table-cell office:value-type="float" office:value="1">
            <text:p>1</text:p>
          </table:table-cell>
          <table:table-cell table:formula="oooc:=IF([.D691]&lt;0.1;[.K691];[.H691])" office:value-type="float" office:value="0.328">
            <text:p>0.328000</text:p>
          </table:table-cell>
          <table:table-cell table:formula="oooc:=[.N691]-[.L69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13904">
            <text:p>0.013904</text:p>
          </table:table-cell>
          <table:table-cell office:value-type="float" office:value="10428000">
            <text:p>10428000</text:p>
          </table:table-cell>
          <table:table-cell office:value-type="float" office:value="0.487592">
            <text:p>0.48759200</text:p>
          </table:table-cell>
          <table:table-cell office:value-type="float" office:value="60949000">
            <text:p>60949000</text:p>
          </table:table-cell>
          <table:table-cell office:value-type="float" office:value="0.328">
            <text:p>0.32800000</text:p>
          </table:table-cell>
          <table:table-cell office:value-type="float" office:value="0.375">
            <text:p>0.375000</text:p>
          </table:table-cell>
          <table:table-cell office:value-type="float" office:value="0.0940000000001">
            <text:p>0.094000</text:p>
          </table:table-cell>
          <table:table-cell table:number-columns-repeated="2" office:value-type="float" office:value="0.062">
            <text:p>0.062000</text:p>
          </table:table-cell>
          <table:table-cell office:value-type="float" office:value="4">
            <text:p>4</text:p>
          </table:table-cell>
          <table:table-cell table:formula="oooc:=IF([.D692]&lt;0.1;[.K692];[.H692])" office:value-type="float" office:value="0.062">
            <text:p>0.062000</text:p>
          </table:table-cell>
          <table:table-cell table:formula="oooc:=[.N692]-[.L69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700133333333">
            <text:p>0.070013</text:p>
          </table:table-cell>
          <table:table-cell office:value-type="float" office:value="52510000">
            <text:p>5251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6">
            <text:p>0.406000</text:p>
          </table:table-cell>
          <table:table-cell office:value-type="float" office:value="0.125">
            <text:p>0.125000</text:p>
          </table:table-cell>
          <table:table-cell office:value-type="float" office:value="0.141">
            <text:p>0.141000</text:p>
          </table:table-cell>
          <table:table-cell office:value-type="float" office:value="0.125">
            <text:p>0.125000</text:p>
          </table:table-cell>
          <table:table-cell office:value-type="float" office:value="3">
            <text:p>3</text:p>
          </table:table-cell>
          <table:table-cell table:formula="oooc:=IF([.D693]&lt;0.1;[.K693];[.H693])" office:value-type="float" office:value="0.141">
            <text:p>0.141000</text:p>
          </table:table-cell>
          <table:table-cell table:formula="oooc:=[.N693]-[.L693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49451333333">
            <text:p>0.249451</text:p>
          </table:table-cell>
          <table:table-cell office:value-type="float" office:value="187088500">
            <text:p>18708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3">
            <text:p>0.34300000</text:p>
          </table:table-cell>
          <table:table-cell office:value-type="float" office:value="0.391">
            <text:p>0.391000</text:p>
          </table:table-cell>
          <table:table-cell office:value-type="float" office:value="0.469">
            <text:p>0.469000</text:p>
          </table:table-cell>
          <table:table-cell office:value-type="float" office:value="0.844">
            <text:p>0.844000</text:p>
          </table:table-cell>
          <table:table-cell office:value-type="float" office:value="0.343">
            <text:p>0.343000</text:p>
          </table:table-cell>
          <table:table-cell office:value-type="float" office:value="1">
            <text:p>1</text:p>
          </table:table-cell>
          <table:table-cell table:formula="oooc:=IF([.D694]&lt;0.1;[.K694];[.H694])" office:value-type="float" office:value="0.343">
            <text:p>0.343000</text:p>
          </table:table-cell>
          <table:table-cell table:formula="oooc:=[.N694]-[.L69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44503333333">
            <text:p>0.144503</text:p>
          </table:table-cell>
          <table:table-cell office:value-type="float" office:value="108377500">
            <text:p>10837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">
            <text:p>0.390000</text:p>
          </table:table-cell>
          <table:table-cell office:value-type="float" office:value="0.235">
            <text:p>0.235000</text:p>
          </table:table-cell>
          <table:table-cell office:value-type="float" office:value="0.343">
            <text:p>0.343000</text:p>
          </table:table-cell>
          <table:table-cell office:value-type="float" office:value="0.235">
            <text:p>0.235000</text:p>
          </table:table-cell>
          <table:table-cell office:value-type="float" office:value="3">
            <text:p>3</text:p>
          </table:table-cell>
          <table:table-cell table:formula="oooc:=IF([.D695]&lt;0.1;[.K695];[.H695])" office:value-type="float" office:value="0.328">
            <text:p>0.328000</text:p>
          </table:table-cell>
          <table:table-cell table:formula="oooc:=[.N695]-[.L695]" office:value-type="float" office:value="0.093">
            <text:p>0.093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27772">
            <text:p>0.127772</text:p>
          </table:table-cell>
          <table:table-cell office:value-type="float" office:value="95829000">
            <text:p>9582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3">
            <text:p>0.34300000</text:p>
          </table:table-cell>
          <table:table-cell office:value-type="float" office:value="0.391">
            <text:p>0.391000</text:p>
          </table:table-cell>
          <table:table-cell office:value-type="float" office:value="0.203">
            <text:p>0.203000</text:p>
          </table:table-cell>
          <table:table-cell office:value-type="float" office:value="0.281">
            <text:p>0.281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696]&lt;0.1;[.K696];[.H696])" office:value-type="float" office:value="0.343">
            <text:p>0.343000</text:p>
          </table:table-cell>
          <table:table-cell table:formula="oooc:=[.N696]-[.L696]" office:value-type="float" office:value="0.14">
            <text:p>0.14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19182">
            <text:p>0.119182</text:p>
          </table:table-cell>
          <table:table-cell office:value-type="float" office:value="89386500">
            <text:p>8938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9">
            <text:p>0.32900000</text:p>
          </table:table-cell>
          <table:table-cell office:value-type="float" office:value="0.39">
            <text:p>0.390000</text:p>
          </table:table-cell>
          <table:table-cell office:value-type="float" office:value="0.203">
            <text:p>0.203000</text:p>
          </table:table-cell>
          <table:table-cell office:value-type="float" office:value="0.25">
            <text:p>0.250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697]&lt;0.1;[.K697];[.H697])" office:value-type="float" office:value="0.329">
            <text:p>0.329000</text:p>
          </table:table-cell>
          <table:table-cell table:formula="oooc:=[.N697]-[.L697]" office:value-type="float" office:value="0.126">
            <text:p>0.12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697726666667">
            <text:p>0.069773</text:p>
          </table:table-cell>
          <table:table-cell office:value-type="float" office:value="52329500">
            <text:p>5232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6">
            <text:p>0.406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4">
            <text:p>0.140000</text:p>
          </table:table-cell>
          <table:table-cell office:value-type="float" office:value="4">
            <text:p>4</text:p>
          </table:table-cell>
          <table:table-cell table:formula="oooc:=IF([.D698]&lt;0.1;[.K698];[.H698])" office:value-type="float" office:value="0.14">
            <text:p>0.140000</text:p>
          </table:table-cell>
          <table:table-cell table:formula="oooc:=[.N698]-[.L69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360386666667">
            <text:p>0.036039</text:p>
          </table:table-cell>
          <table:table-cell office:value-type="float" office:value="27029000">
            <text:p>27029000</text:p>
          </table:table-cell>
          <table:table-cell office:value-type="float" office:value="0.98944">
            <text:p>0.98944000</text:p>
          </table:table-cell>
          <table:table-cell office:value-type="float" office:value="123680000">
            <text:p>123680000</text:p>
          </table:table-cell>
          <table:table-cell office:value-type="float" office:value="0.344">
            <text:p>0.34400000</text:p>
          </table:table-cell>
          <table:table-cell office:value-type="float" office:value="0.406">
            <text:p>0.406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1">
            <text:p>0.110000</text:p>
          </table:table-cell>
          <table:table-cell office:value-type="float" office:value="4">
            <text:p>4</text:p>
          </table:table-cell>
          <table:table-cell table:formula="oooc:=IF([.D699]&lt;0.1;[.K699];[.H699])" office:value-type="float" office:value="0.11">
            <text:p>0.110000</text:p>
          </table:table-cell>
          <table:table-cell table:formula="oooc:=[.N699]-[.L69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46304666667">
            <text:p>0.246305</text:p>
          </table:table-cell>
          <table:table-cell office:value-type="float" office:value="184728500">
            <text:p>18472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9">
            <text:p>0.32900000</text:p>
          </table:table-cell>
          <table:table-cell office:value-type="float" office:value="0.406">
            <text:p>0.406000</text:p>
          </table:table-cell>
          <table:table-cell office:value-type="float" office:value="0.437">
            <text:p>0.437000</text:p>
          </table:table-cell>
          <table:table-cell office:value-type="float" office:value="0.828">
            <text:p>0.828000</text:p>
          </table:table-cell>
          <table:table-cell office:value-type="float" office:value="0.329">
            <text:p>0.329000</text:p>
          </table:table-cell>
          <table:table-cell office:value-type="float" office:value="1">
            <text:p>1</text:p>
          </table:table-cell>
          <table:table-cell table:formula="oooc:=IF([.D700]&lt;0.1;[.K700];[.H700])" office:value-type="float" office:value="0.329">
            <text:p>0.329000</text:p>
          </table:table-cell>
          <table:table-cell table:formula="oooc:=[.N700]-[.L70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07984">
            <text:p>0.007984</text:p>
          </table:table-cell>
          <table:table-cell office:value-type="float" office:value="5988000">
            <text:p>5988000</text:p>
          </table:table-cell>
          <table:table-cell office:value-type="float" office:value="0.192144">
            <text:p>0.19214400</text:p>
          </table:table-cell>
          <table:table-cell office:value-type="float" office:value="24018000">
            <text:p>24018000</text:p>
          </table:table-cell>
          <table:table-cell office:value-type="float" office:value="0.344">
            <text:p>0.34400000</text:p>
          </table:table-cell>
          <table:table-cell office:value-type="float" office:value="0.344">
            <text:p>0.344000</text:p>
          </table:table-cell>
          <table:table-cell office:value-type="float" office:value="0.062">
            <text:p>0.062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4">
            <text:p>4</text:p>
          </table:table-cell>
          <table:table-cell table:formula="oooc:=IF([.D701]&lt;0.1;[.K701];[.H701])" office:value-type="float" office:value="0.047">
            <text:p>0.047000</text:p>
          </table:table-cell>
          <table:table-cell table:formula="oooc:=[.N701]-[.L70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49532">
            <text:p>0.149532</text:p>
          </table:table-cell>
          <table:table-cell office:value-type="float" office:value="149532000">
            <text:p>14953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">
            <text:p>0.500000</text:p>
          </table:table-cell>
          <table:table-cell office:value-type="float" office:value="0.281">
            <text:p>0.281000</text:p>
          </table:table-cell>
          <table:table-cell office:value-type="float" office:value="0.453">
            <text:p>0.453000</text:p>
          </table:table-cell>
          <table:table-cell office:value-type="float" office:value="0.281">
            <text:p>0.281000</text:p>
          </table:table-cell>
          <table:table-cell office:value-type="float" office:value="3">
            <text:p>3</text:p>
          </table:table-cell>
          <table:table-cell table:formula="oooc:=IF([.D702]&lt;0.1;[.K702];[.H702])" office:value-type="float" office:value="0.438">
            <text:p>0.438000</text:p>
          </table:table-cell>
          <table:table-cell table:formula="oooc:=[.N702]-[.L702]" office:value-type="float" office:value="0.157">
            <text:p>0.15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89671">
            <text:p>0.189671</text:p>
          </table:table-cell>
          <table:table-cell office:value-type="float" office:value="189671000">
            <text:p>18967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22">
            <text:p>0.42200000</text:p>
          </table:table-cell>
          <table:table-cell office:value-type="float" office:value="0.5">
            <text:p>0.500000</text:p>
          </table:table-cell>
          <table:table-cell office:value-type="float" office:value="0.391">
            <text:p>0.391000</text:p>
          </table:table-cell>
          <table:table-cell office:value-type="float" office:value="0.687">
            <text:p>0.687000</text:p>
          </table:table-cell>
          <table:table-cell office:value-type="float" office:value="0.391">
            <text:p>0.391000</text:p>
          </table:table-cell>
          <table:table-cell office:value-type="float" office:value="3">
            <text:p>3</text:p>
          </table:table-cell>
          <table:table-cell table:formula="oooc:=IF([.D703]&lt;0.1;[.K703];[.H703])" office:value-type="float" office:value="0.422">
            <text:p>0.422000</text:p>
          </table:table-cell>
          <table:table-cell table:formula="oooc:=[.N703]-[.L703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58971">
            <text:p>0.058971</text:p>
          </table:table-cell>
          <table:table-cell office:value-type="float" office:value="58971000">
            <text:p>5897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">
            <text:p>0.500000</text:p>
          </table:table-cell>
          <table:table-cell office:value-type="float" office:value="0.125">
            <text:p>0.125000</text:p>
          </table:table-cell>
          <table:table-cell office:value-type="float" office:value="0.14">
            <text:p>0.140000</text:p>
          </table:table-cell>
          <table:table-cell office:value-type="float" office:value="0.125">
            <text:p>0.125000</text:p>
          </table:table-cell>
          <table:table-cell office:value-type="float" office:value="3">
            <text:p>3</text:p>
          </table:table-cell>
          <table:table-cell table:formula="oooc:=IF([.D704]&lt;0.1;[.K704];[.H704])" office:value-type="float" office:value="0.14">
            <text:p>0.140000</text:p>
          </table:table-cell>
          <table:table-cell table:formula="oooc:=[.N704]-[.L704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99013">
            <text:p>0.199013</text:p>
          </table:table-cell>
          <table:table-cell office:value-type="float" office:value="199013000">
            <text:p>19901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422">
            <text:p>0.422000</text:p>
          </table:table-cell>
          <table:table-cell office:value-type="float" office:value="0.734">
            <text:p>0.734000</text:p>
          </table:table-cell>
          <table:table-cell office:value-type="float" office:value="0.422">
            <text:p>0.422000</text:p>
          </table:table-cell>
          <table:table-cell office:value-type="float" office:value="3">
            <text:p>3</text:p>
          </table:table-cell>
          <table:table-cell table:formula="oooc:=IF([.D705]&lt;0.1;[.K705];[.H705])" office:value-type="float" office:value="0.437">
            <text:p>0.437000</text:p>
          </table:table-cell>
          <table:table-cell table:formula="oooc:=[.N705]-[.L705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19808">
            <text:p>0.019808</text:p>
          </table:table-cell>
          <table:table-cell office:value-type="float" office:value="19808000">
            <text:p>19808000</text:p>
          </table:table-cell>
          <table:table-cell office:value-type="float" office:value="0.825784">
            <text:p>0.82578400</text:p>
          </table:table-cell>
          <table:table-cell office:value-type="float" office:value="103223000">
            <text:p>103223000</text:p>
          </table:table-cell>
          <table:table-cell office:value-type="float" office:value="0.422">
            <text:p>0.42200000</text:p>
          </table:table-cell>
          <table:table-cell office:value-type="float" office:value="0.5">
            <text:p>0.500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939999999999">
            <text:p>0.094000</text:p>
          </table:table-cell>
          <table:table-cell office:value-type="float" office:value="4">
            <text:p>4</text:p>
          </table:table-cell>
          <table:table-cell table:formula="oooc:=IF([.D706]&lt;0.1;[.K706];[.H706])" office:value-type="float" office:value="0.0939999999999">
            <text:p>0.094000</text:p>
          </table:table-cell>
          <table:table-cell table:formula="oooc:=[.N706]-[.L70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1844">
            <text:p>0.218440</text:p>
          </table:table-cell>
          <table:table-cell office:value-type="float" office:value="218440000">
            <text:p>21844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469">
            <text:p>0.469000</text:p>
          </table:table-cell>
          <table:table-cell office:value-type="float" office:value="0.875">
            <text:p>0.875000</text:p>
          </table:table-cell>
          <table:table-cell office:value-type="float" office:value="0.438">
            <text:p>0.438000</text:p>
          </table:table-cell>
          <table:table-cell office:value-type="float" office:value="1">
            <text:p>1</text:p>
          </table:table-cell>
          <table:table-cell table:formula="oooc:=IF([.D707]&lt;0.1;[.K707];[.H707])" office:value-type="float" office:value="0.438">
            <text:p>0.438000</text:p>
          </table:table-cell>
          <table:table-cell table:formula="oooc:=[.N707]-[.L70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57188">
            <text:p>0.157188</text:p>
          </table:table-cell>
          <table:table-cell office:value-type="float" office:value="157188000">
            <text:p>15718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297">
            <text:p>0.297000</text:p>
          </table:table-cell>
          <table:table-cell office:value-type="float" office:value="0.5">
            <text:p>0.500000</text:p>
          </table:table-cell>
          <table:table-cell office:value-type="float" office:value="0.297">
            <text:p>0.297000</text:p>
          </table:table-cell>
          <table:table-cell office:value-type="float" office:value="3">
            <text:p>3</text:p>
          </table:table-cell>
          <table:table-cell table:formula="oooc:=IF([.D708]&lt;0.1;[.K708];[.H708])" office:value-type="float" office:value="0.438">
            <text:p>0.438000</text:p>
          </table:table-cell>
          <table:table-cell table:formula="oooc:=[.N708]-[.L708]" office:value-type="float" office:value="0.141">
            <text:p>0.14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42108">
            <text:p>0.242108</text:p>
          </table:table-cell>
          <table:table-cell office:value-type="float" office:value="242108000">
            <text:p>24210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5">
            <text:p>0.500000</text:p>
          </table:table-cell>
          <table:table-cell office:value-type="float" office:value="0.563">
            <text:p>0.563000</text:p>
          </table:table-cell>
          <table:table-cell office:value-type="float" office:value="1.047">
            <text:p>1.047000</text:p>
          </table:table-cell>
          <table:table-cell office:value-type="float" office:value="0.437">
            <text:p>0.437000</text:p>
          </table:table-cell>
          <table:table-cell office:value-type="float" office:value="1">
            <text:p>1</text:p>
          </table:table-cell>
          <table:table-cell table:formula="oooc:=IF([.D709]&lt;0.1;[.K709];[.H709])" office:value-type="float" office:value="0.437">
            <text:p>0.437000</text:p>
          </table:table-cell>
          <table:table-cell table:formula="oooc:=[.N709]-[.L70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26799">
            <text:p>0.126799</text:p>
          </table:table-cell>
          <table:table-cell office:value-type="float" office:value="126799000">
            <text:p>12679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22">
            <text:p>0.42200000</text:p>
          </table:table-cell>
          <table:table-cell office:value-type="float" office:value="0.5">
            <text:p>0.500000</text:p>
          </table:table-cell>
          <table:table-cell office:value-type="float" office:value="0.235">
            <text:p>0.235000</text:p>
          </table:table-cell>
          <table:table-cell office:value-type="float" office:value="0.359">
            <text:p>0.359000</text:p>
          </table:table-cell>
          <table:table-cell office:value-type="float" office:value="0.235">
            <text:p>0.235000</text:p>
          </table:table-cell>
          <table:table-cell office:value-type="float" office:value="3">
            <text:p>3</text:p>
          </table:table-cell>
          <table:table-cell table:formula="oooc:=IF([.D710]&lt;0.1;[.K710];[.H710])" office:value-type="float" office:value="0.422">
            <text:p>0.422000</text:p>
          </table:table-cell>
          <table:table-cell table:formula="oooc:=[.N710]-[.L710]" office:value-type="float" office:value="0.187">
            <text:p>0.18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504405">
            <text:p>0.050441</text:p>
          </table:table-cell>
          <table:table-cell office:value-type="float" office:value="50440500">
            <text:p>50440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22">
            <text:p>0.42200000</text:p>
          </table:table-cell>
          <table:table-cell office:value-type="float" office:value="0.5">
            <text:p>0.500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09">
            <text:p>0.109000</text:p>
          </table:table-cell>
          <table:table-cell office:value-type="float" office:value="4">
            <text:p>4</text:p>
          </table:table-cell>
          <table:table-cell table:formula="oooc:=IF([.D711]&lt;0.1;[.K711];[.H711])" office:value-type="float" office:value="0.109">
            <text:p>0.109000</text:p>
          </table:table-cell>
          <table:table-cell table:formula="oooc:=[.N711]-[.L71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83645">
            <text:p>0.083645</text:p>
          </table:table-cell>
          <table:table-cell office:value-type="float" office:value="83645000">
            <text:p>83645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516">
            <text:p>0.516000</text:p>
          </table:table-cell>
          <table:table-cell office:value-type="float" office:value="0.172">
            <text:p>0.172000</text:p>
          </table:table-cell>
          <table:table-cell office:value-type="float" office:value="0.219">
            <text:p>0.219000</text:p>
          </table:table-cell>
          <table:table-cell office:value-type="float" office:value="0.172">
            <text:p>0.172000</text:p>
          </table:table-cell>
          <table:table-cell office:value-type="float" office:value="3">
            <text:p>3</text:p>
          </table:table-cell>
          <table:table-cell table:formula="oooc:=IF([.D712]&lt;0.1;[.K712];[.H712])" office:value-type="float" office:value="0.219">
            <text:p>0.219000</text:p>
          </table:table-cell>
          <table:table-cell table:formula="oooc:=[.N712]-[.L712]" office:value-type="float" office:value="0.047">
            <text:p>0.04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844045">
            <text:p>0.084405</text:p>
          </table:table-cell>
          <table:table-cell office:value-type="float" office:value="84404500">
            <text:p>84404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22">
            <text:p>0.42200000</text:p>
          </table:table-cell>
          <table:table-cell office:value-type="float" office:value="0.515">
            <text:p>0.515000</text:p>
          </table:table-cell>
          <table:table-cell office:value-type="float" office:value="0.172">
            <text:p>0.172000</text:p>
          </table:table-cell>
          <table:table-cell office:value-type="float" office:value="0.203">
            <text:p>0.203000</text:p>
          </table:table-cell>
          <table:table-cell office:value-type="float" office:value="0.172">
            <text:p>0.172000</text:p>
          </table:table-cell>
          <table:table-cell office:value-type="float" office:value="3">
            <text:p>3</text:p>
          </table:table-cell>
          <table:table-cell table:formula="oooc:=IF([.D713]&lt;0.1;[.K713];[.H713])" office:value-type="float" office:value="0.203">
            <text:p>0.203000</text:p>
          </table:table-cell>
          <table:table-cell table:formula="oooc:=[.N713]-[.L713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514715">
            <text:p>0.251472</text:p>
          </table:table-cell>
          <table:table-cell office:value-type="float" office:value="251471500">
            <text:p>251471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15">
            <text:p>0.515000</text:p>
          </table:table-cell>
          <table:table-cell office:value-type="float" office:value="0.578">
            <text:p>0.578000</text:p>
          </table:table-cell>
          <table:table-cell office:value-type="float" office:value="1.125">
            <text:p>1.125000</text:p>
          </table:table-cell>
          <table:table-cell office:value-type="float" office:value="0.438">
            <text:p>0.438000</text:p>
          </table:table-cell>
          <table:table-cell office:value-type="float" office:value="1">
            <text:p>1</text:p>
          </table:table-cell>
          <table:table-cell table:formula="oooc:=IF([.D714]&lt;0.1;[.K714];[.H714])" office:value-type="float" office:value="0.438">
            <text:p>0.438000</text:p>
          </table:table-cell>
          <table:table-cell table:formula="oooc:=[.N714]-[.L71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23852">
            <text:p>0.223852</text:p>
          </table:table-cell>
          <table:table-cell office:value-type="float" office:value="223852000">
            <text:p>22385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5">
            <text:p>0.500000</text:p>
          </table:table-cell>
          <table:table-cell office:value-type="float" office:value="0.906">
            <text:p>0.906000</text:p>
          </table:table-cell>
          <table:table-cell office:value-type="float" office:value="0.438">
            <text:p>0.438000</text:p>
          </table:table-cell>
          <table:table-cell office:value-type="float" office:value="1">
            <text:p>1</text:p>
          </table:table-cell>
          <table:table-cell table:formula="oooc:=IF([.D715]&lt;0.1;[.K715];[.H715])" office:value-type="float" office:value="0.438">
            <text:p>0.438000</text:p>
          </table:table-cell>
          <table:table-cell table:formula="oooc:=[.N715]-[.L71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78597">
            <text:p>0.178597</text:p>
          </table:table-cell>
          <table:table-cell office:value-type="float" office:value="178597000">
            <text:p>17859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359">
            <text:p>0.359000</text:p>
          </table:table-cell>
          <table:table-cell office:value-type="float" office:value="0.61">
            <text:p>0.610000</text:p>
          </table:table-cell>
          <table:table-cell office:value-type="float" office:value="0.359">
            <text:p>0.359000</text:p>
          </table:table-cell>
          <table:table-cell office:value-type="float" office:value="3">
            <text:p>3</text:p>
          </table:table-cell>
          <table:table-cell table:formula="oooc:=IF([.D716]&lt;0.1;[.K716];[.H716])" office:value-type="float" office:value="0.437">
            <text:p>0.437000</text:p>
          </table:table-cell>
          <table:table-cell table:formula="oooc:=[.N716]-[.L716]" office:value-type="float" office:value="0.078">
            <text:p>0.078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06355">
            <text:p>0.106355</text:p>
          </table:table-cell>
          <table:table-cell office:value-type="float" office:value="106355000">
            <text:p>106355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203">
            <text:p>0.203000</text:p>
          </table:table-cell>
          <table:table-cell office:value-type="float" office:value="0.297">
            <text:p>0.297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717]&lt;0.1;[.K717];[.H717])" office:value-type="float" office:value="0.438">
            <text:p>0.438000</text:p>
          </table:table-cell>
          <table:table-cell table:formula="oooc:=[.N717]-[.L717]" office:value-type="float" office:value="0.235">
            <text:p>0.23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086355">
            <text:p>0.208636</text:p>
          </table:table-cell>
          <table:table-cell office:value-type="float" office:value="208635500">
            <text:p>20863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53">
            <text:p>0.45300000</text:p>
          </table:table-cell>
          <table:table-cell office:value-type="float" office:value="0.485">
            <text:p>0.485000</text:p>
          </table:table-cell>
          <table:table-cell office:value-type="float" office:value="0.437">
            <text:p>0.437000</text:p>
          </table:table-cell>
          <table:table-cell office:value-type="float" office:value="0.813">
            <text:p>0.813000</text:p>
          </table:table-cell>
          <table:table-cell office:value-type="float" office:value="0.437">
            <text:p>0.437000</text:p>
          </table:table-cell>
          <table:table-cell office:value-type="float" office:value="3">
            <text:p>3</text:p>
          </table:table-cell>
          <table:table-cell table:formula="oooc:=IF([.D718]&lt;0.1;[.K718];[.H718])" office:value-type="float" office:value="0.453">
            <text:p>0.453000</text:p>
          </table:table-cell>
          <table:table-cell table:formula="oooc:=[.N718]-[.L718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93058">
            <text:p>0.193058</text:p>
          </table:table-cell>
          <table:table-cell office:value-type="float" office:value="193058000">
            <text:p>19305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406">
            <text:p>0.406000</text:p>
          </table:table-cell>
          <table:table-cell office:value-type="float" office:value="0.703">
            <text:p>0.703000</text:p>
          </table:table-cell>
          <table:table-cell office:value-type="float" office:value="0.406">
            <text:p>0.406000</text:p>
          </table:table-cell>
          <table:table-cell office:value-type="float" office:value="3">
            <text:p>3</text:p>
          </table:table-cell>
          <table:table-cell table:formula="oooc:=IF([.D719]&lt;0.1;[.K719];[.H719])" office:value-type="float" office:value="0.437">
            <text:p>0.437000</text:p>
          </table:table-cell>
          <table:table-cell table:formula="oooc:=[.N719]-[.L719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638315">
            <text:p>0.063832</text:p>
          </table:table-cell>
          <table:table-cell office:value-type="float" office:value="63831500">
            <text:p>63831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4">
            <text:p>0.484000</text:p>
          </table:table-cell>
          <table:table-cell office:value-type="float" office:value="0.141">
            <text:p>0.141000</text:p>
          </table:table-cell>
          <table:table-cell office:value-type="float" office:value="0.156">
            <text:p>0.156000</text:p>
          </table:table-cell>
          <table:table-cell office:value-type="float" office:value="0.141">
            <text:p>0.141000</text:p>
          </table:table-cell>
          <table:table-cell office:value-type="float" office:value="3">
            <text:p>3</text:p>
          </table:table-cell>
          <table:table-cell table:formula="oooc:=IF([.D720]&lt;0.1;[.K720];[.H720])" office:value-type="float" office:value="0.156">
            <text:p>0.156000</text:p>
          </table:table-cell>
          <table:table-cell table:formula="oooc:=[.N720]-[.L720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430305">
            <text:p>0.243031</text:p>
          </table:table-cell>
          <table:table-cell office:value-type="float" office:value="243030500">
            <text:p>243030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22">
            <text:p>0.42200000</text:p>
          </table:table-cell>
          <table:table-cell office:value-type="float" office:value="0.5">
            <text:p>0.500000</text:p>
          </table:table-cell>
          <table:table-cell office:value-type="float" office:value="0.562">
            <text:p>0.562000</text:p>
          </table:table-cell>
          <table:table-cell office:value-type="float" office:value="1.063">
            <text:p>1.063000</text:p>
          </table:table-cell>
          <table:table-cell office:value-type="float" office:value="0.422">
            <text:p>0.422000</text:p>
          </table:table-cell>
          <table:table-cell office:value-type="float" office:value="1">
            <text:p>1</text:p>
          </table:table-cell>
          <table:table-cell table:formula="oooc:=IF([.D721]&lt;0.1;[.K721];[.H721])" office:value-type="float" office:value="0.422">
            <text:p>0.422000</text:p>
          </table:table-cell>
          <table:table-cell table:formula="oooc:=[.N721]-[.L72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26757">
            <text:p>0.226757</text:p>
          </table:table-cell>
          <table:table-cell office:value-type="float" office:value="226757000">
            <text:p>22675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table:number-columns-repeated="2" office:value-type="float" office:value="0.5">
            <text:p>0.500000</text:p>
          </table:table-cell>
          <table:table-cell office:value-type="float" office:value="0.938">
            <text:p>0.938000</text:p>
          </table:table-cell>
          <table:table-cell office:value-type="float" office:value="0.437">
            <text:p>0.437000</text:p>
          </table:table-cell>
          <table:table-cell office:value-type="float" office:value="1">
            <text:p>1</text:p>
          </table:table-cell>
          <table:table-cell table:formula="oooc:=IF([.D722]&lt;0.1;[.K722];[.H722])" office:value-type="float" office:value="0.437">
            <text:p>0.437000</text:p>
          </table:table-cell>
          <table:table-cell table:formula="oooc:=[.N722]-[.L72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293145">
            <text:p>0.029315</text:p>
          </table:table-cell>
          <table:table-cell office:value-type="float" office:value="29314500">
            <text:p>29314500</text:p>
          </table:table-cell>
          <table:table-cell office:value-type="float" office:value="0.979664">
            <text:p>0.97966400</text:p>
          </table:table-cell>
          <table:table-cell office:value-type="float" office:value="122458000">
            <text:p>122458000</text:p>
          </table:table-cell>
          <table:table-cell office:value-type="float" office:value="0.438">
            <text:p>0.43800000</text:p>
          </table:table-cell>
          <table:table-cell office:value-type="float" office:value="0.5">
            <text:p>0.500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093">
            <text:p>0.093000</text:p>
          </table:table-cell>
          <table:table-cell office:value-type="float" office:value="4">
            <text:p>4</text:p>
          </table:table-cell>
          <table:table-cell table:formula="oooc:=IF([.D723]&lt;0.1;[.K723];[.H723])" office:value-type="float" office:value="0.093">
            <text:p>0.093000</text:p>
          </table:table-cell>
          <table:table-cell table:formula="oooc:=[.N723]-[.L72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022485">
            <text:p>0.202249</text:p>
          </table:table-cell>
          <table:table-cell office:value-type="float" office:value="202248500">
            <text:p>20224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4">
            <text:p>0.484000</text:p>
          </table:table-cell>
          <table:table-cell office:value-type="float" office:value="0.438">
            <text:p>0.438000</text:p>
          </table:table-cell>
          <table:table-cell office:value-type="float" office:value="0.75">
            <text:p>0.750000</text:p>
          </table:table-cell>
          <table:table-cell office:value-type="float" office:value="0.437">
            <text:p>0.437000</text:p>
          </table:table-cell>
          <table:table-cell office:value-type="float" office:value="1">
            <text:p>1</text:p>
          </table:table-cell>
          <table:table-cell table:formula="oooc:=IF([.D724]&lt;0.1;[.K724];[.H724])" office:value-type="float" office:value="0.437">
            <text:p>0.437000</text:p>
          </table:table-cell>
          <table:table-cell table:formula="oooc:=[.N724]-[.L72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608055">
            <text:p>0.160806</text:p>
          </table:table-cell>
          <table:table-cell office:value-type="float" office:value="160805500">
            <text:p>16080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312">
            <text:p>0.312000</text:p>
          </table:table-cell>
          <table:table-cell office:value-type="float" office:value="0.516">
            <text:p>0.516000</text:p>
          </table:table-cell>
          <table:table-cell office:value-type="float" office:value="0.312">
            <text:p>0.312000</text:p>
          </table:table-cell>
          <table:table-cell office:value-type="float" office:value="3">
            <text:p>3</text:p>
          </table:table-cell>
          <table:table-cell table:formula="oooc:=IF([.D725]&lt;0.1;[.K725];[.H725])" office:value-type="float" office:value="0.437">
            <text:p>0.437000</text:p>
          </table:table-cell>
          <table:table-cell table:formula="oooc:=[.N725]-[.L725]" office:value-type="float" office:value="0.125">
            <text:p>0.12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118685">
            <text:p>0.211869</text:p>
          </table:table-cell>
          <table:table-cell office:value-type="float" office:value="211868500">
            <text:p>21186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">
            <text:p>0.500000</text:p>
          </table:table-cell>
          <table:table-cell office:value-type="float" office:value="0.453">
            <text:p>0.453000</text:p>
          </table:table-cell>
          <table:table-cell office:value-type="float" office:value="0.828">
            <text:p>0.828000</text:p>
          </table:table-cell>
          <table:table-cell office:value-type="float" office:value="0.438">
            <text:p>0.438000</text:p>
          </table:table-cell>
          <table:table-cell office:value-type="float" office:value="1">
            <text:p>1</text:p>
          </table:table-cell>
          <table:table-cell table:formula="oooc:=IF([.D726]&lt;0.1;[.K726];[.H726])" office:value-type="float" office:value="0.438">
            <text:p>0.438000</text:p>
          </table:table-cell>
          <table:table-cell table:formula="oooc:=[.N726]-[.L72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710545">
            <text:p>0.071055</text:p>
          </table:table-cell>
          <table:table-cell office:value-type="float" office:value="71054500">
            <text:p>71054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156">
            <text:p>0.156000</text:p>
          </table:table-cell>
          <table:table-cell office:value-type="float" office:value="0.172">
            <text:p>0.172000</text:p>
          </table:table-cell>
          <table:table-cell office:value-type="float" office:value="0.156">
            <text:p>0.156000</text:p>
          </table:table-cell>
          <table:table-cell office:value-type="float" office:value="3">
            <text:p>3</text:p>
          </table:table-cell>
          <table:table-cell table:formula="oooc:=IF([.D727]&lt;0.1;[.K727];[.H727])" office:value-type="float" office:value="0.172">
            <text:p>0.172000</text:p>
          </table:table-cell>
          <table:table-cell table:formula="oooc:=[.N727]-[.L727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011135">
            <text:p>0.101114</text:p>
          </table:table-cell>
          <table:table-cell office:value-type="float" office:value="101113500">
            <text:p>101113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22">
            <text:p>0.42200000</text:p>
          </table:table-cell>
          <table:table-cell office:value-type="float" office:value="0.5">
            <text:p>0.500000</text:p>
          </table:table-cell>
          <table:table-cell office:value-type="float" office:value="0.188">
            <text:p>0.188000</text:p>
          </table:table-cell>
          <table:table-cell office:value-type="float" office:value="0.265">
            <text:p>0.265000</text:p>
          </table:table-cell>
          <table:table-cell office:value-type="float" office:value="0.188">
            <text:p>0.188000</text:p>
          </table:table-cell>
          <table:table-cell office:value-type="float" office:value="3">
            <text:p>3</text:p>
          </table:table-cell>
          <table:table-cell table:formula="oooc:=IF([.D728]&lt;0.1;[.K728];[.H728])" office:value-type="float" office:value="0.422">
            <text:p>0.422000</text:p>
          </table:table-cell>
          <table:table-cell table:formula="oooc:=[.N728]-[.L728]" office:value-type="float" office:value="0.234">
            <text:p>0.234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28247">
            <text:p>0.128247</text:p>
          </table:table-cell>
          <table:table-cell office:value-type="float" office:value="128247000">
            <text:p>12824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25">
            <text:p>0.250000</text:p>
          </table:table-cell>
          <table:table-cell office:value-type="float" office:value="0.359">
            <text:p>0.359000</text:p>
          </table:table-cell>
          <table:table-cell office:value-type="float" office:value="0.25">
            <text:p>0.250000</text:p>
          </table:table-cell>
          <table:table-cell office:value-type="float" office:value="3">
            <text:p>3</text:p>
          </table:table-cell>
          <table:table-cell table:formula="oooc:=IF([.D729]&lt;0.1;[.K729];[.H729])" office:value-type="float" office:value="0.437">
            <text:p>0.437000</text:p>
          </table:table-cell>
          <table:table-cell table:formula="oooc:=[.N729]-[.L729]" office:value-type="float" office:value="0.187">
            <text:p>0.18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06145">
            <text:p>0.106145</text:p>
          </table:table-cell>
          <table:table-cell office:value-type="float" office:value="106145000">
            <text:p>106145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203">
            <text:p>0.203000</text:p>
          </table:table-cell>
          <table:table-cell office:value-type="float" office:value="0.297">
            <text:p>0.297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730]&lt;0.1;[.K730];[.H730])" office:value-type="float" office:value="0.437">
            <text:p>0.437000</text:p>
          </table:table-cell>
          <table:table-cell table:formula="oooc:=[.N730]-[.L730]" office:value-type="float" office:value="0.234">
            <text:p>0.234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86438">
            <text:p>0.186438</text:p>
          </table:table-cell>
          <table:table-cell office:value-type="float" office:value="186438000">
            <text:p>18643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5">
            <text:p>0.500000</text:p>
          </table:table-cell>
          <table:table-cell office:value-type="float" office:value="0.375">
            <text:p>0.375000</text:p>
          </table:table-cell>
          <table:table-cell office:value-type="float" office:value="0.672">
            <text:p>0.672000</text:p>
          </table:table-cell>
          <table:table-cell office:value-type="float" office:value="0.375">
            <text:p>0.375000</text:p>
          </table:table-cell>
          <table:table-cell office:value-type="float" office:value="3">
            <text:p>3</text:p>
          </table:table-cell>
          <table:table-cell table:formula="oooc:=IF([.D731]&lt;0.1;[.K731];[.H731])" office:value-type="float" office:value="0.437">
            <text:p>0.437000</text:p>
          </table:table-cell>
          <table:table-cell table:formula="oooc:=[.N731]-[.L731]" office:value-type="float" office:value="0.062">
            <text:p>0.06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127285">
            <text:p>0.112729</text:p>
          </table:table-cell>
          <table:table-cell office:value-type="float" office:value="112728500">
            <text:p>11272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">
            <text:p>0.500000</text:p>
          </table:table-cell>
          <table:table-cell office:value-type="float" office:value="0.203">
            <text:p>0.203000</text:p>
          </table:table-cell>
          <table:table-cell office:value-type="float" office:value="0.312">
            <text:p>0.312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732]&lt;0.1;[.K732];[.H732])" office:value-type="float" office:value="0.438">
            <text:p>0.438000</text:p>
          </table:table-cell>
          <table:table-cell table:formula="oooc:=[.N732]-[.L732]" office:value-type="float" office:value="0.235">
            <text:p>0.23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62565">
            <text:p>0.162565</text:p>
          </table:table-cell>
          <table:table-cell office:value-type="float" office:value="162565000">
            <text:p>162565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313">
            <text:p>0.313000</text:p>
          </table:table-cell>
          <table:table-cell office:value-type="float" office:value="0.531">
            <text:p>0.531000</text:p>
          </table:table-cell>
          <table:table-cell office:value-type="float" office:value="0.313">
            <text:p>0.313000</text:p>
          </table:table-cell>
          <table:table-cell office:value-type="float" office:value="3">
            <text:p>3</text:p>
          </table:table-cell>
          <table:table-cell table:formula="oooc:=IF([.D733]&lt;0.1;[.K733];[.H733])" office:value-type="float" office:value="0.438">
            <text:p>0.438000</text:p>
          </table:table-cell>
          <table:table-cell table:formula="oooc:=[.N733]-[.L733]" office:value-type="float" office:value="0.125">
            <text:p>0.12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23817">
            <text:p>0.123817</text:p>
          </table:table-cell>
          <table:table-cell office:value-type="float" office:value="123817000">
            <text:p>12381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234">
            <text:p>0.234000</text:p>
          </table:table-cell>
          <table:table-cell office:value-type="float" office:value="0.359">
            <text:p>0.359000</text:p>
          </table:table-cell>
          <table:table-cell office:value-type="float" office:value="0.234">
            <text:p>0.234000</text:p>
          </table:table-cell>
          <table:table-cell office:value-type="float" office:value="3">
            <text:p>3</text:p>
          </table:table-cell>
          <table:table-cell table:formula="oooc:=IF([.D734]&lt;0.1;[.K734];[.H734])" office:value-type="float" office:value="0.437">
            <text:p>0.437000</text:p>
          </table:table-cell>
          <table:table-cell table:formula="oooc:=[.N734]-[.L734]" office:value-type="float" office:value="0.203">
            <text:p>0.203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947065">
            <text:p>0.194707</text:p>
          </table:table-cell>
          <table:table-cell office:value-type="float" office:value="194706500">
            <text:p>19470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5">
            <text:p>0.500000</text:p>
          </table:table-cell>
          <table:table-cell office:value-type="float" office:value="0.391">
            <text:p>0.391000</text:p>
          </table:table-cell>
          <table:table-cell office:value-type="float" office:value="0.719">
            <text:p>0.719000</text:p>
          </table:table-cell>
          <table:table-cell office:value-type="float" office:value="0.391">
            <text:p>0.391000</text:p>
          </table:table-cell>
          <table:table-cell office:value-type="float" office:value="3">
            <text:p>3</text:p>
          </table:table-cell>
          <table:table-cell table:formula="oooc:=IF([.D735]&lt;0.1;[.K735];[.H735])" office:value-type="float" office:value="0.437">
            <text:p>0.437000</text:p>
          </table:table-cell>
          <table:table-cell table:formula="oooc:=[.N735]-[.L735]" office:value-type="float" office:value="0.046">
            <text:p>0.04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158315">
            <text:p>0.015832</text:p>
          </table:table-cell>
          <table:table-cell office:value-type="float" office:value="15831500">
            <text:p>15831500</text:p>
          </table:table-cell>
          <table:table-cell office:value-type="float" office:value="0.671072">
            <text:p>0.67107200</text:p>
          </table:table-cell>
          <table:table-cell office:value-type="float" office:value="83884000">
            <text:p>83884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0940000000001">
            <text:p>0.094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736]&lt;0.1;[.K736];[.H736])" office:value-type="float" office:value="0.078">
            <text:p>0.078000</text:p>
          </table:table-cell>
          <table:table-cell table:formula="oooc:=[.N736]-[.L73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07258">
            <text:p>0.007258</text:p>
          </table:table-cell>
          <table:table-cell office:value-type="float" office:value="7258000">
            <text:p>7258000</text:p>
          </table:table-cell>
          <table:table-cell office:value-type="float" office:value="0.203304">
            <text:p>0.20330400</text:p>
          </table:table-cell>
          <table:table-cell office:value-type="float" office:value="25413000">
            <text:p>25413000</text:p>
          </table:table-cell>
          <table:table-cell office:value-type="float" office:value="0.422">
            <text:p>0.42200000</text:p>
          </table:table-cell>
          <table:table-cell office:value-type="float" office:value="0.453">
            <text:p>0.453000</text:p>
          </table:table-cell>
          <table:table-cell office:value-type="float" office:value="0.062">
            <text:p>0.062000</text:p>
          </table:table-cell>
          <table:table-cell table:number-columns-repeated="2" office:value-type="float" office:value="0.0469999999999">
            <text:p>0.047000</text:p>
          </table:table-cell>
          <table:table-cell office:value-type="float" office:value="4">
            <text:p>4</text:p>
          </table:table-cell>
          <table:table-cell table:formula="oooc:=IF([.D737]&lt;0.1;[.K737];[.H737])" office:value-type="float" office:value="0.0469999999999">
            <text:p>0.047000</text:p>
          </table:table-cell>
          <table:table-cell table:formula="oooc:=[.N737]-[.L73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76762">
            <text:p>0.176762</text:p>
          </table:table-cell>
          <table:table-cell office:value-type="float" office:value="176762000">
            <text:p>17676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359">
            <text:p>0.359000</text:p>
          </table:table-cell>
          <table:table-cell office:value-type="float" office:value="0.594">
            <text:p>0.594000</text:p>
          </table:table-cell>
          <table:table-cell office:value-type="float" office:value="0.359">
            <text:p>0.359000</text:p>
          </table:table-cell>
          <table:table-cell office:value-type="float" office:value="3">
            <text:p>3</text:p>
          </table:table-cell>
          <table:table-cell table:formula="oooc:=IF([.D738]&lt;0.1;[.K738];[.H738])" office:value-type="float" office:value="0.437">
            <text:p>0.437000</text:p>
          </table:table-cell>
          <table:table-cell table:formula="oooc:=[.N738]-[.L738]" office:value-type="float" office:value="0.078">
            <text:p>0.078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14455">
            <text:p>0.114455</text:p>
          </table:table-cell>
          <table:table-cell office:value-type="float" office:value="114455000">
            <text:p>114455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219">
            <text:p>0.219000</text:p>
          </table:table-cell>
          <table:table-cell office:value-type="float" office:value="0.312">
            <text:p>0.312000</text:p>
          </table:table-cell>
          <table:table-cell office:value-type="float" office:value="0.219">
            <text:p>0.219000</text:p>
          </table:table-cell>
          <table:table-cell office:value-type="float" office:value="3">
            <text:p>3</text:p>
          </table:table-cell>
          <table:table-cell table:formula="oooc:=IF([.D739]&lt;0.1;[.K739];[.H739])" office:value-type="float" office:value="0.438">
            <text:p>0.438000</text:p>
          </table:table-cell>
          <table:table-cell table:formula="oooc:=[.N739]-[.L739]" office:value-type="float" office:value="0.219">
            <text:p>0.219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54062">
            <text:p>0.054062</text:p>
          </table:table-cell>
          <table:table-cell office:value-type="float" office:value="54062000">
            <text:p>5406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25">
            <text:p>0.125000</text:p>
          </table:table-cell>
          <table:table-cell office:value-type="float" office:value="4">
            <text:p>4</text:p>
          </table:table-cell>
          <table:table-cell table:formula="oooc:=IF([.D740]&lt;0.1;[.K740];[.H740])" office:value-type="float" office:value="0.125">
            <text:p>0.125000</text:p>
          </table:table-cell>
          <table:table-cell table:formula="oooc:=[.N740]-[.L74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190085">
            <text:p>0.119009</text:p>
          </table:table-cell>
          <table:table-cell office:value-type="float" office:value="119008500">
            <text:p>11900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21">
            <text:p>0.42100000</text:p>
          </table:table-cell>
          <table:table-cell office:value-type="float" office:value="0.5">
            <text:p>0.500000</text:p>
          </table:table-cell>
          <table:table-cell office:value-type="float" office:value="0.219">
            <text:p>0.219000</text:p>
          </table:table-cell>
          <table:table-cell office:value-type="float" office:value="0.328">
            <text:p>0.328000</text:p>
          </table:table-cell>
          <table:table-cell office:value-type="float" office:value="0.219">
            <text:p>0.219000</text:p>
          </table:table-cell>
          <table:table-cell office:value-type="float" office:value="3">
            <text:p>3</text:p>
          </table:table-cell>
          <table:table-cell table:formula="oooc:=IF([.D741]&lt;0.1;[.K741];[.H741])" office:value-type="float" office:value="0.421">
            <text:p>0.421000</text:p>
          </table:table-cell>
          <table:table-cell table:formula="oooc:=[.N741]-[.L741]" office:value-type="float" office:value="0.202">
            <text:p>0.20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619275">
            <text:p>0.161928</text:p>
          </table:table-cell>
          <table:table-cell office:value-type="float" office:value="161927500">
            <text:p>16192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313">
            <text:p>0.313000</text:p>
          </table:table-cell>
          <table:table-cell office:value-type="float" office:value="0.515">
            <text:p>0.515000</text:p>
          </table:table-cell>
          <table:table-cell office:value-type="float" office:value="0.313">
            <text:p>0.313000</text:p>
          </table:table-cell>
          <table:table-cell office:value-type="float" office:value="3">
            <text:p>3</text:p>
          </table:table-cell>
          <table:table-cell table:formula="oooc:=IF([.D742]&lt;0.1;[.K742];[.H742])" office:value-type="float" office:value="0.438">
            <text:p>0.438000</text:p>
          </table:table-cell>
          <table:table-cell table:formula="oooc:=[.N742]-[.L742]" office:value-type="float" office:value="0.125">
            <text:p>0.12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13445">
            <text:p>0.113445</text:p>
          </table:table-cell>
          <table:table-cell office:value-type="float" office:value="113445000">
            <text:p>113445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5">
            <text:p>0.500000</text:p>
          </table:table-cell>
          <table:table-cell office:value-type="float" office:value="0.219">
            <text:p>0.219000</text:p>
          </table:table-cell>
          <table:table-cell office:value-type="float" office:value="0.312">
            <text:p>0.312000</text:p>
          </table:table-cell>
          <table:table-cell office:value-type="float" office:value="0.219">
            <text:p>0.219000</text:p>
          </table:table-cell>
          <table:table-cell office:value-type="float" office:value="3">
            <text:p>3</text:p>
          </table:table-cell>
          <table:table-cell table:formula="oooc:=IF([.D743]&lt;0.1;[.K743];[.H743])" office:value-type="float" office:value="0.437">
            <text:p>0.437000</text:p>
          </table:table-cell>
          <table:table-cell table:formula="oooc:=[.N743]-[.L743]" office:value-type="float" office:value="0.218">
            <text:p>0.218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960865">
            <text:p>0.196087</text:p>
          </table:table-cell>
          <table:table-cell office:value-type="float" office:value="196086500">
            <text:p>19608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54">
            <text:p>0.45400000</text:p>
          </table:table-cell>
          <table:table-cell office:value-type="float" office:value="0.5">
            <text:p>0.500000</text:p>
          </table:table-cell>
          <table:table-cell office:value-type="float" office:value="0.437">
            <text:p>0.437000</text:p>
          </table:table-cell>
          <table:table-cell office:value-type="float" office:value="0.766">
            <text:p>0.766000</text:p>
          </table:table-cell>
          <table:table-cell office:value-type="float" office:value="0.437">
            <text:p>0.437000</text:p>
          </table:table-cell>
          <table:table-cell office:value-type="float" office:value="3">
            <text:p>3</text:p>
          </table:table-cell>
          <table:table-cell table:formula="oooc:=IF([.D744]&lt;0.1;[.K744];[.H744])" office:value-type="float" office:value="0.454">
            <text:p>0.454000</text:p>
          </table:table-cell>
          <table:table-cell table:formula="oooc:=[.N744]-[.L744]" office:value-type="float" office:value="0.017">
            <text:p>0.01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3887">
            <text:p>0.238870</text:p>
          </table:table-cell>
          <table:table-cell office:value-type="float" office:value="238870000">
            <text:p>23887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54">
            <text:p>0.45400000</text:p>
          </table:table-cell>
          <table:table-cell office:value-type="float" office:value="0.5">
            <text:p>0.500000</text:p>
          </table:table-cell>
          <table:table-cell office:value-type="float" office:value="0.562">
            <text:p>0.562000</text:p>
          </table:table-cell>
          <table:table-cell office:value-type="float" office:value="1.125">
            <text:p>1.125000</text:p>
          </table:table-cell>
          <table:table-cell office:value-type="float" office:value="0.454">
            <text:p>0.454000</text:p>
          </table:table-cell>
          <table:table-cell office:value-type="float" office:value="1">
            <text:p>1</text:p>
          </table:table-cell>
          <table:table-cell table:formula="oooc:=IF([.D745]&lt;0.1;[.K745];[.H745])" office:value-type="float" office:value="0.454">
            <text:p>0.454000</text:p>
          </table:table-cell>
          <table:table-cell table:formula="oooc:=[.N745]-[.L74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410555">
            <text:p>0.041056</text:p>
          </table:table-cell>
          <table:table-cell office:value-type="float" office:value="41055500">
            <text:p>41055500</text:p>
          </table:table-cell>
          <table:table-cell office:value-type="float" office:value="0.999552">
            <text:p>0.99955200</text:p>
          </table:table-cell>
          <table:table-cell office:value-type="float" office:value="124944000">
            <text:p>124944000</text:p>
          </table:table-cell>
          <table:table-cell office:value-type="float" office:value="0.438">
            <text:p>0.43800000</text:p>
          </table:table-cell>
          <table:table-cell office:value-type="float" office:value="0.562">
            <text:p>0.562000</text:p>
          </table:table-cell>
          <table:table-cell office:value-type="float" office:value="0.156">
            <text:p>0.156000</text:p>
          </table:table-cell>
          <table:table-cell table:number-columns-repeated="2" office:value-type="float" office:value="0.11">
            <text:p>0.110000</text:p>
          </table:table-cell>
          <table:table-cell office:value-type="float" office:value="4">
            <text:p>4</text:p>
          </table:table-cell>
          <table:table-cell table:formula="oooc:=IF([.D746]&lt;0.1;[.K746];[.H746])" office:value-type="float" office:value="0.11">
            <text:p>0.110000</text:p>
          </table:table-cell>
          <table:table-cell table:formula="oooc:=[.N746]-[.L74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58661">
            <text:p>0.058661</text:p>
          </table:table-cell>
          <table:table-cell office:value-type="float" office:value="58661000">
            <text:p>5866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53">
            <text:p>0.45300000</text:p>
          </table:table-cell>
          <table:table-cell office:value-type="float" office:value="0.532">
            <text:p>0.532000</text:p>
          </table:table-cell>
          <table:table-cell office:value-type="float" office:value="0.14">
            <text:p>0.140000</text:p>
          </table:table-cell>
          <table:table-cell office:value-type="float" office:value="0.141">
            <text:p>0.141000</text:p>
          </table:table-cell>
          <table:table-cell office:value-type="float" office:value="0.14">
            <text:p>0.140000</text:p>
          </table:table-cell>
          <table:table-cell office:value-type="float" office:value="3">
            <text:p>3</text:p>
          </table:table-cell>
          <table:table-cell table:formula="oooc:=IF([.D747]&lt;0.1;[.K747];[.H747])" office:value-type="float" office:value="0.141">
            <text:p>0.141000</text:p>
          </table:table-cell>
          <table:table-cell table:formula="oooc:=[.N747]-[.L747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1298">
            <text:p>0.212980</text:p>
          </table:table-cell>
          <table:table-cell office:value-type="float" office:value="212980000">
            <text:p>21298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69">
            <text:p>0.46900000</text:p>
          </table:table-cell>
          <table:table-cell office:value-type="float" office:value="0.515">
            <text:p>0.515000</text:p>
          </table:table-cell>
          <table:table-cell office:value-type="float" office:value="0.547">
            <text:p>0.547000</text:p>
          </table:table-cell>
          <table:table-cell office:value-type="float" office:value="0.938">
            <text:p>0.938000</text:p>
          </table:table-cell>
          <table:table-cell office:value-type="float" office:value="0.469">
            <text:p>0.469000</text:p>
          </table:table-cell>
          <table:table-cell office:value-type="float" office:value="1">
            <text:p>1</text:p>
          </table:table-cell>
          <table:table-cell table:formula="oooc:=IF([.D748]&lt;0.1;[.K748];[.H748])" office:value-type="float" office:value="0.469">
            <text:p>0.469000</text:p>
          </table:table-cell>
          <table:table-cell table:formula="oooc:=[.N748]-[.L74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67697">
            <text:p>0.067697</text:p>
          </table:table-cell>
          <table:table-cell office:value-type="float" office:value="67697000">
            <text:p>6769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53">
            <text:p>0.45300000</text:p>
          </table:table-cell>
          <table:table-cell office:value-type="float" office:value="0.516">
            <text:p>0.516000</text:p>
          </table:table-cell>
          <table:table-cell office:value-type="float" office:value="0.156">
            <text:p>0.156000</text:p>
          </table:table-cell>
          <table:table-cell office:value-type="float" office:value="0.172">
            <text:p>0.172000</text:p>
          </table:table-cell>
          <table:table-cell office:value-type="float" office:value="0.156">
            <text:p>0.156000</text:p>
          </table:table-cell>
          <table:table-cell office:value-type="float" office:value="3">
            <text:p>3</text:p>
          </table:table-cell>
          <table:table-cell table:formula="oooc:=IF([.D749]&lt;0.1;[.K749];[.H749])" office:value-type="float" office:value="0.172">
            <text:p>0.172000</text:p>
          </table:table-cell>
          <table:table-cell table:formula="oooc:=[.N749]-[.L749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9276">
            <text:p>0.192760</text:p>
          </table:table-cell>
          <table:table-cell office:value-type="float" office:value="192760000">
            <text:p>19276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69">
            <text:p>0.46900000</text:p>
          </table:table-cell>
          <table:table-cell office:value-type="float" office:value="0.531">
            <text:p>0.531000</text:p>
          </table:table-cell>
          <table:table-cell office:value-type="float" office:value="0.437">
            <text:p>0.437000</text:p>
          </table:table-cell>
          <table:table-cell office:value-type="float" office:value="0.797">
            <text:p>0.797000</text:p>
          </table:table-cell>
          <table:table-cell office:value-type="float" office:value="0.437">
            <text:p>0.437000</text:p>
          </table:table-cell>
          <table:table-cell office:value-type="float" office:value="3">
            <text:p>3</text:p>
          </table:table-cell>
          <table:table-cell table:formula="oooc:=IF([.D750]&lt;0.1;[.K750];[.H750])" office:value-type="float" office:value="0.469">
            <text:p>0.469000</text:p>
          </table:table-cell>
          <table:table-cell table:formula="oooc:=[.N750]-[.L750]" office:value-type="float" office:value="0.032">
            <text:p>0.03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33916">
            <text:p>0.133916</text:p>
          </table:table-cell>
          <table:table-cell office:value-type="float" office:value="133916000">
            <text:p>133916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69">
            <text:p>0.46900000</text:p>
          </table:table-cell>
          <table:table-cell office:value-type="float" office:value="0.531">
            <text:p>0.531000</text:p>
          </table:table-cell>
          <table:table-cell office:value-type="float" office:value="0.25">
            <text:p>0.250000</text:p>
          </table:table-cell>
          <table:table-cell office:value-type="float" office:value="0.437">
            <text:p>0.437000</text:p>
          </table:table-cell>
          <table:table-cell office:value-type="float" office:value="0.25">
            <text:p>0.250000</text:p>
          </table:table-cell>
          <table:table-cell office:value-type="float" office:value="3">
            <text:p>3</text:p>
          </table:table-cell>
          <table:table-cell table:formula="oooc:=IF([.D751]&lt;0.1;[.K751];[.H751])" office:value-type="float" office:value="0.469">
            <text:p>0.469000</text:p>
          </table:table-cell>
          <table:table-cell table:formula="oooc:=[.N751]-[.L751]" office:value-type="float" office:value="0.219">
            <text:p>0.219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840135">
            <text:p>0.184014</text:p>
          </table:table-cell>
          <table:table-cell office:value-type="float" office:value="184013500">
            <text:p>184013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68">
            <text:p>0.46800000</text:p>
          </table:table-cell>
          <table:table-cell office:value-type="float" office:value="0.532">
            <text:p>0.532000</text:p>
          </table:table-cell>
          <table:table-cell office:value-type="float" office:value="0.39">
            <text:p>0.390000</text:p>
          </table:table-cell>
          <table:table-cell office:value-type="float" office:value="0.719">
            <text:p>0.719000</text:p>
          </table:table-cell>
          <table:table-cell office:value-type="float" office:value="0.39">
            <text:p>0.390000</text:p>
          </table:table-cell>
          <table:table-cell office:value-type="float" office:value="3">
            <text:p>3</text:p>
          </table:table-cell>
          <table:table-cell table:formula="oooc:=IF([.D752]&lt;0.1;[.K752];[.H752])" office:value-type="float" office:value="0.468">
            <text:p>0.468000</text:p>
          </table:table-cell>
          <table:table-cell table:formula="oooc:=[.N752]-[.L752]" office:value-type="float" office:value="0.078">
            <text:p>0.078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33058">
            <text:p>0.033058</text:p>
          </table:table-cell>
          <table:table-cell office:value-type="float" office:value="33058000">
            <text:p>33058000</text:p>
          </table:table-cell>
          <table:table-cell office:value-type="float" office:value="0.992752">
            <text:p>0.99275200</text:p>
          </table:table-cell>
          <table:table-cell office:value-type="float" office:value="124094000">
            <text:p>124094000</text:p>
          </table:table-cell>
          <table:table-cell office:value-type="float" office:value="0.453">
            <text:p>0.45300000</text:p>
          </table:table-cell>
          <table:table-cell office:value-type="float" office:value="0.547">
            <text:p>0.547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25">
            <text:p>0.125000</text:p>
          </table:table-cell>
          <table:table-cell office:value-type="float" office:value="4">
            <text:p>4</text:p>
          </table:table-cell>
          <table:table-cell table:formula="oooc:=IF([.D753]&lt;0.1;[.K753];[.H753])" office:value-type="float" office:value="0.125">
            <text:p>0.125000</text:p>
          </table:table-cell>
          <table:table-cell table:formula="oooc:=[.N753]-[.L75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05388">
            <text:p>0.205388</text:p>
          </table:table-cell>
          <table:table-cell office:value-type="float" office:value="205388000">
            <text:p>20538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68">
            <text:p>0.46800000</text:p>
          </table:table-cell>
          <table:table-cell office:value-type="float" office:value="0.516">
            <text:p>0.516000</text:p>
          </table:table-cell>
          <table:table-cell office:value-type="float" office:value="0.484">
            <text:p>0.484000</text:p>
          </table:table-cell>
          <table:table-cell office:value-type="float" office:value="0.844">
            <text:p>0.844000</text:p>
          </table:table-cell>
          <table:table-cell office:value-type="float" office:value="0.468">
            <text:p>0.468000</text:p>
          </table:table-cell>
          <table:table-cell office:value-type="float" office:value="1">
            <text:p>1</text:p>
          </table:table-cell>
          <table:table-cell table:formula="oooc:=IF([.D754]&lt;0.1;[.K754];[.H754])" office:value-type="float" office:value="0.468">
            <text:p>0.468000</text:p>
          </table:table-cell>
          <table:table-cell table:formula="oooc:=[.N754]-[.L75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369255">
            <text:p>0.036926</text:p>
          </table:table-cell>
          <table:table-cell office:value-type="float" office:value="36925500">
            <text:p>36925500</text:p>
          </table:table-cell>
          <table:table-cell office:value-type="float" office:value="0.99788">
            <text:p>0.99788000</text:p>
          </table:table-cell>
          <table:table-cell office:value-type="float" office:value="124735000">
            <text:p>124735000</text:p>
          </table:table-cell>
          <table:table-cell office:value-type="float" office:value="0.469">
            <text:p>0.46900000</text:p>
          </table:table-cell>
          <table:table-cell office:value-type="float" office:value="0.516">
            <text:p>0.516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09">
            <text:p>0.109000</text:p>
          </table:table-cell>
          <table:table-cell office:value-type="float" office:value="4">
            <text:p>4</text:p>
          </table:table-cell>
          <table:table-cell table:formula="oooc:=IF([.D755]&lt;0.1;[.K755];[.H755])" office:value-type="float" office:value="0.109">
            <text:p>0.109000</text:p>
          </table:table-cell>
          <table:table-cell table:formula="oooc:=[.N755]-[.L75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196935">
            <text:p>0.019694</text:p>
          </table:table-cell>
          <table:table-cell office:value-type="float" office:value="19693500">
            <text:p>19693500</text:p>
          </table:table-cell>
          <table:table-cell office:value-type="float" office:value="0.82348">
            <text:p>0.82348000</text:p>
          </table:table-cell>
          <table:table-cell office:value-type="float" office:value="102935000">
            <text:p>102935000</text:p>
          </table:table-cell>
          <table:table-cell office:value-type="float" office:value="0.453">
            <text:p>0.45300000</text:p>
          </table:table-cell>
          <table:table-cell office:value-type="float" office:value="0.516">
            <text:p>0.516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3">
            <text:p>0.093000</text:p>
          </table:table-cell>
          <table:table-cell office:value-type="float" office:value="4">
            <text:p>4</text:p>
          </table:table-cell>
          <table:table-cell table:formula="oooc:=IF([.D756]&lt;0.1;[.K756];[.H756])" office:value-type="float" office:value="0.093">
            <text:p>0.093000</text:p>
          </table:table-cell>
          <table:table-cell table:formula="oooc:=[.N756]-[.L75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46782">
            <text:p>0.146782</text:p>
          </table:table-cell>
          <table:table-cell office:value-type="float" office:value="146782000">
            <text:p>14678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53">
            <text:p>0.45300000</text:p>
          </table:table-cell>
          <table:table-cell office:value-type="float" office:value="0.531">
            <text:p>0.531000</text:p>
          </table:table-cell>
          <table:table-cell office:value-type="float" office:value="0.297">
            <text:p>0.297000</text:p>
          </table:table-cell>
          <table:table-cell office:value-type="float" office:value="0.484">
            <text:p>0.484000</text:p>
          </table:table-cell>
          <table:table-cell office:value-type="float" office:value="0.297">
            <text:p>0.297000</text:p>
          </table:table-cell>
          <table:table-cell office:value-type="float" office:value="3">
            <text:p>3</text:p>
          </table:table-cell>
          <table:table-cell table:formula="oooc:=IF([.D757]&lt;0.1;[.K757];[.H757])" office:value-type="float" office:value="0.453">
            <text:p>0.453000</text:p>
          </table:table-cell>
          <table:table-cell table:formula="oooc:=[.N757]-[.L757]" office:value-type="float" office:value="0.156">
            <text:p>0.15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81192">
            <text:p>0.181192</text:p>
          </table:table-cell>
          <table:table-cell office:value-type="float" office:value="181192000">
            <text:p>18119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">
            <text:p>0.500000</text:p>
          </table:table-cell>
          <table:table-cell office:value-type="float" office:value="0.39">
            <text:p>0.390000</text:p>
          </table:table-cell>
          <table:table-cell office:value-type="float" office:value="0.672">
            <text:p>0.672000</text:p>
          </table:table-cell>
          <table:table-cell office:value-type="float" office:value="0.39">
            <text:p>0.390000</text:p>
          </table:table-cell>
          <table:table-cell office:value-type="float" office:value="3">
            <text:p>3</text:p>
          </table:table-cell>
          <table:table-cell table:formula="oooc:=IF([.D758]&lt;0.1;[.K758];[.H758])" office:value-type="float" office:value="0.438">
            <text:p>0.438000</text:p>
          </table:table-cell>
          <table:table-cell table:formula="oooc:=[.N758]-[.L758]" office:value-type="float" office:value="0.048">
            <text:p>0.048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7632">
            <text:p>0.176320</text:p>
          </table:table-cell>
          <table:table-cell office:value-type="float" office:value="176320000">
            <text:p>17632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15">
            <text:p>0.515000</text:p>
          </table:table-cell>
          <table:table-cell office:value-type="float" office:value="0.375">
            <text:p>0.375000</text:p>
          </table:table-cell>
          <table:table-cell office:value-type="float" office:value="0.657">
            <text:p>0.657000</text:p>
          </table:table-cell>
          <table:table-cell office:value-type="float" office:value="0.375">
            <text:p>0.375000</text:p>
          </table:table-cell>
          <table:table-cell office:value-type="float" office:value="3">
            <text:p>3</text:p>
          </table:table-cell>
          <table:table-cell table:formula="oooc:=IF([.D759]&lt;0.1;[.K759];[.H759])" office:value-type="float" office:value="0.438">
            <text:p>0.438000</text:p>
          </table:table-cell>
          <table:table-cell table:formula="oooc:=[.N759]-[.L759]" office:value-type="float" office:value="0.063">
            <text:p>0.063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13949">
            <text:p>0.013949</text:p>
          </table:table-cell>
          <table:table-cell office:value-type="float" office:value="13949000">
            <text:p>13949000</text:p>
          </table:table-cell>
          <table:table-cell office:value-type="float" office:value="0.576968">
            <text:p>0.57696800</text:p>
          </table:table-cell>
          <table:table-cell office:value-type="float" office:value="72121000">
            <text:p>72121000</text:p>
          </table:table-cell>
          <table:table-cell office:value-type="float" office:value="0.469">
            <text:p>0.46900000</text:p>
          </table:table-cell>
          <table:table-cell office:value-type="float" office:value="0.5">
            <text:p>0.500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760]&lt;0.1;[.K760];[.H760])" office:value-type="float" office:value="0.078">
            <text:p>0.078000</text:p>
          </table:table-cell>
          <table:table-cell table:formula="oooc:=[.N760]-[.L76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88828">
            <text:p>0.088828</text:p>
          </table:table-cell>
          <table:table-cell office:value-type="float" office:value="88828000">
            <text:p>8882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69">
            <text:p>0.46900000</text:p>
          </table:table-cell>
          <table:table-cell office:value-type="float" office:value="0.531">
            <text:p>0.531000</text:p>
          </table:table-cell>
          <table:table-cell office:value-type="float" office:value="0.172">
            <text:p>0.172000</text:p>
          </table:table-cell>
          <table:table-cell office:value-type="float" office:value="0.234">
            <text:p>0.234000</text:p>
          </table:table-cell>
          <table:table-cell office:value-type="float" office:value="0.172">
            <text:p>0.172000</text:p>
          </table:table-cell>
          <table:table-cell office:value-type="float" office:value="3">
            <text:p>3</text:p>
          </table:table-cell>
          <table:table-cell table:formula="oooc:=IF([.D761]&lt;0.1;[.K761];[.H761])" office:value-type="float" office:value="0.234">
            <text:p>0.234000</text:p>
          </table:table-cell>
          <table:table-cell table:formula="oooc:=[.N761]-[.L761]" office:value-type="float" office:value="0.062">
            <text:p>0.06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67594">
            <text:p>0.167594</text:p>
          </table:table-cell>
          <table:table-cell office:value-type="float" office:value="167594000">
            <text:p>16759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53">
            <text:p>0.45300000</text:p>
          </table:table-cell>
          <table:table-cell office:value-type="float" office:value="0.5">
            <text:p>0.500000</text:p>
          </table:table-cell>
          <table:table-cell office:value-type="float" office:value="0.344">
            <text:p>0.344000</text:p>
          </table:table-cell>
          <table:table-cell office:value-type="float" office:value="0.593">
            <text:p>0.593000</text:p>
          </table:table-cell>
          <table:table-cell office:value-type="float" office:value="0.344">
            <text:p>0.344000</text:p>
          </table:table-cell>
          <table:table-cell office:value-type="float" office:value="3">
            <text:p>3</text:p>
          </table:table-cell>
          <table:table-cell table:formula="oooc:=IF([.D762]&lt;0.1;[.K762];[.H762])" office:value-type="float" office:value="0.453">
            <text:p>0.453000</text:p>
          </table:table-cell>
          <table:table-cell table:formula="oooc:=[.N762]-[.L762]" office:value-type="float" office:value="0.109">
            <text:p>0.109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63743">
            <text:p>0.063743</text:p>
          </table:table-cell>
          <table:table-cell office:value-type="float" office:value="63743000">
            <text:p>6374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">
            <text:p>0.500000</text:p>
          </table:table-cell>
          <table:table-cell office:value-type="float" office:value="0.14">
            <text:p>0.140000</text:p>
          </table:table-cell>
          <table:table-cell office:value-type="float" office:value="0.157">
            <text:p>0.157000</text:p>
          </table:table-cell>
          <table:table-cell office:value-type="float" office:value="0.14">
            <text:p>0.140000</text:p>
          </table:table-cell>
          <table:table-cell office:value-type="float" office:value="3">
            <text:p>3</text:p>
          </table:table-cell>
          <table:table-cell table:formula="oooc:=IF([.D763]&lt;0.1;[.K763];[.H763])" office:value-type="float" office:value="0.157">
            <text:p>0.157000</text:p>
          </table:table-cell>
          <table:table-cell table:formula="oooc:=[.N763]-[.L763]" office:value-type="float" office:value="0.017">
            <text:p>0.01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183195">
            <text:p>0.218320</text:p>
          </table:table-cell>
          <table:table-cell office:value-type="float" office:value="218319500">
            <text:p>21831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53">
            <text:p>0.45300000</text:p>
          </table:table-cell>
          <table:table-cell table:number-columns-repeated="2" office:value-type="float" office:value="0.5">
            <text:p>0.500000</text:p>
          </table:table-cell>
          <table:table-cell office:value-type="float" office:value="0.875">
            <text:p>0.875000</text:p>
          </table:table-cell>
          <table:table-cell office:value-type="float" office:value="0.453">
            <text:p>0.453000</text:p>
          </table:table-cell>
          <table:table-cell office:value-type="float" office:value="1">
            <text:p>1</text:p>
          </table:table-cell>
          <table:table-cell table:formula="oooc:=IF([.D764]&lt;0.1;[.K764];[.H764])" office:value-type="float" office:value="0.453">
            <text:p>0.453000</text:p>
          </table:table-cell>
          <table:table-cell table:formula="oooc:=[.N764]-[.L76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37607">
            <text:p>0.237607</text:p>
          </table:table-cell>
          <table:table-cell office:value-type="float" office:value="237607000">
            <text:p>23760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53">
            <text:p>0.45300000</text:p>
          </table:table-cell>
          <table:table-cell office:value-type="float" office:value="0.5">
            <text:p>0.500000</text:p>
          </table:table-cell>
          <table:table-cell office:value-type="float" office:value="0.563">
            <text:p>0.563000</text:p>
          </table:table-cell>
          <table:table-cell office:value-type="float" office:value="1.062">
            <text:p>1.062000</text:p>
          </table:table-cell>
          <table:table-cell office:value-type="float" office:value="0.453">
            <text:p>0.453000</text:p>
          </table:table-cell>
          <table:table-cell office:value-type="float" office:value="1">
            <text:p>1</text:p>
          </table:table-cell>
          <table:table-cell table:formula="oooc:=IF([.D765]&lt;0.1;[.K765];[.H765])" office:value-type="float" office:value="0.453">
            <text:p>0.453000</text:p>
          </table:table-cell>
          <table:table-cell table:formula="oooc:=[.N765]-[.L76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177375">
            <text:p>0.217738</text:p>
          </table:table-cell>
          <table:table-cell office:value-type="float" office:value="217737500">
            <text:p>21773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69">
            <text:p>0.46900000</text:p>
          </table:table-cell>
          <table:table-cell office:value-type="float" office:value="0.516">
            <text:p>0.516000</text:p>
          </table:table-cell>
          <table:table-cell office:value-type="float" office:value="0.515">
            <text:p>0.515000</text:p>
          </table:table-cell>
          <table:table-cell office:value-type="float" office:value="0.922">
            <text:p>0.922000</text:p>
          </table:table-cell>
          <table:table-cell office:value-type="float" office:value="0.469">
            <text:p>0.469000</text:p>
          </table:table-cell>
          <table:table-cell office:value-type="float" office:value="1">
            <text:p>1</text:p>
          </table:table-cell>
          <table:table-cell table:formula="oooc:=IF([.D766]&lt;0.1;[.K766];[.H766])" office:value-type="float" office:value="0.469">
            <text:p>0.469000</text:p>
          </table:table-cell>
          <table:table-cell table:formula="oooc:=[.N766]-[.L76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280565">
            <text:p>0.028057</text:p>
          </table:table-cell>
          <table:table-cell office:value-type="float" office:value="28056500">
            <text:p>28056500</text:p>
          </table:table-cell>
          <table:table-cell office:value-type="float" office:value="0.970872">
            <text:p>0.97087200</text:p>
          </table:table-cell>
          <table:table-cell office:value-type="float" office:value="121359000">
            <text:p>121359000</text:p>
          </table:table-cell>
          <table:table-cell office:value-type="float" office:value="0.469">
            <text:p>0.46900000</text:p>
          </table:table-cell>
          <table:table-cell office:value-type="float" office:value="0.531">
            <text:p>0.531000</text:p>
          </table:table-cell>
          <table:table-cell office:value-type="float" office:value="0.14">
            <text:p>0.140000</text:p>
          </table:table-cell>
          <table:table-cell table:number-columns-repeated="2" office:value-type="float" office:value="0.11">
            <text:p>0.110000</text:p>
          </table:table-cell>
          <table:table-cell office:value-type="float" office:value="4">
            <text:p>4</text:p>
          </table:table-cell>
          <table:table-cell table:formula="oooc:=IF([.D767]&lt;0.1;[.K767];[.H767])" office:value-type="float" office:value="0.11">
            <text:p>0.110000</text:p>
          </table:table-cell>
          <table:table-cell table:formula="oooc:=[.N767]-[.L76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22287">
            <text:p>0.222287</text:p>
          </table:table-cell>
          <table:table-cell office:value-type="float" office:value="222287000">
            <text:p>22228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68">
            <text:p>0.46800000</text:p>
          </table:table-cell>
          <table:table-cell office:value-type="float" office:value="0.5">
            <text:p>0.500000</text:p>
          </table:table-cell>
          <table:table-cell office:value-type="float" office:value="0.485">
            <text:p>0.485000</text:p>
          </table:table-cell>
          <table:table-cell office:value-type="float" office:value="0.906">
            <text:p>0.906000</text:p>
          </table:table-cell>
          <table:table-cell office:value-type="float" office:value="0.468">
            <text:p>0.468000</text:p>
          </table:table-cell>
          <table:table-cell office:value-type="float" office:value="1">
            <text:p>1</text:p>
          </table:table-cell>
          <table:table-cell table:formula="oooc:=IF([.D768]&lt;0.1;[.K768];[.H768])" office:value-type="float" office:value="0.468">
            <text:p>0.468000</text:p>
          </table:table-cell>
          <table:table-cell table:formula="oooc:=[.N768]-[.L76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53761">
            <text:p>0.253761</text:p>
          </table:table-cell>
          <table:table-cell office:value-type="float" office:value="253761000">
            <text:p>25376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609">
            <text:p>0.609000</text:p>
          </table:table-cell>
          <table:table-cell office:value-type="float" office:value="1.141">
            <text:p>1.141000</text:p>
          </table:table-cell>
          <table:table-cell office:value-type="float" office:value="0.437">
            <text:p>0.437000</text:p>
          </table:table-cell>
          <table:table-cell office:value-type="float" office:value="1">
            <text:p>1</text:p>
          </table:table-cell>
          <table:table-cell table:formula="oooc:=IF([.D769]&lt;0.1;[.K769];[.H769])" office:value-type="float" office:value="0.437">
            <text:p>0.437000</text:p>
          </table:table-cell>
          <table:table-cell table:formula="oooc:=[.N769]-[.L76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39225">
            <text:p>0.039225</text:p>
          </table:table-cell>
          <table:table-cell office:value-type="float" office:value="39225000">
            <text:p>39225000</text:p>
          </table:table-cell>
          <table:table-cell office:value-type="float" office:value="0.999">
            <text:p>0.99900000</text:p>
          </table:table-cell>
          <table:table-cell office:value-type="float" office:value="124875000">
            <text:p>124875000</text:p>
          </table:table-cell>
          <table:table-cell office:value-type="float" office:value="0.422">
            <text:p>0.42200000</text:p>
          </table:table-cell>
          <table:table-cell office:value-type="float" office:value="0.484">
            <text:p>0.484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39999999999">
            <text:p>0.094000</text:p>
          </table:table-cell>
          <table:table-cell office:value-type="float" office:value="4">
            <text:p>4</text:p>
          </table:table-cell>
          <table:table-cell table:formula="oooc:=IF([.D770]&lt;0.1;[.K770];[.H770])" office:value-type="float" office:value="0.0939999999999">
            <text:p>0.094000</text:p>
          </table:table-cell>
          <table:table-cell table:formula="oooc:=[.N770]-[.L77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225505">
            <text:p>0.122551</text:p>
          </table:table-cell>
          <table:table-cell office:value-type="float" office:value="122550500">
            <text:p>122550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">
            <text:p>0.500000</text:p>
          </table:table-cell>
          <table:table-cell office:value-type="float" office:value="0.219">
            <text:p>0.219000</text:p>
          </table:table-cell>
          <table:table-cell office:value-type="float" office:value="0.343">
            <text:p>0.343000</text:p>
          </table:table-cell>
          <table:table-cell office:value-type="float" office:value="0.219">
            <text:p>0.219000</text:p>
          </table:table-cell>
          <table:table-cell office:value-type="float" office:value="3">
            <text:p>3</text:p>
          </table:table-cell>
          <table:table-cell table:formula="oooc:=IF([.D771]&lt;0.1;[.K771];[.H771])" office:value-type="float" office:value="0.438">
            <text:p>0.438000</text:p>
          </table:table-cell>
          <table:table-cell table:formula="oooc:=[.N771]-[.L771]" office:value-type="float" office:value="0.219">
            <text:p>0.219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49523">
            <text:p>0.049523</text:p>
          </table:table-cell>
          <table:table-cell office:value-type="float" office:value="49523000">
            <text:p>4952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22">
            <text:p>0.42200000</text:p>
          </table:table-cell>
          <table:table-cell office:value-type="float" office:value="0.5">
            <text:p>0.500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09">
            <text:p>0.109000</text:p>
          </table:table-cell>
          <table:table-cell office:value-type="float" office:value="4">
            <text:p>4</text:p>
          </table:table-cell>
          <table:table-cell table:formula="oooc:=IF([.D772]&lt;0.1;[.K772];[.H772])" office:value-type="float" office:value="0.109">
            <text:p>0.109000</text:p>
          </table:table-cell>
          <table:table-cell table:formula="oooc:=[.N772]-[.L77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69994">
            <text:p>0.169994</text:p>
          </table:table-cell>
          <table:table-cell office:value-type="float" office:value="169994000">
            <text:p>16999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4">
            <text:p>0.484000</text:p>
          </table:table-cell>
          <table:table-cell office:value-type="float" office:value="0.329">
            <text:p>0.329000</text:p>
          </table:table-cell>
          <table:table-cell office:value-type="float" office:value="0.578">
            <text:p>0.578000</text:p>
          </table:table-cell>
          <table:table-cell office:value-type="float" office:value="0.329">
            <text:p>0.329000</text:p>
          </table:table-cell>
          <table:table-cell office:value-type="float" office:value="3">
            <text:p>3</text:p>
          </table:table-cell>
          <table:table-cell table:formula="oooc:=IF([.D773]&lt;0.1;[.K773];[.H773])" office:value-type="float" office:value="0.437">
            <text:p>0.437000</text:p>
          </table:table-cell>
          <table:table-cell table:formula="oooc:=[.N773]-[.L773]" office:value-type="float" office:value="0.108">
            <text:p>0.108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88278">
            <text:p>0.088278</text:p>
          </table:table-cell>
          <table:table-cell office:value-type="float" office:value="88278000">
            <text:p>8827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21">
            <text:p>0.42100000</text:p>
          </table:table-cell>
          <table:table-cell office:value-type="float" office:value="0.5">
            <text:p>0.500000</text:p>
          </table:table-cell>
          <table:table-cell office:value-type="float" office:value="0.172">
            <text:p>0.172000</text:p>
          </table:table-cell>
          <table:table-cell office:value-type="float" office:value="0.235">
            <text:p>0.235000</text:p>
          </table:table-cell>
          <table:table-cell office:value-type="float" office:value="0.172">
            <text:p>0.172000</text:p>
          </table:table-cell>
          <table:table-cell office:value-type="float" office:value="3">
            <text:p>3</text:p>
          </table:table-cell>
          <table:table-cell table:formula="oooc:=IF([.D774]&lt;0.1;[.K774];[.H774])" office:value-type="float" office:value="0.235">
            <text:p>0.235000</text:p>
          </table:table-cell>
          <table:table-cell table:formula="oooc:=[.N774]-[.L774]" office:value-type="float" office:value="0.063">
            <text:p>0.063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181655">
            <text:p>0.018166</text:p>
          </table:table-cell>
          <table:table-cell office:value-type="float" office:value="18165500">
            <text:p>18165500</text:p>
          </table:table-cell>
          <table:table-cell office:value-type="float" office:value="0.770744">
            <text:p>0.77074400</text:p>
          </table:table-cell>
          <table:table-cell office:value-type="float" office:value="96343000">
            <text:p>96343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775]&lt;0.1;[.K775];[.H775])" office:value-type="float" office:value="0.078">
            <text:p>0.078000</text:p>
          </table:table-cell>
          <table:table-cell table:formula="oooc:=[.N775]-[.L77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87116">
            <text:p>0.187116</text:p>
          </table:table-cell>
          <table:table-cell office:value-type="float" office:value="187116000">
            <text:p>187116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">
            <text:p>0.500000</text:p>
          </table:table-cell>
          <table:table-cell office:value-type="float" office:value="0.375">
            <text:p>0.375000</text:p>
          </table:table-cell>
          <table:table-cell office:value-type="float" office:value="0.671">
            <text:p>0.671000</text:p>
          </table:table-cell>
          <table:table-cell office:value-type="float" office:value="0.375">
            <text:p>0.375000</text:p>
          </table:table-cell>
          <table:table-cell office:value-type="float" office:value="3">
            <text:p>3</text:p>
          </table:table-cell>
          <table:table-cell table:formula="oooc:=IF([.D776]&lt;0.1;[.K776];[.H776])" office:value-type="float" office:value="0.438">
            <text:p>0.438000</text:p>
          </table:table-cell>
          <table:table-cell table:formula="oooc:=[.N776]-[.L776]" office:value-type="float" office:value="0.063">
            <text:p>0.063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00374">
            <text:p>0.100374</text:p>
          </table:table-cell>
          <table:table-cell office:value-type="float" office:value="100374000">
            <text:p>10037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21">
            <text:p>0.42100000</text:p>
          </table:table-cell>
          <table:table-cell office:value-type="float" office:value="0.5">
            <text:p>0.500000</text:p>
          </table:table-cell>
          <table:table-cell office:value-type="float" office:value="0.188">
            <text:p>0.188000</text:p>
          </table:table-cell>
          <table:table-cell office:value-type="float" office:value="0.266">
            <text:p>0.266000</text:p>
          </table:table-cell>
          <table:table-cell office:value-type="float" office:value="0.188">
            <text:p>0.188000</text:p>
          </table:table-cell>
          <table:table-cell office:value-type="float" office:value="3">
            <text:p>3</text:p>
          </table:table-cell>
          <table:table-cell table:formula="oooc:=IF([.D777]&lt;0.1;[.K777];[.H777])" office:value-type="float" office:value="0.421">
            <text:p>0.421000</text:p>
          </table:table-cell>
          <table:table-cell table:formula="oooc:=[.N777]-[.L777]" office:value-type="float" office:value="0.233">
            <text:p>0.233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33117">
            <text:p>0.233117</text:p>
          </table:table-cell>
          <table:table-cell office:value-type="float" office:value="233117000">
            <text:p>23311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532">
            <text:p>0.532000</text:p>
          </table:table-cell>
          <table:table-cell office:value-type="float" office:value="0.968">
            <text:p>0.968000</text:p>
          </table:table-cell>
          <table:table-cell office:value-type="float" office:value="0.438">
            <text:p>0.438000</text:p>
          </table:table-cell>
          <table:table-cell office:value-type="float" office:value="1">
            <text:p>1</text:p>
          </table:table-cell>
          <table:table-cell table:formula="oooc:=IF([.D778]&lt;0.1;[.K778];[.H778])" office:value-type="float" office:value="0.438">
            <text:p>0.438000</text:p>
          </table:table-cell>
          <table:table-cell table:formula="oooc:=[.N778]-[.L77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09201">
            <text:p>0.109201</text:p>
          </table:table-cell>
          <table:table-cell office:value-type="float" office:value="109201000">
            <text:p>10920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22">
            <text:p>0.42200000</text:p>
          </table:table-cell>
          <table:table-cell office:value-type="float" office:value="0.5">
            <text:p>0.500000</text:p>
          </table:table-cell>
          <table:table-cell office:value-type="float" office:value="0.218">
            <text:p>0.218000</text:p>
          </table:table-cell>
          <table:table-cell office:value-type="float" office:value="0.313">
            <text:p>0.313000</text:p>
          </table:table-cell>
          <table:table-cell office:value-type="float" office:value="0.218">
            <text:p>0.218000</text:p>
          </table:table-cell>
          <table:table-cell office:value-type="float" office:value="3">
            <text:p>3</text:p>
          </table:table-cell>
          <table:table-cell table:formula="oooc:=IF([.D779]&lt;0.1;[.K779];[.H779])" office:value-type="float" office:value="0.422">
            <text:p>0.422000</text:p>
          </table:table-cell>
          <table:table-cell table:formula="oooc:=[.N779]-[.L779]" office:value-type="float" office:value="0.204">
            <text:p>0.204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25281">
            <text:p>0.225281</text:p>
          </table:table-cell>
          <table:table-cell office:value-type="float" office:value="225281000">
            <text:p>22528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">
            <text:p>0.500000</text:p>
          </table:table-cell>
          <table:table-cell office:value-type="float" office:value="0.516">
            <text:p>0.516000</text:p>
          </table:table-cell>
          <table:table-cell office:value-type="float" office:value="0.937">
            <text:p>0.937000</text:p>
          </table:table-cell>
          <table:table-cell office:value-type="float" office:value="0.438">
            <text:p>0.438000</text:p>
          </table:table-cell>
          <table:table-cell office:value-type="float" office:value="1">
            <text:p>1</text:p>
          </table:table-cell>
          <table:table-cell table:formula="oooc:=IF([.D780]&lt;0.1;[.K780];[.H780])" office:value-type="float" office:value="0.438">
            <text:p>0.438000</text:p>
          </table:table-cell>
          <table:table-cell table:formula="oooc:=[.N780]-[.L78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534715">
            <text:p>0.153472</text:p>
          </table:table-cell>
          <table:table-cell office:value-type="float" office:value="153471500">
            <text:p>153471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54">
            <text:p>0.45400000</text:p>
          </table:table-cell>
          <table:table-cell office:value-type="float" office:value="0.5">
            <text:p>0.500000</text:p>
          </table:table-cell>
          <table:table-cell office:value-type="float" office:value="0.343">
            <text:p>0.343000</text:p>
          </table:table-cell>
          <table:table-cell office:value-type="float" office:value="0.485">
            <text:p>0.485000</text:p>
          </table:table-cell>
          <table:table-cell office:value-type="float" office:value="0.343">
            <text:p>0.343000</text:p>
          </table:table-cell>
          <table:table-cell office:value-type="float" office:value="3">
            <text:p>3</text:p>
          </table:table-cell>
          <table:table-cell table:formula="oooc:=IF([.D781]&lt;0.1;[.K781];[.H781])" office:value-type="float" office:value="0.454">
            <text:p>0.454000</text:p>
          </table:table-cell>
          <table:table-cell table:formula="oooc:=[.N781]-[.L781]" office:value-type="float" office:value="0.111">
            <text:p>0.11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34066">
            <text:p>0.134066</text:p>
          </table:table-cell>
          <table:table-cell office:value-type="float" office:value="134066000">
            <text:p>134066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21">
            <text:p>0.42100000</text:p>
          </table:table-cell>
          <table:table-cell office:value-type="float" office:value="0.5">
            <text:p>0.500000</text:p>
          </table:table-cell>
          <table:table-cell office:value-type="float" office:value="0.25">
            <text:p>0.250000</text:p>
          </table:table-cell>
          <table:table-cell office:value-type="float" office:value="0.391">
            <text:p>0.391000</text:p>
          </table:table-cell>
          <table:table-cell office:value-type="float" office:value="0.25">
            <text:p>0.250000</text:p>
          </table:table-cell>
          <table:table-cell office:value-type="float" office:value="3">
            <text:p>3</text:p>
          </table:table-cell>
          <table:table-cell table:formula="oooc:=IF([.D782]&lt;0.1;[.K782];[.H782])" office:value-type="float" office:value="0.421">
            <text:p>0.421000</text:p>
          </table:table-cell>
          <table:table-cell table:formula="oooc:=[.N782]-[.L782]" office:value-type="float" office:value="0.171">
            <text:p>0.17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843545">
            <text:p>0.184355</text:p>
          </table:table-cell>
          <table:table-cell office:value-type="float" office:value="184354500">
            <text:p>184354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">
            <text:p>0.500000</text:p>
          </table:table-cell>
          <table:table-cell office:value-type="float" office:value="0.359">
            <text:p>0.359000</text:p>
          </table:table-cell>
          <table:table-cell office:value-type="float" office:value="0.656">
            <text:p>0.656000</text:p>
          </table:table-cell>
          <table:table-cell office:value-type="float" office:value="0.359">
            <text:p>0.359000</text:p>
          </table:table-cell>
          <table:table-cell office:value-type="float" office:value="3">
            <text:p>3</text:p>
          </table:table-cell>
          <table:table-cell table:formula="oooc:=IF([.D783]&lt;0.1;[.K783];[.H783])" office:value-type="float" office:value="0.438">
            <text:p>0.438000</text:p>
          </table:table-cell>
          <table:table-cell table:formula="oooc:=[.N783]-[.L783]" office:value-type="float" office:value="0.079">
            <text:p>0.079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568675">
            <text:p>0.056868</text:p>
          </table:table-cell>
          <table:table-cell office:value-type="float" office:value="56867500">
            <text:p>5686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4">
            <text:p>0.140000</text:p>
          </table:table-cell>
          <table:table-cell office:value-type="float" office:value="4">
            <text:p>4</text:p>
          </table:table-cell>
          <table:table-cell table:formula="oooc:=IF([.D784]&lt;0.1;[.K784];[.H784])" office:value-type="float" office:value="0.14">
            <text:p>0.140000</text:p>
          </table:table-cell>
          <table:table-cell table:formula="oooc:=[.N784]-[.L78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16207">
            <text:p>0.016207</text:p>
          </table:table-cell>
          <table:table-cell office:value-type="float" office:value="16207000">
            <text:p>16207000</text:p>
          </table:table-cell>
          <table:table-cell office:value-type="float" office:value="0.689232">
            <text:p>0.68923200</text:p>
          </table:table-cell>
          <table:table-cell office:value-type="float" office:value="86154000">
            <text:p>86154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11">
            <text:p>0.11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785]&lt;0.1;[.K785];[.H785])" office:value-type="float" office:value="0.078">
            <text:p>0.078000</text:p>
          </table:table-cell>
          <table:table-cell table:formula="oooc:=[.N785]-[.L78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25108">
            <text:p>0.225108</text:p>
          </table:table-cell>
          <table:table-cell office:value-type="float" office:value="225108000">
            <text:p>22510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table:number-columns-repeated="2" office:value-type="float" office:value="0.5">
            <text:p>0.500000</text:p>
          </table:table-cell>
          <table:table-cell office:value-type="float" office:value="0.922">
            <text:p>0.922000</text:p>
          </table:table-cell>
          <table:table-cell office:value-type="float" office:value="0.437">
            <text:p>0.437000</text:p>
          </table:table-cell>
          <table:table-cell office:value-type="float" office:value="1">
            <text:p>1</text:p>
          </table:table-cell>
          <table:table-cell table:formula="oooc:=IF([.D786]&lt;0.1;[.K786];[.H786])" office:value-type="float" office:value="0.437">
            <text:p>0.437000</text:p>
          </table:table-cell>
          <table:table-cell table:formula="oooc:=[.N786]-[.L78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267525">
            <text:p>0.226753</text:p>
          </table:table-cell>
          <table:table-cell office:value-type="float" office:value="226752500">
            <text:p>226752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515">
            <text:p>0.515000</text:p>
          </table:table-cell>
          <table:table-cell office:value-type="float" office:value="0.922">
            <text:p>0.922000</text:p>
          </table:table-cell>
          <table:table-cell office:value-type="float" office:value="0.437">
            <text:p>0.437000</text:p>
          </table:table-cell>
          <table:table-cell office:value-type="float" office:value="1">
            <text:p>1</text:p>
          </table:table-cell>
          <table:table-cell table:formula="oooc:=IF([.D787]&lt;0.1;[.K787];[.H787])" office:value-type="float" office:value="0.437">
            <text:p>0.437000</text:p>
          </table:table-cell>
          <table:table-cell table:formula="oooc:=[.N787]-[.L78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692855">
            <text:p>0.069286</text:p>
          </table:table-cell>
          <table:table-cell office:value-type="float" office:value="69285500">
            <text:p>6928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5">
            <text:p>0.500000</text:p>
          </table:table-cell>
          <table:table-cell office:value-type="float" office:value="0.157">
            <text:p>0.157000</text:p>
          </table:table-cell>
          <table:table-cell table:number-columns-repeated="2" office:value-type="float" office:value="0.156">
            <text:p>0.156000</text:p>
          </table:table-cell>
          <table:table-cell office:value-type="float" office:value="4">
            <text:p>4</text:p>
          </table:table-cell>
          <table:table-cell table:formula="oooc:=IF([.D788]&lt;0.1;[.K788];[.H788])" office:value-type="float" office:value="0.156">
            <text:p>0.156000</text:p>
          </table:table-cell>
          <table:table-cell table:formula="oooc:=[.N788]-[.L78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532475">
            <text:p>0.153248</text:p>
          </table:table-cell>
          <table:table-cell office:value-type="float" office:value="153247500">
            <text:p>15324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4">
            <text:p>0.484000</text:p>
          </table:table-cell>
          <table:table-cell office:value-type="float" office:value="0.297">
            <text:p>0.297000</text:p>
          </table:table-cell>
          <table:table-cell office:value-type="float" office:value="0.469">
            <text:p>0.469000</text:p>
          </table:table-cell>
          <table:table-cell office:value-type="float" office:value="0.297">
            <text:p>0.297000</text:p>
          </table:table-cell>
          <table:table-cell office:value-type="float" office:value="3">
            <text:p>3</text:p>
          </table:table-cell>
          <table:table-cell table:formula="oooc:=IF([.D789]&lt;0.1;[.K789];[.H789])" office:value-type="float" office:value="0.437">
            <text:p>0.437000</text:p>
          </table:table-cell>
          <table:table-cell table:formula="oooc:=[.N789]-[.L789]" office:value-type="float" office:value="0.14">
            <text:p>0.14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07276">
            <text:p>0.107276</text:p>
          </table:table-cell>
          <table:table-cell office:value-type="float" office:value="107276000">
            <text:p>107276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203">
            <text:p>0.203000</text:p>
          </table:table-cell>
          <table:table-cell office:value-type="float" office:value="0.297">
            <text:p>0.297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790]&lt;0.1;[.K790];[.H790])" office:value-type="float" office:value="0.437">
            <text:p>0.437000</text:p>
          </table:table-cell>
          <table:table-cell table:formula="oooc:=[.N790]-[.L790]" office:value-type="float" office:value="0.234">
            <text:p>0.234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009675">
            <text:p>0.200968</text:p>
          </table:table-cell>
          <table:table-cell office:value-type="float" office:value="200967500">
            <text:p>20096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422">
            <text:p>0.422000</text:p>
          </table:table-cell>
          <table:table-cell office:value-type="float" office:value="0.75">
            <text:p>0.750000</text:p>
          </table:table-cell>
          <table:table-cell office:value-type="float" office:value="0.422">
            <text:p>0.422000</text:p>
          </table:table-cell>
          <table:table-cell office:value-type="float" office:value="3">
            <text:p>3</text:p>
          </table:table-cell>
          <table:table-cell table:formula="oooc:=IF([.D791]&lt;0.1;[.K791];[.H791])" office:value-type="float" office:value="0.437">
            <text:p>0.437000</text:p>
          </table:table-cell>
          <table:table-cell table:formula="oooc:=[.N791]-[.L791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719445">
            <text:p>0.171945</text:p>
          </table:table-cell>
          <table:table-cell office:value-type="float" office:value="171944500">
            <text:p>171944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4">
            <text:p>0.484000</text:p>
          </table:table-cell>
          <table:table-cell office:value-type="float" office:value="0.329">
            <text:p>0.329000</text:p>
          </table:table-cell>
          <table:table-cell office:value-type="float" office:value="0.578">
            <text:p>0.578000</text:p>
          </table:table-cell>
          <table:table-cell office:value-type="float" office:value="0.329">
            <text:p>0.329000</text:p>
          </table:table-cell>
          <table:table-cell office:value-type="float" office:value="3">
            <text:p>3</text:p>
          </table:table-cell>
          <table:table-cell table:formula="oooc:=IF([.D792]&lt;0.1;[.K792];[.H792])" office:value-type="float" office:value="0.437">
            <text:p>0.437000</text:p>
          </table:table-cell>
          <table:table-cell table:formula="oooc:=[.N792]-[.L792]" office:value-type="float" office:value="0.108">
            <text:p>0.108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45889">
            <text:p>0.245889</text:p>
          </table:table-cell>
          <table:table-cell office:value-type="float" office:value="245889000">
            <text:p>24588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">
            <text:p>0.500000</text:p>
          </table:table-cell>
          <table:table-cell office:value-type="float" office:value="0.562">
            <text:p>0.562000</text:p>
          </table:table-cell>
          <table:table-cell office:value-type="float" office:value="1.078">
            <text:p>1.078000</text:p>
          </table:table-cell>
          <table:table-cell office:value-type="float" office:value="0.438">
            <text:p>0.438000</text:p>
          </table:table-cell>
          <table:table-cell office:value-type="float" office:value="1">
            <text:p>1</text:p>
          </table:table-cell>
          <table:table-cell table:formula="oooc:=IF([.D793]&lt;0.1;[.K793];[.H793])" office:value-type="float" office:value="0.438">
            <text:p>0.438000</text:p>
          </table:table-cell>
          <table:table-cell table:formula="oooc:=[.N793]-[.L79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576325">
            <text:p>0.057633</text:p>
          </table:table-cell>
          <table:table-cell office:value-type="float" office:value="57632500">
            <text:p>57632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4">
            <text:p>0.484000</text:p>
          </table:table-cell>
          <table:table-cell table:number-columns-repeated="3" office:value-type="float" office:value="0.141">
            <text:p>0.141000</text:p>
          </table:table-cell>
          <table:table-cell office:value-type="float" office:value="3">
            <text:p>3</text:p>
          </table:table-cell>
          <table:table-cell table:formula="oooc:=IF([.D794]&lt;0.1;[.K794];[.H794])" office:value-type="float" office:value="0.141">
            <text:p>0.141000</text:p>
          </table:table-cell>
          <table:table-cell table:formula="oooc:=[.N794]-[.L79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34893">
            <text:p>0.234893</text:p>
          </table:table-cell>
          <table:table-cell office:value-type="float" office:value="234893000">
            <text:p>23489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53">
            <text:p>0.45300000</text:p>
          </table:table-cell>
          <table:table-cell office:value-type="float" office:value="0.5">
            <text:p>0.500000</text:p>
          </table:table-cell>
          <table:table-cell office:value-type="float" office:value="0.563">
            <text:p>0.563000</text:p>
          </table:table-cell>
          <table:table-cell office:value-type="float" office:value="1.031">
            <text:p>1.031000</text:p>
          </table:table-cell>
          <table:table-cell office:value-type="float" office:value="0.453">
            <text:p>0.453000</text:p>
          </table:table-cell>
          <table:table-cell office:value-type="float" office:value="1">
            <text:p>1</text:p>
          </table:table-cell>
          <table:table-cell table:formula="oooc:=IF([.D795]&lt;0.1;[.K795];[.H795])" office:value-type="float" office:value="0.453">
            <text:p>0.453000</text:p>
          </table:table-cell>
          <table:table-cell table:formula="oooc:=[.N795]-[.L79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259625">
            <text:p>0.125963</text:p>
          </table:table-cell>
          <table:table-cell office:value-type="float" office:value="125962500">
            <text:p>125962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53">
            <text:p>0.45300000</text:p>
          </table:table-cell>
          <table:table-cell office:value-type="float" office:value="0.5">
            <text:p>0.500000</text:p>
          </table:table-cell>
          <table:table-cell office:value-type="float" office:value="0.234">
            <text:p>0.234000</text:p>
          </table:table-cell>
          <table:table-cell office:value-type="float" office:value="0.36">
            <text:p>0.360000</text:p>
          </table:table-cell>
          <table:table-cell office:value-type="float" office:value="0.234">
            <text:p>0.234000</text:p>
          </table:table-cell>
          <table:table-cell office:value-type="float" office:value="3">
            <text:p>3</text:p>
          </table:table-cell>
          <table:table-cell table:formula="oooc:=IF([.D796]&lt;0.1;[.K796];[.H796])" office:value-type="float" office:value="0.453">
            <text:p>0.453000</text:p>
          </table:table-cell>
          <table:table-cell table:formula="oooc:=[.N796]-[.L796]" office:value-type="float" office:value="0.219">
            <text:p>0.219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593395">
            <text:p>0.159340</text:p>
          </table:table-cell>
          <table:table-cell office:value-type="float" office:value="159339500">
            <text:p>15933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5">
            <text:p>0.500000</text:p>
          </table:table-cell>
          <table:table-cell office:value-type="float" office:value="0.313">
            <text:p>0.313000</text:p>
          </table:table-cell>
          <table:table-cell office:value-type="float" office:value="0.531">
            <text:p>0.531000</text:p>
          </table:table-cell>
          <table:table-cell office:value-type="float" office:value="0.313">
            <text:p>0.313000</text:p>
          </table:table-cell>
          <table:table-cell office:value-type="float" office:value="3">
            <text:p>3</text:p>
          </table:table-cell>
          <table:table-cell table:formula="oooc:=IF([.D797]&lt;0.1;[.K797];[.H797])" office:value-type="float" office:value="0.437">
            <text:p>0.437000</text:p>
          </table:table-cell>
          <table:table-cell table:formula="oooc:=[.N797]-[.L797]" office:value-type="float" office:value="0.124">
            <text:p>0.124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151615">
            <text:p>0.115162</text:p>
          </table:table-cell>
          <table:table-cell office:value-type="float" office:value="115161500">
            <text:p>115161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219">
            <text:p>0.219000</text:p>
          </table:table-cell>
          <table:table-cell office:value-type="float" office:value="0.328">
            <text:p>0.328000</text:p>
          </table:table-cell>
          <table:table-cell office:value-type="float" office:value="0.219">
            <text:p>0.219000</text:p>
          </table:table-cell>
          <table:table-cell office:value-type="float" office:value="3">
            <text:p>3</text:p>
          </table:table-cell>
          <table:table-cell table:formula="oooc:=IF([.D798]&lt;0.1;[.K798];[.H798])" office:value-type="float" office:value="0.438">
            <text:p>0.438000</text:p>
          </table:table-cell>
          <table:table-cell table:formula="oooc:=[.N798]-[.L798]" office:value-type="float" office:value="0.219">
            <text:p>0.219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34389">
            <text:p>0.234389</text:p>
          </table:table-cell>
          <table:table-cell office:value-type="float" office:value="234389000">
            <text:p>23438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22">
            <text:p>0.42200000</text:p>
          </table:table-cell>
          <table:table-cell office:value-type="float" office:value="0.5">
            <text:p>0.500000</text:p>
          </table:table-cell>
          <table:table-cell office:value-type="float" office:value="0.531">
            <text:p>0.531000</text:p>
          </table:table-cell>
          <table:table-cell office:value-type="float" office:value="1">
            <text:p>1.000000</text:p>
          </table:table-cell>
          <table:table-cell office:value-type="float" office:value="0.422">
            <text:p>0.422000</text:p>
          </table:table-cell>
          <table:table-cell office:value-type="float" office:value="1">
            <text:p>1</text:p>
          </table:table-cell>
          <table:table-cell table:formula="oooc:=IF([.D799]&lt;0.1;[.K799];[.H799])" office:value-type="float" office:value="0.422">
            <text:p>0.422000</text:p>
          </table:table-cell>
          <table:table-cell table:formula="oooc:=[.N799]-[.L79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42942">
            <text:p>0.242942</text:p>
          </table:table-cell>
          <table:table-cell office:value-type="float" office:value="242942000">
            <text:p>24294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562">
            <text:p>0.562000</text:p>
          </table:table-cell>
          <table:table-cell office:value-type="float" office:value="1.063">
            <text:p>1.063000</text:p>
          </table:table-cell>
          <table:table-cell office:value-type="float" office:value="0.438">
            <text:p>0.438000</text:p>
          </table:table-cell>
          <table:table-cell office:value-type="float" office:value="1">
            <text:p>1</text:p>
          </table:table-cell>
          <table:table-cell table:formula="oooc:=IF([.D800]&lt;0.1;[.K800];[.H800])" office:value-type="float" office:value="0.438">
            <text:p>0.438000</text:p>
          </table:table-cell>
          <table:table-cell table:formula="oooc:=[.N800]-[.L80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144185">
            <text:p>0.214419</text:p>
          </table:table-cell>
          <table:table-cell office:value-type="float" office:value="214418500">
            <text:p>21441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">
            <text:p>0.500000</text:p>
          </table:table-cell>
          <table:table-cell office:value-type="float" office:value="0.453">
            <text:p>0.453000</text:p>
          </table:table-cell>
          <table:table-cell office:value-type="float" office:value="0.843">
            <text:p>0.843000</text:p>
          </table:table-cell>
          <table:table-cell office:value-type="float" office:value="0.438">
            <text:p>0.438000</text:p>
          </table:table-cell>
          <table:table-cell office:value-type="float" office:value="1">
            <text:p>1</text:p>
          </table:table-cell>
          <table:table-cell table:formula="oooc:=IF([.D801]&lt;0.1;[.K801];[.H801])" office:value-type="float" office:value="0.438">
            <text:p>0.438000</text:p>
          </table:table-cell>
          <table:table-cell table:formula="oooc:=[.N801]-[.L80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738524444444">
            <text:p>0.073852</text:p>
          </table:table-cell>
          <table:table-cell office:value-type="float" office:value="62313000">
            <text:p>62313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94">
            <text:p>0.594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266">
            <text:p>0.266000</text:p>
          </table:table-cell>
          <table:table-cell office:value-type="float" office:value="4">
            <text:p>4</text:p>
          </table:table-cell>
          <table:table-cell table:formula="oooc:=IF([.D802]&lt;0.1;[.K802];[.H802])" office:value-type="float" office:value="0.266">
            <text:p>0.266000</text:p>
          </table:table-cell>
          <table:table-cell table:formula="oooc:=[.N802]-[.L80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13388444444">
            <text:p>0.113388</text:p>
          </table:table-cell>
          <table:table-cell office:value-type="float" office:value="95671500">
            <text:p>95671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6">
            <text:p>0.36000000</text:p>
          </table:table-cell>
          <table:table-cell office:value-type="float" office:value="0.547">
            <text:p>0.547000</text:p>
          </table:table-cell>
          <table:table-cell office:value-type="float" office:value="0.406">
            <text:p>0.406000</text:p>
          </table:table-cell>
          <table:table-cell office:value-type="float" office:value="0.422">
            <text:p>0.422000</text:p>
          </table:table-cell>
          <table:table-cell office:value-type="float" office:value="0.36">
            <text:p>0.360000</text:p>
          </table:table-cell>
          <table:table-cell office:value-type="float" office:value="1">
            <text:p>1</text:p>
          </table:table-cell>
          <table:table-cell table:formula="oooc:=IF([.D803]&lt;0.1;[.K803];[.H803])" office:value-type="float" office:value="0.36">
            <text:p>0.360000</text:p>
          </table:table-cell>
          <table:table-cell table:formula="oooc:=[.N803]-[.L80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05046222222">
            <text:p>0.105046</text:p>
          </table:table-cell>
          <table:table-cell office:value-type="float" office:value="88632750">
            <text:p>8863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table:number-columns-repeated="2" office:value-type="float" office:value="0.391">
            <text:p>0.391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04]&lt;0.1;[.K804];[.H804])" office:value-type="float" office:value="0.375">
            <text:p>0.375000</text:p>
          </table:table-cell>
          <table:table-cell table:formula="oooc:=[.N804]-[.L80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07736888889">
            <text:p>0.107737</text:p>
          </table:table-cell>
          <table:table-cell office:value-type="float" office:value="90903000">
            <text:p>90903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391">
            <text:p>0.391000</text:p>
          </table:table-cell>
          <table:table-cell office:value-type="float" office:value="0.39">
            <text:p>0.390000</text:p>
          </table:table-cell>
          <table:table-cell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805]&lt;0.1;[.K805];[.H805])" office:value-type="float" office:value="0.359">
            <text:p>0.359000</text:p>
          </table:table-cell>
          <table:table-cell table:formula="oooc:=[.N805]-[.L80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92475555556">
            <text:p>0.192476</text:p>
          </table:table-cell>
          <table:table-cell office:value-type="float" office:value="162401250">
            <text:p>162401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625">
            <text:p>0.625000</text:p>
          </table:table-cell>
          <table:table-cell office:value-type="float" office:value="0.906">
            <text:p>0.906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06]&lt;0.1;[.K806];[.H806])" office:value-type="float" office:value="0.375">
            <text:p>0.375000</text:p>
          </table:table-cell>
          <table:table-cell table:formula="oooc:=[.N806]-[.L80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398275555556">
            <text:p>0.039828</text:p>
          </table:table-cell>
          <table:table-cell office:value-type="float" office:value="33604500">
            <text:p>33604500</text:p>
          </table:table-cell>
          <table:table-cell office:value-type="float" office:value="0.990122666667">
            <text:p>0.99012267</text:p>
          </table:table-cell>
          <table:table-cell office:value-type="float" office:value="417708000">
            <text:p>417708000</text:p>
          </table:table-cell>
          <table:table-cell office:value-type="float" office:value="0.359">
            <text:p>0.35900000</text:p>
          </table:table-cell>
          <table:table-cell office:value-type="float" office:value="0.578">
            <text:p>0.578000</text:p>
          </table:table-cell>
          <table:table-cell office:value-type="float" office:value="0.329">
            <text:p>0.329000</text:p>
          </table:table-cell>
          <table:table-cell table:number-columns-repeated="2" office:value-type="float" office:value="0.25">
            <text:p>0.250000</text:p>
          </table:table-cell>
          <table:table-cell office:value-type="float" office:value="4">
            <text:p>4</text:p>
          </table:table-cell>
          <table:table-cell table:formula="oooc:=IF([.D807]&lt;0.1;[.K807];[.H807])" office:value-type="float" office:value="0.25">
            <text:p>0.250000</text:p>
          </table:table-cell>
          <table:table-cell table:formula="oooc:=[.N807]-[.L80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739946666667">
            <text:p>0.073995</text:p>
          </table:table-cell>
          <table:table-cell office:value-type="float" office:value="62433000">
            <text:p>62433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62">
            <text:p>0.562000</text:p>
          </table:table-cell>
          <table:table-cell office:value-type="float" office:value="0.329">
            <text:p>0.329000</text:p>
          </table:table-cell>
          <table:table-cell table:number-columns-repeated="2" office:value-type="float" office:value="0.265">
            <text:p>0.265000</text:p>
          </table:table-cell>
          <table:table-cell office:value-type="float" office:value="4">
            <text:p>4</text:p>
          </table:table-cell>
          <table:table-cell table:formula="oooc:=IF([.D808]&lt;0.1;[.K808];[.H808])" office:value-type="float" office:value="0.265">
            <text:p>0.265000</text:p>
          </table:table-cell>
          <table:table-cell table:formula="oooc:=[.N808]-[.L80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07401777778">
            <text:p>0.207402</text:p>
          </table:table-cell>
          <table:table-cell office:value-type="float" office:value="174995250">
            <text:p>174995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672">
            <text:p>0.672000</text:p>
          </table:table-cell>
          <table:table-cell office:value-type="float" office:value="1.047">
            <text:p>1.047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09]&lt;0.1;[.K809];[.H809])" office:value-type="float" office:value="0.375">
            <text:p>0.375000</text:p>
          </table:table-cell>
          <table:table-cell table:formula="oooc:=[.N809]-[.L80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16509333333">
            <text:p>0.216509</text:p>
          </table:table-cell>
          <table:table-cell office:value-type="float" office:value="182679750">
            <text:p>182679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719">
            <text:p>0.719000</text:p>
          </table:table-cell>
          <table:table-cell office:value-type="float" office:value="1.109">
            <text:p>1.109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10]&lt;0.1;[.K810];[.H810])" office:value-type="float" office:value="0.375">
            <text:p>0.375000</text:p>
          </table:table-cell>
          <table:table-cell table:formula="oooc:=[.N810]-[.L81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240844444444">
            <text:p>0.024084</text:p>
          </table:table-cell>
          <table:table-cell office:value-type="float" office:value="20321250">
            <text:p>20321250</text:p>
          </table:table-cell>
          <table:table-cell office:value-type="float" office:value="0.807573333333">
            <text:p>0.80757333</text:p>
          </table:table-cell>
          <table:table-cell office:value-type="float" office:value="340695000">
            <text:p>34069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297">
            <text:p>0.297000</text:p>
          </table:table-cell>
          <table:table-cell table:number-columns-repeated="2" office:value-type="float" office:value="0.203">
            <text:p>0.203000</text:p>
          </table:table-cell>
          <table:table-cell office:value-type="float" office:value="4">
            <text:p>4</text:p>
          </table:table-cell>
          <table:table-cell table:formula="oooc:=IF([.D811]&lt;0.1;[.K811];[.H811])" office:value-type="float" office:value="0.203">
            <text:p>0.203000</text:p>
          </table:table-cell>
          <table:table-cell table:formula="oooc:=[.N811]-[.L81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95032">
            <text:p>0.195032</text:p>
          </table:table-cell>
          <table:table-cell office:value-type="float" office:value="164558250">
            <text:p>16455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6">
            <text:p>0.36000000</text:p>
          </table:table-cell>
          <table:table-cell office:value-type="float" office:value="0.562">
            <text:p>0.562000</text:p>
          </table:table-cell>
          <table:table-cell office:value-type="float" office:value="0.625">
            <text:p>0.625000</text:p>
          </table:table-cell>
          <table:table-cell office:value-type="float" office:value="0.938">
            <text:p>0.938000</text:p>
          </table:table-cell>
          <table:table-cell office:value-type="float" office:value="0.36">
            <text:p>0.360000</text:p>
          </table:table-cell>
          <table:table-cell office:value-type="float" office:value="1">
            <text:p>1</text:p>
          </table:table-cell>
          <table:table-cell table:formula="oooc:=IF([.D812]&lt;0.1;[.K812];[.H812])" office:value-type="float" office:value="0.36">
            <text:p>0.360000</text:p>
          </table:table-cell>
          <table:table-cell table:formula="oooc:=[.N812]-[.L81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14348444444">
            <text:p>0.114348</text:p>
          </table:table-cell>
          <table:table-cell office:value-type="float" office:value="96481500">
            <text:p>96481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6">
            <text:p>0.36000000</text:p>
          </table:table-cell>
          <table:table-cell office:value-type="float" office:value="0.547">
            <text:p>0.547000</text:p>
          </table:table-cell>
          <table:table-cell office:value-type="float" office:value="0.406">
            <text:p>0.406000</text:p>
          </table:table-cell>
          <table:table-cell office:value-type="float" office:value="0.422">
            <text:p>0.422000</text:p>
          </table:table-cell>
          <table:table-cell office:value-type="float" office:value="0.36">
            <text:p>0.360000</text:p>
          </table:table-cell>
          <table:table-cell office:value-type="float" office:value="1">
            <text:p>1</text:p>
          </table:table-cell>
          <table:table-cell table:formula="oooc:=IF([.D813]&lt;0.1;[.K813];[.H813])" office:value-type="float" office:value="0.36">
            <text:p>0.360000</text:p>
          </table:table-cell>
          <table:table-cell table:formula="oooc:=[.N813]-[.L81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48936">
            <text:p>0.148936</text:p>
          </table:table-cell>
          <table:table-cell office:value-type="float" office:value="125664750">
            <text:p>125664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484">
            <text:p>0.484000</text:p>
          </table:table-cell>
          <table:table-cell office:value-type="float" office:value="0.61">
            <text:p>0.610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14]&lt;0.1;[.K814];[.H814])" office:value-type="float" office:value="0.375">
            <text:p>0.375000</text:p>
          </table:table-cell>
          <table:table-cell table:formula="oooc:=[.N814]-[.L81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98790222222">
            <text:p>0.198790</text:p>
          </table:table-cell>
          <table:table-cell office:value-type="float" office:value="167729250">
            <text:p>167729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641">
            <text:p>0.641000</text:p>
          </table:table-cell>
          <table:table-cell office:value-type="float" office:value="0.968">
            <text:p>0.968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15]&lt;0.1;[.K815];[.H815])" office:value-type="float" office:value="0.375">
            <text:p>0.375000</text:p>
          </table:table-cell>
          <table:table-cell table:formula="oooc:=[.N815]-[.L81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281751111111">
            <text:p>0.028175</text:p>
          </table:table-cell>
          <table:table-cell office:value-type="float" office:value="23772750">
            <text:p>23772750</text:p>
          </table:table-cell>
          <table:table-cell office:value-type="float" office:value="0.897187555556">
            <text:p>0.89718756</text:p>
          </table:table-cell>
          <table:table-cell office:value-type="float" office:value="378501000">
            <text:p>378501000</text:p>
          </table:table-cell>
          <table:table-cell office:value-type="float" office:value="0.375">
            <text:p>0.37500000</text:p>
          </table:table-cell>
          <table:table-cell office:value-type="float" office:value="0.563">
            <text:p>0.563000</text:p>
          </table:table-cell>
          <table:table-cell office:value-type="float" office:value="0.312">
            <text:p>0.312000</text:p>
          </table:table-cell>
          <table:table-cell table:number-columns-repeated="2" office:value-type="float" office:value="0.203">
            <text:p>0.203000</text:p>
          </table:table-cell>
          <table:table-cell office:value-type="float" office:value="4">
            <text:p>4</text:p>
          </table:table-cell>
          <table:table-cell table:formula="oooc:=IF([.D816]&lt;0.1;[.K816];[.H816])" office:value-type="float" office:value="0.203">
            <text:p>0.203000</text:p>
          </table:table-cell>
          <table:table-cell table:formula="oooc:=[.N816]-[.L81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95423111111">
            <text:p>0.195423</text:p>
          </table:table-cell>
          <table:table-cell office:value-type="float" office:value="164888250">
            <text:p>16488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625">
            <text:p>0.625000</text:p>
          </table:table-cell>
          <table:table-cell office:value-type="float" office:value="0.953">
            <text:p>0.953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17]&lt;0.1;[.K817];[.H817])" office:value-type="float" office:value="0.375">
            <text:p>0.375000</text:p>
          </table:table-cell>
          <table:table-cell table:formula="oooc:=[.N817]-[.L81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87494222222">
            <text:p>0.187494</text:p>
          </table:table-cell>
          <table:table-cell office:value-type="float" office:value="158198250">
            <text:p>15819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6">
            <text:p>0.546000</text:p>
          </table:table-cell>
          <table:table-cell office:value-type="float" office:value="0.61">
            <text:p>0.610000</text:p>
          </table:table-cell>
          <table:table-cell office:value-type="float" office:value="0.875">
            <text:p>0.875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18]&lt;0.1;[.K818];[.H818])" office:value-type="float" office:value="0.375">
            <text:p>0.375000</text:p>
          </table:table-cell>
          <table:table-cell table:formula="oooc:=[.N818]-[.L81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378595555556">
            <text:p>0.037860</text:p>
          </table:table-cell>
          <table:table-cell office:value-type="float" office:value="31944000">
            <text:p>31944000</text:p>
          </table:table-cell>
          <table:table-cell office:value-type="float" office:value="0.984330666667">
            <text:p>0.98433067</text:p>
          </table:table-cell>
          <table:table-cell office:value-type="float" office:value="415264500">
            <text:p>415264500</text:p>
          </table:table-cell>
          <table:table-cell office:value-type="float" office:value="0.375">
            <text:p>0.37500000</text:p>
          </table:table-cell>
          <table:table-cell office:value-type="float" office:value="0.563">
            <text:p>0.563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34">
            <text:p>0.234000</text:p>
          </table:table-cell>
          <table:table-cell office:value-type="float" office:value="4">
            <text:p>4</text:p>
          </table:table-cell>
          <table:table-cell table:formula="oooc:=IF([.D819]&lt;0.1;[.K819];[.H819])" office:value-type="float" office:value="0.234">
            <text:p>0.234000</text:p>
          </table:table-cell>
          <table:table-cell table:formula="oooc:=[.N819]-[.L81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39208">
            <text:p>0.139208</text:p>
          </table:table-cell>
          <table:table-cell office:value-type="float" office:value="117456750">
            <text:p>11745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6">
            <text:p>0.36000000</text:p>
          </table:table-cell>
          <table:table-cell office:value-type="float" office:value="0.546">
            <text:p>0.546000</text:p>
          </table:table-cell>
          <table:table-cell office:value-type="float" office:value="0.469">
            <text:p>0.469000</text:p>
          </table:table-cell>
          <table:table-cell office:value-type="float" office:value="0.563">
            <text:p>0.563000</text:p>
          </table:table-cell>
          <table:table-cell office:value-type="float" office:value="0.36">
            <text:p>0.360000</text:p>
          </table:table-cell>
          <table:table-cell office:value-type="float" office:value="1">
            <text:p>1</text:p>
          </table:table-cell>
          <table:table-cell table:formula="oooc:=IF([.D820]&lt;0.1;[.K820];[.H820])" office:value-type="float" office:value="0.36">
            <text:p>0.360000</text:p>
          </table:table-cell>
          <table:table-cell table:formula="oooc:=[.N820]-[.L82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02891555556">
            <text:p>0.102892</text:p>
          </table:table-cell>
          <table:table-cell office:value-type="float" office:value="86814750">
            <text:p>86814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63">
            <text:p>0.563000</text:p>
          </table:table-cell>
          <table:table-cell table:number-columns-repeated="3"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21]&lt;0.1;[.K821];[.H821])" office:value-type="float" office:value="0.375">
            <text:p>0.375000</text:p>
          </table:table-cell>
          <table:table-cell table:formula="oooc:=[.N821]-[.L82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0280977777778">
            <text:p>0.002810</text:p>
          </table:table-cell>
          <table:table-cell office:value-type="float" office:value="2370750">
            <text:p>2370750</text:p>
          </table:table-cell>
          <table:table-cell office:value-type="float" office:value="0.0151573333333">
            <text:p>0.01515733</text:p>
          </table:table-cell>
          <table:table-cell office:value-type="float" office:value="6394500">
            <text:p>6394500</text:p>
          </table:table-cell>
          <table:table-cell office:value-type="float" office:value="0.375">
            <text:p>0.37500000</text:p>
          </table:table-cell>
          <table:table-cell office:value-type="float" office:value="0.312">
            <text:p>0.312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0000000001">
            <text:p>0.015000</text:p>
          </table:table-cell>
          <table:table-cell office:value-type="float" office:value="4">
            <text:p>4</text:p>
          </table:table-cell>
          <table:table-cell table:formula="oooc:=IF([.D822]&lt;0.1;[.K822];[.H822])" office:value-type="float" office:value="0.0150000000001">
            <text:p>0.015000</text:p>
          </table:table-cell>
          <table:table-cell table:formula="oooc:=[.N822]-[.L82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35214222222">
            <text:p>0.135214</text:p>
          </table:table-cell>
          <table:table-cell office:value-type="float" office:value="114087000">
            <text:p>114087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453">
            <text:p>0.453000</text:p>
          </table:table-cell>
          <table:table-cell office:value-type="float" office:value="0.531">
            <text:p>0.531000</text:p>
          </table:table-cell>
          <table:table-cell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823]&lt;0.1;[.K823];[.H823])" office:value-type="float" office:value="0.359">
            <text:p>0.359000</text:p>
          </table:table-cell>
          <table:table-cell table:formula="oooc:=[.N823]-[.L82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590355555556">
            <text:p>0.059036</text:p>
          </table:table-cell>
          <table:table-cell office:value-type="float" office:value="49811250">
            <text:p>49811250</text:p>
          </table:table-cell>
          <table:table-cell office:value-type="float" office:value="0.999957333333">
            <text:p>0.99995733</text:p>
          </table:table-cell>
          <table:table-cell office:value-type="float" office:value="421857000">
            <text:p>421857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313">
            <text:p>0.313000</text:p>
          </table:table-cell>
          <table:table-cell table:number-columns-repeated="2" office:value-type="float" office:value="0.219">
            <text:p>0.219000</text:p>
          </table:table-cell>
          <table:table-cell office:value-type="float" office:value="4">
            <text:p>4</text:p>
          </table:table-cell>
          <table:table-cell table:formula="oooc:=IF([.D824]&lt;0.1;[.K824];[.H824])" office:value-type="float" office:value="0.219">
            <text:p>0.219000</text:p>
          </table:table-cell>
          <table:table-cell table:formula="oooc:=[.N824]-[.L82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259351111111">
            <text:p>0.025935</text:p>
          </table:table-cell>
          <table:table-cell office:value-type="float" office:value="21882750">
            <text:p>21882750</text:p>
          </table:table-cell>
          <table:table-cell office:value-type="float" office:value="0.852832">
            <text:p>0.85283200</text:p>
          </table:table-cell>
          <table:table-cell office:value-type="float" office:value="359788500">
            <text:p>3597885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297">
            <text:p>0.297000</text:p>
          </table:table-cell>
          <table:table-cell table:number-columns-repeated="2" office:value-type="float" office:value="0.203">
            <text:p>0.203000</text:p>
          </table:table-cell>
          <table:table-cell office:value-type="float" office:value="4">
            <text:p>4</text:p>
          </table:table-cell>
          <table:table-cell table:formula="oooc:=IF([.D825]&lt;0.1;[.K825];[.H825])" office:value-type="float" office:value="0.203">
            <text:p>0.203000</text:p>
          </table:table-cell>
          <table:table-cell table:formula="oooc:=[.N825]-[.L82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7504">
            <text:p>0.075040</text:p>
          </table:table-cell>
          <table:table-cell office:value-type="float" office:value="63315000">
            <text:p>63315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82">
            <text:p>0.282000</text:p>
          </table:table-cell>
          <table:table-cell office:value-type="float" office:value="4">
            <text:p>4</text:p>
          </table:table-cell>
          <table:table-cell table:formula="oooc:=IF([.D826]&lt;0.1;[.K826];[.H826])" office:value-type="float" office:value="0.282">
            <text:p>0.282000</text:p>
          </table:table-cell>
          <table:table-cell table:formula="oooc:=[.N826]-[.L82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55286222222">
            <text:p>0.155286</text:p>
          </table:table-cell>
          <table:table-cell office:value-type="float" office:value="131022750">
            <text:p>13102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9">
            <text:p>0.39000000</text:p>
          </table:table-cell>
          <table:table-cell office:value-type="float" office:value="0.547">
            <text:p>0.547000</text:p>
          </table:table-cell>
          <table:table-cell office:value-type="float" office:value="0.5">
            <text:p>0.500000</text:p>
          </table:table-cell>
          <table:table-cell office:value-type="float" office:value="0.656">
            <text:p>0.656000</text:p>
          </table:table-cell>
          <table:table-cell office:value-type="float" office:value="0.39">
            <text:p>0.390000</text:p>
          </table:table-cell>
          <table:table-cell office:value-type="float" office:value="1">
            <text:p>1</text:p>
          </table:table-cell>
          <table:table-cell table:formula="oooc:=IF([.D827]&lt;0.1;[.K827];[.H827])" office:value-type="float" office:value="0.39">
            <text:p>0.390000</text:p>
          </table:table-cell>
          <table:table-cell table:formula="oooc:=[.N827]-[.L82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92007111111">
            <text:p>0.192007</text:p>
          </table:table-cell>
          <table:table-cell office:value-type="float" office:value="162006000">
            <text:p>162006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625">
            <text:p>0.625000</text:p>
          </table:table-cell>
          <table:table-cell office:value-type="float" office:value="0.906">
            <text:p>0.906000</text:p>
          </table:table-cell>
          <table:table-cell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828]&lt;0.1;[.K828];[.H828])" office:value-type="float" office:value="0.359">
            <text:p>0.359000</text:p>
          </table:table-cell>
          <table:table-cell table:formula="oooc:=[.N828]-[.L82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86624">
            <text:p>0.186624</text:p>
          </table:table-cell>
          <table:table-cell office:value-type="float" office:value="157464000">
            <text:p>157464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594">
            <text:p>0.594000</text:p>
          </table:table-cell>
          <table:table-cell office:value-type="float" office:value="0.875">
            <text:p>0.875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29]&lt;0.1;[.K829];[.H829])" office:value-type="float" office:value="0.375">
            <text:p>0.375000</text:p>
          </table:table-cell>
          <table:table-cell table:formula="oooc:=[.N829]-[.L82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772008888889">
            <text:p>0.077201</text:p>
          </table:table-cell>
          <table:table-cell office:value-type="float" office:value="65138250">
            <text:p>6513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81">
            <text:p>0.281000</text:p>
          </table:table-cell>
          <table:table-cell office:value-type="float" office:value="4">
            <text:p>4</text:p>
          </table:table-cell>
          <table:table-cell table:formula="oooc:=IF([.D830]&lt;0.1;[.K830];[.H830])" office:value-type="float" office:value="0.281">
            <text:p>0.281000</text:p>
          </table:table-cell>
          <table:table-cell table:formula="oooc:=[.N830]-[.L83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20692444444">
            <text:p>0.220692</text:p>
          </table:table-cell>
          <table:table-cell office:value-type="float" office:value="186209250">
            <text:p>186209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719">
            <text:p>0.719000</text:p>
          </table:table-cell>
          <table:table-cell office:value-type="float" office:value="1.156">
            <text:p>1.156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31]&lt;0.1;[.K831];[.H831])" office:value-type="float" office:value="0.375">
            <text:p>0.375000</text:p>
          </table:table-cell>
          <table:table-cell table:formula="oooc:=[.N831]-[.L83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77912">
            <text:p>0.177912</text:p>
          </table:table-cell>
          <table:table-cell office:value-type="float" office:value="150113250">
            <text:p>150113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578">
            <text:p>0.578000</text:p>
          </table:table-cell>
          <table:table-cell office:value-type="float" office:value="0.797">
            <text:p>0.797000</text:p>
          </table:table-cell>
          <table:table-cell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832]&lt;0.1;[.K832];[.H832])" office:value-type="float" office:value="0.359">
            <text:p>0.359000</text:p>
          </table:table-cell>
          <table:table-cell table:formula="oooc:=[.N832]-[.L83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00855111111">
            <text:p>0.200855</text:p>
          </table:table-cell>
          <table:table-cell office:value-type="float" office:value="169471500">
            <text:p>169471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657">
            <text:p>0.657000</text:p>
          </table:table-cell>
          <table:table-cell office:value-type="float" office:value="0.984">
            <text:p>0.984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33]&lt;0.1;[.K833];[.H833])" office:value-type="float" office:value="0.375">
            <text:p>0.375000</text:p>
          </table:table-cell>
          <table:table-cell table:formula="oooc:=[.N833]-[.L83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21692444444">
            <text:p>0.221692</text:p>
          </table:table-cell>
          <table:table-cell office:value-type="float" office:value="187053000">
            <text:p>187053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735">
            <text:p>0.735000</text:p>
          </table:table-cell>
          <table:table-cell office:value-type="float" office:value="1.156">
            <text:p>1.156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34]&lt;0.1;[.K834];[.H834])" office:value-type="float" office:value="0.375">
            <text:p>0.375000</text:p>
          </table:table-cell>
          <table:table-cell table:formula="oooc:=[.N834]-[.L83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820124444444">
            <text:p>0.082012</text:p>
          </table:table-cell>
          <table:table-cell office:value-type="float" office:value="69198000">
            <text:p>69198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6">
            <text:p>0.546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297">
            <text:p>0.297000</text:p>
          </table:table-cell>
          <table:table-cell office:value-type="float" office:value="4">
            <text:p>4</text:p>
          </table:table-cell>
          <table:table-cell table:formula="oooc:=IF([.D835]&lt;0.1;[.K835];[.H835])" office:value-type="float" office:value="0.297">
            <text:p>0.297000</text:p>
          </table:table-cell>
          <table:table-cell table:formula="oooc:=[.N835]-[.L83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832071111111">
            <text:p>0.083207</text:p>
          </table:table-cell>
          <table:table-cell office:value-type="float" office:value="70206000">
            <text:p>70206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359">
            <text:p>0.359000</text:p>
          </table:table-cell>
          <table:table-cell table:number-columns-repeated="2" office:value-type="float" office:value="0.297">
            <text:p>0.297000</text:p>
          </table:table-cell>
          <table:table-cell office:value-type="float" office:value="4">
            <text:p>4</text:p>
          </table:table-cell>
          <table:table-cell table:formula="oooc:=IF([.D836]&lt;0.1;[.K836];[.H836])" office:value-type="float" office:value="0.297">
            <text:p>0.297000</text:p>
          </table:table-cell>
          <table:table-cell table:formula="oooc:=[.N836]-[.L83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508222222222">
            <text:p>0.050822</text:p>
          </table:table-cell>
          <table:table-cell office:value-type="float" office:value="42881250">
            <text:p>42881250</text:p>
          </table:table-cell>
          <table:table-cell office:value-type="float" office:value="0.999434666667">
            <text:p>0.99943467</text:p>
          </table:table-cell>
          <table:table-cell office:value-type="float" office:value="421636500">
            <text:p>4216365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297">
            <text:p>0.297000</text:p>
          </table:table-cell>
          <table:table-cell table:number-columns-repeated="2" office:value-type="float" office:value="0.203">
            <text:p>0.203000</text:p>
          </table:table-cell>
          <table:table-cell office:value-type="float" office:value="4">
            <text:p>4</text:p>
          </table:table-cell>
          <table:table-cell table:formula="oooc:=IF([.D837]&lt;0.1;[.K837];[.H837])" office:value-type="float" office:value="0.203">
            <text:p>0.203000</text:p>
          </table:table-cell>
          <table:table-cell table:formula="oooc:=[.N837]-[.L83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24456888889">
            <text:p>0.224457</text:p>
          </table:table-cell>
          <table:table-cell office:value-type="float" office:value="189385500">
            <text:p>189385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734">
            <text:p>0.734000</text:p>
          </table:table-cell>
          <table:table-cell office:value-type="float" office:value="1.204">
            <text:p>1.204000</text:p>
          </table:table-cell>
          <table:table-cell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838]&lt;0.1;[.K838];[.H838])" office:value-type="float" office:value="0.359">
            <text:p>0.359000</text:p>
          </table:table-cell>
          <table:table-cell table:formula="oooc:=[.N838]-[.L83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0302933333333">
            <text:p>0.003029</text:p>
          </table:table-cell>
          <table:table-cell office:value-type="float" office:value="2556000">
            <text:p>2556000</text:p>
          </table:table-cell>
          <table:table-cell office:value-type="float" office:value="0.0181155555556">
            <text:p>0.01811556</text:p>
          </table:table-cell>
          <table:table-cell office:value-type="float" office:value="7642500">
            <text:p>7642500</text:p>
          </table:table-cell>
          <table:table-cell office:value-type="float" office:value="0.39">
            <text:p>0.39000000</text:p>
          </table:table-cell>
          <table:table-cell office:value-type="float" office:value="0.297">
            <text:p>0.297000</text:p>
          </table:table-cell>
          <table:table-cell office:value-type="float" office:value="0.0309999999999">
            <text:p>0.031000</text:p>
          </table:table-cell>
          <table:table-cell table:number-columns-repeated="2" office:value-type="float" office:value="0.0160000000001">
            <text:p>0.016000</text:p>
          </table:table-cell>
          <table:table-cell office:value-type="float" office:value="4">
            <text:p>4</text:p>
          </table:table-cell>
          <table:table-cell table:formula="oooc:=IF([.D839]&lt;0.1;[.K839];[.H839])" office:value-type="float" office:value="0.0160000000001">
            <text:p>0.016000</text:p>
          </table:table-cell>
          <table:table-cell table:formula="oooc:=[.N839]-[.L83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9172">
            <text:p>0.191720</text:p>
          </table:table-cell>
          <table:table-cell office:value-type="float" office:value="161763750">
            <text:p>161763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2">
            <text:p>0.532000</text:p>
          </table:table-cell>
          <table:table-cell office:value-type="float" office:value="0.625">
            <text:p>0.625000</text:p>
          </table:table-cell>
          <table:table-cell office:value-type="float" office:value="0.906">
            <text:p>0.906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40]&lt;0.1;[.K840];[.H840])" office:value-type="float" office:value="0.375">
            <text:p>0.375000</text:p>
          </table:table-cell>
          <table:table-cell table:formula="oooc:=[.N840]-[.L84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35807111111">
            <text:p>0.135807</text:p>
          </table:table-cell>
          <table:table-cell office:value-type="float" office:value="114587250">
            <text:p>114587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453">
            <text:p>0.453000</text:p>
          </table:table-cell>
          <table:table-cell office:value-type="float" office:value="0.531">
            <text:p>0.531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41]&lt;0.1;[.K841];[.H841])" office:value-type="float" office:value="0.375">
            <text:p>0.375000</text:p>
          </table:table-cell>
          <table:table-cell table:formula="oooc:=[.N841]-[.L84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0186044444444">
            <text:p>0.001860</text:p>
          </table:table-cell>
          <table:table-cell office:value-type="float" office:value="1569750">
            <text:p>1569750</text:p>
          </table:table-cell>
          <table:table-cell office:value-type="float" office:value="0.00548266666667">
            <text:p>0.00548267</text:p>
          </table:table-cell>
          <table:table-cell office:value-type="float" office:value="2313000">
            <text:p>2313000</text:p>
          </table:table-cell>
          <table:table-cell office:value-type="float" office:value="0.375">
            <text:p>0.37500000</text:p>
          </table:table-cell>
          <table:table-cell office:value-type="float" office:value="0.281">
            <text:p>0.281000</text:p>
          </table:table-cell>
          <table:table-cell table:number-columns-repeated="3"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ooc:=IF([.D842]&lt;0.1;[.K842];[.H842])" office:value-type="float" office:value="0">
            <text:p>0.000000</text:p>
          </table:table-cell>
          <table:table-cell table:formula="oooc:=[.N842]-[.L84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14781333333">
            <text:p>0.114781</text:p>
          </table:table-cell>
          <table:table-cell office:value-type="float" office:value="96846750">
            <text:p>9684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39">
            <text:p>0.390000</text:p>
          </table:table-cell>
          <table:table-cell office:value-type="float" office:value="0.438">
            <text:p>0.438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43]&lt;0.1;[.K843];[.H843])" office:value-type="float" office:value="0.375">
            <text:p>0.375000</text:p>
          </table:table-cell>
          <table:table-cell table:formula="oooc:=[.N843]-[.L84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24130666667">
            <text:p>0.124131</text:p>
          </table:table-cell>
          <table:table-cell office:value-type="float" office:value="104735250">
            <text:p>104735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422">
            <text:p>0.422000</text:p>
          </table:table-cell>
          <table:table-cell office:value-type="float" office:value="0.484">
            <text:p>0.484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44]&lt;0.1;[.K844];[.H844])" office:value-type="float" office:value="0.375">
            <text:p>0.375000</text:p>
          </table:table-cell>
          <table:table-cell table:formula="oooc:=[.N844]-[.L84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09691555556">
            <text:p>0.209692</text:p>
          </table:table-cell>
          <table:table-cell office:value-type="float" office:value="176927250">
            <text:p>176927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688">
            <text:p>0.688000</text:p>
          </table:table-cell>
          <table:table-cell office:value-type="float" office:value="1.047">
            <text:p>1.047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45]&lt;0.1;[.K845];[.H845])" office:value-type="float" office:value="0.375">
            <text:p>0.375000</text:p>
          </table:table-cell>
          <table:table-cell table:formula="oooc:=[.N845]-[.L84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43592">
            <text:p>0.143592</text:p>
          </table:table-cell>
          <table:table-cell office:value-type="float" office:value="121155750">
            <text:p>12115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63">
            <text:p>0.563000</text:p>
          </table:table-cell>
          <table:table-cell office:value-type="float" office:value="0.469">
            <text:p>0.469000</text:p>
          </table:table-cell>
          <table:table-cell office:value-type="float" office:value="0.578">
            <text:p>0.578000</text:p>
          </table:table-cell>
          <table:table-cell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846]&lt;0.1;[.K846];[.H846])" office:value-type="float" office:value="0.359">
            <text:p>0.359000</text:p>
          </table:table-cell>
          <table:table-cell table:formula="oooc:=[.N846]-[.L84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04699555556">
            <text:p>0.204700</text:p>
          </table:table-cell>
          <table:table-cell office:value-type="float" office:value="172715250">
            <text:p>172715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656">
            <text:p>0.656000</text:p>
          </table:table-cell>
          <table:table-cell office:value-type="float" office:value="1.016">
            <text:p>1.016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47]&lt;0.1;[.K847];[.H847])" office:value-type="float" office:value="0.375">
            <text:p>0.375000</text:p>
          </table:table-cell>
          <table:table-cell table:formula="oooc:=[.N847]-[.L84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14994666667">
            <text:p>0.214995</text:p>
          </table:table-cell>
          <table:table-cell office:value-type="float" office:value="181401750">
            <text:p>181401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703">
            <text:p>0.703000</text:p>
          </table:table-cell>
          <table:table-cell office:value-type="float" office:value="1.109">
            <text:p>1.109000</text:p>
          </table:table-cell>
          <table:table-cell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848]&lt;0.1;[.K848];[.H848])" office:value-type="float" office:value="0.359">
            <text:p>0.359000</text:p>
          </table:table-cell>
          <table:table-cell table:formula="oooc:=[.N848]-[.L84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15536">
            <text:p>0.215536</text:p>
          </table:table-cell>
          <table:table-cell office:value-type="float" office:value="181858500">
            <text:p>181858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703">
            <text:p>0.703000</text:p>
          </table:table-cell>
          <table:table-cell office:value-type="float" office:value="1.11">
            <text:p>1.110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49]&lt;0.1;[.K849];[.H849])" office:value-type="float" office:value="0.375">
            <text:p>0.375000</text:p>
          </table:table-cell>
          <table:table-cell table:formula="oooc:=[.N849]-[.L84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5576">
            <text:p>0.155760</text:p>
          </table:table-cell>
          <table:table-cell office:value-type="float" office:value="131422500">
            <text:p>131422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515">
            <text:p>0.515000</text:p>
          </table:table-cell>
          <table:table-cell office:value-type="float" office:value="0.657">
            <text:p>0.657000</text:p>
          </table:table-cell>
          <table:table-cell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850]&lt;0.1;[.K850];[.H850])" office:value-type="float" office:value="0.359">
            <text:p>0.359000</text:p>
          </table:table-cell>
          <table:table-cell table:formula="oooc:=[.N850]-[.L85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951777777778">
            <text:p>0.095178</text:p>
          </table:table-cell>
          <table:table-cell office:value-type="float" office:value="80306250">
            <text:p>80306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375">
            <text:p>0.375000</text:p>
          </table:table-cell>
          <table:table-cell table:number-columns-repeated="2" office:value-type="float" office:value="0.344">
            <text:p>0.344000</text:p>
          </table:table-cell>
          <table:table-cell office:value-type="float" office:value="4">
            <text:p>4</text:p>
          </table:table-cell>
          <table:table-cell table:formula="oooc:=IF([.D851]&lt;0.1;[.K851];[.H851])" office:value-type="float" office:value="0.344">
            <text:p>0.344000</text:p>
          </table:table-cell>
          <table:table-cell table:formula="oooc:=[.N851]-[.L85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83512">
            <text:p>0.183512</text:p>
          </table:table-cell>
          <table:table-cell office:value-type="float" office:value="154838250">
            <text:p>15483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594">
            <text:p>0.594000</text:p>
          </table:table-cell>
          <table:table-cell office:value-type="float" office:value="0.844">
            <text:p>0.844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52]&lt;0.1;[.K852];[.H852])" office:value-type="float" office:value="0.375">
            <text:p>0.375000</text:p>
          </table:table-cell>
          <table:table-cell table:formula="oooc:=[.N852]-[.L85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66441777778">
            <text:p>0.166442</text:p>
          </table:table-cell>
          <table:table-cell office:value-type="float" office:value="140435250">
            <text:p>140435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6">
            <text:p>0.36000000</text:p>
          </table:table-cell>
          <table:table-cell table:number-columns-repeated="2" office:value-type="float" office:value="0.547">
            <text:p>0.547000</text:p>
          </table:table-cell>
          <table:table-cell office:value-type="float" office:value="0.734">
            <text:p>0.734000</text:p>
          </table:table-cell>
          <table:table-cell office:value-type="float" office:value="0.36">
            <text:p>0.360000</text:p>
          </table:table-cell>
          <table:table-cell office:value-type="float" office:value="1">
            <text:p>1</text:p>
          </table:table-cell>
          <table:table-cell table:formula="oooc:=IF([.D853]&lt;0.1;[.K853];[.H853])" office:value-type="float" office:value="0.36">
            <text:p>0.360000</text:p>
          </table:table-cell>
          <table:table-cell table:formula="oooc:=[.N853]-[.L85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04674666667">
            <text:p>0.204675</text:p>
          </table:table-cell>
          <table:table-cell office:value-type="float" office:value="172694250">
            <text:p>172694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672">
            <text:p>0.672000</text:p>
          </table:table-cell>
          <table:table-cell office:value-type="float" office:value="1.063">
            <text:p>1.063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54]&lt;0.1;[.K854];[.H854])" office:value-type="float" office:value="0.375">
            <text:p>0.375000</text:p>
          </table:table-cell>
          <table:table-cell table:formula="oooc:=[.N854]-[.L85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73306666667">
            <text:p>0.173307</text:p>
          </table:table-cell>
          <table:table-cell office:value-type="float" office:value="146227500">
            <text:p>146227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63">
            <text:p>0.563000</text:p>
          </table:table-cell>
          <table:table-cell office:value-type="float" office:value="0.546">
            <text:p>0.546000</text:p>
          </table:table-cell>
          <table:table-cell office:value-type="float" office:value="0.782">
            <text:p>0.782000</text:p>
          </table:table-cell>
          <table:table-cell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855]&lt;0.1;[.K855];[.H855])" office:value-type="float" office:value="0.359">
            <text:p>0.359000</text:p>
          </table:table-cell>
          <table:table-cell table:formula="oooc:=[.N855]-[.L85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95890666667">
            <text:p>0.195891</text:p>
          </table:table-cell>
          <table:table-cell office:value-type="float" office:value="165282750">
            <text:p>16528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641">
            <text:p>0.641000</text:p>
          </table:table-cell>
          <table:table-cell office:value-type="float" office:value="0.937">
            <text:p>0.937000</text:p>
          </table:table-cell>
          <table:table-cell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856]&lt;0.1;[.K856];[.H856])" office:value-type="float" office:value="0.359">
            <text:p>0.359000</text:p>
          </table:table-cell>
          <table:table-cell table:formula="oooc:=[.N856]-[.L85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82936">
            <text:p>0.082936</text:p>
          </table:table-cell>
          <table:table-cell office:value-type="float" office:value="69977250">
            <text:p>69977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343">
            <text:p>0.343000</text:p>
          </table:table-cell>
          <table:table-cell table:number-columns-repeated="2" office:value-type="float" office:value="0.297">
            <text:p>0.297000</text:p>
          </table:table-cell>
          <table:table-cell office:value-type="float" office:value="4">
            <text:p>4</text:p>
          </table:table-cell>
          <table:table-cell table:formula="oooc:=IF([.D857]&lt;0.1;[.K857];[.H857])" office:value-type="float" office:value="0.297">
            <text:p>0.297000</text:p>
          </table:table-cell>
          <table:table-cell table:formula="oooc:=[.N857]-[.L85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01697777778">
            <text:p>0.101698</text:p>
          </table:table-cell>
          <table:table-cell office:value-type="float" office:value="85807500">
            <text:p>85807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table:number-columns-repeated="3"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58]&lt;0.1;[.K858];[.H858])" office:value-type="float" office:value="0.375">
            <text:p>0.375000</text:p>
          </table:table-cell>
          <table:table-cell table:formula="oooc:=[.N858]-[.L85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58769777778">
            <text:p>0.158770</text:p>
          </table:table-cell>
          <table:table-cell office:value-type="float" office:value="133962000">
            <text:p>133962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5">
            <text:p>0.500000</text:p>
          </table:table-cell>
          <table:table-cell office:value-type="float" office:value="0.688">
            <text:p>0.688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59]&lt;0.1;[.K859];[.H859])" office:value-type="float" office:value="0.375">
            <text:p>0.375000</text:p>
          </table:table-cell>
          <table:table-cell table:formula="oooc:=[.N859]-[.L85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06017777778">
            <text:p>0.106018</text:p>
          </table:table-cell>
          <table:table-cell office:value-type="float" office:value="89452500">
            <text:p>89452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391">
            <text:p>0.391000</text:p>
          </table:table-cell>
          <table:table-cell office:value-type="float" office:value="0.39">
            <text:p>0.390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60]&lt;0.1;[.K860];[.H860])" office:value-type="float" office:value="0.375">
            <text:p>0.375000</text:p>
          </table:table-cell>
          <table:table-cell table:formula="oooc:=[.N860]-[.L86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49622222222">
            <text:p>0.149622</text:p>
          </table:table-cell>
          <table:table-cell office:value-type="float" office:value="126243750">
            <text:p>126243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6">
            <text:p>0.36000000</text:p>
          </table:table-cell>
          <table:table-cell office:value-type="float" office:value="0.547">
            <text:p>0.547000</text:p>
          </table:table-cell>
          <table:table-cell office:value-type="float" office:value="0.484">
            <text:p>0.484000</text:p>
          </table:table-cell>
          <table:table-cell office:value-type="float" office:value="0.625">
            <text:p>0.625000</text:p>
          </table:table-cell>
          <table:table-cell office:value-type="float" office:value="0.36">
            <text:p>0.360000</text:p>
          </table:table-cell>
          <table:table-cell office:value-type="float" office:value="1">
            <text:p>1</text:p>
          </table:table-cell>
          <table:table-cell table:formula="oooc:=IF([.D861]&lt;0.1;[.K861];[.H861])" office:value-type="float" office:value="0.36">
            <text:p>0.360000</text:p>
          </table:table-cell>
          <table:table-cell table:formula="oooc:=[.N861]-[.L86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01545777778">
            <text:p>0.201546</text:p>
          </table:table-cell>
          <table:table-cell office:value-type="float" office:value="170054250">
            <text:p>170054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6">
            <text:p>0.36000000</text:p>
          </table:table-cell>
          <table:table-cell office:value-type="float" office:value="0.547">
            <text:p>0.547000</text:p>
          </table:table-cell>
          <table:table-cell office:value-type="float" office:value="0.656">
            <text:p>0.656000</text:p>
          </table:table-cell>
          <table:table-cell office:value-type="float" office:value="0.984">
            <text:p>0.984000</text:p>
          </table:table-cell>
          <table:table-cell office:value-type="float" office:value="0.36">
            <text:p>0.360000</text:p>
          </table:table-cell>
          <table:table-cell office:value-type="float" office:value="1">
            <text:p>1</text:p>
          </table:table-cell>
          <table:table-cell table:formula="oooc:=IF([.D862]&lt;0.1;[.K862];[.H862])" office:value-type="float" office:value="0.36">
            <text:p>0.360000</text:p>
          </table:table-cell>
          <table:table-cell table:formula="oooc:=[.N862]-[.L86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36768">
            <text:p>0.136768</text:p>
          </table:table-cell>
          <table:table-cell office:value-type="float" office:value="115398000">
            <text:p>115398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453">
            <text:p>0.453000</text:p>
          </table:table-cell>
          <table:table-cell office:value-type="float" office:value="0.547">
            <text:p>0.547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63]&lt;0.1;[.K863];[.H863])" office:value-type="float" office:value="0.375">
            <text:p>0.375000</text:p>
          </table:table-cell>
          <table:table-cell table:formula="oooc:=[.N863]-[.L86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686302222222">
            <text:p>0.068630</text:p>
          </table:table-cell>
          <table:table-cell office:value-type="float" office:value="57906750">
            <text:p>5790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312">
            <text:p>0.312000</text:p>
          </table:table-cell>
          <table:table-cell table:number-columns-repeated="2" office:value-type="float" office:value="0.25">
            <text:p>0.250000</text:p>
          </table:table-cell>
          <table:table-cell office:value-type="float" office:value="4">
            <text:p>4</text:p>
          </table:table-cell>
          <table:table-cell table:formula="oooc:=IF([.D864]&lt;0.1;[.K864];[.H864])" office:value-type="float" office:value="0.25">
            <text:p>0.250000</text:p>
          </table:table-cell>
          <table:table-cell table:formula="oooc:=[.N864]-[.L86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386968888889">
            <text:p>0.038697</text:p>
          </table:table-cell>
          <table:table-cell office:value-type="float" office:value="32650500">
            <text:p>32650500</text:p>
          </table:table-cell>
          <table:table-cell office:value-type="float" office:value="0.987466666667">
            <text:p>0.98746667</text:p>
          </table:table-cell>
          <table:table-cell office:value-type="float" office:value="416587500">
            <text:p>416587500</text:p>
          </table:table-cell>
          <table:table-cell office:value-type="float" office:value="0.36">
            <text:p>0.36000000</text:p>
          </table:table-cell>
          <table:table-cell office:value-type="float" office:value="0.578">
            <text:p>0.578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34">
            <text:p>0.234000</text:p>
          </table:table-cell>
          <table:table-cell office:value-type="float" office:value="4">
            <text:p>4</text:p>
          </table:table-cell>
          <table:table-cell table:formula="oooc:=IF([.D865]&lt;0.1;[.K865];[.H865])" office:value-type="float" office:value="0.234">
            <text:p>0.234000</text:p>
          </table:table-cell>
          <table:table-cell table:formula="oooc:=[.N865]-[.L86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75955555556">
            <text:p>0.175956</text:p>
          </table:table-cell>
          <table:table-cell office:value-type="float" office:value="148462500">
            <text:p>148462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578">
            <text:p>0.578000</text:p>
          </table:table-cell>
          <table:table-cell office:value-type="float" office:value="0.797">
            <text:p>0.797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66]&lt;0.1;[.K866];[.H866])" office:value-type="float" office:value="0.375">
            <text:p>0.375000</text:p>
          </table:table-cell>
          <table:table-cell table:formula="oooc:=[.N866]-[.L86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80912">
            <text:p>0.180912</text:p>
          </table:table-cell>
          <table:table-cell office:value-type="float" office:value="152644500">
            <text:p>152644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578">
            <text:p>0.578000</text:p>
          </table:table-cell>
          <table:table-cell office:value-type="float" office:value="0.828">
            <text:p>0.828000</text:p>
          </table:table-cell>
          <table:table-cell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867]&lt;0.1;[.K867];[.H867])" office:value-type="float" office:value="0.359">
            <text:p>0.359000</text:p>
          </table:table-cell>
          <table:table-cell table:formula="oooc:=[.N867]-[.L86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03168888889">
            <text:p>0.103169</text:p>
          </table:table-cell>
          <table:table-cell office:value-type="float" office:value="87048750">
            <text:p>87048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table:number-columns-repeated="3"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68]&lt;0.1;[.K868];[.H868])" office:value-type="float" office:value="0.375">
            <text:p>0.375000</text:p>
          </table:table-cell>
          <table:table-cell table:formula="oooc:=[.N868]-[.L86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928862222222">
            <text:p>0.092886</text:p>
          </table:table-cell>
          <table:table-cell office:value-type="float" office:value="78372750">
            <text:p>7837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359">
            <text:p>0.359000</text:p>
          </table:table-cell>
          <table:table-cell table:number-columns-repeated="2" office:value-type="float" office:value="0.344">
            <text:p>0.344000</text:p>
          </table:table-cell>
          <table:table-cell office:value-type="float" office:value="4">
            <text:p>4</text:p>
          </table:table-cell>
          <table:table-cell table:formula="oooc:=IF([.D869]&lt;0.1;[.K869];[.H869])" office:value-type="float" office:value="0.344">
            <text:p>0.344000</text:p>
          </table:table-cell>
          <table:table-cell table:formula="oooc:=[.N869]-[.L86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10857777778">
            <text:p>0.210858</text:p>
          </table:table-cell>
          <table:table-cell office:value-type="float" office:value="177911250">
            <text:p>177911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688">
            <text:p>0.688000</text:p>
          </table:table-cell>
          <table:table-cell office:value-type="float" office:value="1.062">
            <text:p>1.062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70]&lt;0.1;[.K870];[.H870])" office:value-type="float" office:value="0.375">
            <text:p>0.375000</text:p>
          </table:table-cell>
          <table:table-cell table:formula="oooc:=[.N870]-[.L87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17448888889">
            <text:p>0.217449</text:p>
          </table:table-cell>
          <table:table-cell office:value-type="float" office:value="183472500">
            <text:p>183472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719">
            <text:p>0.719000</text:p>
          </table:table-cell>
          <table:table-cell office:value-type="float" office:value="1.125">
            <text:p>1.125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71]&lt;0.1;[.K871];[.H871])" office:value-type="float" office:value="0.375">
            <text:p>0.375000</text:p>
          </table:table-cell>
          <table:table-cell table:formula="oooc:=[.N871]-[.L87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388062222222">
            <text:p>0.038806</text:p>
          </table:table-cell>
          <table:table-cell office:value-type="float" office:value="32742750">
            <text:p>32742750</text:p>
          </table:table-cell>
          <table:table-cell office:value-type="float" office:value="0.987626666667">
            <text:p>0.98762667</text:p>
          </table:table-cell>
          <table:table-cell office:value-type="float" office:value="416655000">
            <text:p>416655000</text:p>
          </table:table-cell>
          <table:table-cell office:value-type="float" office:value="0.375">
            <text:p>0.37500000</text:p>
          </table:table-cell>
          <table:table-cell office:value-type="float" office:value="0.578">
            <text:p>0.578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34">
            <text:p>0.234000</text:p>
          </table:table-cell>
          <table:table-cell office:value-type="float" office:value="4">
            <text:p>4</text:p>
          </table:table-cell>
          <table:table-cell table:formula="oooc:=IF([.D872]&lt;0.1;[.K872];[.H872])" office:value-type="float" office:value="0.234">
            <text:p>0.234000</text:p>
          </table:table-cell>
          <table:table-cell table:formula="oooc:=[.N872]-[.L87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20066666667">
            <text:p>0.220067</text:p>
          </table:table-cell>
          <table:table-cell office:value-type="float" office:value="185681250">
            <text:p>185681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719">
            <text:p>0.719000</text:p>
          </table:table-cell>
          <table:table-cell office:value-type="float" office:value="1.156">
            <text:p>1.156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73]&lt;0.1;[.K873];[.H873])" office:value-type="float" office:value="0.375">
            <text:p>0.375000</text:p>
          </table:table-cell>
          <table:table-cell table:formula="oooc:=[.N873]-[.L87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81796444444">
            <text:p>0.181796</text:p>
          </table:table-cell>
          <table:table-cell office:value-type="float" office:value="153390750">
            <text:p>153390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578">
            <text:p>0.578000</text:p>
          </table:table-cell>
          <table:table-cell office:value-type="float" office:value="0.844">
            <text:p>0.844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74]&lt;0.1;[.K874];[.H874])" office:value-type="float" office:value="0.375">
            <text:p>0.375000</text:p>
          </table:table-cell>
          <table:table-cell table:formula="oooc:=[.N874]-[.L87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02650666667">
            <text:p>0.202651</text:p>
          </table:table-cell>
          <table:table-cell office:value-type="float" office:value="170986500">
            <text:p>170986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718">
            <text:p>0.718000</text:p>
          </table:table-cell>
          <table:table-cell office:value-type="float" office:value="1.032">
            <text:p>1.032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75]&lt;0.1;[.K875];[.H875])" office:value-type="float" office:value="0.375">
            <text:p>0.375000</text:p>
          </table:table-cell>
          <table:table-cell table:formula="oooc:=[.N875]-[.L87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95993777778">
            <text:p>0.195994</text:p>
          </table:table-cell>
          <table:table-cell office:value-type="float" office:value="165369750">
            <text:p>165369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641">
            <text:p>0.641000</text:p>
          </table:table-cell>
          <table:table-cell office:value-type="float" office:value="0.938">
            <text:p>0.938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76]&lt;0.1;[.K876];[.H876])" office:value-type="float" office:value="0.375">
            <text:p>0.375000</text:p>
          </table:table-cell>
          <table:table-cell table:formula="oooc:=[.N876]-[.L87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84150222222">
            <text:p>0.184150</text:p>
          </table:table-cell>
          <table:table-cell office:value-type="float" office:value="155376750">
            <text:p>15537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594">
            <text:p>0.594000</text:p>
          </table:table-cell>
          <table:table-cell office:value-type="float" office:value="0.859">
            <text:p>0.859000</text:p>
          </table:table-cell>
          <table:table-cell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877]&lt;0.1;[.K877];[.H877])" office:value-type="float" office:value="0.359">
            <text:p>0.359000</text:p>
          </table:table-cell>
          <table:table-cell table:formula="oooc:=[.N877]-[.L87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93354666667">
            <text:p>0.193355</text:p>
          </table:table-cell>
          <table:table-cell office:value-type="float" office:value="163143000">
            <text:p>163143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625">
            <text:p>0.625000</text:p>
          </table:table-cell>
          <table:table-cell office:value-type="float" office:value="0.922">
            <text:p>0.922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78]&lt;0.1;[.K878];[.H878])" office:value-type="float" office:value="0.375">
            <text:p>0.375000</text:p>
          </table:table-cell>
          <table:table-cell table:formula="oooc:=[.N878]-[.L87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74587555556">
            <text:p>0.174588</text:p>
          </table:table-cell>
          <table:table-cell office:value-type="float" office:value="147308250">
            <text:p>14730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563">
            <text:p>0.563000</text:p>
          </table:table-cell>
          <table:table-cell office:value-type="float" office:value="0.781">
            <text:p>0.781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79]&lt;0.1;[.K879];[.H879])" office:value-type="float" office:value="0.375">
            <text:p>0.375000</text:p>
          </table:table-cell>
          <table:table-cell table:formula="oooc:=[.N879]-[.L87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341262222222">
            <text:p>0.034126</text:p>
          </table:table-cell>
          <table:table-cell office:value-type="float" office:value="28794000">
            <text:p>28794000</text:p>
          </table:table-cell>
          <table:table-cell office:value-type="float" office:value="0.965813333333">
            <text:p>0.96581333</text:p>
          </table:table-cell>
          <table:table-cell office:value-type="float" office:value="407452500">
            <text:p>407452500</text:p>
          </table:table-cell>
          <table:table-cell office:value-type="float" office:value="0.375">
            <text:p>0.37500000</text:p>
          </table:table-cell>
          <table:table-cell office:value-type="float" office:value="0.578">
            <text:p>0.578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19">
            <text:p>0.219000</text:p>
          </table:table-cell>
          <table:table-cell office:value-type="float" office:value="4">
            <text:p>4</text:p>
          </table:table-cell>
          <table:table-cell table:formula="oooc:=IF([.D880]&lt;0.1;[.K880];[.H880])" office:value-type="float" office:value="0.219">
            <text:p>0.219000</text:p>
          </table:table-cell>
          <table:table-cell table:formula="oooc:=[.N880]-[.L88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88674666667">
            <text:p>0.188675</text:p>
          </table:table-cell>
          <table:table-cell office:value-type="float" office:value="159194250">
            <text:p>159194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2">
            <text:p>0.532000</text:p>
          </table:table-cell>
          <table:table-cell office:value-type="float" office:value="0.609">
            <text:p>0.609000</text:p>
          </table:table-cell>
          <table:table-cell office:value-type="float" office:value="0.891">
            <text:p>0.891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81]&lt;0.1;[.K881];[.H881])" office:value-type="float" office:value="0.375">
            <text:p>0.375000</text:p>
          </table:table-cell>
          <table:table-cell table:formula="oooc:=[.N881]-[.L88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257902222222">
            <text:p>0.025790</text:p>
          </table:table-cell>
          <table:table-cell office:value-type="float" office:value="21760500">
            <text:p>21760500</text:p>
          </table:table-cell>
          <table:table-cell office:value-type="float" office:value="0.851591111111">
            <text:p>0.85159111</text:p>
          </table:table-cell>
          <table:table-cell office:value-type="float" office:value="359265000">
            <text:p>35926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297">
            <text:p>0.297000</text:p>
          </table:table-cell>
          <table:table-cell table:number-columns-repeated="2" office:value-type="float" office:value="0.203">
            <text:p>0.203000</text:p>
          </table:table-cell>
          <table:table-cell office:value-type="float" office:value="4">
            <text:p>4</text:p>
          </table:table-cell>
          <table:table-cell table:formula="oooc:=IF([.D882]&lt;0.1;[.K882];[.H882])" office:value-type="float" office:value="0.203">
            <text:p>0.203000</text:p>
          </table:table-cell>
          <table:table-cell table:formula="oooc:=[.N882]-[.L88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59994666667">
            <text:p>0.159995</text:p>
          </table:table-cell>
          <table:table-cell office:value-type="float" office:value="134995500">
            <text:p>134995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515">
            <text:p>0.515000</text:p>
          </table:table-cell>
          <table:table-cell office:value-type="float" office:value="0.688">
            <text:p>0.688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83]&lt;0.1;[.K883];[.H883])" office:value-type="float" office:value="0.375">
            <text:p>0.375000</text:p>
          </table:table-cell>
          <table:table-cell table:formula="oooc:=[.N883]-[.L88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53327111111">
            <text:p>0.153327</text:p>
          </table:table-cell>
          <table:table-cell office:value-type="float" office:value="129369750">
            <text:p>129369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5">
            <text:p>0.500000</text:p>
          </table:table-cell>
          <table:table-cell office:value-type="float" office:value="0.641">
            <text:p>0.641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84]&lt;0.1;[.K884];[.H884])" office:value-type="float" office:value="0.375">
            <text:p>0.375000</text:p>
          </table:table-cell>
          <table:table-cell table:formula="oooc:=[.N884]-[.L88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608977777778">
            <text:p>0.060898</text:p>
          </table:table-cell>
          <table:table-cell office:value-type="float" office:value="51382500">
            <text:p>51382500</text:p>
          </table:table-cell>
          <table:table-cell office:value-type="float" office:value="0.999989333333">
            <text:p>0.99998933</text:p>
          </table:table-cell>
          <table:table-cell office:value-type="float" office:value="421870500">
            <text:p>4218705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297">
            <text:p>0.297000</text:p>
          </table:table-cell>
          <table:table-cell table:number-columns-repeated="2" office:value-type="float" office:value="0.234">
            <text:p>0.234000</text:p>
          </table:table-cell>
          <table:table-cell office:value-type="float" office:value="4">
            <text:p>4</text:p>
          </table:table-cell>
          <table:table-cell table:formula="oooc:=IF([.D885]&lt;0.1;[.K885];[.H885])" office:value-type="float" office:value="0.234">
            <text:p>0.234000</text:p>
          </table:table-cell>
          <table:table-cell table:formula="oooc:=[.N885]-[.L88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425528888889">
            <text:p>0.042553</text:p>
          </table:table-cell>
          <table:table-cell office:value-type="float" office:value="35904000">
            <text:p>35904000</text:p>
          </table:table-cell>
          <table:table-cell office:value-type="float" office:value="0.995050666667">
            <text:p>0.99505067</text:p>
          </table:table-cell>
          <table:table-cell office:value-type="float" office:value="419787000">
            <text:p>419787000</text:p>
          </table:table-cell>
          <table:table-cell office:value-type="float" office:value="0.36">
            <text:p>0.36000000</text:p>
          </table:table-cell>
          <table:table-cell office:value-type="float" office:value="0.578">
            <text:p>0.578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234">
            <text:p>0.234000</text:p>
          </table:table-cell>
          <table:table-cell office:value-type="float" office:value="4">
            <text:p>4</text:p>
          </table:table-cell>
          <table:table-cell table:formula="oooc:=IF([.D886]&lt;0.1;[.K886];[.H886])" office:value-type="float" office:value="0.234">
            <text:p>0.234000</text:p>
          </table:table-cell>
          <table:table-cell table:formula="oooc:=[.N886]-[.L88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450444444444">
            <text:p>0.045044</text:p>
          </table:table-cell>
          <table:table-cell office:value-type="float" office:value="38006250">
            <text:p>38006250</text:p>
          </table:table-cell>
          <table:table-cell office:value-type="float" office:value="0.997344">
            <text:p>0.99734400</text:p>
          </table:table-cell>
          <table:table-cell office:value-type="float" office:value="420754500">
            <text:p>420754500</text:p>
          </table:table-cell>
          <table:table-cell office:value-type="float" office:value="0.359">
            <text:p>0.35900000</text:p>
          </table:table-cell>
          <table:table-cell office:value-type="float" office:value="0.563">
            <text:p>0.563000</text:p>
          </table:table-cell>
          <table:table-cell office:value-type="float" office:value="0.312">
            <text:p>0.312000</text:p>
          </table:table-cell>
          <table:table-cell table:number-columns-repeated="2" office:value-type="float" office:value="0.219">
            <text:p>0.219000</text:p>
          </table:table-cell>
          <table:table-cell office:value-type="float" office:value="4">
            <text:p>4</text:p>
          </table:table-cell>
          <table:table-cell table:formula="oooc:=IF([.D887]&lt;0.1;[.K887];[.H887])" office:value-type="float" office:value="0.219">
            <text:p>0.219000</text:p>
          </table:table-cell>
          <table:table-cell table:formula="oooc:=[.N887]-[.L88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968186666667">
            <text:p>0.096819</text:p>
          </table:table-cell>
          <table:table-cell office:value-type="float" office:value="81690750">
            <text:p>81690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375">
            <text:p>0.375000</text:p>
          </table:table-cell>
          <table:table-cell table:number-columns-repeated="2"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888]&lt;0.1;[.K888];[.H888])" office:value-type="float" office:value="0.359">
            <text:p>0.359000</text:p>
          </table:table-cell>
          <table:table-cell table:formula="oooc:=[.N888]-[.L88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56956444444">
            <text:p>0.156956</text:p>
          </table:table-cell>
          <table:table-cell office:value-type="float" office:value="132432000">
            <text:p>132432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516">
            <text:p>0.516000</text:p>
          </table:table-cell>
          <table:table-cell office:value-type="float" office:value="0.671">
            <text:p>0.671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89]&lt;0.1;[.K889];[.H889])" office:value-type="float" office:value="0.375">
            <text:p>0.375000</text:p>
          </table:table-cell>
          <table:table-cell table:formula="oooc:=[.N889]-[.L88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137155555556">
            <text:p>0.013716</text:p>
          </table:table-cell>
          <table:table-cell office:value-type="float" office:value="11572500">
            <text:p>11572500</text:p>
          </table:table-cell>
          <table:table-cell office:value-type="float" office:value="0.400682666667">
            <text:p>0.40068267</text:p>
          </table:table-cell>
          <table:table-cell office:value-type="float" office:value="169038000">
            <text:p>169038000</text:p>
          </table:table-cell>
          <table:table-cell office:value-type="float" office:value="0.359">
            <text:p>0.35900000</text:p>
          </table:table-cell>
          <table:table-cell office:value-type="float" office:value="0.484">
            <text:p>0.484000</text:p>
          </table:table-cell>
          <table:table-cell office:value-type="float" office:value="0.204">
            <text:p>0.204000</text:p>
          </table:table-cell>
          <table:table-cell table:number-columns-repeated="2" office:value-type="float" office:value="0.171">
            <text:p>0.171000</text:p>
          </table:table-cell>
          <table:table-cell office:value-type="float" office:value="4">
            <text:p>4</text:p>
          </table:table-cell>
          <table:table-cell table:formula="oooc:=IF([.D890]&lt;0.1;[.K890];[.H890])" office:value-type="float" office:value="0.171">
            <text:p>0.171000</text:p>
          </table:table-cell>
          <table:table-cell table:formula="oooc:=[.N890]-[.L89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849342222222">
            <text:p>0.084934</text:p>
          </table:table-cell>
          <table:table-cell office:value-type="float" office:value="71663250">
            <text:p>71663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36">
            <text:p>0.360000</text:p>
          </table:table-cell>
          <table:table-cell table:number-columns-repeated="2" office:value-type="float" office:value="0.297">
            <text:p>0.297000</text:p>
          </table:table-cell>
          <table:table-cell office:value-type="float" office:value="4">
            <text:p>4</text:p>
          </table:table-cell>
          <table:table-cell table:formula="oooc:=IF([.D891]&lt;0.1;[.K891];[.H891])" office:value-type="float" office:value="0.297">
            <text:p>0.297000</text:p>
          </table:table-cell>
          <table:table-cell table:formula="oooc:=[.N891]-[.L89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817822222222">
            <text:p>0.081782</text:p>
          </table:table-cell>
          <table:table-cell office:value-type="float" office:value="69003750">
            <text:p>69003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297">
            <text:p>0.297000</text:p>
          </table:table-cell>
          <table:table-cell office:value-type="float" office:value="4">
            <text:p>4</text:p>
          </table:table-cell>
          <table:table-cell table:formula="oooc:=IF([.D892]&lt;0.1;[.K892];[.H892])" office:value-type="float" office:value="0.297">
            <text:p>0.297000</text:p>
          </table:table-cell>
          <table:table-cell table:formula="oooc:=[.N892]-[.L89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99704888889">
            <text:p>0.199705</text:p>
          </table:table-cell>
          <table:table-cell office:value-type="float" office:value="168501000">
            <text:p>168501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6">
            <text:p>0.36000000</text:p>
          </table:table-cell>
          <table:table-cell office:value-type="float" office:value="0.547">
            <text:p>0.547000</text:p>
          </table:table-cell>
          <table:table-cell office:value-type="float" office:value="0.656">
            <text:p>0.656000</text:p>
          </table:table-cell>
          <table:table-cell office:value-type="float" office:value="0.969">
            <text:p>0.969000</text:p>
          </table:table-cell>
          <table:table-cell office:value-type="float" office:value="0.36">
            <text:p>0.360000</text:p>
          </table:table-cell>
          <table:table-cell office:value-type="float" office:value="1">
            <text:p>1</text:p>
          </table:table-cell>
          <table:table-cell table:formula="oooc:=IF([.D893]&lt;0.1;[.K893];[.H893])" office:value-type="float" office:value="0.36">
            <text:p>0.360000</text:p>
          </table:table-cell>
          <table:table-cell table:formula="oooc:=[.N893]-[.L89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25959111111">
            <text:p>0.125959</text:p>
          </table:table-cell>
          <table:table-cell office:value-type="float" office:value="106278000">
            <text:p>106278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437">
            <text:p>0.437000</text:p>
          </table:table-cell>
          <table:table-cell office:value-type="float" office:value="0.485">
            <text:p>0.485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94]&lt;0.1;[.K894];[.H894])" office:value-type="float" office:value="0.375">
            <text:p>0.375000</text:p>
          </table:table-cell>
          <table:table-cell table:formula="oooc:=[.N894]-[.L89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75659555556">
            <text:p>0.175660</text:p>
          </table:table-cell>
          <table:table-cell office:value-type="float" office:value="148212750">
            <text:p>14821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6">
            <text:p>0.546000</text:p>
          </table:table-cell>
          <table:table-cell office:value-type="float" office:value="0.563">
            <text:p>0.563000</text:p>
          </table:table-cell>
          <table:table-cell office:value-type="float" office:value="0.797">
            <text:p>0.797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95]&lt;0.1;[.K895];[.H895])" office:value-type="float" office:value="0.375">
            <text:p>0.375000</text:p>
          </table:table-cell>
          <table:table-cell table:formula="oooc:=[.N895]-[.L89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93759111111">
            <text:p>0.193759</text:p>
          </table:table-cell>
          <table:table-cell office:value-type="float" office:value="163484250">
            <text:p>163484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641">
            <text:p>0.641000</text:p>
          </table:table-cell>
          <table:table-cell office:value-type="float" office:value="0.922">
            <text:p>0.922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96]&lt;0.1;[.K896];[.H896])" office:value-type="float" office:value="0.375">
            <text:p>0.375000</text:p>
          </table:table-cell>
          <table:table-cell table:formula="oooc:=[.N896]-[.L89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50637333333">
            <text:p>0.150637</text:p>
          </table:table-cell>
          <table:table-cell office:value-type="float" office:value="127100250">
            <text:p>127100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5">
            <text:p>0.500000</text:p>
          </table:table-cell>
          <table:table-cell office:value-type="float" office:value="0.625">
            <text:p>0.625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97]&lt;0.1;[.K897];[.H897])" office:value-type="float" office:value="0.375">
            <text:p>0.375000</text:p>
          </table:table-cell>
          <table:table-cell table:formula="oooc:=[.N897]-[.L89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08310222222">
            <text:p>0.108310</text:p>
          </table:table-cell>
          <table:table-cell office:value-type="float" office:value="91386750">
            <text:p>9138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table:number-columns-repeated="2" office:value-type="float" office:value="0.391">
            <text:p>0.391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98]&lt;0.1;[.K898];[.H898])" office:value-type="float" office:value="0.375">
            <text:p>0.375000</text:p>
          </table:table-cell>
          <table:table-cell table:formula="oooc:=[.N898]-[.L89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17103111111">
            <text:p>0.117103</text:p>
          </table:table-cell>
          <table:table-cell office:value-type="float" office:value="98805750">
            <text:p>9880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406">
            <text:p>0.406000</text:p>
          </table:table-cell>
          <table:table-cell office:value-type="float" office:value="0.438">
            <text:p>0.438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99]&lt;0.1;[.K899];[.H899])" office:value-type="float" office:value="0.375">
            <text:p>0.375000</text:p>
          </table:table-cell>
          <table:table-cell table:formula="oooc:=[.N899]-[.L89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18994666667">
            <text:p>0.118995</text:p>
          </table:table-cell>
          <table:table-cell office:value-type="float" office:value="100401750">
            <text:p>100401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406">
            <text:p>0.406000</text:p>
          </table:table-cell>
          <table:table-cell office:value-type="float" office:value="0.485">
            <text:p>0.485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900]&lt;0.1;[.K900];[.H900])" office:value-type="float" office:value="0.375">
            <text:p>0.375000</text:p>
          </table:table-cell>
          <table:table-cell table:formula="oooc:=[.N900]-[.L90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12442666667">
            <text:p>0.212443</text:p>
          </table:table-cell>
          <table:table-cell office:value-type="float" office:value="179248500">
            <text:p>179248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703">
            <text:p>0.703000</text:p>
          </table:table-cell>
          <table:table-cell office:value-type="float" office:value="1.078">
            <text:p>1.078000</text:p>
          </table:table-cell>
          <table:table-cell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901]&lt;0.1;[.K901];[.H901])" office:value-type="float" office:value="0.359">
            <text:p>0.359000</text:p>
          </table:table-cell>
          <table:table-cell table:formula="oooc:=[.N901]-[.L90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05884">
            <text:p>0.005884</text:p>
          </table:table-cell>
          <table:table-cell office:value-type="float" office:value="9929250">
            <text:p>9929250</text:p>
          </table:table-cell>
          <table:table-cell office:value-type="float" office:value="0.117098666667">
            <text:p>0.11709867</text:p>
          </table:table-cell>
          <table:table-cell office:value-type="float" office:value="49401000">
            <text:p>49401000</text:p>
          </table:table-cell>
          <table:table-cell office:value-type="float" office:value="0.641">
            <text:p>0.64100000</text:p>
          </table:table-cell>
          <table:table-cell office:value-type="float" office:value="0.656">
            <text:p>0.656000</text:p>
          </table:table-cell>
          <table:table-cell table:number-columns-repeated="3" office:value-type="float" office:value="0.125">
            <text:p>0.125000</text:p>
          </table:table-cell>
          <table:table-cell office:value-type="float" office:value="3">
            <text:p>3</text:p>
          </table:table-cell>
          <table:table-cell table:formula="oooc:=IF([.D902]&lt;0.1;[.K902];[.H902])" office:value-type="float" office:value="0.125">
            <text:p>0.125000</text:p>
          </table:table-cell>
          <table:table-cell table:formula="oooc:=[.N902]-[.L90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96071555556">
            <text:p>0.196072</text:p>
          </table:table-cell>
          <table:table-cell office:value-type="float" office:value="330870750">
            <text:p>330870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828">
            <text:p>0.828000</text:p>
          </table:table-cell>
          <table:table-cell office:value-type="float" office:value="1.328">
            <text:p>1.328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03]&lt;0.1;[.K903];[.H903])" office:value-type="float" office:value="0.641">
            <text:p>0.641000</text:p>
          </table:table-cell>
          <table:table-cell table:formula="oooc:=[.N903]-[.L90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21478222222">
            <text:p>0.221478</text:p>
          </table:table-cell>
          <table:table-cell office:value-type="float" office:value="373744500">
            <text:p>373744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812">
            <text:p>0.812000</text:p>
          </table:table-cell>
          <table:table-cell office:value-type="float" office:value="0.969">
            <text:p>0.969000</text:p>
          </table:table-cell>
          <table:table-cell office:value-type="float" office:value="1.703">
            <text:p>1.703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04]&lt;0.1;[.K904];[.H904])" office:value-type="float" office:value="0.641">
            <text:p>0.641000</text:p>
          </table:table-cell>
          <table:table-cell table:formula="oooc:=[.N904]-[.L90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88522222222">
            <text:p>0.188522</text:p>
          </table:table-cell>
          <table:table-cell office:value-type="float" office:value="318131250">
            <text:p>318131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3">
            <text:p>0.813000</text:p>
          </table:table-cell>
          <table:table-cell office:value-type="float" office:value="0.781">
            <text:p>0.781000</text:p>
          </table:table-cell>
          <table:table-cell office:value-type="float" office:value="1.25">
            <text:p>1.250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05]&lt;0.1;[.K905];[.H905])" office:value-type="float" office:value="0.625">
            <text:p>0.625000</text:p>
          </table:table-cell>
          <table:table-cell table:formula="oooc:=[.N905]-[.L90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340404444444">
            <text:p>0.034040</text:p>
          </table:table-cell>
          <table:table-cell office:value-type="float" office:value="57443250">
            <text:p>57443250</text:p>
          </table:table-cell>
          <table:table-cell office:value-type="float" office:value="0.989532444444">
            <text:p>0.98953244</text:p>
          </table:table-cell>
          <table:table-cell office:value-type="float" office:value="417459000">
            <text:p>417459000</text:p>
          </table:table-cell>
          <table:table-cell office:value-type="float" office:value="0.625">
            <text:p>0.62500000</text:p>
          </table:table-cell>
          <table:table-cell office:value-type="float" office:value="0.844">
            <text:p>0.844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5">
            <text:p>0.250000</text:p>
          </table:table-cell>
          <table:table-cell office:value-type="float" office:value="4">
            <text:p>4</text:p>
          </table:table-cell>
          <table:table-cell table:formula="oooc:=IF([.D906]&lt;0.1;[.K906];[.H906])" office:value-type="float" office:value="0.25">
            <text:p>0.250000</text:p>
          </table:table-cell>
          <table:table-cell table:formula="oooc:=[.N906]-[.L90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51644">
            <text:p>0.051644</text:p>
          </table:table-cell>
          <table:table-cell office:value-type="float" office:value="87149250">
            <text:p>87149250</text:p>
          </table:table-cell>
          <table:table-cell office:value-type="float" office:value="0.999957333333">
            <text:p>0.99995733</text:p>
          </table:table-cell>
          <table:table-cell office:value-type="float" office:value="421857000">
            <text:p>421857000</text:p>
          </table:table-cell>
          <table:table-cell office:value-type="float" office:value="0.625">
            <text:p>0.62500000</text:p>
          </table:table-cell>
          <table:table-cell office:value-type="float" office:value="0.797">
            <text:p>0.797000</text:p>
          </table:table-cell>
          <table:table-cell office:value-type="float" office:value="0.313">
            <text:p>0.313000</text:p>
          </table:table-cell>
          <table:table-cell table:number-columns-repeated="2" office:value-type="float" office:value="0.25">
            <text:p>0.250000</text:p>
          </table:table-cell>
          <table:table-cell office:value-type="float" office:value="4">
            <text:p>4</text:p>
          </table:table-cell>
          <table:table-cell table:formula="oooc:=IF([.D907]&lt;0.1;[.K907];[.H907])" office:value-type="float" office:value="0.25">
            <text:p>0.250000</text:p>
          </table:table-cell>
          <table:table-cell table:formula="oooc:=[.N907]-[.L90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51165333333">
            <text:p>0.151165</text:p>
          </table:table-cell>
          <table:table-cell office:value-type="float" office:value="255091500">
            <text:p>255091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">
            <text:p>0.64000000</text:p>
          </table:table-cell>
          <table:table-cell office:value-type="float" office:value="0.813">
            <text:p>0.813000</text:p>
          </table:table-cell>
          <table:table-cell office:value-type="float" office:value="0.609">
            <text:p>0.609000</text:p>
          </table:table-cell>
          <table:table-cell office:value-type="float" office:value="0.875">
            <text:p>0.875000</text:p>
          </table:table-cell>
          <table:table-cell office:value-type="float" office:value="0.609">
            <text:p>0.609000</text:p>
          </table:table-cell>
          <table:table-cell office:value-type="float" office:value="3">
            <text:p>3</text:p>
          </table:table-cell>
          <table:table-cell table:formula="oooc:=IF([.D908]&lt;0.1;[.K908];[.H908])" office:value-type="float" office:value="0.64">
            <text:p>0.640000</text:p>
          </table:table-cell>
          <table:table-cell table:formula="oooc:=[.N908]-[.L908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0538888888889">
            <text:p>0.005389</text:p>
          </table:table-cell>
          <table:table-cell office:value-type="float" office:value="9093750">
            <text:p>9093750</text:p>
          </table:table-cell>
          <table:table-cell office:value-type="float" office:value="0.0988053333333">
            <text:p>0.09880533</text:p>
          </table:table-cell>
          <table:table-cell office:value-type="float" office:value="41683500">
            <text:p>41683500</text:p>
          </table:table-cell>
          <table:table-cell office:value-type="float" office:value="0.641">
            <text:p>0.64100000</text:p>
          </table:table-cell>
          <table:table-cell office:value-type="float" office:value="0.656">
            <text:p>0.656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09">
            <text:p>0.109000</text:p>
          </table:table-cell>
          <table:table-cell office:value-type="float" office:value="4">
            <text:p>4</text:p>
          </table:table-cell>
          <table:table-cell table:formula="oooc:=IF([.D909]&lt;0.1;[.K909];[.H909])" office:value-type="float" office:value="0.109">
            <text:p>0.109000</text:p>
          </table:table-cell>
          <table:table-cell table:formula="oooc:=[.N909]-[.L90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520315555556">
            <text:p>0.052032</text:p>
          </table:table-cell>
          <table:table-cell office:value-type="float" office:value="87803250">
            <text:p>87803250</text:p>
          </table:table-cell>
          <table:table-cell office:value-type="float" office:value="0.999975111111">
            <text:p>0.99997511</text:p>
          </table:table-cell>
          <table:table-cell office:value-type="float" office:value="421864500">
            <text:p>421864500</text:p>
          </table:table-cell>
          <table:table-cell office:value-type="float" office:value="0.641">
            <text:p>0.64100000</text:p>
          </table:table-cell>
          <table:table-cell office:value-type="float" office:value="0.781">
            <text:p>0.781000</text:p>
          </table:table-cell>
          <table:table-cell office:value-type="float" office:value="0.313">
            <text:p>0.313000</text:p>
          </table:table-cell>
          <table:table-cell table:number-columns-repeated="2" office:value-type="float" office:value="0.25">
            <text:p>0.250000</text:p>
          </table:table-cell>
          <table:table-cell office:value-type="float" office:value="4">
            <text:p>4</text:p>
          </table:table-cell>
          <table:table-cell table:formula="oooc:=IF([.D910]&lt;0.1;[.K910];[.H910])" office:value-type="float" office:value="0.25">
            <text:p>0.250000</text:p>
          </table:table-cell>
          <table:table-cell table:formula="oooc:=[.N910]-[.L91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10964888889">
            <text:p>0.210965</text:p>
          </table:table-cell>
          <table:table-cell office:value-type="float" office:value="356003250">
            <text:p>356003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906">
            <text:p>0.906000</text:p>
          </table:table-cell>
          <table:table-cell office:value-type="float" office:value="1.516">
            <text:p>1.516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11]&lt;0.1;[.K911];[.H911])" office:value-type="float" office:value="0.641">
            <text:p>0.641000</text:p>
          </table:table-cell>
          <table:table-cell table:formula="oooc:=[.N911]-[.L91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44120888889">
            <text:p>0.244121</text:p>
          </table:table-cell>
          <table:table-cell office:value-type="float" office:value="411954000">
            <text:p>411954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1.125">
            <text:p>1.125000</text:p>
          </table:table-cell>
          <table:table-cell office:value-type="float" office:value="1.968">
            <text:p>1.968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12]&lt;0.1;[.K912];[.H912])" office:value-type="float" office:value="0.641">
            <text:p>0.641000</text:p>
          </table:table-cell>
          <table:table-cell table:formula="oooc:=[.N912]-[.L91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79044888889">
            <text:p>0.179045</text:p>
          </table:table-cell>
          <table:table-cell office:value-type="float" office:value="302138250">
            <text:p>30213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3">
            <text:p>0.813000</text:p>
          </table:table-cell>
          <table:table-cell office:value-type="float" office:value="0.734">
            <text:p>0.734000</text:p>
          </table:table-cell>
          <table:table-cell office:value-type="float" office:value="1.141">
            <text:p>1.141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13]&lt;0.1;[.K913];[.H913])" office:value-type="float" office:value="0.625">
            <text:p>0.625000</text:p>
          </table:table-cell>
          <table:table-cell table:formula="oooc:=[.N913]-[.L91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05011111111">
            <text:p>0.105011</text:p>
          </table:table-cell>
          <table:table-cell office:value-type="float" office:value="177206250">
            <text:p>177206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453">
            <text:p>0.453000</text:p>
          </table:table-cell>
          <table:table-cell office:value-type="float" office:value="0.5">
            <text:p>0.500000</text:p>
          </table:table-cell>
          <table:table-cell office:value-type="float" office:value="0.453">
            <text:p>0.453000</text:p>
          </table:table-cell>
          <table:table-cell office:value-type="float" office:value="3">
            <text:p>3</text:p>
          </table:table-cell>
          <table:table-cell table:formula="oooc:=IF([.D914]&lt;0.1;[.K914];[.H914])" office:value-type="float" office:value="0.641">
            <text:p>0.641000</text:p>
          </table:table-cell>
          <table:table-cell table:formula="oooc:=[.N914]-[.L914]" office:value-type="float" office:value="0.188">
            <text:p>0.188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647693333333">
            <text:p>0.064769</text:p>
          </table:table-cell>
          <table:table-cell office:value-type="float" office:value="109298250">
            <text:p>10929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6">
            <text:p>0.796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313">
            <text:p>0.313000</text:p>
          </table:table-cell>
          <table:table-cell office:value-type="float" office:value="4">
            <text:p>4</text:p>
          </table:table-cell>
          <table:table-cell table:formula="oooc:=IF([.D915]&lt;0.1;[.K915];[.H915])" office:value-type="float" office:value="0.313">
            <text:p>0.313000</text:p>
          </table:table-cell>
          <table:table-cell table:formula="oooc:=[.N915]-[.L91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4722">
            <text:p>0.147220</text:p>
          </table:table-cell>
          <table:table-cell office:value-type="float" office:value="248433750">
            <text:p>248433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812">
            <text:p>0.812000</text:p>
          </table:table-cell>
          <table:table-cell office:value-type="float" office:value="0.578">
            <text:p>0.578000</text:p>
          </table:table-cell>
          <table:table-cell office:value-type="float" office:value="0.844">
            <text:p>0.844000</text:p>
          </table:table-cell>
          <table:table-cell office:value-type="float" office:value="0.578">
            <text:p>0.578000</text:p>
          </table:table-cell>
          <table:table-cell office:value-type="float" office:value="3">
            <text:p>3</text:p>
          </table:table-cell>
          <table:table-cell table:formula="oooc:=IF([.D916]&lt;0.1;[.K916];[.H916])" office:value-type="float" office:value="0.641">
            <text:p>0.641000</text:p>
          </table:table-cell>
          <table:table-cell table:formula="oooc:=[.N916]-[.L916]" office:value-type="float" office:value="0.0630000000000001">
            <text:p>0.063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36139111111">
            <text:p>0.136139</text:p>
          </table:table-cell>
          <table:table-cell office:value-type="float" office:value="229734750">
            <text:p>229734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531">
            <text:p>0.531000</text:p>
          </table:table-cell>
          <table:table-cell office:value-type="float" office:value="0.75">
            <text:p>0.750000</text:p>
          </table:table-cell>
          <table:table-cell office:value-type="float" office:value="0.531">
            <text:p>0.531000</text:p>
          </table:table-cell>
          <table:table-cell office:value-type="float" office:value="3">
            <text:p>3</text:p>
          </table:table-cell>
          <table:table-cell table:formula="oooc:=IF([.D917]&lt;0.1;[.K917];[.H917])" office:value-type="float" office:value="0.625">
            <text:p>0.625000</text:p>
          </table:table-cell>
          <table:table-cell table:formula="oooc:=[.N917]-[.L917]" office:value-type="float" office:value="0.094">
            <text:p>0.094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891408888889">
            <text:p>0.089141</text:p>
          </table:table-cell>
          <table:table-cell office:value-type="float" office:value="150425250">
            <text:p>150425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">
            <text:p>0.64000000</text:p>
          </table:table-cell>
          <table:table-cell office:value-type="float" office:value="0.797">
            <text:p>0.797000</text:p>
          </table:table-cell>
          <table:table-cell office:value-type="float" office:value="0.406">
            <text:p>0.406000</text:p>
          </table:table-cell>
          <table:table-cell office:value-type="float" office:value="0.407">
            <text:p>0.407000</text:p>
          </table:table-cell>
          <table:table-cell office:value-type="float" office:value="0.406">
            <text:p>0.406000</text:p>
          </table:table-cell>
          <table:table-cell office:value-type="float" office:value="3">
            <text:p>3</text:p>
          </table:table-cell>
          <table:table-cell table:formula="oooc:=IF([.D918]&lt;0.1;[.K918];[.H918])" office:value-type="float" office:value="0.407">
            <text:p>0.407000</text:p>
          </table:table-cell>
          <table:table-cell table:formula="oooc:=[.N918]-[.L918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84998666667">
            <text:p>0.184999</text:p>
          </table:table-cell>
          <table:table-cell office:value-type="float" office:value="312185250">
            <text:p>312185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766">
            <text:p>0.766000</text:p>
          </table:table-cell>
          <table:table-cell office:value-type="float" office:value="1.203">
            <text:p>1.203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19]&lt;0.1;[.K919];[.H919])" office:value-type="float" office:value="0.641">
            <text:p>0.641000</text:p>
          </table:table-cell>
          <table:table-cell table:formula="oooc:=[.N919]-[.L91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96860444444">
            <text:p>0.196860</text:p>
          </table:table-cell>
          <table:table-cell office:value-type="float" office:value="332202000">
            <text:p>332202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828">
            <text:p>0.828000</text:p>
          </table:table-cell>
          <table:table-cell office:value-type="float" office:value="1.344">
            <text:p>1.344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20]&lt;0.1;[.K920];[.H920])" office:value-type="float" office:value="0.625">
            <text:p>0.625000</text:p>
          </table:table-cell>
          <table:table-cell table:formula="oooc:=[.N920]-[.L92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417857777778">
            <text:p>0.041786</text:p>
          </table:table-cell>
          <table:table-cell office:value-type="float" office:value="70513500">
            <text:p>70513500</text:p>
          </table:table-cell>
          <table:table-cell office:value-type="float" office:value="0.998862222222">
            <text:p>0.99886222</text:p>
          </table:table-cell>
          <table:table-cell office:value-type="float" office:value="421395000">
            <text:p>421395000</text:p>
          </table:table-cell>
          <table:table-cell office:value-type="float" office:value="0.625">
            <text:p>0.62500000</text:p>
          </table:table-cell>
          <table:table-cell office:value-type="float" office:value="0.797">
            <text:p>0.797000</text:p>
          </table:table-cell>
          <table:table-cell office:value-type="float" office:value="0.297">
            <text:p>0.297000</text:p>
          </table:table-cell>
          <table:table-cell table:number-columns-repeated="2" office:value-type="float" office:value="0.234">
            <text:p>0.234000</text:p>
          </table:table-cell>
          <table:table-cell office:value-type="float" office:value="4">
            <text:p>4</text:p>
          </table:table-cell>
          <table:table-cell table:formula="oooc:=IF([.D921]&lt;0.1;[.K921];[.H921])" office:value-type="float" office:value="0.234">
            <text:p>0.234000</text:p>
          </table:table-cell>
          <table:table-cell table:formula="oooc:=[.N921]-[.L92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25220888889">
            <text:p>0.125221</text:p>
          </table:table-cell>
          <table:table-cell office:value-type="float" office:value="211310250">
            <text:p>211310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813">
            <text:p>0.813000</text:p>
          </table:table-cell>
          <table:table-cell office:value-type="float" office:value="0.5">
            <text:p>0.500000</text:p>
          </table:table-cell>
          <table:table-cell office:value-type="float" office:value="0.656">
            <text:p>0.656000</text:p>
          </table:table-cell>
          <table:table-cell office:value-type="float" office:value="0.5">
            <text:p>0.500000</text:p>
          </table:table-cell>
          <table:table-cell office:value-type="float" office:value="3">
            <text:p>3</text:p>
          </table:table-cell>
          <table:table-cell table:formula="oooc:=IF([.D922]&lt;0.1;[.K922];[.H922])" office:value-type="float" office:value="0.641">
            <text:p>0.641000</text:p>
          </table:table-cell>
          <table:table-cell table:formula="oooc:=[.N922]-[.L922]" office:value-type="float" office:value="0.141">
            <text:p>0.14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93656">
            <text:p>0.193656</text:p>
          </table:table-cell>
          <table:table-cell office:value-type="float" office:value="326794500">
            <text:p>326794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812">
            <text:p>0.812000</text:p>
          </table:table-cell>
          <table:table-cell office:value-type="float" office:value="1.313">
            <text:p>1.313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23]&lt;0.1;[.K923];[.H923])" office:value-type="float" office:value="0.641">
            <text:p>0.641000</text:p>
          </table:table-cell>
          <table:table-cell table:formula="oooc:=[.N923]-[.L92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0177511111111">
            <text:p>0.001775</text:p>
          </table:table-cell>
          <table:table-cell office:value-type="float" office:value="2995500">
            <text:p>2995500</text:p>
          </table:table-cell>
          <table:table-cell office:value-type="float" office:value="0.00980266666667">
            <text:p>0.00980267</text:p>
          </table:table-cell>
          <table:table-cell office:value-type="float" office:value="4135500">
            <text:p>4135500</text:p>
          </table:table-cell>
          <table:table-cell office:value-type="float" office:value="0.656">
            <text:p>0.65600000</text:p>
          </table:table-cell>
          <table:table-cell office:value-type="float" office:value="0.547">
            <text:p>0.547000</text:p>
          </table:table-cell>
          <table:table-cell office:value-type="float" office:value="0.0160000000001">
            <text:p>0.016000</text:p>
          </table:table-cell>
          <table:table-cell table:number-columns-repeated="2" office:value-type="float" office:value="0.0150000000001">
            <text:p>0.015000</text:p>
          </table:table-cell>
          <table:table-cell office:value-type="float" office:value="4">
            <text:p>4</text:p>
          </table:table-cell>
          <table:table-cell table:formula="oooc:=IF([.D924]&lt;0.1;[.K924];[.H924])" office:value-type="float" office:value="0.0150000000001">
            <text:p>0.015000</text:p>
          </table:table-cell>
          <table:table-cell table:formula="oooc:=[.N924]-[.L92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669213333333">
            <text:p>0.066921</text:p>
          </table:table-cell>
          <table:table-cell office:value-type="float" office:value="112929750">
            <text:p>112929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3">
            <text:p>0.813000</text:p>
          </table:table-cell>
          <table:table-cell office:value-type="float" office:value="0.343">
            <text:p>0.343000</text:p>
          </table:table-cell>
          <table:table-cell table:number-columns-repeated="2" office:value-type="float" office:value="0.313">
            <text:p>0.313000</text:p>
          </table:table-cell>
          <table:table-cell office:value-type="float" office:value="4">
            <text:p>4</text:p>
          </table:table-cell>
          <table:table-cell table:formula="oooc:=IF([.D925]&lt;0.1;[.K925];[.H925])" office:value-type="float" office:value="0.313">
            <text:p>0.313000</text:p>
          </table:table-cell>
          <table:table-cell table:formula="oooc:=[.N925]-[.L92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34418222222">
            <text:p>0.134418</text:p>
          </table:table-cell>
          <table:table-cell office:value-type="float" office:value="226830750">
            <text:p>226830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">
            <text:p>0.64000000</text:p>
          </table:table-cell>
          <table:table-cell office:value-type="float" office:value="0.797">
            <text:p>0.797000</text:p>
          </table:table-cell>
          <table:table-cell office:value-type="float" office:value="0.547">
            <text:p>0.547000</text:p>
          </table:table-cell>
          <table:table-cell office:value-type="float" office:value="0.719">
            <text:p>0.719000</text:p>
          </table:table-cell>
          <table:table-cell office:value-type="float" office:value="0.547">
            <text:p>0.547000</text:p>
          </table:table-cell>
          <table:table-cell office:value-type="float" office:value="3">
            <text:p>3</text:p>
          </table:table-cell>
          <table:table-cell table:formula="oooc:=IF([.D926]&lt;0.1;[.K926];[.H926])" office:value-type="float" office:value="0.64">
            <text:p>0.640000</text:p>
          </table:table-cell>
          <table:table-cell table:formula="oooc:=[.N926]-[.L926]" office:value-type="float" office:value="0.093">
            <text:p>0.093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87642222222">
            <text:p>0.187642</text:p>
          </table:table-cell>
          <table:table-cell office:value-type="float" office:value="316646250">
            <text:p>316646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3">
            <text:p>0.813000</text:p>
          </table:table-cell>
          <table:table-cell office:value-type="float" office:value="0.797">
            <text:p>0.797000</text:p>
          </table:table-cell>
          <table:table-cell office:value-type="float" office:value="1.234">
            <text:p>1.234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27]&lt;0.1;[.K927];[.H927])" office:value-type="float" office:value="0.625">
            <text:p>0.625000</text:p>
          </table:table-cell>
          <table:table-cell table:formula="oooc:=[.N927]-[.L92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33869333333">
            <text:p>0.133869</text:p>
          </table:table-cell>
          <table:table-cell office:value-type="float" office:value="225904500">
            <text:p>225904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532">
            <text:p>0.532000</text:p>
          </table:table-cell>
          <table:table-cell office:value-type="float" office:value="0.718">
            <text:p>0.718000</text:p>
          </table:table-cell>
          <table:table-cell office:value-type="float" office:value="0.532">
            <text:p>0.532000</text:p>
          </table:table-cell>
          <table:table-cell office:value-type="float" office:value="3">
            <text:p>3</text:p>
          </table:table-cell>
          <table:table-cell table:formula="oooc:=IF([.D928]&lt;0.1;[.K928];[.H928])" office:value-type="float" office:value="0.625">
            <text:p>0.625000</text:p>
          </table:table-cell>
          <table:table-cell table:formula="oooc:=[.N928]-[.L928]" office:value-type="float" office:value="0.093">
            <text:p>0.093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647408888889">
            <text:p>0.064741</text:p>
          </table:table-cell>
          <table:table-cell office:value-type="float" office:value="109250250">
            <text:p>109250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312">
            <text:p>0.312000</text:p>
          </table:table-cell>
          <table:table-cell office:value-type="float" office:value="4">
            <text:p>4</text:p>
          </table:table-cell>
          <table:table-cell table:formula="oooc:=IF([.D929]&lt;0.1;[.K929];[.H929])" office:value-type="float" office:value="0.312">
            <text:p>0.312000</text:p>
          </table:table-cell>
          <table:table-cell table:formula="oooc:=[.N929]-[.L92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653097777778">
            <text:p>0.065310</text:p>
          </table:table-cell>
          <table:table-cell office:value-type="float" office:value="110210250">
            <text:p>110210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797">
            <text:p>0.797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312">
            <text:p>0.312000</text:p>
          </table:table-cell>
          <table:table-cell office:value-type="float" office:value="4">
            <text:p>4</text:p>
          </table:table-cell>
          <table:table-cell table:formula="oooc:=IF([.D930]&lt;0.1;[.K930];[.H930])" office:value-type="float" office:value="0.312">
            <text:p>0.312000</text:p>
          </table:table-cell>
          <table:table-cell table:formula="oooc:=[.N930]-[.L93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366626666667">
            <text:p>0.036663</text:p>
          </table:table-cell>
          <table:table-cell office:value-type="float" office:value="61868250">
            <text:p>61868250</text:p>
          </table:table-cell>
          <table:table-cell office:value-type="float" office:value="0.994730666667">
            <text:p>0.99473067</text:p>
          </table:table-cell>
          <table:table-cell office:value-type="float" office:value="419652000">
            <text:p>419652000</text:p>
          </table:table-cell>
          <table:table-cell office:value-type="float" office:value="0.64">
            <text:p>0.64000000</text:p>
          </table:table-cell>
          <table:table-cell office:value-type="float" office:value="0.829">
            <text:p>0.829000</text:p>
          </table:table-cell>
          <table:table-cell office:value-type="float" office:value="0.343">
            <text:p>0.343000</text:p>
          </table:table-cell>
          <table:table-cell table:number-columns-repeated="2" office:value-type="float" office:value="0.25">
            <text:p>0.250000</text:p>
          </table:table-cell>
          <table:table-cell office:value-type="float" office:value="4">
            <text:p>4</text:p>
          </table:table-cell>
          <table:table-cell table:formula="oooc:=IF([.D931]&lt;0.1;[.K931];[.H931])" office:value-type="float" office:value="0.25">
            <text:p>0.250000</text:p>
          </table:table-cell>
          <table:table-cell table:formula="oooc:=[.N931]-[.L93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22946222222">
            <text:p>0.222946</text:p>
          </table:table-cell>
          <table:table-cell office:value-type="float" office:value="376221750">
            <text:p>376221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985">
            <text:p>0.985000</text:p>
          </table:table-cell>
          <table:table-cell office:value-type="float" office:value="1.656">
            <text:p>1.656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32]&lt;0.1;[.K932];[.H932])" office:value-type="float" office:value="0.625">
            <text:p>0.625000</text:p>
          </table:table-cell>
          <table:table-cell table:formula="oooc:=[.N932]-[.L93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14403555556">
            <text:p>0.114404</text:p>
          </table:table-cell>
          <table:table-cell office:value-type="float" office:value="193056000">
            <text:p>193056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469">
            <text:p>0.469000</text:p>
          </table:table-cell>
          <table:table-cell office:value-type="float" office:value="0.578">
            <text:p>0.578000</text:p>
          </table:table-cell>
          <table:table-cell office:value-type="float" office:value="0.469">
            <text:p>0.469000</text:p>
          </table:table-cell>
          <table:table-cell office:value-type="float" office:value="3">
            <text:p>3</text:p>
          </table:table-cell>
          <table:table-cell table:formula="oooc:=IF([.D933]&lt;0.1;[.K933];[.H933])" office:value-type="float" office:value="0.625">
            <text:p>0.625000</text:p>
          </table:table-cell>
          <table:table-cell table:formula="oooc:=[.N933]-[.L933]" office:value-type="float" office:value="0.156">
            <text:p>0.15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874248888889">
            <text:p>0.087425</text:p>
          </table:table-cell>
          <table:table-cell office:value-type="float" office:value="147529500">
            <text:p>147529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3">
            <text:p>0.813000</text:p>
          </table:table-cell>
          <table:table-cell office:value-type="float" office:value="0.39">
            <text:p>0.390000</text:p>
          </table:table-cell>
          <table:table-cell office:value-type="float" office:value="0.407">
            <text:p>0.407000</text:p>
          </table:table-cell>
          <table:table-cell office:value-type="float" office:value="0.39">
            <text:p>0.390000</text:p>
          </table:table-cell>
          <table:table-cell office:value-type="float" office:value="3">
            <text:p>3</text:p>
          </table:table-cell>
          <table:table-cell table:formula="oooc:=IF([.D934]&lt;0.1;[.K934];[.H934])" office:value-type="float" office:value="0.407">
            <text:p>0.407000</text:p>
          </table:table-cell>
          <table:table-cell table:formula="oooc:=[.N934]-[.L934]" office:value-type="float" office:value="0.017">
            <text:p>0.01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10985777778">
            <text:p>0.210986</text:p>
          </table:table-cell>
          <table:table-cell office:value-type="float" office:value="356038500">
            <text:p>356038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922">
            <text:p>0.922000</text:p>
          </table:table-cell>
          <table:table-cell office:value-type="float" office:value="1.5">
            <text:p>1.500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35]&lt;0.1;[.K935];[.H935])" office:value-type="float" office:value="0.641">
            <text:p>0.641000</text:p>
          </table:table-cell>
          <table:table-cell table:formula="oooc:=[.N935]-[.L93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480013333333">
            <text:p>0.048001</text:p>
          </table:table-cell>
          <table:table-cell office:value-type="float" office:value="81002250">
            <text:p>81002250</text:p>
          </table:table-cell>
          <table:table-cell office:value-type="float" office:value="0.999907555556">
            <text:p>0.99990756</text:p>
          </table:table-cell>
          <table:table-cell office:value-type="float" office:value="421836000">
            <text:p>421836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313">
            <text:p>0.313000</text:p>
          </table:table-cell>
          <table:table-cell table:number-columns-repeated="2" office:value-type="float" office:value="0.234">
            <text:p>0.234000</text:p>
          </table:table-cell>
          <table:table-cell office:value-type="float" office:value="4">
            <text:p>4</text:p>
          </table:table-cell>
          <table:table-cell table:formula="oooc:=IF([.D936]&lt;0.1;[.K936];[.H936])" office:value-type="float" office:value="0.234">
            <text:p>0.234000</text:p>
          </table:table-cell>
          <table:table-cell table:formula="oooc:=[.N936]-[.L93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252044444444">
            <text:p>0.025204</text:p>
          </table:table-cell>
          <table:table-cell office:value-type="float" office:value="42532500">
            <text:p>42532500</text:p>
          </table:table-cell>
          <table:table-cell office:value-type="float" office:value="0.915776">
            <text:p>0.91577600</text:p>
          </table:table-cell>
          <table:table-cell office:value-type="float" office:value="386343000">
            <text:p>386343000</text:p>
          </table:table-cell>
          <table:table-cell office:value-type="float" office:value="0.625">
            <text:p>0.62500000</text:p>
          </table:table-cell>
          <table:table-cell office:value-type="float" office:value="0.828">
            <text:p>0.828000</text:p>
          </table:table-cell>
          <table:table-cell office:value-type="float" office:value="0.313">
            <text:p>0.313000</text:p>
          </table:table-cell>
          <table:table-cell table:number-columns-repeated="2" office:value-type="float" office:value="0.234">
            <text:p>0.234000</text:p>
          </table:table-cell>
          <table:table-cell office:value-type="float" office:value="4">
            <text:p>4</text:p>
          </table:table-cell>
          <table:table-cell table:formula="oooc:=IF([.D937]&lt;0.1;[.K937];[.H937])" office:value-type="float" office:value="0.234">
            <text:p>0.234000</text:p>
          </table:table-cell>
          <table:table-cell table:formula="oooc:=[.N937]-[.L93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768137777778">
            <text:p>0.076814</text:p>
          </table:table-cell>
          <table:table-cell office:value-type="float" office:value="129623250">
            <text:p>129623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797">
            <text:p>0.797000</text:p>
          </table:table-cell>
          <table:table-cell office:value-type="float" office:value="0.375">
            <text:p>0.375000</text:p>
          </table:table-cell>
          <table:table-cell table:number-columns-repeated="2" office:value-type="float" office:value="0.36">
            <text:p>0.360000</text:p>
          </table:table-cell>
          <table:table-cell office:value-type="float" office:value="4">
            <text:p>4</text:p>
          </table:table-cell>
          <table:table-cell table:formula="oooc:=IF([.D938]&lt;0.1;[.K938];[.H938])" office:value-type="float" office:value="0.36">
            <text:p>0.360000</text:p>
          </table:table-cell>
          <table:table-cell table:formula="oooc:=[.N938]-[.L93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548604444444">
            <text:p>0.054860</text:p>
          </table:table-cell>
          <table:table-cell office:value-type="float" office:value="92577000">
            <text:p>92577000</text:p>
          </table:table-cell>
          <table:table-cell office:value-type="float" office:value="0.999985777778">
            <text:p>0.99998578</text:p>
          </table:table-cell>
          <table:table-cell office:value-type="float" office:value="421869000">
            <text:p>421869000</text:p>
          </table:table-cell>
          <table:table-cell office:value-type="float" office:value="0.625">
            <text:p>0.62500000</text:p>
          </table:table-cell>
          <table:table-cell office:value-type="float" office:value="0.781">
            <text:p>0.781000</text:p>
          </table:table-cell>
          <table:table-cell office:value-type="float" office:value="0.329">
            <text:p>0.329000</text:p>
          </table:table-cell>
          <table:table-cell table:number-columns-repeated="2" office:value-type="float" office:value="0.25">
            <text:p>0.250000</text:p>
          </table:table-cell>
          <table:table-cell office:value-type="float" office:value="4">
            <text:p>4</text:p>
          </table:table-cell>
          <table:table-cell table:formula="oooc:=IF([.D939]&lt;0.1;[.K939];[.H939])" office:value-type="float" office:value="0.25">
            <text:p>0.250000</text:p>
          </table:table-cell>
          <table:table-cell table:formula="oooc:=[.N939]-[.L93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687164444444">
            <text:p>0.068716</text:p>
          </table:table-cell>
          <table:table-cell office:value-type="float" office:value="115959000">
            <text:p>115959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3">
            <text:p>0.813000</text:p>
          </table:table-cell>
          <table:table-cell office:value-type="float" office:value="0.343">
            <text:p>0.343000</text:p>
          </table:table-cell>
          <table:table-cell table:number-columns-repeated="2" office:value-type="float" office:value="0.328">
            <text:p>0.328000</text:p>
          </table:table-cell>
          <table:table-cell office:value-type="float" office:value="4">
            <text:p>4</text:p>
          </table:table-cell>
          <table:table-cell table:formula="oooc:=IF([.D940]&lt;0.1;[.K940];[.H940])" office:value-type="float" office:value="0.328">
            <text:p>0.328000</text:p>
          </table:table-cell>
          <table:table-cell table:formula="oooc:=[.N940]-[.L94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791737777778">
            <text:p>0.079174</text:p>
          </table:table-cell>
          <table:table-cell office:value-type="float" office:value="133605750">
            <text:p>13360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table:number-columns-repeated="3" office:value-type="float" office:value="0.375">
            <text:p>0.375000</text:p>
          </table:table-cell>
          <table:table-cell office:value-type="float" office:value="3">
            <text:p>3</text:p>
          </table:table-cell>
          <table:table-cell table:formula="oooc:=IF([.D941]&lt;0.1;[.K941];[.H941])" office:value-type="float" office:value="0.375">
            <text:p>0.375000</text:p>
          </table:table-cell>
          <table:table-cell table:formula="oooc:=[.N941]-[.L94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94439111111">
            <text:p>0.194439</text:p>
          </table:table-cell>
          <table:table-cell office:value-type="float" office:value="328116000">
            <text:p>328116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">
            <text:p>0.64000000</text:p>
          </table:table-cell>
          <table:table-cell office:value-type="float" office:value="0.797">
            <text:p>0.797000</text:p>
          </table:table-cell>
          <table:table-cell office:value-type="float" office:value="0.813">
            <text:p>0.813000</text:p>
          </table:table-cell>
          <table:table-cell office:value-type="float" office:value="1.312">
            <text:p>1.312000</text:p>
          </table:table-cell>
          <table:table-cell office:value-type="float" office:value="0.64">
            <text:p>0.640000</text:p>
          </table:table-cell>
          <table:table-cell office:value-type="float" office:value="1">
            <text:p>1</text:p>
          </table:table-cell>
          <table:table-cell table:formula="oooc:=IF([.D942]&lt;0.1;[.K942];[.H942])" office:value-type="float" office:value="0.64">
            <text:p>0.640000</text:p>
          </table:table-cell>
          <table:table-cell table:formula="oooc:=[.N942]-[.L94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169404444444">
            <text:p>0.016940</text:p>
          </table:table-cell>
          <table:table-cell office:value-type="float" office:value="28587000">
            <text:p>28587000</text:p>
          </table:table-cell>
          <table:table-cell office:value-type="float" office:value="0.666773333333">
            <text:p>0.66677333</text:p>
          </table:table-cell>
          <table:table-cell office:value-type="float" office:value="281295000">
            <text:p>28129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265">
            <text:p>0.265000</text:p>
          </table:table-cell>
          <table:table-cell table:number-columns-repeated="2" office:value-type="float" office:value="0.203">
            <text:p>0.203000</text:p>
          </table:table-cell>
          <table:table-cell office:value-type="float" office:value="4">
            <text:p>4</text:p>
          </table:table-cell>
          <table:table-cell table:formula="oooc:=IF([.D943]&lt;0.1;[.K943];[.H943])" office:value-type="float" office:value="0.203">
            <text:p>0.203000</text:p>
          </table:table-cell>
          <table:table-cell table:formula="oooc:=[.N943]-[.L94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927093333333">
            <text:p>0.092709</text:p>
          </table:table-cell>
          <table:table-cell office:value-type="float" office:value="156447000">
            <text:p>156447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406">
            <text:p>0.406000</text:p>
          </table:table-cell>
          <table:table-cell office:value-type="float" office:value="0.469">
            <text:p>0.469000</text:p>
          </table:table-cell>
          <table:table-cell office:value-type="float" office:value="0.406">
            <text:p>0.406000</text:p>
          </table:table-cell>
          <table:table-cell office:value-type="float" office:value="3">
            <text:p>3</text:p>
          </table:table-cell>
          <table:table-cell table:formula="oooc:=IF([.D944]&lt;0.1;[.K944];[.H944])" office:value-type="float" office:value="0.469">
            <text:p>0.469000</text:p>
          </table:table-cell>
          <table:table-cell table:formula="oooc:=[.N944]-[.L944]" office:value-type="float" office:value="0.063">
            <text:p>0.063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211071111111">
            <text:p>0.021107</text:p>
          </table:table-cell>
          <table:table-cell office:value-type="float" office:value="35618250">
            <text:p>35618250</text:p>
          </table:table-cell>
          <table:table-cell office:value-type="float" office:value="0.822378666667">
            <text:p>0.82237867</text:p>
          </table:table-cell>
          <table:table-cell office:value-type="float" office:value="346941000">
            <text:p>346941000</text:p>
          </table:table-cell>
          <table:table-cell office:value-type="float" office:value="0.625">
            <text:p>0.62500000</text:p>
          </table:table-cell>
          <table:table-cell office:value-type="float" office:value="0.828">
            <text:p>0.828000</text:p>
          </table:table-cell>
          <table:table-cell office:value-type="float" office:value="0.282">
            <text:p>0.282000</text:p>
          </table:table-cell>
          <table:table-cell table:number-columns-repeated="2" office:value-type="float" office:value="0.218">
            <text:p>0.218000</text:p>
          </table:table-cell>
          <table:table-cell office:value-type="float" office:value="4">
            <text:p>4</text:p>
          </table:table-cell>
          <table:table-cell table:formula="oooc:=IF([.D945]&lt;0.1;[.K945];[.H945])" office:value-type="float" office:value="0.218">
            <text:p>0.218000</text:p>
          </table:table-cell>
          <table:table-cell table:formula="oooc:=[.N945]-[.L94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664773333333">
            <text:p>0.066477</text:p>
          </table:table-cell>
          <table:table-cell office:value-type="float" office:value="112180500">
            <text:p>112180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3">
            <text:p>0.813000</text:p>
          </table:table-cell>
          <table:table-cell office:value-type="float" office:value="0.343">
            <text:p>0.343000</text:p>
          </table:table-cell>
          <table:table-cell table:number-columns-repeated="2" office:value-type="float" office:value="0.313">
            <text:p>0.313000</text:p>
          </table:table-cell>
          <table:table-cell office:value-type="float" office:value="4">
            <text:p>4</text:p>
          </table:table-cell>
          <table:table-cell table:formula="oooc:=IF([.D946]&lt;0.1;[.K946];[.H946])" office:value-type="float" office:value="0.313">
            <text:p>0.313000</text:p>
          </table:table-cell>
          <table:table-cell table:formula="oooc:=[.N946]-[.L94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71523111111">
            <text:p>0.171523</text:p>
          </table:table-cell>
          <table:table-cell office:value-type="float" office:value="289445250">
            <text:p>289445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688">
            <text:p>0.688000</text:p>
          </table:table-cell>
          <table:table-cell office:value-type="float" office:value="1.062">
            <text:p>1.062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47]&lt;0.1;[.K947];[.H947])" office:value-type="float" office:value="0.625">
            <text:p>0.625000</text:p>
          </table:table-cell>
          <table:table-cell table:formula="oooc:=[.N947]-[.L94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11796888889">
            <text:p>0.111797</text:p>
          </table:table-cell>
          <table:table-cell office:value-type="float" office:value="188657250">
            <text:p>188657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468">
            <text:p>0.468000</text:p>
          </table:table-cell>
          <table:table-cell office:value-type="float" office:value="0.547">
            <text:p>0.547000</text:p>
          </table:table-cell>
          <table:table-cell office:value-type="float" office:value="0.468">
            <text:p>0.468000</text:p>
          </table:table-cell>
          <table:table-cell office:value-type="float" office:value="3">
            <text:p>3</text:p>
          </table:table-cell>
          <table:table-cell table:formula="oooc:=IF([.D948]&lt;0.1;[.K948];[.H948])" office:value-type="float" office:value="0.641">
            <text:p>0.641000</text:p>
          </table:table-cell>
          <table:table-cell table:formula="oooc:=[.N948]-[.L948]" office:value-type="float" office:value="0.173">
            <text:p>0.173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6762">
            <text:p>0.167620</text:p>
          </table:table-cell>
          <table:table-cell office:value-type="float" office:value="282858750">
            <text:p>282858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6">
            <text:p>0.796000</text:p>
          </table:table-cell>
          <table:table-cell office:value-type="float" office:value="0.672">
            <text:p>0.672000</text:p>
          </table:table-cell>
          <table:table-cell office:value-type="float" office:value="1.032">
            <text:p>1.032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49]&lt;0.1;[.K949];[.H949])" office:value-type="float" office:value="0.641">
            <text:p>0.641000</text:p>
          </table:table-cell>
          <table:table-cell table:formula="oooc:=[.N949]-[.L94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423488888889">
            <text:p>0.042349</text:p>
          </table:table-cell>
          <table:table-cell office:value-type="float" office:value="71463750">
            <text:p>71463750</text:p>
          </table:table-cell>
          <table:table-cell office:value-type="float" office:value="0.999125333333">
            <text:p>0.99912533</text:p>
          </table:table-cell>
          <table:table-cell office:value-type="float" office:value="421506000">
            <text:p>421506000</text:p>
          </table:table-cell>
          <table:table-cell office:value-type="float" office:value="0.625">
            <text:p>0.62500000</text:p>
          </table:table-cell>
          <table:table-cell office:value-type="float" office:value="0.828">
            <text:p>0.828000</text:p>
          </table:table-cell>
          <table:table-cell office:value-type="float" office:value="0.313">
            <text:p>0.313000</text:p>
          </table:table-cell>
          <table:table-cell table:number-columns-repeated="2" office:value-type="float" office:value="0.218">
            <text:p>0.218000</text:p>
          </table:table-cell>
          <table:table-cell office:value-type="float" office:value="4">
            <text:p>4</text:p>
          </table:table-cell>
          <table:table-cell table:formula="oooc:=IF([.D950]&lt;0.1;[.K950];[.H950])" office:value-type="float" office:value="0.218">
            <text:p>0.218000</text:p>
          </table:table-cell>
          <table:table-cell table:formula="oooc:=[.N950]-[.L95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30106666667">
            <text:p>0.130107</text:p>
          </table:table-cell>
          <table:table-cell office:value-type="float" office:value="219555000">
            <text:p>219555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516">
            <text:p>0.516000</text:p>
          </table:table-cell>
          <table:table-cell office:value-type="float" office:value="0.687">
            <text:p>0.687000</text:p>
          </table:table-cell>
          <table:table-cell office:value-type="float" office:value="0.516">
            <text:p>0.516000</text:p>
          </table:table-cell>
          <table:table-cell office:value-type="float" office:value="3">
            <text:p>3</text:p>
          </table:table-cell>
          <table:table-cell table:formula="oooc:=IF([.D951]&lt;0.1;[.K951];[.H951])" office:value-type="float" office:value="0.625">
            <text:p>0.625000</text:p>
          </table:table-cell>
          <table:table-cell table:formula="oooc:=[.N951]-[.L951]" office:value-type="float" office:value="0.109">
            <text:p>0.109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40629777778">
            <text:p>0.140630</text:p>
          </table:table-cell>
          <table:table-cell office:value-type="float" office:value="237312750">
            <text:p>23731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812">
            <text:p>0.812000</text:p>
          </table:table-cell>
          <table:table-cell office:value-type="float" office:value="0.563">
            <text:p>0.563000</text:p>
          </table:table-cell>
          <table:table-cell office:value-type="float" office:value="0.766">
            <text:p>0.766000</text:p>
          </table:table-cell>
          <table:table-cell office:value-type="float" office:value="0.563">
            <text:p>0.563000</text:p>
          </table:table-cell>
          <table:table-cell office:value-type="float" office:value="3">
            <text:p>3</text:p>
          </table:table-cell>
          <table:table-cell table:formula="oooc:=IF([.D952]&lt;0.1;[.K952];[.H952])" office:value-type="float" office:value="0.641">
            <text:p>0.641000</text:p>
          </table:table-cell>
          <table:table-cell table:formula="oooc:=[.N952]-[.L952]" office:value-type="float" office:value="0.078">
            <text:p>0.078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20880444444">
            <text:p>0.120880</text:p>
          </table:table-cell>
          <table:table-cell office:value-type="float" office:value="203985750">
            <text:p>20398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">
            <text:p>0.64000000</text:p>
          </table:table-cell>
          <table:table-cell office:value-type="float" office:value="0.797">
            <text:p>0.797000</text:p>
          </table:table-cell>
          <table:table-cell office:value-type="float" office:value="0.484">
            <text:p>0.484000</text:p>
          </table:table-cell>
          <table:table-cell office:value-type="float" office:value="0.625">
            <text:p>0.625000</text:p>
          </table:table-cell>
          <table:table-cell office:value-type="float" office:value="0.484">
            <text:p>0.484000</text:p>
          </table:table-cell>
          <table:table-cell office:value-type="float" office:value="3">
            <text:p>3</text:p>
          </table:table-cell>
          <table:table-cell table:formula="oooc:=IF([.D953]&lt;0.1;[.K953];[.H953])" office:value-type="float" office:value="0.64">
            <text:p>0.640000</text:p>
          </table:table-cell>
          <table:table-cell table:formula="oooc:=[.N953]-[.L953]" office:value-type="float" office:value="0.156">
            <text:p>0.15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85744888889">
            <text:p>0.185745</text:p>
          </table:table-cell>
          <table:table-cell office:value-type="float" office:value="313444500">
            <text:p>313444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765">
            <text:p>0.765000</text:p>
          </table:table-cell>
          <table:table-cell office:value-type="float" office:value="1.219">
            <text:p>1.219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54]&lt;0.1;[.K954];[.H954])" office:value-type="float" office:value="0.641">
            <text:p>0.641000</text:p>
          </table:table-cell>
          <table:table-cell table:formula="oooc:=[.N954]-[.L95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23780444444">
            <text:p>0.223780</text:p>
          </table:table-cell>
          <table:table-cell office:value-type="float" office:value="377629500">
            <text:p>377629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984">
            <text:p>0.984000</text:p>
          </table:table-cell>
          <table:table-cell office:value-type="float" office:value="1.688">
            <text:p>1.688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55]&lt;0.1;[.K955];[.H955])" office:value-type="float" office:value="0.641">
            <text:p>0.641000</text:p>
          </table:table-cell>
          <table:table-cell table:formula="oooc:=[.N955]-[.L95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0243777777778">
            <text:p>0.002438</text:p>
          </table:table-cell>
          <table:table-cell office:value-type="float" office:value="4113750">
            <text:p>4113750</text:p>
          </table:table-cell>
          <table:table-cell office:value-type="float" office:value="0.0185635555556">
            <text:p>0.01856356</text:p>
          </table:table-cell>
          <table:table-cell office:value-type="float" office:value="7831500">
            <text:p>7831500</text:p>
          </table:table-cell>
          <table:table-cell office:value-type="float" office:value="0.641">
            <text:p>0.64100000</text:p>
          </table:table-cell>
          <table:table-cell office:value-type="float" office:value="0.563">
            <text:p>0.563000</text:p>
          </table:table-cell>
          <table:table-cell table:number-columns-repeated="3" office:value-type="float" office:value="0.0309999999999">
            <text:p>0.031000</text:p>
          </table:table-cell>
          <table:table-cell office:value-type="float" office:value="3">
            <text:p>3</text:p>
          </table:table-cell>
          <table:table-cell table:formula="oooc:=IF([.D956]&lt;0.1;[.K956];[.H956])" office:value-type="float" office:value="0.0309999999999">
            <text:p>0.031000</text:p>
          </table:table-cell>
          <table:table-cell table:formula="oooc:=[.N956]-[.L95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52548444444">
            <text:p>0.152548</text:p>
          </table:table-cell>
          <table:table-cell office:value-type="float" office:value="257425500">
            <text:p>257425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594">
            <text:p>0.594000</text:p>
          </table:table-cell>
          <table:table-cell office:value-type="float" office:value="0.89">
            <text:p>0.890000</text:p>
          </table:table-cell>
          <table:table-cell office:value-type="float" office:value="0.594">
            <text:p>0.594000</text:p>
          </table:table-cell>
          <table:table-cell office:value-type="float" office:value="3">
            <text:p>3</text:p>
          </table:table-cell>
          <table:table-cell table:formula="oooc:=IF([.D957]&lt;0.1;[.K957];[.H957])" office:value-type="float" office:value="0.625">
            <text:p>0.625000</text:p>
          </table:table-cell>
          <table:table-cell table:formula="oooc:=[.N957]-[.L957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599533333333">
            <text:p>0.059953</text:p>
          </table:table-cell>
          <table:table-cell office:value-type="float" office:value="101171250">
            <text:p>101171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281">
            <text:p>0.281000</text:p>
          </table:table-cell>
          <table:table-cell office:value-type="float" office:value="4">
            <text:p>4</text:p>
          </table:table-cell>
          <table:table-cell table:formula="oooc:=IF([.D958]&lt;0.1;[.K958];[.H958])" office:value-type="float" office:value="0.281">
            <text:p>0.281000</text:p>
          </table:table-cell>
          <table:table-cell table:formula="oooc:=[.N958]-[.L95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141">
            <text:p>0.214100</text:p>
          </table:table-cell>
          <table:table-cell office:value-type="float" office:value="361293750">
            <text:p>361293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3">
            <text:p>0.813000</text:p>
          </table:table-cell>
          <table:table-cell office:value-type="float" office:value="0.922">
            <text:p>0.922000</text:p>
          </table:table-cell>
          <table:table-cell office:value-type="float" office:value="1.547">
            <text:p>1.547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59]&lt;0.1;[.K959];[.H959])" office:value-type="float" office:value="0.625">
            <text:p>0.625000</text:p>
          </table:table-cell>
          <table:table-cell table:formula="oooc:=[.N959]-[.L95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56131555556">
            <text:p>0.156132</text:p>
          </table:table-cell>
          <table:table-cell office:value-type="float" office:value="263472000">
            <text:p>263472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">
            <text:p>0.64000000</text:p>
          </table:table-cell>
          <table:table-cell office:value-type="float" office:value="0.797">
            <text:p>0.797000</text:p>
          </table:table-cell>
          <table:table-cell office:value-type="float" office:value="0.625">
            <text:p>0.625000</text:p>
          </table:table-cell>
          <table:table-cell office:value-type="float" office:value="0.906">
            <text:p>0.906000</text:p>
          </table:table-cell>
          <table:table-cell office:value-type="float" office:value="0.625">
            <text:p>0.625000</text:p>
          </table:table-cell>
          <table:table-cell office:value-type="float" office:value="3">
            <text:p>3</text:p>
          </table:table-cell>
          <table:table-cell table:formula="oooc:=IF([.D960]&lt;0.1;[.K960];[.H960])" office:value-type="float" office:value="0.64">
            <text:p>0.640000</text:p>
          </table:table-cell>
          <table:table-cell table:formula="oooc:=[.N960]-[.L960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911786666667">
            <text:p>0.091179</text:p>
          </table:table-cell>
          <table:table-cell office:value-type="float" office:value="153864000">
            <text:p>153864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57">
            <text:p>0.65700000</text:p>
          </table:table-cell>
          <table:table-cell office:value-type="float" office:value="0.796">
            <text:p>0.796000</text:p>
          </table:table-cell>
          <table:table-cell office:value-type="float" office:value="0.391">
            <text:p>0.391000</text:p>
          </table:table-cell>
          <table:table-cell office:value-type="float" office:value="0.438">
            <text:p>0.438000</text:p>
          </table:table-cell>
          <table:table-cell office:value-type="float" office:value="0.391">
            <text:p>0.391000</text:p>
          </table:table-cell>
          <table:table-cell office:value-type="float" office:value="3">
            <text:p>3</text:p>
          </table:table-cell>
          <table:table-cell table:formula="oooc:=IF([.D961]&lt;0.1;[.K961];[.H961])" office:value-type="float" office:value="0.438">
            <text:p>0.438000</text:p>
          </table:table-cell>
          <table:table-cell table:formula="oooc:=[.N961]-[.L961]" office:value-type="float" office:value="0.047">
            <text:p>0.04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63276">
            <text:p>0.163276</text:p>
          </table:table-cell>
          <table:table-cell office:value-type="float" office:value="275528250">
            <text:p>27552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656">
            <text:p>0.656000</text:p>
          </table:table-cell>
          <table:table-cell office:value-type="float" office:value="0.985">
            <text:p>0.985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62]&lt;0.1;[.K962];[.H962])" office:value-type="float" office:value="0.625">
            <text:p>0.625000</text:p>
          </table:table-cell>
          <table:table-cell table:formula="oooc:=[.N962]-[.L96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02804">
            <text:p>0.002804</text:p>
          </table:table-cell>
          <table:table-cell office:value-type="float" office:value="4731750">
            <text:p>4731750</text:p>
          </table:table-cell>
          <table:table-cell office:value-type="float" office:value="0.0251057777778">
            <text:p>0.02510578</text:p>
          </table:table-cell>
          <table:table-cell office:value-type="float" office:value="10591500">
            <text:p>10591500</text:p>
          </table:table-cell>
          <table:table-cell office:value-type="float" office:value="0.641">
            <text:p>0.64100000</text:p>
          </table:table-cell>
          <table:table-cell office:value-type="float" office:value="0.578">
            <text:p>0.578000</text:p>
          </table:table-cell>
          <table:table-cell office:value-type="float" office:value="0.0469999999998">
            <text:p>0.047000</text:p>
          </table:table-cell>
          <table:table-cell office:value-type="float" office:value="0.047">
            <text:p>0.047000</text:p>
          </table:table-cell>
          <table:table-cell office:value-type="float" office:value="0.0469999999998">
            <text:p>0.047000</text:p>
          </table:table-cell>
          <table:table-cell office:value-type="float" office:value="3">
            <text:p>3</text:p>
          </table:table-cell>
          <table:table-cell table:formula="oooc:=IF([.D963]&lt;0.1;[.K963];[.H963])" office:value-type="float" office:value="0.047">
            <text:p>0.047000</text:p>
          </table:table-cell>
          <table:table-cell table:formula="oooc:=[.N963]-[.L963]" office:value-type="float" office:value="0.000000000000199999738992318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11921777778">
            <text:p>0.111922</text:p>
          </table:table-cell>
          <table:table-cell office:value-type="float" office:value="188868000">
            <text:p>188868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797">
            <text:p>0.797000</text:p>
          </table:table-cell>
          <table:table-cell office:value-type="float" office:value="0.469">
            <text:p>0.469000</text:p>
          </table:table-cell>
          <table:table-cell office:value-type="float" office:value="0.547">
            <text:p>0.547000</text:p>
          </table:table-cell>
          <table:table-cell office:value-type="float" office:value="0.469">
            <text:p>0.469000</text:p>
          </table:table-cell>
          <table:table-cell office:value-type="float" office:value="3">
            <text:p>3</text:p>
          </table:table-cell>
          <table:table-cell table:formula="oooc:=IF([.D964]&lt;0.1;[.K964];[.H964])" office:value-type="float" office:value="0.625">
            <text:p>0.625000</text:p>
          </table:table-cell>
          <table:table-cell table:formula="oooc:=[.N964]-[.L964]" office:value-type="float" office:value="0.156">
            <text:p>0.15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0894133333333">
            <text:p>0.008941</text:p>
          </table:table-cell>
          <table:table-cell office:value-type="float" office:value="15088500">
            <text:p>15088500</text:p>
          </table:table-cell>
          <table:table-cell office:value-type="float" office:value="0.258289777778">
            <text:p>0.25828978</text:p>
          </table:table-cell>
          <table:table-cell office:value-type="float" office:value="108966000">
            <text:p>108966000</text:p>
          </table:table-cell>
          <table:table-cell office:value-type="float" office:value="0.656">
            <text:p>0.65600000</text:p>
          </table:table-cell>
          <table:table-cell office:value-type="float" office:value="0.719">
            <text:p>0.719000</text:p>
          </table:table-cell>
          <table:table-cell office:value-type="float" office:value="0.172">
            <text:p>0.172000</text:p>
          </table:table-cell>
          <table:table-cell table:number-columns-repeated="2" office:value-type="float" office:value="0.156">
            <text:p>0.156000</text:p>
          </table:table-cell>
          <table:table-cell office:value-type="float" office:value="4">
            <text:p>4</text:p>
          </table:table-cell>
          <table:table-cell table:formula="oooc:=IF([.D965]&lt;0.1;[.K965];[.H965])" office:value-type="float" office:value="0.156">
            <text:p>0.156000</text:p>
          </table:table-cell>
          <table:table-cell table:formula="oooc:=[.N965]-[.L96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656808888889">
            <text:p>0.065681</text:p>
          </table:table-cell>
          <table:table-cell office:value-type="float" office:value="110836500">
            <text:p>110836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">
            <text:p>0.64000000</text:p>
          </table:table-cell>
          <table:table-cell office:value-type="float" office:value="0.813">
            <text:p>0.813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297">
            <text:p>0.297000</text:p>
          </table:table-cell>
          <table:table-cell office:value-type="float" office:value="4">
            <text:p>4</text:p>
          </table:table-cell>
          <table:table-cell table:formula="oooc:=IF([.D966]&lt;0.1;[.K966];[.H966])" office:value-type="float" office:value="0.297">
            <text:p>0.297000</text:p>
          </table:table-cell>
          <table:table-cell table:formula="oooc:=[.N966]-[.L96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03779555556">
            <text:p>0.103780</text:p>
          </table:table-cell>
          <table:table-cell office:value-type="float" office:value="175128000">
            <text:p>175128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813">
            <text:p>0.813000</text:p>
          </table:table-cell>
          <table:table-cell office:value-type="float" office:value="0.437">
            <text:p>0.437000</text:p>
          </table:table-cell>
          <table:table-cell office:value-type="float" office:value="0.5">
            <text:p>0.500000</text:p>
          </table:table-cell>
          <table:table-cell office:value-type="float" office:value="0.437">
            <text:p>0.437000</text:p>
          </table:table-cell>
          <table:table-cell office:value-type="float" office:value="3">
            <text:p>3</text:p>
          </table:table-cell>
          <table:table-cell table:formula="oooc:=IF([.D967]&lt;0.1;[.K967];[.H967])" office:value-type="float" office:value="0.641">
            <text:p>0.641000</text:p>
          </table:table-cell>
          <table:table-cell table:formula="oooc:=[.N967]-[.L967]" office:value-type="float" office:value="0.204">
            <text:p>0.204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25160444444">
            <text:p>0.125160</text:p>
          </table:table-cell>
          <table:table-cell office:value-type="float" office:value="211208250">
            <text:p>21120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485">
            <text:p>0.485000</text:p>
          </table:table-cell>
          <table:table-cell office:value-type="float" office:value="0.656">
            <text:p>0.656000</text:p>
          </table:table-cell>
          <table:table-cell office:value-type="float" office:value="0.485">
            <text:p>0.485000</text:p>
          </table:table-cell>
          <table:table-cell office:value-type="float" office:value="3">
            <text:p>3</text:p>
          </table:table-cell>
          <table:table-cell table:formula="oooc:=IF([.D968]&lt;0.1;[.K968];[.H968])" office:value-type="float" office:value="0.625">
            <text:p>0.625000</text:p>
          </table:table-cell>
          <table:table-cell table:formula="oooc:=[.N968]-[.L968]" office:value-type="float" office:value="0.14">
            <text:p>0.14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569448888889">
            <text:p>0.056945</text:p>
          </table:table-cell>
          <table:table-cell office:value-type="float" office:value="96094500">
            <text:p>96094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813">
            <text:p>0.813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81">
            <text:p>0.281000</text:p>
          </table:table-cell>
          <table:table-cell office:value-type="float" office:value="4">
            <text:p>4</text:p>
          </table:table-cell>
          <table:table-cell table:formula="oooc:=IF([.D969]&lt;0.1;[.K969];[.H969])" office:value-type="float" office:value="0.281">
            <text:p>0.281000</text:p>
          </table:table-cell>
          <table:table-cell table:formula="oooc:=[.N969]-[.L96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95431555556">
            <text:p>0.195432</text:p>
          </table:table-cell>
          <table:table-cell office:value-type="float" office:value="329790750">
            <text:p>329790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3">
            <text:p>0.813000</text:p>
          </table:table-cell>
          <table:table-cell office:value-type="float" office:value="0.812">
            <text:p>0.812000</text:p>
          </table:table-cell>
          <table:table-cell office:value-type="float" office:value="1.328">
            <text:p>1.328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70]&lt;0.1;[.K970];[.H970])" office:value-type="float" office:value="0.625">
            <text:p>0.625000</text:p>
          </table:table-cell>
          <table:table-cell table:formula="oooc:=[.N970]-[.L97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24383111111">
            <text:p>0.124383</text:p>
          </table:table-cell>
          <table:table-cell office:value-type="float" office:value="209896500">
            <text:p>209896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6">
            <text:p>0.796000</text:p>
          </table:table-cell>
          <table:table-cell office:value-type="float" office:value="0.5">
            <text:p>0.500000</text:p>
          </table:table-cell>
          <table:table-cell office:value-type="float" office:value="0.641">
            <text:p>0.641000</text:p>
          </table:table-cell>
          <table:table-cell office:value-type="float" office:value="0.5">
            <text:p>0.500000</text:p>
          </table:table-cell>
          <table:table-cell office:value-type="float" office:value="3">
            <text:p>3</text:p>
          </table:table-cell>
          <table:table-cell table:formula="oooc:=IF([.D971]&lt;0.1;[.K971];[.H971])" office:value-type="float" office:value="0.641">
            <text:p>0.641000</text:p>
          </table:table-cell>
          <table:table-cell table:formula="oooc:=[.N971]-[.L971]" office:value-type="float" office:value="0.141">
            <text:p>0.14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42910666667">
            <text:p>0.242911</text:p>
          </table:table-cell>
          <table:table-cell office:value-type="float" office:value="409911750">
            <text:p>409911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1.11">
            <text:p>1.110000</text:p>
          </table:table-cell>
          <table:table-cell office:value-type="float" office:value="1.937">
            <text:p>1.937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72]&lt;0.1;[.K972];[.H972])" office:value-type="float" office:value="0.625">
            <text:p>0.625000</text:p>
          </table:table-cell>
          <table:table-cell table:formula="oooc:=[.N972]-[.L97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14238222222">
            <text:p>0.214238</text:p>
          </table:table-cell>
          <table:table-cell office:value-type="float" office:value="361527000">
            <text:p>361527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937">
            <text:p>0.937000</text:p>
          </table:table-cell>
          <table:table-cell office:value-type="float" office:value="1.547">
            <text:p>1.547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73]&lt;0.1;[.K973];[.H973])" office:value-type="float" office:value="0.641">
            <text:p>0.641000</text:p>
          </table:table-cell>
          <table:table-cell table:formula="oooc:=[.N973]-[.L97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36822666667">
            <text:p>0.236823</text:p>
          </table:table-cell>
          <table:table-cell office:value-type="float" office:value="399638250">
            <text:p>39963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1.079">
            <text:p>1.079000</text:p>
          </table:table-cell>
          <table:table-cell office:value-type="float" office:value="1.843">
            <text:p>1.843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74]&lt;0.1;[.K974];[.H974])" office:value-type="float" office:value="0.625">
            <text:p>0.625000</text:p>
          </table:table-cell>
          <table:table-cell table:formula="oooc:=[.N974]-[.L97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999208888889">
            <text:p>0.099921</text:p>
          </table:table-cell>
          <table:table-cell office:value-type="float" office:value="168616500">
            <text:p>168616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422">
            <text:p>0.422000</text:p>
          </table:table-cell>
          <table:table-cell office:value-type="float" office:value="0.484">
            <text:p>0.484000</text:p>
          </table:table-cell>
          <table:table-cell office:value-type="float" office:value="0.422">
            <text:p>0.422000</text:p>
          </table:table-cell>
          <table:table-cell office:value-type="float" office:value="3">
            <text:p>3</text:p>
          </table:table-cell>
          <table:table-cell table:formula="oooc:=IF([.D975]&lt;0.1;[.K975];[.H975])" office:value-type="float" office:value="0.484">
            <text:p>0.484000</text:p>
          </table:table-cell>
          <table:table-cell table:formula="oooc:=[.N975]-[.L975]" office:value-type="float" office:value="0.062">
            <text:p>0.06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09755555556">
            <text:p>0.109756</text:p>
          </table:table-cell>
          <table:table-cell office:value-type="float" office:value="185212500">
            <text:p>185212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453">
            <text:p>0.453000</text:p>
          </table:table-cell>
          <table:table-cell office:value-type="float" office:value="0.563">
            <text:p>0.563000</text:p>
          </table:table-cell>
          <table:table-cell office:value-type="float" office:value="0.453">
            <text:p>0.453000</text:p>
          </table:table-cell>
          <table:table-cell office:value-type="float" office:value="3">
            <text:p>3</text:p>
          </table:table-cell>
          <table:table-cell table:formula="oooc:=IF([.D976]&lt;0.1;[.K976];[.H976])" office:value-type="float" office:value="0.641">
            <text:p>0.641000</text:p>
          </table:table-cell>
          <table:table-cell table:formula="oooc:=[.N976]-[.L976]" office:value-type="float" office:value="0.188">
            <text:p>0.188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742991111111">
            <text:p>0.074299</text:p>
          </table:table-cell>
          <table:table-cell office:value-type="float" office:value="125379750">
            <text:p>125379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359">
            <text:p>0.359000</text:p>
          </table:table-cell>
          <table:table-cell table:number-columns-repeated="2" office:value-type="float" office:value="0.344">
            <text:p>0.344000</text:p>
          </table:table-cell>
          <table:table-cell office:value-type="float" office:value="4">
            <text:p>4</text:p>
          </table:table-cell>
          <table:table-cell table:formula="oooc:=IF([.D977]&lt;0.1;[.K977];[.H977])" office:value-type="float" office:value="0.344">
            <text:p>0.344000</text:p>
          </table:table-cell>
          <table:table-cell table:formula="oooc:=[.N977]-[.L97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973813333333">
            <text:p>0.097381</text:p>
          </table:table-cell>
          <table:table-cell office:value-type="float" office:value="164331000">
            <text:p>164331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407">
            <text:p>0.407000</text:p>
          </table:table-cell>
          <table:table-cell office:value-type="float" office:value="0.468">
            <text:p>0.468000</text:p>
          </table:table-cell>
          <table:table-cell office:value-type="float" office:value="0.407">
            <text:p>0.407000</text:p>
          </table:table-cell>
          <table:table-cell office:value-type="float" office:value="3">
            <text:p>3</text:p>
          </table:table-cell>
          <table:table-cell table:formula="oooc:=IF([.D978]&lt;0.1;[.K978];[.H978])" office:value-type="float" office:value="0.468">
            <text:p>0.468000</text:p>
          </table:table-cell>
          <table:table-cell table:formula="oooc:=[.N978]-[.L978]" office:value-type="float" office:value="0.061">
            <text:p>0.06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69596888889">
            <text:p>0.169597</text:p>
          </table:table-cell>
          <table:table-cell office:value-type="float" office:value="286194750">
            <text:p>286194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3">
            <text:p>0.813000</text:p>
          </table:table-cell>
          <table:table-cell office:value-type="float" office:value="0.687">
            <text:p>0.687000</text:p>
          </table:table-cell>
          <table:table-cell office:value-type="float" office:value="1.047">
            <text:p>1.047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79]&lt;0.1;[.K979];[.H979])" office:value-type="float" office:value="0.625">
            <text:p>0.625000</text:p>
          </table:table-cell>
          <table:table-cell table:formula="oooc:=[.N979]-[.L97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418048888889">
            <text:p>0.041805</text:p>
          </table:table-cell>
          <table:table-cell office:value-type="float" office:value="70545750">
            <text:p>70545750</text:p>
          </table:table-cell>
          <table:table-cell office:value-type="float" office:value="0.998972444444">
            <text:p>0.99897244</text:p>
          </table:table-cell>
          <table:table-cell office:value-type="float" office:value="421441500">
            <text:p>421441500</text:p>
          </table:table-cell>
          <table:table-cell office:value-type="float" office:value="0.641">
            <text:p>0.64100000</text:p>
          </table:table-cell>
          <table:table-cell office:value-type="float" office:value="0.812">
            <text:p>0.812000</text:p>
          </table:table-cell>
          <table:table-cell office:value-type="float" office:value="0.297">
            <text:p>0.297000</text:p>
          </table:table-cell>
          <table:table-cell table:number-columns-repeated="2" office:value-type="float" office:value="0.219">
            <text:p>0.219000</text:p>
          </table:table-cell>
          <table:table-cell office:value-type="float" office:value="4">
            <text:p>4</text:p>
          </table:table-cell>
          <table:table-cell table:formula="oooc:=IF([.D980]&lt;0.1;[.K980];[.H980])" office:value-type="float" office:value="0.219">
            <text:p>0.219000</text:p>
          </table:table-cell>
          <table:table-cell table:formula="oooc:=[.N980]-[.L98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771391111111">
            <text:p>0.077139</text:p>
          </table:table-cell>
          <table:table-cell office:value-type="float" office:value="130172250">
            <text:p>130172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6">
            <text:p>0.796000</text:p>
          </table:table-cell>
          <table:table-cell office:value-type="float" office:value="0.375">
            <text:p>0.375000</text:p>
          </table:table-cell>
          <table:table-cell table:number-columns-repeated="2" office:value-type="float" office:value="0.344">
            <text:p>0.344000</text:p>
          </table:table-cell>
          <table:table-cell office:value-type="float" office:value="4">
            <text:p>4</text:p>
          </table:table-cell>
          <table:table-cell table:formula="oooc:=IF([.D981]&lt;0.1;[.K981];[.H981])" office:value-type="float" office:value="0.344">
            <text:p>0.344000</text:p>
          </table:table-cell>
          <table:table-cell table:formula="oooc:=[.N981]-[.L98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08020444444">
            <text:p>0.108020</text:p>
          </table:table-cell>
          <table:table-cell office:value-type="float" office:value="182284500">
            <text:p>182284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">
            <text:p>0.64000000</text:p>
          </table:table-cell>
          <table:table-cell office:value-type="float" office:value="0.813">
            <text:p>0.813000</text:p>
          </table:table-cell>
          <table:table-cell office:value-type="float" office:value="0.437">
            <text:p>0.437000</text:p>
          </table:table-cell>
          <table:table-cell office:value-type="float" office:value="0.532">
            <text:p>0.532000</text:p>
          </table:table-cell>
          <table:table-cell office:value-type="float" office:value="0.437">
            <text:p>0.437000</text:p>
          </table:table-cell>
          <table:table-cell office:value-type="float" office:value="3">
            <text:p>3</text:p>
          </table:table-cell>
          <table:table-cell table:formula="oooc:=IF([.D982]&lt;0.1;[.K982];[.H982])" office:value-type="float" office:value="0.64">
            <text:p>0.640000</text:p>
          </table:table-cell>
          <table:table-cell table:formula="oooc:=[.N982]-[.L982]" office:value-type="float" office:value="0.203">
            <text:p>0.203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28452">
            <text:p>0.228452</text:p>
          </table:table-cell>
          <table:table-cell office:value-type="float" office:value="385512750">
            <text:p>38551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1.078">
            <text:p>1.078000</text:p>
          </table:table-cell>
          <table:table-cell office:value-type="float" office:value="1.734">
            <text:p>1.734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83]&lt;0.1;[.K983];[.H983])" office:value-type="float" office:value="0.641">
            <text:p>0.641000</text:p>
          </table:table-cell>
          <table:table-cell table:formula="oooc:=[.N983]-[.L98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88581333333">
            <text:p>0.188581</text:p>
          </table:table-cell>
          <table:table-cell office:value-type="float" office:value="318231000">
            <text:p>318231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">
            <text:p>0.64000000</text:p>
          </table:table-cell>
          <table:table-cell office:value-type="float" office:value="0.813">
            <text:p>0.813000</text:p>
          </table:table-cell>
          <table:table-cell office:value-type="float" office:value="0.781">
            <text:p>0.781000</text:p>
          </table:table-cell>
          <table:table-cell office:value-type="float" office:value="1.25">
            <text:p>1.250000</text:p>
          </table:table-cell>
          <table:table-cell office:value-type="float" office:value="0.64">
            <text:p>0.640000</text:p>
          </table:table-cell>
          <table:table-cell office:value-type="float" office:value="1">
            <text:p>1</text:p>
          </table:table-cell>
          <table:table-cell table:formula="oooc:=IF([.D984]&lt;0.1;[.K984];[.H984])" office:value-type="float" office:value="0.64">
            <text:p>0.640000</text:p>
          </table:table-cell>
          <table:table-cell table:formula="oooc:=[.N984]-[.L98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41052888889">
            <text:p>0.241053</text:p>
          </table:table-cell>
          <table:table-cell office:value-type="float" office:value="406776750">
            <text:p>40677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1.109">
            <text:p>1.109000</text:p>
          </table:table-cell>
          <table:table-cell office:value-type="float" office:value="1.906">
            <text:p>1.906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85]&lt;0.1;[.K985];[.H985])" office:value-type="float" office:value="0.641">
            <text:p>0.641000</text:p>
          </table:table-cell>
          <table:table-cell table:formula="oooc:=[.N985]-[.L98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39911111111">
            <text:p>0.239911</text:p>
          </table:table-cell>
          <table:table-cell office:value-type="float" office:value="404850000">
            <text:p>404850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">
            <text:p>0.64000000</text:p>
          </table:table-cell>
          <table:table-cell office:value-type="float" office:value="0.797">
            <text:p>0.797000</text:p>
          </table:table-cell>
          <table:table-cell office:value-type="float" office:value="1.11">
            <text:p>1.110000</text:p>
          </table:table-cell>
          <table:table-cell office:value-type="float" office:value="1.89">
            <text:p>1.890000</text:p>
          </table:table-cell>
          <table:table-cell office:value-type="float" office:value="0.64">
            <text:p>0.640000</text:p>
          </table:table-cell>
          <table:table-cell office:value-type="float" office:value="1">
            <text:p>1</text:p>
          </table:table-cell>
          <table:table-cell table:formula="oooc:=IF([.D986]&lt;0.1;[.K986];[.H986])" office:value-type="float" office:value="0.64">
            <text:p>0.640000</text:p>
          </table:table-cell>
          <table:table-cell table:formula="oooc:=[.N986]-[.L98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26079555556">
            <text:p>0.226080</text:p>
          </table:table-cell>
          <table:table-cell office:value-type="float" office:value="381509250">
            <text:p>381509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812">
            <text:p>0.812000</text:p>
          </table:table-cell>
          <table:table-cell office:value-type="float" office:value="1.032">
            <text:p>1.032000</text:p>
          </table:table-cell>
          <table:table-cell office:value-type="float" office:value="1.703">
            <text:p>1.703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87]&lt;0.1;[.K987];[.H987])" office:value-type="float" office:value="0.641">
            <text:p>0.641000</text:p>
          </table:table-cell>
          <table:table-cell table:formula="oooc:=[.N987]-[.L98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58972">
            <text:p>0.058972</text:p>
          </table:table-cell>
          <table:table-cell office:value-type="float" office:value="99515250">
            <text:p>99515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797">
            <text:p>0.797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281">
            <text:p>0.281000</text:p>
          </table:table-cell>
          <table:table-cell office:value-type="float" office:value="4">
            <text:p>4</text:p>
          </table:table-cell>
          <table:table-cell table:formula="oooc:=IF([.D988]&lt;0.1;[.K988];[.H988])" office:value-type="float" office:value="0.281">
            <text:p>0.281000</text:p>
          </table:table-cell>
          <table:table-cell table:formula="oooc:=[.N988]-[.L98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40164">
            <text:p>0.240164</text:p>
          </table:table-cell>
          <table:table-cell office:value-type="float" office:value="405276750">
            <text:p>40527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1.094">
            <text:p>1.094000</text:p>
          </table:table-cell>
          <table:table-cell office:value-type="float" office:value="1.906">
            <text:p>1.906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89]&lt;0.1;[.K989];[.H989])" office:value-type="float" office:value="0.641">
            <text:p>0.641000</text:p>
          </table:table-cell>
          <table:table-cell table:formula="oooc:=[.N989]-[.L98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77358222222">
            <text:p>0.177358</text:p>
          </table:table-cell>
          <table:table-cell office:value-type="float" office:value="299292000">
            <text:p>299292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797">
            <text:p>0.797000</text:p>
          </table:table-cell>
          <table:table-cell office:value-type="float" office:value="0.735">
            <text:p>0.735000</text:p>
          </table:table-cell>
          <table:table-cell office:value-type="float" office:value="1.125">
            <text:p>1.125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90]&lt;0.1;[.K990];[.H990])" office:value-type="float" office:value="0.625">
            <text:p>0.625000</text:p>
          </table:table-cell>
          <table:table-cell table:formula="oooc:=[.N990]-[.L99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27965777778">
            <text:p>0.127966</text:p>
          </table:table-cell>
          <table:table-cell office:value-type="float" office:value="215942250">
            <text:p>215942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516">
            <text:p>0.516000</text:p>
          </table:table-cell>
          <table:table-cell office:value-type="float" office:value="0.672">
            <text:p>0.672000</text:p>
          </table:table-cell>
          <table:table-cell office:value-type="float" office:value="0.516">
            <text:p>0.516000</text:p>
          </table:table-cell>
          <table:table-cell office:value-type="float" office:value="3">
            <text:p>3</text:p>
          </table:table-cell>
          <table:table-cell table:formula="oooc:=IF([.D991]&lt;0.1;[.K991];[.H991])" office:value-type="float" office:value="0.625">
            <text:p>0.625000</text:p>
          </table:table-cell>
          <table:table-cell table:formula="oooc:=[.N991]-[.L991]" office:value-type="float" office:value="0.109">
            <text:p>0.109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46876888889">
            <text:p>0.146877</text:p>
          </table:table-cell>
          <table:table-cell office:value-type="float" office:value="247854750">
            <text:p>247854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593">
            <text:p>0.593000</text:p>
          </table:table-cell>
          <table:table-cell office:value-type="float" office:value="0.829">
            <text:p>0.829000</text:p>
          </table:table-cell>
          <table:table-cell office:value-type="float" office:value="0.593">
            <text:p>0.593000</text:p>
          </table:table-cell>
          <table:table-cell office:value-type="float" office:value="3">
            <text:p>3</text:p>
          </table:table-cell>
          <table:table-cell table:formula="oooc:=IF([.D992]&lt;0.1;[.K992];[.H992])" office:value-type="float" office:value="0.641">
            <text:p>0.641000</text:p>
          </table:table-cell>
          <table:table-cell table:formula="oooc:=[.N992]-[.L992]" office:value-type="float" office:value="0.048">
            <text:p>0.048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928604444444">
            <text:p>0.092860</text:p>
          </table:table-cell>
          <table:table-cell office:value-type="float" office:value="156702000">
            <text:p>156702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3">
            <text:p>0.813000</text:p>
          </table:table-cell>
          <table:table-cell office:value-type="float" office:value="0.406">
            <text:p>0.406000</text:p>
          </table:table-cell>
          <table:table-cell office:value-type="float" office:value="0.437">
            <text:p>0.437000</text:p>
          </table:table-cell>
          <table:table-cell office:value-type="float" office:value="0.406">
            <text:p>0.406000</text:p>
          </table:table-cell>
          <table:table-cell office:value-type="float" office:value="3">
            <text:p>3</text:p>
          </table:table-cell>
          <table:table-cell table:formula="oooc:=IF([.D993]&lt;0.1;[.K993];[.H993])" office:value-type="float" office:value="0.437">
            <text:p>0.437000</text:p>
          </table:table-cell>
          <table:table-cell table:formula="oooc:=[.N993]-[.L993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23768">
            <text:p>0.123768</text:p>
          </table:table-cell>
          <table:table-cell office:value-type="float" office:value="208858500">
            <text:p>208858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3">
            <text:p>0.813000</text:p>
          </table:table-cell>
          <table:table-cell office:value-type="float" office:value="0.5">
            <text:p>0.500000</text:p>
          </table:table-cell>
          <table:table-cell office:value-type="float" office:value="0.641">
            <text:p>0.641000</text:p>
          </table:table-cell>
          <table:table-cell office:value-type="float" office:value="0.5">
            <text:p>0.500000</text:p>
          </table:table-cell>
          <table:table-cell office:value-type="float" office:value="3">
            <text:p>3</text:p>
          </table:table-cell>
          <table:table-cell table:formula="oooc:=IF([.D994]&lt;0.1;[.K994];[.H994])" office:value-type="float" office:value="0.625">
            <text:p>0.625000</text:p>
          </table:table-cell>
          <table:table-cell table:formula="oooc:=[.N994]-[.L994]" office:value-type="float" office:value="0.125">
            <text:p>0.12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07174222222">
            <text:p>0.207174</text:p>
          </table:table-cell>
          <table:table-cell office:value-type="float" office:value="349606500">
            <text:p>349606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6">
            <text:p>0.796000</text:p>
          </table:table-cell>
          <table:table-cell office:value-type="float" office:value="0.891">
            <text:p>0.891000</text:p>
          </table:table-cell>
          <table:table-cell office:value-type="float" office:value="1.469">
            <text:p>1.469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95]&lt;0.1;[.K995];[.H995])" office:value-type="float" office:value="0.641">
            <text:p>0.641000</text:p>
          </table:table-cell>
          <table:table-cell table:formula="oooc:=[.N995]-[.L99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42274666667">
            <text:p>0.242275</text:p>
          </table:table-cell>
          <table:table-cell office:value-type="float" office:value="408838500">
            <text:p>408838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1.11">
            <text:p>1.110000</text:p>
          </table:table-cell>
          <table:table-cell office:value-type="float" office:value="1.922">
            <text:p>1.922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96]&lt;0.1;[.K996];[.H996])" office:value-type="float" office:value="0.625">
            <text:p>0.625000</text:p>
          </table:table-cell>
          <table:table-cell table:formula="oooc:=[.N996]-[.L99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75794666667">
            <text:p>0.175795</text:p>
          </table:table-cell>
          <table:table-cell office:value-type="float" office:value="296653500">
            <text:p>296653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">
            <text:p>0.64000000</text:p>
          </table:table-cell>
          <table:table-cell office:value-type="float" office:value="0.797">
            <text:p>0.797000</text:p>
          </table:table-cell>
          <table:table-cell office:value-type="float" office:value="0.719">
            <text:p>0.719000</text:p>
          </table:table-cell>
          <table:table-cell office:value-type="float" office:value="1.109">
            <text:p>1.109000</text:p>
          </table:table-cell>
          <table:table-cell office:value-type="float" office:value="0.64">
            <text:p>0.640000</text:p>
          </table:table-cell>
          <table:table-cell office:value-type="float" office:value="1">
            <text:p>1</text:p>
          </table:table-cell>
          <table:table-cell table:formula="oooc:=IF([.D997]&lt;0.1;[.K997];[.H997])" office:value-type="float" office:value="0.64">
            <text:p>0.640000</text:p>
          </table:table-cell>
          <table:table-cell table:formula="oooc:=[.N997]-[.L99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39802666667">
            <text:p>0.139803</text:p>
          </table:table-cell>
          <table:table-cell office:value-type="float" office:value="235917000">
            <text:p>235917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">
            <text:p>0.64000000</text:p>
          </table:table-cell>
          <table:table-cell office:value-type="float" office:value="0.797">
            <text:p>0.797000</text:p>
          </table:table-cell>
          <table:table-cell office:value-type="float" office:value="0.563">
            <text:p>0.563000</text:p>
          </table:table-cell>
          <table:table-cell office:value-type="float" office:value="0.765">
            <text:p>0.765000</text:p>
          </table:table-cell>
          <table:table-cell office:value-type="float" office:value="0.563">
            <text:p>0.563000</text:p>
          </table:table-cell>
          <table:table-cell office:value-type="float" office:value="3">
            <text:p>3</text:p>
          </table:table-cell>
          <table:table-cell table:formula="oooc:=IF([.D998]&lt;0.1;[.K998];[.H998])" office:value-type="float" office:value="0.64">
            <text:p>0.640000</text:p>
          </table:table-cell>
          <table:table-cell table:formula="oooc:=[.N998]-[.L998]" office:value-type="float" office:value="0.077">
            <text:p>0.07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56438666667">
            <text:p>0.156439</text:p>
          </table:table-cell>
          <table:table-cell office:value-type="float" office:value="263990250">
            <text:p>263990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64">
            <text:p>0.640000</text:p>
          </table:table-cell>
          <table:table-cell office:value-type="float" office:value="0.906">
            <text:p>0.906000</text:p>
          </table:table-cell>
          <table:table-cell office:value-type="float" office:value="0.64">
            <text:p>0.640000</text:p>
          </table:table-cell>
          <table:table-cell office:value-type="float" office:value="3">
            <text:p>3</text:p>
          </table:table-cell>
          <table:table-cell table:formula="oooc:=IF([.D999]&lt;0.1;[.K999];[.H999])" office:value-type="float" office:value="0.641">
            <text:p>0.641000</text:p>
          </table:table-cell>
          <table:table-cell table:formula="oooc:=[.N999]-[.L999]" office:value-type="float" office:value="0.001">
            <text:p>0.00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18551555556">
            <text:p>0.118552</text:p>
          </table:table-cell>
          <table:table-cell office:value-type="float" office:value="200055750">
            <text:p>20005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485">
            <text:p>0.485000</text:p>
          </table:table-cell>
          <table:table-cell office:value-type="float" office:value="0.593">
            <text:p>0.593000</text:p>
          </table:table-cell>
          <table:table-cell office:value-type="float" office:value="0.485">
            <text:p>0.485000</text:p>
          </table:table-cell>
          <table:table-cell office:value-type="float" office:value="3">
            <text:p>3</text:p>
          </table:table-cell>
          <table:table-cell table:formula="oooc:=IF([.D1000]&lt;0.1;[.K1000];[.H1000])" office:value-type="float" office:value="0.625">
            <text:p>0.625000</text:p>
          </table:table-cell>
          <table:table-cell table:formula="oooc:=[.N1000]-[.L1000]" office:value-type="float" office:value="0.14">
            <text:p>0.14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95172444444">
            <text:p>0.195172</text:p>
          </table:table-cell>
          <table:table-cell office:value-type="float" office:value="329353500">
            <text:p>329353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">
            <text:p>0.64000000</text:p>
          </table:table-cell>
          <table:table-cell office:value-type="float" office:value="0.828">
            <text:p>0.828000</text:p>
          </table:table-cell>
          <table:table-cell office:value-type="float" office:value="0.829">
            <text:p>0.829000</text:p>
          </table:table-cell>
          <table:table-cell office:value-type="float" office:value="1.343">
            <text:p>1.343000</text:p>
          </table:table-cell>
          <table:table-cell office:value-type="float" office:value="0.64">
            <text:p>0.640000</text:p>
          </table:table-cell>
          <table:table-cell office:value-type="float" office:value="1">
            <text:p>1</text:p>
          </table:table-cell>
          <table:table-cell table:formula="oooc:=IF([.D1001]&lt;0.1;[.K1001];[.H1001])" office:value-type="float" office:value="0.64">
            <text:p>0.640000</text:p>
          </table:table-cell>
          <table:table-cell table:formula="oooc:=[.N1001]-[.L100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38942222222">
            <text:p>0.138942</text:p>
          </table:table-cell>
          <table:table-cell office:value-type="float" office:value="351697500">
            <text:p>351697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22">
            <text:p>0.92200000</text:p>
          </table:table-cell>
          <table:table-cell office:value-type="float" office:value="1.109">
            <text:p>1.109000</text:p>
          </table:table-cell>
          <table:table-cell office:value-type="float" office:value="0.703">
            <text:p>0.703000</text:p>
          </table:table-cell>
          <table:table-cell office:value-type="float" office:value="1.031">
            <text:p>1.031000</text:p>
          </table:table-cell>
          <table:table-cell office:value-type="float" office:value="0.703">
            <text:p>0.703000</text:p>
          </table:table-cell>
          <table:table-cell office:value-type="float" office:value="3">
            <text:p>3</text:p>
          </table:table-cell>
          <table:table-cell table:formula="oooc:=IF([.D1002]&lt;0.1;[.K1002];[.H1002])" office:value-type="float" office:value="0.922">
            <text:p>0.922000</text:p>
          </table:table-cell>
          <table:table-cell table:formula="oooc:=[.N1002]-[.L1002]" office:value-type="float" office:value="0.219">
            <text:p>0.219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73163259259">
            <text:p>0.173163</text:p>
          </table:table-cell>
          <table:table-cell office:value-type="float" office:value="438319500">
            <text:p>438319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3">
            <text:p>1.063000</text:p>
          </table:table-cell>
          <table:table-cell office:value-type="float" office:value="0.922">
            <text:p>0.922000</text:p>
          </table:table-cell>
          <table:table-cell office:value-type="float" office:value="1.484">
            <text:p>1.484000</text:p>
          </table:table-cell>
          <table:table-cell office:value-type="float" office:value="0.906">
            <text:p>0.906000</text:p>
          </table:table-cell>
          <table:table-cell office:value-type="float" office:value="1">
            <text:p>1</text:p>
          </table:table-cell>
          <table:table-cell table:formula="oooc:=IF([.D1003]&lt;0.1;[.K1003];[.H1003])" office:value-type="float" office:value="0.906">
            <text:p>0.906000</text:p>
          </table:table-cell>
          <table:table-cell table:formula="oooc:=[.N1003]-[.L100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89386074074">
            <text:p>0.189386</text:p>
          </table:table-cell>
          <table:table-cell office:value-type="float" office:value="479383500">
            <text:p>479383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3">
            <text:p>1.063000</text:p>
          </table:table-cell>
          <table:table-cell office:value-type="float" office:value="1.031">
            <text:p>1.031000</text:p>
          </table:table-cell>
          <table:table-cell office:value-type="float" office:value="1.734">
            <text:p>1.734000</text:p>
          </table:table-cell>
          <table:table-cell office:value-type="float" office:value="0.906">
            <text:p>0.906000</text:p>
          </table:table-cell>
          <table:table-cell office:value-type="float" office:value="1">
            <text:p>1</text:p>
          </table:table-cell>
          <table:table-cell table:formula="oooc:=IF([.D1004]&lt;0.1;[.K1004];[.H1004])" office:value-type="float" office:value="0.906">
            <text:p>0.906000</text:p>
          </table:table-cell>
          <table:table-cell table:formula="oooc:=[.N1004]-[.L100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332216296296">
            <text:p>0.033222</text:p>
          </table:table-cell>
          <table:table-cell office:value-type="float" office:value="84092250">
            <text:p>84092250</text:p>
          </table:table-cell>
          <table:table-cell office:value-type="float" office:value="0.997230222222">
            <text:p>0.99723022</text:p>
          </table:table-cell>
          <table:table-cell office:value-type="float" office:value="420706500">
            <text:p>420706500</text:p>
          </table:table-cell>
          <table:table-cell office:value-type="float" office:value="0.922">
            <text:p>0.92200000</text:p>
          </table:table-cell>
          <table:table-cell office:value-type="float" office:value="1.063">
            <text:p>1.063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5">
            <text:p>0.250000</text:p>
          </table:table-cell>
          <table:table-cell office:value-type="float" office:value="4">
            <text:p>4</text:p>
          </table:table-cell>
          <table:table-cell table:formula="oooc:=IF([.D1005]&lt;0.1;[.K1005];[.H1005])" office:value-type="float" office:value="0.25">
            <text:p>0.250000</text:p>
          </table:table-cell>
          <table:table-cell table:formula="oooc:=[.N1005]-[.L100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578906666667">
            <text:p>0.057891</text:p>
          </table:table-cell>
          <table:table-cell office:value-type="float" office:value="146535750">
            <text:p>14653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75">
            <text:p>0.87500000</text:p>
          </table:table-cell>
          <table:table-cell office:value-type="float" office:value="1.078">
            <text:p>1.078000</text:p>
          </table:table-cell>
          <table:table-cell office:value-type="float" office:value="0.359">
            <text:p>0.359000</text:p>
          </table:table-cell>
          <table:table-cell table:number-columns-repeated="2" office:value-type="float" office:value="0.344">
            <text:p>0.344000</text:p>
          </table:table-cell>
          <table:table-cell office:value-type="float" office:value="4">
            <text:p>4</text:p>
          </table:table-cell>
          <table:table-cell table:formula="oooc:=IF([.D1006]&lt;0.1;[.K1006];[.H1006])" office:value-type="float" office:value="0.344">
            <text:p>0.344000</text:p>
          </table:table-cell>
          <table:table-cell table:formula="oooc:=[.N1006]-[.L100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991365925926">
            <text:p>0.099137</text:p>
          </table:table-cell>
          <table:table-cell office:value-type="float" office:value="250939500">
            <text:p>250939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0.5">
            <text:p>0.500000</text:p>
          </table:table-cell>
          <table:table-cell office:value-type="float" office:value="0.625">
            <text:p>0.625000</text:p>
          </table:table-cell>
          <table:table-cell office:value-type="float" office:value="0.5">
            <text:p>0.500000</text:p>
          </table:table-cell>
          <table:table-cell office:value-type="float" office:value="3">
            <text:p>3</text:p>
          </table:table-cell>
          <table:table-cell table:formula="oooc:=IF([.D1007]&lt;0.1;[.K1007];[.H1007])" office:value-type="float" office:value="0.625">
            <text:p>0.625000</text:p>
          </table:table-cell>
          <table:table-cell table:formula="oooc:=[.N1007]-[.L1007]" office:value-type="float" office:value="0.125">
            <text:p>0.12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00835555556">
            <text:p>0.100836</text:p>
          </table:table-cell>
          <table:table-cell office:value-type="float" office:value="255240000">
            <text:p>255240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78">
            <text:p>1.078000</text:p>
          </table:table-cell>
          <table:table-cell office:value-type="float" office:value="0.5">
            <text:p>0.500000</text:p>
          </table:table-cell>
          <table:table-cell office:value-type="float" office:value="0.641">
            <text:p>0.641000</text:p>
          </table:table-cell>
          <table:table-cell office:value-type="float" office:value="0.5">
            <text:p>0.500000</text:p>
          </table:table-cell>
          <table:table-cell office:value-type="float" office:value="3">
            <text:p>3</text:p>
          </table:table-cell>
          <table:table-cell table:formula="oooc:=IF([.D1008]&lt;0.1;[.K1008];[.H1008])" office:value-type="float" office:value="0.89">
            <text:p>0.890000</text:p>
          </table:table-cell>
          <table:table-cell table:formula="oooc:=[.N1008]-[.L1008]" office:value-type="float" office:value="0.39">
            <text:p>0.39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5752562963">
            <text:p>0.157526</text:p>
          </table:table-cell>
          <table:table-cell office:value-type="float" office:value="398736750">
            <text:p>39873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0.812">
            <text:p>0.812000</text:p>
          </table:table-cell>
          <table:table-cell office:value-type="float" office:value="1.282">
            <text:p>1.282000</text:p>
          </table:table-cell>
          <table:table-cell office:value-type="float" office:value="0.812">
            <text:p>0.812000</text:p>
          </table:table-cell>
          <table:table-cell office:value-type="float" office:value="3">
            <text:p>3</text:p>
          </table:table-cell>
          <table:table-cell table:formula="oooc:=IF([.D1009]&lt;0.1;[.K1009];[.H1009])" office:value-type="float" office:value="0.89">
            <text:p>0.890000</text:p>
          </table:table-cell>
          <table:table-cell table:formula="oooc:=[.N1009]-[.L1009]" office:value-type="float" office:value="0.078">
            <text:p>0.078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47532148148">
            <text:p>0.147532</text:p>
          </table:table-cell>
          <table:table-cell office:value-type="float" office:value="373440750">
            <text:p>373440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3">
            <text:p>1.063000</text:p>
          </table:table-cell>
          <table:table-cell office:value-type="float" office:value="0.765">
            <text:p>0.765000</text:p>
          </table:table-cell>
          <table:table-cell office:value-type="float" office:value="1.156">
            <text:p>1.156000</text:p>
          </table:table-cell>
          <table:table-cell office:value-type="float" office:value="0.765">
            <text:p>0.765000</text:p>
          </table:table-cell>
          <table:table-cell office:value-type="float" office:value="3">
            <text:p>3</text:p>
          </table:table-cell>
          <table:table-cell table:formula="oooc:=IF([.D1010]&lt;0.1;[.K1010];[.H1010])" office:value-type="float" office:value="0.891">
            <text:p>0.891000</text:p>
          </table:table-cell>
          <table:table-cell table:formula="oooc:=[.N1010]-[.L1010]" office:value-type="float" office:value="0.126">
            <text:p>0.12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75190222222">
            <text:p>0.175190</text:p>
          </table:table-cell>
          <table:table-cell office:value-type="float" office:value="443450250">
            <text:p>443450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3">
            <text:p>1.063000</text:p>
          </table:table-cell>
          <table:table-cell office:value-type="float" office:value="0.937">
            <text:p>0.937000</text:p>
          </table:table-cell>
          <table:table-cell office:value-type="float" office:value="1.516">
            <text:p>1.516000</text:p>
          </table:table-cell>
          <table:table-cell office:value-type="float" office:value="0.906">
            <text:p>0.906000</text:p>
          </table:table-cell>
          <table:table-cell office:value-type="float" office:value="1">
            <text:p>1</text:p>
          </table:table-cell>
          <table:table-cell table:formula="oooc:=IF([.D1011]&lt;0.1;[.K1011];[.H1011])" office:value-type="float" office:value="0.906">
            <text:p>0.906000</text:p>
          </table:table-cell>
          <table:table-cell table:formula="oooc:=[.N1011]-[.L101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16417481481">
            <text:p>0.216417</text:p>
          </table:table-cell>
          <table:table-cell office:value-type="float" office:value="547806750">
            <text:p>54780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125">
            <text:p>1.125000</text:p>
          </table:table-cell>
          <table:table-cell office:value-type="float" office:value="1.25">
            <text:p>1.250000</text:p>
          </table:table-cell>
          <table:table-cell office:value-type="float" office:value="2.219">
            <text:p>2.219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12]&lt;0.1;[.K1012];[.H1012])" office:value-type="float" office:value="0.891">
            <text:p>0.891000</text:p>
          </table:table-cell>
          <table:table-cell table:formula="oooc:=[.N1012]-[.L101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46668444444">
            <text:p>0.246668</text:p>
          </table:table-cell>
          <table:table-cell office:value-type="float" office:value="624379500">
            <text:p>624379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7">
            <text:p>0.90700000</text:p>
          </table:table-cell>
          <table:table-cell office:value-type="float" office:value="1.062">
            <text:p>1.062000</text:p>
          </table:table-cell>
          <table:table-cell office:value-type="float" office:value="1.516">
            <text:p>1.516000</text:p>
          </table:table-cell>
          <table:table-cell office:value-type="float" office:value="2.812">
            <text:p>2.812000</text:p>
          </table:table-cell>
          <table:table-cell office:value-type="float" office:value="0.907">
            <text:p>0.907000</text:p>
          </table:table-cell>
          <table:table-cell office:value-type="float" office:value="1">
            <text:p>1</text:p>
          </table:table-cell>
          <table:table-cell table:formula="oooc:=IF([.D1013]&lt;0.1;[.K1013];[.H1013])" office:value-type="float" office:value="0.907">
            <text:p>0.907000</text:p>
          </table:table-cell>
          <table:table-cell table:formula="oooc:=[.N1013]-[.L101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072962962963">
            <text:p>0.007296</text:p>
          </table:table-cell>
          <table:table-cell office:value-type="float" office:value="18468750">
            <text:p>18468750</text:p>
          </table:table-cell>
          <table:table-cell office:value-type="float" office:value="0.236746666667">
            <text:p>0.23674667</text:p>
          </table:table-cell>
          <table:table-cell office:value-type="float" office:value="99877500">
            <text:p>99877500</text:p>
          </table:table-cell>
          <table:table-cell office:value-type="float" office:value="0.89">
            <text:p>0.89000000</text:p>
          </table:table-cell>
          <table:table-cell office:value-type="float" office:value="0.969">
            <text:p>0.969000</text:p>
          </table:table-cell>
          <table:table-cell office:value-type="float" office:value="0.172">
            <text:p>0.172000</text:p>
          </table:table-cell>
          <table:table-cell table:number-columns-repeated="2" office:value-type="float" office:value="0.156">
            <text:p>0.156000</text:p>
          </table:table-cell>
          <table:table-cell office:value-type="float" office:value="4">
            <text:p>4</text:p>
          </table:table-cell>
          <table:table-cell table:formula="oooc:=IF([.D1014]&lt;0.1;[.K1014];[.H1014])" office:value-type="float" office:value="0.156">
            <text:p>0.156000</text:p>
          </table:table-cell>
          <table:table-cell table:formula="oooc:=[.N1014]-[.L101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05380740741">
            <text:p>0.205381</text:p>
          </table:table-cell>
          <table:table-cell office:value-type="float" office:value="519870000">
            <text:p>519870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1.156">
            <text:p>1.156000</text:p>
          </table:table-cell>
          <table:table-cell office:value-type="float" office:value="2.016">
            <text:p>2.016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15]&lt;0.1;[.K1015];[.H1015])" office:value-type="float" office:value="0.891">
            <text:p>0.891000</text:p>
          </table:table-cell>
          <table:table-cell table:formula="oooc:=[.N1015]-[.L101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648841481481">
            <text:p>0.064884</text:p>
          </table:table-cell>
          <table:table-cell office:value-type="float" office:value="164238000">
            <text:p>164238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3">
            <text:p>1.063000</text:p>
          </table:table-cell>
          <table:table-cell office:value-type="float" office:value="0.375">
            <text:p>0.375000</text:p>
          </table:table-cell>
          <table:table-cell office:value-type="float" office:value="0.39">
            <text:p>0.390000</text:p>
          </table:table-cell>
          <table:table-cell office:value-type="float" office:value="0.375">
            <text:p>0.375000</text:p>
          </table:table-cell>
          <table:table-cell office:value-type="float" office:value="3">
            <text:p>3</text:p>
          </table:table-cell>
          <table:table-cell table:formula="oooc:=IF([.D1016]&lt;0.1;[.K1016];[.H1016])" office:value-type="float" office:value="0.39">
            <text:p>0.390000</text:p>
          </table:table-cell>
          <table:table-cell table:formula="oooc:=[.N1016]-[.L1016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34230222222">
            <text:p>0.234230</text:p>
          </table:table-cell>
          <table:table-cell office:value-type="float" office:value="592895250">
            <text:p>592895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7">
            <text:p>0.90700000</text:p>
          </table:table-cell>
          <table:table-cell office:value-type="float" office:value="1.062">
            <text:p>1.062000</text:p>
          </table:table-cell>
          <table:table-cell office:value-type="float" office:value="1.391">
            <text:p>1.391000</text:p>
          </table:table-cell>
          <table:table-cell office:value-type="float" office:value="2.547">
            <text:p>2.547000</text:p>
          </table:table-cell>
          <table:table-cell office:value-type="float" office:value="0.907">
            <text:p>0.907000</text:p>
          </table:table-cell>
          <table:table-cell office:value-type="float" office:value="1">
            <text:p>1</text:p>
          </table:table-cell>
          <table:table-cell table:formula="oooc:=IF([.D1017]&lt;0.1;[.K1017];[.H1017])" office:value-type="float" office:value="0.907">
            <text:p>0.907000</text:p>
          </table:table-cell>
          <table:table-cell table:formula="oooc:=[.N1017]-[.L101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12682666667">
            <text:p>0.112683</text:p>
          </table:table-cell>
          <table:table-cell office:value-type="float" office:value="285228000">
            <text:p>285228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0.563">
            <text:p>0.563000</text:p>
          </table:table-cell>
          <table:table-cell office:value-type="float" office:value="0.797">
            <text:p>0.797000</text:p>
          </table:table-cell>
          <table:table-cell office:value-type="float" office:value="0.563">
            <text:p>0.563000</text:p>
          </table:table-cell>
          <table:table-cell office:value-type="float" office:value="3">
            <text:p>3</text:p>
          </table:table-cell>
          <table:table-cell table:formula="oooc:=IF([.D1018]&lt;0.1;[.K1018];[.H1018])" office:value-type="float" office:value="0.891">
            <text:p>0.891000</text:p>
          </table:table-cell>
          <table:table-cell table:formula="oooc:=[.N1018]-[.L1018]" office:value-type="float" office:value="0.328">
            <text:p>0.328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40018666667">
            <text:p>0.140019</text:p>
          </table:table-cell>
          <table:table-cell office:value-type="float" office:value="354422250">
            <text:p>354422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3">
            <text:p>1.063000</text:p>
          </table:table-cell>
          <table:table-cell office:value-type="float" office:value="0.703">
            <text:p>0.703000</text:p>
          </table:table-cell>
          <table:table-cell office:value-type="float" office:value="1.047">
            <text:p>1.047000</text:p>
          </table:table-cell>
          <table:table-cell office:value-type="float" office:value="0.703">
            <text:p>0.703000</text:p>
          </table:table-cell>
          <table:table-cell office:value-type="float" office:value="3">
            <text:p>3</text:p>
          </table:table-cell>
          <table:table-cell table:formula="oooc:=IF([.D1019]&lt;0.1;[.K1019];[.H1019])" office:value-type="float" office:value="0.891">
            <text:p>0.891000</text:p>
          </table:table-cell>
          <table:table-cell table:formula="oooc:=[.N1019]-[.L1019]" office:value-type="float" office:value="0.188">
            <text:p>0.188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52677037037">
            <text:p>0.052677</text:p>
          </table:table-cell>
          <table:table-cell office:value-type="float" office:value="133338750">
            <text:p>133338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0.36">
            <text:p>0.360000</text:p>
          </table:table-cell>
          <table:table-cell table:number-columns-repeated="2" office:value-type="float" office:value="0.296">
            <text:p>0.296000</text:p>
          </table:table-cell>
          <table:table-cell office:value-type="float" office:value="4">
            <text:p>4</text:p>
          </table:table-cell>
          <table:table-cell table:formula="oooc:=IF([.D1020]&lt;0.1;[.K1020];[.H1020])" office:value-type="float" office:value="0.296">
            <text:p>0.296000</text:p>
          </table:table-cell>
          <table:table-cell table:formula="oooc:=[.N1020]-[.L102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904678518519">
            <text:p>0.090468</text:p>
          </table:table-cell>
          <table:table-cell office:value-type="float" office:value="228996750">
            <text:p>22899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0.453">
            <text:p>0.453000</text:p>
          </table:table-cell>
          <table:table-cell office:value-type="float" office:value="0.563">
            <text:p>0.563000</text:p>
          </table:table-cell>
          <table:table-cell office:value-type="float" office:value="0.453">
            <text:p>0.453000</text:p>
          </table:table-cell>
          <table:table-cell office:value-type="float" office:value="3">
            <text:p>3</text:p>
          </table:table-cell>
          <table:table-cell table:formula="oooc:=IF([.D1021]&lt;0.1;[.K1021];[.H1021])" office:value-type="float" office:value="0.563">
            <text:p>0.563000</text:p>
          </table:table-cell>
          <table:table-cell table:formula="oooc:=[.N1021]-[.L1021]" office:value-type="float" office:value="0.11">
            <text:p>0.11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21745481481">
            <text:p>0.221745</text:p>
          </table:table-cell>
          <table:table-cell office:value-type="float" office:value="561293250">
            <text:p>561293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1.297">
            <text:p>1.297000</text:p>
          </table:table-cell>
          <table:table-cell office:value-type="float" office:value="2.312">
            <text:p>2.312000</text:p>
          </table:table-cell>
          <table:table-cell office:value-type="float" office:value="0.89">
            <text:p>0.890000</text:p>
          </table:table-cell>
          <table:table-cell office:value-type="float" office:value="1">
            <text:p>1</text:p>
          </table:table-cell>
          <table:table-cell table:formula="oooc:=IF([.D1022]&lt;0.1;[.K1022];[.H1022])" office:value-type="float" office:value="0.89">
            <text:p>0.890000</text:p>
          </table:table-cell>
          <table:table-cell table:formula="oooc:=[.N1022]-[.L102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793875555556">
            <text:p>0.079388</text:p>
          </table:table-cell>
          <table:table-cell office:value-type="float" office:value="200949750">
            <text:p>200949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0.422">
            <text:p>0.422000</text:p>
          </table:table-cell>
          <table:table-cell office:value-type="float" office:value="0.469">
            <text:p>0.469000</text:p>
          </table:table-cell>
          <table:table-cell office:value-type="float" office:value="0.422">
            <text:p>0.422000</text:p>
          </table:table-cell>
          <table:table-cell office:value-type="float" office:value="3">
            <text:p>3</text:p>
          </table:table-cell>
          <table:table-cell table:formula="oooc:=IF([.D1023]&lt;0.1;[.K1023];[.H1023])" office:value-type="float" office:value="0.469">
            <text:p>0.469000</text:p>
          </table:table-cell>
          <table:table-cell table:formula="oooc:=[.N1023]-[.L1023]" office:value-type="float" office:value="0.047">
            <text:p>0.04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150435555556">
            <text:p>0.015044</text:p>
          </table:table-cell>
          <table:table-cell office:value-type="float" office:value="38079000">
            <text:p>38079000</text:p>
          </table:table-cell>
          <table:table-cell office:value-type="float" office:value="0.695331555556">
            <text:p>0.69533156</text:p>
          </table:table-cell>
          <table:table-cell office:value-type="float" office:value="293343000">
            <text:p>293343000</text:p>
          </table:table-cell>
          <table:table-cell office:value-type="float" office:value="0.891">
            <text:p>0.89100000</text:p>
          </table:table-cell>
          <table:table-cell office:value-type="float" office:value="1.047">
            <text:p>1.047000</text:p>
          </table:table-cell>
          <table:table-cell office:value-type="float" office:value="0.281">
            <text:p>0.281000</text:p>
          </table:table-cell>
          <table:table-cell table:number-columns-repeated="2" office:value-type="float" office:value="0.188">
            <text:p>0.188000</text:p>
          </table:table-cell>
          <table:table-cell office:value-type="float" office:value="4">
            <text:p>4</text:p>
          </table:table-cell>
          <table:table-cell table:formula="oooc:=IF([.D1024]&lt;0.1;[.K1024];[.H1024])" office:value-type="float" office:value="0.188">
            <text:p>0.188000</text:p>
          </table:table-cell>
          <table:table-cell table:formula="oooc:=[.N1024]-[.L102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402219259259">
            <text:p>0.040222</text:p>
          </table:table-cell>
          <table:table-cell office:value-type="float" office:value="101811750">
            <text:p>101811750</text:p>
          </table:table-cell>
          <table:table-cell office:value-type="float" office:value="0.999790222222">
            <text:p>0.99979022</text:p>
          </table:table-cell>
          <table:table-cell office:value-type="float" office:value="421786500">
            <text:p>4217865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0.313">
            <text:p>0.313000</text:p>
          </table:table-cell>
          <table:table-cell table:number-columns-repeated="2" office:value-type="float" office:value="0.266">
            <text:p>0.266000</text:p>
          </table:table-cell>
          <table:table-cell office:value-type="float" office:value="4">
            <text:p>4</text:p>
          </table:table-cell>
          <table:table-cell table:formula="oooc:=IF([.D1025]&lt;0.1;[.K1025];[.H1025])" office:value-type="float" office:value="0.266">
            <text:p>0.266000</text:p>
          </table:table-cell>
          <table:table-cell table:formula="oooc:=[.N1025]-[.L102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33656296296">
            <text:p>0.233656</text:p>
          </table:table-cell>
          <table:table-cell office:value-type="float" office:value="591442500">
            <text:p>591442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1.406">
            <text:p>1.406000</text:p>
          </table:table-cell>
          <table:table-cell office:value-type="float" office:value="2.531">
            <text:p>2.531000</text:p>
          </table:table-cell>
          <table:table-cell office:value-type="float" office:value="0.89">
            <text:p>0.890000</text:p>
          </table:table-cell>
          <table:table-cell office:value-type="float" office:value="1">
            <text:p>1</text:p>
          </table:table-cell>
          <table:table-cell table:formula="oooc:=IF([.D1026]&lt;0.1;[.K1026];[.H1026])" office:value-type="float" office:value="0.89">
            <text:p>0.890000</text:p>
          </table:table-cell>
          <table:table-cell table:formula="oooc:=[.N1026]-[.L102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21992296296">
            <text:p>0.121992</text:p>
          </table:table-cell>
          <table:table-cell office:value-type="float" office:value="308793000">
            <text:p>308793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78">
            <text:p>1.078000</text:p>
          </table:table-cell>
          <table:table-cell office:value-type="float" office:value="0.609">
            <text:p>0.609000</text:p>
          </table:table-cell>
          <table:table-cell office:value-type="float" office:value="0.859">
            <text:p>0.859000</text:p>
          </table:table-cell>
          <table:table-cell office:value-type="float" office:value="0.609">
            <text:p>0.609000</text:p>
          </table:table-cell>
          <table:table-cell office:value-type="float" office:value="3">
            <text:p>3</text:p>
          </table:table-cell>
          <table:table-cell table:formula="oooc:=IF([.D1027]&lt;0.1;[.K1027];[.H1027])" office:value-type="float" office:value="0.891">
            <text:p>0.891000</text:p>
          </table:table-cell>
          <table:table-cell table:formula="oooc:=[.N1027]-[.L1027]" office:value-type="float" office:value="0.282">
            <text:p>0.28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9056">
            <text:p>0.090560</text:p>
          </table:table-cell>
          <table:table-cell office:value-type="float" office:value="229230000">
            <text:p>229230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0.469">
            <text:p>0.469000</text:p>
          </table:table-cell>
          <table:table-cell office:value-type="float" office:value="0.547">
            <text:p>0.547000</text:p>
          </table:table-cell>
          <table:table-cell office:value-type="float" office:value="0.469">
            <text:p>0.469000</text:p>
          </table:table-cell>
          <table:table-cell office:value-type="float" office:value="3">
            <text:p>3</text:p>
          </table:table-cell>
          <table:table-cell table:formula="oooc:=IF([.D1028]&lt;0.1;[.K1028];[.H1028])" office:value-type="float" office:value="0.547">
            <text:p>0.547000</text:p>
          </table:table-cell>
          <table:table-cell table:formula="oooc:=[.N1028]-[.L1028]" office:value-type="float" office:value="0.078">
            <text:p>0.078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78907555556">
            <text:p>0.178908</text:p>
          </table:table-cell>
          <table:table-cell office:value-type="float" office:value="452859750">
            <text:p>452859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78">
            <text:p>1.078000</text:p>
          </table:table-cell>
          <table:table-cell office:value-type="float" office:value="0.937">
            <text:p>0.937000</text:p>
          </table:table-cell>
          <table:table-cell office:value-type="float" office:value="1.61">
            <text:p>1.610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29]&lt;0.1;[.K1029];[.H1029])" office:value-type="float" office:value="0.891">
            <text:p>0.891000</text:p>
          </table:table-cell>
          <table:table-cell table:formula="oooc:=[.N1029]-[.L102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86448">
            <text:p>0.186448</text:p>
          </table:table-cell>
          <table:table-cell office:value-type="float" office:value="471946500">
            <text:p>471946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3">
            <text:p>1.063000</text:p>
          </table:table-cell>
          <table:table-cell office:value-type="float" office:value="1.015">
            <text:p>1.015000</text:p>
          </table:table-cell>
          <table:table-cell office:value-type="float" office:value="1.703">
            <text:p>1.703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30]&lt;0.1;[.K1030];[.H1030])" office:value-type="float" office:value="0.891">
            <text:p>0.891000</text:p>
          </table:table-cell>
          <table:table-cell table:formula="oooc:=[.N1030]-[.L103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698038518519">
            <text:p>0.069804</text:p>
          </table:table-cell>
          <table:table-cell office:value-type="float" office:value="176691000">
            <text:p>176691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0.391">
            <text:p>0.391000</text:p>
          </table:table-cell>
          <table:table-cell office:value-type="float" office:value="0.422">
            <text:p>0.422000</text:p>
          </table:table-cell>
          <table:table-cell office:value-type="float" office:value="0.391">
            <text:p>0.391000</text:p>
          </table:table-cell>
          <table:table-cell office:value-type="float" office:value="3">
            <text:p>3</text:p>
          </table:table-cell>
          <table:table-cell table:formula="oooc:=IF([.D1031]&lt;0.1;[.K1031];[.H1031])" office:value-type="float" office:value="0.422">
            <text:p>0.422000</text:p>
          </table:table-cell>
          <table:table-cell table:formula="oooc:=[.N1031]-[.L1031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849688888889">
            <text:p>0.084969</text:p>
          </table:table-cell>
          <table:table-cell office:value-type="float" office:value="215077500">
            <text:p>215077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7">
            <text:p>0.90700000</text:p>
          </table:table-cell>
          <table:table-cell office:value-type="float" office:value="1.062">
            <text:p>1.062000</text:p>
          </table:table-cell>
          <table:table-cell office:value-type="float" office:value="0.438">
            <text:p>0.438000</text:p>
          </table:table-cell>
          <table:table-cell office:value-type="float" office:value="0.515">
            <text:p>0.515000</text:p>
          </table:table-cell>
          <table:table-cell office:value-type="float" office:value="0.438">
            <text:p>0.438000</text:p>
          </table:table-cell>
          <table:table-cell office:value-type="float" office:value="3">
            <text:p>3</text:p>
          </table:table-cell>
          <table:table-cell table:formula="oooc:=IF([.D1032]&lt;0.1;[.K1032];[.H1032])" office:value-type="float" office:value="0.515">
            <text:p>0.515000</text:p>
          </table:table-cell>
          <table:table-cell table:formula="oooc:=[.N1032]-[.L1032]" office:value-type="float" office:value="0.077">
            <text:p>0.07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200177777778">
            <text:p>0.020018</text:p>
          </table:table-cell>
          <table:table-cell office:value-type="float" office:value="50670000">
            <text:p>50670000</text:p>
          </table:table-cell>
          <table:table-cell office:value-type="float" office:value="0.880145777778">
            <text:p>0.88014578</text:p>
          </table:table-cell>
          <table:table-cell office:value-type="float" office:value="371311500">
            <text:p>371311500</text:p>
          </table:table-cell>
          <table:table-cell office:value-type="float" office:value="0.891">
            <text:p>0.89100000</text:p>
          </table:table-cell>
          <table:table-cell office:value-type="float" office:value="1.078">
            <text:p>1.078000</text:p>
          </table:table-cell>
          <table:table-cell office:value-type="float" office:value="0.297">
            <text:p>0.297000</text:p>
          </table:table-cell>
          <table:table-cell table:number-columns-repeated="2" office:value-type="float" office:value="0.234">
            <text:p>0.234000</text:p>
          </table:table-cell>
          <table:table-cell office:value-type="float" office:value="4">
            <text:p>4</text:p>
          </table:table-cell>
          <table:table-cell table:formula="oooc:=IF([.D1033]&lt;0.1;[.K1033];[.H1033])" office:value-type="float" office:value="0.234">
            <text:p>0.234000</text:p>
          </table:table-cell>
          <table:table-cell table:formula="oooc:=[.N1033]-[.L103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36644444444">
            <text:p>0.136644</text:p>
          </table:table-cell>
          <table:table-cell office:value-type="float" office:value="345881250">
            <text:p>345881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0.688">
            <text:p>0.688000</text:p>
          </table:table-cell>
          <table:table-cell office:value-type="float" office:value="1">
            <text:p>1.000000</text:p>
          </table:table-cell>
          <table:table-cell office:value-type="float" office:value="0.688">
            <text:p>0.688000</text:p>
          </table:table-cell>
          <table:table-cell office:value-type="float" office:value="3">
            <text:p>3</text:p>
          </table:table-cell>
          <table:table-cell table:formula="oooc:=IF([.D1034]&lt;0.1;[.K1034];[.H1034])" office:value-type="float" office:value="0.891">
            <text:p>0.891000</text:p>
          </table:table-cell>
          <table:table-cell table:formula="oooc:=[.N1034]-[.L1034]" office:value-type="float" office:value="0.203">
            <text:p>0.203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65837333333">
            <text:p>0.165837</text:p>
          </table:table-cell>
          <table:table-cell office:value-type="float" office:value="419775750">
            <text:p>41977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7">
            <text:p>0.90700000</text:p>
          </table:table-cell>
          <table:table-cell office:value-type="float" office:value="1.062">
            <text:p>1.062000</text:p>
          </table:table-cell>
          <table:table-cell office:value-type="float" office:value="0.859">
            <text:p>0.859000</text:p>
          </table:table-cell>
          <table:table-cell office:value-type="float" office:value="1.391">
            <text:p>1.391000</text:p>
          </table:table-cell>
          <table:table-cell office:value-type="float" office:value="0.859">
            <text:p>0.859000</text:p>
          </table:table-cell>
          <table:table-cell office:value-type="float" office:value="3">
            <text:p>3</text:p>
          </table:table-cell>
          <table:table-cell table:formula="oooc:=IF([.D1035]&lt;0.1;[.K1035];[.H1035])" office:value-type="float" office:value="0.907">
            <text:p>0.907000</text:p>
          </table:table-cell>
          <table:table-cell table:formula="oooc:=[.N1035]-[.L1035]" office:value-type="float" office:value="0.048">
            <text:p>0.048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0418933333333">
            <text:p>0.004189</text:p>
          </table:table-cell>
          <table:table-cell office:value-type="float" office:value="10604250">
            <text:p>10604250</text:p>
          </table:table-cell>
          <table:table-cell office:value-type="float" office:value="0.0829475555556">
            <text:p>0.08294756</text:p>
          </table:table-cell>
          <table:table-cell office:value-type="float" office:value="34993500">
            <text:p>34993500</text:p>
          </table:table-cell>
          <table:table-cell office:value-type="float" office:value="0.907">
            <text:p>0.90700000</text:p>
          </table:table-cell>
          <table:table-cell office:value-type="float" office:value="0.89">
            <text:p>0.890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39999999998">
            <text:p>0.094000</text:p>
          </table:table-cell>
          <table:table-cell office:value-type="float" office:value="4">
            <text:p>4</text:p>
          </table:table-cell>
          <table:table-cell table:formula="oooc:=IF([.D1036]&lt;0.1;[.K1036];[.H1036])" office:value-type="float" office:value="0.0939999999998">
            <text:p>0.094000</text:p>
          </table:table-cell>
          <table:table-cell table:formula="oooc:=[.N1036]-[.L103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228491851852">
            <text:p>0.022849</text:p>
          </table:table-cell>
          <table:table-cell office:value-type="float" office:value="57837000">
            <text:p>57837000</text:p>
          </table:table-cell>
          <table:table-cell office:value-type="float" office:value="0.938325333333">
            <text:p>0.93832533</text:p>
          </table:table-cell>
          <table:table-cell office:value-type="float" office:value="395856000">
            <text:p>395856000</text:p>
          </table:table-cell>
          <table:table-cell office:value-type="float" office:value="0.89">
            <text:p>0.89000000</text:p>
          </table:table-cell>
          <table:table-cell office:value-type="float" office:value="1.078">
            <text:p>1.078000</text:p>
          </table:table-cell>
          <table:table-cell office:value-type="float" office:value="0.329">
            <text:p>0.329000</text:p>
          </table:table-cell>
          <table:table-cell table:number-columns-repeated="2" office:value-type="float" office:value="0.234">
            <text:p>0.234000</text:p>
          </table:table-cell>
          <table:table-cell office:value-type="float" office:value="4">
            <text:p>4</text:p>
          </table:table-cell>
          <table:table-cell table:formula="oooc:=IF([.D1037]&lt;0.1;[.K1037];[.H1037])" office:value-type="float" office:value="0.234">
            <text:p>0.234000</text:p>
          </table:table-cell>
          <table:table-cell table:formula="oooc:=[.N1037]-[.L103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672859259259">
            <text:p>0.067286</text:p>
          </table:table-cell>
          <table:table-cell office:value-type="float" office:value="170317500">
            <text:p>170317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78">
            <text:p>1.078000</text:p>
          </table:table-cell>
          <table:table-cell office:value-type="float" office:value="0.375">
            <text:p>0.375000</text:p>
          </table:table-cell>
          <table:table-cell office:value-type="float" office:value="0.406">
            <text:p>0.406000</text:p>
          </table:table-cell>
          <table:table-cell office:value-type="float" office:value="0.375">
            <text:p>0.375000</text:p>
          </table:table-cell>
          <table:table-cell office:value-type="float" office:value="3">
            <text:p>3</text:p>
          </table:table-cell>
          <table:table-cell table:formula="oooc:=IF([.D1038]&lt;0.1;[.K1038];[.H1038])" office:value-type="float" office:value="0.406">
            <text:p>0.406000</text:p>
          </table:table-cell>
          <table:table-cell table:formula="oooc:=[.N1038]-[.L1038]" office:value-type="float" office:value="0.031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18452148148">
            <text:p>0.218452</text:p>
          </table:table-cell>
          <table:table-cell office:value-type="float" office:value="552957000">
            <text:p>552957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78">
            <text:p>1.078000</text:p>
          </table:table-cell>
          <table:table-cell office:value-type="float" office:value="1.266">
            <text:p>1.266000</text:p>
          </table:table-cell>
          <table:table-cell office:value-type="float" office:value="2.25">
            <text:p>2.250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39]&lt;0.1;[.K1039];[.H1039])" office:value-type="float" office:value="0.891">
            <text:p>0.891000</text:p>
          </table:table-cell>
          <table:table-cell table:formula="oooc:=[.N1039]-[.L103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19260444444">
            <text:p>0.219260</text:p>
          </table:table-cell>
          <table:table-cell office:value-type="float" office:value="555003000">
            <text:p>555003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1.282">
            <text:p>1.282000</text:p>
          </table:table-cell>
          <table:table-cell office:value-type="float" office:value="2.265">
            <text:p>2.265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40]&lt;0.1;[.K1040];[.H1040])" office:value-type="float" office:value="0.891">
            <text:p>0.891000</text:p>
          </table:table-cell>
          <table:table-cell table:formula="oooc:=[.N1040]-[.L104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29596148148">
            <text:p>0.229596</text:p>
          </table:table-cell>
          <table:table-cell office:value-type="float" office:value="581165250">
            <text:p>581165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2">
            <text:p>1.062000</text:p>
          </table:table-cell>
          <table:table-cell office:value-type="float" office:value="1.375">
            <text:p>1.375000</text:p>
          </table:table-cell>
          <table:table-cell office:value-type="float" office:value="2.453">
            <text:p>2.453000</text:p>
          </table:table-cell>
          <table:table-cell office:value-type="float" office:value="0.906">
            <text:p>0.906000</text:p>
          </table:table-cell>
          <table:table-cell office:value-type="float" office:value="1">
            <text:p>1</text:p>
          </table:table-cell>
          <table:table-cell table:formula="oooc:=IF([.D1041]&lt;0.1;[.K1041];[.H1041])" office:value-type="float" office:value="0.906">
            <text:p>0.906000</text:p>
          </table:table-cell>
          <table:table-cell table:formula="oooc:=[.N1041]-[.L104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496761481481">
            <text:p>0.049676</text:p>
          </table:table-cell>
          <table:table-cell office:value-type="float" office:value="125742750">
            <text:p>12574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78">
            <text:p>1.078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97">
            <text:p>0.297000</text:p>
          </table:table-cell>
          <table:table-cell office:value-type="float" office:value="4">
            <text:p>4</text:p>
          </table:table-cell>
          <table:table-cell table:formula="oooc:=IF([.D1042]&lt;0.1;[.K1042];[.H1042])" office:value-type="float" office:value="0.297">
            <text:p>0.297000</text:p>
          </table:table-cell>
          <table:table-cell table:formula="oooc:=[.N1042]-[.L104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636642962963">
            <text:p>0.063664</text:p>
          </table:table-cell>
          <table:table-cell office:value-type="float" office:value="161150250">
            <text:p>161150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table:number-columns-repeated="3" office:value-type="float" office:value="0.375">
            <text:p>0.375000</text:p>
          </table:table-cell>
          <table:table-cell office:value-type="float" office:value="3">
            <text:p>3</text:p>
          </table:table-cell>
          <table:table-cell table:formula="oooc:=IF([.D1043]&lt;0.1;[.K1043];[.H1043])" office:value-type="float" office:value="0.375">
            <text:p>0.375000</text:p>
          </table:table-cell>
          <table:table-cell table:formula="oooc:=[.N1043]-[.L104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97160888889">
            <text:p>0.197161</text:p>
          </table:table-cell>
          <table:table-cell office:value-type="float" office:value="499063500">
            <text:p>499063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7">
            <text:p>0.90700000</text:p>
          </table:table-cell>
          <table:table-cell office:value-type="float" office:value="1.062">
            <text:p>1.062000</text:p>
          </table:table-cell>
          <table:table-cell office:value-type="float" office:value="1.094">
            <text:p>1.094000</text:p>
          </table:table-cell>
          <table:table-cell office:value-type="float" office:value="1.875">
            <text:p>1.875000</text:p>
          </table:table-cell>
          <table:table-cell office:value-type="float" office:value="0.907">
            <text:p>0.907000</text:p>
          </table:table-cell>
          <table:table-cell office:value-type="float" office:value="1">
            <text:p>1</text:p>
          </table:table-cell>
          <table:table-cell table:formula="oooc:=IF([.D1044]&lt;0.1;[.K1044];[.H1044])" office:value-type="float" office:value="0.907">
            <text:p>0.907000</text:p>
          </table:table-cell>
          <table:table-cell table:formula="oooc:=[.N1044]-[.L104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958518518519">
            <text:p>0.095852</text:p>
          </table:table-cell>
          <table:table-cell office:value-type="float" office:value="242625000">
            <text:p>242625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0.485">
            <text:p>0.485000</text:p>
          </table:table-cell>
          <table:table-cell office:value-type="float" office:value="0.593">
            <text:p>0.593000</text:p>
          </table:table-cell>
          <table:table-cell office:value-type="float" office:value="0.485">
            <text:p>0.485000</text:p>
          </table:table-cell>
          <table:table-cell office:value-type="float" office:value="3">
            <text:p>3</text:p>
          </table:table-cell>
          <table:table-cell table:formula="oooc:=IF([.D1045]&lt;0.1;[.K1045];[.H1045])" office:value-type="float" office:value="0.593">
            <text:p>0.593000</text:p>
          </table:table-cell>
          <table:table-cell table:formula="oooc:=[.N1045]-[.L1045]" office:value-type="float" office:value="0.108">
            <text:p>0.108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42338074074">
            <text:p>0.142338</text:p>
          </table:table-cell>
          <table:table-cell office:value-type="float" office:value="360293250">
            <text:p>360293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93">
            <text:p>1.093000</text:p>
          </table:table-cell>
          <table:table-cell office:value-type="float" office:value="0.703">
            <text:p>0.703000</text:p>
          </table:table-cell>
          <table:table-cell office:value-type="float" office:value="1.079">
            <text:p>1.079000</text:p>
          </table:table-cell>
          <table:table-cell office:value-type="float" office:value="0.703">
            <text:p>0.703000</text:p>
          </table:table-cell>
          <table:table-cell office:value-type="float" office:value="3">
            <text:p>3</text:p>
          </table:table-cell>
          <table:table-cell table:formula="oooc:=IF([.D1046]&lt;0.1;[.K1046];[.H1046])" office:value-type="float" office:value="0.891">
            <text:p>0.891000</text:p>
          </table:table-cell>
          <table:table-cell table:formula="oooc:=[.N1046]-[.L1046]" office:value-type="float" office:value="0.188">
            <text:p>0.188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851872592593">
            <text:p>0.085187</text:p>
          </table:table-cell>
          <table:table-cell office:value-type="float" office:value="215630250">
            <text:p>215630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2">
            <text:p>1.062000</text:p>
          </table:table-cell>
          <table:table-cell office:value-type="float" office:value="0.454">
            <text:p>0.454000</text:p>
          </table:table-cell>
          <table:table-cell office:value-type="float" office:value="0.5">
            <text:p>0.500000</text:p>
          </table:table-cell>
          <table:table-cell office:value-type="float" office:value="0.454">
            <text:p>0.454000</text:p>
          </table:table-cell>
          <table:table-cell office:value-type="float" office:value="3">
            <text:p>3</text:p>
          </table:table-cell>
          <table:table-cell table:formula="oooc:=IF([.D1047]&lt;0.1;[.K1047];[.H1047])" office:value-type="float" office:value="0.5">
            <text:p>0.500000</text:p>
          </table:table-cell>
          <table:table-cell table:formula="oooc:=[.N1047]-[.L1047]" office:value-type="float" office:value="0.046">
            <text:p>0.04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51196740741">
            <text:p>0.251197</text:p>
          </table:table-cell>
          <table:table-cell office:value-type="float" office:value="635841750">
            <text:p>635841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1.594">
            <text:p>1.594000</text:p>
          </table:table-cell>
          <table:table-cell office:value-type="float" office:value="2.89">
            <text:p>2.890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48]&lt;0.1;[.K1048];[.H1048])" office:value-type="float" office:value="0.891">
            <text:p>0.891000</text:p>
          </table:table-cell>
          <table:table-cell table:formula="oooc:=[.N1048]-[.L104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310580740741">
            <text:p>0.031058</text:p>
          </table:table-cell>
          <table:table-cell office:value-type="float" office:value="78615750">
            <text:p>78615750</text:p>
          </table:table-cell>
          <table:table-cell office:value-type="float" office:value="0.994282666667">
            <text:p>0.99428267</text:p>
          </table:table-cell>
          <table:table-cell office:value-type="float" office:value="419463000">
            <text:p>419463000</text:p>
          </table:table-cell>
          <table:table-cell office:value-type="float" office:value="0.89">
            <text:p>0.89000000</text:p>
          </table:table-cell>
          <table:table-cell office:value-type="float" office:value="1.094">
            <text:p>1.094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266">
            <text:p>0.266000</text:p>
          </table:table-cell>
          <table:table-cell office:value-type="float" office:value="4">
            <text:p>4</text:p>
          </table:table-cell>
          <table:table-cell table:formula="oooc:=IF([.D1049]&lt;0.1;[.K1049];[.H1049])" office:value-type="float" office:value="0.266">
            <text:p>0.266000</text:p>
          </table:table-cell>
          <table:table-cell table:formula="oooc:=[.N1049]-[.L104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65132148148">
            <text:p>0.165132</text:p>
          </table:table-cell>
          <table:table-cell office:value-type="float" office:value="417990750">
            <text:p>417990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0.875">
            <text:p>0.875000</text:p>
          </table:table-cell>
          <table:table-cell office:value-type="float" office:value="1.375">
            <text:p>1.375000</text:p>
          </table:table-cell>
          <table:table-cell office:value-type="float" office:value="0.875">
            <text:p>0.875000</text:p>
          </table:table-cell>
          <table:table-cell office:value-type="float" office:value="3">
            <text:p>3</text:p>
          </table:table-cell>
          <table:table-cell table:formula="oooc:=IF([.D1050]&lt;0.1;[.K1050];[.H1050])" office:value-type="float" office:value="0.89">
            <text:p>0.890000</text:p>
          </table:table-cell>
          <table:table-cell table:formula="oooc:=[.N1050]-[.L1050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17576">
            <text:p>0.217576</text:p>
          </table:table-cell>
          <table:table-cell office:value-type="float" office:value="550739250">
            <text:p>550739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78">
            <text:p>1.078000</text:p>
          </table:table-cell>
          <table:table-cell office:value-type="float" office:value="1.25">
            <text:p>1.250000</text:p>
          </table:table-cell>
          <table:table-cell office:value-type="float" office:value="2.234">
            <text:p>2.234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51]&lt;0.1;[.K1051];[.H1051])" office:value-type="float" office:value="0.891">
            <text:p>0.891000</text:p>
          </table:table-cell>
          <table:table-cell table:formula="oooc:=[.N1051]-[.L105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913792592593">
            <text:p>0.091379</text:p>
          </table:table-cell>
          <table:table-cell office:value-type="float" office:value="231303750">
            <text:p>231303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2">
            <text:p>1.062000</text:p>
          </table:table-cell>
          <table:table-cell office:value-type="float" office:value="0.469">
            <text:p>0.469000</text:p>
          </table:table-cell>
          <table:table-cell office:value-type="float" office:value="0.563">
            <text:p>0.563000</text:p>
          </table:table-cell>
          <table:table-cell office:value-type="float" office:value="0.469">
            <text:p>0.469000</text:p>
          </table:table-cell>
          <table:table-cell office:value-type="float" office:value="3">
            <text:p>3</text:p>
          </table:table-cell>
          <table:table-cell table:formula="oooc:=IF([.D1052]&lt;0.1;[.K1052];[.H1052])" office:value-type="float" office:value="0.563">
            <text:p>0.563000</text:p>
          </table:table-cell>
          <table:table-cell table:formula="oooc:=[.N1052]-[.L1052]" office:value-type="float" office:value="0.094">
            <text:p>0.094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94539555556">
            <text:p>0.194540</text:p>
          </table:table-cell>
          <table:table-cell office:value-type="float" office:value="492428250">
            <text:p>49242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2">
            <text:p>1.062000</text:p>
          </table:table-cell>
          <table:table-cell office:value-type="float" office:value="1.063">
            <text:p>1.063000</text:p>
          </table:table-cell>
          <table:table-cell office:value-type="float" office:value="1.828">
            <text:p>1.828000</text:p>
          </table:table-cell>
          <table:table-cell office:value-type="float" office:value="0.906">
            <text:p>0.906000</text:p>
          </table:table-cell>
          <table:table-cell office:value-type="float" office:value="1">
            <text:p>1</text:p>
          </table:table-cell>
          <table:table-cell table:formula="oooc:=IF([.D1053]&lt;0.1;[.K1053];[.H1053])" office:value-type="float" office:value="0.906">
            <text:p>0.906000</text:p>
          </table:table-cell>
          <table:table-cell table:formula="oooc:=[.N1053]-[.L105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3944237037">
            <text:p>0.139442</text:p>
          </table:table-cell>
          <table:table-cell office:value-type="float" office:value="352963500">
            <text:p>352963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3">
            <text:p>1.063000</text:p>
          </table:table-cell>
          <table:table-cell office:value-type="float" office:value="0.703">
            <text:p>0.703000</text:p>
          </table:table-cell>
          <table:table-cell office:value-type="float" office:value="1.047">
            <text:p>1.047000</text:p>
          </table:table-cell>
          <table:table-cell office:value-type="float" office:value="0.703">
            <text:p>0.703000</text:p>
          </table:table-cell>
          <table:table-cell office:value-type="float" office:value="3">
            <text:p>3</text:p>
          </table:table-cell>
          <table:table-cell table:formula="oooc:=IF([.D1054]&lt;0.1;[.K1054];[.H1054])" office:value-type="float" office:value="0.906">
            <text:p>0.906000</text:p>
          </table:table-cell>
          <table:table-cell table:formula="oooc:=[.N1054]-[.L1054]" office:value-type="float" office:value="0.203">
            <text:p>0.203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43174518519">
            <text:p>0.243175</text:p>
          </table:table-cell>
          <table:table-cell office:value-type="float" office:value="615535500">
            <text:p>615535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2">
            <text:p>1.062000</text:p>
          </table:table-cell>
          <table:table-cell office:value-type="float" office:value="1.485">
            <text:p>1.485000</text:p>
          </table:table-cell>
          <table:table-cell office:value-type="float" office:value="2.734">
            <text:p>2.734000</text:p>
          </table:table-cell>
          <table:table-cell office:value-type="float" office:value="0.906">
            <text:p>0.906000</text:p>
          </table:table-cell>
          <table:table-cell office:value-type="float" office:value="1">
            <text:p>1</text:p>
          </table:table-cell>
          <table:table-cell table:formula="oooc:=IF([.D1055]&lt;0.1;[.K1055];[.H1055])" office:value-type="float" office:value="0.906">
            <text:p>0.906000</text:p>
          </table:table-cell>
          <table:table-cell table:formula="oooc:=[.N1055]-[.L105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68583407407">
            <text:p>0.168583</text:p>
          </table:table-cell>
          <table:table-cell office:value-type="float" office:value="426726750">
            <text:p>42672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78">
            <text:p>1.078000</text:p>
          </table:table-cell>
          <table:table-cell office:value-type="float" office:value="0.875">
            <text:p>0.875000</text:p>
          </table:table-cell>
          <table:table-cell office:value-type="float" office:value="1.438">
            <text:p>1.438000</text:p>
          </table:table-cell>
          <table:table-cell office:value-type="float" office:value="0.875">
            <text:p>0.875000</text:p>
          </table:table-cell>
          <table:table-cell office:value-type="float" office:value="3">
            <text:p>3</text:p>
          </table:table-cell>
          <table:table-cell table:formula="oooc:=IF([.D1056]&lt;0.1;[.K1056];[.H1056])" office:value-type="float" office:value="0.891">
            <text:p>0.891000</text:p>
          </table:table-cell>
          <table:table-cell table:formula="oooc:=[.N1056]-[.L1056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29064">
            <text:p>0.229064</text:p>
          </table:table-cell>
          <table:table-cell office:value-type="float" office:value="579818250">
            <text:p>57981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1.375">
            <text:p>1.375000</text:p>
          </table:table-cell>
          <table:table-cell office:value-type="float" office:value="2.438">
            <text:p>2.438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57]&lt;0.1;[.K1057];[.H1057])" office:value-type="float" office:value="0.891">
            <text:p>0.891000</text:p>
          </table:table-cell>
          <table:table-cell table:formula="oooc:=[.N1057]-[.L105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16912">
            <text:p>0.216912</text:p>
          </table:table-cell>
          <table:table-cell office:value-type="float" office:value="549058500">
            <text:p>549058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3">
            <text:p>1.063000</text:p>
          </table:table-cell>
          <table:table-cell office:value-type="float" office:value="1.25">
            <text:p>1.250000</text:p>
          </table:table-cell>
          <table:table-cell office:value-type="float" office:value="2.218">
            <text:p>2.218000</text:p>
          </table:table-cell>
          <table:table-cell office:value-type="float" office:value="0.906">
            <text:p>0.906000</text:p>
          </table:table-cell>
          <table:table-cell office:value-type="float" office:value="1">
            <text:p>1</text:p>
          </table:table-cell>
          <table:table-cell table:formula="oooc:=IF([.D1058]&lt;0.1;[.K1058];[.H1058])" office:value-type="float" office:value="0.906">
            <text:p>0.906000</text:p>
          </table:table-cell>
          <table:table-cell table:formula="oooc:=[.N1058]-[.L105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27154962963">
            <text:p>0.027155</text:p>
          </table:table-cell>
          <table:table-cell office:value-type="float" office:value="68736000">
            <text:p>68736000</text:p>
          </table:table-cell>
          <table:table-cell office:value-type="float" office:value="0.980252444444">
            <text:p>0.98025244</text:p>
          </table:table-cell>
          <table:table-cell office:value-type="float" office:value="413544000">
            <text:p>413544000</text:p>
          </table:table-cell>
          <table:table-cell office:value-type="float" office:value="0.89">
            <text:p>0.89000000</text:p>
          </table:table-cell>
          <table:table-cell office:value-type="float" office:value="1.094">
            <text:p>1.094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5">
            <text:p>0.250000</text:p>
          </table:table-cell>
          <table:table-cell office:value-type="float" office:value="4">
            <text:p>4</text:p>
          </table:table-cell>
          <table:table-cell table:formula="oooc:=IF([.D1059]&lt;0.1;[.K1059];[.H1059])" office:value-type="float" office:value="0.25">
            <text:p>0.250000</text:p>
          </table:table-cell>
          <table:table-cell table:formula="oooc:=[.N1059]-[.L105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538779259259">
            <text:p>0.053878</text:p>
          </table:table-cell>
          <table:table-cell office:value-type="float" office:value="136378500">
            <text:p>136378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75">
            <text:p>0.87500000</text:p>
          </table:table-cell>
          <table:table-cell office:value-type="float" office:value="1.063">
            <text:p>1.063000</text:p>
          </table:table-cell>
          <table:table-cell office:value-type="float" office:value="0.359">
            <text:p>0.359000</text:p>
          </table:table-cell>
          <table:table-cell table:number-columns-repeated="2" office:value-type="float" office:value="0.328">
            <text:p>0.328000</text:p>
          </table:table-cell>
          <table:table-cell office:value-type="float" office:value="4">
            <text:p>4</text:p>
          </table:table-cell>
          <table:table-cell table:formula="oooc:=IF([.D1060]&lt;0.1;[.K1060];[.H1060])" office:value-type="float" office:value="0.328">
            <text:p>0.328000</text:p>
          </table:table-cell>
          <table:table-cell table:formula="oooc:=[.N1060]-[.L106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34812740741">
            <text:p>0.134813</text:p>
          </table:table-cell>
          <table:table-cell office:value-type="float" office:value="341244750">
            <text:p>341244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3">
            <text:p>1.063000</text:p>
          </table:table-cell>
          <table:table-cell office:value-type="float" office:value="0.671">
            <text:p>0.671000</text:p>
          </table:table-cell>
          <table:table-cell office:value-type="float" office:value="0.985">
            <text:p>0.985000</text:p>
          </table:table-cell>
          <table:table-cell office:value-type="float" office:value="0.671">
            <text:p>0.671000</text:p>
          </table:table-cell>
          <table:table-cell office:value-type="float" office:value="3">
            <text:p>3</text:p>
          </table:table-cell>
          <table:table-cell table:formula="oooc:=IF([.D1061]&lt;0.1;[.K1061];[.H1061])" office:value-type="float" office:value="0.891">
            <text:p>0.891000</text:p>
          </table:table-cell>
          <table:table-cell table:formula="oooc:=[.N1061]-[.L1061]" office:value-type="float" office:value="0.22">
            <text:p>0.22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08966222222">
            <text:p>0.208966</text:p>
          </table:table-cell>
          <table:table-cell office:value-type="float" office:value="528945750">
            <text:p>52894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1.187">
            <text:p>1.187000</text:p>
          </table:table-cell>
          <table:table-cell office:value-type="float" office:value="2.078">
            <text:p>2.078000</text:p>
          </table:table-cell>
          <table:table-cell office:value-type="float" office:value="0.89">
            <text:p>0.890000</text:p>
          </table:table-cell>
          <table:table-cell office:value-type="float" office:value="1">
            <text:p>1</text:p>
          </table:table-cell>
          <table:table-cell table:formula="oooc:=IF([.D1062]&lt;0.1;[.K1062];[.H1062])" office:value-type="float" office:value="0.89">
            <text:p>0.890000</text:p>
          </table:table-cell>
          <table:table-cell table:formula="oooc:=[.N1062]-[.L106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80608">
            <text:p>0.080608</text:p>
          </table:table-cell>
          <table:table-cell office:value-type="float" office:value="204039000">
            <text:p>204039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0.422">
            <text:p>0.422000</text:p>
          </table:table-cell>
          <table:table-cell office:value-type="float" office:value="0.484">
            <text:p>0.484000</text:p>
          </table:table-cell>
          <table:table-cell office:value-type="float" office:value="0.422">
            <text:p>0.422000</text:p>
          </table:table-cell>
          <table:table-cell office:value-type="float" office:value="3">
            <text:p>3</text:p>
          </table:table-cell>
          <table:table-cell table:formula="oooc:=IF([.D1063]&lt;0.1;[.K1063];[.H1063])" office:value-type="float" office:value="0.484">
            <text:p>0.484000</text:p>
          </table:table-cell>
          <table:table-cell table:formula="oooc:=[.N1063]-[.L1063]" office:value-type="float" office:value="0.062">
            <text:p>0.06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45079703704">
            <text:p>0.145080</text:p>
          </table:table-cell>
          <table:table-cell office:value-type="float" office:value="367233000">
            <text:p>367233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54">
            <text:p>0.95400000</text:p>
          </table:table-cell>
          <table:table-cell office:value-type="float" office:value="1.062">
            <text:p>1.062000</text:p>
          </table:table-cell>
          <table:table-cell office:value-type="float" office:value="0.734">
            <text:p>0.734000</text:p>
          </table:table-cell>
          <table:table-cell office:value-type="float" office:value="1.11">
            <text:p>1.110000</text:p>
          </table:table-cell>
          <table:table-cell office:value-type="float" office:value="0.734">
            <text:p>0.734000</text:p>
          </table:table-cell>
          <table:table-cell office:value-type="float" office:value="3">
            <text:p>3</text:p>
          </table:table-cell>
          <table:table-cell table:formula="oooc:=IF([.D1064]&lt;0.1;[.K1064];[.H1064])" office:value-type="float" office:value="0.954">
            <text:p>0.954000</text:p>
          </table:table-cell>
          <table:table-cell table:formula="oooc:=[.N1064]-[.L1064]" office:value-type="float" office:value="0.22">
            <text:p>0.22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28720592593">
            <text:p>0.228721</text:p>
          </table:table-cell>
          <table:table-cell office:value-type="float" office:value="578949000">
            <text:p>578949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78">
            <text:p>1.078000</text:p>
          </table:table-cell>
          <table:table-cell office:value-type="float" office:value="1.344">
            <text:p>1.344000</text:p>
          </table:table-cell>
          <table:table-cell office:value-type="float" office:value="2.453">
            <text:p>2.453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65]&lt;0.1;[.K1065];[.H1065])" office:value-type="float" office:value="0.891">
            <text:p>0.891000</text:p>
          </table:table-cell>
          <table:table-cell table:formula="oooc:=[.N1065]-[.L106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39588444444">
            <text:p>0.139588</text:p>
          </table:table-cell>
          <table:table-cell office:value-type="float" office:value="353333250">
            <text:p>353333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0.703">
            <text:p>0.703000</text:p>
          </table:table-cell>
          <table:table-cell office:value-type="float" office:value="1.047">
            <text:p>1.047000</text:p>
          </table:table-cell>
          <table:table-cell office:value-type="float" office:value="0.703">
            <text:p>0.703000</text:p>
          </table:table-cell>
          <table:table-cell office:value-type="float" office:value="3">
            <text:p>3</text:p>
          </table:table-cell>
          <table:table-cell table:formula="oooc:=IF([.D1066]&lt;0.1;[.K1066];[.H1066])" office:value-type="float" office:value="0.89">
            <text:p>0.890000</text:p>
          </table:table-cell>
          <table:table-cell table:formula="oooc:=[.N1066]-[.L1066]" office:value-type="float" office:value="0.187">
            <text:p>0.18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662385185185">
            <text:p>0.066239</text:p>
          </table:table-cell>
          <table:table-cell office:value-type="float" office:value="167666250">
            <text:p>167666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75">
            <text:p>0.87500000</text:p>
          </table:table-cell>
          <table:table-cell office:value-type="float" office:value="1.062">
            <text:p>1.062000</text:p>
          </table:table-cell>
          <table:table-cell table:number-columns-repeated="3" office:value-type="float" office:value="0.391">
            <text:p>0.391000</text:p>
          </table:table-cell>
          <table:table-cell office:value-type="float" office:value="3">
            <text:p>3</text:p>
          </table:table-cell>
          <table:table-cell table:formula="oooc:=IF([.D1067]&lt;0.1;[.K1067];[.H1067])" office:value-type="float" office:value="0.391">
            <text:p>0.391000</text:p>
          </table:table-cell>
          <table:table-cell table:formula="oooc:=[.N1067]-[.L106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61107851852">
            <text:p>0.161108</text:p>
          </table:table-cell>
          <table:table-cell office:value-type="float" office:value="407804250">
            <text:p>407804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94">
            <text:p>1.094000</text:p>
          </table:table-cell>
          <table:table-cell office:value-type="float" office:value="0.828">
            <text:p>0.828000</text:p>
          </table:table-cell>
          <table:table-cell office:value-type="float" office:value="1.328">
            <text:p>1.328000</text:p>
          </table:table-cell>
          <table:table-cell office:value-type="float" office:value="0.828">
            <text:p>0.828000</text:p>
          </table:table-cell>
          <table:table-cell office:value-type="float" office:value="3">
            <text:p>3</text:p>
          </table:table-cell>
          <table:table-cell table:formula="oooc:=IF([.D1068]&lt;0.1;[.K1068];[.H1068])" office:value-type="float" office:value="0.89">
            <text:p>0.890000</text:p>
          </table:table-cell>
          <table:table-cell table:formula="oooc:=[.N1068]-[.L1068]" office:value-type="float" office:value="0.0619999999999999">
            <text:p>0.06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438506666667">
            <text:p>0.043851</text:p>
          </table:table-cell>
          <table:table-cell office:value-type="float" office:value="110997000">
            <text:p>110997000</text:p>
          </table:table-cell>
          <table:table-cell office:value-type="float" office:value="0.999957333333">
            <text:p>0.99995733</text:p>
          </table:table-cell>
          <table:table-cell office:value-type="float" office:value="421857000">
            <text:p>421857000</text:p>
          </table:table-cell>
          <table:table-cell office:value-type="float" office:value="0.875">
            <text:p>0.87500000</text:p>
          </table:table-cell>
          <table:table-cell office:value-type="float" office:value="1.062">
            <text:p>1.062000</text:p>
          </table:table-cell>
          <table:table-cell office:value-type="float" office:value="0.313">
            <text:p>0.313000</text:p>
          </table:table-cell>
          <table:table-cell table:number-columns-repeated="2" office:value-type="float" office:value="0.265">
            <text:p>0.265000</text:p>
          </table:table-cell>
          <table:table-cell office:value-type="float" office:value="4">
            <text:p>4</text:p>
          </table:table-cell>
          <table:table-cell table:formula="oooc:=IF([.D1069]&lt;0.1;[.K1069];[.H1069])" office:value-type="float" office:value="0.265">
            <text:p>0.265000</text:p>
          </table:table-cell>
          <table:table-cell table:formula="oooc:=[.N1069]-[.L106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266154074074">
            <text:p>0.026615</text:p>
          </table:table-cell>
          <table:table-cell office:value-type="float" office:value="67370250">
            <text:p>67370250</text:p>
          </table:table-cell>
          <table:table-cell office:value-type="float" office:value="0.976984888889">
            <text:p>0.97698489</text:p>
          </table:table-cell>
          <table:table-cell office:value-type="float" office:value="412165500">
            <text:p>412165500</text:p>
          </table:table-cell>
          <table:table-cell office:value-type="float" office:value="0.891">
            <text:p>0.89100000</text:p>
          </table:table-cell>
          <table:table-cell office:value-type="float" office:value="1.093">
            <text:p>1.093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5">
            <text:p>0.250000</text:p>
          </table:table-cell>
          <table:table-cell office:value-type="float" office:value="4">
            <text:p>4</text:p>
          </table:table-cell>
          <table:table-cell table:formula="oooc:=IF([.D1070]&lt;0.1;[.K1070];[.H1070])" office:value-type="float" office:value="0.25">
            <text:p>0.250000</text:p>
          </table:table-cell>
          <table:table-cell table:formula="oooc:=[.N1070]-[.L107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26533037037">
            <text:p>0.126533</text:p>
          </table:table-cell>
          <table:table-cell office:value-type="float" office:value="320286750">
            <text:p>32028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78">
            <text:p>1.078000</text:p>
          </table:table-cell>
          <table:table-cell office:value-type="float" office:value="0.625">
            <text:p>0.625000</text:p>
          </table:table-cell>
          <table:table-cell office:value-type="float" office:value="0.891">
            <text:p>0.891000</text:p>
          </table:table-cell>
          <table:table-cell office:value-type="float" office:value="0.625">
            <text:p>0.625000</text:p>
          </table:table-cell>
          <table:table-cell office:value-type="float" office:value="3">
            <text:p>3</text:p>
          </table:table-cell>
          <table:table-cell table:formula="oooc:=IF([.D1071]&lt;0.1;[.K1071];[.H1071])" office:value-type="float" office:value="0.906">
            <text:p>0.906000</text:p>
          </table:table-cell>
          <table:table-cell table:formula="oooc:=[.N1071]-[.L1071]" office:value-type="float" office:value="0.281">
            <text:p>0.28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37514666667">
            <text:p>0.137515</text:p>
          </table:table-cell>
          <table:table-cell office:value-type="float" office:value="348084000">
            <text:p>348084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79">
            <text:p>1.079000</text:p>
          </table:table-cell>
          <table:table-cell office:value-type="float" office:value="0.687">
            <text:p>0.687000</text:p>
          </table:table-cell>
          <table:table-cell office:value-type="float" office:value="1.016">
            <text:p>1.016000</text:p>
          </table:table-cell>
          <table:table-cell office:value-type="float" office:value="0.687">
            <text:p>0.687000</text:p>
          </table:table-cell>
          <table:table-cell office:value-type="float" office:value="3">
            <text:p>3</text:p>
          </table:table-cell>
          <table:table-cell table:formula="oooc:=IF([.D1072]&lt;0.1;[.K1072];[.H1072])" office:value-type="float" office:value="0.906">
            <text:p>0.906000</text:p>
          </table:table-cell>
          <table:table-cell table:formula="oooc:=[.N1072]-[.L1072]" office:value-type="float" office:value="0.219">
            <text:p>0.219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1820237037">
            <text:p>0.218202</text:p>
          </table:table-cell>
          <table:table-cell office:value-type="float" office:value="552324750">
            <text:p>552324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1.265">
            <text:p>1.265000</text:p>
          </table:table-cell>
          <table:table-cell office:value-type="float" office:value="2.25">
            <text:p>2.250000</text:p>
          </table:table-cell>
          <table:table-cell office:value-type="float" office:value="0.89">
            <text:p>0.890000</text:p>
          </table:table-cell>
          <table:table-cell office:value-type="float" office:value="1">
            <text:p>1</text:p>
          </table:table-cell>
          <table:table-cell table:formula="oooc:=IF([.D1073]&lt;0.1;[.K1073];[.H1073])" office:value-type="float" office:value="0.89">
            <text:p>0.890000</text:p>
          </table:table-cell>
          <table:table-cell table:formula="oooc:=[.N1073]-[.L107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909967407407">
            <text:p>0.090997</text:p>
          </table:table-cell>
          <table:table-cell office:value-type="float" office:value="230335500">
            <text:p>230335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0.469">
            <text:p>0.469000</text:p>
          </table:table-cell>
          <table:table-cell office:value-type="float" office:value="0.562">
            <text:p>0.562000</text:p>
          </table:table-cell>
          <table:table-cell office:value-type="float" office:value="0.469">
            <text:p>0.469000</text:p>
          </table:table-cell>
          <table:table-cell office:value-type="float" office:value="3">
            <text:p>3</text:p>
          </table:table-cell>
          <table:table-cell table:formula="oooc:=IF([.D1074]&lt;0.1;[.K1074];[.H1074])" office:value-type="float" office:value="0.562">
            <text:p>0.562000</text:p>
          </table:table-cell>
          <table:table-cell table:formula="oooc:=[.N1074]-[.L1074]" office:value-type="float" office:value="0.093">
            <text:p>0.093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11803851852">
            <text:p>0.211804</text:p>
          </table:table-cell>
          <table:table-cell office:value-type="float" office:value="536128500">
            <text:p>536128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78">
            <text:p>1.078000</text:p>
          </table:table-cell>
          <table:table-cell office:value-type="float" office:value="1.203">
            <text:p>1.203000</text:p>
          </table:table-cell>
          <table:table-cell office:value-type="float" office:value="2.125">
            <text:p>2.125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75]&lt;0.1;[.K1075];[.H1075])" office:value-type="float" office:value="0.891">
            <text:p>0.891000</text:p>
          </table:table-cell>
          <table:table-cell table:formula="oooc:=[.N1075]-[.L107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37210962963">
            <text:p>0.137211</text:p>
          </table:table-cell>
          <table:table-cell office:value-type="float" office:value="347315250">
            <text:p>347315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0.687">
            <text:p>0.687000</text:p>
          </table:table-cell>
          <table:table-cell office:value-type="float" office:value="1.016">
            <text:p>1.016000</text:p>
          </table:table-cell>
          <table:table-cell office:value-type="float" office:value="0.687">
            <text:p>0.687000</text:p>
          </table:table-cell>
          <table:table-cell office:value-type="float" office:value="3">
            <text:p>3</text:p>
          </table:table-cell>
          <table:table-cell table:formula="oooc:=IF([.D1076]&lt;0.1;[.K1076];[.H1076])" office:value-type="float" office:value="0.89">
            <text:p>0.890000</text:p>
          </table:table-cell>
          <table:table-cell table:formula="oooc:=[.N1076]-[.L1076]" office:value-type="float" office:value="0.203">
            <text:p>0.203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96116740741">
            <text:p>0.196117</text:p>
          </table:table-cell>
          <table:table-cell office:value-type="float" office:value="496420500">
            <text:p>496420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table:number-columns-repeated="2" office:value-type="float" office:value="1.078">
            <text:p>1.078000</text:p>
          </table:table-cell>
          <table:table-cell office:value-type="float" office:value="1.86">
            <text:p>1.860000</text:p>
          </table:table-cell>
          <table:table-cell office:value-type="float" office:value="0.906">
            <text:p>0.906000</text:p>
          </table:table-cell>
          <table:table-cell office:value-type="float" office:value="1">
            <text:p>1</text:p>
          </table:table-cell>
          <table:table-cell table:formula="oooc:=IF([.D1077]&lt;0.1;[.K1077];[.H1077])" office:value-type="float" office:value="0.906">
            <text:p>0.906000</text:p>
          </table:table-cell>
          <table:table-cell table:formula="oooc:=[.N1077]-[.L107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99432">
            <text:p>0.199432</text:p>
          </table:table-cell>
          <table:table-cell office:value-type="float" office:value="504812250">
            <text:p>504812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1.109">
            <text:p>1.109000</text:p>
          </table:table-cell>
          <table:table-cell office:value-type="float" office:value="1.906">
            <text:p>1.906000</text:p>
          </table:table-cell>
          <table:table-cell office:value-type="float" office:value="0.89">
            <text:p>0.890000</text:p>
          </table:table-cell>
          <table:table-cell office:value-type="float" office:value="1">
            <text:p>1</text:p>
          </table:table-cell>
          <table:table-cell table:formula="oooc:=IF([.D1078]&lt;0.1;[.K1078];[.H1078])" office:value-type="float" office:value="0.89">
            <text:p>0.890000</text:p>
          </table:table-cell>
          <table:table-cell table:formula="oooc:=[.N1078]-[.L107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32486814815">
            <text:p>0.232487</text:p>
          </table:table-cell>
          <table:table-cell office:value-type="float" office:value="588482250">
            <text:p>588482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1.406">
            <text:p>1.406000</text:p>
          </table:table-cell>
          <table:table-cell office:value-type="float" office:value="2.5">
            <text:p>2.500000</text:p>
          </table:table-cell>
          <table:table-cell office:value-type="float" office:value="0.89">
            <text:p>0.890000</text:p>
          </table:table-cell>
          <table:table-cell office:value-type="float" office:value="1">
            <text:p>1</text:p>
          </table:table-cell>
          <table:table-cell table:formula="oooc:=IF([.D1079]&lt;0.1;[.K1079];[.H1079])" office:value-type="float" office:value="0.89">
            <text:p>0.890000</text:p>
          </table:table-cell>
          <table:table-cell table:formula="oooc:=[.N1079]-[.L107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92017777778">
            <text:p>0.192018</text:p>
          </table:table-cell>
          <table:table-cell office:value-type="float" office:value="486045000">
            <text:p>486045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78">
            <text:p>1.078000</text:p>
          </table:table-cell>
          <table:table-cell office:value-type="float" office:value="1.047">
            <text:p>1.047000</text:p>
          </table:table-cell>
          <table:table-cell office:value-type="float" office:value="1.781">
            <text:p>1.781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80]&lt;0.1;[.K1080];[.H1080])" office:value-type="float" office:value="0.891">
            <text:p>0.891000</text:p>
          </table:table-cell>
          <table:table-cell table:formula="oooc:=[.N1080]-[.L108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53264888889">
            <text:p>0.153265</text:p>
          </table:table-cell>
          <table:table-cell office:value-type="float" office:value="387951750">
            <text:p>387951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3">
            <text:p>1.063000</text:p>
          </table:table-cell>
          <table:table-cell office:value-type="float" office:value="0.781">
            <text:p>0.781000</text:p>
          </table:table-cell>
          <table:table-cell office:value-type="float" office:value="1.219">
            <text:p>1.219000</text:p>
          </table:table-cell>
          <table:table-cell office:value-type="float" office:value="0.781">
            <text:p>0.781000</text:p>
          </table:table-cell>
          <table:table-cell office:value-type="float" office:value="3">
            <text:p>3</text:p>
          </table:table-cell>
          <table:table-cell table:formula="oooc:=IF([.D1081]&lt;0.1;[.K1081];[.H1081])" office:value-type="float" office:value="0.906">
            <text:p>0.906000</text:p>
          </table:table-cell>
          <table:table-cell table:formula="oooc:=[.N1081]-[.L1081]" office:value-type="float" office:value="0.125">
            <text:p>0.12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16753481481">
            <text:p>0.116753</text:p>
          </table:table-cell>
          <table:table-cell office:value-type="float" office:value="295532250">
            <text:p>295532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2">
            <text:p>1.062000</text:p>
          </table:table-cell>
          <table:table-cell office:value-type="float" office:value="0.579">
            <text:p>0.579000</text:p>
          </table:table-cell>
          <table:table-cell office:value-type="float" office:value="0.781">
            <text:p>0.781000</text:p>
          </table:table-cell>
          <table:table-cell office:value-type="float" office:value="0.579">
            <text:p>0.579000</text:p>
          </table:table-cell>
          <table:table-cell office:value-type="float" office:value="3">
            <text:p>3</text:p>
          </table:table-cell>
          <table:table-cell table:formula="oooc:=IF([.D1082]&lt;0.1;[.K1082];[.H1082])" office:value-type="float" office:value="0.906">
            <text:p>0.906000</text:p>
          </table:table-cell>
          <table:table-cell table:formula="oooc:=[.N1082]-[.L1082]" office:value-type="float" office:value="0.327">
            <text:p>0.32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0059762963">
            <text:p>0.100598</text:p>
          </table:table-cell>
          <table:table-cell office:value-type="float" office:value="254637750">
            <text:p>254637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78">
            <text:p>1.078000</text:p>
          </table:table-cell>
          <table:table-cell office:value-type="float" office:value="0.5">
            <text:p>0.500000</text:p>
          </table:table-cell>
          <table:table-cell office:value-type="float" office:value="0.657">
            <text:p>0.657000</text:p>
          </table:table-cell>
          <table:table-cell office:value-type="float" office:value="0.5">
            <text:p>0.500000</text:p>
          </table:table-cell>
          <table:table-cell office:value-type="float" office:value="3">
            <text:p>3</text:p>
          </table:table-cell>
          <table:table-cell table:formula="oooc:=IF([.D1083]&lt;0.1;[.K1083];[.H1083])" office:value-type="float" office:value="0.89">
            <text:p>0.890000</text:p>
          </table:table-cell>
          <table:table-cell table:formula="oooc:=[.N1083]-[.L1083]" office:value-type="float" office:value="0.39">
            <text:p>0.39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79868444444">
            <text:p>0.179868</text:p>
          </table:table-cell>
          <table:table-cell office:value-type="float" office:value="455292000">
            <text:p>455292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0.969">
            <text:p>0.969000</text:p>
          </table:table-cell>
          <table:table-cell office:value-type="float" office:value="1.594">
            <text:p>1.594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84]&lt;0.1;[.K1084];[.H1084])" office:value-type="float" office:value="0.891">
            <text:p>0.891000</text:p>
          </table:table-cell>
          <table:table-cell table:formula="oooc:=[.N1084]-[.L108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70295111111">
            <text:p>0.170295</text:p>
          </table:table-cell>
          <table:table-cell office:value-type="float" office:value="431059500">
            <text:p>431059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0.89">
            <text:p>0.890000</text:p>
          </table:table-cell>
          <table:table-cell office:value-type="float" office:value="1.453">
            <text:p>1.453000</text:p>
          </table:table-cell>
          <table:table-cell office:value-type="float" office:value="0.89">
            <text:p>0.890000</text:p>
          </table:table-cell>
          <table:table-cell office:value-type="float" office:value="1">
            <text:p>1</text:p>
          </table:table-cell>
          <table:table-cell table:formula="oooc:=IF([.D1085]&lt;0.1;[.K1085];[.H1085])" office:value-type="float" office:value="0.89">
            <text:p>0.890000</text:p>
          </table:table-cell>
          <table:table-cell table:formula="oooc:=[.N1085]-[.L108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11254814815">
            <text:p>0.211255</text:p>
          </table:table-cell>
          <table:table-cell office:value-type="float" office:value="534738750">
            <text:p>534738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1.219">
            <text:p>1.219000</text:p>
          </table:table-cell>
          <table:table-cell office:value-type="float" office:value="2.11">
            <text:p>2.110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86]&lt;0.1;[.K1086];[.H1086])" office:value-type="float" office:value="0.891">
            <text:p>0.891000</text:p>
          </table:table-cell>
          <table:table-cell table:formula="oooc:=[.N1086]-[.L108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06848">
            <text:p>0.106848</text:p>
          </table:table-cell>
          <table:table-cell office:value-type="float" office:value="270459000">
            <text:p>270459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78">
            <text:p>1.078000</text:p>
          </table:table-cell>
          <table:table-cell office:value-type="float" office:value="0.516">
            <text:p>0.516000</text:p>
          </table:table-cell>
          <table:table-cell office:value-type="float" office:value="0.703">
            <text:p>0.703000</text:p>
          </table:table-cell>
          <table:table-cell office:value-type="float" office:value="0.516">
            <text:p>0.516000</text:p>
          </table:table-cell>
          <table:table-cell office:value-type="float" office:value="3">
            <text:p>3</text:p>
          </table:table-cell>
          <table:table-cell table:formula="oooc:=IF([.D1087]&lt;0.1;[.K1087];[.H1087])" office:value-type="float" office:value="0.89">
            <text:p>0.890000</text:p>
          </table:table-cell>
          <table:table-cell table:formula="oooc:=[.N1087]-[.L1087]" office:value-type="float" office:value="0.374">
            <text:p>0.374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212121481481">
            <text:p>0.021212</text:p>
          </table:table-cell>
          <table:table-cell office:value-type="float" office:value="53693250">
            <text:p>53693250</text:p>
          </table:table-cell>
          <table:table-cell office:value-type="float" office:value="0.906968888889">
            <text:p>0.90696889</text:p>
          </table:table-cell>
          <table:table-cell office:value-type="float" office:value="382627500">
            <text:p>382627500</text:p>
          </table:table-cell>
          <table:table-cell office:value-type="float" office:value="0.891">
            <text:p>0.89100000</text:p>
          </table:table-cell>
          <table:table-cell office:value-type="float" office:value="1.078">
            <text:p>1.078000</text:p>
          </table:table-cell>
          <table:table-cell office:value-type="float" office:value="0.313">
            <text:p>0.313000</text:p>
          </table:table-cell>
          <table:table-cell table:number-columns-repeated="2" office:value-type="float" office:value="0.234">
            <text:p>0.234000</text:p>
          </table:table-cell>
          <table:table-cell office:value-type="float" office:value="4">
            <text:p>4</text:p>
          </table:table-cell>
          <table:table-cell table:formula="oooc:=IF([.D1088]&lt;0.1;[.K1088];[.H1088])" office:value-type="float" office:value="0.234">
            <text:p>0.234000</text:p>
          </table:table-cell>
          <table:table-cell table:formula="oooc:=[.N1088]-[.L108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77807703704">
            <text:p>0.177808</text:p>
          </table:table-cell>
          <table:table-cell office:value-type="float" office:value="450075750">
            <text:p>45007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22">
            <text:p>0.92200000</text:p>
          </table:table-cell>
          <table:table-cell office:value-type="float" office:value="1.078">
            <text:p>1.078000</text:p>
          </table:table-cell>
          <table:table-cell office:value-type="float" office:value="0.938">
            <text:p>0.938000</text:p>
          </table:table-cell>
          <table:table-cell office:value-type="float" office:value="1.562">
            <text:p>1.562000</text:p>
          </table:table-cell>
          <table:table-cell office:value-type="float" office:value="0.922">
            <text:p>0.922000</text:p>
          </table:table-cell>
          <table:table-cell office:value-type="float" office:value="1">
            <text:p>1</text:p>
          </table:table-cell>
          <table:table-cell table:formula="oooc:=IF([.D1089]&lt;0.1;[.K1089];[.H1089])" office:value-type="float" office:value="0.922">
            <text:p>0.922000</text:p>
          </table:table-cell>
          <table:table-cell table:formula="oooc:=[.N1089]-[.L108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48636444444">
            <text:p>0.248636</text:p>
          </table:table-cell>
          <table:table-cell office:value-type="float" office:value="629361000">
            <text:p>629361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2">
            <text:p>1.062000</text:p>
          </table:table-cell>
          <table:table-cell office:value-type="float" office:value="1.563">
            <text:p>1.563000</text:p>
          </table:table-cell>
          <table:table-cell office:value-type="float" office:value="2.922">
            <text:p>2.922000</text:p>
          </table:table-cell>
          <table:table-cell office:value-type="float" office:value="0.906">
            <text:p>0.906000</text:p>
          </table:table-cell>
          <table:table-cell office:value-type="float" office:value="1">
            <text:p>1</text:p>
          </table:table-cell>
          <table:table-cell table:formula="oooc:=IF([.D1090]&lt;0.1;[.K1090];[.H1090])" office:value-type="float" office:value="0.906">
            <text:p>0.906000</text:p>
          </table:table-cell>
          <table:table-cell table:formula="oooc:=[.N1090]-[.L109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25256296296">
            <text:p>0.225256</text:p>
          </table:table-cell>
          <table:table-cell office:value-type="float" office:value="570180000">
            <text:p>570180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2">
            <text:p>1.062000</text:p>
          </table:table-cell>
          <table:table-cell office:value-type="float" office:value="1.344">
            <text:p>1.344000</text:p>
          </table:table-cell>
          <table:table-cell office:value-type="float" office:value="2.406">
            <text:p>2.406000</text:p>
          </table:table-cell>
          <table:table-cell office:value-type="float" office:value="0.906">
            <text:p>0.906000</text:p>
          </table:table-cell>
          <table:table-cell office:value-type="float" office:value="1">
            <text:p>1</text:p>
          </table:table-cell>
          <table:table-cell table:formula="oooc:=IF([.D1091]&lt;0.1;[.K1091];[.H1091])" office:value-type="float" office:value="0.906">
            <text:p>0.906000</text:p>
          </table:table-cell>
          <table:table-cell table:formula="oooc:=[.N1091]-[.L109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17523851852">
            <text:p>0.117524</text:p>
          </table:table-cell>
          <table:table-cell office:value-type="float" office:value="297482250">
            <text:p>297482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78">
            <text:p>1.078000</text:p>
          </table:table-cell>
          <table:table-cell office:value-type="float" office:value="0.578">
            <text:p>0.578000</text:p>
          </table:table-cell>
          <table:table-cell office:value-type="float" office:value="0.797">
            <text:p>0.797000</text:p>
          </table:table-cell>
          <table:table-cell office:value-type="float" office:value="0.578">
            <text:p>0.578000</text:p>
          </table:table-cell>
          <table:table-cell office:value-type="float" office:value="3">
            <text:p>3</text:p>
          </table:table-cell>
          <table:table-cell table:formula="oooc:=IF([.D1092]&lt;0.1;[.K1092];[.H1092])" office:value-type="float" office:value="0.89">
            <text:p>0.890000</text:p>
          </table:table-cell>
          <table:table-cell table:formula="oooc:=[.N1092]-[.L1092]" office:value-type="float" office:value="0.312">
            <text:p>0.31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00678814815">
            <text:p>0.100679</text:p>
          </table:table-cell>
          <table:table-cell office:value-type="float" office:value="254843250">
            <text:p>254843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22">
            <text:p>0.92200000</text:p>
          </table:table-cell>
          <table:table-cell office:value-type="float" office:value="1.078">
            <text:p>1.078000</text:p>
          </table:table-cell>
          <table:table-cell office:value-type="float" office:value="0.5">
            <text:p>0.500000</text:p>
          </table:table-cell>
          <table:table-cell office:value-type="float" office:value="0.64">
            <text:p>0.640000</text:p>
          </table:table-cell>
          <table:table-cell office:value-type="float" office:value="0.5">
            <text:p>0.500000</text:p>
          </table:table-cell>
          <table:table-cell office:value-type="float" office:value="3">
            <text:p>3</text:p>
          </table:table-cell>
          <table:table-cell table:formula="oooc:=IF([.D1093]&lt;0.1;[.K1093];[.H1093])" office:value-type="float" office:value="0.922">
            <text:p>0.922000</text:p>
          </table:table-cell>
          <table:table-cell table:formula="oooc:=[.N1093]-[.L1093]" office:value-type="float" office:value="0.422">
            <text:p>0.42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340074074074">
            <text:p>0.034007</text:p>
          </table:table-cell>
          <table:table-cell office:value-type="float" office:value="86081250">
            <text:p>86081250</text:p>
          </table:table-cell>
          <table:table-cell office:value-type="float" office:value="0.997898666667">
            <text:p>0.99789867</text:p>
          </table:table-cell>
          <table:table-cell office:value-type="float" office:value="420988500">
            <text:p>420988500</text:p>
          </table:table-cell>
          <table:table-cell office:value-type="float" office:value="0.891">
            <text:p>0.89100000</text:p>
          </table:table-cell>
          <table:table-cell office:value-type="float" office:value="1.063">
            <text:p>1.063000</text:p>
          </table:table-cell>
          <table:table-cell office:value-type="float" office:value="0.343">
            <text:p>0.343000</text:p>
          </table:table-cell>
          <table:table-cell table:number-columns-repeated="2" office:value-type="float" office:value="0.235">
            <text:p>0.235000</text:p>
          </table:table-cell>
          <table:table-cell office:value-type="float" office:value="4">
            <text:p>4</text:p>
          </table:table-cell>
          <table:table-cell table:formula="oooc:=IF([.D1094]&lt;0.1;[.K1094];[.H1094])" office:value-type="float" office:value="0.235">
            <text:p>0.235000</text:p>
          </table:table-cell>
          <table:table-cell table:formula="oooc:=[.N1094]-[.L109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02919407407">
            <text:p>0.102919</text:p>
          </table:table-cell>
          <table:table-cell office:value-type="float" office:value="260514750">
            <text:p>260514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0.515">
            <text:p>0.515000</text:p>
          </table:table-cell>
          <table:table-cell office:value-type="float" office:value="0.657">
            <text:p>0.657000</text:p>
          </table:table-cell>
          <table:table-cell office:value-type="float" office:value="0.515">
            <text:p>0.515000</text:p>
          </table:table-cell>
          <table:table-cell office:value-type="float" office:value="3">
            <text:p>3</text:p>
          </table:table-cell>
          <table:table-cell table:formula="oooc:=IF([.D1095]&lt;0.1;[.K1095];[.H1095])" office:value-type="float" office:value="0.89">
            <text:p>0.890000</text:p>
          </table:table-cell>
          <table:table-cell table:formula="oooc:=[.N1095]-[.L1095]" office:value-type="float" office:value="0.375">
            <text:p>0.37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801117037037">
            <text:p>0.080112</text:p>
          </table:table-cell>
          <table:table-cell office:value-type="float" office:value="202782750">
            <text:p>20278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3">
            <text:p>1.063000</text:p>
          </table:table-cell>
          <table:table-cell office:value-type="float" office:value="0.422">
            <text:p>0.422000</text:p>
          </table:table-cell>
          <table:table-cell office:value-type="float" office:value="0.468">
            <text:p>0.468000</text:p>
          </table:table-cell>
          <table:table-cell office:value-type="float" office:value="0.422">
            <text:p>0.422000</text:p>
          </table:table-cell>
          <table:table-cell office:value-type="float" office:value="3">
            <text:p>3</text:p>
          </table:table-cell>
          <table:table-cell table:formula="oooc:=IF([.D1096]&lt;0.1;[.K1096];[.H1096])" office:value-type="float" office:value="0.468">
            <text:p>0.468000</text:p>
          </table:table-cell>
          <table:table-cell table:formula="oooc:=[.N1096]-[.L1096]" office:value-type="float" office:value="0.046">
            <text:p>0.04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33853037037">
            <text:p>0.233853</text:p>
          </table:table-cell>
          <table:table-cell office:value-type="float" office:value="591940500">
            <text:p>591940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2">
            <text:p>1.062000</text:p>
          </table:table-cell>
          <table:table-cell office:value-type="float" office:value="1.407">
            <text:p>1.407000</text:p>
          </table:table-cell>
          <table:table-cell office:value-type="float" office:value="2.531">
            <text:p>2.531000</text:p>
          </table:table-cell>
          <table:table-cell office:value-type="float" office:value="0.906">
            <text:p>0.906000</text:p>
          </table:table-cell>
          <table:table-cell office:value-type="float" office:value="1">
            <text:p>1</text:p>
          </table:table-cell>
          <table:table-cell table:formula="oooc:=IF([.D1097]&lt;0.1;[.K1097];[.H1097])" office:value-type="float" office:value="0.906">
            <text:p>0.906000</text:p>
          </table:table-cell>
          <table:table-cell table:formula="oooc:=[.N1097]-[.L109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340474074074">
            <text:p>0.034047</text:p>
          </table:table-cell>
          <table:table-cell office:value-type="float" office:value="86182500">
            <text:p>86182500</text:p>
          </table:table-cell>
          <table:table-cell office:value-type="float" office:value="0.998044444444">
            <text:p>0.99804444</text:p>
          </table:table-cell>
          <table:table-cell office:value-type="float" office:value="421050000">
            <text:p>421050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35">
            <text:p>0.235000</text:p>
          </table:table-cell>
          <table:table-cell office:value-type="float" office:value="4">
            <text:p>4</text:p>
          </table:table-cell>
          <table:table-cell table:formula="oooc:=IF([.D1098]&lt;0.1;[.K1098];[.H1098])" office:value-type="float" office:value="0.235">
            <text:p>0.235000</text:p>
          </table:table-cell>
          <table:table-cell table:formula="oooc:=[.N1098]-[.L109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337659259259">
            <text:p>0.033766</text:p>
          </table:table-cell>
          <table:table-cell office:value-type="float" office:value="85470000">
            <text:p>85470000</text:p>
          </table:table-cell>
          <table:table-cell office:value-type="float" office:value="0.997877333333">
            <text:p>0.99787733</text:p>
          </table:table-cell>
          <table:table-cell office:value-type="float" office:value="420979500">
            <text:p>420979500</text:p>
          </table:table-cell>
          <table:table-cell office:value-type="float" office:value="0.875">
            <text:p>0.87500000</text:p>
          </table:table-cell>
          <table:table-cell office:value-type="float" office:value="1.062">
            <text:p>1.062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35">
            <text:p>0.235000</text:p>
          </table:table-cell>
          <table:table-cell office:value-type="float" office:value="4">
            <text:p>4</text:p>
          </table:table-cell>
          <table:table-cell table:formula="oooc:=IF([.D1099]&lt;0.1;[.K1099];[.H1099])" office:value-type="float" office:value="0.235">
            <text:p>0.235000</text:p>
          </table:table-cell>
          <table:table-cell table:formula="oooc:=[.N1099]-[.L109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543739259259">
            <text:p>0.054374</text:p>
          </table:table-cell>
          <table:table-cell office:value-type="float" office:value="137634000">
            <text:p>137634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3">
            <text:p>1.063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328">
            <text:p>0.328000</text:p>
          </table:table-cell>
          <table:table-cell office:value-type="float" office:value="4">
            <text:p>4</text:p>
          </table:table-cell>
          <table:table-cell table:formula="oooc:=IF([.D1100]&lt;0.1;[.K1100];[.H1100])" office:value-type="float" office:value="0.328">
            <text:p>0.328000</text:p>
          </table:table-cell>
          <table:table-cell table:formula="oooc:=[.N1100]-[.L110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137164444444">
            <text:p>0.013716</text:p>
          </table:table-cell>
          <table:table-cell office:value-type="float" office:value="34719750">
            <text:p>34719750</text:p>
          </table:table-cell>
          <table:table-cell office:value-type="float" office:value="0.62704">
            <text:p>0.62704000</text:p>
          </table:table-cell>
          <table:table-cell office:value-type="float" office:value="264532500">
            <text:p>264532500</text:p>
          </table:table-cell>
          <table:table-cell office:value-type="float" office:value="0.875">
            <text:p>0.87500000</text:p>
          </table:table-cell>
          <table:table-cell office:value-type="float" office:value="1.047">
            <text:p>1.047000</text:p>
          </table:table-cell>
          <table:table-cell office:value-type="float" office:value="0.266">
            <text:p>0.266000</text:p>
          </table:table-cell>
          <table:table-cell table:number-columns-repeated="2" office:value-type="float" office:value="0.203">
            <text:p>0.203000</text:p>
          </table:table-cell>
          <table:table-cell office:value-type="float" office:value="4">
            <text:p>4</text:p>
          </table:table-cell>
          <table:table-cell table:formula="oooc:=IF([.D1101]&lt;0.1;[.K1101];[.H1101])" office:value-type="float" office:value="0.203">
            <text:p>0.203000</text:p>
          </table:table-cell>
          <table:table-cell table:formula="oooc:=[.N1101]-[.L110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31608222222">
            <text:p>0.131608</text:p>
          </table:table-cell>
          <table:table-cell office:value-type="float" office:value="444177750">
            <text:p>444177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13">
            <text:p>1.313000</text:p>
          </table:table-cell>
          <table:table-cell office:value-type="float" office:value="0.797">
            <text:p>0.797000</text:p>
          </table:table-cell>
          <table:table-cell office:value-type="float" office:value="1.234">
            <text:p>1.234000</text:p>
          </table:table-cell>
          <table:table-cell office:value-type="float" office:value="0.797">
            <text:p>0.797000</text:p>
          </table:table-cell>
          <table:table-cell office:value-type="float" office:value="3">
            <text:p>3</text:p>
          </table:table-cell>
          <table:table-cell table:formula="oooc:=IF([.D1102]&lt;0.1;[.K1102];[.H1102])" office:value-type="float" office:value="1.156">
            <text:p>1.156000</text:p>
          </table:table-cell>
          <table:table-cell table:formula="oooc:=[.N1102]-[.L1102]" office:value-type="float" office:value="0.359">
            <text:p>0.359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21670222222">
            <text:p>0.221670</text:p>
          </table:table-cell>
          <table:table-cell office:value-type="float" office:value="748137000">
            <text:p>748137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43">
            <text:p>1.343000</text:p>
          </table:table-cell>
          <table:table-cell office:value-type="float" office:value="1.641">
            <text:p>1.641000</text:p>
          </table:table-cell>
          <table:table-cell office:value-type="float" office:value="3.062">
            <text:p>3.062000</text:p>
          </table:table-cell>
          <table:table-cell office:value-type="float" office:value="1.157">
            <text:p>1.157000</text:p>
          </table:table-cell>
          <table:table-cell office:value-type="float" office:value="1">
            <text:p>1</text:p>
          </table:table-cell>
          <table:table-cell table:formula="oooc:=IF([.D1103]&lt;0.1;[.K1103];[.H1103])" office:value-type="float" office:value="1.157">
            <text:p>1.157000</text:p>
          </table:table-cell>
          <table:table-cell table:formula="oooc:=[.N1103]-[.L110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910837777778">
            <text:p>0.091084</text:p>
          </table:table-cell>
          <table:table-cell office:value-type="float" office:value="307407750">
            <text:p>307407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0.547">
            <text:p>0.547000</text:p>
          </table:table-cell>
          <table:table-cell office:value-type="float" office:value="0.703">
            <text:p>0.703000</text:p>
          </table:table-cell>
          <table:table-cell office:value-type="float" office:value="0.547">
            <text:p>0.547000</text:p>
          </table:table-cell>
          <table:table-cell office:value-type="float" office:value="3">
            <text:p>3</text:p>
          </table:table-cell>
          <table:table-cell table:formula="oooc:=IF([.D1104]&lt;0.1;[.K1104];[.H1104])" office:value-type="float" office:value="0.703">
            <text:p>0.703000</text:p>
          </table:table-cell>
          <table:table-cell table:formula="oooc:=[.N1104]-[.L1104]" office:value-type="float" office:value="0.156">
            <text:p>0.15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541826666667">
            <text:p>0.054183</text:p>
          </table:table-cell>
          <table:table-cell office:value-type="float" office:value="182866500">
            <text:p>182866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28">
            <text:p>1.328000</text:p>
          </table:table-cell>
          <table:table-cell office:value-type="float" office:value="0.375">
            <text:p>0.375000</text:p>
          </table:table-cell>
          <table:table-cell office:value-type="float" office:value="0.39">
            <text:p>0.390000</text:p>
          </table:table-cell>
          <table:table-cell office:value-type="float" office:value="0.375">
            <text:p>0.375000</text:p>
          </table:table-cell>
          <table:table-cell office:value-type="float" office:value="3">
            <text:p>3</text:p>
          </table:table-cell>
          <table:table-cell table:formula="oooc:=IF([.D1105]&lt;0.1;[.K1105];[.H1105])" office:value-type="float" office:value="0.39">
            <text:p>0.390000</text:p>
          </table:table-cell>
          <table:table-cell table:formula="oooc:=[.N1105]-[.L1105]" office:value-type="float" office:value="0.015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01166888889">
            <text:p>0.201167</text:p>
          </table:table-cell>
          <table:table-cell office:value-type="float" office:value="678938250">
            <text:p>67893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44">
            <text:p>1.344000</text:p>
          </table:table-cell>
          <table:table-cell office:value-type="float" office:value="1.421">
            <text:p>1.421000</text:p>
          </table:table-cell>
          <table:table-cell office:value-type="float" office:value="2.719">
            <text:p>2.719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06]&lt;0.1;[.K1106];[.H1106])" office:value-type="float" office:value="1.156">
            <text:p>1.156000</text:p>
          </table:table-cell>
          <table:table-cell table:formula="oooc:=[.N1106]-[.L110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20904222222">
            <text:p>0.220904</text:p>
          </table:table-cell>
          <table:table-cell office:value-type="float" office:value="745551750">
            <text:p>745551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1.641">
            <text:p>1.641000</text:p>
          </table:table-cell>
          <table:table-cell office:value-type="float" office:value="3.015">
            <text:p>3.015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07]&lt;0.1;[.K1107];[.H1107])" office:value-type="float" office:value="1.156">
            <text:p>1.156000</text:p>
          </table:table-cell>
          <table:table-cell table:formula="oooc:=[.N1107]-[.L110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04466888889">
            <text:p>0.104467</text:p>
          </table:table-cell>
          <table:table-cell office:value-type="float" office:value="352575750">
            <text:p>35257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0.609">
            <text:p>0.609000</text:p>
          </table:table-cell>
          <table:table-cell office:value-type="float" office:value="0.844">
            <text:p>0.844000</text:p>
          </table:table-cell>
          <table:table-cell office:value-type="float" office:value="0.609">
            <text:p>0.609000</text:p>
          </table:table-cell>
          <table:table-cell office:value-type="float" office:value="3">
            <text:p>3</text:p>
          </table:table-cell>
          <table:table-cell table:formula="oooc:=IF([.D1108]&lt;0.1;[.K1108];[.H1108])" office:value-type="float" office:value="1.172">
            <text:p>1.172000</text:p>
          </table:table-cell>
          <table:table-cell table:formula="oooc:=[.N1108]-[.L1108]" office:value-type="float" office:value="0.563">
            <text:p>0.563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07092888889">
            <text:p>0.207093</text:p>
          </table:table-cell>
          <table:table-cell office:value-type="float" office:value="698938500">
            <text:p>698938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1.469">
            <text:p>1.469000</text:p>
          </table:table-cell>
          <table:table-cell office:value-type="float" office:value="2.703">
            <text:p>2.703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09]&lt;0.1;[.K1109];[.H1109])" office:value-type="float" office:value="1.156">
            <text:p>1.156000</text:p>
          </table:table-cell>
          <table:table-cell table:formula="oooc:=[.N1109]-[.L110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488624444444">
            <text:p>0.048862</text:p>
          </table:table-cell>
          <table:table-cell office:value-type="float" office:value="164910750">
            <text:p>164910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13">
            <text:p>1.313000</text:p>
          </table:table-cell>
          <table:table-cell office:value-type="float" office:value="0.39">
            <text:p>0.390000</text:p>
          </table:table-cell>
          <table:table-cell table:number-columns-repeated="2" office:value-type="float" office:value="0.344">
            <text:p>0.344000</text:p>
          </table:table-cell>
          <table:table-cell office:value-type="float" office:value="4">
            <text:p>4</text:p>
          </table:table-cell>
          <table:table-cell table:formula="oooc:=IF([.D1110]&lt;0.1;[.K1110];[.H1110])" office:value-type="float" office:value="0.344">
            <text:p>0.344000</text:p>
          </table:table-cell>
          <table:table-cell table:formula="oooc:=[.N1110]-[.L111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05477555556">
            <text:p>0.205478</text:p>
          </table:table-cell>
          <table:table-cell office:value-type="float" office:value="693486750">
            <text:p>69348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1.469">
            <text:p>1.469000</text:p>
          </table:table-cell>
          <table:table-cell office:value-type="float" office:value="2.656">
            <text:p>2.656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11]&lt;0.1;[.K1111];[.H1111])" office:value-type="float" office:value="1.156">
            <text:p>1.156000</text:p>
          </table:table-cell>
          <table:table-cell table:formula="oooc:=[.N1111]-[.L111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828091111111">
            <text:p>0.082809</text:p>
          </table:table-cell>
          <table:table-cell office:value-type="float" office:value="279480750">
            <text:p>279480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91">
            <text:p>1.391000</text:p>
          </table:table-cell>
          <table:table-cell office:value-type="float" office:value="0.5">
            <text:p>0.500000</text:p>
          </table:table-cell>
          <table:table-cell office:value-type="float" office:value="0.625">
            <text:p>0.625000</text:p>
          </table:table-cell>
          <table:table-cell office:value-type="float" office:value="0.5">
            <text:p>0.500000</text:p>
          </table:table-cell>
          <table:table-cell office:value-type="float" office:value="3">
            <text:p>3</text:p>
          </table:table-cell>
          <table:table-cell table:formula="oooc:=IF([.D1112]&lt;0.1;[.K1112];[.H1112])" office:value-type="float" office:value="0.625">
            <text:p>0.625000</text:p>
          </table:table-cell>
          <table:table-cell table:formula="oooc:=[.N1112]-[.L1112]" office:value-type="float" office:value="0.125">
            <text:p>0.12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606">
            <text:p>0.160600</text:p>
          </table:table-cell>
          <table:table-cell office:value-type="float" office:value="542025000">
            <text:p>542025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1.031">
            <text:p>1.031000</text:p>
          </table:table-cell>
          <table:table-cell office:value-type="float" office:value="1.704">
            <text:p>1.704000</text:p>
          </table:table-cell>
          <table:table-cell office:value-type="float" office:value="1.031">
            <text:p>1.031000</text:p>
          </table:table-cell>
          <table:table-cell office:value-type="float" office:value="3">
            <text:p>3</text:p>
          </table:table-cell>
          <table:table-cell table:formula="oooc:=IF([.D1113]&lt;0.1;[.K1113];[.H1113])" office:value-type="float" office:value="1.172">
            <text:p>1.172000</text:p>
          </table:table-cell>
          <table:table-cell table:formula="oooc:=[.N1113]-[.L1113]" office:value-type="float" office:value="0.141">
            <text:p>0.14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86674444444">
            <text:p>0.186674</text:p>
          </table:table-cell>
          <table:table-cell office:value-type="float" office:value="630026250">
            <text:p>630026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28">
            <text:p>1.328000</text:p>
          </table:table-cell>
          <table:table-cell office:value-type="float" office:value="1.265">
            <text:p>1.265000</text:p>
          </table:table-cell>
          <table:table-cell office:value-type="float" office:value="2.219">
            <text:p>2.219000</text:p>
          </table:table-cell>
          <table:table-cell office:value-type="float" office:value="1.157">
            <text:p>1.157000</text:p>
          </table:table-cell>
          <table:table-cell office:value-type="float" office:value="1">
            <text:p>1</text:p>
          </table:table-cell>
          <table:table-cell table:formula="oooc:=IF([.D1114]&lt;0.1;[.K1114];[.H1114])" office:value-type="float" office:value="1.157">
            <text:p>1.157000</text:p>
          </table:table-cell>
          <table:table-cell table:formula="oooc:=[.N1114]-[.L111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19934666667">
            <text:p>0.219935</text:p>
          </table:table-cell>
          <table:table-cell office:value-type="float" office:value="742279500">
            <text:p>742279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1.61">
            <text:p>1.610000</text:p>
          </table:table-cell>
          <table:table-cell office:value-type="float" office:value="3.031">
            <text:p>3.031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15]&lt;0.1;[.K1115];[.H1115])" office:value-type="float" office:value="1.156">
            <text:p>1.156000</text:p>
          </table:table-cell>
          <table:table-cell table:formula="oooc:=[.N1115]-[.L111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27979333333">
            <text:p>0.127979</text:p>
          </table:table-cell>
          <table:table-cell office:value-type="float" office:value="431930250">
            <text:p>431930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9">
            <text:p>1.329000</text:p>
          </table:table-cell>
          <table:table-cell office:value-type="float" office:value="0.765">
            <text:p>0.765000</text:p>
          </table:table-cell>
          <table:table-cell office:value-type="float" office:value="1.188">
            <text:p>1.188000</text:p>
          </table:table-cell>
          <table:table-cell office:value-type="float" office:value="0.765">
            <text:p>0.765000</text:p>
          </table:table-cell>
          <table:table-cell office:value-type="float" office:value="3">
            <text:p>3</text:p>
          </table:table-cell>
          <table:table-cell table:formula="oooc:=IF([.D1116]&lt;0.1;[.K1116];[.H1116])" office:value-type="float" office:value="1.156">
            <text:p>1.156000</text:p>
          </table:table-cell>
          <table:table-cell table:formula="oooc:=[.N1116]-[.L1116]" office:value-type="float" office:value="0.391">
            <text:p>0.39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3526">
            <text:p>0.035260</text:p>
          </table:table-cell>
          <table:table-cell office:value-type="float" office:value="119002500">
            <text:p>119002500</text:p>
          </table:table-cell>
          <table:table-cell office:value-type="float" office:value="0.999772444444">
            <text:p>0.99977244</text:p>
          </table:table-cell>
          <table:table-cell office:value-type="float" office:value="421779000">
            <text:p>421779000</text:p>
          </table:table-cell>
          <table:table-cell office:value-type="float" office:value="1.141">
            <text:p>1.14100000</text:p>
          </table:table-cell>
          <table:table-cell office:value-type="float" office:value="1.312">
            <text:p>1.312000</text:p>
          </table:table-cell>
          <table:table-cell office:value-type="float" office:value="0.329">
            <text:p>0.329000</text:p>
          </table:table-cell>
          <table:table-cell table:number-columns-repeated="2" office:value-type="float" office:value="0.265">
            <text:p>0.265000</text:p>
          </table:table-cell>
          <table:table-cell office:value-type="float" office:value="4">
            <text:p>4</text:p>
          </table:table-cell>
          <table:table-cell table:formula="oooc:=IF([.D1117]&lt;0.1;[.K1117];[.H1117])" office:value-type="float" office:value="0.265">
            <text:p>0.265000</text:p>
          </table:table-cell>
          <table:table-cell table:formula="oooc:=[.N1117]-[.L111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21910444444">
            <text:p>0.221910</text:p>
          </table:table-cell>
          <table:table-cell office:value-type="float" office:value="748947750">
            <text:p>748947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9">
            <text:p>1.329000</text:p>
          </table:table-cell>
          <table:table-cell office:value-type="float" office:value="1.656">
            <text:p>1.656000</text:p>
          </table:table-cell>
          <table:table-cell office:value-type="float" office:value="3.062">
            <text:p>3.062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18]&lt;0.1;[.K1118];[.H1118])" office:value-type="float" office:value="1.156">
            <text:p>1.156000</text:p>
          </table:table-cell>
          <table:table-cell table:formula="oooc:=[.N1118]-[.L111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18866666667">
            <text:p>0.218867</text:p>
          </table:table-cell>
          <table:table-cell office:value-type="float" office:value="738675000">
            <text:p>738675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44">
            <text:p>1.344000</text:p>
          </table:table-cell>
          <table:table-cell office:value-type="float" office:value="1.594">
            <text:p>1.594000</text:p>
          </table:table-cell>
          <table:table-cell office:value-type="float" office:value="3.031">
            <text:p>3.031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19]&lt;0.1;[.K1119];[.H1119])" office:value-type="float" office:value="1.156">
            <text:p>1.156000</text:p>
          </table:table-cell>
          <table:table-cell table:formula="oooc:=[.N1119]-[.L111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58706">
            <text:p>0.058706</text:p>
          </table:table-cell>
          <table:table-cell office:value-type="float" office:value="198132750">
            <text:p>19813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41">
            <text:p>1.14100000</text:p>
          </table:table-cell>
          <table:table-cell office:value-type="float" office:value="1.328">
            <text:p>1.328000</text:p>
          </table:table-cell>
          <table:table-cell office:value-type="float" office:value="0.39">
            <text:p>0.390000</text:p>
          </table:table-cell>
          <table:table-cell office:value-type="float" office:value="0.407">
            <text:p>0.407000</text:p>
          </table:table-cell>
          <table:table-cell office:value-type="float" office:value="0.39">
            <text:p>0.390000</text:p>
          </table:table-cell>
          <table:table-cell office:value-type="float" office:value="3">
            <text:p>3</text:p>
          </table:table-cell>
          <table:table-cell table:formula="oooc:=IF([.D1120]&lt;0.1;[.K1120];[.H1120])" office:value-type="float" office:value="0.407">
            <text:p>0.407000</text:p>
          </table:table-cell>
          <table:table-cell table:formula="oooc:=[.N1120]-[.L1120]" office:value-type="float" office:value="0.017">
            <text:p>0.01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23465777778">
            <text:p>0.123466</text:p>
          </table:table-cell>
          <table:table-cell office:value-type="float" office:value="416697000">
            <text:p>416697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0.719">
            <text:p>0.719000</text:p>
          </table:table-cell>
          <table:table-cell office:value-type="float" office:value="1.109">
            <text:p>1.109000</text:p>
          </table:table-cell>
          <table:table-cell office:value-type="float" office:value="0.719">
            <text:p>0.719000</text:p>
          </table:table-cell>
          <table:table-cell office:value-type="float" office:value="3">
            <text:p>3</text:p>
          </table:table-cell>
          <table:table-cell table:formula="oooc:=IF([.D1121]&lt;0.1;[.K1121];[.H1121])" office:value-type="float" office:value="1.172">
            <text:p>1.172000</text:p>
          </table:table-cell>
          <table:table-cell table:formula="oooc:=[.N1121]-[.L1121]" office:value-type="float" office:value="0.453">
            <text:p>0.453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71442222222">
            <text:p>0.171442</text:p>
          </table:table-cell>
          <table:table-cell office:value-type="float" office:value="578617500">
            <text:p>578617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28">
            <text:p>1.328000</text:p>
          </table:table-cell>
          <table:table-cell office:value-type="float" office:value="1.125">
            <text:p>1.125000</text:p>
          </table:table-cell>
          <table:table-cell office:value-type="float" office:value="1.922">
            <text:p>1.922000</text:p>
          </table:table-cell>
          <table:table-cell office:value-type="float" office:value="1.125">
            <text:p>1.125000</text:p>
          </table:table-cell>
          <table:table-cell office:value-type="float" office:value="3">
            <text:p>3</text:p>
          </table:table-cell>
          <table:table-cell table:formula="oooc:=IF([.D1122]&lt;0.1;[.K1122];[.H1122])" office:value-type="float" office:value="1.157">
            <text:p>1.157000</text:p>
          </table:table-cell>
          <table:table-cell table:formula="oooc:=[.N1122]-[.L1122]" office:value-type="float" office:value="0.032">
            <text:p>0.03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993448888889">
            <text:p>0.099345</text:p>
          </table:table-cell>
          <table:table-cell office:value-type="float" office:value="335289000">
            <text:p>335289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0.594">
            <text:p>0.594000</text:p>
          </table:table-cell>
          <table:table-cell office:value-type="float" office:value="0.781">
            <text:p>0.781000</text:p>
          </table:table-cell>
          <table:table-cell office:value-type="float" office:value="0.594">
            <text:p>0.594000</text:p>
          </table:table-cell>
          <table:table-cell office:value-type="float" office:value="3">
            <text:p>3</text:p>
          </table:table-cell>
          <table:table-cell table:formula="oooc:=IF([.D1123]&lt;0.1;[.K1123];[.H1123])" office:value-type="float" office:value="0.781">
            <text:p>0.781000</text:p>
          </table:table-cell>
          <table:table-cell table:formula="oooc:=[.N1123]-[.L1123]" office:value-type="float" office:value="0.187">
            <text:p>0.18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20018444444">
            <text:p>0.120018</text:p>
          </table:table-cell>
          <table:table-cell office:value-type="float" office:value="405062250">
            <text:p>405062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41">
            <text:p>1.14100000</text:p>
          </table:table-cell>
          <table:table-cell office:value-type="float" office:value="1.343">
            <text:p>1.343000</text:p>
          </table:table-cell>
          <table:table-cell office:value-type="float" office:value="0.719">
            <text:p>0.719000</text:p>
          </table:table-cell>
          <table:table-cell office:value-type="float" office:value="1.094">
            <text:p>1.094000</text:p>
          </table:table-cell>
          <table:table-cell office:value-type="float" office:value="0.719">
            <text:p>0.719000</text:p>
          </table:table-cell>
          <table:table-cell office:value-type="float" office:value="3">
            <text:p>3</text:p>
          </table:table-cell>
          <table:table-cell table:formula="oooc:=IF([.D1124]&lt;0.1;[.K1124];[.H1124])" office:value-type="float" office:value="1.141">
            <text:p>1.141000</text:p>
          </table:table-cell>
          <table:table-cell table:formula="oooc:=[.N1124]-[.L1124]" office:value-type="float" office:value="0.422">
            <text:p>0.42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25852666667">
            <text:p>0.225853</text:p>
          </table:table-cell>
          <table:table-cell office:value-type="float" office:value="762252750">
            <text:p>76225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218">
            <text:p>1.21800000</text:p>
          </table:table-cell>
          <table:table-cell office:value-type="float" office:value="1.344">
            <text:p>1.344000</text:p>
          </table:table-cell>
          <table:table-cell office:value-type="float" office:value="1.688">
            <text:p>1.688000</text:p>
          </table:table-cell>
          <table:table-cell office:value-type="float" office:value="3.172">
            <text:p>3.172000</text:p>
          </table:table-cell>
          <table:table-cell office:value-type="float" office:value="1.218">
            <text:p>1.218000</text:p>
          </table:table-cell>
          <table:table-cell office:value-type="float" office:value="1">
            <text:p>1</text:p>
          </table:table-cell>
          <table:table-cell table:formula="oooc:=IF([.D1125]&lt;0.1;[.K1125];[.H1125])" office:value-type="float" office:value="1.218">
            <text:p>1.218000</text:p>
          </table:table-cell>
          <table:table-cell table:formula="oooc:=[.N1125]-[.L112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88126222222">
            <text:p>0.188126</text:p>
          </table:table-cell>
          <table:table-cell office:value-type="float" office:value="634926000">
            <text:p>634926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41">
            <text:p>1.14100000</text:p>
          </table:table-cell>
          <table:table-cell office:value-type="float" office:value="1.343">
            <text:p>1.343000</text:p>
          </table:table-cell>
          <table:table-cell office:value-type="float" office:value="1.266">
            <text:p>1.266000</text:p>
          </table:table-cell>
          <table:table-cell office:value-type="float" office:value="2.281">
            <text:p>2.281000</text:p>
          </table:table-cell>
          <table:table-cell office:value-type="float" office:value="1.141">
            <text:p>1.141000</text:p>
          </table:table-cell>
          <table:table-cell office:value-type="float" office:value="1">
            <text:p>1</text:p>
          </table:table-cell>
          <table:table-cell table:formula="oooc:=IF([.D1126]&lt;0.1;[.K1126];[.H1126])" office:value-type="float" office:value="1.141">
            <text:p>1.141000</text:p>
          </table:table-cell>
          <table:table-cell table:formula="oooc:=[.N1126]-[.L112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07363555556">
            <text:p>0.107364</text:p>
          </table:table-cell>
          <table:table-cell office:value-type="float" office:value="362352000">
            <text:p>362352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0.625">
            <text:p>0.625000</text:p>
          </table:table-cell>
          <table:table-cell office:value-type="float" office:value="0.89">
            <text:p>0.890000</text:p>
          </table:table-cell>
          <table:table-cell office:value-type="float" office:value="0.625">
            <text:p>0.625000</text:p>
          </table:table-cell>
          <table:table-cell office:value-type="float" office:value="3">
            <text:p>3</text:p>
          </table:table-cell>
          <table:table-cell table:formula="oooc:=IF([.D1127]&lt;0.1;[.K1127];[.H1127])" office:value-type="float" office:value="1.172">
            <text:p>1.172000</text:p>
          </table:table-cell>
          <table:table-cell table:formula="oooc:=[.N1127]-[.L1127]" office:value-type="float" office:value="0.547">
            <text:p>0.54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427655555556">
            <text:p>0.042766</text:p>
          </table:table-cell>
          <table:table-cell office:value-type="float" office:value="144333750">
            <text:p>144333750</text:p>
          </table:table-cell>
          <table:table-cell office:value-type="float" office:value="0.999989333333">
            <text:p>0.99998933</text:p>
          </table:table-cell>
          <table:table-cell office:value-type="float" office:value="421870500">
            <text:p>421870500</text:p>
          </table:table-cell>
          <table:table-cell office:value-type="float" office:value="1.14">
            <text:p>1.14000000</text:p>
          </table:table-cell>
          <table:table-cell office:value-type="float" office:value="1.329">
            <text:p>1.329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97">
            <text:p>0.297000</text:p>
          </table:table-cell>
          <table:table-cell office:value-type="float" office:value="4">
            <text:p>4</text:p>
          </table:table-cell>
          <table:table-cell table:formula="oooc:=IF([.D1128]&lt;0.1;[.K1128];[.H1128])" office:value-type="float" office:value="0.297">
            <text:p>0.297000</text:p>
          </table:table-cell>
          <table:table-cell table:formula="oooc:=[.N1128]-[.L112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88265111111">
            <text:p>0.188265</text:p>
          </table:table-cell>
          <table:table-cell office:value-type="float" office:value="635394750">
            <text:p>635394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41">
            <text:p>1.14100000</text:p>
          </table:table-cell>
          <table:table-cell office:value-type="float" office:value="1.344">
            <text:p>1.344000</text:p>
          </table:table-cell>
          <table:table-cell office:value-type="float" office:value="1.265">
            <text:p>1.265000</text:p>
          </table:table-cell>
          <table:table-cell office:value-type="float" office:value="2.266">
            <text:p>2.266000</text:p>
          </table:table-cell>
          <table:table-cell office:value-type="float" office:value="1.141">
            <text:p>1.141000</text:p>
          </table:table-cell>
          <table:table-cell office:value-type="float" office:value="1">
            <text:p>1</text:p>
          </table:table-cell>
          <table:table-cell table:formula="oooc:=IF([.D1129]&lt;0.1;[.K1129];[.H1129])" office:value-type="float" office:value="1.141">
            <text:p>1.141000</text:p>
          </table:table-cell>
          <table:table-cell table:formula="oooc:=[.N1129]-[.L112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855108888889">
            <text:p>0.085511</text:p>
          </table:table-cell>
          <table:table-cell office:value-type="float" office:value="288599250">
            <text:p>288599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9">
            <text:p>1.329000</text:p>
          </table:table-cell>
          <table:table-cell office:value-type="float" office:value="0.515">
            <text:p>0.515000</text:p>
          </table:table-cell>
          <table:table-cell office:value-type="float" office:value="0.641">
            <text:p>0.641000</text:p>
          </table:table-cell>
          <table:table-cell office:value-type="float" office:value="0.515">
            <text:p>0.515000</text:p>
          </table:table-cell>
          <table:table-cell office:value-type="float" office:value="3">
            <text:p>3</text:p>
          </table:table-cell>
          <table:table-cell table:formula="oooc:=IF([.D1130]&lt;0.1;[.K1130];[.H1130])" office:value-type="float" office:value="0.641">
            <text:p>0.641000</text:p>
          </table:table-cell>
          <table:table-cell table:formula="oooc:=[.N1130]-[.L1130]" office:value-type="float" office:value="0.126">
            <text:p>0.12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62974">
            <text:p>0.062974</text:p>
          </table:table-cell>
          <table:table-cell office:value-type="float" office:value="212537250">
            <text:p>212537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0.406">
            <text:p>0.406000</text:p>
          </table:table-cell>
          <table:table-cell office:value-type="float" office:value="0.453">
            <text:p>0.453000</text:p>
          </table:table-cell>
          <table:table-cell office:value-type="float" office:value="0.406">
            <text:p>0.406000</text:p>
          </table:table-cell>
          <table:table-cell office:value-type="float" office:value="3">
            <text:p>3</text:p>
          </table:table-cell>
          <table:table-cell table:formula="oooc:=IF([.D1131]&lt;0.1;[.K1131];[.H1131])" office:value-type="float" office:value="0.453">
            <text:p>0.453000</text:p>
          </table:table-cell>
          <table:table-cell table:formula="oooc:=[.N1131]-[.L1131]" office:value-type="float" office:value="0.047">
            <text:p>0.04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431088888889">
            <text:p>0.043109</text:p>
          </table:table-cell>
          <table:table-cell office:value-type="float" office:value="145492500">
            <text:p>145492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41">
            <text:p>1.14100000</text:p>
          </table:table-cell>
          <table:table-cell office:value-type="float" office:value="1.312">
            <text:p>1.312000</text:p>
          </table:table-cell>
          <table:table-cell office:value-type="float" office:value="0.36">
            <text:p>0.360000</text:p>
          </table:table-cell>
          <table:table-cell table:number-columns-repeated="2" office:value-type="float" office:value="0.312">
            <text:p>0.312000</text:p>
          </table:table-cell>
          <table:table-cell office:value-type="float" office:value="4">
            <text:p>4</text:p>
          </table:table-cell>
          <table:table-cell table:formula="oooc:=IF([.D1132]&lt;0.1;[.K1132];[.H1132])" office:value-type="float" office:value="0.312">
            <text:p>0.312000</text:p>
          </table:table-cell>
          <table:table-cell table:formula="oooc:=[.N1132]-[.L113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20213777778">
            <text:p>0.220214</text:p>
          </table:table-cell>
          <table:table-cell office:value-type="float" office:value="743221500">
            <text:p>743221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44">
            <text:p>1.344000</text:p>
          </table:table-cell>
          <table:table-cell office:value-type="float" office:value="1.625">
            <text:p>1.625000</text:p>
          </table:table-cell>
          <table:table-cell office:value-type="float" office:value="3.078">
            <text:p>3.078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33]&lt;0.1;[.K1133];[.H1133])" office:value-type="float" office:value="1.156">
            <text:p>1.156000</text:p>
          </table:table-cell>
          <table:table-cell table:formula="oooc:=[.N1133]-[.L113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19106444444">
            <text:p>0.219106</text:p>
          </table:table-cell>
          <table:table-cell office:value-type="float" office:value="739484250">
            <text:p>739484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1.609">
            <text:p>1.609000</text:p>
          </table:table-cell>
          <table:table-cell office:value-type="float" office:value="3.016">
            <text:p>3.016000</text:p>
          </table:table-cell>
          <table:table-cell office:value-type="float" office:value="1.172">
            <text:p>1.172000</text:p>
          </table:table-cell>
          <table:table-cell office:value-type="float" office:value="1">
            <text:p>1</text:p>
          </table:table-cell>
          <table:table-cell table:formula="oooc:=IF([.D1134]&lt;0.1;[.K1134];[.H1134])" office:value-type="float" office:value="1.172">
            <text:p>1.172000</text:p>
          </table:table-cell>
          <table:table-cell table:formula="oooc:=[.N1134]-[.L113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63578">
            <text:p>0.063578</text:p>
          </table:table-cell>
          <table:table-cell office:value-type="float" office:value="214575750">
            <text:p>21457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44">
            <text:p>1.344000</text:p>
          </table:table-cell>
          <table:table-cell office:value-type="float" office:value="0.406">
            <text:p>0.406000</text:p>
          </table:table-cell>
          <table:table-cell office:value-type="float" office:value="0.453">
            <text:p>0.453000</text:p>
          </table:table-cell>
          <table:table-cell office:value-type="float" office:value="0.406">
            <text:p>0.406000</text:p>
          </table:table-cell>
          <table:table-cell office:value-type="float" office:value="3">
            <text:p>3</text:p>
          </table:table-cell>
          <table:table-cell table:formula="oooc:=IF([.D1135]&lt;0.1;[.K1135];[.H1135])" office:value-type="float" office:value="0.453">
            <text:p>0.453000</text:p>
          </table:table-cell>
          <table:table-cell table:formula="oooc:=[.N1135]-[.L1135]" office:value-type="float" office:value="0.047">
            <text:p>0.04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47367333333">
            <text:p>0.147367</text:p>
          </table:table-cell>
          <table:table-cell office:value-type="float" office:value="497364750">
            <text:p>497364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43">
            <text:p>1.343000</text:p>
          </table:table-cell>
          <table:table-cell office:value-type="float" office:value="0.907">
            <text:p>0.907000</text:p>
          </table:table-cell>
          <table:table-cell office:value-type="float" office:value="1.484">
            <text:p>1.484000</text:p>
          </table:table-cell>
          <table:table-cell office:value-type="float" office:value="0.907">
            <text:p>0.907000</text:p>
          </table:table-cell>
          <table:table-cell office:value-type="float" office:value="3">
            <text:p>3</text:p>
          </table:table-cell>
          <table:table-cell table:formula="oooc:=IF([.D1136]&lt;0.1;[.K1136];[.H1136])" office:value-type="float" office:value="1.157">
            <text:p>1.157000</text:p>
          </table:table-cell>
          <table:table-cell table:formula="oooc:=[.N1136]-[.L1136]" office:value-type="float" office:value="0.25">
            <text:p>0.25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57855777778">
            <text:p>0.157856</text:p>
          </table:table-cell>
          <table:table-cell office:value-type="float" office:value="532763250">
            <text:p>532763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1">
            <text:p>1.000000</text:p>
          </table:table-cell>
          <table:table-cell office:value-type="float" office:value="1.656">
            <text:p>1.656000</text:p>
          </table:table-cell>
          <table:table-cell office:value-type="float" office:value="1">
            <text:p>1.000000</text:p>
          </table:table-cell>
          <table:table-cell office:value-type="float" office:value="3">
            <text:p>3</text:p>
          </table:table-cell>
          <table:table-cell table:formula="oooc:=IF([.D1137]&lt;0.1;[.K1137];[.H1137])" office:value-type="float" office:value="1.172">
            <text:p>1.172000</text:p>
          </table:table-cell>
          <table:table-cell table:formula="oooc:=[.N1137]-[.L1137]" office:value-type="float" office:value="0.172">
            <text:p>0.17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20160888889">
            <text:p>0.220161</text:p>
          </table:table-cell>
          <table:table-cell office:value-type="float" office:value="743043000">
            <text:p>743043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28">
            <text:p>1.328000</text:p>
          </table:table-cell>
          <table:table-cell office:value-type="float" office:value="1.625">
            <text:p>1.625000</text:p>
          </table:table-cell>
          <table:table-cell office:value-type="float" office:value="3.156">
            <text:p>3.156000</text:p>
          </table:table-cell>
          <table:table-cell office:value-type="float" office:value="1.157">
            <text:p>1.157000</text:p>
          </table:table-cell>
          <table:table-cell office:value-type="float" office:value="1">
            <text:p>1</text:p>
          </table:table-cell>
          <table:table-cell table:formula="oooc:=IF([.D1138]&lt;0.1;[.K1138];[.H1138])" office:value-type="float" office:value="1.157">
            <text:p>1.157000</text:p>
          </table:table-cell>
          <table:table-cell table:formula="oooc:=[.N1138]-[.L113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06336888889">
            <text:p>0.106337</text:p>
          </table:table-cell>
          <table:table-cell office:value-type="float" office:value="358887000">
            <text:p>358887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219">
            <text:p>1.21900000</text:p>
          </table:table-cell>
          <table:table-cell office:value-type="float" office:value="1.328">
            <text:p>1.328000</text:p>
          </table:table-cell>
          <table:table-cell office:value-type="float" office:value="0.625">
            <text:p>0.625000</text:p>
          </table:table-cell>
          <table:table-cell office:value-type="float" office:value="0.875">
            <text:p>0.875000</text:p>
          </table:table-cell>
          <table:table-cell office:value-type="float" office:value="0.625">
            <text:p>0.625000</text:p>
          </table:table-cell>
          <table:table-cell office:value-type="float" office:value="3">
            <text:p>3</text:p>
          </table:table-cell>
          <table:table-cell table:formula="oooc:=IF([.D1139]&lt;0.1;[.K1139];[.H1139])" office:value-type="float" office:value="1.219">
            <text:p>1.219000</text:p>
          </table:table-cell>
          <table:table-cell table:formula="oooc:=[.N1139]-[.L1139]" office:value-type="float" office:value="0.594">
            <text:p>0.594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26391333333">
            <text:p>0.226391</text:p>
          </table:table-cell>
          <table:table-cell office:value-type="float" office:value="764070750">
            <text:p>764070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88">
            <text:p>1.18800000</text:p>
          </table:table-cell>
          <table:table-cell office:value-type="float" office:value="1.328">
            <text:p>1.328000</text:p>
          </table:table-cell>
          <table:table-cell office:value-type="float" office:value="1.703">
            <text:p>1.703000</text:p>
          </table:table-cell>
          <table:table-cell office:value-type="float" office:value="3.203">
            <text:p>3.203000</text:p>
          </table:table-cell>
          <table:table-cell office:value-type="float" office:value="1.188">
            <text:p>1.188000</text:p>
          </table:table-cell>
          <table:table-cell office:value-type="float" office:value="1">
            <text:p>1</text:p>
          </table:table-cell>
          <table:table-cell table:formula="oooc:=IF([.D1140]&lt;0.1;[.K1140];[.H1140])" office:value-type="float" office:value="1.188">
            <text:p>1.188000</text:p>
          </table:table-cell>
          <table:table-cell table:formula="oooc:=[.N1140]-[.L114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27685555556">
            <text:p>0.127686</text:p>
          </table:table-cell>
          <table:table-cell office:value-type="float" office:value="430938750">
            <text:p>430938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44">
            <text:p>1.344000</text:p>
          </table:table-cell>
          <table:table-cell office:value-type="float" office:value="0.75">
            <text:p>0.750000</text:p>
          </table:table-cell>
          <table:table-cell office:value-type="float" office:value="1.172">
            <text:p>1.172000</text:p>
          </table:table-cell>
          <table:table-cell office:value-type="float" office:value="0.75">
            <text:p>0.750000</text:p>
          </table:table-cell>
          <table:table-cell office:value-type="float" office:value="3">
            <text:p>3</text:p>
          </table:table-cell>
          <table:table-cell table:formula="oooc:=IF([.D1141]&lt;0.1;[.K1141];[.H1141])" office:value-type="float" office:value="1.156">
            <text:p>1.156000</text:p>
          </table:table-cell>
          <table:table-cell table:formula="oooc:=[.N1141]-[.L1141]" office:value-type="float" office:value="0.406">
            <text:p>0.40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761737777778">
            <text:p>0.076174</text:p>
          </table:table-cell>
          <table:table-cell office:value-type="float" office:value="257086500">
            <text:p>257086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44">
            <text:p>1.344000</text:p>
          </table:table-cell>
          <table:table-cell office:value-type="float" office:value="0.468">
            <text:p>0.468000</text:p>
          </table:table-cell>
          <table:table-cell office:value-type="float" office:value="0.563">
            <text:p>0.563000</text:p>
          </table:table-cell>
          <table:table-cell office:value-type="float" office:value="0.468">
            <text:p>0.468000</text:p>
          </table:table-cell>
          <table:table-cell office:value-type="float" office:value="3">
            <text:p>3</text:p>
          </table:table-cell>
          <table:table-cell table:formula="oooc:=IF([.D1142]&lt;0.1;[.K1142];[.H1142])" office:value-type="float" office:value="0.563">
            <text:p>0.563000</text:p>
          </table:table-cell>
          <table:table-cell table:formula="oooc:=[.N1142]-[.L1142]" office:value-type="float" office:value="0.095">
            <text:p>0.09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0202088888889">
            <text:p>0.002021</text:p>
          </table:table-cell>
          <table:table-cell office:value-type="float" office:value="6820500">
            <text:p>6820500</text:p>
          </table:table-cell>
          <table:table-cell office:value-type="float" office:value="0.0244764444444">
            <text:p>0.02447644</text:p>
          </table:table-cell>
          <table:table-cell office:value-type="float" office:value="10326000">
            <text:p>10326000</text:p>
          </table:table-cell>
          <table:table-cell office:value-type="float" office:value="1.157">
            <text:p>1.15700000</text:p>
          </table:table-cell>
          <table:table-cell office:value-type="float" office:value="1.109">
            <text:p>1.109000</text:p>
          </table:table-cell>
          <table:table-cell table:number-columns-repeated="3"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1143]&lt;0.1;[.K1143];[.H1143])" office:value-type="float" office:value="0.047">
            <text:p>0.047000</text:p>
          </table:table-cell>
          <table:table-cell table:formula="oooc:=[.N1143]-[.L114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73258444444">
            <text:p>0.173258</text:p>
          </table:table-cell>
          <table:table-cell office:value-type="float" office:value="584747250">
            <text:p>584747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1.141">
            <text:p>1.141000</text:p>
          </table:table-cell>
          <table:table-cell office:value-type="float" office:value="1.969">
            <text:p>1.969000</text:p>
          </table:table-cell>
          <table:table-cell office:value-type="float" office:value="1.141">
            <text:p>1.141000</text:p>
          </table:table-cell>
          <table:table-cell office:value-type="float" office:value="3">
            <text:p>3</text:p>
          </table:table-cell>
          <table:table-cell table:formula="oooc:=IF([.D1144]&lt;0.1;[.K1144];[.H1144])" office:value-type="float" office:value="1.156">
            <text:p>1.156000</text:p>
          </table:table-cell>
          <table:table-cell table:formula="oooc:=[.N1144]-[.L1144]" office:value-type="float" office:value="0.0149999999999999">
            <text:p>0.01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79606666667">
            <text:p>0.179607</text:p>
          </table:table-cell>
          <table:table-cell office:value-type="float" office:value="606172500">
            <text:p>606172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4">
            <text:p>1.14000000</text:p>
          </table:table-cell>
          <table:table-cell office:value-type="float" office:value="1.344">
            <text:p>1.344000</text:p>
          </table:table-cell>
          <table:table-cell office:value-type="float" office:value="1.203">
            <text:p>1.203000</text:p>
          </table:table-cell>
          <table:table-cell office:value-type="float" office:value="2.094">
            <text:p>2.094000</text:p>
          </table:table-cell>
          <table:table-cell office:value-type="float" office:value="1.14">
            <text:p>1.140000</text:p>
          </table:table-cell>
          <table:table-cell office:value-type="float" office:value="1">
            <text:p>1</text:p>
          </table:table-cell>
          <table:table-cell table:formula="oooc:=IF([.D1145]&lt;0.1;[.K1145];[.H1145])" office:value-type="float" office:value="1.14">
            <text:p>1.140000</text:p>
          </table:table-cell>
          <table:table-cell table:formula="oooc:=[.N1145]-[.L114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94501555556">
            <text:p>0.194502</text:p>
          </table:table-cell>
          <table:table-cell office:value-type="float" office:value="656442750">
            <text:p>65644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1.344">
            <text:p>1.344000</text:p>
          </table:table-cell>
          <table:table-cell office:value-type="float" office:value="2.406">
            <text:p>2.406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46]&lt;0.1;[.K1146];[.H1146])" office:value-type="float" office:value="1.156">
            <text:p>1.156000</text:p>
          </table:table-cell>
          <table:table-cell table:formula="oooc:=[.N1146]-[.L114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599808888889">
            <text:p>0.059981</text:p>
          </table:table-cell>
          <table:table-cell office:value-type="float" office:value="202435500">
            <text:p>202435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13">
            <text:p>1.313000</text:p>
          </table:table-cell>
          <table:table-cell office:value-type="float" office:value="0.406">
            <text:p>0.406000</text:p>
          </table:table-cell>
          <table:table-cell office:value-type="float" office:value="0.422">
            <text:p>0.422000</text:p>
          </table:table-cell>
          <table:table-cell office:value-type="float" office:value="0.406">
            <text:p>0.406000</text:p>
          </table:table-cell>
          <table:table-cell office:value-type="float" office:value="3">
            <text:p>3</text:p>
          </table:table-cell>
          <table:table-cell table:formula="oooc:=IF([.D1147]&lt;0.1;[.K1147];[.H1147])" office:value-type="float" office:value="0.422">
            <text:p>0.422000</text:p>
          </table:table-cell>
          <table:table-cell table:formula="oooc:=[.N1147]-[.L1147]" office:value-type="float" office:value="0.016">
            <text:p>0.01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35659333333">
            <text:p>0.235659</text:p>
          </table:table-cell>
          <table:table-cell office:value-type="float" office:value="795350250">
            <text:p>795350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1.812">
            <text:p>1.812000</text:p>
          </table:table-cell>
          <table:table-cell office:value-type="float" office:value="3.453">
            <text:p>3.453000</text:p>
          </table:table-cell>
          <table:table-cell office:value-type="float" office:value="1.172">
            <text:p>1.172000</text:p>
          </table:table-cell>
          <table:table-cell office:value-type="float" office:value="1">
            <text:p>1</text:p>
          </table:table-cell>
          <table:table-cell table:formula="oooc:=IF([.D1148]&lt;0.1;[.K1148];[.H1148])" office:value-type="float" office:value="1.172">
            <text:p>1.172000</text:p>
          </table:table-cell>
          <table:table-cell table:formula="oooc:=[.N1148]-[.L114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0335088888889">
            <text:p>0.003351</text:p>
          </table:table-cell>
          <table:table-cell office:value-type="float" office:value="11309250">
            <text:p>11309250</text:p>
          </table:table-cell>
          <table:table-cell office:value-type="float" office:value="0.0682844444444">
            <text:p>0.06828444</text:p>
          </table:table-cell>
          <table:table-cell office:value-type="float" office:value="28807500">
            <text:p>28807500</text:p>
          </table:table-cell>
          <table:table-cell office:value-type="float" office:value="1.187">
            <text:p>1.18700000</text:p>
          </table:table-cell>
          <table:table-cell office:value-type="float" office:value="1.156">
            <text:p>1.156000</text:p>
          </table:table-cell>
          <table:table-cell office:value-type="float" office:value="0.11">
            <text:p>0.110000</text:p>
          </table:table-cell>
          <table:table-cell table:number-columns-repeated="2" office:value-type="float" office:value="0.0940000000001">
            <text:p>0.094000</text:p>
          </table:table-cell>
          <table:table-cell office:value-type="float" office:value="4">
            <text:p>4</text:p>
          </table:table-cell>
          <table:table-cell table:formula="oooc:=IF([.D1149]&lt;0.1;[.K1149];[.H1149])" office:value-type="float" office:value="0.0940000000001">
            <text:p>0.094000</text:p>
          </table:table-cell>
          <table:table-cell table:formula="oooc:=[.N1149]-[.L114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25711555556">
            <text:p>0.225712</text:p>
          </table:table-cell>
          <table:table-cell office:value-type="float" office:value="761776500">
            <text:p>761776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43">
            <text:p>1.343000</text:p>
          </table:table-cell>
          <table:table-cell office:value-type="float" office:value="1.688">
            <text:p>1.688000</text:p>
          </table:table-cell>
          <table:table-cell office:value-type="float" office:value="3.156">
            <text:p>3.156000</text:p>
          </table:table-cell>
          <table:table-cell office:value-type="float" office:value="1.157">
            <text:p>1.157000</text:p>
          </table:table-cell>
          <table:table-cell office:value-type="float" office:value="1">
            <text:p>1</text:p>
          </table:table-cell>
          <table:table-cell table:formula="oooc:=IF([.D1150]&lt;0.1;[.K1150];[.H1150])" office:value-type="float" office:value="1.157">
            <text:p>1.157000</text:p>
          </table:table-cell>
          <table:table-cell table:formula="oooc:=[.N1150]-[.L115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09924222222">
            <text:p>0.109924</text:p>
          </table:table-cell>
          <table:table-cell office:value-type="float" office:value="370994250">
            <text:p>370994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4">
            <text:p>1.14000000</text:p>
          </table:table-cell>
          <table:table-cell office:value-type="float" office:value="1.344">
            <text:p>1.344000</text:p>
          </table:table-cell>
          <table:table-cell office:value-type="float" office:value="0.641">
            <text:p>0.641000</text:p>
          </table:table-cell>
          <table:table-cell office:value-type="float" office:value="0.937">
            <text:p>0.937000</text:p>
          </table:table-cell>
          <table:table-cell office:value-type="float" office:value="0.641">
            <text:p>0.641000</text:p>
          </table:table-cell>
          <table:table-cell office:value-type="float" office:value="3">
            <text:p>3</text:p>
          </table:table-cell>
          <table:table-cell table:formula="oooc:=IF([.D1151]&lt;0.1;[.K1151];[.H1151])" office:value-type="float" office:value="1.14">
            <text:p>1.140000</text:p>
          </table:table-cell>
          <table:table-cell table:formula="oooc:=[.N1151]-[.L1151]" office:value-type="float" office:value="0.499">
            <text:p>0.499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316455555556">
            <text:p>0.031646</text:p>
          </table:table-cell>
          <table:table-cell office:value-type="float" office:value="106803750">
            <text:p>106803750</text:p>
          </table:table-cell>
          <table:table-cell office:value-type="float" office:value="0.998801777778">
            <text:p>0.99880178</text:p>
          </table:table-cell>
          <table:table-cell office:value-type="float" office:value="421369500">
            <text:p>421369500</text:p>
          </table:table-cell>
          <table:table-cell office:value-type="float" office:value="1.203">
            <text:p>1.20300000</text:p>
          </table:table-cell>
          <table:table-cell office:value-type="float" office:value="1.313">
            <text:p>1.313000</text:p>
          </table:table-cell>
          <table:table-cell office:value-type="float" office:value="0.312">
            <text:p>0.312000</text:p>
          </table:table-cell>
          <table:table-cell table:number-columns-repeated="2" office:value-type="float" office:value="0.25">
            <text:p>0.250000</text:p>
          </table:table-cell>
          <table:table-cell office:value-type="float" office:value="4">
            <text:p>4</text:p>
          </table:table-cell>
          <table:table-cell table:formula="oooc:=IF([.D1152]&lt;0.1;[.K1152];[.H1152])" office:value-type="float" office:value="0.25">
            <text:p>0.250000</text:p>
          </table:table-cell>
          <table:table-cell table:formula="oooc:=[.N1152]-[.L115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00855555556">
            <text:p>0.100856</text:p>
          </table:table-cell>
          <table:table-cell office:value-type="float" office:value="340387500">
            <text:p>340387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0.578">
            <text:p>0.578000</text:p>
          </table:table-cell>
          <table:table-cell office:value-type="float" office:value="0.813">
            <text:p>0.813000</text:p>
          </table:table-cell>
          <table:table-cell office:value-type="float" office:value="0.578">
            <text:p>0.578000</text:p>
          </table:table-cell>
          <table:table-cell office:value-type="float" office:value="3">
            <text:p>3</text:p>
          </table:table-cell>
          <table:table-cell table:formula="oooc:=IF([.D1153]&lt;0.1;[.K1153];[.H1153])" office:value-type="float" office:value="1.172">
            <text:p>1.172000</text:p>
          </table:table-cell>
          <table:table-cell table:formula="oooc:=[.N1153]-[.L1153]" office:value-type="float" office:value="0.594">
            <text:p>0.594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700882222222">
            <text:p>0.070088</text:p>
          </table:table-cell>
          <table:table-cell office:value-type="float" office:value="236547750">
            <text:p>236547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28">
            <text:p>1.328000</text:p>
          </table:table-cell>
          <table:table-cell office:value-type="float" office:value="0.437">
            <text:p>0.437000</text:p>
          </table:table-cell>
          <table:table-cell office:value-type="float" office:value="0.516">
            <text:p>0.516000</text:p>
          </table:table-cell>
          <table:table-cell office:value-type="float" office:value="0.437">
            <text:p>0.437000</text:p>
          </table:table-cell>
          <table:table-cell office:value-type="float" office:value="3">
            <text:p>3</text:p>
          </table:table-cell>
          <table:table-cell table:formula="oooc:=IF([.D1154]&lt;0.1;[.K1154];[.H1154])" office:value-type="float" office:value="0.516">
            <text:p>0.516000</text:p>
          </table:table-cell>
          <table:table-cell table:formula="oooc:=[.N1154]-[.L1154]" office:value-type="float" office:value="0.079">
            <text:p>0.079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50178888889">
            <text:p>0.150179</text:p>
          </table:table-cell>
          <table:table-cell office:value-type="float" office:value="506853750">
            <text:p>506853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0.938">
            <text:p>0.938000</text:p>
          </table:table-cell>
          <table:table-cell office:value-type="float" office:value="1.515">
            <text:p>1.515000</text:p>
          </table:table-cell>
          <table:table-cell office:value-type="float" office:value="0.938">
            <text:p>0.938000</text:p>
          </table:table-cell>
          <table:table-cell office:value-type="float" office:value="3">
            <text:p>3</text:p>
          </table:table-cell>
          <table:table-cell table:formula="oooc:=IF([.D1155]&lt;0.1;[.K1155];[.H1155])" office:value-type="float" office:value="1.156">
            <text:p>1.156000</text:p>
          </table:table-cell>
          <table:table-cell table:formula="oooc:=[.N1155]-[.L1155]" office:value-type="float" office:value="0.218">
            <text:p>0.218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680604444444">
            <text:p>0.068060</text:p>
          </table:table-cell>
          <table:table-cell office:value-type="float" office:value="229704000">
            <text:p>229704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41">
            <text:p>1.14100000</text:p>
          </table:table-cell>
          <table:table-cell office:value-type="float" office:value="1.328">
            <text:p>1.328000</text:p>
          </table:table-cell>
          <table:table-cell office:value-type="float" office:value="0.438">
            <text:p>0.438000</text:p>
          </table:table-cell>
          <table:table-cell office:value-type="float" office:value="0.484">
            <text:p>0.484000</text:p>
          </table:table-cell>
          <table:table-cell office:value-type="float" office:value="0.438">
            <text:p>0.438000</text:p>
          </table:table-cell>
          <table:table-cell office:value-type="float" office:value="3">
            <text:p>3</text:p>
          </table:table-cell>
          <table:table-cell table:formula="oooc:=IF([.D1156]&lt;0.1;[.K1156];[.H1156])" office:value-type="float" office:value="0.484">
            <text:p>0.484000</text:p>
          </table:table-cell>
          <table:table-cell table:formula="oooc:=[.N1156]-[.L1156]" office:value-type="float" office:value="0.046">
            <text:p>0.04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41978666667">
            <text:p>0.241979</text:p>
          </table:table-cell>
          <table:table-cell office:value-type="float" office:value="816678000">
            <text:p>816678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28">
            <text:p>1.328000</text:p>
          </table:table-cell>
          <table:table-cell office:value-type="float" office:value="1.875">
            <text:p>1.875000</text:p>
          </table:table-cell>
          <table:table-cell office:value-type="float" office:value="3.64">
            <text:p>3.640000</text:p>
          </table:table-cell>
          <table:table-cell office:value-type="float" office:value="1.157">
            <text:p>1.157000</text:p>
          </table:table-cell>
          <table:table-cell office:value-type="float" office:value="1">
            <text:p>1</text:p>
          </table:table-cell>
          <table:table-cell table:formula="oooc:=IF([.D1157]&lt;0.1;[.K1157];[.H1157])" office:value-type="float" office:value="1.157">
            <text:p>1.157000</text:p>
          </table:table-cell>
          <table:table-cell table:formula="oooc:=[.N1157]-[.L115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885735555556">
            <text:p>0.088574</text:p>
          </table:table-cell>
          <table:table-cell office:value-type="float" office:value="298935750">
            <text:p>29893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531">
            <text:p>1.531000</text:p>
          </table:table-cell>
          <table:table-cell office:value-type="float" office:value="0.578">
            <text:p>0.578000</text:p>
          </table:table-cell>
          <table:table-cell office:value-type="float" office:value="0.672">
            <text:p>0.672000</text:p>
          </table:table-cell>
          <table:table-cell office:value-type="float" office:value="0.578">
            <text:p>0.578000</text:p>
          </table:table-cell>
          <table:table-cell office:value-type="float" office:value="3">
            <text:p>3</text:p>
          </table:table-cell>
          <table:table-cell table:formula="oooc:=IF([.D1158]&lt;0.1;[.K1158];[.H1158])" office:value-type="float" office:value="0.672">
            <text:p>0.672000</text:p>
          </table:table-cell>
          <table:table-cell table:formula="oooc:=[.N1158]-[.L1158]" office:value-type="float" office:value="0.0940000000000001">
            <text:p>0.094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577202222222">
            <text:p>0.057720</text:p>
          </table:table-cell>
          <table:table-cell office:value-type="float" office:value="194805750">
            <text:p>19480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0.39">
            <text:p>0.390000</text:p>
          </table:table-cell>
          <table:table-cell office:value-type="float" office:value="0.407">
            <text:p>0.407000</text:p>
          </table:table-cell>
          <table:table-cell office:value-type="float" office:value="0.39">
            <text:p>0.390000</text:p>
          </table:table-cell>
          <table:table-cell office:value-type="float" office:value="3">
            <text:p>3</text:p>
          </table:table-cell>
          <table:table-cell table:formula="oooc:=IF([.D1159]&lt;0.1;[.K1159];[.H1159])" office:value-type="float" office:value="0.407">
            <text:p>0.407000</text:p>
          </table:table-cell>
          <table:table-cell table:formula="oooc:=[.N1159]-[.L1159]" office:value-type="float" office:value="0.017">
            <text:p>0.01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73765555556">
            <text:p>0.173766</text:p>
          </table:table-cell>
          <table:table-cell office:value-type="float" office:value="586458750">
            <text:p>586458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1.141">
            <text:p>1.141000</text:p>
          </table:table-cell>
          <table:table-cell office:value-type="float" office:value="1.984">
            <text:p>1.984000</text:p>
          </table:table-cell>
          <table:table-cell office:value-type="float" office:value="1.141">
            <text:p>1.141000</text:p>
          </table:table-cell>
          <table:table-cell office:value-type="float" office:value="3">
            <text:p>3</text:p>
          </table:table-cell>
          <table:table-cell table:formula="oooc:=IF([.D1160]&lt;0.1;[.K1160];[.H1160])" office:value-type="float" office:value="1.172">
            <text:p>1.172000</text:p>
          </table:table-cell>
          <table:table-cell table:formula="oooc:=[.N1160]-[.L1160]" office:value-type="float" office:value="0.0309999999999999">
            <text:p>0.03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00729555555556">
            <text:p>0.000730</text:p>
          </table:table-cell>
          <table:table-cell office:value-type="float" office:value="2462250">
            <text:p>2462250</text:p>
          </table:table-cell>
          <table:table-cell office:value-type="float" office:value="0.00353066666667">
            <text:p>0.00353067</text:p>
          </table:table-cell>
          <table:table-cell office:value-type="float" office:value="1489500">
            <text:p>1489500</text:p>
          </table:table-cell>
          <table:table-cell office:value-type="float" office:value="1.156">
            <text:p>1.15600000</text:p>
          </table:table-cell>
          <table:table-cell office:value-type="float" office:value="1.063">
            <text:p>1.063000</text:p>
          </table:table-cell>
          <table:table-cell table:number-columns-repeated="3"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ooc:=IF([.D1161]&lt;0.1;[.K1161];[.H1161])" office:value-type="float" office:value="0">
            <text:p>0.000000</text:p>
          </table:table-cell>
          <table:table-cell table:formula="oooc:=[.N1161]-[.L116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00899111111">
            <text:p>0.100899</text:p>
          </table:table-cell>
          <table:table-cell office:value-type="float" office:value="340534500">
            <text:p>340534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1">
            <text:p>1.17100000</text:p>
          </table:table-cell>
          <table:table-cell office:value-type="float" office:value="1.329">
            <text:p>1.329000</text:p>
          </table:table-cell>
          <table:table-cell office:value-type="float" office:value="0.593">
            <text:p>0.593000</text:p>
          </table:table-cell>
          <table:table-cell office:value-type="float" office:value="0.813">
            <text:p>0.813000</text:p>
          </table:table-cell>
          <table:table-cell office:value-type="float" office:value="0.593">
            <text:p>0.593000</text:p>
          </table:table-cell>
          <table:table-cell office:value-type="float" office:value="3">
            <text:p>3</text:p>
          </table:table-cell>
          <table:table-cell table:formula="oooc:=IF([.D1162]&lt;0.1;[.K1162];[.H1162])" office:value-type="float" office:value="1.171">
            <text:p>1.171000</text:p>
          </table:table-cell>
          <table:table-cell table:formula="oooc:=[.N1162]-[.L1162]" office:value-type="float" office:value="0.578">
            <text:p>0.578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27128444444">
            <text:p>0.227128</text:p>
          </table:table-cell>
          <table:table-cell office:value-type="float" office:value="766558500">
            <text:p>766558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28">
            <text:p>1.328000</text:p>
          </table:table-cell>
          <table:table-cell office:value-type="float" office:value="1.703">
            <text:p>1.703000</text:p>
          </table:table-cell>
          <table:table-cell office:value-type="float" office:value="3.219">
            <text:p>3.219000</text:p>
          </table:table-cell>
          <table:table-cell office:value-type="float" office:value="1.157">
            <text:p>1.157000</text:p>
          </table:table-cell>
          <table:table-cell office:value-type="float" office:value="1">
            <text:p>1</text:p>
          </table:table-cell>
          <table:table-cell table:formula="oooc:=IF([.D1163]&lt;0.1;[.K1163];[.H1163])" office:value-type="float" office:value="1.157">
            <text:p>1.157000</text:p>
          </table:table-cell>
          <table:table-cell table:formula="oooc:=[.N1163]-[.L1163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29910222222">
            <text:p>0.229910</text:p>
          </table:table-cell>
          <table:table-cell office:value-type="float" office:value="775947000">
            <text:p>775947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88">
            <text:p>1.18800000</text:p>
          </table:table-cell>
          <table:table-cell office:value-type="float" office:value="1.328">
            <text:p>1.328000</text:p>
          </table:table-cell>
          <table:table-cell office:value-type="float" office:value="1.734">
            <text:p>1.734000</text:p>
          </table:table-cell>
          <table:table-cell office:value-type="float" office:value="3.297">
            <text:p>3.297000</text:p>
          </table:table-cell>
          <table:table-cell office:value-type="float" office:value="1.188">
            <text:p>1.188000</text:p>
          </table:table-cell>
          <table:table-cell office:value-type="float" office:value="1">
            <text:p>1</text:p>
          </table:table-cell>
          <table:table-cell table:formula="oooc:=IF([.D1164]&lt;0.1;[.K1164];[.H1164])" office:value-type="float" office:value="1.188">
            <text:p>1.188000</text:p>
          </table:table-cell>
          <table:table-cell table:formula="oooc:=[.N1164]-[.L116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90857111111">
            <text:p>0.190857</text:p>
          </table:table-cell>
          <table:table-cell office:value-type="float" office:value="644142750">
            <text:p>64414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28">
            <text:p>1.328000</text:p>
          </table:table-cell>
          <table:table-cell office:value-type="float" office:value="1.297">
            <text:p>1.297000</text:p>
          </table:table-cell>
          <table:table-cell office:value-type="float" office:value="2.328">
            <text:p>2.328000</text:p>
          </table:table-cell>
          <table:table-cell office:value-type="float" office:value="1.157">
            <text:p>1.157000</text:p>
          </table:table-cell>
          <table:table-cell office:value-type="float" office:value="1">
            <text:p>1</text:p>
          </table:table-cell>
          <table:table-cell table:formula="oooc:=IF([.D1165]&lt;0.1;[.K1165];[.H1165])" office:value-type="float" office:value="1.157">
            <text:p>1.157000</text:p>
          </table:table-cell>
          <table:table-cell table:formula="oooc:=[.N1165]-[.L116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48482">
            <text:p>0.248482</text:p>
          </table:table-cell>
          <table:table-cell office:value-type="float" office:value="838626750">
            <text:p>83862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44">
            <text:p>1.344000</text:p>
          </table:table-cell>
          <table:table-cell office:value-type="float" office:value="1.953">
            <text:p>1.953000</text:p>
          </table:table-cell>
          <table:table-cell office:value-type="float" office:value="3.797">
            <text:p>3.797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66]&lt;0.1;[.K1166];[.H1166])" office:value-type="float" office:value="1.156">
            <text:p>1.156000</text:p>
          </table:table-cell>
          <table:table-cell table:formula="oooc:=[.N1166]-[.L116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263704444444">
            <text:p>0.026370</text:p>
          </table:table-cell>
          <table:table-cell office:value-type="float" office:value="89000250">
            <text:p>89000250</text:p>
          </table:table-cell>
          <table:table-cell office:value-type="float" office:value="0.990737777778">
            <text:p>0.99073778</text:p>
          </table:table-cell>
          <table:table-cell office:value-type="float" office:value="417967500">
            <text:p>417967500</text:p>
          </table:table-cell>
          <table:table-cell office:value-type="float" office:value="1.14">
            <text:p>1.14000000</text:p>
          </table:table-cell>
          <table:table-cell office:value-type="float" office:value="1.344">
            <text:p>1.344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281">
            <text:p>0.281000</text:p>
          </table:table-cell>
          <table:table-cell office:value-type="float" office:value="4">
            <text:p>4</text:p>
          </table:table-cell>
          <table:table-cell table:formula="oooc:=IF([.D1167]&lt;0.1;[.K1167];[.H1167])" office:value-type="float" office:value="0.281">
            <text:p>0.281000</text:p>
          </table:table-cell>
          <table:table-cell table:formula="oooc:=[.N1167]-[.L116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780064444444">
            <text:p>0.078006</text:p>
          </table:table-cell>
          <table:table-cell office:value-type="float" office:value="263271750">
            <text:p>263271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4">
            <text:p>1.14000000</text:p>
          </table:table-cell>
          <table:table-cell office:value-type="float" office:value="1.344">
            <text:p>1.344000</text:p>
          </table:table-cell>
          <table:table-cell office:value-type="float" office:value="0.469">
            <text:p>0.469000</text:p>
          </table:table-cell>
          <table:table-cell office:value-type="float" office:value="0.578">
            <text:p>0.578000</text:p>
          </table:table-cell>
          <table:table-cell office:value-type="float" office:value="0.469">
            <text:p>0.469000</text:p>
          </table:table-cell>
          <table:table-cell office:value-type="float" office:value="3">
            <text:p>3</text:p>
          </table:table-cell>
          <table:table-cell table:formula="oooc:=IF([.D1168]&lt;0.1;[.K1168];[.H1168])" office:value-type="float" office:value="0.578">
            <text:p>0.578000</text:p>
          </table:table-cell>
          <table:table-cell table:formula="oooc:=[.N1168]-[.L1168]" office:value-type="float" office:value="0.109">
            <text:p>0.109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00721555556">
            <text:p>0.200722</text:p>
          </table:table-cell>
          <table:table-cell office:value-type="float" office:value="677435250">
            <text:p>677435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1.406">
            <text:p>1.406000</text:p>
          </table:table-cell>
          <table:table-cell office:value-type="float" office:value="2.578">
            <text:p>2.578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69]&lt;0.1;[.K1169];[.H1169])" office:value-type="float" office:value="1.156">
            <text:p>1.156000</text:p>
          </table:table-cell>
          <table:table-cell table:formula="oooc:=[.N1169]-[.L116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0536666666667">
            <text:p>0.005367</text:p>
          </table:table-cell>
          <table:table-cell office:value-type="float" office:value="18112500">
            <text:p>18112500</text:p>
          </table:table-cell>
          <table:table-cell office:value-type="float" office:value="0.170037333333">
            <text:p>0.17003733</text:p>
          </table:table-cell>
          <table:table-cell office:value-type="float" office:value="71734500">
            <text:p>71734500</text:p>
          </table:table-cell>
          <table:table-cell office:value-type="float" office:value="1.156">
            <text:p>1.15600000</text:p>
          </table:table-cell>
          <table:table-cell office:value-type="float" office:value="1.203">
            <text:p>1.203000</text:p>
          </table:table-cell>
          <table:table-cell office:value-type="float" office:value="0.156">
            <text:p>0.156000</text:p>
          </table:table-cell>
          <table:table-cell table:number-columns-repeated="2" office:value-type="float" office:value="0.141">
            <text:p>0.141000</text:p>
          </table:table-cell>
          <table:table-cell office:value-type="float" office:value="4">
            <text:p>4</text:p>
          </table:table-cell>
          <table:table-cell table:formula="oooc:=IF([.D1170]&lt;0.1;[.K1170];[.H1170])" office:value-type="float" office:value="0.141">
            <text:p>0.141000</text:p>
          </table:table-cell>
          <table:table-cell table:formula="oooc:=[.N1170]-[.L117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65443777778">
            <text:p>0.165444</text:p>
          </table:table-cell>
          <table:table-cell office:value-type="float" office:value="558372750">
            <text:p>55837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328">
            <text:p>1.32800000</text:p>
          </table:table-cell>
          <table:table-cell office:value-type="float" office:value="1.515">
            <text:p>1.515000</text:p>
          </table:table-cell>
          <table:table-cell office:value-type="float" office:value="1.25">
            <text:p>1.250000</text:p>
          </table:table-cell>
          <table:table-cell office:value-type="float" office:value="2.219">
            <text:p>2.219000</text:p>
          </table:table-cell>
          <table:table-cell office:value-type="float" office:value="1.25">
            <text:p>1.250000</text:p>
          </table:table-cell>
          <table:table-cell office:value-type="float" office:value="3">
            <text:p>3</text:p>
          </table:table-cell>
          <table:table-cell table:formula="oooc:=IF([.D1171]&lt;0.1;[.K1171];[.H1171])" office:value-type="float" office:value="1.328">
            <text:p>1.328000</text:p>
          </table:table-cell>
          <table:table-cell table:formula="oooc:=[.N1171]-[.L1171]" office:value-type="float" office:value="0.0780000000000001">
            <text:p>0.078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09195111111">
            <text:p>0.209195</text:p>
          </table:table-cell>
          <table:table-cell office:value-type="float" office:value="706033500">
            <text:p>706033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44">
            <text:p>1.344000</text:p>
          </table:table-cell>
          <table:table-cell office:value-type="float" office:value="1.5">
            <text:p>1.500000</text:p>
          </table:table-cell>
          <table:table-cell office:value-type="float" office:value="2.781">
            <text:p>2.781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72]&lt;0.1;[.K1172];[.H1172])" office:value-type="float" office:value="1.156">
            <text:p>1.156000</text:p>
          </table:table-cell>
          <table:table-cell table:formula="oooc:=[.N1172]-[.L1172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43579555556">
            <text:p>0.143580</text:p>
          </table:table-cell>
          <table:table-cell office:value-type="float" office:value="484581000">
            <text:p>484581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0.875">
            <text:p>0.875000</text:p>
          </table:table-cell>
          <table:table-cell office:value-type="float" office:value="1.422">
            <text:p>1.422000</text:p>
          </table:table-cell>
          <table:table-cell office:value-type="float" office:value="0.875">
            <text:p>0.875000</text:p>
          </table:table-cell>
          <table:table-cell office:value-type="float" office:value="3">
            <text:p>3</text:p>
          </table:table-cell>
          <table:table-cell table:formula="oooc:=IF([.D1173]&lt;0.1;[.K1173];[.H1173])" office:value-type="float" office:value="1.172">
            <text:p>1.172000</text:p>
          </table:table-cell>
          <table:table-cell table:formula="oooc:=[.N1173]-[.L1173]" office:value-type="float" office:value="0.297">
            <text:p>0.29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325415555556">
            <text:p>0.032542</text:p>
          </table:table-cell>
          <table:table-cell office:value-type="float" office:value="109827750">
            <text:p>109827750</text:p>
          </table:table-cell>
          <table:table-cell office:value-type="float" office:value="0.999260444444">
            <text:p>0.99926044</text:p>
          </table:table-cell>
          <table:table-cell office:value-type="float" office:value="421563000">
            <text:p>421563000</text:p>
          </table:table-cell>
          <table:table-cell office:value-type="float" office:value="1.141">
            <text:p>1.14100000</text:p>
          </table:table-cell>
          <table:table-cell office:value-type="float" office:value="1.328">
            <text:p>1.328000</text:p>
          </table:table-cell>
          <table:table-cell office:value-type="float" office:value="0.312">
            <text:p>0.312000</text:p>
          </table:table-cell>
          <table:table-cell table:number-columns-repeated="2" office:value-type="float" office:value="0.266">
            <text:p>0.266000</text:p>
          </table:table-cell>
          <table:table-cell office:value-type="float" office:value="4">
            <text:p>4</text:p>
          </table:table-cell>
          <table:table-cell table:formula="oooc:=IF([.D1174]&lt;0.1;[.K1174];[.H1174])" office:value-type="float" office:value="0.266">
            <text:p>0.266000</text:p>
          </table:table-cell>
          <table:table-cell table:formula="oooc:=[.N1174]-[.L117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716742222222">
            <text:p>0.071674</text:p>
          </table:table-cell>
          <table:table-cell office:value-type="float" office:value="241900500">
            <text:p>241900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4">
            <text:p>1.14000000</text:p>
          </table:table-cell>
          <table:table-cell office:value-type="float" office:value="1.328">
            <text:p>1.328000</text:p>
          </table:table-cell>
          <table:table-cell office:value-type="float" office:value="0.453">
            <text:p>0.453000</text:p>
          </table:table-cell>
          <table:table-cell office:value-type="float" office:value="0.516">
            <text:p>0.516000</text:p>
          </table:table-cell>
          <table:table-cell office:value-type="float" office:value="0.453">
            <text:p>0.453000</text:p>
          </table:table-cell>
          <table:table-cell office:value-type="float" office:value="3">
            <text:p>3</text:p>
          </table:table-cell>
          <table:table-cell table:formula="oooc:=IF([.D1175]&lt;0.1;[.K1175];[.H1175])" office:value-type="float" office:value="0.516">
            <text:p>0.516000</text:p>
          </table:table-cell>
          <table:table-cell table:formula="oooc:=[.N1175]-[.L1175]" office:value-type="float" office:value="0.063">
            <text:p>0.063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258864444444">
            <text:p>0.025886</text:p>
          </table:table-cell>
          <table:table-cell office:value-type="float" office:value="87366750">
            <text:p>87366750</text:p>
          </table:table-cell>
          <table:table-cell office:value-type="float" office:value="0.989336888889">
            <text:p>0.98933689</text:p>
          </table:table-cell>
          <table:table-cell office:value-type="float" office:value="417376500">
            <text:p>417376500</text:p>
          </table:table-cell>
          <table:table-cell office:value-type="float" office:value="1.141">
            <text:p>1.14100000</text:p>
          </table:table-cell>
          <table:table-cell office:value-type="float" office:value="1.359">
            <text:p>1.359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265">
            <text:p>0.265000</text:p>
          </table:table-cell>
          <table:table-cell office:value-type="float" office:value="4">
            <text:p>4</text:p>
          </table:table-cell>
          <table:table-cell table:formula="oooc:=IF([.D1176]&lt;0.1;[.K1176];[.H1176])" office:value-type="float" office:value="0.265">
            <text:p>0.265000</text:p>
          </table:table-cell>
          <table:table-cell table:formula="oooc:=[.N1176]-[.L1176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118648888889">
            <text:p>0.011865</text:p>
          </table:table-cell>
          <table:table-cell office:value-type="float" office:value="40044000">
            <text:p>40044000</text:p>
          </table:table-cell>
          <table:table-cell office:value-type="float" office:value="0.608753777778">
            <text:p>0.60875378</text:p>
          </table:table-cell>
          <table:table-cell office:value-type="float" office:value="256818000">
            <text:p>256818000</text:p>
          </table:table-cell>
          <table:table-cell office:value-type="float" office:value="1.156">
            <text:p>1.15600000</text:p>
          </table:table-cell>
          <table:table-cell office:value-type="float" office:value="1.297">
            <text:p>1.297000</text:p>
          </table:table-cell>
          <table:table-cell office:value-type="float" office:value="0.266">
            <text:p>0.266000</text:p>
          </table:table-cell>
          <table:table-cell table:number-columns-repeated="2" office:value-type="float" office:value="0.203">
            <text:p>0.203000</text:p>
          </table:table-cell>
          <table:table-cell office:value-type="float" office:value="4">
            <text:p>4</text:p>
          </table:table-cell>
          <table:table-cell table:formula="oooc:=IF([.D1177]&lt;0.1;[.K1177];[.H1177])" office:value-type="float" office:value="0.203">
            <text:p>0.203000</text:p>
          </table:table-cell>
          <table:table-cell table:formula="oooc:=[.N1177]-[.L117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954124444444">
            <text:p>0.095412</text:p>
          </table:table-cell>
          <table:table-cell office:value-type="float" office:value="322017000">
            <text:p>322017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4">
            <text:p>1.14000000</text:p>
          </table:table-cell>
          <table:table-cell office:value-type="float" office:value="1.344">
            <text:p>1.344000</text:p>
          </table:table-cell>
          <table:table-cell office:value-type="float" office:value="0.563">
            <text:p>0.563000</text:p>
          </table:table-cell>
          <table:table-cell office:value-type="float" office:value="0.75">
            <text:p>0.750000</text:p>
          </table:table-cell>
          <table:table-cell office:value-type="float" office:value="0.563">
            <text:p>0.563000</text:p>
          </table:table-cell>
          <table:table-cell office:value-type="float" office:value="3">
            <text:p>3</text:p>
          </table:table-cell>
          <table:table-cell table:formula="oooc:=IF([.D1178]&lt;0.1;[.K1178];[.H1178])" office:value-type="float" office:value="0.75">
            <text:p>0.750000</text:p>
          </table:table-cell>
          <table:table-cell table:formula="oooc:=[.N1178]-[.L1178]" office:value-type="float" office:value="0.187">
            <text:p>0.18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0981444444444">
            <text:p>0.009814</text:p>
          </table:table-cell>
          <table:table-cell office:value-type="float" office:value="33123750">
            <text:p>33123750</text:p>
          </table:table-cell>
          <table:table-cell office:value-type="float" office:value="0.473091555556">
            <text:p>0.47309156</text:p>
          </table:table-cell>
          <table:table-cell office:value-type="float" office:value="199585500">
            <text:p>199585500</text:p>
          </table:table-cell>
          <table:table-cell office:value-type="float" office:value="1.156">
            <text:p>1.15600000</text:p>
          </table:table-cell>
          <table:table-cell office:value-type="float" office:value="1.265">
            <text:p>1.265000</text:p>
          </table:table-cell>
          <table:table-cell office:value-type="float" office:value="0.235">
            <text:p>0.235000</text:p>
          </table:table-cell>
          <table:table-cell table:number-columns-repeated="2" office:value-type="float" office:value="0.187">
            <text:p>0.187000</text:p>
          </table:table-cell>
          <table:table-cell office:value-type="float" office:value="4">
            <text:p>4</text:p>
          </table:table-cell>
          <table:table-cell table:formula="oooc:=IF([.D1179]&lt;0.1;[.K1179];[.H1179])" office:value-type="float" office:value="0.187">
            <text:p>0.187000</text:p>
          </table:table-cell>
          <table:table-cell table:formula="oooc:=[.N1179]-[.L117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86970666667">
            <text:p>0.186971</text:p>
          </table:table-cell>
          <table:table-cell office:value-type="float" office:value="631026000">
            <text:p>631026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1.281">
            <text:p>1.281000</text:p>
          </table:table-cell>
          <table:table-cell office:value-type="float" office:value="2.235">
            <text:p>2.235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80]&lt;0.1;[.K1180];[.H1180])" office:value-type="float" office:value="1.156">
            <text:p>1.156000</text:p>
          </table:table-cell>
          <table:table-cell table:formula="oooc:=[.N1180]-[.L118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57046666667">
            <text:p>0.157047</text:p>
          </table:table-cell>
          <table:table-cell office:value-type="float" office:value="530032500">
            <text:p>530032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59">
            <text:p>1.359000</text:p>
          </table:table-cell>
          <table:table-cell office:value-type="float" office:value="0.984">
            <text:p>0.984000</text:p>
          </table:table-cell>
          <table:table-cell office:value-type="float" office:value="1.657">
            <text:p>1.657000</text:p>
          </table:table-cell>
          <table:table-cell office:value-type="float" office:value="0.984">
            <text:p>0.984000</text:p>
          </table:table-cell>
          <table:table-cell office:value-type="float" office:value="3">
            <text:p>3</text:p>
          </table:table-cell>
          <table:table-cell table:formula="oooc:=IF([.D1181]&lt;0.1;[.K1181];[.H1181])" office:value-type="float" office:value="1.156">
            <text:p>1.156000</text:p>
          </table:table-cell>
          <table:table-cell table:formula="oooc:=[.N1181]-[.L1181]" office:value-type="float" office:value="0.172">
            <text:p>0.17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32918444444">
            <text:p>0.132918</text:p>
          </table:table-cell>
          <table:table-cell office:value-type="float" office:value="448599750">
            <text:p>448599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44">
            <text:p>1.344000</text:p>
          </table:table-cell>
          <table:table-cell office:value-type="float" office:value="0.781">
            <text:p>0.781000</text:p>
          </table:table-cell>
          <table:table-cell office:value-type="float" office:value="1.25">
            <text:p>1.250000</text:p>
          </table:table-cell>
          <table:table-cell office:value-type="float" office:value="0.781">
            <text:p>0.781000</text:p>
          </table:table-cell>
          <table:table-cell office:value-type="float" office:value="3">
            <text:p>3</text:p>
          </table:table-cell>
          <table:table-cell table:formula="oooc:=IF([.D1182]&lt;0.1;[.K1182];[.H1182])" office:value-type="float" office:value="1.156">
            <text:p>1.156000</text:p>
          </table:table-cell>
          <table:table-cell table:formula="oooc:=[.N1182]-[.L1182]" office:value-type="float" office:value="0.375">
            <text:p>0.37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41000222222">
            <text:p>0.141000</text:p>
          </table:table-cell>
          <table:table-cell office:value-type="float" office:value="475875750">
            <text:p>47587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0.86">
            <text:p>0.860000</text:p>
          </table:table-cell>
          <table:table-cell office:value-type="float" office:value="1.39">
            <text:p>1.390000</text:p>
          </table:table-cell>
          <table:table-cell office:value-type="float" office:value="0.86">
            <text:p>0.860000</text:p>
          </table:table-cell>
          <table:table-cell office:value-type="float" office:value="3">
            <text:p>3</text:p>
          </table:table-cell>
          <table:table-cell table:formula="oooc:=IF([.D1183]&lt;0.1;[.K1183];[.H1183])" office:value-type="float" office:value="1.156">
            <text:p>1.156000</text:p>
          </table:table-cell>
          <table:table-cell table:formula="oooc:=[.N1183]-[.L1183]" office:value-type="float" office:value="0.296">
            <text:p>0.29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167728888889">
            <text:p>0.016773</text:p>
          </table:table-cell>
          <table:table-cell office:value-type="float" office:value="56608500">
            <text:p>56608500</text:p>
          </table:table-cell>
          <table:table-cell office:value-type="float" office:value="0.850193777778">
            <text:p>0.85019378</text:p>
          </table:table-cell>
          <table:table-cell office:value-type="float" office:value="358675500">
            <text:p>358675500</text:p>
          </table:table-cell>
          <table:table-cell office:value-type="float" office:value="1.141">
            <text:p>1.14100000</text:p>
          </table:table-cell>
          <table:table-cell office:value-type="float" office:value="1.344">
            <text:p>1.344000</text:p>
          </table:table-cell>
          <table:table-cell office:value-type="float" office:value="0.297">
            <text:p>0.297000</text:p>
          </table:table-cell>
          <table:table-cell table:number-columns-repeated="2" office:value-type="float" office:value="0.218">
            <text:p>0.218000</text:p>
          </table:table-cell>
          <table:table-cell office:value-type="float" office:value="4">
            <text:p>4</text:p>
          </table:table-cell>
          <table:table-cell table:formula="oooc:=IF([.D1184]&lt;0.1;[.K1184];[.H1184])" office:value-type="float" office:value="0.218">
            <text:p>0.218000</text:p>
          </table:table-cell>
          <table:table-cell table:formula="oooc:=[.N1184]-[.L1184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45488222222">
            <text:p>0.145488</text:p>
          </table:table-cell>
          <table:table-cell office:value-type="float" office:value="491022750">
            <text:p>49102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28">
            <text:p>1.328000</text:p>
          </table:table-cell>
          <table:table-cell office:value-type="float" office:value="0.89">
            <text:p>0.890000</text:p>
          </table:table-cell>
          <table:table-cell office:value-type="float" office:value="1.438">
            <text:p>1.438000</text:p>
          </table:table-cell>
          <table:table-cell office:value-type="float" office:value="0.89">
            <text:p>0.890000</text:p>
          </table:table-cell>
          <table:table-cell office:value-type="float" office:value="3">
            <text:p>3</text:p>
          </table:table-cell>
          <table:table-cell table:formula="oooc:=IF([.D1185]&lt;0.1;[.K1185];[.H1185])" office:value-type="float" office:value="1.157">
            <text:p>1.157000</text:p>
          </table:table-cell>
          <table:table-cell table:formula="oooc:=[.N1185]-[.L1185]" office:value-type="float" office:value="0.267">
            <text:p>0.26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915504444444">
            <text:p>0.091550</text:p>
          </table:table-cell>
          <table:table-cell office:value-type="float" office:value="308982750">
            <text:p>30898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0.547">
            <text:p>0.547000</text:p>
          </table:table-cell>
          <table:table-cell office:value-type="float" office:value="0.703">
            <text:p>0.703000</text:p>
          </table:table-cell>
          <table:table-cell office:value-type="float" office:value="0.547">
            <text:p>0.547000</text:p>
          </table:table-cell>
          <table:table-cell office:value-type="float" office:value="3">
            <text:p>3</text:p>
          </table:table-cell>
          <table:table-cell table:formula="oooc:=IF([.D1186]&lt;0.1;[.K1186];[.H1186])" office:value-type="float" office:value="0.703">
            <text:p>0.703000</text:p>
          </table:table-cell>
          <table:table-cell table:formula="oooc:=[.N1186]-[.L1186]" office:value-type="float" office:value="0.156">
            <text:p>0.156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41722">
            <text:p>0.241722</text:p>
          </table:table-cell>
          <table:table-cell office:value-type="float" office:value="815811750">
            <text:p>815811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1.875">
            <text:p>1.875000</text:p>
          </table:table-cell>
          <table:table-cell office:value-type="float" office:value="3.609">
            <text:p>3.609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87]&lt;0.1;[.K1187];[.H1187])" office:value-type="float" office:value="1.156">
            <text:p>1.156000</text:p>
          </table:table-cell>
          <table:table-cell table:formula="oooc:=[.N1187]-[.L1187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21980666667">
            <text:p>0.221981</text:p>
          </table:table-cell>
          <table:table-cell office:value-type="float" office:value="749184750">
            <text:p>749184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1.64">
            <text:p>1.640000</text:p>
          </table:table-cell>
          <table:table-cell office:value-type="float" office:value="3.078">
            <text:p>3.078000</text:p>
          </table:table-cell>
          <table:table-cell office:value-type="float" office:value="1.172">
            <text:p>1.172000</text:p>
          </table:table-cell>
          <table:table-cell office:value-type="float" office:value="1">
            <text:p>1</text:p>
          </table:table-cell>
          <table:table-cell table:formula="oooc:=IF([.D1188]&lt;0.1;[.K1188];[.H1188])" office:value-type="float" office:value="1.172">
            <text:p>1.172000</text:p>
          </table:table-cell>
          <table:table-cell table:formula="oooc:=[.N1188]-[.L1188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39783111111">
            <text:p>0.239783</text:p>
          </table:table-cell>
          <table:table-cell office:value-type="float" office:value="809268000">
            <text:p>809268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1.844">
            <text:p>1.844000</text:p>
          </table:table-cell>
          <table:table-cell office:value-type="float" office:value="3.562">
            <text:p>3.562000</text:p>
          </table:table-cell>
          <table:table-cell office:value-type="float" office:value="1.172">
            <text:p>1.172000</text:p>
          </table:table-cell>
          <table:table-cell office:value-type="float" office:value="1">
            <text:p>1</text:p>
          </table:table-cell>
          <table:table-cell table:formula="oooc:=IF([.D1189]&lt;0.1;[.K1189];[.H1189])" office:value-type="float" office:value="1.172">
            <text:p>1.172000</text:p>
          </table:table-cell>
          <table:table-cell table:formula="oooc:=[.N1189]-[.L118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62700222222">
            <text:p>0.162700</text:p>
          </table:table-cell>
          <table:table-cell office:value-type="float" office:value="549113250">
            <text:p>549113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6">
            <text:p>1.360000</text:p>
          </table:table-cell>
          <table:table-cell office:value-type="float" office:value="1.062">
            <text:p>1.062000</text:p>
          </table:table-cell>
          <table:table-cell office:value-type="float" office:value="1.766">
            <text:p>1.766000</text:p>
          </table:table-cell>
          <table:table-cell office:value-type="float" office:value="1.062">
            <text:p>1.062000</text:p>
          </table:table-cell>
          <table:table-cell office:value-type="float" office:value="3">
            <text:p>3</text:p>
          </table:table-cell>
          <table:table-cell table:formula="oooc:=IF([.D1190]&lt;0.1;[.K1190];[.H1190])" office:value-type="float" office:value="1.156">
            <text:p>1.156000</text:p>
          </table:table-cell>
          <table:table-cell table:formula="oooc:=[.N1190]-[.L1190]" office:value-type="float" office:value="0.0939999999999999">
            <text:p>0.094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488973333333">
            <text:p>0.048897</text:p>
          </table:table-cell>
          <table:table-cell office:value-type="float" office:value="165028500">
            <text:p>165028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13">
            <text:p>1.313000</text:p>
          </table:table-cell>
          <table:table-cell office:value-type="float" office:value="0.359">
            <text:p>0.359000</text:p>
          </table:table-cell>
          <table:table-cell table:number-columns-repeated="2" office:value-type="float" office:value="0.344">
            <text:p>0.344000</text:p>
          </table:table-cell>
          <table:table-cell office:value-type="float" office:value="4">
            <text:p>4</text:p>
          </table:table-cell>
          <table:table-cell table:formula="oooc:=IF([.D1191]&lt;0.1;[.K1191];[.H1191])" office:value-type="float" office:value="0.344">
            <text:p>0.344000</text:p>
          </table:table-cell>
          <table:table-cell table:formula="oooc:=[.N1191]-[.L1191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16026666667">
            <text:p>0.116027</text:p>
          </table:table-cell>
          <table:table-cell office:value-type="float" office:value="391590000">
            <text:p>391590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43">
            <text:p>1.343000</text:p>
          </table:table-cell>
          <table:table-cell office:value-type="float" office:value="0.672">
            <text:p>0.672000</text:p>
          </table:table-cell>
          <table:table-cell office:value-type="float" office:value="1">
            <text:p>1.000000</text:p>
          </table:table-cell>
          <table:table-cell office:value-type="float" office:value="0.672">
            <text:p>0.672000</text:p>
          </table:table-cell>
          <table:table-cell office:value-type="float" office:value="3">
            <text:p>3</text:p>
          </table:table-cell>
          <table:table-cell table:formula="oooc:=IF([.D1192]&lt;0.1;[.K1192];[.H1192])" office:value-type="float" office:value="1.157">
            <text:p>1.157000</text:p>
          </table:table-cell>
          <table:table-cell table:formula="oooc:=[.N1192]-[.L1192]" office:value-type="float" office:value="0.485">
            <text:p>0.485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25172222222">
            <text:p>0.125172</text:p>
          </table:table-cell>
          <table:table-cell office:value-type="float" office:value="422456250">
            <text:p>422456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0.735">
            <text:p>0.735000</text:p>
          </table:table-cell>
          <table:table-cell office:value-type="float" office:value="1.14">
            <text:p>1.140000</text:p>
          </table:table-cell>
          <table:table-cell office:value-type="float" office:value="0.735">
            <text:p>0.735000</text:p>
          </table:table-cell>
          <table:table-cell office:value-type="float" office:value="3">
            <text:p>3</text:p>
          </table:table-cell>
          <table:table-cell table:formula="oooc:=IF([.D1193]&lt;0.1;[.K1193];[.H1193])" office:value-type="float" office:value="1.156">
            <text:p>1.156000</text:p>
          </table:table-cell>
          <table:table-cell table:formula="oooc:=[.N1193]-[.L1193]" office:value-type="float" office:value="0.421">
            <text:p>0.421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50367111111">
            <text:p>0.150367</text:p>
          </table:table-cell>
          <table:table-cell office:value-type="float" office:value="507489000">
            <text:p>507489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0.937">
            <text:p>0.937000</text:p>
          </table:table-cell>
          <table:table-cell office:value-type="float" office:value="1.563">
            <text:p>1.563000</text:p>
          </table:table-cell>
          <table:table-cell office:value-type="float" office:value="0.937">
            <text:p>0.937000</text:p>
          </table:table-cell>
          <table:table-cell office:value-type="float" office:value="3">
            <text:p>3</text:p>
          </table:table-cell>
          <table:table-cell table:formula="oooc:=IF([.D1194]&lt;0.1;[.K1194];[.H1194])" office:value-type="float" office:value="1.156">
            <text:p>1.156000</text:p>
          </table:table-cell>
          <table:table-cell table:formula="oooc:=[.N1194]-[.L1194]" office:value-type="float" office:value="0.219">
            <text:p>0.219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08590222222">
            <text:p>0.208590</text:p>
          </table:table-cell>
          <table:table-cell office:value-type="float" office:value="703992000">
            <text:p>703992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87">
            <text:p>1.18700000</text:p>
          </table:table-cell>
          <table:table-cell office:value-type="float" office:value="1.328">
            <text:p>1.328000</text:p>
          </table:table-cell>
          <table:table-cell office:value-type="float" office:value="1.485">
            <text:p>1.485000</text:p>
          </table:table-cell>
          <table:table-cell office:value-type="float" office:value="2.75">
            <text:p>2.750000</text:p>
          </table:table-cell>
          <table:table-cell office:value-type="float" office:value="1.187">
            <text:p>1.187000</text:p>
          </table:table-cell>
          <table:table-cell office:value-type="float" office:value="1">
            <text:p>1</text:p>
          </table:table-cell>
          <table:table-cell table:formula="oooc:=IF([.D1195]&lt;0.1;[.K1195];[.H1195])" office:value-type="float" office:value="1.187">
            <text:p>1.187000</text:p>
          </table:table-cell>
          <table:table-cell table:formula="oooc:=[.N1195]-[.L1195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85468">
            <text:p>0.085468</text:p>
          </table:table-cell>
          <table:table-cell office:value-type="float" office:value="288454500">
            <text:p>288454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28">
            <text:p>1.328000</text:p>
          </table:table-cell>
          <table:table-cell office:value-type="float" office:value="0.515">
            <text:p>0.515000</text:p>
          </table:table-cell>
          <table:table-cell office:value-type="float" office:value="0.657">
            <text:p>0.657000</text:p>
          </table:table-cell>
          <table:table-cell office:value-type="float" office:value="0.515">
            <text:p>0.515000</text:p>
          </table:table-cell>
          <table:table-cell office:value-type="float" office:value="3">
            <text:p>3</text:p>
          </table:table-cell>
          <table:table-cell table:formula="oooc:=IF([.D1196]&lt;0.1;[.K1196];[.H1196])" office:value-type="float" office:value="0.657">
            <text:p>0.657000</text:p>
          </table:table-cell>
          <table:table-cell table:formula="oooc:=[.N1196]-[.L1196]" office:value-type="float" office:value="0.142">
            <text:p>0.142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778575555556">
            <text:p>0.077858</text:p>
          </table:table-cell>
          <table:table-cell office:value-type="float" office:value="262769250">
            <text:p>262769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0.469">
            <text:p>0.469000</text:p>
          </table:table-cell>
          <table:table-cell office:value-type="float" office:value="0.578">
            <text:p>0.578000</text:p>
          </table:table-cell>
          <table:table-cell office:value-type="float" office:value="0.469">
            <text:p>0.469000</text:p>
          </table:table-cell>
          <table:table-cell office:value-type="float" office:value="3">
            <text:p>3</text:p>
          </table:table-cell>
          <table:table-cell table:formula="oooc:=IF([.D1197]&lt;0.1;[.K1197];[.H1197])" office:value-type="float" office:value="0.578">
            <text:p>0.578000</text:p>
          </table:table-cell>
          <table:table-cell table:formula="oooc:=[.N1197]-[.L1197]" office:value-type="float" office:value="0.109">
            <text:p>0.109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20860444444">
            <text:p>0.120860</text:p>
          </table:table-cell>
          <table:table-cell office:value-type="float" office:value="407904000">
            <text:p>407904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12">
            <text:p>1.312000</text:p>
          </table:table-cell>
          <table:table-cell office:value-type="float" office:value="0.719">
            <text:p>0.719000</text:p>
          </table:table-cell>
          <table:table-cell office:value-type="float" office:value="1.078">
            <text:p>1.078000</text:p>
          </table:table-cell>
          <table:table-cell office:value-type="float" office:value="0.719">
            <text:p>0.719000</text:p>
          </table:table-cell>
          <table:table-cell office:value-type="float" office:value="3">
            <text:p>3</text:p>
          </table:table-cell>
          <table:table-cell table:formula="oooc:=IF([.D1198]&lt;0.1;[.K1198];[.H1198])" office:value-type="float" office:value="1.156">
            <text:p>1.156000</text:p>
          </table:table-cell>
          <table:table-cell table:formula="oooc:=[.N1198]-[.L1198]" office:value-type="float" office:value="0.437">
            <text:p>0.437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89102666667">
            <text:p>0.189103</text:p>
          </table:table-cell>
          <table:table-cell office:value-type="float" office:value="638221500">
            <text:p>638221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1.281">
            <text:p>1.281000</text:p>
          </table:table-cell>
          <table:table-cell office:value-type="float" office:value="2.282">
            <text:p>2.282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99]&lt;0.1;[.K1199];[.H1199])" office:value-type="float" office:value="1.156">
            <text:p>1.156000</text:p>
          </table:table-cell>
          <table:table-cell table:formula="oooc:=[.N1199]-[.L1199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86219777778">
            <text:p>0.186220</text:p>
          </table:table-cell>
          <table:table-cell office:value-type="float" office:value="628491750">
            <text:p>628491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59">
            <text:p>1.359000</text:p>
          </table:table-cell>
          <table:table-cell office:value-type="float" office:value="1.25">
            <text:p>1.250000</text:p>
          </table:table-cell>
          <table:table-cell office:value-type="float" office:value="2.235">
            <text:p>2.235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200]&lt;0.1;[.K1200];[.H1200])" office:value-type="float" office:value="1.156">
            <text:p>1.156000</text:p>
          </table:table-cell>
          <table:table-cell table:formula="oooc:=[.N1200]-[.L1200]"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13955777778">
            <text:p>0.213956</text:p>
          </table:table-cell>
          <table:table-cell office:value-type="float" office:value="722100750">
            <text:p>722100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1.547">
            <text:p>1.547000</text:p>
          </table:table-cell>
          <table:table-cell office:value-type="float" office:value="2.937">
            <text:p>2.937000</text:p>
          </table:table-cell>
          <table:table-cell office:value-type="float" office:value="1.172">
            <text:p>1.172000</text:p>
          </table:table-cell>
          <table:table-cell office:value-type="float" office:value="1">
            <text:p>1</text:p>
          </table:table-cell>
          <table:table-cell table:formula="oooc:=IF([.D1201]&lt;0.1;[.K1201];[.H1201])" office:value-type="float" office:value="1.172">
            <text:p>1.172000</text:p>
          </table:table-cell>
          <table:table-cell table:formula="oooc:=[.N1201]-[.L1201]" office:value-type="float" office:value="0">
            <text:p>0.000000</text:p>
          </table:table-cell>
          <table:table-cell/>
        </table:table-row>
        <table:table-row table:style-name="ro2" table:number-rows-repeated="6433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Hoja2" table:style-name="ta1" table:print="false">
        <office:forms form:automatic-focus="false" form:apply-design-mode="false"/>
        <table:table-column table:style-name="co1" table:default-cell-style-name="Default"/>
        <table:table-row table:style-name="ro2">
          <table:table-cell>
            <draw:frame table:end-cell-address="Hoja2.H16" table:end-x="2.036cm" table:end-y="0.214cm" draw:z-index="0" draw:style-name="gr1" svg:width="17.842cm" svg:height="6.987cm" svg:x="0cm" svg:y="0.001cm">
              <draw:object draw:notify-on-update-of-ranges="Hoja1.D1:Hoja1.D1 Hoja1.D2:Hoja1.D1201 Hoja1.M1:Hoja1.M1 Hoja1.M2:Hoja1.M12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 table:number-rows-repeated="15">
          <table:table-cell/>
        </table:table-row>
        <table:table-row table:style-name="ro2">
          <table:table-cell>
            <draw:frame table:end-cell-address="Hoja2.H32" table:end-x="2.036cm" table:end-y="0.214cm" draw:z-index="1" draw:style-name="gr1" svg:width="17.842cm" svg:height="6.987cm" svg:x="0cm" svg:y="0.001cm">
              <draw:object draw:notify-on-update-of-ranges="Hoja1.M1:Hoja1.M1 Hoja1.M2:Hoja1.M1201 Hoja1.F2:Hoja1.F12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Hoja1.A1:Hoja1.I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5">15/03/2009</text:date>, <text:time>23:03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Victor de Buen</meta:initial-creator>
    <meta:creation-date>2009-03-13T23:16:17</meta:creation-date>
    <dc:creator>Victor de Buen</dc:creator>
    <dc:date>2009-03-15T23:03:33</dc:date>
    <meta:editing-cycles>3</meta:editing-cycles>
    <meta:editing-duration>P1DT23H47M16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3" meta:cell-count="180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13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>
        <chart:symbol-image xlink:href="Pictures/2000000F000000DD000000DD0FBFC477.svm" xlink:type="simple" xlink:actuate="onLoad"/>
      </style:chart-properties>
    </style:style>
    <style:style style:name="ch4" style:family="chart" style:data-style-name="N113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05cm" chart:symbol-height="0.05cm">
        <chart:symbol-image xlink:href="Pictures/2000000F000000DD000000DD0FBFC477.svm" xlink:type="simple" xlink:actuate="onLoad"/>
      </style:chart-properties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7.843cm" svg:height="6.988cm" chart:class="chart:scatter" chart:style-name="ch1">
        <chart:legend chart:legend-position="end" svg:x="15.938cm" svg:y="3.187cm" chart:style-name="ch2"/>
        <chart:plot-area chart:style-name="ch3" table:cell-range-address="Hoja1.F1:Hoja1.F1201 Hoja1.M1:Hoja1.M1201" chart:data-source-has-labels="row" svg:x="0.356cm" svg:y="0.139cm" svg:width="15.226cm" svg:height="6.5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M2:Hoja1.M1201" chart:label-cell-address="Hoja1.M1:Hoja1.M1" chart:class="chart:scatter">
            <chart:domain table:cell-range-address="Hoja1.F2:Hoja1.F1201"/>
            <chart:data-point chart:repeated="1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  <table:table-cell office:value-type="string">
                <text:p>winner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0.293536">
                <text:p>0.2935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0.998784">
                <text:p>0.998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</text:p>
              </table:table-cell>
              <table:table-cell office:value-type="float" office:value="0.659296">
                <text:p>0.659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3</text:p>
              </table:table-cell>
              <table:table-cell office:value-type="float" office:value="0.43328">
                <text:p>0.433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7</text:p>
              </table:table-cell>
              <table:table-cell office:value-type="float" office:value="0.979616">
                <text:p>0.9796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9</text:p>
              </table:table-cell>
              <table:table-cell office:value-type="float" office:value="0.996992">
                <text:p>0.996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0</text:p>
              </table:table-cell>
              <table:table-cell office:value-type="float" office:value="0.583872">
                <text:p>0.5838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3</text:p>
              </table:table-cell>
              <table:table-cell office:value-type="float" office:value="0.999936">
                <text:p>0.999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2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1</text:p>
              </table:table-cell>
              <table:table-cell office:value-type="float" office:value="0.821984">
                <text:p>0.8219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</text:p>
              </table:table-cell>
              <table:table-cell office:value-type="float" office:value="0.999712">
                <text:p>0.9997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5</text:p>
              </table:table-cell>
              <table:table-cell office:value-type="float" office:value="0.004544">
                <text:p>0.0045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</text:p>
              </table:table-cell>
              <table:table-cell office:value-type="float" office:value="0.972896">
                <text:p>0.972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7</text:p>
              </table:table-cell>
              <table:table-cell office:value-type="float" office:value="0.877312">
                <text:p>0.877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8</text:p>
              </table:table-cell>
              <table:table-cell office:value-type="float" office:value="0.914464">
                <text:p>0.9144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9</text:p>
              </table:table-cell>
              <table:table-cell office:value-type="float" office:value="0.9984">
                <text:p>0.99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0</text:p>
              </table:table-cell>
              <table:table-cell office:value-type="float" office:value="0.0776">
                <text:p>0.07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</text:p>
              </table:table-cell>
              <table:table-cell office:value-type="float" office:value="0.954976">
                <text:p>0.9549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7</text:p>
              </table:table-cell>
              <table:table-cell office:value-type="float" office:value="0.280928">
                <text:p>0.2809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</text:p>
              </table:table-cell>
              <table:table-cell office:value-type="float" office:value="0.98752">
                <text:p>0.98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1</text:p>
              </table:table-cell>
              <table:table-cell office:value-type="float" office:value="0.909792">
                <text:p>0.9097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3</text:p>
              </table:table-cell>
              <table:table-cell office:value-type="float" office:value="0.996352">
                <text:p>0.996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4</text:p>
              </table:table-cell>
              <table:table-cell office:value-type="float" office:value="0.999648">
                <text:p>0.9996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0</text:p>
              </table:table-cell>
              <table:table-cell office:value-type="float" office:value="0.997056">
                <text:p>0.9970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3</text:p>
              </table:table-cell>
              <table:table-cell office:value-type="float" office:value="0.907744">
                <text:p>0.907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5</text:p>
              </table:table-cell>
              <table:table-cell office:value-type="float" office:value="0.996512">
                <text:p>0.996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7</text:p>
              </table:table-cell>
              <table:table-cell office:value-type="float" office:value="0.108416">
                <text:p>0.1084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8</text:p>
              </table:table-cell>
              <table:table-cell office:value-type="float" office:value="0.715872">
                <text:p>0.715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9</text:p>
              </table:table-cell>
              <table:table-cell office:value-type="float" office:value="0.05968">
                <text:p>0.059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0</text:p>
              </table:table-cell>
              <table:table-cell office:value-type="float" office:value="0.948192">
                <text:p>0.9481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</text:p>
              </table:table-cell>
              <table:table-cell office:value-type="float" office:value="0.98976">
                <text:p>0.98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</text:p>
              </table:table-cell>
              <table:table-cell office:value-type="float" office:value="0.967904">
                <text:p>0.967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80</text:p>
              </table:table-cell>
              <table:table-cell office:value-type="float" office:value="0.996768">
                <text:p>0.9967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2</text:p>
              </table:table-cell>
              <table:table-cell office:value-type="float" office:value="0.617024">
                <text:p>0.6170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8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4</text:p>
              </table:table-cell>
              <table:table-cell office:value-type="float" office:value="0.999936">
                <text:p>0.999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87</text:p>
              </table:table-cell>
              <table:table-cell office:value-type="float" office:value="0.999968">
                <text:p>0.9999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3</text:p>
              </table:table-cell>
              <table:table-cell office:value-type="float" office:value="0.46112">
                <text:p>0.461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9</text:p>
              </table:table-cell>
              <table:table-cell office:value-type="float" office:value="0.60128">
                <text:p>0.60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1</text:p>
              </table:table-cell>
              <table:table-cell office:value-type="float" office:value="0.994624">
                <text:p>0.9946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3</text:p>
              </table:table-cell>
              <table:table-cell office:value-type="float" office:value="0.999968">
                <text:p>0.9999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4</text:p>
              </table:table-cell>
              <table:table-cell office:value-type="float" office:value="0.005632">
                <text:p>0.0056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</text:p>
              </table:table-cell>
              <table:table-cell office:value-type="float" office:value="0.997792">
                <text:p>0.9977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9</text:p>
              </table:table-cell>
              <table:table-cell office:value-type="float" office:value="0.881344">
                <text:p>0.8813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</text:p>
              </table:table-cell>
              <table:table-cell office:value-type="float" office:value="0.999968">
                <text:p>0.9999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3</text:p>
              </table:table-cell>
              <table:table-cell office:value-type="float" office:value="0.994304">
                <text:p>0.9943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</text:p>
              </table:table-cell>
              <table:table-cell office:value-type="float" office:value="0.999904">
                <text:p>0.9999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7</text:p>
              </table:table-cell>
              <table:table-cell office:value-type="float" office:value="0.706432">
                <text:p>0.7064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</text:p>
              </table:table-cell>
              <table:table-cell office:value-type="float" office:value="0.906816">
                <text:p>0.9068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4</text:p>
              </table:table-cell>
              <table:table-cell office:value-type="float" office:value="0.999968">
                <text:p>0.9999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8</text:p>
              </table:table-cell>
              <table:table-cell office:value-type="float" office:value="0.396384">
                <text:p>0.3963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2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31</text:p>
              </table:table-cell>
              <table:table-cell office:value-type="float" office:value="0.762944">
                <text:p>0.7629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3</text:p>
              </table:table-cell>
              <table:table-cell office:value-type="float" office:value="0.069728">
                <text:p>0.0697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5</text:p>
              </table:table-cell>
              <table:table-cell office:value-type="float" office:value="0.004">
                <text:p>0.0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3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38</text:p>
              </table:table-cell>
              <table:table-cell office:value-type="float" office:value="0.440096">
                <text:p>0.4400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3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40</text:p>
              </table:table-cell>
              <table:table-cell office:value-type="float" office:value="0.999968">
                <text:p>0.9999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4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4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4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44</text:p>
              </table:table-cell>
              <table:table-cell office:value-type="float" office:value="0.990208">
                <text:p>0.9902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4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46</text:p>
              </table:table-cell>
              <table:table-cell office:value-type="float" office:value="0.992672">
                <text:p>0.9926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4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48</text:p>
              </table:table-cell>
              <table:table-cell office:value-type="float" office:value="0.98752">
                <text:p>0.987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51</text:p>
              </table:table-cell>
              <table:table-cell office:value-type="float" office:value="0.712544">
                <text:p>0.7125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53</text:p>
              </table:table-cell>
              <table:table-cell office:value-type="float" office:value="0.656064">
                <text:p>0.6560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5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5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5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58</text:p>
              </table:table-cell>
              <table:table-cell office:value-type="float" office:value="0.99936">
                <text:p>0.99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5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62</text:p>
              </table:table-cell>
              <table:table-cell office:value-type="float" office:value="0.56128">
                <text:p>0.561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6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6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6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66</text:p>
              </table:table-cell>
              <table:table-cell office:value-type="float" office:value="0.770944">
                <text:p>0.7709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6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6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6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7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7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7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74</text:p>
              </table:table-cell>
              <table:table-cell office:value-type="float" office:value="0.99984">
                <text:p>0.999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76</text:p>
              </table:table-cell>
              <table:table-cell office:value-type="float" office:value="0.7664">
                <text:p>0.76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77</text:p>
              </table:table-cell>
              <table:table-cell office:value-type="float" office:value="0.99456">
                <text:p>0.994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79</text:p>
              </table:table-cell>
              <table:table-cell office:value-type="float" office:value="0.998784">
                <text:p>0.9987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8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8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84</text:p>
              </table:table-cell>
              <table:table-cell office:value-type="float" office:value="0.999968">
                <text:p>0.9999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8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87</text:p>
              </table:table-cell>
              <table:table-cell office:value-type="float" office:value="0.999968">
                <text:p>0.9999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8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89</text:p>
              </table:table-cell>
              <table:table-cell office:value-type="float" office:value="0.989344">
                <text:p>0.9893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9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92</text:p>
              </table:table-cell>
              <table:table-cell office:value-type="float" office:value="0.999712">
                <text:p>0.9997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93</text:p>
              </table:table-cell>
              <table:table-cell office:value-type="float" office:value="0.836992">
                <text:p>0.8369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9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95</text:p>
              </table:table-cell>
              <table:table-cell office:value-type="float" office:value="0.959008">
                <text:p>0.9590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96</text:p>
              </table:table-cell>
              <table:table-cell office:value-type="float" office:value="0.005088">
                <text:p>0.0050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98</text:p>
              </table:table-cell>
              <table:table-cell office:value-type="float" office:value="0.99392">
                <text:p>0.993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9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0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0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0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0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0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0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20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20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08</text:p>
              </table:table-cell>
              <table:table-cell office:value-type="float" office:value="0.999808">
                <text:p>0.999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13</text:p>
              </table:table-cell>
              <table:table-cell office:value-type="float" office:value="0.712096">
                <text:p>0.7120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1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16</text:p>
              </table:table-cell>
              <table:table-cell office:value-type="float" office:value="0.9712">
                <text:p>0.97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2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2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25</text:p>
              </table:table-cell>
              <table:table-cell office:value-type="float" office:value="0.882976">
                <text:p>0.8829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28</text:p>
              </table:table-cell>
              <table:table-cell office:value-type="float" office:value="0.9984">
                <text:p>0.99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30</text:p>
              </table:table-cell>
              <table:table-cell office:value-type="float" office:value="0.999328">
                <text:p>0.9993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31</text:p>
              </table:table-cell>
              <table:table-cell office:value-type="float" office:value="0.994624">
                <text:p>0.9946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3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33</text:p>
              </table:table-cell>
              <table:table-cell office:value-type="float" office:value="0.83712">
                <text:p>0.837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3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4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24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24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5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52</text:p>
              </table:table-cell>
              <table:table-cell office:value-type="float" office:value="0.999904">
                <text:p>0.9999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5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5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55</text:p>
              </table:table-cell>
              <table:table-cell office:value-type="float" office:value="0.297856">
                <text:p>0.2978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56</text:p>
              </table:table-cell>
              <table:table-cell office:value-type="float" office:value="0.537184">
                <text:p>0.537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5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5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6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7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71</text:p>
              </table:table-cell>
              <table:table-cell office:value-type="float" office:value="0.978592">
                <text:p>0.978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7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73</text:p>
              </table:table-cell>
              <table:table-cell office:value-type="float" office:value="0.99984">
                <text:p>0.999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74</text:p>
              </table:table-cell>
              <table:table-cell office:value-type="float" office:value="0.99968">
                <text:p>0.999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76</text:p>
              </table:table-cell>
              <table:table-cell office:value-type="float" office:value="0.999648">
                <text:p>0.999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77</text:p>
              </table:table-cell>
              <table:table-cell office:value-type="float" office:value="0.941984">
                <text:p>0.9419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7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81</text:p>
              </table:table-cell>
              <table:table-cell office:value-type="float" office:value="0.993504">
                <text:p>0.993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8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8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8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8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8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8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9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93</text:p>
              </table:table-cell>
              <table:table-cell office:value-type="float" office:value="0.786272">
                <text:p>0.786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9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95</text:p>
              </table:table-cell>
              <table:table-cell office:value-type="float" office:value="0.999936">
                <text:p>0.9999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9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9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9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99</text:p>
              </table:table-cell>
              <table:table-cell office:value-type="float" office:value="0.999552">
                <text:p>0.9995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0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1</text:p>
              </table:table-cell>
              <table:table-cell office:value-type="float" office:value="0.741888">
                <text:p>0.7418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3</text:p>
              </table:table-cell>
              <table:table-cell office:value-type="float" office:value="0.881696">
                <text:p>0.8816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0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6</text:p>
              </table:table-cell>
              <table:table-cell office:value-type="float" office:value="0.381536">
                <text:p>0.3815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07</text:p>
              </table:table-cell>
              <table:table-cell office:value-type="float" office:value="0.79152">
                <text:p>0.791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11</text:p>
              </table:table-cell>
              <table:table-cell office:value-type="float" office:value="0.99664">
                <text:p>0.996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1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15</text:p>
              </table:table-cell>
              <table:table-cell office:value-type="float" office:value="0.804064">
                <text:p>0.8040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18</text:p>
              </table:table-cell>
              <table:table-cell office:value-type="float" office:value="0.850592">
                <text:p>0.850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2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5</text:p>
              </table:table-cell>
              <table:table-cell office:value-type="float" office:value="0.999648">
                <text:p>0.999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2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3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3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3</text:p>
              </table:table-cell>
              <table:table-cell office:value-type="float" office:value="0.694016">
                <text:p>0.6940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3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7</text:p>
              </table:table-cell>
              <table:table-cell office:value-type="float" office:value="0.026112">
                <text:p>0.0261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34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5</text:p>
              </table:table-cell>
              <table:table-cell office:value-type="float" office:value="0.999872">
                <text:p>0.9998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4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0</text:p>
              </table:table-cell>
              <table:table-cell office:value-type="float" office:value="0.999936">
                <text:p>0.999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51</text:p>
              </table:table-cell>
              <table:table-cell office:value-type="float" office:value="0.992864">
                <text:p>0.9928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3</text:p>
              </table:table-cell>
              <table:table-cell office:value-type="float" office:value="0.064256">
                <text:p>0.0642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4</text:p>
              </table:table-cell>
              <table:table-cell office:value-type="float" office:value="0.790176">
                <text:p>0.7901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5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5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3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6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7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37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38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8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3</text:p>
              </table:table-cell>
              <table:table-cell office:value-type="float" office:value="0.999456">
                <text:p>0.9994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8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92</text:p>
              </table:table-cell>
              <table:table-cell office:value-type="float" office:value="0.947808">
                <text:p>0.9478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9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94</text:p>
              </table:table-cell>
              <table:table-cell office:value-type="float" office:value="0.888352">
                <text:p>0.8883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95</text:p>
              </table:table-cell>
              <table:table-cell office:value-type="float" office:value="0.999936">
                <text:p>0.9999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96</text:p>
              </table:table-cell>
              <table:table-cell office:value-type="float" office:value="0.299296">
                <text:p>0.299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9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9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99</text:p>
              </table:table-cell>
              <table:table-cell office:value-type="float" office:value="0.468">
                <text:p>0.4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401</text:p>
              </table:table-cell>
              <table:table-cell office:value-type="float" office:value="0.878464">
                <text:p>0.8784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0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07</text:p>
              </table:table-cell>
              <table:table-cell office:value-type="float" office:value="0.997008">
                <text:p>0.9970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08</text:p>
              </table:table-cell>
              <table:table-cell office:value-type="float" office:value="0.999712">
                <text:p>0.9997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10</text:p>
              </table:table-cell>
              <table:table-cell office:value-type="float" office:value="0.335096">
                <text:p>0.3350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11</text:p>
              </table:table-cell>
              <table:table-cell office:value-type="float" office:value="0.999576">
                <text:p>0.9995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1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13</text:p>
              </table:table-cell>
              <table:table-cell office:value-type="float" office:value="0.81916">
                <text:p>0.819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1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20</text:p>
              </table:table-cell>
              <table:table-cell office:value-type="float" office:value="0.288216">
                <text:p>0.288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2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24</text:p>
              </table:table-cell>
              <table:table-cell office:value-type="float" office:value="0.151704">
                <text:p>0.1517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2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2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29</text:p>
              </table:table-cell>
              <table:table-cell office:value-type="float" office:value="0.200944">
                <text:p>0.2009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31</text:p>
              </table:table-cell>
              <table:table-cell office:value-type="float" office:value="0.999232">
                <text:p>0.999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33</text:p>
              </table:table-cell>
              <table:table-cell office:value-type="float" office:value="0.999976">
                <text:p>0.9999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3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36</text:p>
              </table:table-cell>
              <table:table-cell office:value-type="float" office:value="0.999672">
                <text:p>0.9996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38</text:p>
              </table:table-cell>
              <table:table-cell office:value-type="float" office:value="0.999608">
                <text:p>0.9996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2</text:p>
              </table:table-cell>
              <table:table-cell office:value-type="float" office:value="0.997568">
                <text:p>0.9975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47</text:p>
              </table:table-cell>
              <table:table-cell office:value-type="float" office:value="0.98752">
                <text:p>0.987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52</text:p>
              </table:table-cell>
              <table:table-cell office:value-type="float" office:value="0.995864">
                <text:p>0.995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53</text:p>
              </table:table-cell>
              <table:table-cell office:value-type="float" office:value="0.972408">
                <text:p>0.9724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5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58</text:p>
              </table:table-cell>
              <table:table-cell office:value-type="float" office:value="0.080792">
                <text:p>0.0807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62</text:p>
              </table:table-cell>
              <table:table-cell office:value-type="float" office:value="0.36148">
                <text:p>0.36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6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65</text:p>
              </table:table-cell>
              <table:table-cell office:value-type="float" office:value="0.152392">
                <text:p>0.1523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6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6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69</text:p>
              </table:table-cell>
              <table:table-cell office:value-type="float" office:value="0.975976">
                <text:p>0.9759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7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72</text:p>
              </table:table-cell>
              <table:table-cell office:value-type="float" office:value="0.999984">
                <text:p>0.9999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7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77</text:p>
              </table:table-cell>
              <table:table-cell office:value-type="float" office:value="0.984776">
                <text:p>0.984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7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1</text:p>
              </table:table-cell>
              <table:table-cell office:value-type="float" office:value="0.997072">
                <text:p>0.9970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8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5</text:p>
              </table:table-cell>
              <table:table-cell office:value-type="float" office:value="0.999488">
                <text:p>0.9994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8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9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9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92</text:p>
              </table:table-cell>
              <table:table-cell office:value-type="float" office:value="0.964416">
                <text:p>0.9644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93</text:p>
              </table:table-cell>
              <table:table-cell office:value-type="float" office:value="0.999496">
                <text:p>0.9994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94</text:p>
              </table:table-cell>
              <table:table-cell office:value-type="float" office:value="0.967696">
                <text:p>0.9676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95</text:p>
              </table:table-cell>
              <table:table-cell office:value-type="float" office:value="0.998888">
                <text:p>0.9988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98</text:p>
              </table:table-cell>
              <table:table-cell office:value-type="float" office:value="0.999976">
                <text:p>0.9999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0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01</text:p>
              </table:table-cell>
              <table:table-cell office:value-type="float" office:value="0.742896">
                <text:p>0.7428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0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0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0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1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14</text:p>
              </table:table-cell>
              <table:table-cell office:value-type="float" office:value="0.998152">
                <text:p>0.9981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1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19</text:p>
              </table:table-cell>
              <table:table-cell office:value-type="float" office:value="0.98244">
                <text:p>0.982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20</text:p>
              </table:table-cell>
              <table:table-cell office:value-type="float" office:value="0.944264">
                <text:p>0.9442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21</text:p>
              </table:table-cell>
              <table:table-cell office:value-type="float" office:value="0.999848">
                <text:p>0.9998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2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2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25</text:p>
              </table:table-cell>
              <table:table-cell office:value-type="float" office:value="0.999992">
                <text:p>0.9999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26</text:p>
              </table:table-cell>
              <table:table-cell office:value-type="float" office:value="0.69596">
                <text:p>0.695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27</text:p>
              </table:table-cell>
              <table:table-cell office:value-type="float" office:value="0.999792">
                <text:p>0.9997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2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3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31</text:p>
              </table:table-cell>
              <table:table-cell office:value-type="float" office:value="0.635512">
                <text:p>0.6355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32</text:p>
              </table:table-cell>
              <table:table-cell office:value-type="float" office:value="0.023048">
                <text:p>0.0230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3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3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37</text:p>
              </table:table-cell>
              <table:table-cell office:value-type="float" office:value="0.038992">
                <text:p>0.0389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4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41</text:p>
              </table:table-cell>
              <table:table-cell office:value-type="float" office:value="0.429024">
                <text:p>0.4290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42</text:p>
              </table:table-cell>
              <table:table-cell office:value-type="float" office:value="0.997432">
                <text:p>0.9974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45</text:p>
              </table:table-cell>
              <table:table-cell office:value-type="float" office:value="0.987528">
                <text:p>0.9875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4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48</text:p>
              </table:table-cell>
              <table:table-cell office:value-type="float" office:value="0.999976">
                <text:p>0.9999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49</text:p>
              </table:table-cell>
              <table:table-cell office:value-type="float" office:value="0.99996">
                <text:p>0.999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5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5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57</text:p>
              </table:table-cell>
              <table:table-cell office:value-type="float" office:value="0.039408">
                <text:p>0.0394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5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5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6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6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62</text:p>
              </table:table-cell>
              <table:table-cell office:value-type="float" office:value="0.18">
                <text:p>0.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63</text:p>
              </table:table-cell>
              <table:table-cell office:value-type="float" office:value="0.99964">
                <text:p>0.999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6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6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66</text:p>
              </table:table-cell>
              <table:table-cell office:value-type="float" office:value="0.998488">
                <text:p>0.9984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7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73</text:p>
              </table:table-cell>
              <table:table-cell office:value-type="float" office:value="0.999992">
                <text:p>0.9999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7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75</text:p>
              </table:table-cell>
              <table:table-cell office:value-type="float" office:value="0.725232">
                <text:p>0.725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7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78</text:p>
              </table:table-cell>
              <table:table-cell office:value-type="float" office:value="0.999792">
                <text:p>0.9997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8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82</text:p>
              </table:table-cell>
              <table:table-cell office:value-type="float" office:value="0.953656">
                <text:p>0.9536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8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8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8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8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8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90</text:p>
              </table:table-cell>
              <table:table-cell office:value-type="float" office:value="0.257032">
                <text:p>0.2570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9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92</text:p>
              </table:table-cell>
              <table:table-cell office:value-type="float" office:value="0.998144">
                <text:p>0.998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9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9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98</text:p>
              </table:table-cell>
              <table:table-cell office:value-type="float" office:value="0.631016">
                <text:p>0.6310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99</text:p>
              </table:table-cell>
              <table:table-cell office:value-type="float" office:value="0.999952">
                <text:p>0.9999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0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0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0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0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06</text:p>
              </table:table-cell>
              <table:table-cell office:value-type="float" office:value="0.98876">
                <text:p>0.988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0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10</text:p>
              </table:table-cell>
              <table:table-cell office:value-type="float" office:value="0.996976">
                <text:p>0.9969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11</text:p>
              </table:table-cell>
              <table:table-cell office:value-type="float" office:value="0.999984">
                <text:p>0.9999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14</text:p>
              </table:table-cell>
              <table:table-cell office:value-type="float" office:value="0.654592">
                <text:p>0.654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1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16</text:p>
              </table:table-cell>
              <table:table-cell office:value-type="float" office:value="0.056728">
                <text:p>0.0567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1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19</text:p>
              </table:table-cell>
              <table:table-cell office:value-type="float" office:value="0.99668">
                <text:p>0.996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2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2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25</text:p>
              </table:table-cell>
              <table:table-cell office:value-type="float" office:value="0.999736">
                <text:p>0.9997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27</text:p>
              </table:table-cell>
              <table:table-cell office:value-type="float" office:value="0.620304">
                <text:p>0.6203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2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29</text:p>
              </table:table-cell>
              <table:table-cell office:value-type="float" office:value="0.992536">
                <text:p>0.9925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3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3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3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3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34</text:p>
              </table:table-cell>
              <table:table-cell office:value-type="float" office:value="0.940936">
                <text:p>0.940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36</text:p>
              </table:table-cell>
              <table:table-cell office:value-type="float" office:value="0.051352">
                <text:p>0.0513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39</text:p>
              </table:table-cell>
              <table:table-cell office:value-type="float" office:value="0.226464">
                <text:p>0.2264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4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4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4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4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44</text:p>
              </table:table-cell>
              <table:table-cell office:value-type="float" office:value="0.30696">
                <text:p>0.306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4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4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4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48</text:p>
              </table:table-cell>
              <table:table-cell office:value-type="float" office:value="0.6972">
                <text:p>0.69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49</text:p>
              </table:table-cell>
              <table:table-cell office:value-type="float" office:value="0.999936">
                <text:p>0.9999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50</text:p>
              </table:table-cell>
              <table:table-cell office:value-type="float" office:value="0.310824">
                <text:p>0.3108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52</text:p>
              </table:table-cell>
              <table:table-cell office:value-type="float" office:value="0.629728">
                <text:p>0.6297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53</text:p>
              </table:table-cell>
              <table:table-cell office:value-type="float" office:value="0.808464">
                <text:p>0.8084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5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5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5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58</text:p>
              </table:table-cell>
              <table:table-cell office:value-type="float" office:value="0.99916">
                <text:p>0.999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59</text:p>
              </table:table-cell>
              <table:table-cell office:value-type="float" office:value="0.844696">
                <text:p>0.8446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6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6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63</text:p>
              </table:table-cell>
              <table:table-cell office:value-type="float" office:value="0.027384">
                <text:p>0.0273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6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6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66</text:p>
              </table:table-cell>
              <table:table-cell office:value-type="float" office:value="0.232232">
                <text:p>0.232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6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69</text:p>
              </table:table-cell>
              <table:table-cell office:value-type="float" office:value="0.999112">
                <text:p>0.9991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70</text:p>
              </table:table-cell>
              <table:table-cell office:value-type="float" office:value="0.91016">
                <text:p>0.910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7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72</text:p>
              </table:table-cell>
              <table:table-cell office:value-type="float" office:value="0.9992">
                <text:p>0.99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73</text:p>
              </table:table-cell>
              <table:table-cell office:value-type="float" office:value="0.232536">
                <text:p>0.2325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7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7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7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78</text:p>
              </table:table-cell>
              <table:table-cell office:value-type="float" office:value="0.162032">
                <text:p>0.1620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8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8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8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86</text:p>
              </table:table-cell>
              <table:table-cell office:value-type="float" office:value="0.999992">
                <text:p>0.9999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87</text:p>
              </table:table-cell>
              <table:table-cell office:value-type="float" office:value="0.635712">
                <text:p>0.6357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8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90</text:p>
              </table:table-cell>
              <table:table-cell office:value-type="float" office:value="0.969144">
                <text:p>0.969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92</text:p>
              </table:table-cell>
              <table:table-cell office:value-type="float" office:value="0.487592">
                <text:p>0.487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9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9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9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9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9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99</text:p>
              </table:table-cell>
              <table:table-cell office:value-type="float" office:value="0.98944">
                <text:p>0.989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01</text:p>
              </table:table-cell>
              <table:table-cell office:value-type="float" office:value="0.192144">
                <text:p>0.192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0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0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0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06</text:p>
              </table:table-cell>
              <table:table-cell office:value-type="float" office:value="0.825784">
                <text:p>0.8257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2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23</text:p>
              </table:table-cell>
              <table:table-cell office:value-type="float" office:value="0.979664">
                <text:p>0.9796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2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2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2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2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6</text:p>
              </table:table-cell>
              <table:table-cell office:value-type="float" office:value="0.671072">
                <text:p>0.6710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37</text:p>
              </table:table-cell>
              <table:table-cell office:value-type="float" office:value="0.203304">
                <text:p>0.2033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3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4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4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4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4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4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46</text:p>
              </table:table-cell>
              <table:table-cell office:value-type="float" office:value="0.999552">
                <text:p>0.9995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4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4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5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53</text:p>
              </table:table-cell>
              <table:table-cell office:value-type="float" office:value="0.992752">
                <text:p>0.9927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55</text:p>
              </table:table-cell>
              <table:table-cell office:value-type="float" office:value="0.99788">
                <text:p>0.997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56</text:p>
              </table:table-cell>
              <table:table-cell office:value-type="float" office:value="0.82348">
                <text:p>0.823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5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5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5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60</text:p>
              </table:table-cell>
              <table:table-cell office:value-type="float" office:value="0.576968">
                <text:p>0.5769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6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6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6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67</text:p>
              </table:table-cell>
              <table:table-cell office:value-type="float" office:value="0.970872">
                <text:p>0.9708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70</text:p>
              </table:table-cell>
              <table:table-cell office:value-type="float" office:value="0.999">
                <text:p>0.9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7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7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7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7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75</text:p>
              </table:table-cell>
              <table:table-cell office:value-type="float" office:value="0.770744">
                <text:p>0.7707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7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7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7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8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8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8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8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85</text:p>
              </table:table-cell>
              <table:table-cell office:value-type="float" office:value="0.689232">
                <text:p>0.689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8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8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9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9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7</text:p>
              </table:table-cell>
              <table:table-cell office:value-type="float" office:value="0.990122666667">
                <text:p>0.990122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0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1</text:p>
              </table:table-cell>
              <table:table-cell office:value-type="float" office:value="0.807573333333">
                <text:p>0.80757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6</text:p>
              </table:table-cell>
              <table:table-cell office:value-type="float" office:value="0.897187555556">
                <text:p>0.897187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9</text:p>
              </table:table-cell>
              <table:table-cell office:value-type="float" office:value="0.984330666667">
                <text:p>0.984330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22</text:p>
              </table:table-cell>
              <table:table-cell office:value-type="float" office:value="0.0151573333333">
                <text:p>0.015157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24</text:p>
              </table:table-cell>
              <table:table-cell office:value-type="float" office:value="0.999957333333">
                <text:p>0.999957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25</text:p>
              </table:table-cell>
              <table:table-cell office:value-type="float" office:value="0.852832">
                <text:p>0.8528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2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3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3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3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37</text:p>
              </table:table-cell>
              <table:table-cell office:value-type="float" office:value="0.999434666667">
                <text:p>0.999434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39</text:p>
              </table:table-cell>
              <table:table-cell office:value-type="float" office:value="0.0181155555556">
                <text:p>0.0181155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2</text:p>
              </table:table-cell>
              <table:table-cell office:value-type="float" office:value="0.00548266666667">
                <text:p>0.0054826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8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65</text:p>
              </table:table-cell>
              <table:table-cell office:value-type="float" office:value="0.987466666667">
                <text:p>0.98746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2</text:p>
              </table:table-cell>
              <table:table-cell office:value-type="float" office:value="0.987626666667">
                <text:p>0.98762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80</text:p>
              </table:table-cell>
              <table:table-cell office:value-type="float" office:value="0.965813333333">
                <text:p>0.96581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82</text:p>
              </table:table-cell>
              <table:table-cell office:value-type="float" office:value="0.851591111111">
                <text:p>0.851591111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85</text:p>
              </table:table-cell>
              <table:table-cell office:value-type="float" office:value="0.999989333333">
                <text:p>0.999989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86</text:p>
              </table:table-cell>
              <table:table-cell office:value-type="float" office:value="0.995050666667">
                <text:p>0.995050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87</text:p>
              </table:table-cell>
              <table:table-cell office:value-type="float" office:value="0.997344">
                <text:p>0.9973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0</text:p>
              </table:table-cell>
              <table:table-cell office:value-type="float" office:value="0.400682666667">
                <text:p>0.400682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9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9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2</text:p>
              </table:table-cell>
              <table:table-cell office:value-type="float" office:value="0.117098666667">
                <text:p>0.117098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6</text:p>
              </table:table-cell>
              <table:table-cell office:value-type="float" office:value="0.989532444444">
                <text:p>0.989532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07</text:p>
              </table:table-cell>
              <table:table-cell office:value-type="float" office:value="0.999957333333">
                <text:p>0.999957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09</text:p>
              </table:table-cell>
              <table:table-cell office:value-type="float" office:value="0.0988053333333">
                <text:p>0.098805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10</text:p>
              </table:table-cell>
              <table:table-cell office:value-type="float" office:value="0.999975111111">
                <text:p>0.999975111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1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1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1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21</text:p>
              </table:table-cell>
              <table:table-cell office:value-type="float" office:value="0.998862222222">
                <text:p>0.998862222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2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24</text:p>
              </table:table-cell>
              <table:table-cell office:value-type="float" office:value="0.00980266666667">
                <text:p>0.0098026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2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2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2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2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3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31</text:p>
              </table:table-cell>
              <table:table-cell office:value-type="float" office:value="0.994730666667">
                <text:p>0.994730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3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3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36</text:p>
              </table:table-cell>
              <table:table-cell office:value-type="float" office:value="0.999907555556">
                <text:p>0.999907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37</text:p>
              </table:table-cell>
              <table:table-cell office:value-type="float" office:value="0.915776">
                <text:p>0.915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3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39</text:p>
              </table:table-cell>
              <table:table-cell office:value-type="float" office:value="0.999985777778">
                <text:p>0.999985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4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4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43</text:p>
              </table:table-cell>
              <table:table-cell office:value-type="float" office:value="0.666773333333">
                <text:p>0.66677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4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45</text:p>
              </table:table-cell>
              <table:table-cell office:value-type="float" office:value="0.822378666667">
                <text:p>0.822378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4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4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50</text:p>
              </table:table-cell>
              <table:table-cell office:value-type="float" office:value="0.999125333333">
                <text:p>0.999125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5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56</text:p>
              </table:table-cell>
              <table:table-cell office:value-type="float" office:value="0.0185635555556">
                <text:p>0.0185635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5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5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6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6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63</text:p>
              </table:table-cell>
              <table:table-cell office:value-type="float" office:value="0.0251057777778">
                <text:p>0.0251057777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6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65</text:p>
              </table:table-cell>
              <table:table-cell office:value-type="float" office:value="0.258289777778">
                <text:p>0.258289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6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6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6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6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7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7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7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7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7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80</text:p>
              </table:table-cell>
              <table:table-cell office:value-type="float" office:value="0.998972444444">
                <text:p>0.998972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8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8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8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9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9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9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9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9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9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0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05</text:p>
              </table:table-cell>
              <table:table-cell office:value-type="float" office:value="0.997230222222">
                <text:p>0.997230222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0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0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0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14</text:p>
              </table:table-cell>
              <table:table-cell office:value-type="float" office:value="0.236746666667">
                <text:p>0.23674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1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2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2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2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24</text:p>
              </table:table-cell>
              <table:table-cell office:value-type="float" office:value="0.695331555556">
                <text:p>0.695331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25</text:p>
              </table:table-cell>
              <table:table-cell office:value-type="float" office:value="0.999790222222">
                <text:p>0.999790222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2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2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3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3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33</text:p>
              </table:table-cell>
              <table:table-cell office:value-type="float" office:value="0.880145777778">
                <text:p>0.880145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3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36</text:p>
              </table:table-cell>
              <table:table-cell office:value-type="float" office:value="0.0829475555556">
                <text:p>0.0829475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37</text:p>
              </table:table-cell>
              <table:table-cell office:value-type="float" office:value="0.938325333333">
                <text:p>0.938325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3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4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4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4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4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4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49</text:p>
              </table:table-cell>
              <table:table-cell office:value-type="float" office:value="0.994282666667">
                <text:p>0.994282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5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5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5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59</text:p>
              </table:table-cell>
              <table:table-cell office:value-type="float" office:value="0.980252444444">
                <text:p>0.980252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6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6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6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6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9</text:p>
              </table:table-cell>
              <table:table-cell office:value-type="float" office:value="0.999957333333">
                <text:p>0.999957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70</text:p>
              </table:table-cell>
              <table:table-cell office:value-type="float" office:value="0.976984888889">
                <text:p>0.976984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7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7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7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7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8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8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8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8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88</text:p>
              </table:table-cell>
              <table:table-cell office:value-type="float" office:value="0.906968888889">
                <text:p>0.90696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9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9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94</text:p>
              </table:table-cell>
              <table:table-cell office:value-type="float" office:value="0.997898666667">
                <text:p>0.997898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9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9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98</text:p>
              </table:table-cell>
              <table:table-cell office:value-type="float" office:value="0.998044444444">
                <text:p>0.99804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99</text:p>
              </table:table-cell>
              <table:table-cell office:value-type="float" office:value="0.997877333333">
                <text:p>0.997877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0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01</text:p>
              </table:table-cell>
              <table:table-cell office:value-type="float" office:value="0.62704">
                <text:p>0.627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0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0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1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17</text:p>
              </table:table-cell>
              <table:table-cell office:value-type="float" office:value="0.999772444444">
                <text:p>0.999772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2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2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8</text:p>
              </table:table-cell>
              <table:table-cell office:value-type="float" office:value="0.999989333333">
                <text:p>0.999989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3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3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3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3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3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4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3</text:p>
              </table:table-cell>
              <table:table-cell office:value-type="float" office:value="0.0244764444444">
                <text:p>0.0244764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4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49</text:p>
              </table:table-cell>
              <table:table-cell office:value-type="float" office:value="0.0682844444444">
                <text:p>0.068284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52</text:p>
              </table:table-cell>
              <table:table-cell office:value-type="float" office:value="0.998801777778">
                <text:p>0.998801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5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5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5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5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5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5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6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61</text:p>
              </table:table-cell>
              <table:table-cell office:value-type="float" office:value="0.00353066666667">
                <text:p>0.0035306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6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67</text:p>
              </table:table-cell>
              <table:table-cell office:value-type="float" office:value="0.990737777778">
                <text:p>0.990737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6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70</text:p>
              </table:table-cell>
              <table:table-cell office:value-type="float" office:value="0.170037333333">
                <text:p>0.170037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7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7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74</text:p>
              </table:table-cell>
              <table:table-cell office:value-type="float" office:value="0.999260444444">
                <text:p>0.999260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7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76</text:p>
              </table:table-cell>
              <table:table-cell office:value-type="float" office:value="0.989336888889">
                <text:p>0.989336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77</text:p>
              </table:table-cell>
              <table:table-cell office:value-type="float" office:value="0.608753777778">
                <text:p>0.608753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7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79</text:p>
              </table:table-cell>
              <table:table-cell office:value-type="float" office:value="0.473091555556">
                <text:p>0.473091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8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8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8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84</text:p>
              </table:table-cell>
              <table:table-cell office:value-type="float" office:value="0.850193777778">
                <text:p>0.850193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8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8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9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9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9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11">
      <number:number number:decimal-places="6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>
        <chart:symbol-image xlink:href="Pictures/2000000F000000DD000000DD0FBFC477.svm" xlink:type="simple" xlink:actuate="onLoad"/>
      </style:chart-properties>
    </style:style>
    <style:style style:name="ch4" style:family="chart" style:data-style-name="N111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05cm" chart:symbol-height="0.05cm">
        <chart:symbol-image xlink:href="Pictures/2000000F000000DD000000DD0FBFC477.svm" xlink:type="simple" xlink:actuate="onLoad"/>
      </style:chart-properties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7.843cm" svg:height="6.988cm" chart:class="chart:scatter" chart:style-name="ch1">
        <chart:legend chart:legend-position="end" svg:x="15.938cm" svg:y="3.187cm" chart:style-name="ch2"/>
        <chart:plot-area chart:style-name="ch3" table:cell-range-address="Hoja1.D1:Hoja1.D1201 Hoja1.M1:Hoja1.M1201" chart:data-source-has-labels="row" svg:x="0.356cm" svg:y="0.139cm" svg:width="15.226cm" svg:height="6.5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M2:Hoja1.M1201" chart:label-cell-address="Hoja1.M1:Hoja1.M1" chart:class="chart:scatter">
            <chart:domain table:cell-range-address="Hoja1.D2:Hoja1.D1201"/>
            <chart:data-point chart:repeated="1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winner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</table:table-cell>
              <table:table-cell office:value-type="float" office:value="0.17432">
                <text:p>0.174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0.020288">
                <text:p>0.020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0.217784">
                <text:p>0.217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0.221952">
                <text:p>0.221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0.194992">
                <text:p>0.1949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0.083784">
                <text:p>0.083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0.2146">
                <text:p>0.2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0.12164">
                <text:p>0.121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0.188232">
                <text:p>0.188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0.220376">
                <text:p>0.220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</text:p>
              </table:table-cell>
              <table:table-cell office:value-type="float" office:value="0.034728">
                <text:p>0.0347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3</text:p>
              </table:table-cell>
              <table:table-cell office:value-type="float" office:value="0.025816">
                <text:p>0.0258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0.122816">
                <text:p>0.1228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5</text:p>
              </table:table-cell>
              <table:table-cell office:value-type="float" office:value="0.118752">
                <text:p>0.118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6</text:p>
              </table:table-cell>
              <table:table-cell office:value-type="float" office:value="0.210008">
                <text:p>0.210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7</text:p>
              </table:table-cell>
              <table:table-cell office:value-type="float" office:value="0.064424">
                <text:p>0.064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8</text:p>
              </table:table-cell>
              <table:table-cell office:value-type="float" office:value="0.225184">
                <text:p>0.225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9</text:p>
              </table:table-cell>
              <table:table-cell office:value-type="float" office:value="0.077632">
                <text:p>0.077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0</text:p>
              </table:table-cell>
              <table:table-cell office:value-type="float" office:value="0.03144">
                <text:p>0.03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1</text:p>
              </table:table-cell>
              <table:table-cell office:value-type="float" office:value="0.221536">
                <text:p>0.221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2</text:p>
              </table:table-cell>
              <table:table-cell office:value-type="float" office:value="0.219016">
                <text:p>0.219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3</text:p>
              </table:table-cell>
              <table:table-cell office:value-type="float" office:value="0.09484">
                <text:p>0.09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4</text:p>
              </table:table-cell>
              <table:table-cell office:value-type="float" office:value="0.101536">
                <text:p>0.101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5</text:p>
              </table:table-cell>
              <table:table-cell office:value-type="float" office:value="0.189632">
                <text:p>0.189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6</text:p>
              </table:table-cell>
              <table:table-cell office:value-type="float" office:value="0.177528">
                <text:p>0.177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7</text:p>
              </table:table-cell>
              <table:table-cell office:value-type="float" office:value="0.123384">
                <text:p>0.1233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8</text:p>
              </table:table-cell>
              <table:table-cell office:value-type="float" office:value="0.196384">
                <text:p>0.196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29</text:p>
              </table:table-cell>
              <table:table-cell office:value-type="float" office:value="0.223184">
                <text:p>0.223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</text:p>
              </table:table-cell>
              <table:table-cell office:value-type="float" office:value="0.113616">
                <text:p>0.1136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1</text:p>
              </table:table-cell>
              <table:table-cell office:value-type="float" office:value="0.043408">
                <text:p>0.0434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</text:p>
              </table:table-cell>
              <table:table-cell office:value-type="float" office:value="0.091512">
                <text:p>0.0915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3</text:p>
              </table:table-cell>
              <table:table-cell office:value-type="float" office:value="0.224168">
                <text:p>0.224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4</text:p>
              </table:table-cell>
              <table:table-cell office:value-type="float" office:value="0.154912">
                <text:p>0.154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5</text:p>
              </table:table-cell>
              <table:table-cell office:value-type="float" office:value="0.002896">
                <text:p>0.0028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</text:p>
              </table:table-cell>
              <table:table-cell office:value-type="float" office:value="0.0614">
                <text:p>0.0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7</text:p>
              </table:table-cell>
              <table:table-cell office:value-type="float" office:value="0.0478">
                <text:p>0.0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8</text:p>
              </table:table-cell>
              <table:table-cell office:value-type="float" office:value="0.051664">
                <text:p>0.0516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9</text:p>
              </table:table-cell>
              <table:table-cell office:value-type="float" office:value="0.082896">
                <text:p>0.0828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0</text:p>
              </table:table-cell>
              <table:table-cell office:value-type="float" office:value="0.010856">
                <text:p>0.0108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1</text:p>
              </table:table-cell>
              <table:table-cell office:value-type="float" office:value="0.104056">
                <text:p>0.104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2</text:p>
              </table:table-cell>
              <table:table-cell office:value-type="float" office:value="0.157272">
                <text:p>0.157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3</text:p>
              </table:table-cell>
              <table:table-cell office:value-type="float" office:value="0.2118">
                <text:p>0.2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</text:p>
              </table:table-cell>
              <table:table-cell office:value-type="float" office:value="0.057536">
                <text:p>0.0575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5</text:p>
              </table:table-cell>
              <table:table-cell office:value-type="float" office:value="0.171448">
                <text:p>0.1714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6</text:p>
              </table:table-cell>
              <table:table-cell office:value-type="float" office:value="0.210384">
                <text:p>0.210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7</text:p>
              </table:table-cell>
              <table:table-cell office:value-type="float" office:value="0.020056">
                <text:p>0.0200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</text:p>
              </table:table-cell>
              <table:table-cell office:value-type="float" office:value="0.067272">
                <text:p>0.067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9</text:p>
              </table:table-cell>
              <table:table-cell office:value-type="float" office:value="0.178928">
                <text:p>0.178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0</text:p>
              </table:table-cell>
              <table:table-cell office:value-type="float" office:value="0.16572">
                <text:p>0.16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1</text:p>
              </table:table-cell>
              <table:table-cell office:value-type="float" office:value="0.051368">
                <text:p>0.0513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2</text:p>
              </table:table-cell>
              <table:table-cell office:value-type="float" office:value="0.206672">
                <text:p>0.206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3</text:p>
              </table:table-cell>
              <table:table-cell office:value-type="float" office:value="0.076944">
                <text:p>0.0769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4</text:p>
              </table:table-cell>
              <table:table-cell office:value-type="float" office:value="0.088984">
                <text:p>0.0889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5</text:p>
              </table:table-cell>
              <table:table-cell office:value-type="float" office:value="0.148632">
                <text:p>0.148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6</text:p>
              </table:table-cell>
              <table:table-cell office:value-type="float" office:value="0.12516">
                <text:p>0.125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7</text:p>
              </table:table-cell>
              <table:table-cell office:value-type="float" office:value="0.178664">
                <text:p>0.178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8</text:p>
              </table:table-cell>
              <table:table-cell office:value-type="float" office:value="0.152712">
                <text:p>0.152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9</text:p>
              </table:table-cell>
              <table:table-cell office:value-type="float" office:value="0.161024">
                <text:p>0.1610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0</text:p>
              </table:table-cell>
              <table:table-cell office:value-type="float" office:value="0.077552">
                <text:p>0.0775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1</text:p>
              </table:table-cell>
              <table:table-cell office:value-type="float" office:value="0.216312">
                <text:p>0.216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2</text:p>
              </table:table-cell>
              <table:table-cell office:value-type="float" office:value="0.198888">
                <text:p>0.198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3</text:p>
              </table:table-cell>
              <table:table-cell office:value-type="float" office:value="0.050736">
                <text:p>0.050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4</text:p>
              </table:table-cell>
              <table:table-cell office:value-type="float" office:value="0.219496">
                <text:p>0.219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5</text:p>
              </table:table-cell>
              <table:table-cell office:value-type="float" office:value="0.076968">
                <text:p>0.076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6</text:p>
              </table:table-cell>
              <table:table-cell office:value-type="float" office:value="0.113312">
                <text:p>0.113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7</text:p>
              </table:table-cell>
              <table:table-cell office:value-type="float" office:value="0.0124">
                <text:p>0.0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8</text:p>
              </table:table-cell>
              <table:table-cell office:value-type="float" office:value="0.037344">
                <text:p>0.037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9</text:p>
              </table:table-cell>
              <table:table-cell office:value-type="float" office:value="0.009608">
                <text:p>0.0096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0</text:p>
              </table:table-cell>
              <table:table-cell office:value-type="float" office:value="0.056888">
                <text:p>0.0568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</text:p>
              </table:table-cell>
              <table:table-cell office:value-type="float" office:value="0.069088">
                <text:p>0.069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2</text:p>
              </table:table-cell>
              <table:table-cell office:value-type="float" office:value="0.189024">
                <text:p>0.1890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</text:p>
              </table:table-cell>
              <table:table-cell office:value-type="float" office:value="0.060032">
                <text:p>0.060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4</text:p>
              </table:table-cell>
              <table:table-cell office:value-type="float" office:value="0.199424">
                <text:p>0.199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5</text:p>
              </table:table-cell>
              <table:table-cell office:value-type="float" office:value="0.122888">
                <text:p>0.122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6</text:p>
              </table:table-cell>
              <table:table-cell office:value-type="float" office:value="0.119072">
                <text:p>0.1190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7</text:p>
              </table:table-cell>
              <table:table-cell office:value-type="float" office:value="0.144088">
                <text:p>0.1440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8</text:p>
              </table:table-cell>
              <table:table-cell office:value-type="float" office:value="0.162328">
                <text:p>0.162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9</text:p>
              </table:table-cell>
              <table:table-cell office:value-type="float" office:value="0.183872">
                <text:p>0.1838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80</text:p>
              </table:table-cell>
              <table:table-cell office:value-type="float" office:value="0.078192">
                <text:p>0.078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1</text:p>
              </table:table-cell>
              <table:table-cell office:value-type="float" office:value="0.208016">
                <text:p>0.208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2</text:p>
              </table:table-cell>
              <table:table-cell office:value-type="float" office:value="0.033064">
                <text:p>0.0330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83</text:p>
              </table:table-cell>
              <table:table-cell office:value-type="float" office:value="0.19892">
                <text:p>0.198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4</text:p>
              </table:table-cell>
              <table:table-cell office:value-type="float" office:value="0.093976">
                <text:p>0.093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</text:p>
              </table:table-cell>
              <table:table-cell office:value-type="float" office:value="0.2238">
                <text:p>0.2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</text:p>
              </table:table-cell>
              <table:table-cell office:value-type="float" office:value="0.146824">
                <text:p>0.1468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87</text:p>
              </table:table-cell>
              <table:table-cell office:value-type="float" office:value="0.103464">
                <text:p>0.1034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8</text:p>
              </table:table-cell>
              <table:table-cell office:value-type="float" office:value="0.205504">
                <text:p>0.2055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89</text:p>
              </table:table-cell>
              <table:table-cell office:value-type="float" office:value="0.2162">
                <text:p>0.2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</text:p>
              </table:table-cell>
              <table:table-cell office:value-type="float" office:value="0.204192">
                <text:p>0.204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1</text:p>
              </table:table-cell>
              <table:table-cell office:value-type="float" office:value="0.223112">
                <text:p>0.2231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2</text:p>
              </table:table-cell>
              <table:table-cell office:value-type="float" office:value="0.139568">
                <text:p>0.139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3</text:p>
              </table:table-cell>
              <table:table-cell office:value-type="float" office:value="0.026528">
                <text:p>0.026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4</text:p>
              </table:table-cell>
              <table:table-cell office:value-type="float" office:value="0.113544">
                <text:p>0.113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5</text:p>
              </table:table-cell>
              <table:table-cell office:value-type="float" office:value="0.22696">
                <text:p>0.22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6</text:p>
              </table:table-cell>
              <table:table-cell office:value-type="float" office:value="0.202664">
                <text:p>0.202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7</text:p>
              </table:table-cell>
              <table:table-cell office:value-type="float" office:value="0.153312">
                <text:p>0.1533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8</text:p>
              </table:table-cell>
              <table:table-cell office:value-type="float" office:value="0.150008">
                <text:p>0.150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9</text:p>
              </table:table-cell>
              <table:table-cell office:value-type="float" office:value="0.032184">
                <text:p>0.032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0</text:p>
              </table:table-cell>
              <table:table-cell office:value-type="float" office:value="0.100984">
                <text:p>0.100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1</text:p>
              </table:table-cell>
              <table:table-cell office:value-type="float" office:value="0.073248">
                <text:p>0.0732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2</text:p>
              </table:table-cell>
              <table:table-cell office:value-type="float" office:value="0.135408">
                <text:p>0.135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3</text:p>
              </table:table-cell>
              <table:table-cell office:value-type="float" office:value="0.084868">
                <text:p>0.0848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4</text:p>
              </table:table-cell>
              <table:table-cell office:value-type="float" office:value="0.002016">
                <text:p>0.0020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5</text:p>
              </table:table-cell>
              <table:table-cell office:value-type="float" office:value="0.195464">
                <text:p>0.1954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</text:p>
              </table:table-cell>
              <table:table-cell office:value-type="float" office:value="0.069352">
                <text:p>0.0693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7</text:p>
              </table:table-cell>
              <table:table-cell office:value-type="float" office:value="0.1678">
                <text:p>0.16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8</text:p>
              </table:table-cell>
              <table:table-cell office:value-type="float" office:value="0.192228">
                <text:p>0.1922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9</text:p>
              </table:table-cell>
              <table:table-cell office:value-type="float" office:value="0.040612">
                <text:p>0.0406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0</text:p>
              </table:table-cell>
              <table:table-cell office:value-type="float" office:value="0.106736">
                <text:p>0.1067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1</text:p>
              </table:table-cell>
              <table:table-cell office:value-type="float" office:value="0.144656">
                <text:p>0.1446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</text:p>
              </table:table-cell>
              <table:table-cell office:value-type="float" office:value="0.094124">
                <text:p>0.094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3</text:p>
              </table:table-cell>
              <table:table-cell office:value-type="float" office:value="0.062928">
                <text:p>0.0629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</text:p>
              </table:table-cell>
              <table:table-cell office:value-type="float" office:value="0.092832">
                <text:p>0.0928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5</text:p>
              </table:table-cell>
              <table:table-cell office:value-type="float" office:value="0.20114">
                <text:p>0.20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6</text:p>
              </table:table-cell>
              <table:table-cell office:value-type="float" office:value="0.198356">
                <text:p>0.198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7</text:p>
              </table:table-cell>
              <table:table-cell office:value-type="float" office:value="0.03126">
                <text:p>0.03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8</text:p>
              </table:table-cell>
              <table:table-cell office:value-type="float" office:value="0.128944">
                <text:p>0.1289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</text:p>
              </table:table-cell>
              <table:table-cell office:value-type="float" office:value="0.04338">
                <text:p>0.04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20</text:p>
              </table:table-cell>
              <table:table-cell office:value-type="float" office:value="0.184588">
                <text:p>0.184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1</text:p>
              </table:table-cell>
              <table:table-cell office:value-type="float" office:value="0.208812">
                <text:p>0.208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2</text:p>
              </table:table-cell>
              <table:table-cell office:value-type="float" office:value="0.115672">
                <text:p>0.115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3</text:p>
              </table:table-cell>
              <table:table-cell office:value-type="float" office:value="0.1934">
                <text:p>0.1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4</text:p>
              </table:table-cell>
              <table:table-cell office:value-type="float" office:value="0.086384">
                <text:p>0.0863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25</text:p>
              </table:table-cell>
              <table:table-cell office:value-type="float" office:value="0.171252">
                <text:p>0.171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6</text:p>
              </table:table-cell>
              <table:table-cell office:value-type="float" office:value="0.153556">
                <text:p>0.153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7</text:p>
              </table:table-cell>
              <table:table-cell office:value-type="float" office:value="0.228388">
                <text:p>0.228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8</text:p>
              </table:table-cell>
              <table:table-cell office:value-type="float" office:value="0.020452">
                <text:p>0.0204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29</text:p>
              </table:table-cell>
              <table:table-cell office:value-type="float" office:value="0.17956">
                <text:p>0.179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0</text:p>
              </table:table-cell>
              <table:table-cell office:value-type="float" office:value="0.154828">
                <text:p>0.154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31</text:p>
              </table:table-cell>
              <table:table-cell office:value-type="float" office:value="0.03372">
                <text:p>0.03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2</text:p>
              </table:table-cell>
              <table:table-cell office:value-type="float" office:value="0.226304">
                <text:p>0.2263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3</text:p>
              </table:table-cell>
              <table:table-cell office:value-type="float" office:value="0.008176">
                <text:p>0.0081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4</text:p>
              </table:table-cell>
              <table:table-cell office:value-type="float" office:value="0.141364">
                <text:p>0.1413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5</text:p>
              </table:table-cell>
              <table:table-cell office:value-type="float" office:value="0.001028">
                <text:p>0.0010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6</text:p>
              </table:table-cell>
              <table:table-cell office:value-type="float" office:value="0.214752">
                <text:p>0.214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37</text:p>
              </table:table-cell>
              <table:table-cell office:value-type="float" office:value="0.241868">
                <text:p>0.2418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38</text:p>
              </table:table-cell>
              <table:table-cell office:value-type="float" office:value="0.021796">
                <text:p>0.0217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39</text:p>
              </table:table-cell>
              <table:table-cell office:value-type="float" office:value="0.124604">
                <text:p>0.1246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40</text:p>
              </table:table-cell>
              <table:table-cell office:value-type="float" office:value="0.09066">
                <text:p>0.090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41</text:p>
              </table:table-cell>
              <table:table-cell office:value-type="float" office:value="0.137828">
                <text:p>0.1378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42</text:p>
              </table:table-cell>
              <table:table-cell office:value-type="float" office:value="0.146984">
                <text:p>0.1469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43</text:p>
              </table:table-cell>
              <table:table-cell office:value-type="float" office:value="0.136348">
                <text:p>0.1363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44</text:p>
              </table:table-cell>
              <table:table-cell office:value-type="float" office:value="0.060096">
                <text:p>0.0600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45</text:p>
              </table:table-cell>
              <table:table-cell office:value-type="float" office:value="0.10832">
                <text:p>0.108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46</text:p>
              </table:table-cell>
              <table:table-cell office:value-type="float" office:value="0.06176">
                <text:p>0.061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47</text:p>
              </table:table-cell>
              <table:table-cell office:value-type="float" office:value="0.102812">
                <text:p>0.1028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48</text:p>
              </table:table-cell>
              <table:table-cell office:value-type="float" office:value="0.058544">
                <text:p>0.0585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49</text:p>
              </table:table-cell>
              <table:table-cell office:value-type="float" office:value="0.224152">
                <text:p>0.224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50</text:p>
              </table:table-cell>
              <table:table-cell office:value-type="float" office:value="0.221108">
                <text:p>0.221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51</text:p>
              </table:table-cell>
              <table:table-cell office:value-type="float" office:value="0.031412">
                <text:p>0.0314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52</text:p>
              </table:table-cell>
              <table:table-cell office:value-type="float" office:value="0.209824">
                <text:p>0.2098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53</text:p>
              </table:table-cell>
              <table:table-cell office:value-type="float" office:value="0.029224">
                <text:p>0.0292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54</text:p>
              </table:table-cell>
              <table:table-cell office:value-type="float" office:value="0.105532">
                <text:p>0.1055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55</text:p>
              </table:table-cell>
              <table:table-cell office:value-type="float" office:value="0.168024">
                <text:p>0.1680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56</text:p>
              </table:table-cell>
              <table:table-cell office:value-type="float" office:value="0.194632">
                <text:p>0.194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57</text:p>
              </table:table-cell>
              <table:table-cell office:value-type="float" office:value="0.14642">
                <text:p>0.146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58</text:p>
              </table:table-cell>
              <table:table-cell office:value-type="float" office:value="0.07582">
                <text:p>0.075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59</text:p>
              </table:table-cell>
              <table:table-cell office:value-type="float" office:value="0.166772">
                <text:p>0.1667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60</text:p>
              </table:table-cell>
              <table:table-cell office:value-type="float" office:value="0.204772">
                <text:p>0.204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61</text:p>
              </table:table-cell>
              <table:table-cell office:value-type="float" office:value="0.187312">
                <text:p>0.187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62</text:p>
              </table:table-cell>
              <table:table-cell office:value-type="float" office:value="0.025776">
                <text:p>0.025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63</text:p>
              </table:table-cell>
              <table:table-cell office:value-type="float" office:value="0.20776">
                <text:p>0.207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64</text:p>
              </table:table-cell>
              <table:table-cell office:value-type="float" office:value="0.236888">
                <text:p>0.2368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65</text:p>
              </table:table-cell>
              <table:table-cell office:value-type="float" office:value="0.176628">
                <text:p>0.1766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66</text:p>
              </table:table-cell>
              <table:table-cell office:value-type="float" office:value="0.03428">
                <text:p>0.034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67</text:p>
              </table:table-cell>
              <table:table-cell office:value-type="float" office:value="0.101932">
                <text:p>0.1019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68</text:p>
              </table:table-cell>
              <table:table-cell office:value-type="float" office:value="0.116064">
                <text:p>0.1160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69</text:p>
              </table:table-cell>
              <table:table-cell office:value-type="float" office:value="0.187348">
                <text:p>0.187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70</text:p>
              </table:table-cell>
              <table:table-cell office:value-type="float" office:value="0.098576">
                <text:p>0.0985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71</text:p>
              </table:table-cell>
              <table:table-cell office:value-type="float" office:value="0.202996">
                <text:p>0.2029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72</text:p>
              </table:table-cell>
              <table:table-cell office:value-type="float" office:value="0.149308">
                <text:p>0.149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73</text:p>
              </table:table-cell>
              <table:table-cell office:value-type="float" office:value="0.092952">
                <text:p>0.0929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74</text:p>
              </table:table-cell>
              <table:table-cell office:value-type="float" office:value="0.07728">
                <text:p>0.077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75</text:p>
              </table:table-cell>
              <table:table-cell office:value-type="float" office:value="0.19082">
                <text:p>0.19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76</text:p>
              </table:table-cell>
              <table:table-cell office:value-type="float" office:value="0.033808">
                <text:p>0.0338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77</text:p>
              </table:table-cell>
              <table:table-cell office:value-type="float" office:value="0.063092">
                <text:p>0.0630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78</text:p>
              </table:table-cell>
              <table:table-cell office:value-type="float" office:value="0.241468">
                <text:p>0.241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79</text:p>
              </table:table-cell>
              <table:table-cell office:value-type="float" office:value="0.071412">
                <text:p>0.0714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80</text:p>
              </table:table-cell>
              <table:table-cell office:value-type="float" office:value="0.13372">
                <text:p>0.13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81</text:p>
              </table:table-cell>
              <table:table-cell office:value-type="float" office:value="0.136072">
                <text:p>0.136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82</text:p>
              </table:table-cell>
              <table:table-cell office:value-type="float" office:value="0.235492">
                <text:p>0.2354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83</text:p>
              </table:table-cell>
              <table:table-cell office:value-type="float" office:value="0.2202">
                <text:p>0.2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84</text:p>
              </table:table-cell>
              <table:table-cell office:value-type="float" office:value="0.088804">
                <text:p>0.0888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85</text:p>
              </table:table-cell>
              <table:table-cell office:value-type="float" office:value="0.164428">
                <text:p>0.1644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86</text:p>
              </table:table-cell>
              <table:table-cell office:value-type="float" office:value="0.190988">
                <text:p>0.190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87</text:p>
              </table:table-cell>
              <table:table-cell office:value-type="float" office:value="0.091404">
                <text:p>0.0914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88</text:p>
              </table:table-cell>
              <table:table-cell office:value-type="float" office:value="0.160824">
                <text:p>0.1608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89</text:p>
              </table:table-cell>
              <table:table-cell office:value-type="float" office:value="0.059204">
                <text:p>0.0592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90</text:p>
              </table:table-cell>
              <table:table-cell office:value-type="float" office:value="0.18496">
                <text:p>0.18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91</text:p>
              </table:table-cell>
              <table:table-cell office:value-type="float" office:value="0.144532">
                <text:p>0.1445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92</text:p>
              </table:table-cell>
              <table:table-cell office:value-type="float" office:value="0.080976">
                <text:p>0.0809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93</text:p>
              </table:table-cell>
              <table:table-cell office:value-type="float" office:value="0.037676">
                <text:p>0.0376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94</text:p>
              </table:table-cell>
              <table:table-cell office:value-type="float" office:value="0.197968">
                <text:p>0.1979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95</text:p>
              </table:table-cell>
              <table:table-cell office:value-type="float" office:value="0.04992">
                <text:p>0.049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96</text:p>
              </table:table-cell>
              <table:table-cell office:value-type="float" office:value="0.001984">
                <text:p>0.0019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97</text:p>
              </table:table-cell>
              <table:table-cell office:value-type="float" office:value="0.239132">
                <text:p>0.239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98</text:p>
              </table:table-cell>
              <table:table-cell office:value-type="float" office:value="0.063104">
                <text:p>0.063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99</text:p>
              </table:table-cell>
              <table:table-cell office:value-type="float" office:value="0.176472">
                <text:p>0.1764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00</text:p>
              </table:table-cell>
              <table:table-cell office:value-type="float" office:value="0.128312">
                <text:p>0.1283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01</text:p>
              </table:table-cell>
              <table:table-cell office:value-type="float" office:value="0.102252">
                <text:p>0.1022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02</text:p>
              </table:table-cell>
              <table:table-cell office:value-type="float" office:value="0.155314666667">
                <text:p>0.155314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03</text:p>
              </table:table-cell>
              <table:table-cell office:value-type="float" office:value="0.156384">
                <text:p>0.1563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04</text:p>
              </table:table-cell>
              <table:table-cell office:value-type="float" office:value="0.143472">
                <text:p>0.1434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05</text:p>
              </table:table-cell>
              <table:table-cell office:value-type="float" office:value="0.224685333333">
                <text:p>0.224685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206</text:p>
              </table:table-cell>
              <table:table-cell office:value-type="float" office:value="0.198645333333">
                <text:p>0.198645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207</text:p>
              </table:table-cell>
              <table:table-cell office:value-type="float" office:value="0.134536">
                <text:p>0.1345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08</text:p>
              </table:table-cell>
              <table:table-cell office:value-type="float" office:value="0.0688746666667">
                <text:p>0.068874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09</text:p>
              </table:table-cell>
              <table:table-cell office:value-type="float" office:value="0.18704">
                <text:p>0.18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10</text:p>
              </table:table-cell>
              <table:table-cell office:value-type="float" office:value="0.192706666667">
                <text:p>0.19270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11</text:p>
              </table:table-cell>
              <table:table-cell office:value-type="float" office:value="0.245605333333">
                <text:p>0.245605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12</text:p>
              </table:table-cell>
              <table:table-cell office:value-type="float" office:value="0.222869333333">
                <text:p>0.222869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13</text:p>
              </table:table-cell>
              <table:table-cell office:value-type="float" office:value="0.0268373333333">
                <text:p>0.026837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14</text:p>
              </table:table-cell>
              <table:table-cell office:value-type="float" office:value="0.237866666667">
                <text:p>0.2378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15</text:p>
              </table:table-cell>
              <table:table-cell office:value-type="float" office:value="0.230578666667">
                <text:p>0.230578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16</text:p>
              </table:table-cell>
              <table:table-cell office:value-type="float" office:value="0.0448693333333">
                <text:p>0.044869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17</text:p>
              </table:table-cell>
              <table:table-cell office:value-type="float" office:value="0.112968">
                <text:p>0.1129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18</text:p>
              </table:table-cell>
              <table:table-cell office:value-type="float" office:value="0.211898666667">
                <text:p>0.211898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19</text:p>
              </table:table-cell>
              <table:table-cell office:value-type="float" office:value="0.118088">
                <text:p>0.1180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20</text:p>
              </table:table-cell>
              <table:table-cell office:value-type="float" office:value="0.218578666667">
                <text:p>0.218578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21</text:p>
              </table:table-cell>
              <table:table-cell office:value-type="float" office:value="0.108930666667">
                <text:p>0.108930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22</text:p>
              </table:table-cell>
              <table:table-cell office:value-type="float" office:value="0.160213333333">
                <text:p>0.16021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23</text:p>
              </table:table-cell>
              <table:table-cell office:value-type="float" office:value="0.188010666667">
                <text:p>0.188010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24</text:p>
              </table:table-cell>
              <table:table-cell office:value-type="float" office:value="0.119184">
                <text:p>0.119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25</text:p>
              </table:table-cell>
              <table:table-cell office:value-type="float" office:value="0.035104">
                <text:p>0.035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26</text:p>
              </table:table-cell>
              <table:table-cell office:value-type="float" office:value="0.220984">
                <text:p>0.220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27</text:p>
              </table:table-cell>
              <table:table-cell office:value-type="float" office:value="0.129146666667">
                <text:p>0.12914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28</text:p>
              </table:table-cell>
              <table:table-cell office:value-type="float" office:value="0.0605786666667">
                <text:p>0.060578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29</text:p>
              </table:table-cell>
              <table:table-cell office:value-type="float" office:value="0.223314666667">
                <text:p>0.22331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30</text:p>
              </table:table-cell>
              <table:table-cell office:value-type="float" office:value="0.0644853333333">
                <text:p>0.064485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31</text:p>
              </table:table-cell>
              <table:table-cell office:value-type="float" office:value="0.0545706666667">
                <text:p>0.054570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32</text:p>
              </table:table-cell>
              <table:table-cell office:value-type="float" office:value="0.165848">
                <text:p>0.1658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33</text:p>
              </table:table-cell>
              <table:table-cell office:value-type="float" office:value="0.032328">
                <text:p>0.0323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34</text:p>
              </table:table-cell>
              <table:table-cell office:value-type="float" office:value="0.222229333333">
                <text:p>0.222229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35</text:p>
              </table:table-cell>
              <table:table-cell office:value-type="float" office:value="0.146408">
                <text:p>0.1464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36</text:p>
              </table:table-cell>
              <table:table-cell office:value-type="float" office:value="0.179144">
                <text:p>0.179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37</text:p>
              </table:table-cell>
              <table:table-cell office:value-type="float" office:value="0.181936">
                <text:p>0.181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38</text:p>
              </table:table-cell>
              <table:table-cell office:value-type="float" office:value="0.213594666667">
                <text:p>0.21359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39</text:p>
              </table:table-cell>
              <table:table-cell office:value-type="float" office:value="0.143749333333">
                <text:p>0.143749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0</text:p>
              </table:table-cell>
              <table:table-cell office:value-type="float" office:value="0.082912">
                <text:p>0.0829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1</text:p>
              </table:table-cell>
              <table:table-cell office:value-type="float" office:value="0.193373333333">
                <text:p>0.19337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2</text:p>
              </table:table-cell>
              <table:table-cell office:value-type="float" office:value="0.207413333333">
                <text:p>0.20741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3</text:p>
              </table:table-cell>
              <table:table-cell office:value-type="float" office:value="0.24792">
                <text:p>0.24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44</text:p>
              </table:table-cell>
              <table:table-cell office:value-type="float" office:value="0.154032">
                <text:p>0.1540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245</text:p>
              </table:table-cell>
              <table:table-cell office:value-type="float" office:value="0.156437333333">
                <text:p>0.156437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6</text:p>
              </table:table-cell>
              <table:table-cell office:value-type="float" office:value="0.174176">
                <text:p>0.174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247</text:p>
              </table:table-cell>
              <table:table-cell office:value-type="float" office:value="0.13644">
                <text:p>0.136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8</text:p>
              </table:table-cell>
              <table:table-cell office:value-type="float" office:value="0.134632">
                <text:p>0.1346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9</text:p>
              </table:table-cell>
              <table:table-cell office:value-type="float" office:value="0.211224">
                <text:p>0.2112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50</text:p>
              </table:table-cell>
              <table:table-cell office:value-type="float" office:value="0.21764">
                <text:p>0.217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51</text:p>
              </table:table-cell>
              <table:table-cell office:value-type="float" office:value="0.23704">
                <text:p>0.23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52</text:p>
              </table:table-cell>
              <table:table-cell office:value-type="float" office:value="0.0716">
                <text:p>0.07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53</text:p>
              </table:table-cell>
              <table:table-cell office:value-type="float" office:value="0.152472">
                <text:p>0.1524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54</text:p>
              </table:table-cell>
              <table:table-cell office:value-type="float" office:value="0.103306666667">
                <text:p>0.10330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55</text:p>
              </table:table-cell>
              <table:table-cell office:value-type="float" office:value="0.0146853333333">
                <text:p>0.014685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56</text:p>
              </table:table-cell>
              <table:table-cell office:value-type="float" office:value="0.0212453333333">
                <text:p>0.021245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57</text:p>
              </table:table-cell>
              <table:table-cell office:value-type="float" office:value="0.103069333333">
                <text:p>0.103069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58</text:p>
              </table:table-cell>
              <table:table-cell office:value-type="float" office:value="0.237290666667">
                <text:p>0.237290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59</text:p>
              </table:table-cell>
              <table:table-cell office:value-type="float" office:value="0.107672">
                <text:p>0.1076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0</text:p>
              </table:table-cell>
              <table:table-cell office:value-type="float" office:value="0.197533333333">
                <text:p>0.1975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1</text:p>
              </table:table-cell>
              <table:table-cell office:value-type="float" office:value="0.118805333333">
                <text:p>0.118805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2</text:p>
              </table:table-cell>
              <table:table-cell office:value-type="float" office:value="0.126010666667">
                <text:p>0.126010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3</text:p>
              </table:table-cell>
              <table:table-cell office:value-type="float" office:value="0.123248">
                <text:p>0.1232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4</text:p>
              </table:table-cell>
              <table:table-cell office:value-type="float" office:value="0.135034666667">
                <text:p>0.135034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5</text:p>
              </table:table-cell>
              <table:table-cell office:value-type="float" office:value="0.209757333333">
                <text:p>0.209757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6</text:p>
              </table:table-cell>
              <table:table-cell office:value-type="float" office:value="0.0980773333333">
                <text:p>0.098077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67</text:p>
              </table:table-cell>
              <table:table-cell office:value-type="float" office:value="0.223848">
                <text:p>0.223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68</text:p>
              </table:table-cell>
              <table:table-cell office:value-type="float" office:value="0.185869333333">
                <text:p>0.185869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9</text:p>
              </table:table-cell>
              <table:table-cell office:value-type="float" office:value="0.134152">
                <text:p>0.1341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70</text:p>
              </table:table-cell>
              <table:table-cell office:value-type="float" office:value="0.241882666667">
                <text:p>0.241882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71</text:p>
              </table:table-cell>
              <table:table-cell office:value-type="float" office:value="0.0468426666667">
                <text:p>0.046842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72</text:p>
              </table:table-cell>
              <table:table-cell office:value-type="float" office:value="0.139421333333">
                <text:p>0.139421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73</text:p>
              </table:table-cell>
              <table:table-cell office:value-type="float" office:value="0.0725173333333">
                <text:p>0.072517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74</text:p>
              </table:table-cell>
              <table:table-cell office:value-type="float" office:value="0.066592">
                <text:p>0.066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75</text:p>
              </table:table-cell>
              <table:table-cell office:value-type="float" office:value="0.23676">
                <text:p>0.23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76</text:p>
              </table:table-cell>
              <table:table-cell office:value-type="float" office:value="0.067696">
                <text:p>0.0676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77</text:p>
              </table:table-cell>
              <table:table-cell office:value-type="float" office:value="0.0403893333333">
                <text:p>0.040389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78</text:p>
              </table:table-cell>
              <table:table-cell office:value-type="float" office:value="0.139442666667">
                <text:p>0.139442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79</text:p>
              </table:table-cell>
              <table:table-cell office:value-type="float" office:value="0.252784">
                <text:p>0.252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80</text:p>
              </table:table-cell>
              <table:table-cell office:value-type="float" office:value="0.23436">
                <text:p>0.23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81</text:p>
              </table:table-cell>
              <table:table-cell office:value-type="float" office:value="0.0535386666667">
                <text:p>0.053538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82</text:p>
              </table:table-cell>
              <table:table-cell office:value-type="float" office:value="0.156832">
                <text:p>0.1568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83</text:p>
              </table:table-cell>
              <table:table-cell office:value-type="float" office:value="0.114565333333">
                <text:p>0.114565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84</text:p>
              </table:table-cell>
              <table:table-cell office:value-type="float" office:value="0.208770666667">
                <text:p>0.208770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85</text:p>
              </table:table-cell>
              <table:table-cell office:value-type="float" office:value="0.161965333333">
                <text:p>0.161965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86</text:p>
              </table:table-cell>
              <table:table-cell office:value-type="float" office:value="0.129581333333">
                <text:p>0.129581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87</text:p>
              </table:table-cell>
              <table:table-cell office:value-type="float" office:value="0.245954666667">
                <text:p>0.24595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88</text:p>
              </table:table-cell>
              <table:table-cell office:value-type="float" office:value="0.217181333333">
                <text:p>0.217181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89</text:p>
              </table:table-cell>
              <table:table-cell office:value-type="float" office:value="0.10492">
                <text:p>0.104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90</text:p>
              </table:table-cell>
              <table:table-cell office:value-type="float" office:value="0.174058666667">
                <text:p>0.174058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91</text:p>
              </table:table-cell>
              <table:table-cell office:value-type="float" office:value="0.242421333333">
                <text:p>0.242421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92</text:p>
              </table:table-cell>
              <table:table-cell office:value-type="float" office:value="0.110754666667">
                <text:p>0.110754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93</text:p>
              </table:table-cell>
              <table:table-cell office:value-type="float" office:value="0.0299973333333">
                <text:p>0.029997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94</text:p>
              </table:table-cell>
              <table:table-cell office:value-type="float" office:value="0.114994666667">
                <text:p>0.114994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95</text:p>
              </table:table-cell>
              <table:table-cell office:value-type="float" office:value="0.0770026666667">
                <text:p>0.077002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96</text:p>
              </table:table-cell>
              <table:table-cell office:value-type="float" office:value="0.0712293333333">
                <text:p>0.071229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97</text:p>
              </table:table-cell>
              <table:table-cell office:value-type="float" office:value="0.0894746666667">
                <text:p>0.089474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98</text:p>
              </table:table-cell>
              <table:table-cell office:value-type="float" office:value="0.192730666667">
                <text:p>0.192730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99</text:p>
              </table:table-cell>
              <table:table-cell office:value-type="float" office:value="0.0662426666667">
                <text:p>0.066242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00</text:p>
              </table:table-cell>
              <table:table-cell office:value-type="float" office:value="0.138418666667">
                <text:p>0.138418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1</text:p>
              </table:table-cell>
              <table:table-cell office:value-type="float" office:value="0.028112">
                <text:p>0.0281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02</text:p>
              </table:table-cell>
              <table:table-cell office:value-type="float" office:value="0.155708">
                <text:p>0.1557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3</text:p>
              </table:table-cell>
              <table:table-cell office:value-type="float" office:value="0.03113">
                <text:p>0.031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4</text:p>
              </table:table-cell>
              <table:table-cell office:value-type="float" office:value="0.239436">
                <text:p>0.239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05</text:p>
              </table:table-cell>
              <table:table-cell office:value-type="float" office:value="0.108172">
                <text:p>0.1081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6</text:p>
              </table:table-cell>
              <table:table-cell office:value-type="float" office:value="0.014844">
                <text:p>0.0148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07</text:p>
              </table:table-cell>
              <table:table-cell office:value-type="float" office:value="0.026698">
                <text:p>0.0266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8</text:p>
              </table:table-cell>
              <table:table-cell office:value-type="float" office:value="0.130064">
                <text:p>0.1300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9</text:p>
              </table:table-cell>
              <table:table-cell office:value-type="float" office:value="0.22281">
                <text:p>0.22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10</text:p>
              </table:table-cell>
              <table:table-cell office:value-type="float" office:value="0.240876">
                <text:p>0.2408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11</text:p>
              </table:table-cell>
              <table:table-cell office:value-type="float" office:value="0.050764">
                <text:p>0.0507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12</text:p>
              </table:table-cell>
              <table:table-cell office:value-type="float" office:value="0.08579">
                <text:p>0.085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13</text:p>
              </table:table-cell>
              <table:table-cell office:value-type="float" office:value="0.136514">
                <text:p>0.1365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14</text:p>
              </table:table-cell>
              <table:table-cell office:value-type="float" office:value="0.070148">
                <text:p>0.070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15</text:p>
              </table:table-cell>
              <table:table-cell office:value-type="float" office:value="0.027258">
                <text:p>0.0272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16</text:p>
              </table:table-cell>
              <table:table-cell office:value-type="float" office:value="0.242156">
                <text:p>0.242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17</text:p>
              </table:table-cell>
              <table:table-cell office:value-type="float" office:value="0.160618">
                <text:p>0.160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18</text:p>
              </table:table-cell>
              <table:table-cell office:value-type="float" office:value="0.029262">
                <text:p>0.0292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19</text:p>
              </table:table-cell>
              <table:table-cell office:value-type="float" office:value="0.12198">
                <text:p>0.121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0</text:p>
              </table:table-cell>
              <table:table-cell office:value-type="float" office:value="0.118078">
                <text:p>0.1180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1</text:p>
              </table:table-cell>
              <table:table-cell office:value-type="float" office:value="0.20564">
                <text:p>0.20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22</text:p>
              </table:table-cell>
              <table:table-cell office:value-type="float" office:value="0.102516">
                <text:p>0.1025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3</text:p>
              </table:table-cell>
              <table:table-cell office:value-type="float" office:value="0.15689">
                <text:p>0.15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4</text:p>
              </table:table-cell>
              <table:table-cell office:value-type="float" office:value="0.219054">
                <text:p>0.2190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5</text:p>
              </table:table-cell>
              <table:table-cell office:value-type="float" office:value="0.059604">
                <text:p>0.0596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6</text:p>
              </table:table-cell>
              <table:table-cell office:value-type="float" office:value="0.137654">
                <text:p>0.137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7</text:p>
              </table:table-cell>
              <table:table-cell office:value-type="float" office:value="0.216068">
                <text:p>0.216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28</text:p>
              </table:table-cell>
              <table:table-cell office:value-type="float" office:value="0.110764">
                <text:p>0.1107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9</text:p>
              </table:table-cell>
              <table:table-cell office:value-type="float" office:value="0.232854">
                <text:p>0.232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30</text:p>
              </table:table-cell>
              <table:table-cell office:value-type="float" office:value="0.157772">
                <text:p>0.1577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1</text:p>
              </table:table-cell>
              <table:table-cell office:value-type="float" office:value="0.09591">
                <text:p>0.095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32</text:p>
              </table:table-cell>
              <table:table-cell office:value-type="float" office:value="0.10647">
                <text:p>0.106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3</text:p>
              </table:table-cell>
              <table:table-cell office:value-type="float" office:value="0.02316">
                <text:p>0.023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34</text:p>
              </table:table-cell>
              <table:table-cell office:value-type="float" office:value="0.193302">
                <text:p>0.1933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5</text:p>
              </table:table-cell>
              <table:table-cell office:value-type="float" office:value="0.170842">
                <text:p>0.1708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6</text:p>
              </table:table-cell>
              <table:table-cell office:value-type="float" office:value="0.219838">
                <text:p>0.2198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7</text:p>
              </table:table-cell>
              <table:table-cell office:value-type="float" office:value="0.003676">
                <text:p>0.0036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8</text:p>
              </table:table-cell>
              <table:table-cell office:value-type="float" office:value="0.091334">
                <text:p>0.0913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9</text:p>
              </table:table-cell>
              <table:table-cell office:value-type="float" office:value="0.238044">
                <text:p>0.2380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340</text:p>
              </table:table-cell>
              <table:table-cell office:value-type="float" office:value="0.218414">
                <text:p>0.2184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1</text:p>
              </table:table-cell>
              <table:table-cell office:value-type="float" office:value="0.150556">
                <text:p>0.150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2</text:p>
              </table:table-cell>
              <table:table-cell office:value-type="float" office:value="0.127166">
                <text:p>0.127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3</text:p>
              </table:table-cell>
              <table:table-cell office:value-type="float" office:value="0.239872">
                <text:p>0.2398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4</text:p>
              </table:table-cell>
              <table:table-cell office:value-type="float" office:value="0.178544">
                <text:p>0.1785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5</text:p>
              </table:table-cell>
              <table:table-cell office:value-type="float" office:value="0.065766">
                <text:p>0.0657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6</text:p>
              </table:table-cell>
              <table:table-cell office:value-type="float" office:value="0.207802">
                <text:p>0.207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47</text:p>
              </table:table-cell>
              <table:table-cell office:value-type="float" office:value="0.251458">
                <text:p>0.251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48</text:p>
              </table:table-cell>
              <table:table-cell office:value-type="float" office:value="0.097068">
                <text:p>0.0970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9</text:p>
              </table:table-cell>
              <table:table-cell office:value-type="float" office:value="0.14977">
                <text:p>0.149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0</text:p>
              </table:table-cell>
              <table:table-cell office:value-type="float" office:value="0.070244">
                <text:p>0.0702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51</text:p>
              </table:table-cell>
              <table:table-cell office:value-type="float" office:value="0.046478">
                <text:p>0.0464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2</text:p>
              </table:table-cell>
              <table:table-cell office:value-type="float" office:value="0.087528">
                <text:p>0.087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3</text:p>
              </table:table-cell>
              <table:table-cell office:value-type="float" office:value="0.005746">
                <text:p>0.0057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4</text:p>
              </table:table-cell>
              <table:table-cell office:value-type="float" office:value="0.026648">
                <text:p>0.0266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55</text:p>
              </table:table-cell>
              <table:table-cell office:value-type="float" office:value="0.159108">
                <text:p>0.1591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6</text:p>
              </table:table-cell>
              <table:table-cell office:value-type="float" office:value="0.209786">
                <text:p>0.209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57</text:p>
              </table:table-cell>
              <table:table-cell office:value-type="float" office:value="0.22082">
                <text:p>0.220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8</text:p>
              </table:table-cell>
              <table:table-cell office:value-type="float" office:value="0.125106">
                <text:p>0.125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9</text:p>
              </table:table-cell>
              <table:table-cell office:value-type="float" office:value="0.196104">
                <text:p>0.196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0</text:p>
              </table:table-cell>
              <table:table-cell office:value-type="float" office:value="0.170428">
                <text:p>0.1704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1</text:p>
              </table:table-cell>
              <table:table-cell office:value-type="float" office:value="0.218398">
                <text:p>0.218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362</text:p>
              </table:table-cell>
              <table:table-cell office:value-type="float" office:value="0.253086">
                <text:p>0.2530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63</text:p>
              </table:table-cell>
              <table:table-cell office:value-type="float" office:value="0.16367">
                <text:p>0.163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4</text:p>
              </table:table-cell>
              <table:table-cell office:value-type="float" office:value="0.165294">
                <text:p>0.1652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5</text:p>
              </table:table-cell>
              <table:table-cell office:value-type="float" office:value="0.123034">
                <text:p>0.1230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6</text:p>
              </table:table-cell>
              <table:table-cell office:value-type="float" office:value="0.163454">
                <text:p>0.1634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7</text:p>
              </table:table-cell>
              <table:table-cell office:value-type="float" office:value="0.079408">
                <text:p>0.0794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8</text:p>
              </table:table-cell>
              <table:table-cell office:value-type="float" office:value="0.140198">
                <text:p>0.1401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9</text:p>
              </table:table-cell>
              <table:table-cell office:value-type="float" office:value="0.102488">
                <text:p>0.1024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0</text:p>
              </table:table-cell>
              <table:table-cell office:value-type="float" office:value="0.23539">
                <text:p>0.235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1</text:p>
              </table:table-cell>
              <table:table-cell office:value-type="float" office:value="0.19051">
                <text:p>0.190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2</text:p>
              </table:table-cell>
              <table:table-cell office:value-type="float" office:value="0.19922">
                <text:p>0.199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3</text:p>
              </table:table-cell>
              <table:table-cell office:value-type="float" office:value="0.246474">
                <text:p>0.2464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4</text:p>
              </table:table-cell>
              <table:table-cell office:value-type="float" office:value="0.241114">
                <text:p>0.241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75</text:p>
              </table:table-cell>
              <table:table-cell office:value-type="float" office:value="0.24203">
                <text:p>0.24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76</text:p>
              </table:table-cell>
              <table:table-cell office:value-type="float" office:value="0.233542">
                <text:p>0.2335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7</text:p>
              </table:table-cell>
              <table:table-cell office:value-type="float" office:value="0.214232">
                <text:p>0.214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378</text:p>
              </table:table-cell>
              <table:table-cell office:value-type="float" office:value="0.153008">
                <text:p>0.153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9</text:p>
              </table:table-cell>
              <table:table-cell office:value-type="float" office:value="0.24612">
                <text:p>0.246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380</text:p>
              </table:table-cell>
              <table:table-cell office:value-type="float" office:value="0.160064">
                <text:p>0.1600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1</text:p>
              </table:table-cell>
              <table:table-cell office:value-type="float" office:value="0.226142">
                <text:p>0.226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82</text:p>
              </table:table-cell>
              <table:table-cell office:value-type="float" office:value="0.170098">
                <text:p>0.1700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3</text:p>
              </table:table-cell>
              <table:table-cell office:value-type="float" office:value="0.058278">
                <text:p>0.0582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84</text:p>
              </table:table-cell>
              <table:table-cell office:value-type="float" office:value="0.153494">
                <text:p>0.1534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5</text:p>
              </table:table-cell>
              <table:table-cell office:value-type="float" office:value="0.103812">
                <text:p>0.1038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6</text:p>
              </table:table-cell>
              <table:table-cell office:value-type="float" office:value="0.119296">
                <text:p>0.1192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7</text:p>
              </table:table-cell>
              <table:table-cell office:value-type="float" office:value="0.10946">
                <text:p>0.109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8</text:p>
              </table:table-cell>
              <table:table-cell office:value-type="float" office:value="0.125938">
                <text:p>0.1259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9</text:p>
              </table:table-cell>
              <table:table-cell office:value-type="float" office:value="0.107386">
                <text:p>0.1073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90</text:p>
              </table:table-cell>
              <table:table-cell office:value-type="float" office:value="0.232062">
                <text:p>0.2320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91</text:p>
              </table:table-cell>
              <table:table-cell office:value-type="float" office:value="0.251918">
                <text:p>0.251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92</text:p>
              </table:table-cell>
              <table:table-cell office:value-type="float" office:value="0.036622">
                <text:p>0.0366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93</text:p>
              </table:table-cell>
              <table:table-cell office:value-type="float" office:value="0.167616">
                <text:p>0.1676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94</text:p>
              </table:table-cell>
              <table:table-cell office:value-type="float" office:value="0.031432">
                <text:p>0.0314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95</text:p>
              </table:table-cell>
              <table:table-cell office:value-type="float" office:value="0.066674">
                <text:p>0.066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96</text:p>
              </table:table-cell>
              <table:table-cell office:value-type="float" office:value="0.012956">
                <text:p>0.0129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97</text:p>
              </table:table-cell>
              <table:table-cell office:value-type="float" office:value="0.082824">
                <text:p>0.0828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98</text:p>
              </table:table-cell>
              <table:table-cell office:value-type="float" office:value="0.077322">
                <text:p>0.0773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99</text:p>
              </table:table-cell>
              <table:table-cell office:value-type="float" office:value="0.017054">
                <text:p>0.0170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00</text:p>
              </table:table-cell>
              <table:table-cell office:value-type="float" office:value="0.246876">
                <text:p>0.2468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401</text:p>
              </table:table-cell>
              <table:table-cell office:value-type="float" office:value="0.030858">
                <text:p>0.0308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02</text:p>
              </table:table-cell>
              <table:table-cell office:value-type="float" office:value="0.169468">
                <text:p>0.169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03</text:p>
              </table:table-cell>
              <table:table-cell office:value-type="float" office:value="0.197638">
                <text:p>0.197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04</text:p>
              </table:table-cell>
              <table:table-cell office:value-type="float" office:value="0.201494">
                <text:p>0.201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05</text:p>
              </table:table-cell>
              <table:table-cell office:value-type="float" office:value="0.126332">
                <text:p>0.1263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06</text:p>
              </table:table-cell>
              <table:table-cell office:value-type="float" office:value="0.209396">
                <text:p>0.209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07</text:p>
              </table:table-cell>
              <table:table-cell office:value-type="float" office:value="0.054764">
                <text:p>0.0547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08</text:p>
              </table:table-cell>
              <table:table-cell office:value-type="float" office:value="0.065688">
                <text:p>0.0656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09</text:p>
              </table:table-cell>
              <table:table-cell office:value-type="float" office:value="0.225598">
                <text:p>0.225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10</text:p>
              </table:table-cell>
              <table:table-cell office:value-type="float" office:value="0.015276">
                <text:p>0.0152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11</text:p>
              </table:table-cell>
              <table:table-cell office:value-type="float" office:value="0.062618">
                <text:p>0.0626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12</text:p>
              </table:table-cell>
              <table:table-cell office:value-type="float" office:value="0.078472">
                <text:p>0.078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13</text:p>
              </table:table-cell>
              <table:table-cell office:value-type="float" office:value="0.030152">
                <text:p>0.0301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14</text:p>
              </table:table-cell>
              <table:table-cell office:value-type="float" office:value="0.15339">
                <text:p>0.15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15</text:p>
              </table:table-cell>
              <table:table-cell office:value-type="float" office:value="0.104774">
                <text:p>0.1047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16</text:p>
              </table:table-cell>
              <table:table-cell office:value-type="float" office:value="0.152532">
                <text:p>0.152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17</text:p>
              </table:table-cell>
              <table:table-cell office:value-type="float" office:value="0.129284">
                <text:p>0.1292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18</text:p>
              </table:table-cell>
              <table:table-cell office:value-type="float" office:value="0.114092">
                <text:p>0.114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19</text:p>
              </table:table-cell>
              <table:table-cell office:value-type="float" office:value="0.141264">
                <text:p>0.1412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20</text:p>
              </table:table-cell>
              <table:table-cell office:value-type="float" office:value="0.014032">
                <text:p>0.0140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21</text:p>
              </table:table-cell>
              <table:table-cell office:value-type="float" office:value="0.205884">
                <text:p>0.205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22</text:p>
              </table:table-cell>
              <table:table-cell office:value-type="float" office:value="0.152882">
                <text:p>0.152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23</text:p>
              </table:table-cell>
              <table:table-cell office:value-type="float" office:value="0.086526">
                <text:p>0.0865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24</text:p>
              </table:table-cell>
              <table:table-cell office:value-type="float" office:value="0.010064">
                <text:p>0.0100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25</text:p>
              </table:table-cell>
              <table:table-cell office:value-type="float" office:value="0.09264">
                <text:p>0.092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26</text:p>
              </table:table-cell>
              <table:table-cell office:value-type="float" office:value="0.19975">
                <text:p>0.19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27</text:p>
              </table:table-cell>
              <table:table-cell office:value-type="float" office:value="0.088098">
                <text:p>0.0880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28</text:p>
              </table:table-cell>
              <table:table-cell office:value-type="float" office:value="0.135854">
                <text:p>0.135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29</text:p>
              </table:table-cell>
              <table:table-cell office:value-type="float" office:value="0.01154">
                <text:p>0.011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30</text:p>
              </table:table-cell>
              <table:table-cell office:value-type="float" office:value="0.157242">
                <text:p>0.157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31</text:p>
              </table:table-cell>
              <table:table-cell office:value-type="float" office:value="0.06141">
                <text:p>0.061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32</text:p>
              </table:table-cell>
              <table:table-cell office:value-type="float" office:value="0.161844">
                <text:p>0.161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33</text:p>
              </table:table-cell>
              <table:table-cell office:value-type="float" office:value="0.07245">
                <text:p>0.072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34</text:p>
              </table:table-cell>
              <table:table-cell office:value-type="float" office:value="0.078328">
                <text:p>0.0783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35</text:p>
              </table:table-cell>
              <table:table-cell office:value-type="float" office:value="0.218582">
                <text:p>0.218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36</text:p>
              </table:table-cell>
              <table:table-cell office:value-type="float" office:value="0.063152">
                <text:p>0.0631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37</text:p>
              </table:table-cell>
              <table:table-cell office:value-type="float" office:value="0.182">
                <text:p>0.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38</text:p>
              </table:table-cell>
              <table:table-cell office:value-type="float" office:value="0.064242">
                <text:p>0.0642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39</text:p>
              </table:table-cell>
              <table:table-cell office:value-type="float" office:value="0.193452">
                <text:p>0.193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0</text:p>
              </table:table-cell>
              <table:table-cell office:value-type="float" office:value="0.217426">
                <text:p>0.217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1</text:p>
              </table:table-cell>
              <table:table-cell office:value-type="float" office:value="0.171592">
                <text:p>0.171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2</text:p>
              </table:table-cell>
              <table:table-cell office:value-type="float" office:value="0.055664">
                <text:p>0.0556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43</text:p>
              </table:table-cell>
              <table:table-cell office:value-type="float" office:value="0.209194">
                <text:p>0.209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4</text:p>
              </table:table-cell>
              <table:table-cell office:value-type="float" office:value="0.207106">
                <text:p>0.20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5</text:p>
              </table:table-cell>
              <table:table-cell office:value-type="float" office:value="0.154034">
                <text:p>0.154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6</text:p>
              </table:table-cell>
              <table:table-cell office:value-type="float" office:value="0.113626">
                <text:p>0.1136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47</text:p>
              </table:table-cell>
              <table:table-cell office:value-type="float" office:value="0.047924">
                <text:p>0.0479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48</text:p>
              </table:table-cell>
              <table:table-cell office:value-type="float" office:value="0.182212">
                <text:p>0.182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9</text:p>
              </table:table-cell>
              <table:table-cell office:value-type="float" office:value="0.174352">
                <text:p>0.174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50</text:p>
              </table:table-cell>
              <table:table-cell office:value-type="float" office:value="0.13809">
                <text:p>0.13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51</text:p>
              </table:table-cell>
              <table:table-cell office:value-type="float" office:value="0.204678">
                <text:p>0.204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52</text:p>
              </table:table-cell>
              <table:table-cell office:value-type="float" office:value="0.053388">
                <text:p>0.0533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53</text:p>
              </table:table-cell>
              <table:table-cell office:value-type="float" office:value="0.043174">
                <text:p>0.0431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54</text:p>
              </table:table-cell>
              <table:table-cell office:value-type="float" office:value="0.118526">
                <text:p>0.1185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55</text:p>
              </table:table-cell>
              <table:table-cell office:value-type="float" office:value="0.134048">
                <text:p>0.134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56</text:p>
              </table:table-cell>
              <table:table-cell office:value-type="float" office:value="0.156396">
                <text:p>0.156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57</text:p>
              </table:table-cell>
              <table:table-cell office:value-type="float" office:value="0.212234">
                <text:p>0.212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58</text:p>
              </table:table-cell>
              <table:table-cell office:value-type="float" office:value="0.007486">
                <text:p>0.0074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59</text:p>
              </table:table-cell>
              <table:table-cell office:value-type="float" office:value="0.226022">
                <text:p>0.226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60</text:p>
              </table:table-cell>
              <table:table-cell office:value-type="float" office:value="0.190514">
                <text:p>0.190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61</text:p>
              </table:table-cell>
              <table:table-cell office:value-type="float" office:value="0.225202">
                <text:p>0.225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62</text:p>
              </table:table-cell>
              <table:table-cell office:value-type="float" office:value="0.015946">
                <text:p>0.0159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63</text:p>
              </table:table-cell>
              <table:table-cell office:value-type="float" office:value="0.186882">
                <text:p>0.186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64</text:p>
              </table:table-cell>
              <table:table-cell office:value-type="float" office:value="0.094632">
                <text:p>0.0946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65</text:p>
              </table:table-cell>
              <table:table-cell office:value-type="float" office:value="0.010042">
                <text:p>0.0100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66</text:p>
              </table:table-cell>
              <table:table-cell office:value-type="float" office:value="0.107036">
                <text:p>0.1070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67</text:p>
              </table:table-cell>
              <table:table-cell office:value-type="float" office:value="0.100808">
                <text:p>0.1008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68</text:p>
              </table:table-cell>
              <table:table-cell office:value-type="float" office:value="0.16776">
                <text:p>0.16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69</text:p>
              </table:table-cell>
              <table:table-cell office:value-type="float" office:value="0.044038">
                <text:p>0.0440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70</text:p>
              </table:table-cell>
              <table:table-cell office:value-type="float" office:value="0.090256">
                <text:p>0.0902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71</text:p>
              </table:table-cell>
              <table:table-cell office:value-type="float" office:value="0.220554">
                <text:p>0.220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72</text:p>
              </table:table-cell>
              <table:table-cell office:value-type="float" office:value="0.077038">
                <text:p>0.0770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73</text:p>
              </table:table-cell>
              <table:table-cell office:value-type="float" office:value="0.146954">
                <text:p>0.146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74</text:p>
              </table:table-cell>
              <table:table-cell office:value-type="float" office:value="0.161724">
                <text:p>0.161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75</text:p>
              </table:table-cell>
              <table:table-cell office:value-type="float" office:value="0.077546">
                <text:p>0.0775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76</text:p>
              </table:table-cell>
              <table:table-cell office:value-type="float" office:value="0.15621">
                <text:p>0.15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77</text:p>
              </table:table-cell>
              <table:table-cell office:value-type="float" office:value="0.046716">
                <text:p>0.0467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78</text:p>
              </table:table-cell>
              <table:table-cell office:value-type="float" office:value="0.168404">
                <text:p>0.168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79</text:p>
              </table:table-cell>
              <table:table-cell office:value-type="float" office:value="0.09971">
                <text:p>0.099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0</text:p>
              </table:table-cell>
              <table:table-cell office:value-type="float" office:value="0.083364">
                <text:p>0.083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1</text:p>
              </table:table-cell>
              <table:table-cell office:value-type="float" office:value="0.055104">
                <text:p>0.055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2</text:p>
              </table:table-cell>
              <table:table-cell office:value-type="float" office:value="0.162702">
                <text:p>0.162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83</text:p>
              </table:table-cell>
              <table:table-cell office:value-type="float" office:value="0.155432">
                <text:p>0.155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84</text:p>
              </table:table-cell>
              <table:table-cell office:value-type="float" office:value="0.097602">
                <text:p>0.0976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5</text:p>
              </table:table-cell>
              <table:table-cell office:value-type="float" office:value="0.062136">
                <text:p>0.062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6</text:p>
              </table:table-cell>
              <table:table-cell office:value-type="float" office:value="0.11755">
                <text:p>0.117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7</text:p>
              </table:table-cell>
              <table:table-cell office:value-type="float" office:value="0.207578">
                <text:p>0.207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88</text:p>
              </table:table-cell>
              <table:table-cell office:value-type="float" office:value="0.073696">
                <text:p>0.0736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9</text:p>
              </table:table-cell>
              <table:table-cell office:value-type="float" office:value="0.178496">
                <text:p>0.178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90</text:p>
              </table:table-cell>
              <table:table-cell office:value-type="float" office:value="0.107664">
                <text:p>0.1076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91</text:p>
              </table:table-cell>
              <table:table-cell office:value-type="float" office:value="0.097246">
                <text:p>0.097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92</text:p>
              </table:table-cell>
              <table:table-cell office:value-type="float" office:value="0.04173">
                <text:p>0.041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93</text:p>
              </table:table-cell>
              <table:table-cell office:value-type="float" office:value="0.063054">
                <text:p>0.0630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94</text:p>
              </table:table-cell>
              <table:table-cell office:value-type="float" office:value="0.042376">
                <text:p>0.0423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95</text:p>
              </table:table-cell>
              <table:table-cell office:value-type="float" office:value="0.05882">
                <text:p>0.058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96</text:p>
              </table:table-cell>
              <table:table-cell office:value-type="float" office:value="0.131958">
                <text:p>0.131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97</text:p>
              </table:table-cell>
              <table:table-cell office:value-type="float" office:value="0.115502">
                <text:p>0.115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98</text:p>
              </table:table-cell>
              <table:table-cell office:value-type="float" office:value="0.074406">
                <text:p>0.0744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99</text:p>
              </table:table-cell>
              <table:table-cell office:value-type="float" office:value="0.193748">
                <text:p>0.193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00</text:p>
              </table:table-cell>
              <table:table-cell office:value-type="float" office:value="0.110874">
                <text:p>0.1108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01</text:p>
              </table:table-cell>
              <table:table-cell office:value-type="float" office:value="0.026938">
                <text:p>0.026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02</text:p>
              </table:table-cell>
              <table:table-cell office:value-type="float" office:value="0.083222">
                <text:p>0.083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03</text:p>
              </table:table-cell>
              <table:table-cell office:value-type="float" office:value="0.235254">
                <text:p>0.235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04</text:p>
              </table:table-cell>
              <table:table-cell office:value-type="float" office:value="0.176596">
                <text:p>0.1765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05</text:p>
              </table:table-cell>
              <table:table-cell office:value-type="float" office:value="0.18626">
                <text:p>0.186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06</text:p>
              </table:table-cell>
              <table:table-cell office:value-type="float" office:value="0.194526">
                <text:p>0.194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07</text:p>
              </table:table-cell>
              <table:table-cell office:value-type="float" office:value="0.23104">
                <text:p>0.23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08</text:p>
              </table:table-cell>
              <table:table-cell office:value-type="float" office:value="0.168584">
                <text:p>0.1685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09</text:p>
              </table:table-cell>
              <table:table-cell office:value-type="float" office:value="0.155833">
                <text:p>0.1558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10</text:p>
              </table:table-cell>
              <table:table-cell office:value-type="float" office:value="0.150002">
                <text:p>0.1500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11</text:p>
              </table:table-cell>
              <table:table-cell office:value-type="float" office:value="0.070239">
                <text:p>0.0702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12</text:p>
              </table:table-cell>
              <table:table-cell office:value-type="float" office:value="0.238175">
                <text:p>0.238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13</text:p>
              </table:table-cell>
              <table:table-cell office:value-type="float" office:value="0.078638">
                <text:p>0.0786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14</text:p>
              </table:table-cell>
              <table:table-cell office:value-type="float" office:value="0.0492">
                <text:p>0.04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15</text:p>
              </table:table-cell>
              <table:table-cell office:value-type="float" office:value="0.238728">
                <text:p>0.2387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16</text:p>
              </table:table-cell>
              <table:table-cell office:value-type="float" office:value="0.102086">
                <text:p>0.1020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17</text:p>
              </table:table-cell>
              <table:table-cell office:value-type="float" office:value="0.099882">
                <text:p>0.0998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18</text:p>
              </table:table-cell>
              <table:table-cell office:value-type="float" office:value="0.086992">
                <text:p>0.0869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19</text:p>
              </table:table-cell>
              <table:table-cell office:value-type="float" office:value="0.039344">
                <text:p>0.0393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20</text:p>
              </table:table-cell>
              <table:table-cell office:value-type="float" office:value="0.033436">
                <text:p>0.0334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21</text:p>
              </table:table-cell>
              <table:table-cell office:value-type="float" office:value="0.05816">
                <text:p>0.058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22</text:p>
              </table:table-cell>
              <table:table-cell office:value-type="float" office:value="0.118669">
                <text:p>0.1186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23</text:p>
              </table:table-cell>
              <table:table-cell office:value-type="float" office:value="0.208563">
                <text:p>0.208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24</text:p>
              </table:table-cell>
              <table:table-cell office:value-type="float" office:value="0.073722">
                <text:p>0.0737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25</text:p>
              </table:table-cell>
              <table:table-cell office:value-type="float" office:value="0.076277">
                <text:p>0.0762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26</text:p>
              </table:table-cell>
              <table:table-cell office:value-type="float" office:value="0.021568">
                <text:p>0.0215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27</text:p>
              </table:table-cell>
              <table:table-cell office:value-type="float" office:value="0.057812">
                <text:p>0.0578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28</text:p>
              </table:table-cell>
              <table:table-cell office:value-type="float" office:value="0.106653">
                <text:p>0.1066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29</text:p>
              </table:table-cell>
              <table:table-cell office:value-type="float" office:value="0.183356">
                <text:p>0.183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30</text:p>
              </table:table-cell>
              <table:table-cell office:value-type="float" office:value="0.116433">
                <text:p>0.1164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31</text:p>
              </table:table-cell>
              <table:table-cell office:value-type="float" office:value="0.019932">
                <text:p>0.0199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32</text:p>
              </table:table-cell>
              <table:table-cell office:value-type="float" office:value="0.003282">
                <text:p>0.0032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33</text:p>
              </table:table-cell>
              <table:table-cell office:value-type="float" office:value="0.107426">
                <text:p>0.1074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34</text:p>
              </table:table-cell>
              <table:table-cell office:value-type="float" office:value="0.162186">
                <text:p>0.1621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35</text:p>
              </table:table-cell>
              <table:table-cell office:value-type="float" office:value="0.131993">
                <text:p>0.1319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36</text:p>
              </table:table-cell>
              <table:table-cell office:value-type="float" office:value="0.18507">
                <text:p>0.18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37</text:p>
              </table:table-cell>
              <table:table-cell office:value-type="float" office:value="0.004255">
                <text:p>0.004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38</text:p>
              </table:table-cell>
              <table:table-cell office:value-type="float" office:value="0.221463">
                <text:p>0.221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39</text:p>
              </table:table-cell>
              <table:table-cell office:value-type="float" office:value="0.2358">
                <text:p>0.2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40</text:p>
              </table:table-cell>
              <table:table-cell office:value-type="float" office:value="0.11487">
                <text:p>0.114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41</text:p>
              </table:table-cell>
              <table:table-cell office:value-type="float" office:value="0.014923">
                <text:p>0.014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42</text:p>
              </table:table-cell>
              <table:table-cell office:value-type="float" office:value="0.047915">
                <text:p>0.0479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43</text:p>
              </table:table-cell>
              <table:table-cell office:value-type="float" office:value="0.207496">
                <text:p>0.207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44</text:p>
              </table:table-cell>
              <table:table-cell office:value-type="float" office:value="0.210713">
                <text:p>0.2107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45</text:p>
              </table:table-cell>
              <table:table-cell office:value-type="float" office:value="0.041209">
                <text:p>0.0412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46</text:p>
              </table:table-cell>
              <table:table-cell office:value-type="float" office:value="0.184005">
                <text:p>0.184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47</text:p>
              </table:table-cell>
              <table:table-cell office:value-type="float" office:value="0.095483">
                <text:p>0.0954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48</text:p>
              </table:table-cell>
              <table:table-cell office:value-type="float" office:value="0.065296">
                <text:p>0.065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49</text:p>
              </table:table-cell>
              <table:table-cell office:value-type="float" office:value="0.06351">
                <text:p>0.063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50</text:p>
              </table:table-cell>
              <table:table-cell office:value-type="float" office:value="0.245142">
                <text:p>0.245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51</text:p>
              </table:table-cell>
              <table:table-cell office:value-type="float" office:value="0.079098">
                <text:p>0.0790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52</text:p>
              </table:table-cell>
              <table:table-cell office:value-type="float" office:value="0.153864">
                <text:p>0.1538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53</text:p>
              </table:table-cell>
              <table:table-cell office:value-type="float" office:value="0.223376">
                <text:p>0.223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54</text:p>
              </table:table-cell>
              <table:table-cell office:value-type="float" office:value="0.158548">
                <text:p>0.1585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55</text:p>
              </table:table-cell>
              <table:table-cell office:value-type="float" office:value="0.224205">
                <text:p>0.224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56</text:p>
              </table:table-cell>
              <table:table-cell office:value-type="float" office:value="0.240998">
                <text:p>0.240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57</text:p>
              </table:table-cell>
              <table:table-cell office:value-type="float" office:value="0.004318">
                <text:p>0.0043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58</text:p>
              </table:table-cell>
              <table:table-cell office:value-type="float" office:value="0.143408">
                <text:p>0.1434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59</text:p>
              </table:table-cell>
              <table:table-cell office:value-type="float" office:value="0.089325">
                <text:p>0.0893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60</text:p>
              </table:table-cell>
              <table:table-cell office:value-type="float" office:value="0.176294">
                <text:p>0.1762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61</text:p>
              </table:table-cell>
              <table:table-cell office:value-type="float" office:value="0.171119">
                <text:p>0.1711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62</text:p>
              </table:table-cell>
              <table:table-cell office:value-type="float" office:value="0.009064">
                <text:p>0.0090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63</text:p>
              </table:table-cell>
              <table:table-cell office:value-type="float" office:value="0.054561">
                <text:p>0.0545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64</text:p>
              </table:table-cell>
              <table:table-cell office:value-type="float" office:value="0.10452">
                <text:p>0.104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65</text:p>
              </table:table-cell>
              <table:table-cell office:value-type="float" office:value="0.145734">
                <text:p>0.1457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66</text:p>
              </table:table-cell>
              <table:table-cell office:value-type="float" office:value="0.049527">
                <text:p>0.0495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67</text:p>
              </table:table-cell>
              <table:table-cell office:value-type="float" office:value="0.208689">
                <text:p>0.208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68</text:p>
              </table:table-cell>
              <table:table-cell office:value-type="float" office:value="0.189471">
                <text:p>0.189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69</text:p>
              </table:table-cell>
              <table:table-cell office:value-type="float" office:value="0.184976">
                <text:p>0.184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70</text:p>
              </table:table-cell>
              <table:table-cell office:value-type="float" office:value="0.239946">
                <text:p>0.239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71</text:p>
              </table:table-cell>
              <table:table-cell office:value-type="float" office:value="0.178394">
                <text:p>0.1783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72</text:p>
              </table:table-cell>
              <table:table-cell office:value-type="float" office:value="0.247573">
                <text:p>0.247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73</text:p>
              </table:table-cell>
              <table:table-cell office:value-type="float" office:value="0.06846">
                <text:p>0.068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74</text:p>
              </table:table-cell>
              <table:table-cell office:value-type="float" office:value="0.165758">
                <text:p>0.1657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75</text:p>
              </table:table-cell>
              <table:table-cell office:value-type="float" office:value="0.02251">
                <text:p>0.022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76</text:p>
              </table:table-cell>
              <table:table-cell office:value-type="float" office:value="0.151095">
                <text:p>0.1510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77</text:p>
              </table:table-cell>
              <table:table-cell office:value-type="float" office:value="0.190135">
                <text:p>0.190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78</text:p>
              </table:table-cell>
              <table:table-cell office:value-type="float" office:value="0.056461">
                <text:p>0.0564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79</text:p>
              </table:table-cell>
              <table:table-cell office:value-type="float" office:value="0.175911">
                <text:p>0.175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80</text:p>
              </table:table-cell>
              <table:table-cell office:value-type="float" office:value="0.214371">
                <text:p>0.214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81</text:p>
              </table:table-cell>
              <table:table-cell office:value-type="float" office:value="0.124885">
                <text:p>0.1248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82</text:p>
              </table:table-cell>
              <table:table-cell office:value-type="float" office:value="0.034336">
                <text:p>0.034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83</text:p>
              </table:table-cell>
              <table:table-cell office:value-type="float" office:value="0.144028">
                <text:p>0.1440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84</text:p>
              </table:table-cell>
              <table:table-cell office:value-type="float" office:value="0.133725">
                <text:p>0.1337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85</text:p>
              </table:table-cell>
              <table:table-cell office:value-type="float" office:value="0.156694">
                <text:p>0.1566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86</text:p>
              </table:table-cell>
              <table:table-cell office:value-type="float" office:value="0.133657">
                <text:p>0.1336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87</text:p>
              </table:table-cell>
              <table:table-cell office:value-type="float" office:value="0.177272">
                <text:p>0.177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88</text:p>
              </table:table-cell>
              <table:table-cell office:value-type="float" office:value="0.234676">
                <text:p>0.234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89</text:p>
              </table:table-cell>
              <table:table-cell office:value-type="float" office:value="0.24452">
                <text:p>0.24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90</text:p>
              </table:table-cell>
              <table:table-cell office:value-type="float" office:value="0.011007">
                <text:p>0.011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91</text:p>
              </table:table-cell>
              <table:table-cell office:value-type="float" office:value="0.144664">
                <text:p>0.1446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92</text:p>
              </table:table-cell>
              <table:table-cell office:value-type="float" office:value="0.048716">
                <text:p>0.0487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93</text:p>
              </table:table-cell>
              <table:table-cell office:value-type="float" office:value="0.195851">
                <text:p>0.195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94</text:p>
              </table:table-cell>
              <table:table-cell office:value-type="float" office:value="0.177656">
                <text:p>0.177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95</text:p>
              </table:table-cell>
              <table:table-cell office:value-type="float" office:value="0.165479">
                <text:p>0.1654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96</text:p>
              </table:table-cell>
              <table:table-cell office:value-type="float" office:value="0.21215">
                <text:p>0.21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97</text:p>
              </table:table-cell>
              <table:table-cell office:value-type="float" office:value="0.07607">
                <text:p>0.076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98</text:p>
              </table:table-cell>
              <table:table-cell office:value-type="float" office:value="0.019775">
                <text:p>0.0197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99</text:p>
              </table:table-cell>
              <table:table-cell office:value-type="float" office:value="0.063013">
                <text:p>0.063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00</text:p>
              </table:table-cell>
              <table:table-cell office:value-type="float" office:value="0.080907">
                <text:p>0.0809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01</text:p>
              </table:table-cell>
              <table:table-cell office:value-type="float" office:value="0.155691">
                <text:p>0.1556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02</text:p>
              </table:table-cell>
              <table:table-cell office:value-type="float" office:value="0.0809966666667">
                <text:p>0.080996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03</text:p>
              </table:table-cell>
              <table:table-cell office:value-type="float" office:value="0.149873333333">
                <text:p>0.14987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04</text:p>
              </table:table-cell>
              <table:table-cell office:value-type="float" office:value="0.102752666667">
                <text:p>0.102752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05</text:p>
              </table:table-cell>
              <table:table-cell office:value-type="float" office:value="0.237119333333">
                <text:p>0.237119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06</text:p>
              </table:table-cell>
              <table:table-cell office:value-type="float" office:value="0.035608">
                <text:p>0.0356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07</text:p>
              </table:table-cell>
              <table:table-cell office:value-type="float" office:value="0.20356">
                <text:p>0.20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08</text:p>
              </table:table-cell>
              <table:table-cell office:value-type="float" office:value="0.230755333333">
                <text:p>0.230755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09</text:p>
              </table:table-cell>
              <table:table-cell office:value-type="float" office:value="0.178420666667">
                <text:p>0.178420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10</text:p>
              </table:table-cell>
              <table:table-cell office:value-type="float" office:value="0.040828">
                <text:p>0.0408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11</text:p>
              </table:table-cell>
              <table:table-cell office:value-type="float" office:value="0.0576186666667">
                <text:p>0.057618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12</text:p>
              </table:table-cell>
              <table:table-cell office:value-type="float" office:value="0.211578">
                <text:p>0.211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13</text:p>
              </table:table-cell>
              <table:table-cell office:value-type="float" office:value="0.247568666667">
                <text:p>0.247568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14</text:p>
              </table:table-cell>
              <table:table-cell office:value-type="float" office:value="0.017524">
                <text:p>0.0175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15</text:p>
              </table:table-cell>
              <table:table-cell office:value-type="float" office:value="0.182587333333">
                <text:p>0.182587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16</text:p>
              </table:table-cell>
              <table:table-cell office:value-type="float" office:value="0.004328">
                <text:p>0.0043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17</text:p>
              </table:table-cell>
              <table:table-cell office:value-type="float" office:value="0.235036666667">
                <text:p>0.23503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18</text:p>
              </table:table-cell>
              <table:table-cell office:value-type="float" office:value="0.07257">
                <text:p>0.072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19</text:p>
              </table:table-cell>
              <table:table-cell office:value-type="float" office:value="0.0401233333333">
                <text:p>0.04012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20</text:p>
              </table:table-cell>
              <table:table-cell office:value-type="float" office:value="0.223002666667">
                <text:p>0.223002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21</text:p>
              </table:table-cell>
              <table:table-cell office:value-type="float" office:value="0.20402">
                <text:p>0.20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22</text:p>
              </table:table-cell>
              <table:table-cell office:value-type="float" office:value="0.226524">
                <text:p>0.226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23</text:p>
              </table:table-cell>
              <table:table-cell office:value-type="float" office:value="0.112299333333">
                <text:p>0.112299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24</text:p>
              </table:table-cell>
              <table:table-cell office:value-type="float" office:value="0.0859686666667">
                <text:p>0.085968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25</text:p>
              </table:table-cell>
              <table:table-cell office:value-type="float" office:value="0.0480773333333">
                <text:p>0.048077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26</text:p>
              </table:table-cell>
              <table:table-cell office:value-type="float" office:value="0.229618">
                <text:p>0.2296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27</text:p>
              </table:table-cell>
              <table:table-cell office:value-type="float" office:value="0.0167373333333">
                <text:p>0.016737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28</text:p>
              </table:table-cell>
              <table:table-cell office:value-type="float" office:value="0.129902666667">
                <text:p>0.129902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29</text:p>
              </table:table-cell>
              <table:table-cell office:value-type="float" office:value="0.0373133333333">
                <text:p>0.03731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30</text:p>
              </table:table-cell>
              <table:table-cell office:value-type="float" office:value="0.0652713333333">
                <text:p>0.065271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31</text:p>
              </table:table-cell>
              <table:table-cell office:value-type="float" office:value="0.190558666667">
                <text:p>0.190558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32</text:p>
              </table:table-cell>
              <table:table-cell office:value-type="float" office:value="0.109577333333">
                <text:p>0.109577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33</text:p>
              </table:table-cell>
              <table:table-cell office:value-type="float" office:value="0.073938">
                <text:p>0.0739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34</text:p>
              </table:table-cell>
              <table:table-cell office:value-type="float" office:value="0.028304">
                <text:p>0.0283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35</text:p>
              </table:table-cell>
              <table:table-cell office:value-type="float" office:value="0.239148">
                <text:p>0.239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36</text:p>
              </table:table-cell>
              <table:table-cell office:value-type="float" office:value="0.00409266666667">
                <text:p>0.0040926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37</text:p>
              </table:table-cell>
              <table:table-cell office:value-type="float" office:value="0.248139333333">
                <text:p>0.248139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38</text:p>
              </table:table-cell>
              <table:table-cell office:value-type="float" office:value="0.216488666667">
                <text:p>0.216488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39</text:p>
              </table:table-cell>
              <table:table-cell office:value-type="float" office:value="0.00878333333333">
                <text:p>0.008783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40</text:p>
              </table:table-cell>
              <table:table-cell office:value-type="float" office:value="0.107849333333">
                <text:p>0.107849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41</text:p>
              </table:table-cell>
              <table:table-cell office:value-type="float" office:value="0.0739233333333">
                <text:p>0.07392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42</text:p>
              </table:table-cell>
              <table:table-cell office:value-type="float" office:value="0.182173333333">
                <text:p>0.18217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43</text:p>
              </table:table-cell>
              <table:table-cell office:value-type="float" office:value="0.0641546666667">
                <text:p>0.064154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44</text:p>
              </table:table-cell>
              <table:table-cell office:value-type="float" office:value="0.010404">
                <text:p>0.0104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45</text:p>
              </table:table-cell>
              <table:table-cell office:value-type="float" office:value="0.134542666667">
                <text:p>0.134542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46</text:p>
              </table:table-cell>
              <table:table-cell office:value-type="float" office:value="0.154565333333">
                <text:p>0.154565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47</text:p>
              </table:table-cell>
              <table:table-cell office:value-type="float" office:value="0.065624">
                <text:p>0.0656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48</text:p>
              </table:table-cell>
              <table:table-cell office:value-type="float" office:value="0.0184726666667">
                <text:p>0.018472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49</text:p>
              </table:table-cell>
              <table:table-cell office:value-type="float" office:value="0.0514686666667">
                <text:p>0.051468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50</text:p>
              </table:table-cell>
              <table:table-cell office:value-type="float" office:value="0.0104773333333">
                <text:p>0.010477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51</text:p>
              </table:table-cell>
              <table:table-cell office:value-type="float" office:value="0.127904666667">
                <text:p>0.127904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52</text:p>
              </table:table-cell>
              <table:table-cell office:value-type="float" office:value="0.0169113333333">
                <text:p>0.016911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53</text:p>
              </table:table-cell>
              <table:table-cell office:value-type="float" office:value="0.0217506666667">
                <text:p>0.021750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54</text:p>
              </table:table-cell>
              <table:table-cell office:value-type="float" office:value="0.135920666667">
                <text:p>0.135920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55</text:p>
              </table:table-cell>
              <table:table-cell office:value-type="float" office:value="0.134714">
                <text:p>0.1347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56</text:p>
              </table:table-cell>
              <table:table-cell office:value-type="float" office:value="0.099706">
                <text:p>0.0997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57</text:p>
              </table:table-cell>
              <table:table-cell office:value-type="float" office:value="0.250444">
                <text:p>0.250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58</text:p>
              </table:table-cell>
              <table:table-cell office:value-type="float" office:value="0.044208">
                <text:p>0.0442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59</text:p>
              </table:table-cell>
              <table:table-cell office:value-type="float" office:value="0.0230473333333">
                <text:p>0.023047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60</text:p>
              </table:table-cell>
              <table:table-cell office:value-type="float" office:value="0.233064666667">
                <text:p>0.23306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61</text:p>
              </table:table-cell>
              <table:table-cell office:value-type="float" office:value="0.144672">
                <text:p>0.1446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62</text:p>
              </table:table-cell>
              <table:table-cell office:value-type="float" office:value="0.14138">
                <text:p>0.141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63</text:p>
              </table:table-cell>
              <table:table-cell office:value-type="float" office:value="0.00303866666667">
                <text:p>0.0030386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64</text:p>
              </table:table-cell>
              <table:table-cell office:value-type="float" office:value="0.084412">
                <text:p>0.0844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65</text:p>
              </table:table-cell>
              <table:table-cell office:value-type="float" office:value="0.183658666667">
                <text:p>0.183658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66</text:p>
              </table:table-cell>
              <table:table-cell office:value-type="float" office:value="0.00885266666667">
                <text:p>0.0088526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67</text:p>
              </table:table-cell>
              <table:table-cell office:value-type="float" office:value="0.0972666666667">
                <text:p>0.097266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68</text:p>
              </table:table-cell>
              <table:table-cell office:value-type="float" office:value="0.249032">
                <text:p>0.24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69</text:p>
              </table:table-cell>
              <table:table-cell office:value-type="float" office:value="0.0440233333333">
                <text:p>0.04402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70</text:p>
              </table:table-cell>
              <table:table-cell office:value-type="float" office:value="0.0262133333333">
                <text:p>0.02621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71</text:p>
              </table:table-cell>
              <table:table-cell office:value-type="float" office:value="0.155946">
                <text:p>0.1559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72</text:p>
              </table:table-cell>
              <table:table-cell office:value-type="float" office:value="0.0442553333333">
                <text:p>0.044255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73</text:p>
              </table:table-cell>
              <table:table-cell office:value-type="float" office:value="0.008888">
                <text:p>0.0088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74</text:p>
              </table:table-cell>
              <table:table-cell office:value-type="float" office:value="0.193247333333">
                <text:p>0.193247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75</text:p>
              </table:table-cell>
              <table:table-cell office:value-type="float" office:value="0.146612666667">
                <text:p>0.146612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76</text:p>
              </table:table-cell>
              <table:table-cell office:value-type="float" office:value="0.213334666667">
                <text:p>0.21333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77</text:p>
              </table:table-cell>
              <table:table-cell office:value-type="float" office:value="0.151671333333">
                <text:p>0.151671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78</text:p>
              </table:table-cell>
              <table:table-cell office:value-type="float" office:value="0.00726066666667">
                <text:p>0.0072606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79</text:p>
              </table:table-cell>
              <table:table-cell office:value-type="float" office:value="0.236063333333">
                <text:p>0.23606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80</text:p>
              </table:table-cell>
              <table:table-cell office:value-type="float" office:value="0.205728666667">
                <text:p>0.205728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81</text:p>
              </table:table-cell>
              <table:table-cell office:value-type="float" office:value="0.15485">
                <text:p>0.154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82</text:p>
              </table:table-cell>
              <table:table-cell office:value-type="float" office:value="0.195674">
                <text:p>0.195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83</text:p>
              </table:table-cell>
              <table:table-cell office:value-type="float" office:value="0.226672">
                <text:p>0.226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84</text:p>
              </table:table-cell>
              <table:table-cell office:value-type="float" office:value="0.216012">
                <text:p>0.216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85</text:p>
              </table:table-cell>
              <table:table-cell office:value-type="float" office:value="0.113298666667">
                <text:p>0.113298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86</text:p>
              </table:table-cell>
              <table:table-cell office:value-type="float" office:value="0.056174">
                <text:p>0.0561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87</text:p>
              </table:table-cell>
              <table:table-cell office:value-type="float" office:value="0.017034">
                <text:p>0.0170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88</text:p>
              </table:table-cell>
              <table:table-cell office:value-type="float" office:value="0.209162666667">
                <text:p>0.209162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89</text:p>
              </table:table-cell>
              <table:table-cell office:value-type="float" office:value="0.149092">
                <text:p>0.1490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90</text:p>
              </table:table-cell>
              <table:table-cell office:value-type="float" office:value="0.0314406666667">
                <text:p>0.031440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91</text:p>
              </table:table-cell>
              <table:table-cell office:value-type="float" office:value="0.250378">
                <text:p>0.250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92</text:p>
              </table:table-cell>
              <table:table-cell office:value-type="float" office:value="0.013904">
                <text:p>0.0139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93</text:p>
              </table:table-cell>
              <table:table-cell office:value-type="float" office:value="0.0700133333333">
                <text:p>0.07001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94</text:p>
              </table:table-cell>
              <table:table-cell office:value-type="float" office:value="0.249451333333">
                <text:p>0.249451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95</text:p>
              </table:table-cell>
              <table:table-cell office:value-type="float" office:value="0.144503333333">
                <text:p>0.14450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96</text:p>
              </table:table-cell>
              <table:table-cell office:value-type="float" office:value="0.127772">
                <text:p>0.1277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97</text:p>
              </table:table-cell>
              <table:table-cell office:value-type="float" office:value="0.119182">
                <text:p>0.119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98</text:p>
              </table:table-cell>
              <table:table-cell office:value-type="float" office:value="0.0697726666667">
                <text:p>0.069772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99</text:p>
              </table:table-cell>
              <table:table-cell office:value-type="float" office:value="0.0360386666667">
                <text:p>0.036038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00</text:p>
              </table:table-cell>
              <table:table-cell office:value-type="float" office:value="0.246304666667">
                <text:p>0.24630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01</text:p>
              </table:table-cell>
              <table:table-cell office:value-type="float" office:value="0.007984">
                <text:p>0.0079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02</text:p>
              </table:table-cell>
              <table:table-cell office:value-type="float" office:value="0.149532">
                <text:p>0.1495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03</text:p>
              </table:table-cell>
              <table:table-cell office:value-type="float" office:value="0.189671">
                <text:p>0.1896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04</text:p>
              </table:table-cell>
              <table:table-cell office:value-type="float" office:value="0.058971">
                <text:p>0.0589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05</text:p>
              </table:table-cell>
              <table:table-cell office:value-type="float" office:value="0.199013">
                <text:p>0.1990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06</text:p>
              </table:table-cell>
              <table:table-cell office:value-type="float" office:value="0.019808">
                <text:p>0.0198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07</text:p>
              </table:table-cell>
              <table:table-cell office:value-type="float" office:value="0.21844">
                <text:p>0.21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08</text:p>
              </table:table-cell>
              <table:table-cell office:value-type="float" office:value="0.157188">
                <text:p>0.1571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09</text:p>
              </table:table-cell>
              <table:table-cell office:value-type="float" office:value="0.242108">
                <text:p>0.242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10</text:p>
              </table:table-cell>
              <table:table-cell office:value-type="float" office:value="0.126799">
                <text:p>0.1267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1</text:p>
              </table:table-cell>
              <table:table-cell office:value-type="float" office:value="0.0504405">
                <text:p>0.05044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12</text:p>
              </table:table-cell>
              <table:table-cell office:value-type="float" office:value="0.083645">
                <text:p>0.0836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3</text:p>
              </table:table-cell>
              <table:table-cell office:value-type="float" office:value="0.0844045">
                <text:p>0.08440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4</text:p>
              </table:table-cell>
              <table:table-cell office:value-type="float" office:value="0.2514715">
                <text:p>0.2514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15</text:p>
              </table:table-cell>
              <table:table-cell office:value-type="float" office:value="0.223852">
                <text:p>0.223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16</text:p>
              </table:table-cell>
              <table:table-cell office:value-type="float" office:value="0.178597">
                <text:p>0.1785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7</text:p>
              </table:table-cell>
              <table:table-cell office:value-type="float" office:value="0.106355">
                <text:p>0.1063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8</text:p>
              </table:table-cell>
              <table:table-cell office:value-type="float" office:value="0.2086355">
                <text:p>0.20863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9</text:p>
              </table:table-cell>
              <table:table-cell office:value-type="float" office:value="0.193058">
                <text:p>0.1930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20</text:p>
              </table:table-cell>
              <table:table-cell office:value-type="float" office:value="0.0638315">
                <text:p>0.06383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21</text:p>
              </table:table-cell>
              <table:table-cell office:value-type="float" office:value="0.2430305">
                <text:p>0.2430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22</text:p>
              </table:table-cell>
              <table:table-cell office:value-type="float" office:value="0.226757">
                <text:p>0.2267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23</text:p>
              </table:table-cell>
              <table:table-cell office:value-type="float" office:value="0.0293145">
                <text:p>0.02931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24</text:p>
              </table:table-cell>
              <table:table-cell office:value-type="float" office:value="0.2022485">
                <text:p>0.2022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25</text:p>
              </table:table-cell>
              <table:table-cell office:value-type="float" office:value="0.1608055">
                <text:p>0.16080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26</text:p>
              </table:table-cell>
              <table:table-cell office:value-type="float" office:value="0.2118685">
                <text:p>0.2118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27</text:p>
              </table:table-cell>
              <table:table-cell office:value-type="float" office:value="0.0710545">
                <text:p>0.07105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28</text:p>
              </table:table-cell>
              <table:table-cell office:value-type="float" office:value="0.1011135">
                <text:p>0.10111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29</text:p>
              </table:table-cell>
              <table:table-cell office:value-type="float" office:value="0.128247">
                <text:p>0.1282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0</text:p>
              </table:table-cell>
              <table:table-cell office:value-type="float" office:value="0.106145">
                <text:p>0.106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1</text:p>
              </table:table-cell>
              <table:table-cell office:value-type="float" office:value="0.186438">
                <text:p>0.1864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2</text:p>
              </table:table-cell>
              <table:table-cell office:value-type="float" office:value="0.1127285">
                <text:p>0.11272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3</text:p>
              </table:table-cell>
              <table:table-cell office:value-type="float" office:value="0.162565">
                <text:p>0.1625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4</text:p>
              </table:table-cell>
              <table:table-cell office:value-type="float" office:value="0.123817">
                <text:p>0.1238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5</text:p>
              </table:table-cell>
              <table:table-cell office:value-type="float" office:value="0.1947065">
                <text:p>0.19470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6</text:p>
              </table:table-cell>
              <table:table-cell office:value-type="float" office:value="0.0158315">
                <text:p>0.01583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37</text:p>
              </table:table-cell>
              <table:table-cell office:value-type="float" office:value="0.007258">
                <text:p>0.0072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38</text:p>
              </table:table-cell>
              <table:table-cell office:value-type="float" office:value="0.176762">
                <text:p>0.1767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9</text:p>
              </table:table-cell>
              <table:table-cell office:value-type="float" office:value="0.114455">
                <text:p>0.1144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40</text:p>
              </table:table-cell>
              <table:table-cell office:value-type="float" office:value="0.054062">
                <text:p>0.0540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41</text:p>
              </table:table-cell>
              <table:table-cell office:value-type="float" office:value="0.1190085">
                <text:p>0.11900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42</text:p>
              </table:table-cell>
              <table:table-cell office:value-type="float" office:value="0.1619275">
                <text:p>0.16192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43</text:p>
              </table:table-cell>
              <table:table-cell office:value-type="float" office:value="0.113445">
                <text:p>0.1134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44</text:p>
              </table:table-cell>
              <table:table-cell office:value-type="float" office:value="0.1960865">
                <text:p>0.19608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45</text:p>
              </table:table-cell>
              <table:table-cell office:value-type="float" office:value="0.23887">
                <text:p>0.23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46</text:p>
              </table:table-cell>
              <table:table-cell office:value-type="float" office:value="0.0410555">
                <text:p>0.0410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47</text:p>
              </table:table-cell>
              <table:table-cell office:value-type="float" office:value="0.058661">
                <text:p>0.0586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48</text:p>
              </table:table-cell>
              <table:table-cell office:value-type="float" office:value="0.21298">
                <text:p>0.21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49</text:p>
              </table:table-cell>
              <table:table-cell office:value-type="float" office:value="0.067697">
                <text:p>0.0676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50</text:p>
              </table:table-cell>
              <table:table-cell office:value-type="float" office:value="0.19276">
                <text:p>0.192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51</text:p>
              </table:table-cell>
              <table:table-cell office:value-type="float" office:value="0.133916">
                <text:p>0.1339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52</text:p>
              </table:table-cell>
              <table:table-cell office:value-type="float" office:value="0.1840135">
                <text:p>0.18401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53</text:p>
              </table:table-cell>
              <table:table-cell office:value-type="float" office:value="0.033058">
                <text:p>0.0330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54</text:p>
              </table:table-cell>
              <table:table-cell office:value-type="float" office:value="0.205388">
                <text:p>0.205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55</text:p>
              </table:table-cell>
              <table:table-cell office:value-type="float" office:value="0.0369255">
                <text:p>0.03692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56</text:p>
              </table:table-cell>
              <table:table-cell office:value-type="float" office:value="0.0196935">
                <text:p>0.01969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57</text:p>
              </table:table-cell>
              <table:table-cell office:value-type="float" office:value="0.146782">
                <text:p>0.146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58</text:p>
              </table:table-cell>
              <table:table-cell office:value-type="float" office:value="0.181192">
                <text:p>0.1811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59</text:p>
              </table:table-cell>
              <table:table-cell office:value-type="float" office:value="0.17632">
                <text:p>0.176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60</text:p>
              </table:table-cell>
              <table:table-cell office:value-type="float" office:value="0.013949">
                <text:p>0.0139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61</text:p>
              </table:table-cell>
              <table:table-cell office:value-type="float" office:value="0.088828">
                <text:p>0.0888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62</text:p>
              </table:table-cell>
              <table:table-cell office:value-type="float" office:value="0.167594">
                <text:p>0.1675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63</text:p>
              </table:table-cell>
              <table:table-cell office:value-type="float" office:value="0.063743">
                <text:p>0.0637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64</text:p>
              </table:table-cell>
              <table:table-cell office:value-type="float" office:value="0.2183195">
                <text:p>0.2183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65</text:p>
              </table:table-cell>
              <table:table-cell office:value-type="float" office:value="0.237607">
                <text:p>0.2376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66</text:p>
              </table:table-cell>
              <table:table-cell office:value-type="float" office:value="0.2177375">
                <text:p>0.2177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67</text:p>
              </table:table-cell>
              <table:table-cell office:value-type="float" office:value="0.0280565">
                <text:p>0.02805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68</text:p>
              </table:table-cell>
              <table:table-cell office:value-type="float" office:value="0.222287">
                <text:p>0.222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69</text:p>
              </table:table-cell>
              <table:table-cell office:value-type="float" office:value="0.253761">
                <text:p>0.253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70</text:p>
              </table:table-cell>
              <table:table-cell office:value-type="float" office:value="0.039225">
                <text:p>0.0392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71</text:p>
              </table:table-cell>
              <table:table-cell office:value-type="float" office:value="0.1225505">
                <text:p>0.12255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72</text:p>
              </table:table-cell>
              <table:table-cell office:value-type="float" office:value="0.049523">
                <text:p>0.0495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73</text:p>
              </table:table-cell>
              <table:table-cell office:value-type="float" office:value="0.169994">
                <text:p>0.1699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74</text:p>
              </table:table-cell>
              <table:table-cell office:value-type="float" office:value="0.088278">
                <text:p>0.0882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75</text:p>
              </table:table-cell>
              <table:table-cell office:value-type="float" office:value="0.0181655">
                <text:p>0.0181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76</text:p>
              </table:table-cell>
              <table:table-cell office:value-type="float" office:value="0.187116">
                <text:p>0.1871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77</text:p>
              </table:table-cell>
              <table:table-cell office:value-type="float" office:value="0.100374">
                <text:p>0.1003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78</text:p>
              </table:table-cell>
              <table:table-cell office:value-type="float" office:value="0.233117">
                <text:p>0.233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79</text:p>
              </table:table-cell>
              <table:table-cell office:value-type="float" office:value="0.109201">
                <text:p>0.109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80</text:p>
              </table:table-cell>
              <table:table-cell office:value-type="float" office:value="0.225281">
                <text:p>0.225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81</text:p>
              </table:table-cell>
              <table:table-cell office:value-type="float" office:value="0.1534715">
                <text:p>0.15347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82</text:p>
              </table:table-cell>
              <table:table-cell office:value-type="float" office:value="0.134066">
                <text:p>0.1340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83</text:p>
              </table:table-cell>
              <table:table-cell office:value-type="float" office:value="0.1843545">
                <text:p>0.18435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84</text:p>
              </table:table-cell>
              <table:table-cell office:value-type="float" office:value="0.0568675">
                <text:p>0.0568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85</text:p>
              </table:table-cell>
              <table:table-cell office:value-type="float" office:value="0.016207">
                <text:p>0.0162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86</text:p>
              </table:table-cell>
              <table:table-cell office:value-type="float" office:value="0.225108">
                <text:p>0.225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87</text:p>
              </table:table-cell>
              <table:table-cell office:value-type="float" office:value="0.2267525">
                <text:p>0.2267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88</text:p>
              </table:table-cell>
              <table:table-cell office:value-type="float" office:value="0.0692855">
                <text:p>0.06928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89</text:p>
              </table:table-cell>
              <table:table-cell office:value-type="float" office:value="0.1532475">
                <text:p>0.15324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0</text:p>
              </table:table-cell>
              <table:table-cell office:value-type="float" office:value="0.107276">
                <text:p>0.1072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1</text:p>
              </table:table-cell>
              <table:table-cell office:value-type="float" office:value="0.2009675">
                <text:p>0.20096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2</text:p>
              </table:table-cell>
              <table:table-cell office:value-type="float" office:value="0.1719445">
                <text:p>0.17194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3</text:p>
              </table:table-cell>
              <table:table-cell office:value-type="float" office:value="0.245889">
                <text:p>0.245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94</text:p>
              </table:table-cell>
              <table:table-cell office:value-type="float" office:value="0.0576325">
                <text:p>0.05763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5</text:p>
              </table:table-cell>
              <table:table-cell office:value-type="float" office:value="0.234893">
                <text:p>0.234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96</text:p>
              </table:table-cell>
              <table:table-cell office:value-type="float" office:value="0.1259625">
                <text:p>0.12596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7</text:p>
              </table:table-cell>
              <table:table-cell office:value-type="float" office:value="0.1593395">
                <text:p>0.15933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8</text:p>
              </table:table-cell>
              <table:table-cell office:value-type="float" office:value="0.1151615">
                <text:p>0.11516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9</text:p>
              </table:table-cell>
              <table:table-cell office:value-type="float" office:value="0.234389">
                <text:p>0.234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0</text:p>
              </table:table-cell>
              <table:table-cell office:value-type="float" office:value="0.242942">
                <text:p>0.242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1</text:p>
              </table:table-cell>
              <table:table-cell office:value-type="float" office:value="0.2144185">
                <text:p>0.2144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2</text:p>
              </table:table-cell>
              <table:table-cell office:value-type="float" office:value="0.0738524444444">
                <text:p>0.073852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03</text:p>
              </table:table-cell>
              <table:table-cell office:value-type="float" office:value="0.113388444444">
                <text:p>0.113388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4</text:p>
              </table:table-cell>
              <table:table-cell office:value-type="float" office:value="0.105046222222">
                <text:p>0.105046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5</text:p>
              </table:table-cell>
              <table:table-cell office:value-type="float" office:value="0.107736888889">
                <text:p>0.107736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6</text:p>
              </table:table-cell>
              <table:table-cell office:value-type="float" office:value="0.192475555556">
                <text:p>0.192475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7</text:p>
              </table:table-cell>
              <table:table-cell office:value-type="float" office:value="0.0398275555556">
                <text:p>0.0398275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08</text:p>
              </table:table-cell>
              <table:table-cell office:value-type="float" office:value="0.0739946666667">
                <text:p>0.073994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09</text:p>
              </table:table-cell>
              <table:table-cell office:value-type="float" office:value="0.207401777778">
                <text:p>0.207401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0</text:p>
              </table:table-cell>
              <table:table-cell office:value-type="float" office:value="0.216509333333">
                <text:p>0.216509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1</text:p>
              </table:table-cell>
              <table:table-cell office:value-type="float" office:value="0.0240844444444">
                <text:p>0.024084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12</text:p>
              </table:table-cell>
              <table:table-cell office:value-type="float" office:value="0.195032">
                <text:p>0.195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3</text:p>
              </table:table-cell>
              <table:table-cell office:value-type="float" office:value="0.114348444444">
                <text:p>0.114348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4</text:p>
              </table:table-cell>
              <table:table-cell office:value-type="float" office:value="0.148936">
                <text:p>0.148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5</text:p>
              </table:table-cell>
              <table:table-cell office:value-type="float" office:value="0.198790222222">
                <text:p>0.198790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6</text:p>
              </table:table-cell>
              <table:table-cell office:value-type="float" office:value="0.0281751111111">
                <text:p>0.0281751111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17</text:p>
              </table:table-cell>
              <table:table-cell office:value-type="float" office:value="0.195423111111">
                <text:p>0.195423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8</text:p>
              </table:table-cell>
              <table:table-cell office:value-type="float" office:value="0.187494222222">
                <text:p>0.187494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9</text:p>
              </table:table-cell>
              <table:table-cell office:value-type="float" office:value="0.0378595555556">
                <text:p>0.0378595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20</text:p>
              </table:table-cell>
              <table:table-cell office:value-type="float" office:value="0.139208">
                <text:p>0.139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21</text:p>
              </table:table-cell>
              <table:table-cell office:value-type="float" office:value="0.102891555556">
                <text:p>0.102891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22</text:p>
              </table:table-cell>
              <table:table-cell office:value-type="float" office:value="0.00280977777778">
                <text:p>0.00280977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23</text:p>
              </table:table-cell>
              <table:table-cell office:value-type="float" office:value="0.135214222222">
                <text:p>0.135214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24</text:p>
              </table:table-cell>
              <table:table-cell office:value-type="float" office:value="0.0590355555556">
                <text:p>0.0590355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25</text:p>
              </table:table-cell>
              <table:table-cell office:value-type="float" office:value="0.0259351111111">
                <text:p>0.0259351111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26</text:p>
              </table:table-cell>
              <table:table-cell office:value-type="float" office:value="0.07504">
                <text:p>0.07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27</text:p>
              </table:table-cell>
              <table:table-cell office:value-type="float" office:value="0.155286222222">
                <text:p>0.155286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28</text:p>
              </table:table-cell>
              <table:table-cell office:value-type="float" office:value="0.192007111111">
                <text:p>0.192007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29</text:p>
              </table:table-cell>
              <table:table-cell office:value-type="float" office:value="0.186624">
                <text:p>0.1866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30</text:p>
              </table:table-cell>
              <table:table-cell office:value-type="float" office:value="0.0772008888889">
                <text:p>0.077200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31</text:p>
              </table:table-cell>
              <table:table-cell office:value-type="float" office:value="0.220692444444">
                <text:p>0.220692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32</text:p>
              </table:table-cell>
              <table:table-cell office:value-type="float" office:value="0.177912">
                <text:p>0.177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33</text:p>
              </table:table-cell>
              <table:table-cell office:value-type="float" office:value="0.200855111111">
                <text:p>0.200855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34</text:p>
              </table:table-cell>
              <table:table-cell office:value-type="float" office:value="0.221692444444">
                <text:p>0.221692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35</text:p>
              </table:table-cell>
              <table:table-cell office:value-type="float" office:value="0.0820124444444">
                <text:p>0.082012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36</text:p>
              </table:table-cell>
              <table:table-cell office:value-type="float" office:value="0.0832071111111">
                <text:p>0.0832071111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37</text:p>
              </table:table-cell>
              <table:table-cell office:value-type="float" office:value="0.0508222222222">
                <text:p>0.0508222222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38</text:p>
              </table:table-cell>
              <table:table-cell office:value-type="float" office:value="0.224456888889">
                <text:p>0.224456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39</text:p>
              </table:table-cell>
              <table:table-cell office:value-type="float" office:value="0.00302933333333">
                <text:p>0.003029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40</text:p>
              </table:table-cell>
              <table:table-cell office:value-type="float" office:value="0.19172">
                <text:p>0.19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1</text:p>
              </table:table-cell>
              <table:table-cell office:value-type="float" office:value="0.135807111111">
                <text:p>0.135807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2</text:p>
              </table:table-cell>
              <table:table-cell office:value-type="float" office:value="0.00186044444444">
                <text:p>0.00186044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843</text:p>
              </table:table-cell>
              <table:table-cell office:value-type="float" office:value="0.114781333333">
                <text:p>0.114781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4</text:p>
              </table:table-cell>
              <table:table-cell office:value-type="float" office:value="0.124130666667">
                <text:p>0.124130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5</text:p>
              </table:table-cell>
              <table:table-cell office:value-type="float" office:value="0.209691555556">
                <text:p>0.209691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6</text:p>
              </table:table-cell>
              <table:table-cell office:value-type="float" office:value="0.143592">
                <text:p>0.143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7</text:p>
              </table:table-cell>
              <table:table-cell office:value-type="float" office:value="0.204699555556">
                <text:p>0.204699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8</text:p>
              </table:table-cell>
              <table:table-cell office:value-type="float" office:value="0.214994666667">
                <text:p>0.21499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9</text:p>
              </table:table-cell>
              <table:table-cell office:value-type="float" office:value="0.215536">
                <text:p>0.215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0</text:p>
              </table:table-cell>
              <table:table-cell office:value-type="float" office:value="0.15576">
                <text:p>0.15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1</text:p>
              </table:table-cell>
              <table:table-cell office:value-type="float" office:value="0.0951777777778">
                <text:p>0.0951777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52</text:p>
              </table:table-cell>
              <table:table-cell office:value-type="float" office:value="0.183512">
                <text:p>0.183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3</text:p>
              </table:table-cell>
              <table:table-cell office:value-type="float" office:value="0.166441777778">
                <text:p>0.166441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4</text:p>
              </table:table-cell>
              <table:table-cell office:value-type="float" office:value="0.204674666667">
                <text:p>0.20467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5</text:p>
              </table:table-cell>
              <table:table-cell office:value-type="float" office:value="0.173306666667">
                <text:p>0.17330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6</text:p>
              </table:table-cell>
              <table:table-cell office:value-type="float" office:value="0.195890666667">
                <text:p>0.195890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7</text:p>
              </table:table-cell>
              <table:table-cell office:value-type="float" office:value="0.082936">
                <text:p>0.082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58</text:p>
              </table:table-cell>
              <table:table-cell office:value-type="float" office:value="0.101697777778">
                <text:p>0.101697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9</text:p>
              </table:table-cell>
              <table:table-cell office:value-type="float" office:value="0.158769777778">
                <text:p>0.158769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0</text:p>
              </table:table-cell>
              <table:table-cell office:value-type="float" office:value="0.106017777778">
                <text:p>0.106017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1</text:p>
              </table:table-cell>
              <table:table-cell office:value-type="float" office:value="0.149622222222">
                <text:p>0.149622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2</text:p>
              </table:table-cell>
              <table:table-cell office:value-type="float" office:value="0.201545777778">
                <text:p>0.201545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3</text:p>
              </table:table-cell>
              <table:table-cell office:value-type="float" office:value="0.136768">
                <text:p>0.136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4</text:p>
              </table:table-cell>
              <table:table-cell office:value-type="float" office:value="0.0686302222222">
                <text:p>0.0686302222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65</text:p>
              </table:table-cell>
              <table:table-cell office:value-type="float" office:value="0.0386968888889">
                <text:p>0.038696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66</text:p>
              </table:table-cell>
              <table:table-cell office:value-type="float" office:value="0.175955555556">
                <text:p>0.175955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7</text:p>
              </table:table-cell>
              <table:table-cell office:value-type="float" office:value="0.180912">
                <text:p>0.180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8</text:p>
              </table:table-cell>
              <table:table-cell office:value-type="float" office:value="0.103168888889">
                <text:p>0.103168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9</text:p>
              </table:table-cell>
              <table:table-cell office:value-type="float" office:value="0.0928862222222">
                <text:p>0.0928862222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70</text:p>
              </table:table-cell>
              <table:table-cell office:value-type="float" office:value="0.210857777778">
                <text:p>0.210857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1</text:p>
              </table:table-cell>
              <table:table-cell office:value-type="float" office:value="0.217448888889">
                <text:p>0.217448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2</text:p>
              </table:table-cell>
              <table:table-cell office:value-type="float" office:value="0.0388062222222">
                <text:p>0.0388062222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73</text:p>
              </table:table-cell>
              <table:table-cell office:value-type="float" office:value="0.220066666667">
                <text:p>0.2200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4</text:p>
              </table:table-cell>
              <table:table-cell office:value-type="float" office:value="0.181796444444">
                <text:p>0.181796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5</text:p>
              </table:table-cell>
              <table:table-cell office:value-type="float" office:value="0.202650666667">
                <text:p>0.202650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6</text:p>
              </table:table-cell>
              <table:table-cell office:value-type="float" office:value="0.195993777778">
                <text:p>0.195993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7</text:p>
              </table:table-cell>
              <table:table-cell office:value-type="float" office:value="0.184150222222">
                <text:p>0.184150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8</text:p>
              </table:table-cell>
              <table:table-cell office:value-type="float" office:value="0.193354666667">
                <text:p>0.19335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9</text:p>
              </table:table-cell>
              <table:table-cell office:value-type="float" office:value="0.174587555556">
                <text:p>0.174587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80</text:p>
              </table:table-cell>
              <table:table-cell office:value-type="float" office:value="0.0341262222222">
                <text:p>0.0341262222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81</text:p>
              </table:table-cell>
              <table:table-cell office:value-type="float" office:value="0.188674666667">
                <text:p>0.18867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82</text:p>
              </table:table-cell>
              <table:table-cell office:value-type="float" office:value="0.0257902222222">
                <text:p>0.0257902222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83</text:p>
              </table:table-cell>
              <table:table-cell office:value-type="float" office:value="0.159994666667">
                <text:p>0.15999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84</text:p>
              </table:table-cell>
              <table:table-cell office:value-type="float" office:value="0.153327111111">
                <text:p>0.153327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85</text:p>
              </table:table-cell>
              <table:table-cell office:value-type="float" office:value="0.0608977777778">
                <text:p>0.0608977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86</text:p>
              </table:table-cell>
              <table:table-cell office:value-type="float" office:value="0.0425528888889">
                <text:p>0.042552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87</text:p>
              </table:table-cell>
              <table:table-cell office:value-type="float" office:value="0.0450444444444">
                <text:p>0.045044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88</text:p>
              </table:table-cell>
              <table:table-cell office:value-type="float" office:value="0.0968186666667">
                <text:p>0.096818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89</text:p>
              </table:table-cell>
              <table:table-cell office:value-type="float" office:value="0.156956444444">
                <text:p>0.156956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0</text:p>
              </table:table-cell>
              <table:table-cell office:value-type="float" office:value="0.0137155555556">
                <text:p>0.0137155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91</text:p>
              </table:table-cell>
              <table:table-cell office:value-type="float" office:value="0.0849342222222">
                <text:p>0.0849342222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92</text:p>
              </table:table-cell>
              <table:table-cell office:value-type="float" office:value="0.0817822222222">
                <text:p>0.0817822222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93</text:p>
              </table:table-cell>
              <table:table-cell office:value-type="float" office:value="0.199704888889">
                <text:p>0.199704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4</text:p>
              </table:table-cell>
              <table:table-cell office:value-type="float" office:value="0.125959111111">
                <text:p>0.125959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5</text:p>
              </table:table-cell>
              <table:table-cell office:value-type="float" office:value="0.175659555556">
                <text:p>0.175659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6</text:p>
              </table:table-cell>
              <table:table-cell office:value-type="float" office:value="0.193759111111">
                <text:p>0.193759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7</text:p>
              </table:table-cell>
              <table:table-cell office:value-type="float" office:value="0.150637333333">
                <text:p>0.150637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8</text:p>
              </table:table-cell>
              <table:table-cell office:value-type="float" office:value="0.108310222222">
                <text:p>0.108310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9</text:p>
              </table:table-cell>
              <table:table-cell office:value-type="float" office:value="0.117103111111">
                <text:p>0.117103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0</text:p>
              </table:table-cell>
              <table:table-cell office:value-type="float" office:value="0.118994666667">
                <text:p>0.11899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1</text:p>
              </table:table-cell>
              <table:table-cell office:value-type="float" office:value="0.212442666667">
                <text:p>0.212442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2</text:p>
              </table:table-cell>
              <table:table-cell office:value-type="float" office:value="0.005884">
                <text:p>0.0058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03</text:p>
              </table:table-cell>
              <table:table-cell office:value-type="float" office:value="0.196071555556">
                <text:p>0.196071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4</text:p>
              </table:table-cell>
              <table:table-cell office:value-type="float" office:value="0.221478222222">
                <text:p>0.221478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5</text:p>
              </table:table-cell>
              <table:table-cell office:value-type="float" office:value="0.188522222222">
                <text:p>0.188522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6</text:p>
              </table:table-cell>
              <table:table-cell office:value-type="float" office:value="0.0340404444444">
                <text:p>0.034040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07</text:p>
              </table:table-cell>
              <table:table-cell office:value-type="float" office:value="0.051644">
                <text:p>0.0516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08</text:p>
              </table:table-cell>
              <table:table-cell office:value-type="float" office:value="0.151165333333">
                <text:p>0.151165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09</text:p>
              </table:table-cell>
              <table:table-cell office:value-type="float" office:value="0.00538888888889">
                <text:p>0.0053888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10</text:p>
              </table:table-cell>
              <table:table-cell office:value-type="float" office:value="0.0520315555556">
                <text:p>0.0520315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11</text:p>
              </table:table-cell>
              <table:table-cell office:value-type="float" office:value="0.210964888889">
                <text:p>0.210964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12</text:p>
              </table:table-cell>
              <table:table-cell office:value-type="float" office:value="0.244120888889">
                <text:p>0.244120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13</text:p>
              </table:table-cell>
              <table:table-cell office:value-type="float" office:value="0.179044888889">
                <text:p>0.179044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14</text:p>
              </table:table-cell>
              <table:table-cell office:value-type="float" office:value="0.105011111111">
                <text:p>0.105011111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15</text:p>
              </table:table-cell>
              <table:table-cell office:value-type="float" office:value="0.0647693333333">
                <text:p>0.064769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16</text:p>
              </table:table-cell>
              <table:table-cell office:value-type="float" office:value="0.14722">
                <text:p>0.147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17</text:p>
              </table:table-cell>
              <table:table-cell office:value-type="float" office:value="0.136139111111">
                <text:p>0.136139111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18</text:p>
              </table:table-cell>
              <table:table-cell office:value-type="float" office:value="0.0891408888889">
                <text:p>0.0891408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19</text:p>
              </table:table-cell>
              <table:table-cell office:value-type="float" office:value="0.184998666667">
                <text:p>0.184998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20</text:p>
              </table:table-cell>
              <table:table-cell office:value-type="float" office:value="0.196860444444">
                <text:p>0.196860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21</text:p>
              </table:table-cell>
              <table:table-cell office:value-type="float" office:value="0.0417857777778">
                <text:p>0.0417857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22</text:p>
              </table:table-cell>
              <table:table-cell office:value-type="float" office:value="0.125220888889">
                <text:p>0.125220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23</text:p>
              </table:table-cell>
              <table:table-cell office:value-type="float" office:value="0.193656">
                <text:p>0.193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24</text:p>
              </table:table-cell>
              <table:table-cell office:value-type="float" office:value="0.00177511111111">
                <text:p>0.00177511111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25</text:p>
              </table:table-cell>
              <table:table-cell office:value-type="float" office:value="0.0669213333333">
                <text:p>0.066921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26</text:p>
              </table:table-cell>
              <table:table-cell office:value-type="float" office:value="0.134418222222">
                <text:p>0.13441822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27</text:p>
              </table:table-cell>
              <table:table-cell office:value-type="float" office:value="0.187642222222">
                <text:p>0.187642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28</text:p>
              </table:table-cell>
              <table:table-cell office:value-type="float" office:value="0.133869333333">
                <text:p>0.133869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29</text:p>
              </table:table-cell>
              <table:table-cell office:value-type="float" office:value="0.0647408888889">
                <text:p>0.064740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30</text:p>
              </table:table-cell>
              <table:table-cell office:value-type="float" office:value="0.0653097777778">
                <text:p>0.0653097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31</text:p>
              </table:table-cell>
              <table:table-cell office:value-type="float" office:value="0.0366626666667">
                <text:p>0.036662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32</text:p>
              </table:table-cell>
              <table:table-cell office:value-type="float" office:value="0.222946222222">
                <text:p>0.222946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33</text:p>
              </table:table-cell>
              <table:table-cell office:value-type="float" office:value="0.114403555556">
                <text:p>0.114403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34</text:p>
              </table:table-cell>
              <table:table-cell office:value-type="float" office:value="0.0874248888889">
                <text:p>0.0874248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35</text:p>
              </table:table-cell>
              <table:table-cell office:value-type="float" office:value="0.210985777778">
                <text:p>0.210985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36</text:p>
              </table:table-cell>
              <table:table-cell office:value-type="float" office:value="0.0480013333333">
                <text:p>0.048001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37</text:p>
              </table:table-cell>
              <table:table-cell office:value-type="float" office:value="0.0252044444444">
                <text:p>0.025204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38</text:p>
              </table:table-cell>
              <table:table-cell office:value-type="float" office:value="0.0768137777778">
                <text:p>0.0768137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39</text:p>
              </table:table-cell>
              <table:table-cell office:value-type="float" office:value="0.0548604444444">
                <text:p>0.054860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40</text:p>
              </table:table-cell>
              <table:table-cell office:value-type="float" office:value="0.0687164444444">
                <text:p>0.068716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41</text:p>
              </table:table-cell>
              <table:table-cell office:value-type="float" office:value="0.0791737777778">
                <text:p>0.0791737777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42</text:p>
              </table:table-cell>
              <table:table-cell office:value-type="float" office:value="0.194439111111">
                <text:p>0.194439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43</text:p>
              </table:table-cell>
              <table:table-cell office:value-type="float" office:value="0.0169404444444">
                <text:p>0.016940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44</text:p>
              </table:table-cell>
              <table:table-cell office:value-type="float" office:value="0.0927093333333">
                <text:p>0.092709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45</text:p>
              </table:table-cell>
              <table:table-cell office:value-type="float" office:value="0.0211071111111">
                <text:p>0.0211071111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46</text:p>
              </table:table-cell>
              <table:table-cell office:value-type="float" office:value="0.0664773333333">
                <text:p>0.066477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47</text:p>
              </table:table-cell>
              <table:table-cell office:value-type="float" office:value="0.171523111111">
                <text:p>0.171523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48</text:p>
              </table:table-cell>
              <table:table-cell office:value-type="float" office:value="0.111796888889">
                <text:p>0.111796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49</text:p>
              </table:table-cell>
              <table:table-cell office:value-type="float" office:value="0.16762">
                <text:p>0.16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50</text:p>
              </table:table-cell>
              <table:table-cell office:value-type="float" office:value="0.0423488888889">
                <text:p>0.042348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51</text:p>
              </table:table-cell>
              <table:table-cell office:value-type="float" office:value="0.130106666667">
                <text:p>0.13010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52</text:p>
              </table:table-cell>
              <table:table-cell office:value-type="float" office:value="0.140629777778">
                <text:p>0.140629777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53</text:p>
              </table:table-cell>
              <table:table-cell office:value-type="float" office:value="0.120880444444">
                <text:p>0.120880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54</text:p>
              </table:table-cell>
              <table:table-cell office:value-type="float" office:value="0.185744888889">
                <text:p>0.185744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55</text:p>
              </table:table-cell>
              <table:table-cell office:value-type="float" office:value="0.223780444444">
                <text:p>0.223780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56</text:p>
              </table:table-cell>
              <table:table-cell office:value-type="float" office:value="0.00243777777778">
                <text:p>0.00243777777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57</text:p>
              </table:table-cell>
              <table:table-cell office:value-type="float" office:value="0.152548444444">
                <text:p>0.152548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58</text:p>
              </table:table-cell>
              <table:table-cell office:value-type="float" office:value="0.0599533333333">
                <text:p>0.05995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59</text:p>
              </table:table-cell>
              <table:table-cell office:value-type="float" office:value="0.2141">
                <text:p>0.2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60</text:p>
              </table:table-cell>
              <table:table-cell office:value-type="float" office:value="0.156131555556">
                <text:p>0.156131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61</text:p>
              </table:table-cell>
              <table:table-cell office:value-type="float" office:value="0.0911786666667">
                <text:p>0.091178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62</text:p>
              </table:table-cell>
              <table:table-cell office:value-type="float" office:value="0.163276">
                <text:p>0.163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63</text:p>
              </table:table-cell>
              <table:table-cell office:value-type="float" office:value="0.002804">
                <text:p>0.0028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64</text:p>
              </table:table-cell>
              <table:table-cell office:value-type="float" office:value="0.111921777778">
                <text:p>0.111921777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65</text:p>
              </table:table-cell>
              <table:table-cell office:value-type="float" office:value="0.00894133333333">
                <text:p>0.008941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66</text:p>
              </table:table-cell>
              <table:table-cell office:value-type="float" office:value="0.0656808888889">
                <text:p>0.065680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67</text:p>
              </table:table-cell>
              <table:table-cell office:value-type="float" office:value="0.103779555556">
                <text:p>0.103779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68</text:p>
              </table:table-cell>
              <table:table-cell office:value-type="float" office:value="0.125160444444">
                <text:p>0.125160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69</text:p>
              </table:table-cell>
              <table:table-cell office:value-type="float" office:value="0.0569448888889">
                <text:p>0.056944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70</text:p>
              </table:table-cell>
              <table:table-cell office:value-type="float" office:value="0.195431555556">
                <text:p>0.195431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71</text:p>
              </table:table-cell>
              <table:table-cell office:value-type="float" office:value="0.124383111111">
                <text:p>0.124383111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72</text:p>
              </table:table-cell>
              <table:table-cell office:value-type="float" office:value="0.242910666667">
                <text:p>0.242910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73</text:p>
              </table:table-cell>
              <table:table-cell office:value-type="float" office:value="0.214238222222">
                <text:p>0.214238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74</text:p>
              </table:table-cell>
              <table:table-cell office:value-type="float" office:value="0.236822666667">
                <text:p>0.236822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75</text:p>
              </table:table-cell>
              <table:table-cell office:value-type="float" office:value="0.0999208888889">
                <text:p>0.0999208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76</text:p>
              </table:table-cell>
              <table:table-cell office:value-type="float" office:value="0.109755555556">
                <text:p>0.109755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77</text:p>
              </table:table-cell>
              <table:table-cell office:value-type="float" office:value="0.0742991111111">
                <text:p>0.0742991111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78</text:p>
              </table:table-cell>
              <table:table-cell office:value-type="float" office:value="0.0973813333333">
                <text:p>0.097381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79</text:p>
              </table:table-cell>
              <table:table-cell office:value-type="float" office:value="0.169596888889">
                <text:p>0.169596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80</text:p>
              </table:table-cell>
              <table:table-cell office:value-type="float" office:value="0.0418048888889">
                <text:p>0.041804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81</text:p>
              </table:table-cell>
              <table:table-cell office:value-type="float" office:value="0.0771391111111">
                <text:p>0.0771391111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82</text:p>
              </table:table-cell>
              <table:table-cell office:value-type="float" office:value="0.108020444444">
                <text:p>0.108020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83</text:p>
              </table:table-cell>
              <table:table-cell office:value-type="float" office:value="0.228452">
                <text:p>0.228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84</text:p>
              </table:table-cell>
              <table:table-cell office:value-type="float" office:value="0.188581333333">
                <text:p>0.188581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85</text:p>
              </table:table-cell>
              <table:table-cell office:value-type="float" office:value="0.241052888889">
                <text:p>0.241052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86</text:p>
              </table:table-cell>
              <table:table-cell office:value-type="float" office:value="0.239911111111">
                <text:p>0.239911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87</text:p>
              </table:table-cell>
              <table:table-cell office:value-type="float" office:value="0.226079555556">
                <text:p>0.226079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88</text:p>
              </table:table-cell>
              <table:table-cell office:value-type="float" office:value="0.058972">
                <text:p>0.0589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89</text:p>
              </table:table-cell>
              <table:table-cell office:value-type="float" office:value="0.240164">
                <text:p>0.240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90</text:p>
              </table:table-cell>
              <table:table-cell office:value-type="float" office:value="0.177358222222">
                <text:p>0.177358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91</text:p>
              </table:table-cell>
              <table:table-cell office:value-type="float" office:value="0.127965777778">
                <text:p>0.127965777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92</text:p>
              </table:table-cell>
              <table:table-cell office:value-type="float" office:value="0.146876888889">
                <text:p>0.146876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93</text:p>
              </table:table-cell>
              <table:table-cell office:value-type="float" office:value="0.0928604444444">
                <text:p>0.0928604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94</text:p>
              </table:table-cell>
              <table:table-cell office:value-type="float" office:value="0.123768">
                <text:p>0.1237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95</text:p>
              </table:table-cell>
              <table:table-cell office:value-type="float" office:value="0.207174222222">
                <text:p>0.207174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96</text:p>
              </table:table-cell>
              <table:table-cell office:value-type="float" office:value="0.242274666667">
                <text:p>0.24227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97</text:p>
              </table:table-cell>
              <table:table-cell office:value-type="float" office:value="0.175794666667">
                <text:p>0.17579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98</text:p>
              </table:table-cell>
              <table:table-cell office:value-type="float" office:value="0.139802666667">
                <text:p>0.139802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99</text:p>
              </table:table-cell>
              <table:table-cell office:value-type="float" office:value="0.156438666667">
                <text:p>0.156438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00</text:p>
              </table:table-cell>
              <table:table-cell office:value-type="float" office:value="0.118551555556">
                <text:p>0.118551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01</text:p>
              </table:table-cell>
              <table:table-cell office:value-type="float" office:value="0.195172444444">
                <text:p>0.195172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02</text:p>
              </table:table-cell>
              <table:table-cell office:value-type="float" office:value="0.138942222222">
                <text:p>0.13894222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03</text:p>
              </table:table-cell>
              <table:table-cell office:value-type="float" office:value="0.173163259259">
                <text:p>0.173163259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04</text:p>
              </table:table-cell>
              <table:table-cell office:value-type="float" office:value="0.189386074074">
                <text:p>0.189386074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05</text:p>
              </table:table-cell>
              <table:table-cell office:value-type="float" office:value="0.0332216296296">
                <text:p>0.0332216296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06</text:p>
              </table:table-cell>
              <table:table-cell office:value-type="float" office:value="0.0578906666667">
                <text:p>0.057890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07</text:p>
              </table:table-cell>
              <table:table-cell office:value-type="float" office:value="0.0991365925926">
                <text:p>0.09913659259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08</text:p>
              </table:table-cell>
              <table:table-cell office:value-type="float" office:value="0.100835555556">
                <text:p>0.100835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09</text:p>
              </table:table-cell>
              <table:table-cell office:value-type="float" office:value="0.15752562963">
                <text:p>0.157525629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10</text:p>
              </table:table-cell>
              <table:table-cell office:value-type="float" office:value="0.147532148148">
                <text:p>0.1475321481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11</text:p>
              </table:table-cell>
              <table:table-cell office:value-type="float" office:value="0.175190222222">
                <text:p>0.175190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12</text:p>
              </table:table-cell>
              <table:table-cell office:value-type="float" office:value="0.216417481481">
                <text:p>0.216417481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13</text:p>
              </table:table-cell>
              <table:table-cell office:value-type="float" office:value="0.246668444444">
                <text:p>0.246668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14</text:p>
              </table:table-cell>
              <table:table-cell office:value-type="float" office:value="0.0072962962963">
                <text:p>0.00729629629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15</text:p>
              </table:table-cell>
              <table:table-cell office:value-type="float" office:value="0.205380740741">
                <text:p>0.205380740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16</text:p>
              </table:table-cell>
              <table:table-cell office:value-type="float" office:value="0.0648841481481">
                <text:p>0.06488414814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17</text:p>
              </table:table-cell>
              <table:table-cell office:value-type="float" office:value="0.234230222222">
                <text:p>0.234230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18</text:p>
              </table:table-cell>
              <table:table-cell office:value-type="float" office:value="0.112682666667">
                <text:p>0.112682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19</text:p>
              </table:table-cell>
              <table:table-cell office:value-type="float" office:value="0.140018666667">
                <text:p>0.140018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20</text:p>
              </table:table-cell>
              <table:table-cell office:value-type="float" office:value="0.052677037037">
                <text:p>0.0526770370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21</text:p>
              </table:table-cell>
              <table:table-cell office:value-type="float" office:value="0.0904678518519">
                <text:p>0.09046785185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22</text:p>
              </table:table-cell>
              <table:table-cell office:value-type="float" office:value="0.221745481481">
                <text:p>0.221745481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23</text:p>
              </table:table-cell>
              <table:table-cell office:value-type="float" office:value="0.0793875555556">
                <text:p>0.0793875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24</text:p>
              </table:table-cell>
              <table:table-cell office:value-type="float" office:value="0.0150435555556">
                <text:p>0.0150435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25</text:p>
              </table:table-cell>
              <table:table-cell office:value-type="float" office:value="0.0402219259259">
                <text:p>0.0402219259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26</text:p>
              </table:table-cell>
              <table:table-cell office:value-type="float" office:value="0.233656296296">
                <text:p>0.233656296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27</text:p>
              </table:table-cell>
              <table:table-cell office:value-type="float" office:value="0.121992296296">
                <text:p>0.1219922962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28</text:p>
              </table:table-cell>
              <table:table-cell office:value-type="float" office:value="0.09056">
                <text:p>0.090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29</text:p>
              </table:table-cell>
              <table:table-cell office:value-type="float" office:value="0.178907555556">
                <text:p>0.178907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30</text:p>
              </table:table-cell>
              <table:table-cell office:value-type="float" office:value="0.186448">
                <text:p>0.186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31</text:p>
              </table:table-cell>
              <table:table-cell office:value-type="float" office:value="0.0698038518519">
                <text:p>0.06980385185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32</text:p>
              </table:table-cell>
              <table:table-cell office:value-type="float" office:value="0.0849688888889">
                <text:p>0.0849688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33</text:p>
              </table:table-cell>
              <table:table-cell office:value-type="float" office:value="0.0200177777778">
                <text:p>0.0200177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34</text:p>
              </table:table-cell>
              <table:table-cell office:value-type="float" office:value="0.136644444444">
                <text:p>0.136644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35</text:p>
              </table:table-cell>
              <table:table-cell office:value-type="float" office:value="0.165837333333">
                <text:p>0.165837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36</text:p>
              </table:table-cell>
              <table:table-cell office:value-type="float" office:value="0.00418933333333">
                <text:p>0.004189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37</text:p>
              </table:table-cell>
              <table:table-cell office:value-type="float" office:value="0.0228491851852">
                <text:p>0.02284918518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38</text:p>
              </table:table-cell>
              <table:table-cell office:value-type="float" office:value="0.0672859259259">
                <text:p>0.06728592592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39</text:p>
              </table:table-cell>
              <table:table-cell office:value-type="float" office:value="0.218452148148">
                <text:p>0.218452148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40</text:p>
              </table:table-cell>
              <table:table-cell office:value-type="float" office:value="0.219260444444">
                <text:p>0.219260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41</text:p>
              </table:table-cell>
              <table:table-cell office:value-type="float" office:value="0.229596148148">
                <text:p>0.229596148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42</text:p>
              </table:table-cell>
              <table:table-cell office:value-type="float" office:value="0.0496761481481">
                <text:p>0.04967614814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43</text:p>
              </table:table-cell>
              <table:table-cell office:value-type="float" office:value="0.0636642962963">
                <text:p>0.06366429629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44</text:p>
              </table:table-cell>
              <table:table-cell office:value-type="float" office:value="0.197160888889">
                <text:p>0.197160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45</text:p>
              </table:table-cell>
              <table:table-cell office:value-type="float" office:value="0.0958518518519">
                <text:p>0.09585185185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46</text:p>
              </table:table-cell>
              <table:table-cell office:value-type="float" office:value="0.142338074074">
                <text:p>0.1423380740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47</text:p>
              </table:table-cell>
              <table:table-cell office:value-type="float" office:value="0.0851872592593">
                <text:p>0.08518725925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48</text:p>
              </table:table-cell>
              <table:table-cell office:value-type="float" office:value="0.251196740741">
                <text:p>0.251196740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49</text:p>
              </table:table-cell>
              <table:table-cell office:value-type="float" office:value="0.0310580740741">
                <text:p>0.03105807407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50</text:p>
              </table:table-cell>
              <table:table-cell office:value-type="float" office:value="0.165132148148">
                <text:p>0.1651321481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51</text:p>
              </table:table-cell>
              <table:table-cell office:value-type="float" office:value="0.217576">
                <text:p>0.217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52</text:p>
              </table:table-cell>
              <table:table-cell office:value-type="float" office:value="0.0913792592593">
                <text:p>0.09137925925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53</text:p>
              </table:table-cell>
              <table:table-cell office:value-type="float" office:value="0.194539555556">
                <text:p>0.194539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54</text:p>
              </table:table-cell>
              <table:table-cell office:value-type="float" office:value="0.13944237037">
                <text:p>0.139442370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55</text:p>
              </table:table-cell>
              <table:table-cell office:value-type="float" office:value="0.243174518519">
                <text:p>0.243174518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56</text:p>
              </table:table-cell>
              <table:table-cell office:value-type="float" office:value="0.168583407407">
                <text:p>0.1685834074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57</text:p>
              </table:table-cell>
              <table:table-cell office:value-type="float" office:value="0.229064">
                <text:p>0.2290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58</text:p>
              </table:table-cell>
              <table:table-cell office:value-type="float" office:value="0.216912">
                <text:p>0.216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59</text:p>
              </table:table-cell>
              <table:table-cell office:value-type="float" office:value="0.027154962963">
                <text:p>0.0271549629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60</text:p>
              </table:table-cell>
              <table:table-cell office:value-type="float" office:value="0.0538779259259">
                <text:p>0.0538779259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61</text:p>
              </table:table-cell>
              <table:table-cell office:value-type="float" office:value="0.134812740741">
                <text:p>0.1348127407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2</text:p>
              </table:table-cell>
              <table:table-cell office:value-type="float" office:value="0.208966222222">
                <text:p>0.208966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63</text:p>
              </table:table-cell>
              <table:table-cell office:value-type="float" office:value="0.080608">
                <text:p>0.0806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4</text:p>
              </table:table-cell>
              <table:table-cell office:value-type="float" office:value="0.145079703704">
                <text:p>0.1450797037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5</text:p>
              </table:table-cell>
              <table:table-cell office:value-type="float" office:value="0.228720592593">
                <text:p>0.228720592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66</text:p>
              </table:table-cell>
              <table:table-cell office:value-type="float" office:value="0.139588444444">
                <text:p>0.139588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7</text:p>
              </table:table-cell>
              <table:table-cell office:value-type="float" office:value="0.0662385185185">
                <text:p>0.06623851851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8</text:p>
              </table:table-cell>
              <table:table-cell office:value-type="float" office:value="0.161107851852">
                <text:p>0.1611078518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9</text:p>
              </table:table-cell>
              <table:table-cell office:value-type="float" office:value="0.0438506666667">
                <text:p>0.043850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70</text:p>
              </table:table-cell>
              <table:table-cell office:value-type="float" office:value="0.0266154074074">
                <text:p>0.02661540740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71</text:p>
              </table:table-cell>
              <table:table-cell office:value-type="float" office:value="0.126533037037">
                <text:p>0.1265330370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72</text:p>
              </table:table-cell>
              <table:table-cell office:value-type="float" office:value="0.137514666667">
                <text:p>0.137514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73</text:p>
              </table:table-cell>
              <table:table-cell office:value-type="float" office:value="0.21820237037">
                <text:p>0.21820237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74</text:p>
              </table:table-cell>
              <table:table-cell office:value-type="float" office:value="0.0909967407407">
                <text:p>0.09099674074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75</text:p>
              </table:table-cell>
              <table:table-cell office:value-type="float" office:value="0.211803851852">
                <text:p>0.211803851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76</text:p>
              </table:table-cell>
              <table:table-cell office:value-type="float" office:value="0.137210962963">
                <text:p>0.1372109629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77</text:p>
              </table:table-cell>
              <table:table-cell office:value-type="float" office:value="0.196116740741">
                <text:p>0.196116740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78</text:p>
              </table:table-cell>
              <table:table-cell office:value-type="float" office:value="0.199432">
                <text:p>0.199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79</text:p>
              </table:table-cell>
              <table:table-cell office:value-type="float" office:value="0.232486814815">
                <text:p>0.232486814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80</text:p>
              </table:table-cell>
              <table:table-cell office:value-type="float" office:value="0.192017777778">
                <text:p>0.192017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81</text:p>
              </table:table-cell>
              <table:table-cell office:value-type="float" office:value="0.153264888889">
                <text:p>0.153264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82</text:p>
              </table:table-cell>
              <table:table-cell office:value-type="float" office:value="0.116753481481">
                <text:p>0.1167534814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83</text:p>
              </table:table-cell>
              <table:table-cell office:value-type="float" office:value="0.10059762963">
                <text:p>0.100597629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84</text:p>
              </table:table-cell>
              <table:table-cell office:value-type="float" office:value="0.179868444444">
                <text:p>0.179868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85</text:p>
              </table:table-cell>
              <table:table-cell office:value-type="float" office:value="0.170295111111">
                <text:p>0.170295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86</text:p>
              </table:table-cell>
              <table:table-cell office:value-type="float" office:value="0.211254814815">
                <text:p>0.211254814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87</text:p>
              </table:table-cell>
              <table:table-cell office:value-type="float" office:value="0.106848">
                <text:p>0.1068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88</text:p>
              </table:table-cell>
              <table:table-cell office:value-type="float" office:value="0.0212121481481">
                <text:p>0.02121214814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89</text:p>
              </table:table-cell>
              <table:table-cell office:value-type="float" office:value="0.177807703704">
                <text:p>0.177807703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90</text:p>
              </table:table-cell>
              <table:table-cell office:value-type="float" office:value="0.248636444444">
                <text:p>0.248636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91</text:p>
              </table:table-cell>
              <table:table-cell office:value-type="float" office:value="0.225256296296">
                <text:p>0.225256296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92</text:p>
              </table:table-cell>
              <table:table-cell office:value-type="float" office:value="0.117523851852">
                <text:p>0.1175238518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93</text:p>
              </table:table-cell>
              <table:table-cell office:value-type="float" office:value="0.100678814815">
                <text:p>0.1006788148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94</text:p>
              </table:table-cell>
              <table:table-cell office:value-type="float" office:value="0.0340074074074">
                <text:p>0.03400740740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95</text:p>
              </table:table-cell>
              <table:table-cell office:value-type="float" office:value="0.102919407407">
                <text:p>0.1029194074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96</text:p>
              </table:table-cell>
              <table:table-cell office:value-type="float" office:value="0.0801117037037">
                <text:p>0.08011170370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97</text:p>
              </table:table-cell>
              <table:table-cell office:value-type="float" office:value="0.233853037037">
                <text:p>0.233853037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98</text:p>
              </table:table-cell>
              <table:table-cell office:value-type="float" office:value="0.0340474074074">
                <text:p>0.03404740740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99</text:p>
              </table:table-cell>
              <table:table-cell office:value-type="float" office:value="0.0337659259259">
                <text:p>0.0337659259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00</text:p>
              </table:table-cell>
              <table:table-cell office:value-type="float" office:value="0.0543739259259">
                <text:p>0.0543739259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01</text:p>
              </table:table-cell>
              <table:table-cell office:value-type="float" office:value="0.0137164444444">
                <text:p>0.013716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02</text:p>
              </table:table-cell>
              <table:table-cell office:value-type="float" office:value="0.131608222222">
                <text:p>0.13160822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03</text:p>
              </table:table-cell>
              <table:table-cell office:value-type="float" office:value="0.221670222222">
                <text:p>0.221670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04</text:p>
              </table:table-cell>
              <table:table-cell office:value-type="float" office:value="0.0910837777778">
                <text:p>0.0910837777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05</text:p>
              </table:table-cell>
              <table:table-cell office:value-type="float" office:value="0.0541826666667">
                <text:p>0.054182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06</text:p>
              </table:table-cell>
              <table:table-cell office:value-type="float" office:value="0.201166888889">
                <text:p>0.201166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07</text:p>
              </table:table-cell>
              <table:table-cell office:value-type="float" office:value="0.220904222222">
                <text:p>0.220904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08</text:p>
              </table:table-cell>
              <table:table-cell office:value-type="float" office:value="0.104466888889">
                <text:p>0.104466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09</text:p>
              </table:table-cell>
              <table:table-cell office:value-type="float" office:value="0.207092888889">
                <text:p>0.207092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10</text:p>
              </table:table-cell>
              <table:table-cell office:value-type="float" office:value="0.0488624444444">
                <text:p>0.048862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11</text:p>
              </table:table-cell>
              <table:table-cell office:value-type="float" office:value="0.205477555556">
                <text:p>0.205477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12</text:p>
              </table:table-cell>
              <table:table-cell office:value-type="float" office:value="0.0828091111111">
                <text:p>0.0828091111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13</text:p>
              </table:table-cell>
              <table:table-cell office:value-type="float" office:value="0.1606">
                <text:p>0.16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14</text:p>
              </table:table-cell>
              <table:table-cell office:value-type="float" office:value="0.186674444444">
                <text:p>0.186674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15</text:p>
              </table:table-cell>
              <table:table-cell office:value-type="float" office:value="0.219934666667">
                <text:p>0.21993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16</text:p>
              </table:table-cell>
              <table:table-cell office:value-type="float" office:value="0.127979333333">
                <text:p>0.127979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17</text:p>
              </table:table-cell>
              <table:table-cell office:value-type="float" office:value="0.03526">
                <text:p>0.035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18</text:p>
              </table:table-cell>
              <table:table-cell office:value-type="float" office:value="0.221910444444">
                <text:p>0.221910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19</text:p>
              </table:table-cell>
              <table:table-cell office:value-type="float" office:value="0.218866666667">
                <text:p>0.2188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20</text:p>
              </table:table-cell>
              <table:table-cell office:value-type="float" office:value="0.058706">
                <text:p>0.0587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1</text:p>
              </table:table-cell>
              <table:table-cell office:value-type="float" office:value="0.123465777778">
                <text:p>0.123465777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2</text:p>
              </table:table-cell>
              <table:table-cell office:value-type="float" office:value="0.171442222222">
                <text:p>0.17144222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3</text:p>
              </table:table-cell>
              <table:table-cell office:value-type="float" office:value="0.0993448888889">
                <text:p>0.0993448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4</text:p>
              </table:table-cell>
              <table:table-cell office:value-type="float" office:value="0.120018444444">
                <text:p>0.120018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5</text:p>
              </table:table-cell>
              <table:table-cell office:value-type="float" office:value="0.225852666667">
                <text:p>0.225852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26</text:p>
              </table:table-cell>
              <table:table-cell office:value-type="float" office:value="0.188126222222">
                <text:p>0.188126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27</text:p>
              </table:table-cell>
              <table:table-cell office:value-type="float" office:value="0.107363555556">
                <text:p>0.107363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8</text:p>
              </table:table-cell>
              <table:table-cell office:value-type="float" office:value="0.0427655555556">
                <text:p>0.0427655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29</text:p>
              </table:table-cell>
              <table:table-cell office:value-type="float" office:value="0.188265111111">
                <text:p>0.188265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30</text:p>
              </table:table-cell>
              <table:table-cell office:value-type="float" office:value="0.0855108888889">
                <text:p>0.0855108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31</text:p>
              </table:table-cell>
              <table:table-cell office:value-type="float" office:value="0.062974">
                <text:p>0.0629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32</text:p>
              </table:table-cell>
              <table:table-cell office:value-type="float" office:value="0.0431088888889">
                <text:p>0.043108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33</text:p>
              </table:table-cell>
              <table:table-cell office:value-type="float" office:value="0.220213777778">
                <text:p>0.220213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34</text:p>
              </table:table-cell>
              <table:table-cell office:value-type="float" office:value="0.219106444444">
                <text:p>0.219106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35</text:p>
              </table:table-cell>
              <table:table-cell office:value-type="float" office:value="0.063578">
                <text:p>0.0635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36</text:p>
              </table:table-cell>
              <table:table-cell office:value-type="float" office:value="0.147367333333">
                <text:p>0.147367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37</text:p>
              </table:table-cell>
              <table:table-cell office:value-type="float" office:value="0.157855777778">
                <text:p>0.157855777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38</text:p>
              </table:table-cell>
              <table:table-cell office:value-type="float" office:value="0.220160888889">
                <text:p>0.220160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39</text:p>
              </table:table-cell>
              <table:table-cell office:value-type="float" office:value="0.106336888889">
                <text:p>0.106336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0</text:p>
              </table:table-cell>
              <table:table-cell office:value-type="float" office:value="0.226391333333">
                <text:p>0.226391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41</text:p>
              </table:table-cell>
              <table:table-cell office:value-type="float" office:value="0.127685555556">
                <text:p>0.127685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2</text:p>
              </table:table-cell>
              <table:table-cell office:value-type="float" office:value="0.0761737777778">
                <text:p>0.0761737777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3</text:p>
              </table:table-cell>
              <table:table-cell office:value-type="float" office:value="0.00202088888889">
                <text:p>0.00202088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4</text:p>
              </table:table-cell>
              <table:table-cell office:value-type="float" office:value="0.173258444444">
                <text:p>0.173258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5</text:p>
              </table:table-cell>
              <table:table-cell office:value-type="float" office:value="0.179606666667">
                <text:p>0.17960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46</text:p>
              </table:table-cell>
              <table:table-cell office:value-type="float" office:value="0.194501555556">
                <text:p>0.194501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47</text:p>
              </table:table-cell>
              <table:table-cell office:value-type="float" office:value="0.0599808888889">
                <text:p>0.0599808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8</text:p>
              </table:table-cell>
              <table:table-cell office:value-type="float" office:value="0.235659333333">
                <text:p>0.235659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49</text:p>
              </table:table-cell>
              <table:table-cell office:value-type="float" office:value="0.00335088888889">
                <text:p>0.0033508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50</text:p>
              </table:table-cell>
              <table:table-cell office:value-type="float" office:value="0.225711555556">
                <text:p>0.225711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51</text:p>
              </table:table-cell>
              <table:table-cell office:value-type="float" office:value="0.109924222222">
                <text:p>0.10992422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52</text:p>
              </table:table-cell>
              <table:table-cell office:value-type="float" office:value="0.0316455555556">
                <text:p>0.0316455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53</text:p>
              </table:table-cell>
              <table:table-cell office:value-type="float" office:value="0.100855555556">
                <text:p>0.100855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54</text:p>
              </table:table-cell>
              <table:table-cell office:value-type="float" office:value="0.0700882222222">
                <text:p>0.070088222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55</text:p>
              </table:table-cell>
              <table:table-cell office:value-type="float" office:value="0.150178888889">
                <text:p>0.150178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56</text:p>
              </table:table-cell>
              <table:table-cell office:value-type="float" office:value="0.0680604444444">
                <text:p>0.0680604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57</text:p>
              </table:table-cell>
              <table:table-cell office:value-type="float" office:value="0.241978666667">
                <text:p>0.241978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58</text:p>
              </table:table-cell>
              <table:table-cell office:value-type="float" office:value="0.0885735555556">
                <text:p>0.0885735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59</text:p>
              </table:table-cell>
              <table:table-cell office:value-type="float" office:value="0.0577202222222">
                <text:p>0.057720222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60</text:p>
              </table:table-cell>
              <table:table-cell office:value-type="float" office:value="0.173765555556">
                <text:p>0.173765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61</text:p>
              </table:table-cell>
              <table:table-cell office:value-type="float" office:value="0.000729555555556">
                <text:p>0.000729555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62</text:p>
              </table:table-cell>
              <table:table-cell office:value-type="float" office:value="0.100899111111">
                <text:p>0.100899111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63</text:p>
              </table:table-cell>
              <table:table-cell office:value-type="float" office:value="0.227128444444">
                <text:p>0.227128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64</text:p>
              </table:table-cell>
              <table:table-cell office:value-type="float" office:value="0.229910222222">
                <text:p>0.229910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65</text:p>
              </table:table-cell>
              <table:table-cell office:value-type="float" office:value="0.190857111111">
                <text:p>0.190857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66</text:p>
              </table:table-cell>
              <table:table-cell office:value-type="float" office:value="0.248482">
                <text:p>0.248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67</text:p>
              </table:table-cell>
              <table:table-cell office:value-type="float" office:value="0.0263704444444">
                <text:p>0.026370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68</text:p>
              </table:table-cell>
              <table:table-cell office:value-type="float" office:value="0.0780064444444">
                <text:p>0.0780064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69</text:p>
              </table:table-cell>
              <table:table-cell office:value-type="float" office:value="0.200721555556">
                <text:p>0.200721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70</text:p>
              </table:table-cell>
              <table:table-cell office:value-type="float" office:value="0.00536666666667">
                <text:p>0.0053666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71</text:p>
              </table:table-cell>
              <table:table-cell office:value-type="float" office:value="0.165443777778">
                <text:p>0.165443777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72</text:p>
              </table:table-cell>
              <table:table-cell office:value-type="float" office:value="0.209195111111">
                <text:p>0.209195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73</text:p>
              </table:table-cell>
              <table:table-cell office:value-type="float" office:value="0.143579555556">
                <text:p>0.143579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74</text:p>
              </table:table-cell>
              <table:table-cell office:value-type="float" office:value="0.0325415555556">
                <text:p>0.0325415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75</text:p>
              </table:table-cell>
              <table:table-cell office:value-type="float" office:value="0.0716742222222">
                <text:p>0.071674222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76</text:p>
              </table:table-cell>
              <table:table-cell office:value-type="float" office:value="0.0258864444444">
                <text:p>0.025886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77</text:p>
              </table:table-cell>
              <table:table-cell office:value-type="float" office:value="0.0118648888889">
                <text:p>0.011864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78</text:p>
              </table:table-cell>
              <table:table-cell office:value-type="float" office:value="0.0954124444444">
                <text:p>0.0954124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79</text:p>
              </table:table-cell>
              <table:table-cell office:value-type="float" office:value="0.00981444444444">
                <text:p>0.0098144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80</text:p>
              </table:table-cell>
              <table:table-cell office:value-type="float" office:value="0.186970666667">
                <text:p>0.186970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81</text:p>
              </table:table-cell>
              <table:table-cell office:value-type="float" office:value="0.157046666667">
                <text:p>0.15704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82</text:p>
              </table:table-cell>
              <table:table-cell office:value-type="float" office:value="0.132918444444">
                <text:p>0.132918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83</text:p>
              </table:table-cell>
              <table:table-cell office:value-type="float" office:value="0.141000222222">
                <text:p>0.14100022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84</text:p>
              </table:table-cell>
              <table:table-cell office:value-type="float" office:value="0.0167728888889">
                <text:p>0.016772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85</text:p>
              </table:table-cell>
              <table:table-cell office:value-type="float" office:value="0.145488222222">
                <text:p>0.14548822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86</text:p>
              </table:table-cell>
              <table:table-cell office:value-type="float" office:value="0.0915504444444">
                <text:p>0.0915504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87</text:p>
              </table:table-cell>
              <table:table-cell office:value-type="float" office:value="0.241722">
                <text:p>0.241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88</text:p>
              </table:table-cell>
              <table:table-cell office:value-type="float" office:value="0.221980666667">
                <text:p>0.221980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89</text:p>
              </table:table-cell>
              <table:table-cell office:value-type="float" office:value="0.239783111111">
                <text:p>0.239783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90</text:p>
              </table:table-cell>
              <table:table-cell office:value-type="float" office:value="0.162700222222">
                <text:p>0.16270022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1</text:p>
              </table:table-cell>
              <table:table-cell office:value-type="float" office:value="0.0488973333333">
                <text:p>0.048897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92</text:p>
              </table:table-cell>
              <table:table-cell office:value-type="float" office:value="0.116026666667">
                <text:p>0.11602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3</text:p>
              </table:table-cell>
              <table:table-cell office:value-type="float" office:value="0.125172222222">
                <text:p>0.12517222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4</text:p>
              </table:table-cell>
              <table:table-cell office:value-type="float" office:value="0.150367111111">
                <text:p>0.150367111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5</text:p>
              </table:table-cell>
              <table:table-cell office:value-type="float" office:value="0.208590222222">
                <text:p>0.208590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96</text:p>
              </table:table-cell>
              <table:table-cell office:value-type="float" office:value="0.085468">
                <text:p>0.0854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7</text:p>
              </table:table-cell>
              <table:table-cell office:value-type="float" office:value="0.0778575555556">
                <text:p>0.0778575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8</text:p>
              </table:table-cell>
              <table:table-cell office:value-type="float" office:value="0.120860444444">
                <text:p>0.120860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9</text:p>
              </table:table-cell>
              <table:table-cell office:value-type="float" office:value="0.189102666667">
                <text:p>0.189102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00</text:p>
              </table:table-cell>
              <table:table-cell office:value-type="float" office:value="0.186219777778">
                <text:p>0.186219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01</text:p>
              </table:table-cell>
              <table:table-cell office:value-type="float" office:value="0.213955777778">
                <text:p>0.21395577777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